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ulacion_menor_ba" table:style-name="ta1">
        <table:shapes>
          <draw:frame draw:z-index="0" draw:style-name="gr1" draw:text-style-name="P1" svg:width="7.4831in" svg:height="4.7476in" svg:x="2.7181in" svg:y="0.0417in">
            <draw:object draw:notify-on-update-of-ranges="simulacion_menor_ba.A1:simulacion_menor_ba.A1 simulacion_menor_ba.A2:simulacion_menor_ba.A1462 simulacion_menor_ba.B2:simulacion_menor_ba.B1462 simulacion_menor_ba.C2:simulacion_menor_ba.C1462 simulacion_menor_ba.D2:simulacion_menor_ba.D14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97996" calcext:value-type="float">
            <text:p>0.997996</text:p>
          </table:table-cell>
          <table:table-cell office:value-type="float" office:value="119.952" calcext:value-type="float">
            <text:p>119.952</text:p>
          </table:table-cell>
          <table:table-cell office:value-type="float" office:value="0.0499461" calcext:value-type="float">
            <text:p>0.049946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95977" calcext:value-type="float">
            <text:p>0.995977</text:p>
          </table:table-cell>
          <table:table-cell office:value-type="float" office:value="119.904" calcext:value-type="float">
            <text:p>119.904</text:p>
          </table:table-cell>
          <table:table-cell office:value-type="float" office:value="0.099681" calcext:value-type="float">
            <text:p>0.09968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93943" calcext:value-type="float">
            <text:p>0.993943</text:p>
          </table:table-cell>
          <table:table-cell office:value-type="float" office:value="119.857" calcext:value-type="float">
            <text:p>119.857</text:p>
          </table:table-cell>
          <table:table-cell office:value-type="float" office:value="0.149204" calcext:value-type="float">
            <text:p>0.14920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91895" calcext:value-type="float">
            <text:p>0.991895</text:p>
          </table:table-cell>
          <table:table-cell office:value-type="float" office:value="119.81" calcext:value-type="float">
            <text:p>119.81</text:p>
          </table:table-cell>
          <table:table-cell office:value-type="float" office:value="0.198516" calcext:value-type="float">
            <text:p>0.19851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89832" calcext:value-type="float">
            <text:p>0.989832</text:p>
          </table:table-cell>
          <table:table-cell office:value-type="float" office:value="119.763" calcext:value-type="float">
            <text:p>119.763</text:p>
          </table:table-cell>
          <table:table-cell office:value-type="float" office:value="0.247615" calcext:value-type="float">
            <text:p>0.24761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87755" calcext:value-type="float">
            <text:p>0.987755</text:p>
          </table:table-cell>
          <table:table-cell office:value-type="float" office:value="119.716" calcext:value-type="float">
            <text:p>119.716</text:p>
          </table:table-cell>
          <table:table-cell office:value-type="float" office:value="0.296503" calcext:value-type="float">
            <text:p>0.29650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85663" calcext:value-type="float">
            <text:p>0.985663</text:p>
          </table:table-cell>
          <table:table-cell office:value-type="float" office:value="119.669" calcext:value-type="float">
            <text:p>119.669</text:p>
          </table:table-cell>
          <table:table-cell office:value-type="float" office:value="0.345177" calcext:value-type="float">
            <text:p>0.34517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83558" calcext:value-type="float">
            <text:p>0.983558</text:p>
          </table:table-cell>
          <table:table-cell office:value-type="float" office:value="119.623" calcext:value-type="float">
            <text:p>119.623</text:p>
          </table:table-cell>
          <table:table-cell office:value-type="float" office:value="0.393639" calcext:value-type="float">
            <text:p>0.39363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81439" calcext:value-type="float">
            <text:p>0.981439</text:p>
          </table:table-cell>
          <table:table-cell office:value-type="float" office:value="119.577" calcext:value-type="float">
            <text:p>119.577</text:p>
          </table:table-cell>
          <table:table-cell office:value-type="float" office:value="0.441888" calcext:value-type="float">
            <text:p>0.441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9306" calcext:value-type="float">
            <text:p>0.979306</text:p>
          </table:table-cell>
          <table:table-cell office:value-type="float" office:value="119.531" calcext:value-type="float">
            <text:p>119.531</text:p>
          </table:table-cell>
          <table:table-cell office:value-type="float" office:value="0.489923" calcext:value-type="float">
            <text:p>0.48992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977161" calcext:value-type="float">
            <text:p>0.977161</text:p>
          </table:table-cell>
          <table:table-cell office:value-type="float" office:value="119.485" calcext:value-type="float">
            <text:p>119.485</text:p>
          </table:table-cell>
          <table:table-cell office:value-type="float" office:value="0.537746" calcext:value-type="float">
            <text:p>0.53774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975002" calcext:value-type="float">
            <text:p>0.975002</text:p>
          </table:table-cell>
          <table:table-cell office:value-type="float" office:value="119.44" calcext:value-type="float">
            <text:p>119.44</text:p>
          </table:table-cell>
          <table:table-cell office:value-type="float" office:value="0.585354" calcext:value-type="float">
            <text:p>0.58535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97283" calcext:value-type="float">
            <text:p>0.97283</text:p>
          </table:table-cell>
          <table:table-cell office:value-type="float" office:value="119.394" calcext:value-type="float">
            <text:p>119.394</text:p>
          </table:table-cell>
          <table:table-cell office:value-type="float" office:value="0.632749" calcext:value-type="float">
            <text:p>0.63274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970645" calcext:value-type="float">
            <text:p>0.970645</text:p>
          </table:table-cell>
          <table:table-cell office:value-type="float" office:value="119.349" calcext:value-type="float">
            <text:p>119.349</text:p>
          </table:table-cell>
          <table:table-cell office:value-type="float" office:value="0.67993" calcext:value-type="float">
            <text:p>0.6799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968448" calcext:value-type="float">
            <text:p>0.968448</text:p>
          </table:table-cell>
          <table:table-cell office:value-type="float" office:value="119.305" calcext:value-type="float">
            <text:p>119.305</text:p>
          </table:table-cell>
          <table:table-cell office:value-type="float" office:value="0.726897" calcext:value-type="float">
            <text:p>0.72689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966239" calcext:value-type="float">
            <text:p>0.966239</text:p>
          </table:table-cell>
          <table:table-cell office:value-type="float" office:value="119.26" calcext:value-type="float">
            <text:p>119.26</text:p>
          </table:table-cell>
          <table:table-cell office:value-type="float" office:value="0.773649" calcext:value-type="float">
            <text:p>0.77364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964017" calcext:value-type="float">
            <text:p>0.964017</text:p>
          </table:table-cell>
          <table:table-cell office:value-type="float" office:value="119.216" calcext:value-type="float">
            <text:p>119.216</text:p>
          </table:table-cell>
          <table:table-cell office:value-type="float" office:value="0.820188" calcext:value-type="float">
            <text:p>0.82018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961784" calcext:value-type="float">
            <text:p>0.961784</text:p>
          </table:table-cell>
          <table:table-cell office:value-type="float" office:value="119.172" calcext:value-type="float">
            <text:p>119.172</text:p>
          </table:table-cell>
          <table:table-cell office:value-type="float" office:value="0.866511" calcext:value-type="float">
            <text:p>0.86651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959539" calcext:value-type="float">
            <text:p>0.959539</text:p>
          </table:table-cell>
          <table:table-cell office:value-type="float" office:value="119.128" calcext:value-type="float">
            <text:p>119.128</text:p>
          </table:table-cell>
          <table:table-cell office:value-type="float" office:value="0.91262" calcext:value-type="float">
            <text:p>0.912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7282" calcext:value-type="float">
            <text:p>0.957282</text:p>
          </table:table-cell>
          <table:table-cell office:value-type="float" office:value="119.084" calcext:value-type="float">
            <text:p>119.084</text:p>
          </table:table-cell>
          <table:table-cell office:value-type="float" office:value="0.958514" calcext:value-type="float">
            <text:p>0.95851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955014" calcext:value-type="float">
            <text:p>0.955014</text:p>
          </table:table-cell>
          <table:table-cell office:value-type="float" office:value="119.041" calcext:value-type="float">
            <text:p>119.041</text:p>
          </table:table-cell>
          <table:table-cell office:value-type="float" office:value="1.00419" calcext:value-type="float">
            <text:p>1.0041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952735" calcext:value-type="float">
            <text:p>0.952735</text:p>
          </table:table-cell>
          <table:table-cell office:value-type="float" office:value="118.998" calcext:value-type="float">
            <text:p>118.998</text:p>
          </table:table-cell>
          <table:table-cell office:value-type="float" office:value="1.04966" calcext:value-type="float">
            <text:p>1.0496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950444" calcext:value-type="float">
            <text:p>0.950444</text:p>
          </table:table-cell>
          <table:table-cell office:value-type="float" office:value="118.955" calcext:value-type="float">
            <text:p>118.955</text:p>
          </table:table-cell>
          <table:table-cell office:value-type="float" office:value="1.09491" calcext:value-type="float">
            <text:p>1.0949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948143" calcext:value-type="float">
            <text:p>0.948143</text:p>
          </table:table-cell>
          <table:table-cell office:value-type="float" office:value="118.912" calcext:value-type="float">
            <text:p>118.912</text:p>
          </table:table-cell>
          <table:table-cell office:value-type="float" office:value="1.13994" calcext:value-type="float">
            <text:p>1.1399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945832" calcext:value-type="float">
            <text:p>0.945832</text:p>
          </table:table-cell>
          <table:table-cell office:value-type="float" office:value="118.869" calcext:value-type="float">
            <text:p>118.869</text:p>
          </table:table-cell>
          <table:table-cell office:value-type="float" office:value="1.18476" calcext:value-type="float">
            <text:p>1.1847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94351" calcext:value-type="float">
            <text:p>0.94351</text:p>
          </table:table-cell>
          <table:table-cell office:value-type="float" office:value="118.827" calcext:value-type="float">
            <text:p>118.827</text:p>
          </table:table-cell>
          <table:table-cell office:value-type="float" office:value="1.22937" calcext:value-type="float">
            <text:p>1.2293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941177" calcext:value-type="float">
            <text:p>0.941177</text:p>
          </table:table-cell>
          <table:table-cell office:value-type="float" office:value="118.785" calcext:value-type="float">
            <text:p>118.785</text:p>
          </table:table-cell>
          <table:table-cell office:value-type="float" office:value="1.27375" calcext:value-type="float">
            <text:p>1.2737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938835" calcext:value-type="float">
            <text:p>0.938835</text:p>
          </table:table-cell>
          <table:table-cell office:value-type="float" office:value="118.743" calcext:value-type="float">
            <text:p>118.743</text:p>
          </table:table-cell>
          <table:table-cell office:value-type="float" office:value="1.31793" calcext:value-type="float">
            <text:p>1.3179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936483" calcext:value-type="float">
            <text:p>0.936483</text:p>
          </table:table-cell>
          <table:table-cell office:value-type="float" office:value="118.702" calcext:value-type="float">
            <text:p>118.702</text:p>
          </table:table-cell>
          <table:table-cell office:value-type="float" office:value="1.36189" calcext:value-type="float">
            <text:p>1.361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34121" calcext:value-type="float">
            <text:p>0.934121</text:p>
          </table:table-cell>
          <table:table-cell office:value-type="float" office:value="118.66" calcext:value-type="float">
            <text:p>118.66</text:p>
          </table:table-cell>
          <table:table-cell office:value-type="float" office:value="1.40563" calcext:value-type="float">
            <text:p>1.4056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93175" calcext:value-type="float">
            <text:p>0.93175</text:p>
          </table:table-cell>
          <table:table-cell office:value-type="float" office:value="118.619" calcext:value-type="float">
            <text:p>118.619</text:p>
          </table:table-cell>
          <table:table-cell office:value-type="float" office:value="1.44916" calcext:value-type="float">
            <text:p>1.4491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92937" calcext:value-type="float">
            <text:p>0.92937</text:p>
          </table:table-cell>
          <table:table-cell office:value-type="float" office:value="118.578" calcext:value-type="float">
            <text:p>118.578</text:p>
          </table:table-cell>
          <table:table-cell office:value-type="float" office:value="1.49247" calcext:value-type="float">
            <text:p>1.4924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92698" calcext:value-type="float">
            <text:p>0.92698</text:p>
          </table:table-cell>
          <table:table-cell office:value-type="float" office:value="118.537" calcext:value-type="float">
            <text:p>118.537</text:p>
          </table:table-cell>
          <table:table-cell office:value-type="float" office:value="1.53557" calcext:value-type="float">
            <text:p>1.5355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924581" calcext:value-type="float">
            <text:p>0.924581</text:p>
          </table:table-cell>
          <table:table-cell office:value-type="float" office:value="118.497" calcext:value-type="float">
            <text:p>118.497</text:p>
          </table:table-cell>
          <table:table-cell office:value-type="float" office:value="1.57845" calcext:value-type="float">
            <text:p>1.5784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922174" calcext:value-type="float">
            <text:p>0.922174</text:p>
          </table:table-cell>
          <table:table-cell office:value-type="float" office:value="118.457" calcext:value-type="float">
            <text:p>118.457</text:p>
          </table:table-cell>
          <table:table-cell office:value-type="float" office:value="1.62112" calcext:value-type="float">
            <text:p>1.6211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919758" calcext:value-type="float">
            <text:p>0.919758</text:p>
          </table:table-cell>
          <table:table-cell office:value-type="float" office:value="118.417" calcext:value-type="float">
            <text:p>118.417</text:p>
          </table:table-cell>
          <table:table-cell office:value-type="float" office:value="1.66357" calcext:value-type="float">
            <text:p>1.6635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917334" calcext:value-type="float">
            <text:p>0.917334</text:p>
          </table:table-cell>
          <table:table-cell office:value-type="float" office:value="118.377" calcext:value-type="float">
            <text:p>118.377</text:p>
          </table:table-cell>
          <table:table-cell office:value-type="float" office:value="1.7058" calcext:value-type="float">
            <text:p>1.705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914902" calcext:value-type="float">
            <text:p>0.914902</text:p>
          </table:table-cell>
          <table:table-cell office:value-type="float" office:value="118.337" calcext:value-type="float">
            <text:p>118.337</text:p>
          </table:table-cell>
          <table:table-cell office:value-type="float" office:value="1.74783" calcext:value-type="float">
            <text:p>1.7478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912462" calcext:value-type="float">
            <text:p>0.912462</text:p>
          </table:table-cell>
          <table:table-cell office:value-type="float" office:value="118.298" calcext:value-type="float">
            <text:p>118.298</text:p>
          </table:table-cell>
          <table:table-cell office:value-type="float" office:value="1.78963" calcext:value-type="float">
            <text:p>1.789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10014" calcext:value-type="float">
            <text:p>0.910014</text:p>
          </table:table-cell>
          <table:table-cell office:value-type="float" office:value="118.259" calcext:value-type="float">
            <text:p>118.259</text:p>
          </table:table-cell>
          <table:table-cell office:value-type="float" office:value="1.83122" calcext:value-type="float">
            <text:p>1.83122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907558" calcext:value-type="float">
            <text:p>0.907558</text:p>
          </table:table-cell>
          <table:table-cell office:value-type="float" office:value="118.22" calcext:value-type="float">
            <text:p>118.22</text:p>
          </table:table-cell>
          <table:table-cell office:value-type="float" office:value="1.8726" calcext:value-type="float">
            <text:p>1.872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905095" calcext:value-type="float">
            <text:p>0.905095</text:p>
          </table:table-cell>
          <table:table-cell office:value-type="float" office:value="118.181" calcext:value-type="float">
            <text:p>118.181</text:p>
          </table:table-cell>
          <table:table-cell office:value-type="float" office:value="1.91376" calcext:value-type="float">
            <text:p>1.9137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902624" calcext:value-type="float">
            <text:p>0.902624</text:p>
          </table:table-cell>
          <table:table-cell office:value-type="float" office:value="118.143" calcext:value-type="float">
            <text:p>118.143</text:p>
          </table:table-cell>
          <table:table-cell office:value-type="float" office:value="1.95471" calcext:value-type="float">
            <text:p>1.9547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900146" calcext:value-type="float">
            <text:p>0.900146</text:p>
          </table:table-cell>
          <table:table-cell office:value-type="float" office:value="118.104" calcext:value-type="float">
            <text:p>118.104</text:p>
          </table:table-cell>
          <table:table-cell office:value-type="float" office:value="1.99544" calcext:value-type="float">
            <text:p>1.9954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897662" calcext:value-type="float">
            <text:p>0.897662</text:p>
          </table:table-cell>
          <table:table-cell office:value-type="float" office:value="118.066" calcext:value-type="float">
            <text:p>118.066</text:p>
          </table:table-cell>
          <table:table-cell office:value-type="float" office:value="2.03596" calcext:value-type="float">
            <text:p>2.03596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89517" calcext:value-type="float">
            <text:p>0.89517</text:p>
          </table:table-cell>
          <table:table-cell office:value-type="float" office:value="118.029" calcext:value-type="float">
            <text:p>118.029</text:p>
          </table:table-cell>
          <table:table-cell office:value-type="float" office:value="2.07627" calcext:value-type="float">
            <text:p>2.0762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892673" calcext:value-type="float">
            <text:p>0.892673</text:p>
          </table:table-cell>
          <table:table-cell office:value-type="float" office:value="117.991" calcext:value-type="float">
            <text:p>117.991</text:p>
          </table:table-cell>
          <table:table-cell office:value-type="float" office:value="2.11636" calcext:value-type="float">
            <text:p>2.1163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890168" calcext:value-type="float">
            <text:p>0.890168</text:p>
          </table:table-cell>
          <table:table-cell office:value-type="float" office:value="117.954" calcext:value-type="float">
            <text:p>117.954</text:p>
          </table:table-cell>
          <table:table-cell office:value-type="float" office:value="2.15623" calcext:value-type="float">
            <text:p>2.1562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887658" calcext:value-type="float">
            <text:p>0.887658</text:p>
          </table:table-cell>
          <table:table-cell office:value-type="float" office:value="117.916" calcext:value-type="float">
            <text:p>117.916</text:p>
          </table:table-cell>
          <table:table-cell office:value-type="float" office:value="2.1959" calcext:value-type="float">
            <text:p>2.19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85141" calcext:value-type="float">
            <text:p>0.885141</text:p>
          </table:table-cell>
          <table:table-cell office:value-type="float" office:value="117.88" calcext:value-type="float">
            <text:p>117.88</text:p>
          </table:table-cell>
          <table:table-cell office:value-type="float" office:value="2.23535" calcext:value-type="float">
            <text:p>2.2353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882619" calcext:value-type="float">
            <text:p>0.882619</text:p>
          </table:table-cell>
          <table:table-cell office:value-type="float" office:value="117.843" calcext:value-type="float">
            <text:p>117.843</text:p>
          </table:table-cell>
          <table:table-cell office:value-type="float" office:value="2.27458" calcext:value-type="float">
            <text:p>2.27458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88009" calcext:value-type="float">
            <text:p>0.88009</text:p>
          </table:table-cell>
          <table:table-cell office:value-type="float" office:value="117.806" calcext:value-type="float">
            <text:p>117.806</text:p>
          </table:table-cell>
          <table:table-cell office:value-type="float" office:value="2.3136" calcext:value-type="float">
            <text:p>2.3136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877556" calcext:value-type="float">
            <text:p>0.877556</text:p>
          </table:table-cell>
          <table:table-cell office:value-type="float" office:value="117.77" calcext:value-type="float">
            <text:p>117.77</text:p>
          </table:table-cell>
          <table:table-cell office:value-type="float" office:value="2.35241" calcext:value-type="float">
            <text:p>2.3524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875017" calcext:value-type="float">
            <text:p>0.875017</text:p>
          </table:table-cell>
          <table:table-cell office:value-type="float" office:value="117.734" calcext:value-type="float">
            <text:p>117.734</text:p>
          </table:table-cell>
          <table:table-cell office:value-type="float" office:value="2.39101" calcext:value-type="float">
            <text:p>2.3910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872473" calcext:value-type="float">
            <text:p>0.872473</text:p>
          </table:table-cell>
          <table:table-cell office:value-type="float" office:value="117.698" calcext:value-type="float">
            <text:p>117.698</text:p>
          </table:table-cell>
          <table:table-cell office:value-type="float" office:value="2.42939" calcext:value-type="float">
            <text:p>2.42939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869923" calcext:value-type="float">
            <text:p>0.869923</text:p>
          </table:table-cell>
          <table:table-cell office:value-type="float" office:value="117.663" calcext:value-type="float">
            <text:p>117.663</text:p>
          </table:table-cell>
          <table:table-cell office:value-type="float" office:value="2.46757" calcext:value-type="float">
            <text:p>2.4675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867369" calcext:value-type="float">
            <text:p>0.867369</text:p>
          </table:table-cell>
          <table:table-cell office:value-type="float" office:value="117.627" calcext:value-type="float">
            <text:p>117.627</text:p>
          </table:table-cell>
          <table:table-cell office:value-type="float" office:value="2.50552" calcext:value-type="float">
            <text:p>2.5055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86481" calcext:value-type="float">
            <text:p>0.86481</text:p>
          </table:table-cell>
          <table:table-cell office:value-type="float" office:value="117.592" calcext:value-type="float">
            <text:p>117.592</text:p>
          </table:table-cell>
          <table:table-cell office:value-type="float" office:value="2.54327" calcext:value-type="float">
            <text:p>2.5432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862246" calcext:value-type="float">
            <text:p>0.862246</text:p>
          </table:table-cell>
          <table:table-cell office:value-type="float" office:value="117.557" calcext:value-type="float">
            <text:p>117.557</text:p>
          </table:table-cell>
          <table:table-cell office:value-type="float" office:value="2.58081" calcext:value-type="float">
            <text:p>2.580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9678" calcext:value-type="float">
            <text:p>0.859678</text:p>
          </table:table-cell>
          <table:table-cell office:value-type="float" office:value="117.522" calcext:value-type="float">
            <text:p>117.522</text:p>
          </table:table-cell>
          <table:table-cell office:value-type="float" office:value="2.61813" calcext:value-type="float">
            <text:p>2.6181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857105" calcext:value-type="float">
            <text:p>0.857105</text:p>
          </table:table-cell>
          <table:table-cell office:value-type="float" office:value="117.488" calcext:value-type="float">
            <text:p>117.488</text:p>
          </table:table-cell>
          <table:table-cell office:value-type="float" office:value="2.65524" calcext:value-type="float">
            <text:p>2.6552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854528" calcext:value-type="float">
            <text:p>0.854528</text:p>
          </table:table-cell>
          <table:table-cell office:value-type="float" office:value="117.453" calcext:value-type="float">
            <text:p>117.453</text:p>
          </table:table-cell>
          <table:table-cell office:value-type="float" office:value="2.69214" calcext:value-type="float">
            <text:p>2.69214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851948" calcext:value-type="float">
            <text:p>0.851948</text:p>
          </table:table-cell>
          <table:table-cell office:value-type="float" office:value="117.419" calcext:value-type="float">
            <text:p>117.419</text:p>
          </table:table-cell>
          <table:table-cell office:value-type="float" office:value="2.72884" calcext:value-type="float">
            <text:p>2.72884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849364" calcext:value-type="float">
            <text:p>0.849364</text:p>
          </table:table-cell>
          <table:table-cell office:value-type="float" office:value="117.385" calcext:value-type="float">
            <text:p>117.385</text:p>
          </table:table-cell>
          <table:table-cell office:value-type="float" office:value="2.76532" calcext:value-type="float">
            <text:p>2.7653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846776" calcext:value-type="float">
            <text:p>0.846776</text:p>
          </table:table-cell>
          <table:table-cell office:value-type="float" office:value="117.352" calcext:value-type="float">
            <text:p>117.352</text:p>
          </table:table-cell>
          <table:table-cell office:value-type="float" office:value="2.80159" calcext:value-type="float">
            <text:p>2.8015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844184" calcext:value-type="float">
            <text:p>0.844184</text:p>
          </table:table-cell>
          <table:table-cell office:value-type="float" office:value="117.318" calcext:value-type="float">
            <text:p>117.318</text:p>
          </table:table-cell>
          <table:table-cell office:value-type="float" office:value="2.83765" calcext:value-type="float">
            <text:p>2.8376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841589" calcext:value-type="float">
            <text:p>0.841589</text:p>
          </table:table-cell>
          <table:table-cell office:value-type="float" office:value="117.285" calcext:value-type="float">
            <text:p>117.285</text:p>
          </table:table-cell>
          <table:table-cell office:value-type="float" office:value="2.8735" calcext:value-type="float">
            <text:p>2.873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838991" calcext:value-type="float">
            <text:p>0.838991</text:p>
          </table:table-cell>
          <table:table-cell office:value-type="float" office:value="117.252" calcext:value-type="float">
            <text:p>117.252</text:p>
          </table:table-cell>
          <table:table-cell office:value-type="float" office:value="2.90914" calcext:value-type="float">
            <text:p>2.90914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83639" calcext:value-type="float">
            <text:p>0.83639</text:p>
          </table:table-cell>
          <table:table-cell office:value-type="float" office:value="117.219" calcext:value-type="float">
            <text:p>117.219</text:p>
          </table:table-cell>
          <table:table-cell office:value-type="float" office:value="2.94457" calcext:value-type="float">
            <text:p>2.944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33787" calcext:value-type="float">
            <text:p>0.833787</text:p>
          </table:table-cell>
          <table:table-cell office:value-type="float" office:value="117.186" calcext:value-type="float">
            <text:p>117.186</text:p>
          </table:table-cell>
          <table:table-cell office:value-type="float" office:value="2.97979" calcext:value-type="float">
            <text:p>2.97979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83118" calcext:value-type="float">
            <text:p>0.83118</text:p>
          </table:table-cell>
          <table:table-cell office:value-type="float" office:value="117.154" calcext:value-type="float">
            <text:p>117.154</text:p>
          </table:table-cell>
          <table:table-cell office:value-type="float" office:value="3.01481" calcext:value-type="float">
            <text:p>3.01481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117.122" calcext:value-type="float">
            <text:p>117.122</text:p>
          </table:table-cell>
          <table:table-cell office:value-type="float" office:value="3.04962" calcext:value-type="float">
            <text:p>3.04962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825959" calcext:value-type="float">
            <text:p>0.825959</text:p>
          </table:table-cell>
          <table:table-cell office:value-type="float" office:value="117.09" calcext:value-type="float">
            <text:p>117.09</text:p>
          </table:table-cell>
          <table:table-cell office:value-type="float" office:value="3.08421" calcext:value-type="float">
            <text:p>3.08421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823345" calcext:value-type="float">
            <text:p>0.823345</text:p>
          </table:table-cell>
          <table:table-cell office:value-type="float" office:value="117.058" calcext:value-type="float">
            <text:p>117.058</text:p>
          </table:table-cell>
          <table:table-cell office:value-type="float" office:value="3.11861" calcext:value-type="float">
            <text:p>3.1186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820729" calcext:value-type="float">
            <text:p>0.820729</text:p>
          </table:table-cell>
          <table:table-cell office:value-type="float" office:value="117.026" calcext:value-type="float">
            <text:p>117.026</text:p>
          </table:table-cell>
          <table:table-cell office:value-type="float" office:value="3.15279" calcext:value-type="float">
            <text:p>3.15279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818111" calcext:value-type="float">
            <text:p>0.818111</text:p>
          </table:table-cell>
          <table:table-cell office:value-type="float" office:value="116.995" calcext:value-type="float">
            <text:p>116.995</text:p>
          </table:table-cell>
          <table:table-cell office:value-type="float" office:value="3.18677" calcext:value-type="float">
            <text:p>3.1867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815491" calcext:value-type="float">
            <text:p>0.815491</text:p>
          </table:table-cell>
          <table:table-cell office:value-type="float" office:value="116.964" calcext:value-type="float">
            <text:p>116.964</text:p>
          </table:table-cell>
          <table:table-cell office:value-type="float" office:value="3.22054" calcext:value-type="float">
            <text:p>3.2205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812869" calcext:value-type="float">
            <text:p>0.812869</text:p>
          </table:table-cell>
          <table:table-cell office:value-type="float" office:value="116.933" calcext:value-type="float">
            <text:p>116.933</text:p>
          </table:table-cell>
          <table:table-cell office:value-type="float" office:value="3.25411" calcext:value-type="float">
            <text:p>3.25411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810246" calcext:value-type="float">
            <text:p>0.810246</text:p>
          </table:table-cell>
          <table:table-cell office:value-type="float" office:value="116.902" calcext:value-type="float">
            <text:p>116.902</text:p>
          </table:table-cell>
          <table:table-cell office:value-type="float" office:value="3.28747" calcext:value-type="float">
            <text:p>3.287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621" calcext:value-type="float">
            <text:p>0.807621</text:p>
          </table:table-cell>
          <table:table-cell office:value-type="float" office:value="116.872" calcext:value-type="float">
            <text:p>116.872</text:p>
          </table:table-cell>
          <table:table-cell office:value-type="float" office:value="3.32062" calcext:value-type="float">
            <text:p>3.32062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804995" calcext:value-type="float">
            <text:p>0.804995</text:p>
          </table:table-cell>
          <table:table-cell office:value-type="float" office:value="116.841" calcext:value-type="float">
            <text:p>116.841</text:p>
          </table:table-cell>
          <table:table-cell office:value-type="float" office:value="3.35357" calcext:value-type="float">
            <text:p>3.3535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802367" calcext:value-type="float">
            <text:p>0.802367</text:p>
          </table:table-cell>
          <table:table-cell office:value-type="float" office:value="116.811" calcext:value-type="float">
            <text:p>116.811</text:p>
          </table:table-cell>
          <table:table-cell office:value-type="float" office:value="3.38632" calcext:value-type="float">
            <text:p>3.38632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799739" calcext:value-type="float">
            <text:p>0.799739</text:p>
          </table:table-cell>
          <table:table-cell office:value-type="float" office:value="116.781" calcext:value-type="float">
            <text:p>116.781</text:p>
          </table:table-cell>
          <table:table-cell office:value-type="float" office:value="3.41886" calcext:value-type="float">
            <text:p>3.41886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79711" calcext:value-type="float">
            <text:p>0.79711</text:p>
          </table:table-cell>
          <table:table-cell office:value-type="float" office:value="116.752" calcext:value-type="float">
            <text:p>116.752</text:p>
          </table:table-cell>
          <table:table-cell office:value-type="float" office:value="3.4512" calcext:value-type="float">
            <text:p>3.4512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79448" calcext:value-type="float">
            <text:p>0.79448</text:p>
          </table:table-cell>
          <table:table-cell office:value-type="float" office:value="116.722" calcext:value-type="float">
            <text:p>116.722</text:p>
          </table:table-cell>
          <table:table-cell office:value-type="float" office:value="3.48334" calcext:value-type="float">
            <text:p>3.48334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791849" calcext:value-type="float">
            <text:p>0.791849</text:p>
          </table:table-cell>
          <table:table-cell office:value-type="float" office:value="116.693" calcext:value-type="float">
            <text:p>116.693</text:p>
          </table:table-cell>
          <table:table-cell office:value-type="float" office:value="3.51527" calcext:value-type="float">
            <text:p>3.5152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789218" calcext:value-type="float">
            <text:p>0.789218</text:p>
          </table:table-cell>
          <table:table-cell office:value-type="float" office:value="116.664" calcext:value-type="float">
            <text:p>116.664</text:p>
          </table:table-cell>
          <table:table-cell office:value-type="float" office:value="3.547" calcext:value-type="float">
            <text:p>3.54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786586" calcext:value-type="float">
            <text:p>0.786586</text:p>
          </table:table-cell>
          <table:table-cell office:value-type="float" office:value="116.635" calcext:value-type="float">
            <text:p>116.635</text:p>
          </table:table-cell>
          <table:table-cell office:value-type="float" office:value="3.57853" calcext:value-type="float">
            <text:p>3.5785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783954" calcext:value-type="float">
            <text:p>0.783954</text:p>
          </table:table-cell>
          <table:table-cell office:value-type="float" office:value="116.606" calcext:value-type="float">
            <text:p>116.606</text:p>
          </table:table-cell>
          <table:table-cell office:value-type="float" office:value="3.60985" calcext:value-type="float">
            <text:p>3.609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81322" calcext:value-type="float">
            <text:p>0.781322</text:p>
          </table:table-cell>
          <table:table-cell office:value-type="float" office:value="116.578" calcext:value-type="float">
            <text:p>116.578</text:p>
          </table:table-cell>
          <table:table-cell office:value-type="float" office:value="3.64098" calcext:value-type="float">
            <text:p>3.64098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778689" calcext:value-type="float">
            <text:p>0.778689</text:p>
          </table:table-cell>
          <table:table-cell office:value-type="float" office:value="116.549" calcext:value-type="float">
            <text:p>116.549</text:p>
          </table:table-cell>
          <table:table-cell office:value-type="float" office:value="3.6719" calcext:value-type="float">
            <text:p>3.6719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776057" calcext:value-type="float">
            <text:p>0.776057</text:p>
          </table:table-cell>
          <table:table-cell office:value-type="float" office:value="116.521" calcext:value-type="float">
            <text:p>116.521</text:p>
          </table:table-cell>
          <table:table-cell office:value-type="float" office:value="3.70263" calcext:value-type="float">
            <text:p>3.7026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773425" calcext:value-type="float">
            <text:p>0.773425</text:p>
          </table:table-cell>
          <table:table-cell office:value-type="float" office:value="116.493" calcext:value-type="float">
            <text:p>116.493</text:p>
          </table:table-cell>
          <table:table-cell office:value-type="float" office:value="3.73315" calcext:value-type="float">
            <text:p>3.73315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770794" calcext:value-type="float">
            <text:p>0.770794</text:p>
          </table:table-cell>
          <table:table-cell office:value-type="float" office:value="116.466" calcext:value-type="float">
            <text:p>116.466</text:p>
          </table:table-cell>
          <table:table-cell office:value-type="float" office:value="3.76348" calcext:value-type="float">
            <text:p>3.76348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768163" calcext:value-type="float">
            <text:p>0.768163</text:p>
          </table:table-cell>
          <table:table-cell office:value-type="float" office:value="116.438" calcext:value-type="float">
            <text:p>116.438</text:p>
          </table:table-cell>
          <table:table-cell office:value-type="float" office:value="3.7936" calcext:value-type="float">
            <text:p>3.7936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765532" calcext:value-type="float">
            <text:p>0.765532</text:p>
          </table:table-cell>
          <table:table-cell office:value-type="float" office:value="116.411" calcext:value-type="float">
            <text:p>116.411</text:p>
          </table:table-cell>
          <table:table-cell office:value-type="float" office:value="3.82353" calcext:value-type="float">
            <text:p>3.8235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762902" calcext:value-type="float">
            <text:p>0.762902</text:p>
          </table:table-cell>
          <table:table-cell office:value-type="float" office:value="116.384" calcext:value-type="float">
            <text:p>116.384</text:p>
          </table:table-cell>
          <table:table-cell office:value-type="float" office:value="3.85326" calcext:value-type="float">
            <text:p>3.85326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760273" calcext:value-type="float">
            <text:p>0.760273</text:p>
          </table:table-cell>
          <table:table-cell office:value-type="float" office:value="116.357" calcext:value-type="float">
            <text:p>116.357</text:p>
          </table:table-cell>
          <table:table-cell office:value-type="float" office:value="3.88279" calcext:value-type="float">
            <text:p>3.88279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757645" calcext:value-type="float">
            <text:p>0.757645</text:p>
          </table:table-cell>
          <table:table-cell office:value-type="float" office:value="116.33" calcext:value-type="float">
            <text:p>116.33</text:p>
          </table:table-cell>
          <table:table-cell office:value-type="float" office:value="3.91213" calcext:value-type="float">
            <text:p>3.912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5018" calcext:value-type="float">
            <text:p>0.755018</text:p>
          </table:table-cell>
          <table:table-cell office:value-type="float" office:value="116.304" calcext:value-type="float">
            <text:p>116.304</text:p>
          </table:table-cell>
          <table:table-cell office:value-type="float" office:value="3.94127" calcext:value-type="float">
            <text:p>3.94127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752392" calcext:value-type="float">
            <text:p>0.752392</text:p>
          </table:table-cell>
          <table:table-cell office:value-type="float" office:value="116.277" calcext:value-type="float">
            <text:p>116.277</text:p>
          </table:table-cell>
          <table:table-cell office:value-type="float" office:value="3.97021" calcext:value-type="float">
            <text:p>3.9702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749767" calcext:value-type="float">
            <text:p>0.749767</text:p>
          </table:table-cell>
          <table:table-cell office:value-type="float" office:value="116.251" calcext:value-type="float">
            <text:p>116.251</text:p>
          </table:table-cell>
          <table:table-cell office:value-type="float" office:value="3.99896" calcext:value-type="float">
            <text:p>3.99896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.747144" calcext:value-type="float">
            <text:p>0.747144</text:p>
          </table:table-cell>
          <table:table-cell office:value-type="float" office:value="116.225" calcext:value-type="float">
            <text:p>116.225</text:p>
          </table:table-cell>
          <table:table-cell office:value-type="float" office:value="4.02751" calcext:value-type="float">
            <text:p>4.02751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744522" calcext:value-type="float">
            <text:p>0.744522</text:p>
          </table:table-cell>
          <table:table-cell office:value-type="float" office:value="116.2" calcext:value-type="float">
            <text:p>116.2</text:p>
          </table:table-cell>
          <table:table-cell office:value-type="float" office:value="4.05587" calcext:value-type="float">
            <text:p>4.0558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741901" calcext:value-type="float">
            <text:p>0.741901</text:p>
          </table:table-cell>
          <table:table-cell office:value-type="float" office:value="116.174" calcext:value-type="float">
            <text:p>116.174</text:p>
          </table:table-cell>
          <table:table-cell office:value-type="float" office:value="4.08404" calcext:value-type="float">
            <text:p>4.08404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739282" calcext:value-type="float">
            <text:p>0.739282</text:p>
          </table:table-cell>
          <table:table-cell office:value-type="float" office:value="116.149" calcext:value-type="float">
            <text:p>116.149</text:p>
          </table:table-cell>
          <table:table-cell office:value-type="float" office:value="4.11201" calcext:value-type="float">
            <text:p>4.11201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0.736665" calcext:value-type="float">
            <text:p>0.736665</text:p>
          </table:table-cell>
          <table:table-cell office:value-type="float" office:value="116.124" calcext:value-type="float">
            <text:p>116.124</text:p>
          </table:table-cell>
          <table:table-cell office:value-type="float" office:value="4.13979" calcext:value-type="float">
            <text:p>4.13979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73405" calcext:value-type="float">
            <text:p>0.73405</text:p>
          </table:table-cell>
          <table:table-cell office:value-type="float" office:value="116.099" calcext:value-type="float">
            <text:p>116.099</text:p>
          </table:table-cell>
          <table:table-cell office:value-type="float" office:value="4.16737" calcext:value-type="float">
            <text:p>4.16737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0.731437" calcext:value-type="float">
            <text:p>0.731437</text:p>
          </table:table-cell>
          <table:table-cell office:value-type="float" office:value="116.074" calcext:value-type="float">
            <text:p>116.074</text:p>
          </table:table-cell>
          <table:table-cell office:value-type="float" office:value="4.19477" calcext:value-type="float">
            <text:p>4.194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28826" calcext:value-type="float">
            <text:p>0.728826</text:p>
          </table:table-cell>
          <table:table-cell office:value-type="float" office:value="116.049" calcext:value-type="float">
            <text:p>116.049</text:p>
          </table:table-cell>
          <table:table-cell office:value-type="float" office:value="4.22197" calcext:value-type="float">
            <text:p>4.22197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0.726217" calcext:value-type="float">
            <text:p>0.726217</text:p>
          </table:table-cell>
          <table:table-cell office:value-type="float" office:value="116.025" calcext:value-type="float">
            <text:p>116.025</text:p>
          </table:table-cell>
          <table:table-cell office:value-type="float" office:value="4.24898" calcext:value-type="float">
            <text:p>4.24898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723611" calcext:value-type="float">
            <text:p>0.723611</text:p>
          </table:table-cell>
          <table:table-cell office:value-type="float" office:value="116.001" calcext:value-type="float">
            <text:p>116.001</text:p>
          </table:table-cell>
          <table:table-cell office:value-type="float" office:value="4.2758" calcext:value-type="float">
            <text:p>4.2758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0.721007" calcext:value-type="float">
            <text:p>0.721007</text:p>
          </table:table-cell>
          <table:table-cell office:value-type="float" office:value="115.977" calcext:value-type="float">
            <text:p>115.977</text:p>
          </table:table-cell>
          <table:table-cell office:value-type="float" office:value="4.30243" calcext:value-type="float">
            <text:p>4.30243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718405" calcext:value-type="float">
            <text:p>0.718405</text:p>
          </table:table-cell>
          <table:table-cell office:value-type="float" office:value="115.953" calcext:value-type="float">
            <text:p>115.953</text:p>
          </table:table-cell>
          <table:table-cell office:value-type="float" office:value="4.32887" calcext:value-type="float">
            <text:p>4.32887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.715806" calcext:value-type="float">
            <text:p>0.715806</text:p>
          </table:table-cell>
          <table:table-cell office:value-type="float" office:value="115.929" calcext:value-type="float">
            <text:p>115.929</text:p>
          </table:table-cell>
          <table:table-cell office:value-type="float" office:value="4.35513" calcext:value-type="float">
            <text:p>4.35513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713209" calcext:value-type="float">
            <text:p>0.713209</text:p>
          </table:table-cell>
          <table:table-cell office:value-type="float" office:value="115.906" calcext:value-type="float">
            <text:p>115.906</text:p>
          </table:table-cell>
          <table:table-cell office:value-type="float" office:value="4.38119" calcext:value-type="float">
            <text:p>4.38119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0.710615" calcext:value-type="float">
            <text:p>0.710615</text:p>
          </table:table-cell>
          <table:table-cell office:value-type="float" office:value="115.882" calcext:value-type="float">
            <text:p>115.882</text:p>
          </table:table-cell>
          <table:table-cell office:value-type="float" office:value="4.40707" calcext:value-type="float">
            <text:p>4.40707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708024" calcext:value-type="float">
            <text:p>0.708024</text:p>
          </table:table-cell>
          <table:table-cell office:value-type="float" office:value="115.859" calcext:value-type="float">
            <text:p>115.859</text:p>
          </table:table-cell>
          <table:table-cell office:value-type="float" office:value="4.43276" calcext:value-type="float">
            <text:p>4.43276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0.705436" calcext:value-type="float">
            <text:p>0.705436</text:p>
          </table:table-cell>
          <table:table-cell office:value-type="float" office:value="115.836" calcext:value-type="float">
            <text:p>115.836</text:p>
          </table:table-cell>
          <table:table-cell office:value-type="float" office:value="4.45826" calcext:value-type="float">
            <text:p>4.458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02851" calcext:value-type="float">
            <text:p>0.702851</text:p>
          </table:table-cell>
          <table:table-cell office:value-type="float" office:value="115.814" calcext:value-type="float">
            <text:p>115.814</text:p>
          </table:table-cell>
          <table:table-cell office:value-type="float" office:value="4.48358" calcext:value-type="float">
            <text:p>4.48358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70027" calcext:value-type="float">
            <text:p>0.70027</text:p>
          </table:table-cell>
          <table:table-cell office:value-type="float" office:value="115.791" calcext:value-type="float">
            <text:p>115.791</text:p>
          </table:table-cell>
          <table:table-cell office:value-type="float" office:value="4.50872" calcext:value-type="float">
            <text:p>4.50872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697691" calcext:value-type="float">
            <text:p>0.697691</text:p>
          </table:table-cell>
          <table:table-cell office:value-type="float" office:value="115.769" calcext:value-type="float">
            <text:p>115.769</text:p>
          </table:table-cell>
          <table:table-cell office:value-type="float" office:value="4.53366" calcext:value-type="float">
            <text:p>4.53366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.695115" calcext:value-type="float">
            <text:p>0.695115</text:p>
          </table:table-cell>
          <table:table-cell office:value-type="float" office:value="115.746" calcext:value-type="float">
            <text:p>115.746</text:p>
          </table:table-cell>
          <table:table-cell office:value-type="float" office:value="4.55843" calcext:value-type="float">
            <text:p>4.55843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.692543" calcext:value-type="float">
            <text:p>0.692543</text:p>
          </table:table-cell>
          <table:table-cell office:value-type="float" office:value="115.724" calcext:value-type="float">
            <text:p>115.724</text:p>
          </table:table-cell>
          <table:table-cell office:value-type="float" office:value="4.58301" calcext:value-type="float">
            <text:p>4.5830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689975" calcext:value-type="float">
            <text:p>0.689975</text:p>
          </table:table-cell>
          <table:table-cell office:value-type="float" office:value="115.703" calcext:value-type="float">
            <text:p>115.703</text:p>
          </table:table-cell>
          <table:table-cell office:value-type="float" office:value="4.60741" calcext:value-type="float">
            <text:p>4.60741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68741" calcext:value-type="float">
            <text:p>0.68741</text:p>
          </table:table-cell>
          <table:table-cell office:value-type="float" office:value="115.681" calcext:value-type="float">
            <text:p>115.681</text:p>
          </table:table-cell>
          <table:table-cell office:value-type="float" office:value="4.63162" calcext:value-type="float">
            <text:p>4.63162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684848" calcext:value-type="float">
            <text:p>0.684848</text:p>
          </table:table-cell>
          <table:table-cell office:value-type="float" office:value="115.659" calcext:value-type="float">
            <text:p>115.659</text:p>
          </table:table-cell>
          <table:table-cell office:value-type="float" office:value="4.65565" calcext:value-type="float">
            <text:p>4.65565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68229" calcext:value-type="float">
            <text:p>0.68229</text:p>
          </table:table-cell>
          <table:table-cell office:value-type="float" office:value="115.638" calcext:value-type="float">
            <text:p>115.638</text:p>
          </table:table-cell>
          <table:table-cell office:value-type="float" office:value="4.6795" calcext:value-type="float">
            <text:p>4.6795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0.679736" calcext:value-type="float">
            <text:p>0.679736</text:p>
          </table:table-cell>
          <table:table-cell office:value-type="float" office:value="115.617" calcext:value-type="float">
            <text:p>115.617</text:p>
          </table:table-cell>
          <table:table-cell office:value-type="float" office:value="4.70317" calcext:value-type="float">
            <text:p>4.703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77186" calcext:value-type="float">
            <text:p>0.677186</text:p>
          </table:table-cell>
          <table:table-cell office:value-type="float" office:value="115.596" calcext:value-type="float">
            <text:p>115.596</text:p>
          </table:table-cell>
          <table:table-cell office:value-type="float" office:value="4.72666" calcext:value-type="float">
            <text:p>4.72666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.67464" calcext:value-type="float">
            <text:p>0.67464</text:p>
          </table:table-cell>
          <table:table-cell office:value-type="float" office:value="115.575" calcext:value-type="float">
            <text:p>115.575</text:p>
          </table:table-cell>
          <table:table-cell office:value-type="float" office:value="4.74998" calcext:value-type="float">
            <text:p>4.74998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0.672098" calcext:value-type="float">
            <text:p>0.672098</text:p>
          </table:table-cell>
          <table:table-cell office:value-type="float" office:value="115.555" calcext:value-type="float">
            <text:p>115.555</text:p>
          </table:table-cell>
          <table:table-cell office:value-type="float" office:value="4.77311" calcext:value-type="float">
            <text:p>4.77311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.66956" calcext:value-type="float">
            <text:p>0.66956</text:p>
          </table:table-cell>
          <table:table-cell office:value-type="float" office:value="115.534" calcext:value-type="float">
            <text:p>115.534</text:p>
          </table:table-cell>
          <table:table-cell office:value-type="float" office:value="4.79606" calcext:value-type="float">
            <text:p>4.79606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667026" calcext:value-type="float">
            <text:p>0.667026</text:p>
          </table:table-cell>
          <table:table-cell office:value-type="float" office:value="115.514" calcext:value-type="float">
            <text:p>115.514</text:p>
          </table:table-cell>
          <table:table-cell office:value-type="float" office:value="4.81884" calcext:value-type="float">
            <text:p>4.81884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664496" calcext:value-type="float">
            <text:p>0.664496</text:p>
          </table:table-cell>
          <table:table-cell office:value-type="float" office:value="115.494" calcext:value-type="float">
            <text:p>115.494</text:p>
          </table:table-cell>
          <table:table-cell office:value-type="float" office:value="4.84144" calcext:value-type="float">
            <text:p>4.84144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66197" calcext:value-type="float">
            <text:p>0.66197</text:p>
          </table:table-cell>
          <table:table-cell office:value-type="float" office:value="115.474" calcext:value-type="float">
            <text:p>115.474</text:p>
          </table:table-cell>
          <table:table-cell office:value-type="float" office:value="4.86386" calcext:value-type="float">
            <text:p>4.86386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0.659449" calcext:value-type="float">
            <text:p>0.659449</text:p>
          </table:table-cell>
          <table:table-cell office:value-type="float" office:value="115.454" calcext:value-type="float">
            <text:p>115.454</text:p>
          </table:table-cell>
          <table:table-cell office:value-type="float" office:value="4.8861" calcext:value-type="float">
            <text:p>4.8861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656932" calcext:value-type="float">
            <text:p>0.656932</text:p>
          </table:table-cell>
          <table:table-cell office:value-type="float" office:value="115.435" calcext:value-type="float">
            <text:p>115.435</text:p>
          </table:table-cell>
          <table:table-cell office:value-type="float" office:value="4.90818" calcext:value-type="float">
            <text:p>4.90818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0.65442" calcext:value-type="float">
            <text:p>0.65442</text:p>
          </table:table-cell>
          <table:table-cell office:value-type="float" office:value="115.416" calcext:value-type="float">
            <text:p>115.416</text:p>
          </table:table-cell>
          <table:table-cell office:value-type="float" office:value="4.93007" calcext:value-type="float">
            <text:p>4.930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1912" calcext:value-type="float">
            <text:p>0.651912</text:p>
          </table:table-cell>
          <table:table-cell office:value-type="float" office:value="115.396" calcext:value-type="float">
            <text:p>115.396</text:p>
          </table:table-cell>
          <table:table-cell office:value-type="float" office:value="4.95179" calcext:value-type="float">
            <text:p>4.95179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649409" calcext:value-type="float">
            <text:p>0.649409</text:p>
          </table:table-cell>
          <table:table-cell office:value-type="float" office:value="115.377" calcext:value-type="float">
            <text:p>115.377</text:p>
          </table:table-cell>
          <table:table-cell office:value-type="float" office:value="4.97334" calcext:value-type="float">
            <text:p>4.97334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646911" calcext:value-type="float">
            <text:p>0.646911</text:p>
          </table:table-cell>
          <table:table-cell office:value-type="float" office:value="115.358" calcext:value-type="float">
            <text:p>115.358</text:p>
          </table:table-cell>
          <table:table-cell office:value-type="float" office:value="4.99472" calcext:value-type="float">
            <text:p>4.99472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644417" calcext:value-type="float">
            <text:p>0.644417</text:p>
          </table:table-cell>
          <table:table-cell office:value-type="float" office:value="115.34" calcext:value-type="float">
            <text:p>115.34</text:p>
          </table:table-cell>
          <table:table-cell office:value-type="float" office:value="5.01592" calcext:value-type="float">
            <text:p>5.01592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.641928" calcext:value-type="float">
            <text:p>0.641928</text:p>
          </table:table-cell>
          <table:table-cell office:value-type="float" office:value="115.321" calcext:value-type="float">
            <text:p>115.321</text:p>
          </table:table-cell>
          <table:table-cell office:value-type="float" office:value="5.03695" calcext:value-type="float">
            <text:p>5.03695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639444" calcext:value-type="float">
            <text:p>0.639444</text:p>
          </table:table-cell>
          <table:table-cell office:value-type="float" office:value="115.303" calcext:value-type="float">
            <text:p>115.303</text:p>
          </table:table-cell>
          <table:table-cell office:value-type="float" office:value="5.05781" calcext:value-type="float">
            <text:p>5.05781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636965" calcext:value-type="float">
            <text:p>0.636965</text:p>
          </table:table-cell>
          <table:table-cell office:value-type="float" office:value="115.285" calcext:value-type="float">
            <text:p>115.285</text:p>
          </table:table-cell>
          <table:table-cell office:value-type="float" office:value="5.0785" calcext:value-type="float">
            <text:p>5.0785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.634491" calcext:value-type="float">
            <text:p>0.634491</text:p>
          </table:table-cell>
          <table:table-cell office:value-type="float" office:value="115.266" calcext:value-type="float">
            <text:p>115.266</text:p>
          </table:table-cell>
          <table:table-cell office:value-type="float" office:value="5.09902" calcext:value-type="float">
            <text:p>5.09902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632022" calcext:value-type="float">
            <text:p>0.632022</text:p>
          </table:table-cell>
          <table:table-cell office:value-type="float" office:value="115.249" calcext:value-type="float">
            <text:p>115.249</text:p>
          </table:table-cell>
          <table:table-cell office:value-type="float" office:value="5.11938" calcext:value-type="float">
            <text:p>5.11938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629558" calcext:value-type="float">
            <text:p>0.629558</text:p>
          </table:table-cell>
          <table:table-cell office:value-type="float" office:value="115.231" calcext:value-type="float">
            <text:p>115.231</text:p>
          </table:table-cell>
          <table:table-cell office:value-type="float" office:value="5.13956" calcext:value-type="float">
            <text:p>5.139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27099" calcext:value-type="float">
            <text:p>0.627099</text:p>
          </table:table-cell>
          <table:table-cell office:value-type="float" office:value="115.213" calcext:value-type="float">
            <text:p>115.213</text:p>
          </table:table-cell>
          <table:table-cell office:value-type="float" office:value="5.15957" calcext:value-type="float">
            <text:p>5.15957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624646" calcext:value-type="float">
            <text:p>0.624646</text:p>
          </table:table-cell>
          <table:table-cell office:value-type="float" office:value="115.196" calcext:value-type="float">
            <text:p>115.196</text:p>
          </table:table-cell>
          <table:table-cell office:value-type="float" office:value="5.17942" calcext:value-type="float">
            <text:p>5.1794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.622197" calcext:value-type="float">
            <text:p>0.622197</text:p>
          </table:table-cell>
          <table:table-cell office:value-type="float" office:value="115.179" calcext:value-type="float">
            <text:p>115.179</text:p>
          </table:table-cell>
          <table:table-cell office:value-type="float" office:value="5.1991" calcext:value-type="float">
            <text:p>5.1991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0.619754" calcext:value-type="float">
            <text:p>0.619754</text:p>
          </table:table-cell>
          <table:table-cell office:value-type="float" office:value="115.162" calcext:value-type="float">
            <text:p>115.162</text:p>
          </table:table-cell>
          <table:table-cell office:value-type="float" office:value="5.21862" calcext:value-type="float">
            <text:p>5.21862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0.617317" calcext:value-type="float">
            <text:p>0.617317</text:p>
          </table:table-cell>
          <table:table-cell office:value-type="float" office:value="115.145" calcext:value-type="float">
            <text:p>115.145</text:p>
          </table:table-cell>
          <table:table-cell office:value-type="float" office:value="5.23797" calcext:value-type="float">
            <text:p>5.23797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614885" calcext:value-type="float">
            <text:p>0.614885</text:p>
          </table:table-cell>
          <table:table-cell office:value-type="float" office:value="115.128" calcext:value-type="float">
            <text:p>115.128</text:p>
          </table:table-cell>
          <table:table-cell office:value-type="float" office:value="5.25715" calcext:value-type="float">
            <text:p>5.25715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612458" calcext:value-type="float">
            <text:p>0.612458</text:p>
          </table:table-cell>
          <table:table-cell office:value-type="float" office:value="115.111" calcext:value-type="float">
            <text:p>115.111</text:p>
          </table:table-cell>
          <table:table-cell office:value-type="float" office:value="5.27617" calcext:value-type="float">
            <text:p>5.27617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0.610037" calcext:value-type="float">
            <text:p>0.610037</text:p>
          </table:table-cell>
          <table:table-cell office:value-type="float" office:value="115.095" calcext:value-type="float">
            <text:p>115.095</text:p>
          </table:table-cell>
          <table:table-cell office:value-type="float" office:value="5.29503" calcext:value-type="float">
            <text:p>5.29503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.607621" calcext:value-type="float">
            <text:p>0.607621</text:p>
          </table:table-cell>
          <table:table-cell office:value-type="float" office:value="115.079" calcext:value-type="float">
            <text:p>115.079</text:p>
          </table:table-cell>
          <table:table-cell office:value-type="float" office:value="5.31373" calcext:value-type="float">
            <text:p>5.31373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0.605211" calcext:value-type="float">
            <text:p>0.605211</text:p>
          </table:table-cell>
          <table:table-cell office:value-type="float" office:value="115.063" calcext:value-type="float">
            <text:p>115.063</text:p>
          </table:table-cell>
          <table:table-cell office:value-type="float" office:value="5.33226" calcext:value-type="float">
            <text:p>5.332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02807" calcext:value-type="float">
            <text:p>0.602807</text:p>
          </table:table-cell>
          <table:table-cell office:value-type="float" office:value="115.047" calcext:value-type="float">
            <text:p>115.047</text:p>
          </table:table-cell>
          <table:table-cell office:value-type="float" office:value="5.35063" calcext:value-type="float">
            <text:p>5.35063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0.600409" calcext:value-type="float">
            <text:p>0.600409</text:p>
          </table:table-cell>
          <table:table-cell office:value-type="float" office:value="115.031" calcext:value-type="float">
            <text:p>115.031</text:p>
          </table:table-cell>
          <table:table-cell office:value-type="float" office:value="5.36884" calcext:value-type="float">
            <text:p>5.3688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.598016" calcext:value-type="float">
            <text:p>0.598016</text:p>
          </table:table-cell>
          <table:table-cell office:value-type="float" office:value="115.015" calcext:value-type="float">
            <text:p>115.015</text:p>
          </table:table-cell>
          <table:table-cell office:value-type="float" office:value="5.38689" calcext:value-type="float">
            <text:p>5.38689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.595629" calcext:value-type="float">
            <text:p>0.595629</text:p>
          </table:table-cell>
          <table:table-cell office:value-type="float" office:value="115" calcext:value-type="float">
            <text:p>115</text:p>
          </table:table-cell>
          <table:table-cell office:value-type="float" office:value="5.40478" calcext:value-type="float">
            <text:p>5.40478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.593248" calcext:value-type="float">
            <text:p>0.593248</text:p>
          </table:table-cell>
          <table:table-cell office:value-type="float" office:value="114.984" calcext:value-type="float">
            <text:p>114.984</text:p>
          </table:table-cell>
          <table:table-cell office:value-type="float" office:value="5.42251" calcext:value-type="float">
            <text:p>5.42251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590872" calcext:value-type="float">
            <text:p>0.590872</text:p>
          </table:table-cell>
          <table:table-cell office:value-type="float" office:value="114.969" calcext:value-type="float">
            <text:p>114.969</text:p>
          </table:table-cell>
          <table:table-cell office:value-type="float" office:value="5.44009" calcext:value-type="float">
            <text:p>5.44009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.588503" calcext:value-type="float">
            <text:p>0.588503</text:p>
          </table:table-cell>
          <table:table-cell office:value-type="float" office:value="114.954" calcext:value-type="float">
            <text:p>114.954</text:p>
          </table:table-cell>
          <table:table-cell office:value-type="float" office:value="5.4575" calcext:value-type="float">
            <text:p>5.4575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.58614" calcext:value-type="float">
            <text:p>0.58614</text:p>
          </table:table-cell>
          <table:table-cell office:value-type="float" office:value="114.939" calcext:value-type="float">
            <text:p>114.939</text:p>
          </table:table-cell>
          <table:table-cell office:value-type="float" office:value="5.47476" calcext:value-type="float">
            <text:p>5.47476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583783" calcext:value-type="float">
            <text:p>0.583783</text:p>
          </table:table-cell>
          <table:table-cell office:value-type="float" office:value="114.924" calcext:value-type="float">
            <text:p>114.924</text:p>
          </table:table-cell>
          <table:table-cell office:value-type="float" office:value="5.49186" calcext:value-type="float">
            <text:p>5.49186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581431" calcext:value-type="float">
            <text:p>0.581431</text:p>
          </table:table-cell>
          <table:table-cell office:value-type="float" office:value="114.91" calcext:value-type="float">
            <text:p>114.91</text:p>
          </table:table-cell>
          <table:table-cell office:value-type="float" office:value="5.50881" calcext:value-type="float">
            <text:p>5.508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79086" calcext:value-type="float">
            <text:p>0.579086</text:p>
          </table:table-cell>
          <table:table-cell office:value-type="float" office:value="114.895" calcext:value-type="float">
            <text:p>114.895</text:p>
          </table:table-cell>
          <table:table-cell office:value-type="float" office:value="5.5256" calcext:value-type="float">
            <text:p>5.5256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576747" calcext:value-type="float">
            <text:p>0.576747</text:p>
          </table:table-cell>
          <table:table-cell office:value-type="float" office:value="114.881" calcext:value-type="float">
            <text:p>114.881</text:p>
          </table:table-cell>
          <table:table-cell office:value-type="float" office:value="5.54224" calcext:value-type="float">
            <text:p>5.54224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574414" calcext:value-type="float">
            <text:p>0.574414</text:p>
          </table:table-cell>
          <table:table-cell office:value-type="float" office:value="114.867" calcext:value-type="float">
            <text:p>114.867</text:p>
          </table:table-cell>
          <table:table-cell office:value-type="float" office:value="5.55872" calcext:value-type="float">
            <text:p>5.55872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.572088" calcext:value-type="float">
            <text:p>0.572088</text:p>
          </table:table-cell>
          <table:table-cell office:value-type="float" office:value="114.853" calcext:value-type="float">
            <text:p>114.853</text:p>
          </table:table-cell>
          <table:table-cell office:value-type="float" office:value="5.57505" calcext:value-type="float">
            <text:p>5.57505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569767" calcext:value-type="float">
            <text:p>0.569767</text:p>
          </table:table-cell>
          <table:table-cell office:value-type="float" office:value="114.839" calcext:value-type="float">
            <text:p>114.839</text:p>
          </table:table-cell>
          <table:table-cell office:value-type="float" office:value="5.59123" calcext:value-type="float">
            <text:p>5.59123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567453" calcext:value-type="float">
            <text:p>0.567453</text:p>
          </table:table-cell>
          <table:table-cell office:value-type="float" office:value="114.825" calcext:value-type="float">
            <text:p>114.825</text:p>
          </table:table-cell>
          <table:table-cell office:value-type="float" office:value="5.60726" calcext:value-type="float">
            <text:p>5.60726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.565145" calcext:value-type="float">
            <text:p>0.565145</text:p>
          </table:table-cell>
          <table:table-cell office:value-type="float" office:value="114.812" calcext:value-type="float">
            <text:p>114.812</text:p>
          </table:table-cell>
          <table:table-cell office:value-type="float" office:value="5.62313" calcext:value-type="float">
            <text:p>5.62313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.562844" calcext:value-type="float">
            <text:p>0.562844</text:p>
          </table:table-cell>
          <table:table-cell office:value-type="float" office:value="114.798" calcext:value-type="float">
            <text:p>114.798</text:p>
          </table:table-cell>
          <table:table-cell office:value-type="float" office:value="5.63885" calcext:value-type="float">
            <text:p>5.63885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560549" calcext:value-type="float">
            <text:p>0.560549</text:p>
          </table:table-cell>
          <table:table-cell office:value-type="float" office:value="114.785" calcext:value-type="float">
            <text:p>114.785</text:p>
          </table:table-cell>
          <table:table-cell office:value-type="float" office:value="5.65443" calcext:value-type="float">
            <text:p>5.65443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0.55826" calcext:value-type="float">
            <text:p>0.55826</text:p>
          </table:table-cell>
          <table:table-cell office:value-type="float" office:value="114.772" calcext:value-type="float">
            <text:p>114.772</text:p>
          </table:table-cell>
          <table:table-cell office:value-type="float" office:value="5.66985" calcext:value-type="float">
            <text:p>5.669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55977" calcext:value-type="float">
            <text:p>0.555977</text:p>
          </table:table-cell>
          <table:table-cell office:value-type="float" office:value="114.759" calcext:value-type="float">
            <text:p>114.759</text:p>
          </table:table-cell>
          <table:table-cell office:value-type="float" office:value="5.68513" calcext:value-type="float">
            <text:p>5.68513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553702" calcext:value-type="float">
            <text:p>0.553702</text:p>
          </table:table-cell>
          <table:table-cell office:value-type="float" office:value="114.746" calcext:value-type="float">
            <text:p>114.746</text:p>
          </table:table-cell>
          <table:table-cell office:value-type="float" office:value="5.70026" calcext:value-type="float">
            <text:p>5.70026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551432" calcext:value-type="float">
            <text:p>0.551432</text:p>
          </table:table-cell>
          <table:table-cell office:value-type="float" office:value="114.733" calcext:value-type="float">
            <text:p>114.733</text:p>
          </table:table-cell>
          <table:table-cell office:value-type="float" office:value="5.71524" calcext:value-type="float">
            <text:p>5.71524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.549169" calcext:value-type="float">
            <text:p>0.549169</text:p>
          </table:table-cell>
          <table:table-cell office:value-type="float" office:value="114.721" calcext:value-type="float">
            <text:p>114.721</text:p>
          </table:table-cell>
          <table:table-cell office:value-type="float" office:value="5.73008" calcext:value-type="float">
            <text:p>5.73008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546913" calcext:value-type="float">
            <text:p>0.546913</text:p>
          </table:table-cell>
          <table:table-cell office:value-type="float" office:value="114.708" calcext:value-type="float">
            <text:p>114.708</text:p>
          </table:table-cell>
          <table:table-cell office:value-type="float" office:value="5.74477" calcext:value-type="float">
            <text:p>5.74477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544663" calcext:value-type="float">
            <text:p>0.544663</text:p>
          </table:table-cell>
          <table:table-cell office:value-type="float" office:value="114.696" calcext:value-type="float">
            <text:p>114.696</text:p>
          </table:table-cell>
          <table:table-cell office:value-type="float" office:value="5.75931" calcext:value-type="float">
            <text:p>5.75931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54242" calcext:value-type="float">
            <text:p>0.54242</text:p>
          </table:table-cell>
          <table:table-cell office:value-type="float" office:value="114.684" calcext:value-type="float">
            <text:p>114.684</text:p>
          </table:table-cell>
          <table:table-cell office:value-type="float" office:value="5.77371" calcext:value-type="float">
            <text:p>5.77371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0.540183" calcext:value-type="float">
            <text:p>0.540183</text:p>
          </table:table-cell>
          <table:table-cell office:value-type="float" office:value="114.672" calcext:value-type="float">
            <text:p>114.672</text:p>
          </table:table-cell>
          <table:table-cell office:value-type="float" office:value="5.78796" calcext:value-type="float">
            <text:p>5.78796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537953" calcext:value-type="float">
            <text:p>0.537953</text:p>
          </table:table-cell>
          <table:table-cell office:value-type="float" office:value="114.66" calcext:value-type="float">
            <text:p>114.66</text:p>
          </table:table-cell>
          <table:table-cell office:value-type="float" office:value="5.80208" calcext:value-type="float">
            <text:p>5.80208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.53573" calcext:value-type="float">
            <text:p>0.53573</text:p>
          </table:table-cell>
          <table:table-cell office:value-type="float" office:value="114.648" calcext:value-type="float">
            <text:p>114.648</text:p>
          </table:table-cell>
          <table:table-cell office:value-type="float" office:value="5.81604" calcext:value-type="float">
            <text:p>5.816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33514" calcext:value-type="float">
            <text:p>0.533514</text:p>
          </table:table-cell>
          <table:table-cell office:value-type="float" office:value="114.637" calcext:value-type="float">
            <text:p>114.637</text:p>
          </table:table-cell>
          <table:table-cell office:value-type="float" office:value="5.82987" calcext:value-type="float">
            <text:p>5.82987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.531304" calcext:value-type="float">
            <text:p>0.531304</text:p>
          </table:table-cell>
          <table:table-cell office:value-type="float" office:value="114.625" calcext:value-type="float">
            <text:p>114.625</text:p>
          </table:table-cell>
          <table:table-cell office:value-type="float" office:value="5.84356" calcext:value-type="float">
            <text:p>5.84356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.5291" calcext:value-type="float">
            <text:p>0.5291</text:p>
          </table:table-cell>
          <table:table-cell office:value-type="float" office:value="114.614" calcext:value-type="float">
            <text:p>114.614</text:p>
          </table:table-cell>
          <table:table-cell office:value-type="float" office:value="5.8571" calcext:value-type="float">
            <text:p>5.8571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0.526904" calcext:value-type="float">
            <text:p>0.526904</text:p>
          </table:table-cell>
          <table:table-cell office:value-type="float" office:value="114.603" calcext:value-type="float">
            <text:p>114.603</text:p>
          </table:table-cell>
          <table:table-cell office:value-type="float" office:value="5.87051" calcext:value-type="float">
            <text:p>5.87051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524714" calcext:value-type="float">
            <text:p>0.524714</text:p>
          </table:table-cell>
          <table:table-cell office:value-type="float" office:value="114.592" calcext:value-type="float">
            <text:p>114.592</text:p>
          </table:table-cell>
          <table:table-cell office:value-type="float" office:value="5.88377" calcext:value-type="float">
            <text:p>5.88377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522532" calcext:value-type="float">
            <text:p>0.522532</text:p>
          </table:table-cell>
          <table:table-cell office:value-type="float" office:value="114.581" calcext:value-type="float">
            <text:p>114.581</text:p>
          </table:table-cell>
          <table:table-cell office:value-type="float" office:value="5.8969" calcext:value-type="float">
            <text:p>5.8969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520356" calcext:value-type="float">
            <text:p>0.520356</text:p>
          </table:table-cell>
          <table:table-cell office:value-type="float" office:value="114.57" calcext:value-type="float">
            <text:p>114.57</text:p>
          </table:table-cell>
          <table:table-cell office:value-type="float" office:value="5.90989" calcext:value-type="float">
            <text:p>5.90989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0.518186" calcext:value-type="float">
            <text:p>0.518186</text:p>
          </table:table-cell>
          <table:table-cell office:value-type="float" office:value="114.559" calcext:value-type="float">
            <text:p>114.559</text:p>
          </table:table-cell>
          <table:table-cell office:value-type="float" office:value="5.92274" calcext:value-type="float">
            <text:p>5.92274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516024" calcext:value-type="float">
            <text:p>0.516024</text:p>
          </table:table-cell>
          <table:table-cell office:value-type="float" office:value="114.549" calcext:value-type="float">
            <text:p>114.549</text:p>
          </table:table-cell>
          <table:table-cell office:value-type="float" office:value="5.93545" calcext:value-type="float">
            <text:p>5.93545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513868" calcext:value-type="float">
            <text:p>0.513868</text:p>
          </table:table-cell>
          <table:table-cell office:value-type="float" office:value="114.538" calcext:value-type="float">
            <text:p>114.538</text:p>
          </table:table-cell>
          <table:table-cell office:value-type="float" office:value="5.94803" calcext:value-type="float">
            <text:p>5.948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1172" calcext:value-type="float">
            <text:p>0.51172</text:p>
          </table:table-cell>
          <table:table-cell office:value-type="float" office:value="114.528" calcext:value-type="float">
            <text:p>114.528</text:p>
          </table:table-cell>
          <table:table-cell office:value-type="float" office:value="5.96047" calcext:value-type="float">
            <text:p>5.96047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0.509578" calcext:value-type="float">
            <text:p>0.509578</text:p>
          </table:table-cell>
          <table:table-cell office:value-type="float" office:value="114.518" calcext:value-type="float">
            <text:p>114.518</text:p>
          </table:table-cell>
          <table:table-cell office:value-type="float" office:value="5.97278" calcext:value-type="float">
            <text:p>5.97278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0.507443" calcext:value-type="float">
            <text:p>0.507443</text:p>
          </table:table-cell>
          <table:table-cell office:value-type="float" office:value="114.508" calcext:value-type="float">
            <text:p>114.508</text:p>
          </table:table-cell>
          <table:table-cell office:value-type="float" office:value="5.98495" calcext:value-type="float">
            <text:p>5.98495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0.505315" calcext:value-type="float">
            <text:p>0.505315</text:p>
          </table:table-cell>
          <table:table-cell office:value-type="float" office:value="114.498" calcext:value-type="float">
            <text:p>114.498</text:p>
          </table:table-cell>
          <table:table-cell office:value-type="float" office:value="5.99699" calcext:value-type="float">
            <text:p>5.99699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0.503194" calcext:value-type="float">
            <text:p>0.503194</text:p>
          </table:table-cell>
          <table:table-cell office:value-type="float" office:value="114.488" calcext:value-type="float">
            <text:p>114.488</text:p>
          </table:table-cell>
          <table:table-cell office:value-type="float" office:value="6.0089" calcext:value-type="float">
            <text:p>6.0089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0.50108" calcext:value-type="float">
            <text:p>0.50108</text:p>
          </table:table-cell>
          <table:table-cell office:value-type="float" office:value="114.478" calcext:value-type="float">
            <text:p>114.478</text:p>
          </table:table-cell>
          <table:table-cell office:value-type="float" office:value="6.02067" calcext:value-type="float">
            <text:p>6.02067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0.498973" calcext:value-type="float">
            <text:p>0.498973</text:p>
          </table:table-cell>
          <table:table-cell office:value-type="float" office:value="114.469" calcext:value-type="float">
            <text:p>114.469</text:p>
          </table:table-cell>
          <table:table-cell office:value-type="float" office:value="6.03232" calcext:value-type="float">
            <text:p>6.03232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.496873" calcext:value-type="float">
            <text:p>0.496873</text:p>
          </table:table-cell>
          <table:table-cell office:value-type="float" office:value="114.459" calcext:value-type="float">
            <text:p>114.459</text:p>
          </table:table-cell>
          <table:table-cell office:value-type="float" office:value="6.04383" calcext:value-type="float">
            <text:p>6.04383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0.49478" calcext:value-type="float">
            <text:p>0.49478</text:p>
          </table:table-cell>
          <table:table-cell office:value-type="float" office:value="114.45" calcext:value-type="float">
            <text:p>114.45</text:p>
          </table:table-cell>
          <table:table-cell office:value-type="float" office:value="6.05521" calcext:value-type="float">
            <text:p>6.05521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0.492693" calcext:value-type="float">
            <text:p>0.492693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6.06646" calcext:value-type="float">
            <text:p>6.066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90614" calcext:value-type="float">
            <text:p>0.490614</text:p>
          </table:table-cell>
          <table:table-cell office:value-type="float" office:value="114.432" calcext:value-type="float">
            <text:p>114.432</text:p>
          </table:table-cell>
          <table:table-cell office:value-type="float" office:value="6.07758" calcext:value-type="float">
            <text:p>6.07758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0.488542" calcext:value-type="float">
            <text:p>0.488542</text:p>
          </table:table-cell>
          <table:table-cell office:value-type="float" office:value="114.423" calcext:value-type="float">
            <text:p>114.423</text:p>
          </table:table-cell>
          <table:table-cell office:value-type="float" office:value="6.08858" calcext:value-type="float">
            <text:p>6.08858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0.486477" calcext:value-type="float">
            <text:p>0.486477</text:p>
          </table:table-cell>
          <table:table-cell office:value-type="float" office:value="114.414" calcext:value-type="float">
            <text:p>114.414</text:p>
          </table:table-cell>
          <table:table-cell office:value-type="float" office:value="6.09944" calcext:value-type="float">
            <text:p>6.09944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0.484419" calcext:value-type="float">
            <text:p>0.484419</text:p>
          </table:table-cell>
          <table:table-cell office:value-type="float" office:value="114.405" calcext:value-type="float">
            <text:p>114.405</text:p>
          </table:table-cell>
          <table:table-cell office:value-type="float" office:value="6.11018" calcext:value-type="float">
            <text:p>6.11018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0.482368" calcext:value-type="float">
            <text:p>0.482368</text:p>
          </table:table-cell>
          <table:table-cell office:value-type="float" office:value="114.397" calcext:value-type="float">
            <text:p>114.397</text:p>
          </table:table-cell>
          <table:table-cell office:value-type="float" office:value="6.12079" calcext:value-type="float">
            <text:p>6.12079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0.480324" calcext:value-type="float">
            <text:p>0.480324</text:p>
          </table:table-cell>
          <table:table-cell office:value-type="float" office:value="114.388" calcext:value-type="float">
            <text:p>114.388</text:p>
          </table:table-cell>
          <table:table-cell office:value-type="float" office:value="6.13128" calcext:value-type="float">
            <text:p>6.13128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0.478287" calcext:value-type="float">
            <text:p>0.478287</text:p>
          </table:table-cell>
          <table:table-cell office:value-type="float" office:value="114.38" calcext:value-type="float">
            <text:p>114.38</text:p>
          </table:table-cell>
          <table:table-cell office:value-type="float" office:value="6.14164" calcext:value-type="float">
            <text:p>6.14164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0.476257" calcext:value-type="float">
            <text:p>0.476257</text:p>
          </table:table-cell>
          <table:table-cell office:value-type="float" office:value="114.372" calcext:value-type="float">
            <text:p>114.372</text:p>
          </table:table-cell>
          <table:table-cell office:value-type="float" office:value="6.15188" calcext:value-type="float">
            <text:p>6.15188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0.474234" calcext:value-type="float">
            <text:p>0.474234</text:p>
          </table:table-cell>
          <table:table-cell office:value-type="float" office:value="114.364" calcext:value-type="float">
            <text:p>114.364</text:p>
          </table:table-cell>
          <table:table-cell office:value-type="float" office:value="6.16199" calcext:value-type="float">
            <text:p>6.16199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0.472218" calcext:value-type="float">
            <text:p>0.472218</text:p>
          </table:table-cell>
          <table:table-cell office:value-type="float" office:value="114.356" calcext:value-type="float">
            <text:p>114.356</text:p>
          </table:table-cell>
          <table:table-cell office:value-type="float" office:value="6.17198" calcext:value-type="float">
            <text:p>6.171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0209" calcext:value-type="float">
            <text:p>0.470209</text:p>
          </table:table-cell>
          <table:table-cell office:value-type="float" office:value="114.348" calcext:value-type="float">
            <text:p>114.348</text:p>
          </table:table-cell>
          <table:table-cell office:value-type="float" office:value="6.18184" calcext:value-type="float">
            <text:p>6.18184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0.468208" calcext:value-type="float">
            <text:p>0.468208</text:p>
          </table:table-cell>
          <table:table-cell office:value-type="float" office:value="114.34" calcext:value-type="float">
            <text:p>114.34</text:p>
          </table:table-cell>
          <table:table-cell office:value-type="float" office:value="6.19158" calcext:value-type="float">
            <text:p>6.19158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0.466213" calcext:value-type="float">
            <text:p>0.466213</text:p>
          </table:table-cell>
          <table:table-cell office:value-type="float" office:value="114.333" calcext:value-type="float">
            <text:p>114.333</text:p>
          </table:table-cell>
          <table:table-cell office:value-type="float" office:value="6.20121" calcext:value-type="float">
            <text:p>6.20121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0.464225" calcext:value-type="float">
            <text:p>0.464225</text:p>
          </table:table-cell>
          <table:table-cell office:value-type="float" office:value="114.325" calcext:value-type="float">
            <text:p>114.325</text:p>
          </table:table-cell>
          <table:table-cell office:value-type="float" office:value="6.21071" calcext:value-type="float">
            <text:p>6.21071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.462245" calcext:value-type="float">
            <text:p>0.462245</text:p>
          </table:table-cell>
          <table:table-cell office:value-type="float" office:value="114.318" calcext:value-type="float">
            <text:p>114.318</text:p>
          </table:table-cell>
          <table:table-cell office:value-type="float" office:value="6.22009" calcext:value-type="float">
            <text:p>6.22009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0.460272" calcext:value-type="float">
            <text:p>0.460272</text:p>
          </table:table-cell>
          <table:table-cell office:value-type="float" office:value="114.31" calcext:value-type="float">
            <text:p>114.31</text:p>
          </table:table-cell>
          <table:table-cell office:value-type="float" office:value="6.22935" calcext:value-type="float">
            <text:p>6.22935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0.458305" calcext:value-type="float">
            <text:p>0.458305</text:p>
          </table:table-cell>
          <table:table-cell office:value-type="float" office:value="114.303" calcext:value-type="float">
            <text:p>114.303</text:p>
          </table:table-cell>
          <table:table-cell office:value-type="float" office:value="6.23849" calcext:value-type="float">
            <text:p>6.23849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0.456346" calcext:value-type="float">
            <text:p>0.456346</text:p>
          </table:table-cell>
          <table:table-cell office:value-type="float" office:value="114.296" calcext:value-type="float">
            <text:p>114.296</text:p>
          </table:table-cell>
          <table:table-cell office:value-type="float" office:value="6.24751" calcext:value-type="float">
            <text:p>6.24751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0.454394" calcext:value-type="float">
            <text:p>0.454394</text:p>
          </table:table-cell>
          <table:table-cell office:value-type="float" office:value="114.289" calcext:value-type="float">
            <text:p>114.289</text:p>
          </table:table-cell>
          <table:table-cell office:value-type="float" office:value="6.25642" calcext:value-type="float">
            <text:p>6.25642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0.452449" calcext:value-type="float">
            <text:p>0.452449</text:p>
          </table:table-cell>
          <table:table-cell office:value-type="float" office:value="114.282" calcext:value-type="float">
            <text:p>114.282</text:p>
          </table:table-cell>
          <table:table-cell office:value-type="float" office:value="6.26521" calcext:value-type="float">
            <text:p>6.265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50511" calcext:value-type="float">
            <text:p>0.450511</text:p>
          </table:table-cell>
          <table:table-cell office:value-type="float" office:value="114.276" calcext:value-type="float">
            <text:p>114.276</text:p>
          </table:table-cell>
          <table:table-cell office:value-type="float" office:value="6.27388" calcext:value-type="float">
            <text:p>6.27388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0.448581" calcext:value-type="float">
            <text:p>0.448581</text:p>
          </table:table-cell>
          <table:table-cell office:value-type="float" office:value="114.269" calcext:value-type="float">
            <text:p>114.269</text:p>
          </table:table-cell>
          <table:table-cell office:value-type="float" office:value="6.28243" calcext:value-type="float">
            <text:p>6.28243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0.446657" calcext:value-type="float">
            <text:p>0.446657</text:p>
          </table:table-cell>
          <table:table-cell office:value-type="float" office:value="114.262" calcext:value-type="float">
            <text:p>114.262</text:p>
          </table:table-cell>
          <table:table-cell office:value-type="float" office:value="6.29087" calcext:value-type="float">
            <text:p>6.29087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0.44474" calcext:value-type="float">
            <text:p>0.44474</text:p>
          </table:table-cell>
          <table:table-cell office:value-type="float" office:value="114.256" calcext:value-type="float">
            <text:p>114.256</text:p>
          </table:table-cell>
          <table:table-cell office:value-type="float" office:value="6.2992" calcext:value-type="float">
            <text:p>6.2992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.442831" calcext:value-type="float">
            <text:p>0.442831</text:p>
          </table:table-cell>
          <table:table-cell office:value-type="float" office:value="114.25" calcext:value-type="float">
            <text:p>114.25</text:p>
          </table:table-cell>
          <table:table-cell office:value-type="float" office:value="6.30741" calcext:value-type="float">
            <text:p>6.30741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0.440928" calcext:value-type="float">
            <text:p>0.440928</text:p>
          </table:table-cell>
          <table:table-cell office:value-type="float" office:value="114.244" calcext:value-type="float">
            <text:p>114.244</text:p>
          </table:table-cell>
          <table:table-cell office:value-type="float" office:value="6.31551" calcext:value-type="float">
            <text:p>6.31551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0.439033" calcext:value-type="float">
            <text:p>0.439033</text:p>
          </table:table-cell>
          <table:table-cell office:value-type="float" office:value="114.237" calcext:value-type="float">
            <text:p>114.237</text:p>
          </table:table-cell>
          <table:table-cell office:value-type="float" office:value="6.32349" calcext:value-type="float">
            <text:p>6.32349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0.437145" calcext:value-type="float">
            <text:p>0.437145</text:p>
          </table:table-cell>
          <table:table-cell office:value-type="float" office:value="114.231" calcext:value-type="float">
            <text:p>114.231</text:p>
          </table:table-cell>
          <table:table-cell office:value-type="float" office:value="6.33136" calcext:value-type="float">
            <text:p>6.33136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0.435264" calcext:value-type="float">
            <text:p>0.435264</text:p>
          </table:table-cell>
          <table:table-cell office:value-type="float" office:value="114.226" calcext:value-type="float">
            <text:p>114.226</text:p>
          </table:table-cell>
          <table:table-cell office:value-type="float" office:value="6.33912" calcext:value-type="float">
            <text:p>6.33912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0.43339" calcext:value-type="float">
            <text:p>0.43339</text:p>
          </table:table-cell>
          <table:table-cell office:value-type="float" office:value="114.22" calcext:value-type="float">
            <text:p>114.22</text:p>
          </table:table-cell>
          <table:table-cell office:value-type="float" office:value="6.34677" calcext:value-type="float">
            <text:p>6.346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31523" calcext:value-type="float">
            <text:p>0.431523</text:p>
          </table:table-cell>
          <table:table-cell office:value-type="float" office:value="114.214" calcext:value-type="float">
            <text:p>114.214</text:p>
          </table:table-cell>
          <table:table-cell office:value-type="float" office:value="6.35431" calcext:value-type="float">
            <text:p>6.35431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0.429663" calcext:value-type="float">
            <text:p>0.429663</text:p>
          </table:table-cell>
          <table:table-cell office:value-type="float" office:value="114.209" calcext:value-type="float">
            <text:p>114.209</text:p>
          </table:table-cell>
          <table:table-cell office:value-type="float" office:value="6.36174" calcext:value-type="float">
            <text:p>6.36174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0.42781" calcext:value-type="float">
            <text:p>0.42781</text:p>
          </table:table-cell>
          <table:table-cell office:value-type="float" office:value="114.203" calcext:value-type="float">
            <text:p>114.203</text:p>
          </table:table-cell>
          <table:table-cell office:value-type="float" office:value="6.36906" calcext:value-type="float">
            <text:p>6.36906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0.425964" calcext:value-type="float">
            <text:p>0.425964</text:p>
          </table:table-cell>
          <table:table-cell office:value-type="float" office:value="114.198" calcext:value-type="float">
            <text:p>114.198</text:p>
          </table:table-cell>
          <table:table-cell office:value-type="float" office:value="6.37627" calcext:value-type="float">
            <text:p>6.37627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0.424125" calcext:value-type="float">
            <text:p>0.424125</text:p>
          </table:table-cell>
          <table:table-cell office:value-type="float" office:value="114.192" calcext:value-type="float">
            <text:p>114.192</text:p>
          </table:table-cell>
          <table:table-cell office:value-type="float" office:value="6.38337" calcext:value-type="float">
            <text:p>6.38337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0.422294" calcext:value-type="float">
            <text:p>0.422294</text:p>
          </table:table-cell>
          <table:table-cell office:value-type="float" office:value="114.187" calcext:value-type="float">
            <text:p>114.187</text:p>
          </table:table-cell>
          <table:table-cell office:value-type="float" office:value="6.39037" calcext:value-type="float">
            <text:p>6.39037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0.420469" calcext:value-type="float">
            <text:p>0.420469</text:p>
          </table:table-cell>
          <table:table-cell office:value-type="float" office:value="114.182" calcext:value-type="float">
            <text:p>114.182</text:p>
          </table:table-cell>
          <table:table-cell office:value-type="float" office:value="6.39726" calcext:value-type="float">
            <text:p>6.39726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0.418651" calcext:value-type="float">
            <text:p>0.418651</text:p>
          </table:table-cell>
          <table:table-cell office:value-type="float" office:value="114.177" calcext:value-type="float">
            <text:p>114.177</text:p>
          </table:table-cell>
          <table:table-cell office:value-type="float" office:value="6.40404" calcext:value-type="float">
            <text:p>6.40404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0.416841" calcext:value-type="float">
            <text:p>0.416841</text:p>
          </table:table-cell>
          <table:table-cell office:value-type="float" office:value="114.172" calcext:value-type="float">
            <text:p>114.172</text:p>
          </table:table-cell>
          <table:table-cell office:value-type="float" office:value="6.41072" calcext:value-type="float">
            <text:p>6.41072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0.415037" calcext:value-type="float">
            <text:p>0.415037</text:p>
          </table:table-cell>
          <table:table-cell office:value-type="float" office:value="114.168" calcext:value-type="float">
            <text:p>114.168</text:p>
          </table:table-cell>
          <table:table-cell office:value-type="float" office:value="6.41729" calcext:value-type="float">
            <text:p>6.417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13241" calcext:value-type="float">
            <text:p>0.413241</text:p>
          </table:table-cell>
          <table:table-cell office:value-type="float" office:value="114.163" calcext:value-type="float">
            <text:p>114.163</text:p>
          </table:table-cell>
          <table:table-cell office:value-type="float" office:value="6.42375" calcext:value-type="float">
            <text:p>6.42375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0.411451" calcext:value-type="float">
            <text:p>0.411451</text:p>
          </table:table-cell>
          <table:table-cell office:value-type="float" office:value="114.158" calcext:value-type="float">
            <text:p>114.158</text:p>
          </table:table-cell>
          <table:table-cell office:value-type="float" office:value="6.43011" calcext:value-type="float">
            <text:p>6.43011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0.409669" calcext:value-type="float">
            <text:p>0.409669</text:p>
          </table:table-cell>
          <table:table-cell office:value-type="float" office:value="114.154" calcext:value-type="float">
            <text:p>114.154</text:p>
          </table:table-cell>
          <table:table-cell office:value-type="float" office:value="6.43637" calcext:value-type="float">
            <text:p>6.43637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0.407893" calcext:value-type="float">
            <text:p>0.407893</text:p>
          </table:table-cell>
          <table:table-cell office:value-type="float" office:value="114.15" calcext:value-type="float">
            <text:p>114.15</text:p>
          </table:table-cell>
          <table:table-cell office:value-type="float" office:value="6.44253" calcext:value-type="float">
            <text:p>6.44253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0.406125" calcext:value-type="float">
            <text:p>0.406125</text:p>
          </table:table-cell>
          <table:table-cell office:value-type="float" office:value="114.145" calcext:value-type="float">
            <text:p>114.145</text:p>
          </table:table-cell>
          <table:table-cell office:value-type="float" office:value="6.44858" calcext:value-type="float">
            <text:p>6.44858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0.404363" calcext:value-type="float">
            <text:p>0.404363</text:p>
          </table:table-cell>
          <table:table-cell office:value-type="float" office:value="114.141" calcext:value-type="float">
            <text:p>114.141</text:p>
          </table:table-cell>
          <table:table-cell office:value-type="float" office:value="6.45453" calcext:value-type="float">
            <text:p>6.45453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0.402608" calcext:value-type="float">
            <text:p>0.402608</text:p>
          </table:table-cell>
          <table:table-cell office:value-type="float" office:value="114.137" calcext:value-type="float">
            <text:p>114.137</text:p>
          </table:table-cell>
          <table:table-cell office:value-type="float" office:value="6.46038" calcext:value-type="float">
            <text:p>6.46038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0.400861" calcext:value-type="float">
            <text:p>0.400861</text:p>
          </table:table-cell>
          <table:table-cell office:value-type="float" office:value="114.133" calcext:value-type="float">
            <text:p>114.133</text:p>
          </table:table-cell>
          <table:table-cell office:value-type="float" office:value="6.46613" calcext:value-type="float">
            <text:p>6.46613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0.39912" calcext:value-type="float">
            <text:p>0.39912</text:p>
          </table:table-cell>
          <table:table-cell office:value-type="float" office:value="114.129" calcext:value-type="float">
            <text:p>114.129</text:p>
          </table:table-cell>
          <table:table-cell office:value-type="float" office:value="6.47178" calcext:value-type="float">
            <text:p>6.47178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0.397386" calcext:value-type="float">
            <text:p>0.397386</text:p>
          </table:table-cell>
          <table:table-cell office:value-type="float" office:value="114.125" calcext:value-type="float">
            <text:p>114.125</text:p>
          </table:table-cell>
          <table:table-cell office:value-type="float" office:value="6.47733" calcext:value-type="float">
            <text:p>6.477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9566" calcext:value-type="float">
            <text:p>0.39566</text:p>
          </table:table-cell>
          <table:table-cell office:value-type="float" office:value="114.122" calcext:value-type="float">
            <text:p>114.122</text:p>
          </table:table-cell>
          <table:table-cell office:value-type="float" office:value="6.48279" calcext:value-type="float">
            <text:p>6.48279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0.39394" calcext:value-type="float">
            <text:p>0.39394</text:p>
          </table:table-cell>
          <table:table-cell office:value-type="float" office:value="114.118" calcext:value-type="float">
            <text:p>114.118</text:p>
          </table:table-cell>
          <table:table-cell office:value-type="float" office:value="6.48814" calcext:value-type="float">
            <text:p>6.48814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0.392227" calcext:value-type="float">
            <text:p>0.392227</text:p>
          </table:table-cell>
          <table:table-cell office:value-type="float" office:value="114.114" calcext:value-type="float">
            <text:p>114.114</text:p>
          </table:table-cell>
          <table:table-cell office:value-type="float" office:value="6.49339" calcext:value-type="float">
            <text:p>6.49339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0.390521" calcext:value-type="float">
            <text:p>0.390521</text:p>
          </table:table-cell>
          <table:table-cell office:value-type="float" office:value="114.111" calcext:value-type="float">
            <text:p>114.111</text:p>
          </table:table-cell>
          <table:table-cell office:value-type="float" office:value="6.49855" calcext:value-type="float">
            <text:p>6.49855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0.388821" calcext:value-type="float">
            <text:p>0.388821</text:p>
          </table:table-cell>
          <table:table-cell office:value-type="float" office:value="114.108" calcext:value-type="float">
            <text:p>114.108</text:p>
          </table:table-cell>
          <table:table-cell office:value-type="float" office:value="6.50361" calcext:value-type="float">
            <text:p>6.50361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0.387129" calcext:value-type="float">
            <text:p>0.387129</text:p>
          </table:table-cell>
          <table:table-cell office:value-type="float" office:value="114.104" calcext:value-type="float">
            <text:p>114.104</text:p>
          </table:table-cell>
          <table:table-cell office:value-type="float" office:value="6.50858" calcext:value-type="float">
            <text:p>6.50858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0.385444" calcext:value-type="float">
            <text:p>0.385444</text:p>
          </table:table-cell>
          <table:table-cell office:value-type="float" office:value="114.101" calcext:value-type="float">
            <text:p>114.101</text:p>
          </table:table-cell>
          <table:table-cell office:value-type="float" office:value="6.51345" calcext:value-type="float">
            <text:p>6.51345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0.383765" calcext:value-type="float">
            <text:p>0.383765</text:p>
          </table:table-cell>
          <table:table-cell office:value-type="float" office:value="114.098" calcext:value-type="float">
            <text:p>114.098</text:p>
          </table:table-cell>
          <table:table-cell office:value-type="float" office:value="6.51823" calcext:value-type="float">
            <text:p>6.51823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0.382093" calcext:value-type="float">
            <text:p>0.382093</text:p>
          </table:table-cell>
          <table:table-cell office:value-type="float" office:value="114.095" calcext:value-type="float">
            <text:p>114.095</text:p>
          </table:table-cell>
          <table:table-cell office:value-type="float" office:value="6.52291" calcext:value-type="float">
            <text:p>6.52291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0.380428" calcext:value-type="float">
            <text:p>0.380428</text:p>
          </table:table-cell>
          <table:table-cell office:value-type="float" office:value="114.092" calcext:value-type="float">
            <text:p>114.092</text:p>
          </table:table-cell>
          <table:table-cell office:value-type="float" office:value="6.52749" calcext:value-type="float">
            <text:p>6.527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7877" calcext:value-type="float">
            <text:p>0.37877</text:p>
          </table:table-cell>
          <table:table-cell office:value-type="float" office:value="114.089" calcext:value-type="float">
            <text:p>114.089</text:p>
          </table:table-cell>
          <table:table-cell office:value-type="float" office:value="6.53199" calcext:value-type="float">
            <text:p>6.53199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0.377119" calcext:value-type="float">
            <text:p>0.377119</text:p>
          </table:table-cell>
          <table:table-cell office:value-type="float" office:value="114.086" calcext:value-type="float">
            <text:p>114.086</text:p>
          </table:table-cell>
          <table:table-cell office:value-type="float" office:value="6.53639" calcext:value-type="float">
            <text:p>6.53639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0.375474" calcext:value-type="float">
            <text:p>0.375474</text:p>
          </table:table-cell>
          <table:table-cell office:value-type="float" office:value="114.084" calcext:value-type="float">
            <text:p>114.084</text:p>
          </table:table-cell>
          <table:table-cell office:value-type="float" office:value="6.5407" calcext:value-type="float">
            <text:p>6.5407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0.373836" calcext:value-type="float">
            <text:p>0.373836</text:p>
          </table:table-cell>
          <table:table-cell office:value-type="float" office:value="114.081" calcext:value-type="float">
            <text:p>114.081</text:p>
          </table:table-cell>
          <table:table-cell office:value-type="float" office:value="6.54491" calcext:value-type="float">
            <text:p>6.54491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0.372205" calcext:value-type="float">
            <text:p>0.372205</text:p>
          </table:table-cell>
          <table:table-cell office:value-type="float" office:value="114.079" calcext:value-type="float">
            <text:p>114.079</text:p>
          </table:table-cell>
          <table:table-cell office:value-type="float" office:value="6.54904" calcext:value-type="float">
            <text:p>6.54904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0.370581" calcext:value-type="float">
            <text:p>0.370581</text:p>
          </table:table-cell>
          <table:table-cell office:value-type="float" office:value="114.076" calcext:value-type="float">
            <text:p>114.076</text:p>
          </table:table-cell>
          <table:table-cell office:value-type="float" office:value="6.55307" calcext:value-type="float">
            <text:p>6.55307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0.368964" calcext:value-type="float">
            <text:p>0.368964</text:p>
          </table:table-cell>
          <table:table-cell office:value-type="float" office:value="114.074" calcext:value-type="float">
            <text:p>114.074</text:p>
          </table:table-cell>
          <table:table-cell office:value-type="float" office:value="6.55702" calcext:value-type="float">
            <text:p>6.55702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0.367353" calcext:value-type="float">
            <text:p>0.367353</text:p>
          </table:table-cell>
          <table:table-cell office:value-type="float" office:value="114.072" calcext:value-type="float">
            <text:p>114.072</text:p>
          </table:table-cell>
          <table:table-cell office:value-type="float" office:value="6.56087" calcext:value-type="float">
            <text:p>6.56087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0.365749" calcext:value-type="float">
            <text:p>0.365749</text:p>
          </table:table-cell>
          <table:table-cell office:value-type="float" office:value="114.07" calcext:value-type="float">
            <text:p>114.07</text:p>
          </table:table-cell>
          <table:table-cell office:value-type="float" office:value="6.56464" calcext:value-type="float">
            <text:p>6.56464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0.364151" calcext:value-type="float">
            <text:p>0.364151</text:p>
          </table:table-cell>
          <table:table-cell office:value-type="float" office:value="114.068" calcext:value-type="float">
            <text:p>114.068</text:p>
          </table:table-cell>
          <table:table-cell office:value-type="float" office:value="6.56832" calcext:value-type="float">
            <text:p>6.568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62561" calcext:value-type="float">
            <text:p>0.362561</text:p>
          </table:table-cell>
          <table:table-cell office:value-type="float" office:value="114.066" calcext:value-type="float">
            <text:p>114.066</text:p>
          </table:table-cell>
          <table:table-cell office:value-type="float" office:value="6.57191" calcext:value-type="float">
            <text:p>6.57191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0.360977" calcext:value-type="float">
            <text:p>0.360977</text:p>
          </table:table-cell>
          <table:table-cell office:value-type="float" office:value="114.064" calcext:value-type="float">
            <text:p>114.064</text:p>
          </table:table-cell>
          <table:table-cell office:value-type="float" office:value="6.57541" calcext:value-type="float">
            <text:p>6.57541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0.359399" calcext:value-type="float">
            <text:p>0.359399</text:p>
          </table:table-cell>
          <table:table-cell office:value-type="float" office:value="114.062" calcext:value-type="float">
            <text:p>114.062</text:p>
          </table:table-cell>
          <table:table-cell office:value-type="float" office:value="6.57883" calcext:value-type="float">
            <text:p>6.57883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0.357828" calcext:value-type="float">
            <text:p>0.357828</text:p>
          </table:table-cell>
          <table:table-cell office:value-type="float" office:value="114.06" calcext:value-type="float">
            <text:p>114.06</text:p>
          </table:table-cell>
          <table:table-cell office:value-type="float" office:value="6.58216" calcext:value-type="float">
            <text:p>6.58216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0.356264" calcext:value-type="float">
            <text:p>0.356264</text:p>
          </table:table-cell>
          <table:table-cell office:value-type="float" office:value="114.058" calcext:value-type="float">
            <text:p>114.058</text:p>
          </table:table-cell>
          <table:table-cell office:value-type="float" office:value="6.5854" calcext:value-type="float">
            <text:p>6.5854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0.354707" calcext:value-type="float">
            <text:p>0.354707</text:p>
          </table:table-cell>
          <table:table-cell office:value-type="float" office:value="114.057" calcext:value-type="float">
            <text:p>114.057</text:p>
          </table:table-cell>
          <table:table-cell office:value-type="float" office:value="6.58856" calcext:value-type="float">
            <text:p>6.58856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0.353156" calcext:value-type="float">
            <text:p>0.353156</text:p>
          </table:table-cell>
          <table:table-cell office:value-type="float" office:value="114.055" calcext:value-type="float">
            <text:p>114.055</text:p>
          </table:table-cell>
          <table:table-cell office:value-type="float" office:value="6.59164" calcext:value-type="float">
            <text:p>6.59164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0.351611" calcext:value-type="float">
            <text:p>0.351611</text:p>
          </table:table-cell>
          <table:table-cell office:value-type="float" office:value="114.054" calcext:value-type="float">
            <text:p>114.054</text:p>
          </table:table-cell>
          <table:table-cell office:value-type="float" office:value="6.59463" calcext:value-type="float">
            <text:p>6.59463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.350073" calcext:value-type="float">
            <text:p>0.350073</text:p>
          </table:table-cell>
          <table:table-cell office:value-type="float" office:value="114.052" calcext:value-type="float">
            <text:p>114.052</text:p>
          </table:table-cell>
          <table:table-cell office:value-type="float" office:value="6.59753" calcext:value-type="float">
            <text:p>6.59753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0.348542" calcext:value-type="float">
            <text:p>0.348542</text:p>
          </table:table-cell>
          <table:table-cell office:value-type="float" office:value="114.051" calcext:value-type="float">
            <text:p>114.051</text:p>
          </table:table-cell>
          <table:table-cell office:value-type="float" office:value="6.60035" calcext:value-type="float">
            <text:p>6.600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47017" calcext:value-type="float">
            <text:p>0.347017</text:p>
          </table:table-cell>
          <table:table-cell office:value-type="float" office:value="114.05" calcext:value-type="float">
            <text:p>114.05</text:p>
          </table:table-cell>
          <table:table-cell office:value-type="float" office:value="6.60309" calcext:value-type="float">
            <text:p>6.60309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0.345499" calcext:value-type="float">
            <text:p>0.345499</text:p>
          </table:table-cell>
          <table:table-cell office:value-type="float" office:value="114.049" calcext:value-type="float">
            <text:p>114.049</text:p>
          </table:table-cell>
          <table:table-cell office:value-type="float" office:value="6.60575" calcext:value-type="float">
            <text:p>6.60575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0.343987" calcext:value-type="float">
            <text:p>0.343987</text:p>
          </table:table-cell>
          <table:table-cell office:value-type="float" office:value="114.048" calcext:value-type="float">
            <text:p>114.048</text:p>
          </table:table-cell>
          <table:table-cell office:value-type="float" office:value="6.60833" calcext:value-type="float">
            <text:p>6.60833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0.342482" calcext:value-type="float">
            <text:p>0.342482</text:p>
          </table:table-cell>
          <table:table-cell office:value-type="float" office:value="114.047" calcext:value-type="float">
            <text:p>114.047</text:p>
          </table:table-cell>
          <table:table-cell office:value-type="float" office:value="6.61082" calcext:value-type="float">
            <text:p>6.61082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0.340983" calcext:value-type="float">
            <text:p>0.340983</text:p>
          </table:table-cell>
          <table:table-cell office:value-type="float" office:value="114.046" calcext:value-type="float">
            <text:p>114.046</text:p>
          </table:table-cell>
          <table:table-cell office:value-type="float" office:value="6.61324" calcext:value-type="float">
            <text:p>6.61324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0.33949" calcext:value-type="float">
            <text:p>0.33949</text:p>
          </table:table-cell>
          <table:table-cell office:value-type="float" office:value="114.045" calcext:value-type="float">
            <text:p>114.045</text:p>
          </table:table-cell>
          <table:table-cell office:value-type="float" office:value="6.61557" calcext:value-type="float">
            <text:p>6.61557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0.338004" calcext:value-type="float">
            <text:p>0.338004</text:p>
          </table:table-cell>
          <table:table-cell office:value-type="float" office:value="114.044" calcext:value-type="float">
            <text:p>114.044</text:p>
          </table:table-cell>
          <table:table-cell office:value-type="float" office:value="6.61783" calcext:value-type="float">
            <text:p>6.61783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0.336525" calcext:value-type="float">
            <text:p>0.336525</text:p>
          </table:table-cell>
          <table:table-cell office:value-type="float" office:value="114.043" calcext:value-type="float">
            <text:p>114.043</text:p>
          </table:table-cell>
          <table:table-cell office:value-type="float" office:value="6.62" calcext:value-type="float">
            <text:p>6.62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0.335052" calcext:value-type="float">
            <text:p>0.335052</text:p>
          </table:table-cell>
          <table:table-cell office:value-type="float" office:value="114.043" calcext:value-type="float">
            <text:p>114.043</text:p>
          </table:table-cell>
          <table:table-cell office:value-type="float" office:value="6.6221" calcext:value-type="float">
            <text:p>6.6221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0.333585" calcext:value-type="float">
            <text:p>0.333585</text:p>
          </table:table-cell>
          <table:table-cell office:value-type="float" office:value="114.042" calcext:value-type="float">
            <text:p>114.042</text:p>
          </table:table-cell>
          <table:table-cell office:value-type="float" office:value="6.62412" calcext:value-type="float">
            <text:p>6.624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32124" calcext:value-type="float">
            <text:p>0.332124</text:p>
          </table:table-cell>
          <table:table-cell office:value-type="float" office:value="114.042" calcext:value-type="float">
            <text:p>114.042</text:p>
          </table:table-cell>
          <table:table-cell office:value-type="float" office:value="6.62606" calcext:value-type="float">
            <text:p>6.62606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0.33067" calcext:value-type="float">
            <text:p>0.33067</text:p>
          </table:table-cell>
          <table:table-cell office:value-type="float" office:value="114.041" calcext:value-type="float">
            <text:p>114.041</text:p>
          </table:table-cell>
          <table:table-cell office:value-type="float" office:value="6.62792" calcext:value-type="float">
            <text:p>6.62792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0.329222" calcext:value-type="float">
            <text:p>0.329222</text:p>
          </table:table-cell>
          <table:table-cell office:value-type="float" office:value="114.041" calcext:value-type="float">
            <text:p>114.041</text:p>
          </table:table-cell>
          <table:table-cell office:value-type="float" office:value="6.62971" calcext:value-type="float">
            <text:p>6.62971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0.327781" calcext:value-type="float">
            <text:p>0.327781</text:p>
          </table:table-cell>
          <table:table-cell office:value-type="float" office:value="114.041" calcext:value-type="float">
            <text:p>114.041</text:p>
          </table:table-cell>
          <table:table-cell office:value-type="float" office:value="6.63142" calcext:value-type="float">
            <text:p>6.63142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0.326345" calcext:value-type="float">
            <text:p>0.326345</text:p>
          </table:table-cell>
          <table:table-cell office:value-type="float" office:value="114.041" calcext:value-type="float">
            <text:p>114.041</text:p>
          </table:table-cell>
          <table:table-cell office:value-type="float" office:value="6.63305" calcext:value-type="float">
            <text:p>6.63305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0.324916" calcext:value-type="float">
            <text:p>0.324916</text:p>
          </table:table-cell>
          <table:table-cell office:value-type="float" office:value="114.04" calcext:value-type="float">
            <text:p>114.04</text:p>
          </table:table-cell>
          <table:table-cell office:value-type="float" office:value="6.63461" calcext:value-type="float">
            <text:p>6.63461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0.323494" calcext:value-type="float">
            <text:p>0.323494</text:p>
          </table:table-cell>
          <table:table-cell office:value-type="float" office:value="114.04" calcext:value-type="float">
            <text:p>114.04</text:p>
          </table:table-cell>
          <table:table-cell office:value-type="float" office:value="6.6361" calcext:value-type="float">
            <text:p>6.6361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0.322077" calcext:value-type="float">
            <text:p>0.322077</text:p>
          </table:table-cell>
          <table:table-cell office:value-type="float" office:value="114.04" calcext:value-type="float">
            <text:p>114.04</text:p>
          </table:table-cell>
          <table:table-cell office:value-type="float" office:value="6.63751" calcext:value-type="float">
            <text:p>6.63751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0.320667" calcext:value-type="float">
            <text:p>0.320667</text:p>
          </table:table-cell>
          <table:table-cell office:value-type="float" office:value="114.04" calcext:value-type="float">
            <text:p>114.04</text:p>
          </table:table-cell>
          <table:table-cell office:value-type="float" office:value="6.63884" calcext:value-type="float">
            <text:p>6.63884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0.319262" calcext:value-type="float">
            <text:p>0.319262</text:p>
          </table:table-cell>
          <table:table-cell office:value-type="float" office:value="114.041" calcext:value-type="float">
            <text:p>114.041</text:p>
          </table:table-cell>
          <table:table-cell office:value-type="float" office:value="6.64011" calcext:value-type="float">
            <text:p>6.640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17864" calcext:value-type="float">
            <text:p>0.317864</text:p>
          </table:table-cell>
          <table:table-cell office:value-type="float" office:value="114.041" calcext:value-type="float">
            <text:p>114.041</text:p>
          </table:table-cell>
          <table:table-cell office:value-type="float" office:value="6.6413" calcext:value-type="float">
            <text:p>6.6413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0.316473" calcext:value-type="float">
            <text:p>0.316473</text:p>
          </table:table-cell>
          <table:table-cell office:value-type="float" office:value="114.041" calcext:value-type="float">
            <text:p>114.041</text:p>
          </table:table-cell>
          <table:table-cell office:value-type="float" office:value="6.64242" calcext:value-type="float">
            <text:p>6.64242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0.315087" calcext:value-type="float">
            <text:p>0.315087</text:p>
          </table:table-cell>
          <table:table-cell office:value-type="float" office:value="114.041" calcext:value-type="float">
            <text:p>114.041</text:p>
          </table:table-cell>
          <table:table-cell office:value-type="float" office:value="6.64346" calcext:value-type="float">
            <text:p>6.64346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0.313707" calcext:value-type="float">
            <text:p>0.313707</text:p>
          </table:table-cell>
          <table:table-cell office:value-type="float" office:value="114.042" calcext:value-type="float">
            <text:p>114.042</text:p>
          </table:table-cell>
          <table:table-cell office:value-type="float" office:value="6.64444" calcext:value-type="float">
            <text:p>6.64444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0.312334" calcext:value-type="float">
            <text:p>0.312334</text:p>
          </table:table-cell>
          <table:table-cell office:value-type="float" office:value="114.042" calcext:value-type="float">
            <text:p>114.042</text:p>
          </table:table-cell>
          <table:table-cell office:value-type="float" office:value="6.64534" calcext:value-type="float">
            <text:p>6.64534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0.310966" calcext:value-type="float">
            <text:p>0.310966</text:p>
          </table:table-cell>
          <table:table-cell office:value-type="float" office:value="114.043" calcext:value-type="float">
            <text:p>114.043</text:p>
          </table:table-cell>
          <table:table-cell office:value-type="float" office:value="6.64617" calcext:value-type="float">
            <text:p>6.64617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0.309605" calcext:value-type="float">
            <text:p>0.309605</text:p>
          </table:table-cell>
          <table:table-cell office:value-type="float" office:value="114.043" calcext:value-type="float">
            <text:p>114.043</text:p>
          </table:table-cell>
          <table:table-cell office:value-type="float" office:value="6.64693" calcext:value-type="float">
            <text:p>6.64693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0.30825" calcext:value-type="float">
            <text:p>0.30825</text:p>
          </table:table-cell>
          <table:table-cell office:value-type="float" office:value="114.044" calcext:value-type="float">
            <text:p>114.044</text:p>
          </table:table-cell>
          <table:table-cell office:value-type="float" office:value="6.64763" calcext:value-type="float">
            <text:p>6.64763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0.3069" calcext:value-type="float">
            <text:p>0.3069</text:p>
          </table:table-cell>
          <table:table-cell office:value-type="float" office:value="114.045" calcext:value-type="float">
            <text:p>114.045</text:p>
          </table:table-cell>
          <table:table-cell office:value-type="float" office:value="6.64825" calcext:value-type="float">
            <text:p>6.64825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0.305557" calcext:value-type="float">
            <text:p>0.305557</text:p>
          </table:table-cell>
          <table:table-cell office:value-type="float" office:value="114.046" calcext:value-type="float">
            <text:p>114.046</text:p>
          </table:table-cell>
          <table:table-cell office:value-type="float" office:value="6.64881" calcext:value-type="float">
            <text:p>6.648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0422" calcext:value-type="float">
            <text:p>0.30422</text:p>
          </table:table-cell>
          <table:table-cell office:value-type="float" office:value="114.046" calcext:value-type="float">
            <text:p>114.046</text:p>
          </table:table-cell>
          <table:table-cell office:value-type="float" office:value="6.64929" calcext:value-type="float">
            <text:p>6.64929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0.302888" calcext:value-type="float">
            <text:p>0.302888</text:p>
          </table:table-cell>
          <table:table-cell office:value-type="float" office:value="114.047" calcext:value-type="float">
            <text:p>114.047</text:p>
          </table:table-cell>
          <table:table-cell office:value-type="float" office:value="6.64971" calcext:value-type="float">
            <text:p>6.64971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0.301563" calcext:value-type="float">
            <text:p>0.301563</text:p>
          </table:table-cell>
          <table:table-cell office:value-type="float" office:value="114.048" calcext:value-type="float">
            <text:p>114.048</text:p>
          </table:table-cell>
          <table:table-cell office:value-type="float" office:value="6.65006" calcext:value-type="float">
            <text:p>6.65006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0.300243" calcext:value-type="float">
            <text:p>0.300243</text:p>
          </table:table-cell>
          <table:table-cell office:value-type="float" office:value="114.049" calcext:value-type="float">
            <text:p>114.049</text:p>
          </table:table-cell>
          <table:table-cell office:value-type="float" office:value="6.65035" calcext:value-type="float">
            <text:p>6.65035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0.29893" calcext:value-type="float">
            <text:p>0.29893</text:p>
          </table:table-cell>
          <table:table-cell office:value-type="float" office:value="114.051" calcext:value-type="float">
            <text:p>114.051</text:p>
          </table:table-cell>
          <table:table-cell office:value-type="float" office:value="6.65057" calcext:value-type="float">
            <text:p>6.65057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0.297622" calcext:value-type="float">
            <text:p>0.297622</text:p>
          </table:table-cell>
          <table:table-cell office:value-type="float" office:value="114.052" calcext:value-type="float">
            <text:p>114.052</text:p>
          </table:table-cell>
          <table:table-cell office:value-type="float" office:value="6.65072" calcext:value-type="float">
            <text:p>6.65072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0.29632" calcext:value-type="float">
            <text:p>0.29632</text:p>
          </table:table-cell>
          <table:table-cell office:value-type="float" office:value="114.053" calcext:value-type="float">
            <text:p>114.053</text:p>
          </table:table-cell>
          <table:table-cell office:value-type="float" office:value="6.65081" calcext:value-type="float">
            <text:p>6.65081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0.295024" calcext:value-type="float">
            <text:p>0.295024</text:p>
          </table:table-cell>
          <table:table-cell office:value-type="float" office:value="114.054" calcext:value-type="float">
            <text:p>114.054</text:p>
          </table:table-cell>
          <table:table-cell office:value-type="float" office:value="6.65083" calcext:value-type="float">
            <text:p>6.65083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0.293734" calcext:value-type="float">
            <text:p>0.293734</text:p>
          </table:table-cell>
          <table:table-cell office:value-type="float" office:value="114.055" calcext:value-type="float">
            <text:p>114.055</text:p>
          </table:table-cell>
          <table:table-cell office:value-type="float" office:value="6.65078" calcext:value-type="float">
            <text:p>6.65078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0.292449" calcext:value-type="float">
            <text:p>0.292449</text:p>
          </table:table-cell>
          <table:table-cell office:value-type="float" office:value="114.057" calcext:value-type="float">
            <text:p>114.057</text:p>
          </table:table-cell>
          <table:table-cell office:value-type="float" office:value="6.65068" calcext:value-type="float">
            <text:p>6.650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91171" calcext:value-type="float">
            <text:p>0.291171</text:p>
          </table:table-cell>
          <table:table-cell office:value-type="float" office:value="114.058" calcext:value-type="float">
            <text:p>114.058</text:p>
          </table:table-cell>
          <table:table-cell office:value-type="float" office:value="6.6505" calcext:value-type="float">
            <text:p>6.6505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0.289898" calcext:value-type="float">
            <text:p>0.289898</text:p>
          </table:table-cell>
          <table:table-cell office:value-type="float" office:value="114.06" calcext:value-type="float">
            <text:p>114.06</text:p>
          </table:table-cell>
          <table:table-cell office:value-type="float" office:value="6.65027" calcext:value-type="float">
            <text:p>6.65027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0.288631" calcext:value-type="float">
            <text:p>0.288631</text:p>
          </table:table-cell>
          <table:table-cell office:value-type="float" office:value="114.061" calcext:value-type="float">
            <text:p>114.061</text:p>
          </table:table-cell>
          <table:table-cell office:value-type="float" office:value="6.64997" calcext:value-type="float">
            <text:p>6.64997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0.287369" calcext:value-type="float">
            <text:p>0.287369</text:p>
          </table:table-cell>
          <table:table-cell office:value-type="float" office:value="114.063" calcext:value-type="float">
            <text:p>114.063</text:p>
          </table:table-cell>
          <table:table-cell office:value-type="float" office:value="6.64961" calcext:value-type="float">
            <text:p>6.64961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0.286113" calcext:value-type="float">
            <text:p>0.286113</text:p>
          </table:table-cell>
          <table:table-cell office:value-type="float" office:value="114.065" calcext:value-type="float">
            <text:p>114.065</text:p>
          </table:table-cell>
          <table:table-cell office:value-type="float" office:value="6.64919" calcext:value-type="float">
            <text:p>6.64919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0.284863" calcext:value-type="float">
            <text:p>0.284863</text:p>
          </table:table-cell>
          <table:table-cell office:value-type="float" office:value="114.066" calcext:value-type="float">
            <text:p>114.066</text:p>
          </table:table-cell>
          <table:table-cell office:value-type="float" office:value="6.6487" calcext:value-type="float">
            <text:p>6.6487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0.283619" calcext:value-type="float">
            <text:p>0.283619</text:p>
          </table:table-cell>
          <table:table-cell office:value-type="float" office:value="114.068" calcext:value-type="float">
            <text:p>114.068</text:p>
          </table:table-cell>
          <table:table-cell office:value-type="float" office:value="6.64816" calcext:value-type="float">
            <text:p>6.64816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0.28238" calcext:value-type="float">
            <text:p>0.28238</text:p>
          </table:table-cell>
          <table:table-cell office:value-type="float" office:value="114.07" calcext:value-type="float">
            <text:p>114.07</text:p>
          </table:table-cell>
          <table:table-cell office:value-type="float" office:value="6.64755" calcext:value-type="float">
            <text:p>6.64755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0.281147" calcext:value-type="float">
            <text:p>0.281147</text:p>
          </table:table-cell>
          <table:table-cell office:value-type="float" office:value="114.072" calcext:value-type="float">
            <text:p>114.072</text:p>
          </table:table-cell>
          <table:table-cell office:value-type="float" office:value="6.64688" calcext:value-type="float">
            <text:p>6.64688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0.27992" calcext:value-type="float">
            <text:p>0.27992</text:p>
          </table:table-cell>
          <table:table-cell office:value-type="float" office:value="114.074" calcext:value-type="float">
            <text:p>114.074</text:p>
          </table:table-cell>
          <table:table-cell office:value-type="float" office:value="6.64616" calcext:value-type="float">
            <text:p>6.646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78698" calcext:value-type="float">
            <text:p>0.278698</text:p>
          </table:table-cell>
          <table:table-cell office:value-type="float" office:value="114.076" calcext:value-type="float">
            <text:p>114.076</text:p>
          </table:table-cell>
          <table:table-cell office:value-type="float" office:value="6.64537" calcext:value-type="float">
            <text:p>6.64537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0.277481" calcext:value-type="float">
            <text:p>0.277481</text:p>
          </table:table-cell>
          <table:table-cell office:value-type="float" office:value="114.078" calcext:value-type="float">
            <text:p>114.078</text:p>
          </table:table-cell>
          <table:table-cell office:value-type="float" office:value="6.64452" calcext:value-type="float">
            <text:p>6.64452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0.27627" calcext:value-type="float">
            <text:p>0.27627</text:p>
          </table:table-cell>
          <table:table-cell office:value-type="float" office:value="114.08" calcext:value-type="float">
            <text:p>114.08</text:p>
          </table:table-cell>
          <table:table-cell office:value-type="float" office:value="6.64362" calcext:value-type="float">
            <text:p>6.64362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0.275065" calcext:value-type="float">
            <text:p>0.275065</text:p>
          </table:table-cell>
          <table:table-cell office:value-type="float" office:value="114.082" calcext:value-type="float">
            <text:p>114.082</text:p>
          </table:table-cell>
          <table:table-cell office:value-type="float" office:value="6.64265" calcext:value-type="float">
            <text:p>6.64265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0.273865" calcext:value-type="float">
            <text:p>0.273865</text:p>
          </table:table-cell>
          <table:table-cell office:value-type="float" office:value="114.085" calcext:value-type="float">
            <text:p>114.085</text:p>
          </table:table-cell>
          <table:table-cell office:value-type="float" office:value="6.64163" calcext:value-type="float">
            <text:p>6.64163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0.272671" calcext:value-type="float">
            <text:p>0.272671</text:p>
          </table:table-cell>
          <table:table-cell office:value-type="float" office:value="114.087" calcext:value-type="float">
            <text:p>114.087</text:p>
          </table:table-cell>
          <table:table-cell office:value-type="float" office:value="6.64055" calcext:value-type="float">
            <text:p>6.64055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0.271482" calcext:value-type="float">
            <text:p>0.271482</text:p>
          </table:table-cell>
          <table:table-cell office:value-type="float" office:value="114.089" calcext:value-type="float">
            <text:p>114.089</text:p>
          </table:table-cell>
          <table:table-cell office:value-type="float" office:value="6.63942" calcext:value-type="float">
            <text:p>6.63942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0.270299" calcext:value-type="float">
            <text:p>0.270299</text:p>
          </table:table-cell>
          <table:table-cell office:value-type="float" office:value="114.091" calcext:value-type="float">
            <text:p>114.091</text:p>
          </table:table-cell>
          <table:table-cell office:value-type="float" office:value="6.63822" calcext:value-type="float">
            <text:p>6.63822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0.26912" calcext:value-type="float">
            <text:p>0.26912</text:p>
          </table:table-cell>
          <table:table-cell office:value-type="float" office:value="114.094" calcext:value-type="float">
            <text:p>114.094</text:p>
          </table:table-cell>
          <table:table-cell office:value-type="float" office:value="6.63698" calcext:value-type="float">
            <text:p>6.63698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0.267948" calcext:value-type="float">
            <text:p>0.267948</text:p>
          </table:table-cell>
          <table:table-cell office:value-type="float" office:value="114.096" calcext:value-type="float">
            <text:p>114.096</text:p>
          </table:table-cell>
          <table:table-cell office:value-type="float" office:value="6.63567" calcext:value-type="float">
            <text:p>6.635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66781" calcext:value-type="float">
            <text:p>0.266781</text:p>
          </table:table-cell>
          <table:table-cell office:value-type="float" office:value="114.099" calcext:value-type="float">
            <text:p>114.099</text:p>
          </table:table-cell>
          <table:table-cell office:value-type="float" office:value="6.63431" calcext:value-type="float">
            <text:p>6.63431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0.265619" calcext:value-type="float">
            <text:p>0.265619</text:p>
          </table:table-cell>
          <table:table-cell office:value-type="float" office:value="114.101" calcext:value-type="float">
            <text:p>114.101</text:p>
          </table:table-cell>
          <table:table-cell office:value-type="float" office:value="6.63289" calcext:value-type="float">
            <text:p>6.63289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0.264462" calcext:value-type="float">
            <text:p>0.264462</text:p>
          </table:table-cell>
          <table:table-cell office:value-type="float" office:value="114.104" calcext:value-type="float">
            <text:p>114.104</text:p>
          </table:table-cell>
          <table:table-cell office:value-type="float" office:value="6.63142" calcext:value-type="float">
            <text:p>6.63142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0.263311" calcext:value-type="float">
            <text:p>0.263311</text:p>
          </table:table-cell>
          <table:table-cell office:value-type="float" office:value="114.107" calcext:value-type="float">
            <text:p>114.107</text:p>
          </table:table-cell>
          <table:table-cell office:value-type="float" office:value="6.62989" calcext:value-type="float">
            <text:p>6.62989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0.262165" calcext:value-type="float">
            <text:p>0.262165</text:p>
          </table:table-cell>
          <table:table-cell office:value-type="float" office:value="114.11" calcext:value-type="float">
            <text:p>114.11</text:p>
          </table:table-cell>
          <table:table-cell office:value-type="float" office:value="6.62832" calcext:value-type="float">
            <text:p>6.62832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0.261024" calcext:value-type="float">
            <text:p>0.261024</text:p>
          </table:table-cell>
          <table:table-cell office:value-type="float" office:value="114.112" calcext:value-type="float">
            <text:p>114.112</text:p>
          </table:table-cell>
          <table:table-cell office:value-type="float" office:value="6.62668" calcext:value-type="float">
            <text:p>6.62668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0.259889" calcext:value-type="float">
            <text:p>0.259889</text:p>
          </table:table-cell>
          <table:table-cell office:value-type="float" office:value="114.115" calcext:value-type="float">
            <text:p>114.115</text:p>
          </table:table-cell>
          <table:table-cell office:value-type="float" office:value="6.62499" calcext:value-type="float">
            <text:p>6.62499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0.258758" calcext:value-type="float">
            <text:p>0.258758</text:p>
          </table:table-cell>
          <table:table-cell office:value-type="float" office:value="114.118" calcext:value-type="float">
            <text:p>114.118</text:p>
          </table:table-cell>
          <table:table-cell office:value-type="float" office:value="6.62326" calcext:value-type="float">
            <text:p>6.62326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0.257633" calcext:value-type="float">
            <text:p>0.257633</text:p>
          </table:table-cell>
          <table:table-cell office:value-type="float" office:value="114.121" calcext:value-type="float">
            <text:p>114.121</text:p>
          </table:table-cell>
          <table:table-cell office:value-type="float" office:value="6.62146" calcext:value-type="float">
            <text:p>6.62146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0.256514" calcext:value-type="float">
            <text:p>0.256514</text:p>
          </table:table-cell>
          <table:table-cell office:value-type="float" office:value="114.124" calcext:value-type="float">
            <text:p>114.124</text:p>
          </table:table-cell>
          <table:table-cell office:value-type="float" office:value="6.61962" calcext:value-type="float">
            <text:p>6.619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55399" calcext:value-type="float">
            <text:p>0.255399</text:p>
          </table:table-cell>
          <table:table-cell office:value-type="float" office:value="114.127" calcext:value-type="float">
            <text:p>114.127</text:p>
          </table:table-cell>
          <table:table-cell office:value-type="float" office:value="6.61772" calcext:value-type="float">
            <text:p>6.61772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0.25429" calcext:value-type="float">
            <text:p>0.25429</text:p>
          </table:table-cell>
          <table:table-cell office:value-type="float" office:value="114.13" calcext:value-type="float">
            <text:p>114.13</text:p>
          </table:table-cell>
          <table:table-cell office:value-type="float" office:value="6.61577" calcext:value-type="float">
            <text:p>6.61577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0.253185" calcext:value-type="float">
            <text:p>0.253185</text:p>
          </table:table-cell>
          <table:table-cell office:value-type="float" office:value="114.133" calcext:value-type="float">
            <text:p>114.133</text:p>
          </table:table-cell>
          <table:table-cell office:value-type="float" office:value="6.61378" calcext:value-type="float">
            <text:p>6.61378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0.252086" calcext:value-type="float">
            <text:p>0.252086</text:p>
          </table:table-cell>
          <table:table-cell office:value-type="float" office:value="114.136" calcext:value-type="float">
            <text:p>114.136</text:p>
          </table:table-cell>
          <table:table-cell office:value-type="float" office:value="6.61173" calcext:value-type="float">
            <text:p>6.61173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0.250992" calcext:value-type="float">
            <text:p>0.250992</text:p>
          </table:table-cell>
          <table:table-cell office:value-type="float" office:value="114.139" calcext:value-type="float">
            <text:p>114.139</text:p>
          </table:table-cell>
          <table:table-cell office:value-type="float" office:value="6.60963" calcext:value-type="float">
            <text:p>6.60963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0.249903" calcext:value-type="float">
            <text:p>0.249903</text:p>
          </table:table-cell>
          <table:table-cell office:value-type="float" office:value="114.143" calcext:value-type="float">
            <text:p>114.143</text:p>
          </table:table-cell>
          <table:table-cell office:value-type="float" office:value="6.60748" calcext:value-type="float">
            <text:p>6.60748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0.248819" calcext:value-type="float">
            <text:p>0.248819</text:p>
          </table:table-cell>
          <table:table-cell office:value-type="float" office:value="114.146" calcext:value-type="float">
            <text:p>114.146</text:p>
          </table:table-cell>
          <table:table-cell office:value-type="float" office:value="6.60528" calcext:value-type="float">
            <text:p>6.60528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0.24774" calcext:value-type="float">
            <text:p>0.24774</text:p>
          </table:table-cell>
          <table:table-cell office:value-type="float" office:value="114.149" calcext:value-type="float">
            <text:p>114.149</text:p>
          </table:table-cell>
          <table:table-cell office:value-type="float" office:value="6.60303" calcext:value-type="float">
            <text:p>6.60303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0.246666" calcext:value-type="float">
            <text:p>0.246666</text:p>
          </table:table-cell>
          <table:table-cell office:value-type="float" office:value="114.153" calcext:value-type="float">
            <text:p>114.153</text:p>
          </table:table-cell>
          <table:table-cell office:value-type="float" office:value="6.60073" calcext:value-type="float">
            <text:p>6.60073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0.245597" calcext:value-type="float">
            <text:p>0.245597</text:p>
          </table:table-cell>
          <table:table-cell office:value-type="float" office:value="114.156" calcext:value-type="float">
            <text:p>114.156</text:p>
          </table:table-cell>
          <table:table-cell office:value-type="float" office:value="6.59839" calcext:value-type="float">
            <text:p>6.598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44533" calcext:value-type="float">
            <text:p>0.244533</text:p>
          </table:table-cell>
          <table:table-cell office:value-type="float" office:value="114.159" calcext:value-type="float">
            <text:p>114.159</text:p>
          </table:table-cell>
          <table:table-cell office:value-type="float" office:value="6.59599" calcext:value-type="float">
            <text:p>6.59599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0.243474" calcext:value-type="float">
            <text:p>0.243474</text:p>
          </table:table-cell>
          <table:table-cell office:value-type="float" office:value="114.163" calcext:value-type="float">
            <text:p>114.163</text:p>
          </table:table-cell>
          <table:table-cell office:value-type="float" office:value="6.59355" calcext:value-type="float">
            <text:p>6.59355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0.242419" calcext:value-type="float">
            <text:p>0.242419</text:p>
          </table:table-cell>
          <table:table-cell office:value-type="float" office:value="114.167" calcext:value-type="float">
            <text:p>114.167</text:p>
          </table:table-cell>
          <table:table-cell office:value-type="float" office:value="6.59106" calcext:value-type="float">
            <text:p>6.59106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0.24137" calcext:value-type="float">
            <text:p>0.24137</text:p>
          </table:table-cell>
          <table:table-cell office:value-type="float" office:value="114.17" calcext:value-type="float">
            <text:p>114.17</text:p>
          </table:table-cell>
          <table:table-cell office:value-type="float" office:value="6.58852" calcext:value-type="float">
            <text:p>6.58852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0.240326" calcext:value-type="float">
            <text:p>0.240326</text:p>
          </table:table-cell>
          <table:table-cell office:value-type="float" office:value="114.174" calcext:value-type="float">
            <text:p>114.174</text:p>
          </table:table-cell>
          <table:table-cell office:value-type="float" office:value="6.58594" calcext:value-type="float">
            <text:p>6.58594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0.239286" calcext:value-type="float">
            <text:p>0.239286</text:p>
          </table:table-cell>
          <table:table-cell office:value-type="float" office:value="114.177" calcext:value-type="float">
            <text:p>114.177</text:p>
          </table:table-cell>
          <table:table-cell office:value-type="float" office:value="6.58331" calcext:value-type="float">
            <text:p>6.58331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0.238252" calcext:value-type="float">
            <text:p>0.238252</text:p>
          </table:table-cell>
          <table:table-cell office:value-type="float" office:value="114.181" calcext:value-type="float">
            <text:p>114.181</text:p>
          </table:table-cell>
          <table:table-cell office:value-type="float" office:value="6.58064" calcext:value-type="float">
            <text:p>6.58064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0.237222" calcext:value-type="float">
            <text:p>0.237222</text:p>
          </table:table-cell>
          <table:table-cell office:value-type="float" office:value="114.185" calcext:value-type="float">
            <text:p>114.185</text:p>
          </table:table-cell>
          <table:table-cell office:value-type="float" office:value="6.57792" calcext:value-type="float">
            <text:p>6.57792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0.236197" calcext:value-type="float">
            <text:p>0.236197</text:p>
          </table:table-cell>
          <table:table-cell office:value-type="float" office:value="114.189" calcext:value-type="float">
            <text:p>114.189</text:p>
          </table:table-cell>
          <table:table-cell office:value-type="float" office:value="6.57515" calcext:value-type="float">
            <text:p>6.57515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0.235177" calcext:value-type="float">
            <text:p>0.235177</text:p>
          </table:table-cell>
          <table:table-cell office:value-type="float" office:value="114.192" calcext:value-type="float">
            <text:p>114.192</text:p>
          </table:table-cell>
          <table:table-cell office:value-type="float" office:value="6.57234" calcext:value-type="float">
            <text:p>6.572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34161" calcext:value-type="float">
            <text:p>0.234161</text:p>
          </table:table-cell>
          <table:table-cell office:value-type="float" office:value="114.196" calcext:value-type="float">
            <text:p>114.196</text:p>
          </table:table-cell>
          <table:table-cell office:value-type="float" office:value="6.56948" calcext:value-type="float">
            <text:p>6.56948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0.23315" calcext:value-type="float">
            <text:p>0.23315</text:p>
          </table:table-cell>
          <table:table-cell office:value-type="float" office:value="114.2" calcext:value-type="float">
            <text:p>114.2</text:p>
          </table:table-cell>
          <table:table-cell office:value-type="float" office:value="6.56658" calcext:value-type="float">
            <text:p>6.56658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0.232144" calcext:value-type="float">
            <text:p>0.232144</text:p>
          </table:table-cell>
          <table:table-cell office:value-type="float" office:value="114.204" calcext:value-type="float">
            <text:p>114.204</text:p>
          </table:table-cell>
          <table:table-cell office:value-type="float" office:value="6.56364" calcext:value-type="float">
            <text:p>6.56364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0.231143" calcext:value-type="float">
            <text:p>0.231143</text:p>
          </table:table-cell>
          <table:table-cell office:value-type="float" office:value="114.208" calcext:value-type="float">
            <text:p>114.208</text:p>
          </table:table-cell>
          <table:table-cell office:value-type="float" office:value="6.56065" calcext:value-type="float">
            <text:p>6.56065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0.230147" calcext:value-type="float">
            <text:p>0.230147</text:p>
          </table:table-cell>
          <table:table-cell office:value-type="float" office:value="114.212" calcext:value-type="float">
            <text:p>114.212</text:p>
          </table:table-cell>
          <table:table-cell office:value-type="float" office:value="6.55762" calcext:value-type="float">
            <text:p>6.55762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0.229155" calcext:value-type="float">
            <text:p>0.229155</text:p>
          </table:table-cell>
          <table:table-cell office:value-type="float" office:value="114.216" calcext:value-type="float">
            <text:p>114.216</text:p>
          </table:table-cell>
          <table:table-cell office:value-type="float" office:value="6.55454" calcext:value-type="float">
            <text:p>6.55454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0.228167" calcext:value-type="float">
            <text:p>0.228167</text:p>
          </table:table-cell>
          <table:table-cell office:value-type="float" office:value="114.22" calcext:value-type="float">
            <text:p>114.22</text:p>
          </table:table-cell>
          <table:table-cell office:value-type="float" office:value="6.55142" calcext:value-type="float">
            <text:p>6.55142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0.227185" calcext:value-type="float">
            <text:p>0.227185</text:p>
          </table:table-cell>
          <table:table-cell office:value-type="float" office:value="114.225" calcext:value-type="float">
            <text:p>114.225</text:p>
          </table:table-cell>
          <table:table-cell office:value-type="float" office:value="6.54826" calcext:value-type="float">
            <text:p>6.54826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0.226207" calcext:value-type="float">
            <text:p>0.226207</text:p>
          </table:table-cell>
          <table:table-cell office:value-type="float" office:value="114.229" calcext:value-type="float">
            <text:p>114.229</text:p>
          </table:table-cell>
          <table:table-cell office:value-type="float" office:value="6.54506" calcext:value-type="float">
            <text:p>6.54506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0.225233" calcext:value-type="float">
            <text:p>0.225233</text:p>
          </table:table-cell>
          <table:table-cell office:value-type="float" office:value="114.233" calcext:value-type="float">
            <text:p>114.233</text:p>
          </table:table-cell>
          <table:table-cell office:value-type="float" office:value="6.54182" calcext:value-type="float">
            <text:p>6.541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24264" calcext:value-type="float">
            <text:p>0.224264</text:p>
          </table:table-cell>
          <table:table-cell office:value-type="float" office:value="114.237" calcext:value-type="float">
            <text:p>114.237</text:p>
          </table:table-cell>
          <table:table-cell office:value-type="float" office:value="6.53853" calcext:value-type="float">
            <text:p>6.53853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0.2233" calcext:value-type="float">
            <text:p>0.2233</text:p>
          </table:table-cell>
          <table:table-cell office:value-type="float" office:value="114.241" calcext:value-type="float">
            <text:p>114.241</text:p>
          </table:table-cell>
          <table:table-cell office:value-type="float" office:value="6.53521" calcext:value-type="float">
            <text:p>6.53521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0.22234" calcext:value-type="float">
            <text:p>0.22234</text:p>
          </table:table-cell>
          <table:table-cell office:value-type="float" office:value="114.246" calcext:value-type="float">
            <text:p>114.246</text:p>
          </table:table-cell>
          <table:table-cell office:value-type="float" office:value="6.53184" calcext:value-type="float">
            <text:p>6.53184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0.221385" calcext:value-type="float">
            <text:p>0.221385</text:p>
          </table:table-cell>
          <table:table-cell office:value-type="float" office:value="114.25" calcext:value-type="float">
            <text:p>114.25</text:p>
          </table:table-cell>
          <table:table-cell office:value-type="float" office:value="6.52843" calcext:value-type="float">
            <text:p>6.52843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0.220434" calcext:value-type="float">
            <text:p>0.220434</text:p>
          </table:table-cell>
          <table:table-cell office:value-type="float" office:value="114.255" calcext:value-type="float">
            <text:p>114.255</text:p>
          </table:table-cell>
          <table:table-cell office:value-type="float" office:value="6.52499" calcext:value-type="float">
            <text:p>6.52499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0.219488" calcext:value-type="float">
            <text:p>0.219488</text:p>
          </table:table-cell>
          <table:table-cell office:value-type="float" office:value="114.259" calcext:value-type="float">
            <text:p>114.259</text:p>
          </table:table-cell>
          <table:table-cell office:value-type="float" office:value="6.5215" calcext:value-type="float">
            <text:p>6.5215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0.218546" calcext:value-type="float">
            <text:p>0.218546</text:p>
          </table:table-cell>
          <table:table-cell office:value-type="float" office:value="114.263" calcext:value-type="float">
            <text:p>114.263</text:p>
          </table:table-cell>
          <table:table-cell office:value-type="float" office:value="6.51797" calcext:value-type="float">
            <text:p>6.51797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0.217609" calcext:value-type="float">
            <text:p>0.217609</text:p>
          </table:table-cell>
          <table:table-cell office:value-type="float" office:value="114.268" calcext:value-type="float">
            <text:p>114.268</text:p>
          </table:table-cell>
          <table:table-cell office:value-type="float" office:value="6.51441" calcext:value-type="float">
            <text:p>6.51441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0.216676" calcext:value-type="float">
            <text:p>0.216676</text:p>
          </table:table-cell>
          <table:table-cell office:value-type="float" office:value="114.273" calcext:value-type="float">
            <text:p>114.273</text:p>
          </table:table-cell>
          <table:table-cell office:value-type="float" office:value="6.5108" calcext:value-type="float">
            <text:p>6.5108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0.215747" calcext:value-type="float">
            <text:p>0.215747</text:p>
          </table:table-cell>
          <table:table-cell office:value-type="float" office:value="114.277" calcext:value-type="float">
            <text:p>114.277</text:p>
          </table:table-cell>
          <table:table-cell office:value-type="float" office:value="6.50716" calcext:value-type="float">
            <text:p>6.507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14823" calcext:value-type="float">
            <text:p>0.214823</text:p>
          </table:table-cell>
          <table:table-cell office:value-type="float" office:value="114.282" calcext:value-type="float">
            <text:p>114.282</text:p>
          </table:table-cell>
          <table:table-cell office:value-type="float" office:value="6.50348" calcext:value-type="float">
            <text:p>6.50348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0.213903" calcext:value-type="float">
            <text:p>0.213903</text:p>
          </table:table-cell>
          <table:table-cell office:value-type="float" office:value="114.286" calcext:value-type="float">
            <text:p>114.286</text:p>
          </table:table-cell>
          <table:table-cell office:value-type="float" office:value="6.49976" calcext:value-type="float">
            <text:p>6.49976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0.212987" calcext:value-type="float">
            <text:p>0.212987</text:p>
          </table:table-cell>
          <table:table-cell office:value-type="float" office:value="114.291" calcext:value-type="float">
            <text:p>114.291</text:p>
          </table:table-cell>
          <table:table-cell office:value-type="float" office:value="6.496" calcext:value-type="float">
            <text:p>6.496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0.212076" calcext:value-type="float">
            <text:p>0.212076</text:p>
          </table:table-cell>
          <table:table-cell office:value-type="float" office:value="114.296" calcext:value-type="float">
            <text:p>114.296</text:p>
          </table:table-cell>
          <table:table-cell office:value-type="float" office:value="6.49221" calcext:value-type="float">
            <text:p>6.49221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0.211169" calcext:value-type="float">
            <text:p>0.211169</text:p>
          </table:table-cell>
          <table:table-cell office:value-type="float" office:value="114.3" calcext:value-type="float">
            <text:p>114.3</text:p>
          </table:table-cell>
          <table:table-cell office:value-type="float" office:value="6.48838" calcext:value-type="float">
            <text:p>6.48838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0.210266" calcext:value-type="float">
            <text:p>0.210266</text:p>
          </table:table-cell>
          <table:table-cell office:value-type="float" office:value="114.305" calcext:value-type="float">
            <text:p>114.305</text:p>
          </table:table-cell>
          <table:table-cell office:value-type="float" office:value="6.48451" calcext:value-type="float">
            <text:p>6.48451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0.209368" calcext:value-type="float">
            <text:p>0.209368</text:p>
          </table:table-cell>
          <table:table-cell office:value-type="float" office:value="114.31" calcext:value-type="float">
            <text:p>114.31</text:p>
          </table:table-cell>
          <table:table-cell office:value-type="float" office:value="6.48061" calcext:value-type="float">
            <text:p>6.48061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0.208474" calcext:value-type="float">
            <text:p>0.208474</text:p>
          </table:table-cell>
          <table:table-cell office:value-type="float" office:value="114.315" calcext:value-type="float">
            <text:p>114.315</text:p>
          </table:table-cell>
          <table:table-cell office:value-type="float" office:value="6.47667" calcext:value-type="float">
            <text:p>6.47667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0.207584" calcext:value-type="float">
            <text:p>0.207584</text:p>
          </table:table-cell>
          <table:table-cell office:value-type="float" office:value="114.32" calcext:value-type="float">
            <text:p>114.32</text:p>
          </table:table-cell>
          <table:table-cell office:value-type="float" office:value="6.47269" calcext:value-type="float">
            <text:p>6.47269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0.206698" calcext:value-type="float">
            <text:p>0.206698</text:p>
          </table:table-cell>
          <table:table-cell office:value-type="float" office:value="114.325" calcext:value-type="float">
            <text:p>114.325</text:p>
          </table:table-cell>
          <table:table-cell office:value-type="float" office:value="6.46868" calcext:value-type="float">
            <text:p>6.468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05816" calcext:value-type="float">
            <text:p>0.205816</text:p>
          </table:table-cell>
          <table:table-cell office:value-type="float" office:value="114.33" calcext:value-type="float">
            <text:p>114.33</text:p>
          </table:table-cell>
          <table:table-cell office:value-type="float" office:value="6.46463" calcext:value-type="float">
            <text:p>6.46463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0.204939" calcext:value-type="float">
            <text:p>0.204939</text:p>
          </table:table-cell>
          <table:table-cell office:value-type="float" office:value="114.335" calcext:value-type="float">
            <text:p>114.335</text:p>
          </table:table-cell>
          <table:table-cell office:value-type="float" office:value="6.46055" calcext:value-type="float">
            <text:p>6.46055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0.204066" calcext:value-type="float">
            <text:p>0.204066</text:p>
          </table:table-cell>
          <table:table-cell office:value-type="float" office:value="114.34" calcext:value-type="float">
            <text:p>114.34</text:p>
          </table:table-cell>
          <table:table-cell office:value-type="float" office:value="6.45643" calcext:value-type="float">
            <text:p>6.45643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0.203197" calcext:value-type="float">
            <text:p>0.203197</text:p>
          </table:table-cell>
          <table:table-cell office:value-type="float" office:value="114.345" calcext:value-type="float">
            <text:p>114.345</text:p>
          </table:table-cell>
          <table:table-cell office:value-type="float" office:value="6.45228" calcext:value-type="float">
            <text:p>6.45228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0.202332" calcext:value-type="float">
            <text:p>0.202332</text:p>
          </table:table-cell>
          <table:table-cell office:value-type="float" office:value="114.35" calcext:value-type="float">
            <text:p>114.35</text:p>
          </table:table-cell>
          <table:table-cell office:value-type="float" office:value="6.44809" calcext:value-type="float">
            <text:p>6.44809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0.201471" calcext:value-type="float">
            <text:p>0.201471</text:p>
          </table:table-cell>
          <table:table-cell office:value-type="float" office:value="114.355" calcext:value-type="float">
            <text:p>114.355</text:p>
          </table:table-cell>
          <table:table-cell office:value-type="float" office:value="6.44387" calcext:value-type="float">
            <text:p>6.44387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0.200614" calcext:value-type="float">
            <text:p>0.200614</text:p>
          </table:table-cell>
          <table:table-cell office:value-type="float" office:value="114.36" calcext:value-type="float">
            <text:p>114.36</text:p>
          </table:table-cell>
          <table:table-cell office:value-type="float" office:value="6.43962" calcext:value-type="float">
            <text:p>6.43962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0.199761" calcext:value-type="float">
            <text:p>0.199761</text:p>
          </table:table-cell>
          <table:table-cell office:value-type="float" office:value="114.365" calcext:value-type="float">
            <text:p>114.365</text:p>
          </table:table-cell>
          <table:table-cell office:value-type="float" office:value="6.43533" calcext:value-type="float">
            <text:p>6.43533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0.198912" calcext:value-type="float">
            <text:p>0.198912</text:p>
          </table:table-cell>
          <table:table-cell office:value-type="float" office:value="114.37" calcext:value-type="float">
            <text:p>114.37</text:p>
          </table:table-cell>
          <table:table-cell office:value-type="float" office:value="6.43101" calcext:value-type="float">
            <text:p>6.43101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0.198068" calcext:value-type="float">
            <text:p>0.198068</text:p>
          </table:table-cell>
          <table:table-cell office:value-type="float" office:value="114.375" calcext:value-type="float">
            <text:p>114.375</text:p>
          </table:table-cell>
          <table:table-cell office:value-type="float" office:value="6.42666" calcext:value-type="float">
            <text:p>6.426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97227" calcext:value-type="float">
            <text:p>0.197227</text:p>
          </table:table-cell>
          <table:table-cell office:value-type="float" office:value="114.38" calcext:value-type="float">
            <text:p>114.38</text:p>
          </table:table-cell>
          <table:table-cell office:value-type="float" office:value="6.42228" calcext:value-type="float">
            <text:p>6.42228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0.19639" calcext:value-type="float">
            <text:p>0.19639</text:p>
          </table:table-cell>
          <table:table-cell office:value-type="float" office:value="114.386" calcext:value-type="float">
            <text:p>114.386</text:p>
          </table:table-cell>
          <table:table-cell office:value-type="float" office:value="6.41786" calcext:value-type="float">
            <text:p>6.41786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0.195557" calcext:value-type="float">
            <text:p>0.195557</text:p>
          </table:table-cell>
          <table:table-cell office:value-type="float" office:value="114.391" calcext:value-type="float">
            <text:p>114.391</text:p>
          </table:table-cell>
          <table:table-cell office:value-type="float" office:value="6.41341" calcext:value-type="float">
            <text:p>6.41341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0.194728" calcext:value-type="float">
            <text:p>0.194728</text:p>
          </table:table-cell>
          <table:table-cell office:value-type="float" office:value="114.396" calcext:value-type="float">
            <text:p>114.396</text:p>
          </table:table-cell>
          <table:table-cell office:value-type="float" office:value="6.40893" calcext:value-type="float">
            <text:p>6.40893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0.193903" calcext:value-type="float">
            <text:p>0.193903</text:p>
          </table:table-cell>
          <table:table-cell office:value-type="float" office:value="114.402" calcext:value-type="float">
            <text:p>114.402</text:p>
          </table:table-cell>
          <table:table-cell office:value-type="float" office:value="6.40442" calcext:value-type="float">
            <text:p>6.40442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0.193082" calcext:value-type="float">
            <text:p>0.193082</text:p>
          </table:table-cell>
          <table:table-cell office:value-type="float" office:value="114.407" calcext:value-type="float">
            <text:p>114.407</text:p>
          </table:table-cell>
          <table:table-cell office:value-type="float" office:value="6.39987" calcext:value-type="float">
            <text:p>6.39987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0.192265" calcext:value-type="float">
            <text:p>0.192265</text:p>
          </table:table-cell>
          <table:table-cell office:value-type="float" office:value="114.412" calcext:value-type="float">
            <text:p>114.412</text:p>
          </table:table-cell>
          <table:table-cell office:value-type="float" office:value="6.3953" calcext:value-type="float">
            <text:p>6.3953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0.191452" calcext:value-type="float">
            <text:p>0.191452</text:p>
          </table:table-cell>
          <table:table-cell office:value-type="float" office:value="114.418" calcext:value-type="float">
            <text:p>114.418</text:p>
          </table:table-cell>
          <table:table-cell office:value-type="float" office:value="6.39069" calcext:value-type="float">
            <text:p>6.39069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0.190643" calcext:value-type="float">
            <text:p>0.190643</text:p>
          </table:table-cell>
          <table:table-cell office:value-type="float" office:value="114.423" calcext:value-type="float">
            <text:p>114.423</text:p>
          </table:table-cell>
          <table:table-cell office:value-type="float" office:value="6.38606" calcext:value-type="float">
            <text:p>6.38606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0.189837" calcext:value-type="float">
            <text:p>0.189837</text:p>
          </table:table-cell>
          <table:table-cell office:value-type="float" office:value="114.429" calcext:value-type="float">
            <text:p>114.429</text:p>
          </table:table-cell>
          <table:table-cell office:value-type="float" office:value="6.38139" calcext:value-type="float">
            <text:p>6.381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89035" calcext:value-type="float">
            <text:p>0.189035</text:p>
          </table:table-cell>
          <table:table-cell office:value-type="float" office:value="114.434" calcext:value-type="float">
            <text:p>114.434</text:p>
          </table:table-cell>
          <table:table-cell office:value-type="float" office:value="6.3767" calcext:value-type="float">
            <text:p>6.3767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0.188237" calcext:value-type="float">
            <text:p>0.188237</text:p>
          </table:table-cell>
          <table:table-cell office:value-type="float" office:value="114.44" calcext:value-type="float">
            <text:p>114.44</text:p>
          </table:table-cell>
          <table:table-cell office:value-type="float" office:value="6.37197" calcext:value-type="float">
            <text:p>6.37197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0.187443" calcext:value-type="float">
            <text:p>0.187443</text:p>
          </table:table-cell>
          <table:table-cell office:value-type="float" office:value="114.445" calcext:value-type="float">
            <text:p>114.445</text:p>
          </table:table-cell>
          <table:table-cell office:value-type="float" office:value="6.36722" calcext:value-type="float">
            <text:p>6.36722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0.186653" calcext:value-type="float">
            <text:p>0.186653</text:p>
          </table:table-cell>
          <table:table-cell office:value-type="float" office:value="114.451" calcext:value-type="float">
            <text:p>114.451</text:p>
          </table:table-cell>
          <table:table-cell office:value-type="float" office:value="6.36244" calcext:value-type="float">
            <text:p>6.36244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0.185866" calcext:value-type="float">
            <text:p>0.185866</text:p>
          </table:table-cell>
          <table:table-cell office:value-type="float" office:value="114.457" calcext:value-type="float">
            <text:p>114.457</text:p>
          </table:table-cell>
          <table:table-cell office:value-type="float" office:value="6.35762" calcext:value-type="float">
            <text:p>6.35762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0.185083" calcext:value-type="float">
            <text:p>0.185083</text:p>
          </table:table-cell>
          <table:table-cell office:value-type="float" office:value="114.462" calcext:value-type="float">
            <text:p>114.462</text:p>
          </table:table-cell>
          <table:table-cell office:value-type="float" office:value="6.35278" calcext:value-type="float">
            <text:p>6.35278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0.184304" calcext:value-type="float">
            <text:p>0.184304</text:p>
          </table:table-cell>
          <table:table-cell office:value-type="float" office:value="114.468" calcext:value-type="float">
            <text:p>114.468</text:p>
          </table:table-cell>
          <table:table-cell office:value-type="float" office:value="6.34791" calcext:value-type="float">
            <text:p>6.34791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0.183528" calcext:value-type="float">
            <text:p>0.183528</text:p>
          </table:table-cell>
          <table:table-cell office:value-type="float" office:value="114.473" calcext:value-type="float">
            <text:p>114.473</text:p>
          </table:table-cell>
          <table:table-cell office:value-type="float" office:value="6.34302" calcext:value-type="float">
            <text:p>6.34302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0.182757" calcext:value-type="float">
            <text:p>0.182757</text:p>
          </table:table-cell>
          <table:table-cell office:value-type="float" office:value="114.479" calcext:value-type="float">
            <text:p>114.479</text:p>
          </table:table-cell>
          <table:table-cell office:value-type="float" office:value="6.33809" calcext:value-type="float">
            <text:p>6.33809</text:p>
          </table:table-cell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0.181988" calcext:value-type="float">
            <text:p>0.181988</text:p>
          </table:table-cell>
          <table:table-cell office:value-type="float" office:value="114.485" calcext:value-type="float">
            <text:p>114.485</text:p>
          </table:table-cell>
          <table:table-cell office:value-type="float" office:value="6.33314" calcext:value-type="float">
            <text:p>6.333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81224" calcext:value-type="float">
            <text:p>0.181224</text:p>
          </table:table-cell>
          <table:table-cell office:value-type="float" office:value="114.491" calcext:value-type="float">
            <text:p>114.491</text:p>
          </table:table-cell>
          <table:table-cell office:value-type="float" office:value="6.32816" calcext:value-type="float">
            <text:p>6.32816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0.180463" calcext:value-type="float">
            <text:p>0.180463</text:p>
          </table:table-cell>
          <table:table-cell office:value-type="float" office:value="114.496" calcext:value-type="float">
            <text:p>114.496</text:p>
          </table:table-cell>
          <table:table-cell office:value-type="float" office:value="6.32315" calcext:value-type="float">
            <text:p>6.32315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0.179706" calcext:value-type="float">
            <text:p>0.179706</text:p>
          </table:table-cell>
          <table:table-cell office:value-type="float" office:value="114.502" calcext:value-type="float">
            <text:p>114.502</text:p>
          </table:table-cell>
          <table:table-cell office:value-type="float" office:value="6.31812" calcext:value-type="float">
            <text:p>6.31812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0.178952" calcext:value-type="float">
            <text:p>0.178952</text:p>
          </table:table-cell>
          <table:table-cell office:value-type="float" office:value="114.508" calcext:value-type="float">
            <text:p>114.508</text:p>
          </table:table-cell>
          <table:table-cell office:value-type="float" office:value="6.31306" calcext:value-type="float">
            <text:p>6.31306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0.178202" calcext:value-type="float">
            <text:p>0.178202</text:p>
          </table:table-cell>
          <table:table-cell office:value-type="float" office:value="114.514" calcext:value-type="float">
            <text:p>114.514</text:p>
          </table:table-cell>
          <table:table-cell office:value-type="float" office:value="6.30797" calcext:value-type="float">
            <text:p>6.30797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0.177455" calcext:value-type="float">
            <text:p>0.177455</text:p>
          </table:table-cell>
          <table:table-cell office:value-type="float" office:value="114.52" calcext:value-type="float">
            <text:p>114.52</text:p>
          </table:table-cell>
          <table:table-cell office:value-type="float" office:value="6.30286" calcext:value-type="float">
            <text:p>6.30286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0.176712" calcext:value-type="float">
            <text:p>0.176712</text:p>
          </table:table-cell>
          <table:table-cell office:value-type="float" office:value="114.526" calcext:value-type="float">
            <text:p>114.526</text:p>
          </table:table-cell>
          <table:table-cell office:value-type="float" office:value="6.29772" calcext:value-type="float">
            <text:p>6.29772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0.175973" calcext:value-type="float">
            <text:p>0.175973</text:p>
          </table:table-cell>
          <table:table-cell office:value-type="float" office:value="114.531" calcext:value-type="float">
            <text:p>114.531</text:p>
          </table:table-cell>
          <table:table-cell office:value-type="float" office:value="6.29256" calcext:value-type="float">
            <text:p>6.29256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0.175237" calcext:value-type="float">
            <text:p>0.175237</text:p>
          </table:table-cell>
          <table:table-cell office:value-type="float" office:value="114.537" calcext:value-type="float">
            <text:p>114.537</text:p>
          </table:table-cell>
          <table:table-cell office:value-type="float" office:value="6.28737" calcext:value-type="float">
            <text:p>6.28737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0.174504" calcext:value-type="float">
            <text:p>0.174504</text:p>
          </table:table-cell>
          <table:table-cell office:value-type="float" office:value="114.543" calcext:value-type="float">
            <text:p>114.543</text:p>
          </table:table-cell>
          <table:table-cell office:value-type="float" office:value="6.28215" calcext:value-type="float">
            <text:p>6.282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73775" calcext:value-type="float">
            <text:p>0.173775</text:p>
          </table:table-cell>
          <table:table-cell office:value-type="float" office:value="114.549" calcext:value-type="float">
            <text:p>114.549</text:p>
          </table:table-cell>
          <table:table-cell office:value-type="float" office:value="6.27691" calcext:value-type="float">
            <text:p>6.27691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0.17305" calcext:value-type="float">
            <text:p>0.17305</text:p>
          </table:table-cell>
          <table:table-cell office:value-type="float" office:value="114.555" calcext:value-type="float">
            <text:p>114.555</text:p>
          </table:table-cell>
          <table:table-cell office:value-type="float" office:value="6.27165" calcext:value-type="float">
            <text:p>6.27165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0.172328" calcext:value-type="float">
            <text:p>0.172328</text:p>
          </table:table-cell>
          <table:table-cell office:value-type="float" office:value="114.561" calcext:value-type="float">
            <text:p>114.561</text:p>
          </table:table-cell>
          <table:table-cell office:value-type="float" office:value="6.26636" calcext:value-type="float">
            <text:p>6.26636</text:p>
          </table:table-cell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0.171609" calcext:value-type="float">
            <text:p>0.171609</text:p>
          </table:table-cell>
          <table:table-cell office:value-type="float" office:value="114.567" calcext:value-type="float">
            <text:p>114.567</text:p>
          </table:table-cell>
          <table:table-cell office:value-type="float" office:value="6.26104" calcext:value-type="float">
            <text:p>6.26104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0.170894" calcext:value-type="float">
            <text:p>0.170894</text:p>
          </table:table-cell>
          <table:table-cell office:value-type="float" office:value="114.573" calcext:value-type="float">
            <text:p>114.573</text:p>
          </table:table-cell>
          <table:table-cell office:value-type="float" office:value="6.25571" calcext:value-type="float">
            <text:p>6.25571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0.170182" calcext:value-type="float">
            <text:p>0.170182</text:p>
          </table:table-cell>
          <table:table-cell office:value-type="float" office:value="114.579" calcext:value-type="float">
            <text:p>114.579</text:p>
          </table:table-cell>
          <table:table-cell office:value-type="float" office:value="6.25034" calcext:value-type="float">
            <text:p>6.25034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0.169473" calcext:value-type="float">
            <text:p>0.169473</text:p>
          </table:table-cell>
          <table:table-cell office:value-type="float" office:value="114.586" calcext:value-type="float">
            <text:p>114.586</text:p>
          </table:table-cell>
          <table:table-cell office:value-type="float" office:value="6.24496" calcext:value-type="float">
            <text:p>6.24496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0.168768" calcext:value-type="float">
            <text:p>0.168768</text:p>
          </table:table-cell>
          <table:table-cell office:value-type="float" office:value="114.592" calcext:value-type="float">
            <text:p>114.592</text:p>
          </table:table-cell>
          <table:table-cell office:value-type="float" office:value="6.23955" calcext:value-type="float">
            <text:p>6.23955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0.168067" calcext:value-type="float">
            <text:p>0.168067</text:p>
          </table:table-cell>
          <table:table-cell office:value-type="float" office:value="114.598" calcext:value-type="float">
            <text:p>114.598</text:p>
          </table:table-cell>
          <table:table-cell office:value-type="float" office:value="6.23412" calcext:value-type="float">
            <text:p>6.23412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0.167368" calcext:value-type="float">
            <text:p>0.167368</text:p>
          </table:table-cell>
          <table:table-cell office:value-type="float" office:value="114.604" calcext:value-type="float">
            <text:p>114.604</text:p>
          </table:table-cell>
          <table:table-cell office:value-type="float" office:value="6.22866" calcext:value-type="float">
            <text:p>6.228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66673" calcext:value-type="float">
            <text:p>0.166673</text:p>
          </table:table-cell>
          <table:table-cell office:value-type="float" office:value="114.61" calcext:value-type="float">
            <text:p>114.61</text:p>
          </table:table-cell>
          <table:table-cell office:value-type="float" office:value="6.22319" calcext:value-type="float">
            <text:p>6.22319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0.165981" calcext:value-type="float">
            <text:p>0.165981</text:p>
          </table:table-cell>
          <table:table-cell office:value-type="float" office:value="114.616" calcext:value-type="float">
            <text:p>114.616</text:p>
          </table:table-cell>
          <table:table-cell office:value-type="float" office:value="6.21769" calcext:value-type="float">
            <text:p>6.21769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0.165293" calcext:value-type="float">
            <text:p>0.165293</text:p>
          </table:table-cell>
          <table:table-cell office:value-type="float" office:value="114.623" calcext:value-type="float">
            <text:p>114.623</text:p>
          </table:table-cell>
          <table:table-cell office:value-type="float" office:value="6.21216" calcext:value-type="float">
            <text:p>6.21216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0.164607" calcext:value-type="float">
            <text:p>0.164607</text:p>
          </table:table-cell>
          <table:table-cell office:value-type="float" office:value="114.629" calcext:value-type="float">
            <text:p>114.629</text:p>
          </table:table-cell>
          <table:table-cell office:value-type="float" office:value="6.20662" calcext:value-type="float">
            <text:p>6.20662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114.635" calcext:value-type="float">
            <text:p>114.635</text:p>
          </table:table-cell>
          <table:table-cell office:value-type="float" office:value="6.20105" calcext:value-type="float">
            <text:p>6.20105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0.163246" calcext:value-type="float">
            <text:p>0.163246</text:p>
          </table:table-cell>
          <table:table-cell office:value-type="float" office:value="114.641" calcext:value-type="float">
            <text:p>114.641</text:p>
          </table:table-cell>
          <table:table-cell office:value-type="float" office:value="6.19547" calcext:value-type="float">
            <text:p>6.19547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0.162571" calcext:value-type="float">
            <text:p>0.162571</text:p>
          </table:table-cell>
          <table:table-cell office:value-type="float" office:value="114.648" calcext:value-type="float">
            <text:p>114.648</text:p>
          </table:table-cell>
          <table:table-cell office:value-type="float" office:value="6.18986" calcext:value-type="float">
            <text:p>6.18986</text:p>
          </table:table-cell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0.161898" calcext:value-type="float">
            <text:p>0.161898</text:p>
          </table:table-cell>
          <table:table-cell office:value-type="float" office:value="114.654" calcext:value-type="float">
            <text:p>114.654</text:p>
          </table:table-cell>
          <table:table-cell office:value-type="float" office:value="6.18423" calcext:value-type="float">
            <text:p>6.18423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0.161229" calcext:value-type="float">
            <text:p>0.161229</text:p>
          </table:table-cell>
          <table:table-cell office:value-type="float" office:value="114.66" calcext:value-type="float">
            <text:p>114.66</text:p>
          </table:table-cell>
          <table:table-cell office:value-type="float" office:value="6.17857" calcext:value-type="float">
            <text:p>6.17857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0.160563" calcext:value-type="float">
            <text:p>0.160563</text:p>
          </table:table-cell>
          <table:table-cell office:value-type="float" office:value="114.667" calcext:value-type="float">
            <text:p>114.667</text:p>
          </table:table-cell>
          <table:table-cell office:value-type="float" office:value="6.1729" calcext:value-type="float">
            <text:p>6.17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599" calcext:value-type="float">
            <text:p>0.1599</text:p>
          </table:table-cell>
          <table:table-cell office:value-type="float" office:value="114.673" calcext:value-type="float">
            <text:p>114.673</text:p>
          </table:table-cell>
          <table:table-cell office:value-type="float" office:value="6.16721" calcext:value-type="float">
            <text:p>6.16721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0.159241" calcext:value-type="float">
            <text:p>0.159241</text:p>
          </table:table-cell>
          <table:table-cell office:value-type="float" office:value="114.679" calcext:value-type="float">
            <text:p>114.679</text:p>
          </table:table-cell>
          <table:table-cell office:value-type="float" office:value="6.16149" calcext:value-type="float">
            <text:p>6.16149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0.158584" calcext:value-type="float">
            <text:p>0.158584</text:p>
          </table:table-cell>
          <table:table-cell office:value-type="float" office:value="114.686" calcext:value-type="float">
            <text:p>114.686</text:p>
          </table:table-cell>
          <table:table-cell office:value-type="float" office:value="6.15576" calcext:value-type="float">
            <text:p>6.15576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0.157931" calcext:value-type="float">
            <text:p>0.157931</text:p>
          </table:table-cell>
          <table:table-cell office:value-type="float" office:value="114.692" calcext:value-type="float">
            <text:p>114.692</text:p>
          </table:table-cell>
          <table:table-cell office:value-type="float" office:value="6.15001" calcext:value-type="float">
            <text:p>6.15001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0.15728" calcext:value-type="float">
            <text:p>0.15728</text:p>
          </table:table-cell>
          <table:table-cell office:value-type="float" office:value="114.698" calcext:value-type="float">
            <text:p>114.698</text:p>
          </table:table-cell>
          <table:table-cell office:value-type="float" office:value="6.14423" calcext:value-type="float">
            <text:p>6.14423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0.156633" calcext:value-type="float">
            <text:p>0.156633</text:p>
          </table:table-cell>
          <table:table-cell office:value-type="float" office:value="114.705" calcext:value-type="float">
            <text:p>114.705</text:p>
          </table:table-cell>
          <table:table-cell office:value-type="float" office:value="6.13844" calcext:value-type="float">
            <text:p>6.13844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0.155989" calcext:value-type="float">
            <text:p>0.155989</text:p>
          </table:table-cell>
          <table:table-cell office:value-type="float" office:value="114.711" calcext:value-type="float">
            <text:p>114.711</text:p>
          </table:table-cell>
          <table:table-cell office:value-type="float" office:value="6.13263" calcext:value-type="float">
            <text:p>6.13263</text:p>
          </table:table-cell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0.155347" calcext:value-type="float">
            <text:p>0.155347</text:p>
          </table:table-cell>
          <table:table-cell office:value-type="float" office:value="114.718" calcext:value-type="float">
            <text:p>114.718</text:p>
          </table:table-cell>
          <table:table-cell office:value-type="float" office:value="6.12679" calcext:value-type="float">
            <text:p>6.12679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0.154709" calcext:value-type="float">
            <text:p>0.154709</text:p>
          </table:table-cell>
          <table:table-cell office:value-type="float" office:value="114.724" calcext:value-type="float">
            <text:p>114.724</text:p>
          </table:table-cell>
          <table:table-cell office:value-type="float" office:value="6.12094" calcext:value-type="float">
            <text:p>6.12094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0.154074" calcext:value-type="float">
            <text:p>0.154074</text:p>
          </table:table-cell>
          <table:table-cell office:value-type="float" office:value="114.731" calcext:value-type="float">
            <text:p>114.731</text:p>
          </table:table-cell>
          <table:table-cell office:value-type="float" office:value="6.11507" calcext:value-type="float">
            <text:p>6.115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53442" calcext:value-type="float">
            <text:p>0.153442</text:p>
          </table:table-cell>
          <table:table-cell office:value-type="float" office:value="114.737" calcext:value-type="float">
            <text:p>114.737</text:p>
          </table:table-cell>
          <table:table-cell office:value-type="float" office:value="6.10918" calcext:value-type="float">
            <text:p>6.10918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0.152813" calcext:value-type="float">
            <text:p>0.152813</text:p>
          </table:table-cell>
          <table:table-cell office:value-type="float" office:value="114.744" calcext:value-type="float">
            <text:p>114.744</text:p>
          </table:table-cell>
          <table:table-cell office:value-type="float" office:value="6.10328" calcext:value-type="float">
            <text:p>6.10328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0.152187" calcext:value-type="float">
            <text:p>0.152187</text:p>
          </table:table-cell>
          <table:table-cell office:value-type="float" office:value="114.75" calcext:value-type="float">
            <text:p>114.75</text:p>
          </table:table-cell>
          <table:table-cell office:value-type="float" office:value="6.09735" calcext:value-type="float">
            <text:p>6.09735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0.151564" calcext:value-type="float">
            <text:p>0.151564</text:p>
          </table:table-cell>
          <table:table-cell office:value-type="float" office:value="114.757" calcext:value-type="float">
            <text:p>114.757</text:p>
          </table:table-cell>
          <table:table-cell office:value-type="float" office:value="6.09141" calcext:value-type="float">
            <text:p>6.09141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0.150943" calcext:value-type="float">
            <text:p>0.150943</text:p>
          </table:table-cell>
          <table:table-cell office:value-type="float" office:value="114.764" calcext:value-type="float">
            <text:p>114.764</text:p>
          </table:table-cell>
          <table:table-cell office:value-type="float" office:value="6.08545" calcext:value-type="float">
            <text:p>6.08545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0.150326" calcext:value-type="float">
            <text:p>0.150326</text:p>
          </table:table-cell>
          <table:table-cell office:value-type="float" office:value="114.77" calcext:value-type="float">
            <text:p>114.77</text:p>
          </table:table-cell>
          <table:table-cell office:value-type="float" office:value="6.07947" calcext:value-type="float">
            <text:p>6.07947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0.149712" calcext:value-type="float">
            <text:p>0.149712</text:p>
          </table:table-cell>
          <table:table-cell office:value-type="float" office:value="114.777" calcext:value-type="float">
            <text:p>114.777</text:p>
          </table:table-cell>
          <table:table-cell office:value-type="float" office:value="6.07347" calcext:value-type="float">
            <text:p>6.07347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0.1491" calcext:value-type="float">
            <text:p>0.1491</text:p>
          </table:table-cell>
          <table:table-cell office:value-type="float" office:value="114.783" calcext:value-type="float">
            <text:p>114.783</text:p>
          </table:table-cell>
          <table:table-cell office:value-type="float" office:value="6.06746" calcext:value-type="float">
            <text:p>6.06746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0.148492" calcext:value-type="float">
            <text:p>0.148492</text:p>
          </table:table-cell>
          <table:table-cell office:value-type="float" office:value="114.79" calcext:value-type="float">
            <text:p>114.79</text:p>
          </table:table-cell>
          <table:table-cell office:value-type="float" office:value="6.06143" calcext:value-type="float">
            <text:p>6.06143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0.147886" calcext:value-type="float">
            <text:p>0.147886</text:p>
          </table:table-cell>
          <table:table-cell office:value-type="float" office:value="114.797" calcext:value-type="float">
            <text:p>114.797</text:p>
          </table:table-cell>
          <table:table-cell office:value-type="float" office:value="6.05538" calcext:value-type="float">
            <text:p>6.055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47283" calcext:value-type="float">
            <text:p>0.147283</text:p>
          </table:table-cell>
          <table:table-cell office:value-type="float" office:value="114.803" calcext:value-type="float">
            <text:p>114.803</text:p>
          </table:table-cell>
          <table:table-cell office:value-type="float" office:value="6.04931" calcext:value-type="float">
            <text:p>6.04931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0.146683" calcext:value-type="float">
            <text:p>0.146683</text:p>
          </table:table-cell>
          <table:table-cell office:value-type="float" office:value="114.81" calcext:value-type="float">
            <text:p>114.81</text:p>
          </table:table-cell>
          <table:table-cell office:value-type="float" office:value="6.04323" calcext:value-type="float">
            <text:p>6.04323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0.146086" calcext:value-type="float">
            <text:p>0.146086</text:p>
          </table:table-cell>
          <table:table-cell office:value-type="float" office:value="114.817" calcext:value-type="float">
            <text:p>114.817</text:p>
          </table:table-cell>
          <table:table-cell office:value-type="float" office:value="6.03713" calcext:value-type="float">
            <text:p>6.03713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0.145492" calcext:value-type="float">
            <text:p>0.145492</text:p>
          </table:table-cell>
          <table:table-cell office:value-type="float" office:value="114.823" calcext:value-type="float">
            <text:p>114.823</text:p>
          </table:table-cell>
          <table:table-cell office:value-type="float" office:value="6.03102" calcext:value-type="float">
            <text:p>6.03102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0.1449" calcext:value-type="float">
            <text:p>0.1449</text:p>
          </table:table-cell>
          <table:table-cell office:value-type="float" office:value="114.83" calcext:value-type="float">
            <text:p>114.83</text:p>
          </table:table-cell>
          <table:table-cell office:value-type="float" office:value="6.02489" calcext:value-type="float">
            <text:p>6.02489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0.144311" calcext:value-type="float">
            <text:p>0.144311</text:p>
          </table:table-cell>
          <table:table-cell office:value-type="float" office:value="114.837" calcext:value-type="float">
            <text:p>114.837</text:p>
          </table:table-cell>
          <table:table-cell office:value-type="float" office:value="6.01874" calcext:value-type="float">
            <text:p>6.01874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0.143725" calcext:value-type="float">
            <text:p>0.143725</text:p>
          </table:table-cell>
          <table:table-cell office:value-type="float" office:value="114.844" calcext:value-type="float">
            <text:p>114.844</text:p>
          </table:table-cell>
          <table:table-cell office:value-type="float" office:value="6.01258" calcext:value-type="float">
            <text:p>6.01258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0.143142" calcext:value-type="float">
            <text:p>0.143142</text:p>
          </table:table-cell>
          <table:table-cell office:value-type="float" office:value="114.85" calcext:value-type="float">
            <text:p>114.85</text:p>
          </table:table-cell>
          <table:table-cell office:value-type="float" office:value="6.0064" calcext:value-type="float">
            <text:p>6.0064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0.142562" calcext:value-type="float">
            <text:p>0.142562</text:p>
          </table:table-cell>
          <table:table-cell office:value-type="float" office:value="114.857" calcext:value-type="float">
            <text:p>114.857</text:p>
          </table:table-cell>
          <table:table-cell office:value-type="float" office:value="6.00021" calcext:value-type="float">
            <text:p>6.00021</text:p>
          </table:table-cell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0.141984" calcext:value-type="float">
            <text:p>0.141984</text:p>
          </table:table-cell>
          <table:table-cell office:value-type="float" office:value="114.864" calcext:value-type="float">
            <text:p>114.864</text:p>
          </table:table-cell>
          <table:table-cell office:value-type="float" office:value="5.994" calcext:value-type="float">
            <text:p>5.9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1409" calcext:value-type="float">
            <text:p>0.141409</text:p>
          </table:table-cell>
          <table:table-cell office:value-type="float" office:value="114.871" calcext:value-type="float">
            <text:p>114.871</text:p>
          </table:table-cell>
          <table:table-cell office:value-type="float" office:value="5.98778" calcext:value-type="float">
            <text:p>5.98778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0.140837" calcext:value-type="float">
            <text:p>0.140837</text:p>
          </table:table-cell>
          <table:table-cell office:value-type="float" office:value="114.878" calcext:value-type="float">
            <text:p>114.878</text:p>
          </table:table-cell>
          <table:table-cell office:value-type="float" office:value="5.98154" calcext:value-type="float">
            <text:p>5.98154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0.140267" calcext:value-type="float">
            <text:p>0.140267</text:p>
          </table:table-cell>
          <table:table-cell office:value-type="float" office:value="114.884" calcext:value-type="float">
            <text:p>114.884</text:p>
          </table:table-cell>
          <table:table-cell office:value-type="float" office:value="5.97529" calcext:value-type="float">
            <text:p>5.97529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0.1397" calcext:value-type="float">
            <text:p>0.1397</text:p>
          </table:table-cell>
          <table:table-cell office:value-type="float" office:value="114.891" calcext:value-type="float">
            <text:p>114.891</text:p>
          </table:table-cell>
          <table:table-cell office:value-type="float" office:value="5.96902" calcext:value-type="float">
            <text:p>5.96902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0.139136" calcext:value-type="float">
            <text:p>0.139136</text:p>
          </table:table-cell>
          <table:table-cell office:value-type="float" office:value="114.898" calcext:value-type="float">
            <text:p>114.898</text:p>
          </table:table-cell>
          <table:table-cell office:value-type="float" office:value="5.96274" calcext:value-type="float">
            <text:p>5.96274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0.138575" calcext:value-type="float">
            <text:p>0.138575</text:p>
          </table:table-cell>
          <table:table-cell office:value-type="float" office:value="114.905" calcext:value-type="float">
            <text:p>114.905</text:p>
          </table:table-cell>
          <table:table-cell office:value-type="float" office:value="5.95644" calcext:value-type="float">
            <text:p>5.95644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0.138016" calcext:value-type="float">
            <text:p>0.138016</text:p>
          </table:table-cell>
          <table:table-cell office:value-type="float" office:value="114.912" calcext:value-type="float">
            <text:p>114.912</text:p>
          </table:table-cell>
          <table:table-cell office:value-type="float" office:value="5.95013" calcext:value-type="float">
            <text:p>5.95013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0.13746" calcext:value-type="float">
            <text:p>0.13746</text:p>
          </table:table-cell>
          <table:table-cell office:value-type="float" office:value="114.919" calcext:value-type="float">
            <text:p>114.919</text:p>
          </table:table-cell>
          <table:table-cell office:value-type="float" office:value="5.94381" calcext:value-type="float">
            <text:p>5.94381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0.136906" calcext:value-type="float">
            <text:p>0.136906</text:p>
          </table:table-cell>
          <table:table-cell office:value-type="float" office:value="114.926" calcext:value-type="float">
            <text:p>114.926</text:p>
          </table:table-cell>
          <table:table-cell office:value-type="float" office:value="5.93747" calcext:value-type="float">
            <text:p>5.93747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0.136355" calcext:value-type="float">
            <text:p>0.136355</text:p>
          </table:table-cell>
          <table:table-cell office:value-type="float" office:value="114.933" calcext:value-type="float">
            <text:p>114.933</text:p>
          </table:table-cell>
          <table:table-cell office:value-type="float" office:value="5.93112" calcext:value-type="float">
            <text:p>5.931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35806" calcext:value-type="float">
            <text:p>0.135806</text:p>
          </table:table-cell>
          <table:table-cell office:value-type="float" office:value="114.939" calcext:value-type="float">
            <text:p>114.939</text:p>
          </table:table-cell>
          <table:table-cell office:value-type="float" office:value="5.92475" calcext:value-type="float">
            <text:p>5.92475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0.135261" calcext:value-type="float">
            <text:p>0.135261</text:p>
          </table:table-cell>
          <table:table-cell office:value-type="float" office:value="114.946" calcext:value-type="float">
            <text:p>114.946</text:p>
          </table:table-cell>
          <table:table-cell office:value-type="float" office:value="5.91838" calcext:value-type="float">
            <text:p>5.91838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0.134717" calcext:value-type="float">
            <text:p>0.134717</text:p>
          </table:table-cell>
          <table:table-cell office:value-type="float" office:value="114.953" calcext:value-type="float">
            <text:p>114.953</text:p>
          </table:table-cell>
          <table:table-cell office:value-type="float" office:value="5.91198" calcext:value-type="float">
            <text:p>5.91198</text:p>
          </table:table-cell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0.134177" calcext:value-type="float">
            <text:p>0.134177</text:p>
          </table:table-cell>
          <table:table-cell office:value-type="float" office:value="114.96" calcext:value-type="float">
            <text:p>114.96</text:p>
          </table:table-cell>
          <table:table-cell office:value-type="float" office:value="5.90558" calcext:value-type="float">
            <text:p>5.90558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0.133638" calcext:value-type="float">
            <text:p>0.133638</text:p>
          </table:table-cell>
          <table:table-cell office:value-type="float" office:value="114.967" calcext:value-type="float">
            <text:p>114.967</text:p>
          </table:table-cell>
          <table:table-cell office:value-type="float" office:value="5.89916" calcext:value-type="float">
            <text:p>5.89916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0.133103" calcext:value-type="float">
            <text:p>0.133103</text:p>
          </table:table-cell>
          <table:table-cell office:value-type="float" office:value="114.974" calcext:value-type="float">
            <text:p>114.974</text:p>
          </table:table-cell>
          <table:table-cell office:value-type="float" office:value="5.89273" calcext:value-type="float">
            <text:p>5.89273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0.13257" calcext:value-type="float">
            <text:p>0.13257</text:p>
          </table:table-cell>
          <table:table-cell office:value-type="float" office:value="114.981" calcext:value-type="float">
            <text:p>114.981</text:p>
          </table:table-cell>
          <table:table-cell office:value-type="float" office:value="5.88629" calcext:value-type="float">
            <text:p>5.88629</text:p>
          </table:table-cell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0.132039" calcext:value-type="float">
            <text:p>0.132039</text:p>
          </table:table-cell>
          <table:table-cell office:value-type="float" office:value="114.988" calcext:value-type="float">
            <text:p>114.988</text:p>
          </table:table-cell>
          <table:table-cell office:value-type="float" office:value="5.87984" calcext:value-type="float">
            <text:p>5.87984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0.131511" calcext:value-type="float">
            <text:p>0.131511</text:p>
          </table:table-cell>
          <table:table-cell office:value-type="float" office:value="114.995" calcext:value-type="float">
            <text:p>114.995</text:p>
          </table:table-cell>
          <table:table-cell office:value-type="float" office:value="5.87337" calcext:value-type="float">
            <text:p>5.87337</text:p>
          </table:table-cell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0.130985" calcext:value-type="float">
            <text:p>0.130985</text:p>
          </table:table-cell>
          <table:table-cell office:value-type="float" office:value="115.002" calcext:value-type="float">
            <text:p>115.002</text:p>
          </table:table-cell>
          <table:table-cell office:value-type="float" office:value="5.8669" calcext:value-type="float">
            <text:p>5.86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30462" calcext:value-type="float">
            <text:p>0.130462</text:p>
          </table:table-cell>
          <table:table-cell office:value-type="float" office:value="115.009" calcext:value-type="float">
            <text:p>115.009</text:p>
          </table:table-cell>
          <table:table-cell office:value-type="float" office:value="5.86041" calcext:value-type="float">
            <text:p>5.86041</text:p>
          </table:table-cell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0.129941" calcext:value-type="float">
            <text:p>0.129941</text:p>
          </table:table-cell>
          <table:table-cell office:value-type="float" office:value="115.016" calcext:value-type="float">
            <text:p>115.016</text:p>
          </table:table-cell>
          <table:table-cell office:value-type="float" office:value="5.8539" calcext:value-type="float">
            <text:p>5.8539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0.129423" calcext:value-type="float">
            <text:p>0.129423</text:p>
          </table:table-cell>
          <table:table-cell office:value-type="float" office:value="115.023" calcext:value-type="float">
            <text:p>115.023</text:p>
          </table:table-cell>
          <table:table-cell office:value-type="float" office:value="5.84739" calcext:value-type="float">
            <text:p>5.84739</text:p>
          </table:table-cell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0.128907" calcext:value-type="float">
            <text:p>0.128907</text:p>
          </table:table-cell>
          <table:table-cell office:value-type="float" office:value="115.03" calcext:value-type="float">
            <text:p>115.03</text:p>
          </table:table-cell>
          <table:table-cell office:value-type="float" office:value="5.84087" calcext:value-type="float">
            <text:p>5.84087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0.128394" calcext:value-type="float">
            <text:p>0.128394</text:p>
          </table:table-cell>
          <table:table-cell office:value-type="float" office:value="115.037" calcext:value-type="float">
            <text:p>115.037</text:p>
          </table:table-cell>
          <table:table-cell office:value-type="float" office:value="5.83433" calcext:value-type="float">
            <text:p>5.83433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0.127882" calcext:value-type="float">
            <text:p>0.127882</text:p>
          </table:table-cell>
          <table:table-cell office:value-type="float" office:value="115.044" calcext:value-type="float">
            <text:p>115.044</text:p>
          </table:table-cell>
          <table:table-cell office:value-type="float" office:value="5.82778" calcext:value-type="float">
            <text:p>5.82778</text:p>
          </table:table-cell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0.127374" calcext:value-type="float">
            <text:p>0.127374</text:p>
          </table:table-cell>
          <table:table-cell office:value-type="float" office:value="115.051" calcext:value-type="float">
            <text:p>115.051</text:p>
          </table:table-cell>
          <table:table-cell office:value-type="float" office:value="5.82122" calcext:value-type="float">
            <text:p>5.82122</text:p>
          </table:table-cell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0.126868" calcext:value-type="float">
            <text:p>0.126868</text:p>
          </table:table-cell>
          <table:table-cell office:value-type="float" office:value="115.058" calcext:value-type="float">
            <text:p>115.058</text:p>
          </table:table-cell>
          <table:table-cell office:value-type="float" office:value="5.81466" calcext:value-type="float">
            <text:p>5.81466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0.126364" calcext:value-type="float">
            <text:p>0.126364</text:p>
          </table:table-cell>
          <table:table-cell office:value-type="float" office:value="115.066" calcext:value-type="float">
            <text:p>115.066</text:p>
          </table:table-cell>
          <table:table-cell office:value-type="float" office:value="5.80808" calcext:value-type="float">
            <text:p>5.80808</text:p>
          </table:table-cell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0.125862" calcext:value-type="float">
            <text:p>0.125862</text:p>
          </table:table-cell>
          <table:table-cell office:value-type="float" office:value="115.073" calcext:value-type="float">
            <text:p>115.073</text:p>
          </table:table-cell>
          <table:table-cell office:value-type="float" office:value="5.80149" calcext:value-type="float">
            <text:p>5.801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25363" calcext:value-type="float">
            <text:p>0.125363</text:p>
          </table:table-cell>
          <table:table-cell office:value-type="float" office:value="115.08" calcext:value-type="float">
            <text:p>115.08</text:p>
          </table:table-cell>
          <table:table-cell office:value-type="float" office:value="5.79489" calcext:value-type="float">
            <text:p>5.79489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0.124866" calcext:value-type="float">
            <text:p>0.124866</text:p>
          </table:table-cell>
          <table:table-cell office:value-type="float" office:value="115.087" calcext:value-type="float">
            <text:p>115.087</text:p>
          </table:table-cell>
          <table:table-cell office:value-type="float" office:value="5.78828" calcext:value-type="float">
            <text:p>5.78828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0.124372" calcext:value-type="float">
            <text:p>0.124372</text:p>
          </table:table-cell>
          <table:table-cell office:value-type="float" office:value="115.094" calcext:value-type="float">
            <text:p>115.094</text:p>
          </table:table-cell>
          <table:table-cell office:value-type="float" office:value="5.78165" calcext:value-type="float">
            <text:p>5.78165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0.123879" calcext:value-type="float">
            <text:p>0.123879</text:p>
          </table:table-cell>
          <table:table-cell office:value-type="float" office:value="115.101" calcext:value-type="float">
            <text:p>115.101</text:p>
          </table:table-cell>
          <table:table-cell office:value-type="float" office:value="5.77502" calcext:value-type="float">
            <text:p>5.77502</text:p>
          </table:table-cell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0.123389" calcext:value-type="float">
            <text:p>0.123389</text:p>
          </table:table-cell>
          <table:table-cell office:value-type="float" office:value="115.108" calcext:value-type="float">
            <text:p>115.108</text:p>
          </table:table-cell>
          <table:table-cell office:value-type="float" office:value="5.76838" calcext:value-type="float">
            <text:p>5.76838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0.122902" calcext:value-type="float">
            <text:p>0.122902</text:p>
          </table:table-cell>
          <table:table-cell office:value-type="float" office:value="115.115" calcext:value-type="float">
            <text:p>115.115</text:p>
          </table:table-cell>
          <table:table-cell office:value-type="float" office:value="5.76173" calcext:value-type="float">
            <text:p>5.76173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0.122416" calcext:value-type="float">
            <text:p>0.122416</text:p>
          </table:table-cell>
          <table:table-cell office:value-type="float" office:value="115.123" calcext:value-type="float">
            <text:p>115.123</text:p>
          </table:table-cell>
          <table:table-cell office:value-type="float" office:value="5.75507" calcext:value-type="float">
            <text:p>5.75507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0.121933" calcext:value-type="float">
            <text:p>0.121933</text:p>
          </table:table-cell>
          <table:table-cell office:value-type="float" office:value="115.13" calcext:value-type="float">
            <text:p>115.13</text:p>
          </table:table-cell>
          <table:table-cell office:value-type="float" office:value="5.7484" calcext:value-type="float">
            <text:p>5.7484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0.121452" calcext:value-type="float">
            <text:p>0.121452</text:p>
          </table:table-cell>
          <table:table-cell office:value-type="float" office:value="115.137" calcext:value-type="float">
            <text:p>115.137</text:p>
          </table:table-cell>
          <table:table-cell office:value-type="float" office:value="5.74172" calcext:value-type="float">
            <text:p>5.74172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0.120974" calcext:value-type="float">
            <text:p>0.120974</text:p>
          </table:table-cell>
          <table:table-cell office:value-type="float" office:value="115.144" calcext:value-type="float">
            <text:p>115.144</text:p>
          </table:table-cell>
          <table:table-cell office:value-type="float" office:value="5.73504" calcext:value-type="float">
            <text:p>5.735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20497" calcext:value-type="float">
            <text:p>0.120497</text:p>
          </table:table-cell>
          <table:table-cell office:value-type="float" office:value="115.151" calcext:value-type="float">
            <text:p>115.151</text:p>
          </table:table-cell>
          <table:table-cell office:value-type="float" office:value="5.72834" calcext:value-type="float">
            <text:p>5.72834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0.120023" calcext:value-type="float">
            <text:p>0.120023</text:p>
          </table:table-cell>
          <table:table-cell office:value-type="float" office:value="115.158" calcext:value-type="float">
            <text:p>115.158</text:p>
          </table:table-cell>
          <table:table-cell office:value-type="float" office:value="5.72163" calcext:value-type="float">
            <text:p>5.72163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0.119551" calcext:value-type="float">
            <text:p>0.119551</text:p>
          </table:table-cell>
          <table:table-cell office:value-type="float" office:value="115.166" calcext:value-type="float">
            <text:p>115.166</text:p>
          </table:table-cell>
          <table:table-cell office:value-type="float" office:value="5.71492" calcext:value-type="float">
            <text:p>5.71492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0.119082" calcext:value-type="float">
            <text:p>0.119082</text:p>
          </table:table-cell>
          <table:table-cell office:value-type="float" office:value="115.173" calcext:value-type="float">
            <text:p>115.173</text:p>
          </table:table-cell>
          <table:table-cell office:value-type="float" office:value="5.7082" calcext:value-type="float">
            <text:p>5.7082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0.118614" calcext:value-type="float">
            <text:p>0.118614</text:p>
          </table:table-cell>
          <table:table-cell office:value-type="float" office:value="115.18" calcext:value-type="float">
            <text:p>115.18</text:p>
          </table:table-cell>
          <table:table-cell office:value-type="float" office:value="5.70146" calcext:value-type="float">
            <text:p>5.70146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0.118149" calcext:value-type="float">
            <text:p>0.118149</text:p>
          </table:table-cell>
          <table:table-cell office:value-type="float" office:value="115.187" calcext:value-type="float">
            <text:p>115.187</text:p>
          </table:table-cell>
          <table:table-cell office:value-type="float" office:value="5.69472" calcext:value-type="float">
            <text:p>5.69472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0.117686" calcext:value-type="float">
            <text:p>0.117686</text:p>
          </table:table-cell>
          <table:table-cell office:value-type="float" office:value="115.194" calcext:value-type="float">
            <text:p>115.194</text:p>
          </table:table-cell>
          <table:table-cell office:value-type="float" office:value="5.68798" calcext:value-type="float">
            <text:p>5.68798</text:p>
          </table:table-cell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0.117225" calcext:value-type="float">
            <text:p>0.117225</text:p>
          </table:table-cell>
          <table:table-cell office:value-type="float" office:value="115.202" calcext:value-type="float">
            <text:p>115.202</text:p>
          </table:table-cell>
          <table:table-cell office:value-type="float" office:value="5.68122" calcext:value-type="float">
            <text:p>5.68122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0.116766" calcext:value-type="float">
            <text:p>0.116766</text:p>
          </table:table-cell>
          <table:table-cell office:value-type="float" office:value="115.209" calcext:value-type="float">
            <text:p>115.209</text:p>
          </table:table-cell>
          <table:table-cell office:value-type="float" office:value="5.67446" calcext:value-type="float">
            <text:p>5.67446</text:p>
          </table:table-cell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0.116309" calcext:value-type="float">
            <text:p>0.116309</text:p>
          </table:table-cell>
          <table:table-cell office:value-type="float" office:value="115.216" calcext:value-type="float">
            <text:p>115.216</text:p>
          </table:table-cell>
          <table:table-cell office:value-type="float" office:value="5.66768" calcext:value-type="float">
            <text:p>5.667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15854" calcext:value-type="float">
            <text:p>0.115854</text:p>
          </table:table-cell>
          <table:table-cell office:value-type="float" office:value="115.223" calcext:value-type="float">
            <text:p>115.223</text:p>
          </table:table-cell>
          <table:table-cell office:value-type="float" office:value="5.6609" calcext:value-type="float">
            <text:p>5.6609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0.115402" calcext:value-type="float">
            <text:p>0.115402</text:p>
          </table:table-cell>
          <table:table-cell office:value-type="float" office:value="115.23" calcext:value-type="float">
            <text:p>115.23</text:p>
          </table:table-cell>
          <table:table-cell office:value-type="float" office:value="5.65412" calcext:value-type="float">
            <text:p>5.65412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0.114951" calcext:value-type="float">
            <text:p>0.114951</text:p>
          </table:table-cell>
          <table:table-cell office:value-type="float" office:value="115.238" calcext:value-type="float">
            <text:p>115.238</text:p>
          </table:table-cell>
          <table:table-cell office:value-type="float" office:value="5.64732" calcext:value-type="float">
            <text:p>5.64732</text:p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0.114503" calcext:value-type="float">
            <text:p>0.114503</text:p>
          </table:table-cell>
          <table:table-cell office:value-type="float" office:value="115.245" calcext:value-type="float">
            <text:p>115.245</text:p>
          </table:table-cell>
          <table:table-cell office:value-type="float" office:value="5.64052" calcext:value-type="float">
            <text:p>5.64052</text:p>
          </table:table-cell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0.114057" calcext:value-type="float">
            <text:p>0.114057</text:p>
          </table:table-cell>
          <table:table-cell office:value-type="float" office:value="115.252" calcext:value-type="float">
            <text:p>115.252</text:p>
          </table:table-cell>
          <table:table-cell office:value-type="float" office:value="5.63371" calcext:value-type="float">
            <text:p>5.63371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0.113612" calcext:value-type="float">
            <text:p>0.113612</text:p>
          </table:table-cell>
          <table:table-cell office:value-type="float" office:value="115.259" calcext:value-type="float">
            <text:p>115.259</text:p>
          </table:table-cell>
          <table:table-cell office:value-type="float" office:value="5.62689" calcext:value-type="float">
            <text:p>5.62689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0.11317" calcext:value-type="float">
            <text:p>0.11317</text:p>
          </table:table-cell>
          <table:table-cell office:value-type="float" office:value="115.267" calcext:value-type="float">
            <text:p>115.267</text:p>
          </table:table-cell>
          <table:table-cell office:value-type="float" office:value="5.62007" calcext:value-type="float">
            <text:p>5.62007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0.11273" calcext:value-type="float">
            <text:p>0.11273</text:p>
          </table:table-cell>
          <table:table-cell office:value-type="float" office:value="115.274" calcext:value-type="float">
            <text:p>115.274</text:p>
          </table:table-cell>
          <table:table-cell office:value-type="float" office:value="5.61324" calcext:value-type="float">
            <text:p>5.61324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0.112292" calcext:value-type="float">
            <text:p>0.112292</text:p>
          </table:table-cell>
          <table:table-cell office:value-type="float" office:value="115.281" calcext:value-type="float">
            <text:p>115.281</text:p>
          </table:table-cell>
          <table:table-cell office:value-type="float" office:value="5.6064" calcext:value-type="float">
            <text:p>5.6064</text:p>
          </table:table-cell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0.111856" calcext:value-type="float">
            <text:p>0.111856</text:p>
          </table:table-cell>
          <table:table-cell office:value-type="float" office:value="115.289" calcext:value-type="float">
            <text:p>115.289</text:p>
          </table:table-cell>
          <table:table-cell office:value-type="float" office:value="5.59955" calcext:value-type="float">
            <text:p>5.599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11422" calcext:value-type="float">
            <text:p>0.111422</text:p>
          </table:table-cell>
          <table:table-cell office:value-type="float" office:value="115.296" calcext:value-type="float">
            <text:p>115.296</text:p>
          </table:table-cell>
          <table:table-cell office:value-type="float" office:value="5.5927" calcext:value-type="float">
            <text:p>5.5927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0.11099" calcext:value-type="float">
            <text:p>0.11099</text:p>
          </table:table-cell>
          <table:table-cell office:value-type="float" office:value="115.303" calcext:value-type="float">
            <text:p>115.303</text:p>
          </table:table-cell>
          <table:table-cell office:value-type="float" office:value="5.58584" calcext:value-type="float">
            <text:p>5.58584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0.11056" calcext:value-type="float">
            <text:p>0.11056</text:p>
          </table:table-cell>
          <table:table-cell office:value-type="float" office:value="115.31" calcext:value-type="float">
            <text:p>115.31</text:p>
          </table:table-cell>
          <table:table-cell office:value-type="float" office:value="5.57898" calcext:value-type="float">
            <text:p>5.57898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0.110132" calcext:value-type="float">
            <text:p>0.110132</text:p>
          </table:table-cell>
          <table:table-cell office:value-type="float" office:value="115.318" calcext:value-type="float">
            <text:p>115.318</text:p>
          </table:table-cell>
          <table:table-cell office:value-type="float" office:value="5.57211" calcext:value-type="float">
            <text:p>5.57211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0.109706" calcext:value-type="float">
            <text:p>0.109706</text:p>
          </table:table-cell>
          <table:table-cell office:value-type="float" office:value="115.325" calcext:value-type="float">
            <text:p>115.325</text:p>
          </table:table-cell>
          <table:table-cell office:value-type="float" office:value="5.56523" calcext:value-type="float">
            <text:p>5.56523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0.109282" calcext:value-type="float">
            <text:p>0.109282</text:p>
          </table:table-cell>
          <table:table-cell office:value-type="float" office:value="115.332" calcext:value-type="float">
            <text:p>115.332</text:p>
          </table:table-cell>
          <table:table-cell office:value-type="float" office:value="5.55835" calcext:value-type="float">
            <text:p>5.55835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0.10886" calcext:value-type="float">
            <text:p>0.10886</text:p>
          </table:table-cell>
          <table:table-cell office:value-type="float" office:value="115.34" calcext:value-type="float">
            <text:p>115.34</text:p>
          </table:table-cell>
          <table:table-cell office:value-type="float" office:value="5.55146" calcext:value-type="float">
            <text:p>5.55146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0.10844" calcext:value-type="float">
            <text:p>0.10844</text:p>
          </table:table-cell>
          <table:table-cell office:value-type="float" office:value="115.347" calcext:value-type="float">
            <text:p>115.347</text:p>
          </table:table-cell>
          <table:table-cell office:value-type="float" office:value="5.54457" calcext:value-type="float">
            <text:p>5.54457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0.108022" calcext:value-type="float">
            <text:p>0.108022</text:p>
          </table:table-cell>
          <table:table-cell office:value-type="float" office:value="115.354" calcext:value-type="float">
            <text:p>115.354</text:p>
          </table:table-cell>
          <table:table-cell office:value-type="float" office:value="5.53767" calcext:value-type="float">
            <text:p>5.53767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0.107605" calcext:value-type="float">
            <text:p>0.107605</text:p>
          </table:table-cell>
          <table:table-cell office:value-type="float" office:value="115.362" calcext:value-type="float">
            <text:p>115.362</text:p>
          </table:table-cell>
          <table:table-cell office:value-type="float" office:value="5.53077" calcext:value-type="float">
            <text:p>5.530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07191" calcext:value-type="float">
            <text:p>0.107191</text:p>
          </table:table-cell>
          <table:table-cell office:value-type="float" office:value="115.369" calcext:value-type="float">
            <text:p>115.369</text:p>
          </table:table-cell>
          <table:table-cell office:value-type="float" office:value="5.52386" calcext:value-type="float">
            <text:p>5.52386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0.106779" calcext:value-type="float">
            <text:p>0.106779</text:p>
          </table:table-cell>
          <table:table-cell office:value-type="float" office:value="115.376" calcext:value-type="float">
            <text:p>115.376</text:p>
          </table:table-cell>
          <table:table-cell office:value-type="float" office:value="5.51694" calcext:value-type="float">
            <text:p>5.51694</text:p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0.106368" calcext:value-type="float">
            <text:p>0.106368</text:p>
          </table:table-cell>
          <table:table-cell office:value-type="float" office:value="115.384" calcext:value-type="float">
            <text:p>115.384</text:p>
          </table:table-cell>
          <table:table-cell office:value-type="float" office:value="5.51002" calcext:value-type="float">
            <text:p>5.51002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0.105959" calcext:value-type="float">
            <text:p>0.105959</text:p>
          </table:table-cell>
          <table:table-cell office:value-type="float" office:value="115.391" calcext:value-type="float">
            <text:p>115.391</text:p>
          </table:table-cell>
          <table:table-cell office:value-type="float" office:value="5.50309" calcext:value-type="float">
            <text:p>5.50309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0.105553" calcext:value-type="float">
            <text:p>0.105553</text:p>
          </table:table-cell>
          <table:table-cell office:value-type="float" office:value="115.398" calcext:value-type="float">
            <text:p>115.398</text:p>
          </table:table-cell>
          <table:table-cell office:value-type="float" office:value="5.49616" calcext:value-type="float">
            <text:p>5.49616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0.105148" calcext:value-type="float">
            <text:p>0.105148</text:p>
          </table:table-cell>
          <table:table-cell office:value-type="float" office:value="115.406" calcext:value-type="float">
            <text:p>115.406</text:p>
          </table:table-cell>
          <table:table-cell office:value-type="float" office:value="5.48923" calcext:value-type="float">
            <text:p>5.48923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0.104745" calcext:value-type="float">
            <text:p>0.104745</text:p>
          </table:table-cell>
          <table:table-cell office:value-type="float" office:value="115.413" calcext:value-type="float">
            <text:p>115.413</text:p>
          </table:table-cell>
          <table:table-cell office:value-type="float" office:value="5.48228" calcext:value-type="float">
            <text:p>5.48228</text:p>
          </table:table-cell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0.104343" calcext:value-type="float">
            <text:p>0.104343</text:p>
          </table:table-cell>
          <table:table-cell office:value-type="float" office:value="115.42" calcext:value-type="float">
            <text:p>115.42</text:p>
          </table:table-cell>
          <table:table-cell office:value-type="float" office:value="5.47534" calcext:value-type="float">
            <text:p>5.47534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0.103944" calcext:value-type="float">
            <text:p>0.103944</text:p>
          </table:table-cell>
          <table:table-cell office:value-type="float" office:value="115.428" calcext:value-type="float">
            <text:p>115.428</text:p>
          </table:table-cell>
          <table:table-cell office:value-type="float" office:value="5.46839" calcext:value-type="float">
            <text:p>5.46839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0.103546" calcext:value-type="float">
            <text:p>0.103546</text:p>
          </table:table-cell>
          <table:table-cell office:value-type="float" office:value="115.435" calcext:value-type="float">
            <text:p>115.435</text:p>
          </table:table-cell>
          <table:table-cell office:value-type="float" office:value="5.46143" calcext:value-type="float">
            <text:p>5.461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03151" calcext:value-type="float">
            <text:p>0.103151</text:p>
          </table:table-cell>
          <table:table-cell office:value-type="float" office:value="115.442" calcext:value-type="float">
            <text:p>115.442</text:p>
          </table:table-cell>
          <table:table-cell office:value-type="float" office:value="5.45447" calcext:value-type="float">
            <text:p>5.45447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0.102757" calcext:value-type="float">
            <text:p>0.102757</text:p>
          </table:table-cell>
          <table:table-cell office:value-type="float" office:value="115.45" calcext:value-type="float">
            <text:p>115.45</text:p>
          </table:table-cell>
          <table:table-cell office:value-type="float" office:value="5.44751" calcext:value-type="float">
            <text:p>5.44751</text:p>
          </table:table-cell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0.102365" calcext:value-type="float">
            <text:p>0.102365</text:p>
          </table:table-cell>
          <table:table-cell office:value-type="float" office:value="115.457" calcext:value-type="float">
            <text:p>115.457</text:p>
          </table:table-cell>
          <table:table-cell office:value-type="float" office:value="5.44054" calcext:value-type="float">
            <text:p>5.44054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0.101974" calcext:value-type="float">
            <text:p>0.101974</text:p>
          </table:table-cell>
          <table:table-cell office:value-type="float" office:value="115.464" calcext:value-type="float">
            <text:p>115.464</text:p>
          </table:table-cell>
          <table:table-cell office:value-type="float" office:value="5.43357" calcext:value-type="float">
            <text:p>5.43357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0.101586" calcext:value-type="float">
            <text:p>0.101586</text:p>
          </table:table-cell>
          <table:table-cell office:value-type="float" office:value="115.472" calcext:value-type="float">
            <text:p>115.472</text:p>
          </table:table-cell>
          <table:table-cell office:value-type="float" office:value="5.4266" calcext:value-type="float">
            <text:p>5.4266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0.101199" calcext:value-type="float">
            <text:p>0.101199</text:p>
          </table:table-cell>
          <table:table-cell office:value-type="float" office:value="115.479" calcext:value-type="float">
            <text:p>115.479</text:p>
          </table:table-cell>
          <table:table-cell office:value-type="float" office:value="5.41962" calcext:value-type="float">
            <text:p>5.41962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0.100814" calcext:value-type="float">
            <text:p>0.100814</text:p>
          </table:table-cell>
          <table:table-cell office:value-type="float" office:value="115.487" calcext:value-type="float">
            <text:p>115.487</text:p>
          </table:table-cell>
          <table:table-cell office:value-type="float" office:value="5.41263" calcext:value-type="float">
            <text:p>5.41263</text:p>
          </table:table-cell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0.100431" calcext:value-type="float">
            <text:p>0.100431</text:p>
          </table:table-cell>
          <table:table-cell office:value-type="float" office:value="115.494" calcext:value-type="float">
            <text:p>115.494</text:p>
          </table:table-cell>
          <table:table-cell office:value-type="float" office:value="5.40565" calcext:value-type="float">
            <text:p>5.40565</text:p>
          </table:table-cell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0.10005" calcext:value-type="float">
            <text:p>0.10005</text:p>
          </table:table-cell>
          <table:table-cell office:value-type="float" office:value="115.501" calcext:value-type="float">
            <text:p>115.501</text:p>
          </table:table-cell>
          <table:table-cell office:value-type="float" office:value="5.39866" calcext:value-type="float">
            <text:p>5.39866</text:p>
          </table:table-cell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0.09967" calcext:value-type="float">
            <text:p>0.09967</text:p>
          </table:table-cell>
          <table:table-cell office:value-type="float" office:value="115.509" calcext:value-type="float">
            <text:p>115.509</text:p>
          </table:table-cell>
          <table:table-cell office:value-type="float" office:value="5.39166" calcext:value-type="float">
            <text:p>5.391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99292" calcext:value-type="float">
            <text:p>0.099292</text:p>
          </table:table-cell>
          <table:table-cell office:value-type="float" office:value="115.516" calcext:value-type="float">
            <text:p>115.516</text:p>
          </table:table-cell>
          <table:table-cell office:value-type="float" office:value="5.38466" calcext:value-type="float">
            <text:p>5.38466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0.0989158" calcext:value-type="float">
            <text:p>0.0989158</text:p>
          </table:table-cell>
          <table:table-cell office:value-type="float" office:value="115.523" calcext:value-type="float">
            <text:p>115.523</text:p>
          </table:table-cell>
          <table:table-cell office:value-type="float" office:value="5.37766" calcext:value-type="float">
            <text:p>5.37766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0.0985413" calcext:value-type="float">
            <text:p>0.0985413</text:p>
          </table:table-cell>
          <table:table-cell office:value-type="float" office:value="115.531" calcext:value-type="float">
            <text:p>115.531</text:p>
          </table:table-cell>
          <table:table-cell office:value-type="float" office:value="5.37066" calcext:value-type="float">
            <text:p>5.37066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0.0981685" calcext:value-type="float">
            <text:p>0.0981685</text:p>
          </table:table-cell>
          <table:table-cell office:value-type="float" office:value="115.538" calcext:value-type="float">
            <text:p>115.538</text:p>
          </table:table-cell>
          <table:table-cell office:value-type="float" office:value="5.36365" calcext:value-type="float">
            <text:p>5.36365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0.0977974" calcext:value-type="float">
            <text:p>0.0977974</text:p>
          </table:table-cell>
          <table:table-cell office:value-type="float" office:value="115.546" calcext:value-type="float">
            <text:p>115.546</text:p>
          </table:table-cell>
          <table:table-cell office:value-type="float" office:value="5.35664" calcext:value-type="float">
            <text:p>5.35664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0.097428" calcext:value-type="float">
            <text:p>0.097428</text:p>
          </table:table-cell>
          <table:table-cell office:value-type="float" office:value="115.553" calcext:value-type="float">
            <text:p>115.553</text:p>
          </table:table-cell>
          <table:table-cell office:value-type="float" office:value="5.34963" calcext:value-type="float">
            <text:p>5.34963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0.0970602" calcext:value-type="float">
            <text:p>0.0970602</text:p>
          </table:table-cell>
          <table:table-cell office:value-type="float" office:value="115.56" calcext:value-type="float">
            <text:p>115.56</text:p>
          </table:table-cell>
          <table:table-cell office:value-type="float" office:value="5.34261" calcext:value-type="float">
            <text:p>5.34261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0.0966942" calcext:value-type="float">
            <text:p>0.0966942</text:p>
          </table:table-cell>
          <table:table-cell office:value-type="float" office:value="115.568" calcext:value-type="float">
            <text:p>115.568</text:p>
          </table:table-cell>
          <table:table-cell office:value-type="float" office:value="5.33559" calcext:value-type="float">
            <text:p>5.33559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0.0963298" calcext:value-type="float">
            <text:p>0.0963298</text:p>
          </table:table-cell>
          <table:table-cell office:value-type="float" office:value="115.575" calcext:value-type="float">
            <text:p>115.575</text:p>
          </table:table-cell>
          <table:table-cell office:value-type="float" office:value="5.32857" calcext:value-type="float">
            <text:p>5.32857</text:p>
          </table:table-cell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0.095967" calcext:value-type="float">
            <text:p>0.095967</text:p>
          </table:table-cell>
          <table:table-cell office:value-type="float" office:value="115.582" calcext:value-type="float">
            <text:p>115.582</text:p>
          </table:table-cell>
          <table:table-cell office:value-type="float" office:value="5.32155" calcext:value-type="float">
            <text:p>5.321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956059" calcext:value-type="float">
            <text:p>0.0956059</text:p>
          </table:table-cell>
          <table:table-cell office:value-type="float" office:value="115.59" calcext:value-type="float">
            <text:p>115.59</text:p>
          </table:table-cell>
          <table:table-cell office:value-type="float" office:value="5.31452" calcext:value-type="float">
            <text:p>5.31452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0.0952465" calcext:value-type="float">
            <text:p>0.0952465</text:p>
          </table:table-cell>
          <table:table-cell office:value-type="float" office:value="115.597" calcext:value-type="float">
            <text:p>115.597</text:p>
          </table:table-cell>
          <table:table-cell office:value-type="float" office:value="5.30749" calcext:value-type="float">
            <text:p>5.30749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0.0948887" calcext:value-type="float">
            <text:p>0.0948887</text:p>
          </table:table-cell>
          <table:table-cell office:value-type="float" office:value="115.605" calcext:value-type="float">
            <text:p>115.605</text:p>
          </table:table-cell>
          <table:table-cell office:value-type="float" office:value="5.30046" calcext:value-type="float">
            <text:p>5.30046</text:p>
          </table:table-cell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0.0945325" calcext:value-type="float">
            <text:p>0.0945325</text:p>
          </table:table-cell>
          <table:table-cell office:value-type="float" office:value="115.612" calcext:value-type="float">
            <text:p>115.612</text:p>
          </table:table-cell>
          <table:table-cell office:value-type="float" office:value="5.29343" calcext:value-type="float">
            <text:p>5.29343</text:p>
          </table:table-cell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0.0941779" calcext:value-type="float">
            <text:p>0.0941779</text:p>
          </table:table-cell>
          <table:table-cell office:value-type="float" office:value="115.619" calcext:value-type="float">
            <text:p>115.619</text:p>
          </table:table-cell>
          <table:table-cell office:value-type="float" office:value="5.28639" calcext:value-type="float">
            <text:p>5.28639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0.0938249" calcext:value-type="float">
            <text:p>0.0938249</text:p>
          </table:table-cell>
          <table:table-cell office:value-type="float" office:value="115.627" calcext:value-type="float">
            <text:p>115.627</text:p>
          </table:table-cell>
          <table:table-cell office:value-type="float" office:value="5.27935" calcext:value-type="float">
            <text:p>5.27935</text:p>
          </table:table-cell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0.0934736" calcext:value-type="float">
            <text:p>0.0934736</text:p>
          </table:table-cell>
          <table:table-cell office:value-type="float" office:value="115.634" calcext:value-type="float">
            <text:p>115.634</text:p>
          </table:table-cell>
          <table:table-cell office:value-type="float" office:value="5.27231" calcext:value-type="float">
            <text:p>5.27231</text:p>
          </table:table-cell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0.0931238" calcext:value-type="float">
            <text:p>0.0931238</text:p>
          </table:table-cell>
          <table:table-cell office:value-type="float" office:value="115.642" calcext:value-type="float">
            <text:p>115.642</text:p>
          </table:table-cell>
          <table:table-cell office:value-type="float" office:value="5.26527" calcext:value-type="float">
            <text:p>5.26527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0.0927756" calcext:value-type="float">
            <text:p>0.0927756</text:p>
          </table:table-cell>
          <table:table-cell office:value-type="float" office:value="115.649" calcext:value-type="float">
            <text:p>115.649</text:p>
          </table:table-cell>
          <table:table-cell office:value-type="float" office:value="5.25823" calcext:value-type="float">
            <text:p>5.25823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0.092429" calcext:value-type="float">
            <text:p>0.092429</text:p>
          </table:table-cell>
          <table:table-cell office:value-type="float" office:value="115.656" calcext:value-type="float">
            <text:p>115.656</text:p>
          </table:table-cell>
          <table:table-cell office:value-type="float" office:value="5.25118" calcext:value-type="float">
            <text:p>5.251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920839" calcext:value-type="float">
            <text:p>0.0920839</text:p>
          </table:table-cell>
          <table:table-cell office:value-type="float" office:value="115.664" calcext:value-type="float">
            <text:p>115.664</text:p>
          </table:table-cell>
          <table:table-cell office:value-type="float" office:value="5.24413" calcext:value-type="float">
            <text:p>5.24413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0.0917404" calcext:value-type="float">
            <text:p>0.0917404</text:p>
          </table:table-cell>
          <table:table-cell office:value-type="float" office:value="115.671" calcext:value-type="float">
            <text:p>115.671</text:p>
          </table:table-cell>
          <table:table-cell office:value-type="float" office:value="5.23708" calcext:value-type="float">
            <text:p>5.23708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0.0913985" calcext:value-type="float">
            <text:p>0.0913985</text:p>
          </table:table-cell>
          <table:table-cell office:value-type="float" office:value="115.679" calcext:value-type="float">
            <text:p>115.679</text:p>
          </table:table-cell>
          <table:table-cell office:value-type="float" office:value="5.23003" calcext:value-type="float">
            <text:p>5.23003</text:p>
          </table:table-cell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0.0910581" calcext:value-type="float">
            <text:p>0.0910581</text:p>
          </table:table-cell>
          <table:table-cell office:value-type="float" office:value="115.686" calcext:value-type="float">
            <text:p>115.686</text:p>
          </table:table-cell>
          <table:table-cell office:value-type="float" office:value="5.22298" calcext:value-type="float">
            <text:p>5.22298</text:p>
          </table:table-cell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0.0907193" calcext:value-type="float">
            <text:p>0.0907193</text:p>
          </table:table-cell>
          <table:table-cell office:value-type="float" office:value="115.693" calcext:value-type="float">
            <text:p>115.693</text:p>
          </table:table-cell>
          <table:table-cell office:value-type="float" office:value="5.21593" calcext:value-type="float">
            <text:p>5.21593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0.0903819" calcext:value-type="float">
            <text:p>0.0903819</text:p>
          </table:table-cell>
          <table:table-cell office:value-type="float" office:value="115.701" calcext:value-type="float">
            <text:p>115.701</text:p>
          </table:table-cell>
          <table:table-cell office:value-type="float" office:value="5.20888" calcext:value-type="float">
            <text:p>5.20888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0.0900461" calcext:value-type="float">
            <text:p>0.0900461</text:p>
          </table:table-cell>
          <table:table-cell office:value-type="float" office:value="115.708" calcext:value-type="float">
            <text:p>115.708</text:p>
          </table:table-cell>
          <table:table-cell office:value-type="float" office:value="5.20182" calcext:value-type="float">
            <text:p>5.20182</text:p>
          </table:table-cell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0.0897118" calcext:value-type="float">
            <text:p>0.0897118</text:p>
          </table:table-cell>
          <table:table-cell office:value-type="float" office:value="115.716" calcext:value-type="float">
            <text:p>115.716</text:p>
          </table:table-cell>
          <table:table-cell office:value-type="float" office:value="5.19476" calcext:value-type="float">
            <text:p>5.19476</text:p>
          </table:table-cell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0.089379" calcext:value-type="float">
            <text:p>0.089379</text:p>
          </table:table-cell>
          <table:table-cell office:value-type="float" office:value="115.723" calcext:value-type="float">
            <text:p>115.723</text:p>
          </table:table-cell>
          <table:table-cell office:value-type="float" office:value="5.18771" calcext:value-type="float">
            <text:p>5.18771</text:p>
          </table:table-cell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0.0890478" calcext:value-type="float">
            <text:p>0.0890478</text:p>
          </table:table-cell>
          <table:table-cell office:value-type="float" office:value="115.73" calcext:value-type="float">
            <text:p>115.73</text:p>
          </table:table-cell>
          <table:table-cell office:value-type="float" office:value="5.18065" calcext:value-type="float">
            <text:p>5.180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88718" calcext:value-type="float">
            <text:p>0.088718</text:p>
          </table:table-cell>
          <table:table-cell office:value-type="float" office:value="115.738" calcext:value-type="float">
            <text:p>115.738</text:p>
          </table:table-cell>
          <table:table-cell office:value-type="float" office:value="5.17359" calcext:value-type="float">
            <text:p>5.17359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0.0883896" calcext:value-type="float">
            <text:p>0.0883896</text:p>
          </table:table-cell>
          <table:table-cell office:value-type="float" office:value="115.745" calcext:value-type="float">
            <text:p>115.745</text:p>
          </table:table-cell>
          <table:table-cell office:value-type="float" office:value="5.16653" calcext:value-type="float">
            <text:p>5.16653</text:p>
          </table:table-cell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0.0880628" calcext:value-type="float">
            <text:p>0.0880628</text:p>
          </table:table-cell>
          <table:table-cell office:value-type="float" office:value="115.752" calcext:value-type="float">
            <text:p>115.752</text:p>
          </table:table-cell>
          <table:table-cell office:value-type="float" office:value="5.15947" calcext:value-type="float">
            <text:p>5.15947</text:p>
          </table:table-cell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0.0877374" calcext:value-type="float">
            <text:p>0.0877374</text:p>
          </table:table-cell>
          <table:table-cell office:value-type="float" office:value="115.76" calcext:value-type="float">
            <text:p>115.76</text:p>
          </table:table-cell>
          <table:table-cell office:value-type="float" office:value="5.15241" calcext:value-type="float">
            <text:p>5.15241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0.0874135" calcext:value-type="float">
            <text:p>0.0874135</text:p>
          </table:table-cell>
          <table:table-cell office:value-type="float" office:value="115.767" calcext:value-type="float">
            <text:p>115.767</text:p>
          </table:table-cell>
          <table:table-cell office:value-type="float" office:value="5.14535" calcext:value-type="float">
            <text:p>5.14535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0.0870911" calcext:value-type="float">
            <text:p>0.0870911</text:p>
          </table:table-cell>
          <table:table-cell office:value-type="float" office:value="115.775" calcext:value-type="float">
            <text:p>115.775</text:p>
          </table:table-cell>
          <table:table-cell office:value-type="float" office:value="5.13828" calcext:value-type="float">
            <text:p>5.13828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0.08677" calcext:value-type="float">
            <text:p>0.08677</text:p>
          </table:table-cell>
          <table:table-cell office:value-type="float" office:value="115.782" calcext:value-type="float">
            <text:p>115.782</text:p>
          </table:table-cell>
          <table:table-cell office:value-type="float" office:value="5.13122" calcext:value-type="float">
            <text:p>5.13122</text:p>
          </table:table-cell>
        </table:table-row>
        <table:table-row table:style-name="ro1">
          <table:table-cell office:value-type="float" office:value="62.7" calcext:value-type="float">
            <text:p>62.7</text:p>
          </table:table-cell>
          <table:table-cell office:value-type="float" office:value="0.0864505" calcext:value-type="float">
            <text:p>0.0864505</text:p>
          </table:table-cell>
          <table:table-cell office:value-type="float" office:value="115.789" calcext:value-type="float">
            <text:p>115.789</text:p>
          </table:table-cell>
          <table:table-cell office:value-type="float" office:value="5.12416" calcext:value-type="float">
            <text:p>5.12416</text:p>
          </table:table-cell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0.0861323" calcext:value-type="float">
            <text:p>0.0861323</text:p>
          </table:table-cell>
          <table:table-cell office:value-type="float" office:value="115.797" calcext:value-type="float">
            <text:p>115.797</text:p>
          </table:table-cell>
          <table:table-cell office:value-type="float" office:value="5.11709" calcext:value-type="float">
            <text:p>5.11709</text:p>
          </table:table-cell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0.0858156" calcext:value-type="float">
            <text:p>0.0858156</text:p>
          </table:table-cell>
          <table:table-cell office:value-type="float" office:value="115.804" calcext:value-type="float">
            <text:p>115.804</text:p>
          </table:table-cell>
          <table:table-cell office:value-type="float" office:value="5.11003" calcext:value-type="float">
            <text:p>5.1100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855003" calcext:value-type="float">
            <text:p>0.0855003</text:p>
          </table:table-cell>
          <table:table-cell office:value-type="float" office:value="115.812" calcext:value-type="float">
            <text:p>115.812</text:p>
          </table:table-cell>
          <table:table-cell office:value-type="float" office:value="5.10297" calcext:value-type="float">
            <text:p>5.10297</text:p>
          </table:table-cell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0.0851864" calcext:value-type="float">
            <text:p>0.0851864</text:p>
          </table:table-cell>
          <table:table-cell office:value-type="float" office:value="115.819" calcext:value-type="float">
            <text:p>115.819</text:p>
          </table:table-cell>
          <table:table-cell office:value-type="float" office:value="5.0959" calcext:value-type="float">
            <text:p>5.0959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0.084874" calcext:value-type="float">
            <text:p>0.084874</text:p>
          </table:table-cell>
          <table:table-cell office:value-type="float" office:value="115.826" calcext:value-type="float">
            <text:p>115.826</text:p>
          </table:table-cell>
          <table:table-cell office:value-type="float" office:value="5.08884" calcext:value-type="float">
            <text:p>5.08884</text:p>
          </table:table-cell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0.0845629" calcext:value-type="float">
            <text:p>0.0845629</text:p>
          </table:table-cell>
          <table:table-cell office:value-type="float" office:value="115.834" calcext:value-type="float">
            <text:p>115.834</text:p>
          </table:table-cell>
          <table:table-cell office:value-type="float" office:value="5.08178" calcext:value-type="float">
            <text:p>5.08178</text:p>
          </table:table-cell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0.0842532" calcext:value-type="float">
            <text:p>0.0842532</text:p>
          </table:table-cell>
          <table:table-cell office:value-type="float" office:value="115.841" calcext:value-type="float">
            <text:p>115.841</text:p>
          </table:table-cell>
          <table:table-cell office:value-type="float" office:value="5.07471" calcext:value-type="float">
            <text:p>5.07471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0.0839448" calcext:value-type="float">
            <text:p>0.0839448</text:p>
          </table:table-cell>
          <table:table-cell office:value-type="float" office:value="115.848" calcext:value-type="float">
            <text:p>115.848</text:p>
          </table:table-cell>
          <table:table-cell office:value-type="float" office:value="5.06765" calcext:value-type="float">
            <text:p>5.06765</text:p>
          </table:table-cell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0.0836379" calcext:value-type="float">
            <text:p>0.0836379</text:p>
          </table:table-cell>
          <table:table-cell office:value-type="float" office:value="115.856" calcext:value-type="float">
            <text:p>115.856</text:p>
          </table:table-cell>
          <table:table-cell office:value-type="float" office:value="5.06059" calcext:value-type="float">
            <text:p>5.06059</text:p>
          </table:table-cell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0.0833323" calcext:value-type="float">
            <text:p>0.0833323</text:p>
          </table:table-cell>
          <table:table-cell office:value-type="float" office:value="115.863" calcext:value-type="float">
            <text:p>115.863</text:p>
          </table:table-cell>
          <table:table-cell office:value-type="float" office:value="5.05352" calcext:value-type="float">
            <text:p>5.05352</text:p>
          </table:table-cell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0.0830281" calcext:value-type="float">
            <text:p>0.0830281</text:p>
          </table:table-cell>
          <table:table-cell office:value-type="float" office:value="115.871" calcext:value-type="float">
            <text:p>115.871</text:p>
          </table:table-cell>
          <table:table-cell office:value-type="float" office:value="5.04646" calcext:value-type="float">
            <text:p>5.04646</text:p>
          </table:table-cell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0.0827253" calcext:value-type="float">
            <text:p>0.0827253</text:p>
          </table:table-cell>
          <table:table-cell office:value-type="float" office:value="115.878" calcext:value-type="float">
            <text:p>115.878</text:p>
          </table:table-cell>
          <table:table-cell office:value-type="float" office:value="5.0394" calcext:value-type="float">
            <text:p>5.03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824238" calcext:value-type="float">
            <text:p>0.0824238</text:p>
          </table:table-cell>
          <table:table-cell office:value-type="float" office:value="115.885" calcext:value-type="float">
            <text:p>115.885</text:p>
          </table:table-cell>
          <table:table-cell office:value-type="float" office:value="5.03234" calcext:value-type="float">
            <text:p>5.03234</text:p>
          </table:table-cell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0.0821236" calcext:value-type="float">
            <text:p>0.0821236</text:p>
          </table:table-cell>
          <table:table-cell office:value-type="float" office:value="115.893" calcext:value-type="float">
            <text:p>115.893</text:p>
          </table:table-cell>
          <table:table-cell office:value-type="float" office:value="5.02528" calcext:value-type="float">
            <text:p>5.02528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0.0818248" calcext:value-type="float">
            <text:p>0.0818248</text:p>
          </table:table-cell>
          <table:table-cell office:value-type="float" office:value="115.9" calcext:value-type="float">
            <text:p>115.9</text:p>
          </table:table-cell>
          <table:table-cell office:value-type="float" office:value="5.01822" calcext:value-type="float">
            <text:p>5.01822</text:p>
          </table:table-cell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float" office:value="0.0815272" calcext:value-type="float">
            <text:p>0.0815272</text:p>
          </table:table-cell>
          <table:table-cell office:value-type="float" office:value="115.907" calcext:value-type="float">
            <text:p>115.907</text:p>
          </table:table-cell>
          <table:table-cell office:value-type="float" office:value="5.01116" calcext:value-type="float">
            <text:p>5.01116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0.0812311" calcext:value-type="float">
            <text:p>0.0812311</text:p>
          </table:table-cell>
          <table:table-cell office:value-type="float" office:value="115.915" calcext:value-type="float">
            <text:p>115.915</text:p>
          </table:table-cell>
          <table:table-cell office:value-type="float" office:value="5.0041" calcext:value-type="float">
            <text:p>5.0041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0.0809362" calcext:value-type="float">
            <text:p>0.0809362</text:p>
          </table:table-cell>
          <table:table-cell office:value-type="float" office:value="115.922" calcext:value-type="float">
            <text:p>115.922</text:p>
          </table:table-cell>
          <table:table-cell office:value-type="float" office:value="4.99704" calcext:value-type="float">
            <text:p>4.99704</text:p>
          </table:table-cell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0.0806426" calcext:value-type="float">
            <text:p>0.0806426</text:p>
          </table:table-cell>
          <table:table-cell office:value-type="float" office:value="115.929" calcext:value-type="float">
            <text:p>115.929</text:p>
          </table:table-cell>
          <table:table-cell office:value-type="float" office:value="4.98999" calcext:value-type="float">
            <text:p>4.98999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0.0803504" calcext:value-type="float">
            <text:p>0.0803504</text:p>
          </table:table-cell>
          <table:table-cell office:value-type="float" office:value="115.937" calcext:value-type="float">
            <text:p>115.937</text:p>
          </table:table-cell>
          <table:table-cell office:value-type="float" office:value="4.98293" calcext:value-type="float">
            <text:p>4.98293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0.0800594" calcext:value-type="float">
            <text:p>0.0800594</text:p>
          </table:table-cell>
          <table:table-cell office:value-type="float" office:value="115.944" calcext:value-type="float">
            <text:p>115.944</text:p>
          </table:table-cell>
          <table:table-cell office:value-type="float" office:value="4.97588" calcext:value-type="float">
            <text:p>4.97588</text:p>
          </table:table-cell>
        </table:table-row>
        <table:table-row table:style-name="ro1">
          <table:table-cell office:value-type="float" office:value="64.9" calcext:value-type="float">
            <text:p>64.9</text:p>
          </table:table-cell>
          <table:table-cell office:value-type="float" office:value="0.0797697" calcext:value-type="float">
            <text:p>0.0797697</text:p>
          </table:table-cell>
          <table:table-cell office:value-type="float" office:value="115.951" calcext:value-type="float">
            <text:p>115.951</text:p>
          </table:table-cell>
          <table:table-cell office:value-type="float" office:value="4.96882" calcext:value-type="float">
            <text:p>4.968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794813" calcext:value-type="float">
            <text:p>0.0794813</text:p>
          </table:table-cell>
          <table:table-cell office:value-type="float" office:value="115.959" calcext:value-type="float">
            <text:p>115.959</text:p>
          </table:table-cell>
          <table:table-cell office:value-type="float" office:value="4.96177" calcext:value-type="float">
            <text:p>4.96177</text:p>
          </table:table-cell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0.0791942" calcext:value-type="float">
            <text:p>0.0791942</text:p>
          </table:table-cell>
          <table:table-cell office:value-type="float" office:value="115.966" calcext:value-type="float">
            <text:p>115.966</text:p>
          </table:table-cell>
          <table:table-cell office:value-type="float" office:value="4.95472" calcext:value-type="float">
            <text:p>4.95472</text:p>
          </table:table-cell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0.0789084" calcext:value-type="float">
            <text:p>0.0789084</text:p>
          </table:table-cell>
          <table:table-cell office:value-type="float" office:value="115.973" calcext:value-type="float">
            <text:p>115.973</text:p>
          </table:table-cell>
          <table:table-cell office:value-type="float" office:value="4.94767" calcext:value-type="float">
            <text:p>4.94767</text:p>
          </table:table-cell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0.0786238" calcext:value-type="float">
            <text:p>0.0786238</text:p>
          </table:table-cell>
          <table:table-cell office:value-type="float" office:value="115.981" calcext:value-type="float">
            <text:p>115.981</text:p>
          </table:table-cell>
          <table:table-cell office:value-type="float" office:value="4.94062" calcext:value-type="float">
            <text:p>4.94062</text:p>
          </table:table-cell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0.0783404" calcext:value-type="float">
            <text:p>0.0783404</text:p>
          </table:table-cell>
          <table:table-cell office:value-type="float" office:value="115.988" calcext:value-type="float">
            <text:p>115.988</text:p>
          </table:table-cell>
          <table:table-cell office:value-type="float" office:value="4.93358" calcext:value-type="float">
            <text:p>4.93358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0.0780584" calcext:value-type="float">
            <text:p>0.0780584</text:p>
          </table:table-cell>
          <table:table-cell office:value-type="float" office:value="115.995" calcext:value-type="float">
            <text:p>115.995</text:p>
          </table:table-cell>
          <table:table-cell office:value-type="float" office:value="4.92653" calcext:value-type="float">
            <text:p>4.92653</text:p>
          </table:table-cell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0.0777775" calcext:value-type="float">
            <text:p>0.0777775</text:p>
          </table:table-cell>
          <table:table-cell office:value-type="float" office:value="116.003" calcext:value-type="float">
            <text:p>116.003</text:p>
          </table:table-cell>
          <table:table-cell office:value-type="float" office:value="4.91949" calcext:value-type="float">
            <text:p>4.91949</text:p>
          </table:table-cell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0.0774979" calcext:value-type="float">
            <text:p>0.0774979</text:p>
          </table:table-cell>
          <table:table-cell office:value-type="float" office:value="116.01" calcext:value-type="float">
            <text:p>116.01</text:p>
          </table:table-cell>
          <table:table-cell office:value-type="float" office:value="4.91245" calcext:value-type="float">
            <text:p>4.91245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0.0772196" calcext:value-type="float">
            <text:p>0.0772196</text:p>
          </table:table-cell>
          <table:table-cell office:value-type="float" office:value="116.017" calcext:value-type="float">
            <text:p>116.017</text:p>
          </table:table-cell>
          <table:table-cell office:value-type="float" office:value="4.90541" calcext:value-type="float">
            <text:p>4.90541</text:p>
          </table:table-cell>
        </table:table-row>
        <table:table-row table:style-name="ro1">
          <table:table-cell office:value-type="float" office:value="65.9" calcext:value-type="float">
            <text:p>65.9</text:p>
          </table:table-cell>
          <table:table-cell office:value-type="float" office:value="0.0769424" calcext:value-type="float">
            <text:p>0.0769424</text:p>
          </table:table-cell>
          <table:table-cell office:value-type="float" office:value="116.025" calcext:value-type="float">
            <text:p>116.025</text:p>
          </table:table-cell>
          <table:table-cell office:value-type="float" office:value="4.89837" calcext:value-type="float">
            <text:p>4.8983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766665" calcext:value-type="float">
            <text:p>0.0766665</text:p>
          </table:table-cell>
          <table:table-cell office:value-type="float" office:value="116.032" calcext:value-type="float">
            <text:p>116.032</text:p>
          </table:table-cell>
          <table:table-cell office:value-type="float" office:value="4.89133" calcext:value-type="float">
            <text:p>4.89133</text:p>
          </table:table-cell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0.0763918" calcext:value-type="float">
            <text:p>0.0763918</text:p>
          </table:table-cell>
          <table:table-cell office:value-type="float" office:value="116.039" calcext:value-type="float">
            <text:p>116.039</text:p>
          </table:table-cell>
          <table:table-cell office:value-type="float" office:value="4.8843" calcext:value-type="float">
            <text:p>4.8843</text:p>
          </table:table-cell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0.0761183" calcext:value-type="float">
            <text:p>0.0761183</text:p>
          </table:table-cell>
          <table:table-cell office:value-type="float" office:value="116.047" calcext:value-type="float">
            <text:p>116.047</text:p>
          </table:table-cell>
          <table:table-cell office:value-type="float" office:value="4.87726" calcext:value-type="float">
            <text:p>4.87726</text:p>
          </table:table-cell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0.075846" calcext:value-type="float">
            <text:p>0.075846</text:p>
          </table:table-cell>
          <table:table-cell office:value-type="float" office:value="116.054" calcext:value-type="float">
            <text:p>116.054</text:p>
          </table:table-cell>
          <table:table-cell office:value-type="float" office:value="4.87023" calcext:value-type="float">
            <text:p>4.87023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0.0755749" calcext:value-type="float">
            <text:p>0.0755749</text:p>
          </table:table-cell>
          <table:table-cell office:value-type="float" office:value="116.061" calcext:value-type="float">
            <text:p>116.061</text:p>
          </table:table-cell>
          <table:table-cell office:value-type="float" office:value="4.8632" calcext:value-type="float">
            <text:p>4.8632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0.075305" calcext:value-type="float">
            <text:p>0.075305</text:p>
          </table:table-cell>
          <table:table-cell office:value-type="float" office:value="116.069" calcext:value-type="float">
            <text:p>116.069</text:p>
          </table:table-cell>
          <table:table-cell office:value-type="float" office:value="4.85618" calcext:value-type="float">
            <text:p>4.85618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0.0750362" calcext:value-type="float">
            <text:p>0.0750362</text:p>
          </table:table-cell>
          <table:table-cell office:value-type="float" office:value="116.076" calcext:value-type="float">
            <text:p>116.076</text:p>
          </table:table-cell>
          <table:table-cell office:value-type="float" office:value="4.84915" calcext:value-type="float">
            <text:p>4.84915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0.0747687" calcext:value-type="float">
            <text:p>0.0747687</text:p>
          </table:table-cell>
          <table:table-cell office:value-type="float" office:value="116.083" calcext:value-type="float">
            <text:p>116.083</text:p>
          </table:table-cell>
          <table:table-cell office:value-type="float" office:value="4.84213" calcext:value-type="float">
            <text:p>4.84213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0.0745023" calcext:value-type="float">
            <text:p>0.0745023</text:p>
          </table:table-cell>
          <table:table-cell office:value-type="float" office:value="116.09" calcext:value-type="float">
            <text:p>116.09</text:p>
          </table:table-cell>
          <table:table-cell office:value-type="float" office:value="4.83511" calcext:value-type="float">
            <text:p>4.83511</text:p>
          </table:table-cell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0.0742371" calcext:value-type="float">
            <text:p>0.0742371</text:p>
          </table:table-cell>
          <table:table-cell office:value-type="float" office:value="116.098" calcext:value-type="float">
            <text:p>116.098</text:p>
          </table:table-cell>
          <table:table-cell office:value-type="float" office:value="4.82809" calcext:value-type="float">
            <text:p>4.828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73973" calcext:value-type="float">
            <text:p>0.073973</text:p>
          </table:table-cell>
          <table:table-cell office:value-type="float" office:value="116.105" calcext:value-type="float">
            <text:p>116.105</text:p>
          </table:table-cell>
          <table:table-cell office:value-type="float" office:value="4.82108" calcext:value-type="float">
            <text:p>4.82108</text:p>
          </table:table-cell>
        </table:table-row>
        <table:table-row table:style-name="ro1">
          <table:table-cell office:value-type="float" office:value="67.1" calcext:value-type="float">
            <text:p>67.1</text:p>
          </table:table-cell>
          <table:table-cell office:value-type="float" office:value="0.0737101" calcext:value-type="float">
            <text:p>0.0737101</text:p>
          </table:table-cell>
          <table:table-cell office:value-type="float" office:value="116.112" calcext:value-type="float">
            <text:p>116.112</text:p>
          </table:table-cell>
          <table:table-cell office:value-type="float" office:value="4.81406" calcext:value-type="float">
            <text:p>4.81406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0.0734484" calcext:value-type="float">
            <text:p>0.0734484</text:p>
          </table:table-cell>
          <table:table-cell office:value-type="float" office:value="116.119" calcext:value-type="float">
            <text:p>116.119</text:p>
          </table:table-cell>
          <table:table-cell office:value-type="float" office:value="4.80705" calcext:value-type="float">
            <text:p>4.80705</text:p>
          </table:table-cell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0.0731877" calcext:value-type="float">
            <text:p>0.0731877</text:p>
          </table:table-cell>
          <table:table-cell office:value-type="float" office:value="116.127" calcext:value-type="float">
            <text:p>116.127</text:p>
          </table:table-cell>
          <table:table-cell office:value-type="float" office:value="4.80005" calcext:value-type="float">
            <text:p>4.80005</text:p>
          </table:table-cell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0.0729283" calcext:value-type="float">
            <text:p>0.0729283</text:p>
          </table:table-cell>
          <table:table-cell office:value-type="float" office:value="116.134" calcext:value-type="float">
            <text:p>116.134</text:p>
          </table:table-cell>
          <table:table-cell office:value-type="float" office:value="4.79304" calcext:value-type="float">
            <text:p>4.79304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0.0726699" calcext:value-type="float">
            <text:p>0.0726699</text:p>
          </table:table-cell>
          <table:table-cell office:value-type="float" office:value="116.141" calcext:value-type="float">
            <text:p>116.141</text:p>
          </table:table-cell>
          <table:table-cell office:value-type="float" office:value="4.78604" calcext:value-type="float">
            <text:p>4.78604</text:p>
          </table:table-cell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0.0724127" calcext:value-type="float">
            <text:p>0.0724127</text:p>
          </table:table-cell>
          <table:table-cell office:value-type="float" office:value="116.149" calcext:value-type="float">
            <text:p>116.149</text:p>
          </table:table-cell>
          <table:table-cell office:value-type="float" office:value="4.77904" calcext:value-type="float">
            <text:p>4.77904</text:p>
          </table:table-cell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0.0721566" calcext:value-type="float">
            <text:p>0.0721566</text:p>
          </table:table-cell>
          <table:table-cell office:value-type="float" office:value="116.156" calcext:value-type="float">
            <text:p>116.156</text:p>
          </table:table-cell>
          <table:table-cell office:value-type="float" office:value="4.77204" calcext:value-type="float">
            <text:p>4.77204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0.0719016" calcext:value-type="float">
            <text:p>0.0719016</text:p>
          </table:table-cell>
          <table:table-cell office:value-type="float" office:value="116.163" calcext:value-type="float">
            <text:p>116.163</text:p>
          </table:table-cell>
          <table:table-cell office:value-type="float" office:value="4.76504" calcext:value-type="float">
            <text:p>4.76504</text:p>
          </table:table-cell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0.0716478" calcext:value-type="float">
            <text:p>0.0716478</text:p>
          </table:table-cell>
          <table:table-cell office:value-type="float" office:value="116.17" calcext:value-type="float">
            <text:p>116.17</text:p>
          </table:table-cell>
          <table:table-cell office:value-type="float" office:value="4.75805" calcext:value-type="float">
            <text:p>4.758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71395" calcext:value-type="float">
            <text:p>0.071395</text:p>
          </table:table-cell>
          <table:table-cell office:value-type="float" office:value="116.178" calcext:value-type="float">
            <text:p>116.178</text:p>
          </table:table-cell>
          <table:table-cell office:value-type="float" office:value="4.75106" calcext:value-type="float">
            <text:p>4.75106</text:p>
          </table:table-cell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0.0711433" calcext:value-type="float">
            <text:p>0.0711433</text:p>
          </table:table-cell>
          <table:table-cell office:value-type="float" office:value="116.185" calcext:value-type="float">
            <text:p>116.185</text:p>
          </table:table-cell>
          <table:table-cell office:value-type="float" office:value="4.74408" calcext:value-type="float">
            <text:p>4.74408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0.0708927" calcext:value-type="float">
            <text:p>0.0708927</text:p>
          </table:table-cell>
          <table:table-cell office:value-type="float" office:value="116.192" calcext:value-type="float">
            <text:p>116.192</text:p>
          </table:table-cell>
          <table:table-cell office:value-type="float" office:value="4.73709" calcext:value-type="float">
            <text:p>4.73709</text:p>
          </table:table-cell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0.0706432" calcext:value-type="float">
            <text:p>0.0706432</text:p>
          </table:table-cell>
          <table:table-cell office:value-type="float" office:value="116.199" calcext:value-type="float">
            <text:p>116.199</text:p>
          </table:table-cell>
          <table:table-cell office:value-type="float" office:value="4.73011" calcext:value-type="float">
            <text:p>4.73011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0.0703948" calcext:value-type="float">
            <text:p>0.0703948</text:p>
          </table:table-cell>
          <table:table-cell office:value-type="float" office:value="116.206" calcext:value-type="float">
            <text:p>116.206</text:p>
          </table:table-cell>
          <table:table-cell office:value-type="float" office:value="4.72313" calcext:value-type="float">
            <text:p>4.72313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0.0701475" calcext:value-type="float">
            <text:p>0.0701475</text:p>
          </table:table-cell>
          <table:table-cell office:value-type="float" office:value="116.214" calcext:value-type="float">
            <text:p>116.214</text:p>
          </table:table-cell>
          <table:table-cell office:value-type="float" office:value="4.71616" calcext:value-type="float">
            <text:p>4.71616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0.0699012" calcext:value-type="float">
            <text:p>0.0699012</text:p>
          </table:table-cell>
          <table:table-cell office:value-type="float" office:value="116.221" calcext:value-type="float">
            <text:p>116.221</text:p>
          </table:table-cell>
          <table:table-cell office:value-type="float" office:value="4.70919" calcext:value-type="float">
            <text:p>4.70919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0.069656" calcext:value-type="float">
            <text:p>0.069656</text:p>
          </table:table-cell>
          <table:table-cell office:value-type="float" office:value="116.228" calcext:value-type="float">
            <text:p>116.228</text:p>
          </table:table-cell>
          <table:table-cell office:value-type="float" office:value="4.70222" calcext:value-type="float">
            <text:p>4.70222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0.0694119" calcext:value-type="float">
            <text:p>0.0694119</text:p>
          </table:table-cell>
          <table:table-cell office:value-type="float" office:value="116.235" calcext:value-type="float">
            <text:p>116.235</text:p>
          </table:table-cell>
          <table:table-cell office:value-type="float" office:value="4.69526" calcext:value-type="float">
            <text:p>4.69526</text:p>
          </table:table-cell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0.0691688" calcext:value-type="float">
            <text:p>0.0691688</text:p>
          </table:table-cell>
          <table:table-cell office:value-type="float" office:value="116.243" calcext:value-type="float">
            <text:p>116.243</text:p>
          </table:table-cell>
          <table:table-cell office:value-type="float" office:value="4.6883" calcext:value-type="float">
            <text:p>4.68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689268" calcext:value-type="float">
            <text:p>0.0689268</text:p>
          </table:table-cell>
          <table:table-cell office:value-type="float" office:value="116.25" calcext:value-type="float">
            <text:p>116.25</text:p>
          </table:table-cell>
          <table:table-cell office:value-type="float" office:value="4.68134" calcext:value-type="float">
            <text:p>4.68134</text:p>
          </table:table-cell>
        </table:table-row>
        <table:table-row table:style-name="ro1">
          <table:table-cell office:value-type="float" office:value="69.1" calcext:value-type="float">
            <text:p>69.1</text:p>
          </table:table-cell>
          <table:table-cell office:value-type="float" office:value="0.0686858" calcext:value-type="float">
            <text:p>0.0686858</text:p>
          </table:table-cell>
          <table:table-cell office:value-type="float" office:value="116.257" calcext:value-type="float">
            <text:p>116.257</text:p>
          </table:table-cell>
          <table:table-cell office:value-type="float" office:value="4.67438" calcext:value-type="float">
            <text:p>4.67438</text:p>
          </table:table-cell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0.0684459" calcext:value-type="float">
            <text:p>0.0684459</text:p>
          </table:table-cell>
          <table:table-cell office:value-type="float" office:value="116.264" calcext:value-type="float">
            <text:p>116.264</text:p>
          </table:table-cell>
          <table:table-cell office:value-type="float" office:value="4.66743" calcext:value-type="float">
            <text:p>4.66743</text:p>
          </table:table-cell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0.0682069" calcext:value-type="float">
            <text:p>0.0682069</text:p>
          </table:table-cell>
          <table:table-cell office:value-type="float" office:value="116.271" calcext:value-type="float">
            <text:p>116.271</text:p>
          </table:table-cell>
          <table:table-cell office:value-type="float" office:value="4.66048" calcext:value-type="float">
            <text:p>4.66048</text:p>
          </table:table-cell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0.0679691" calcext:value-type="float">
            <text:p>0.0679691</text:p>
          </table:table-cell>
          <table:table-cell office:value-type="float" office:value="116.278" calcext:value-type="float">
            <text:p>116.278</text:p>
          </table:table-cell>
          <table:table-cell office:value-type="float" office:value="4.65354" calcext:value-type="float">
            <text:p>4.65354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0.0677322" calcext:value-type="float">
            <text:p>0.0677322</text:p>
          </table:table-cell>
          <table:table-cell office:value-type="float" office:value="116.286" calcext:value-type="float">
            <text:p>116.286</text:p>
          </table:table-cell>
          <table:table-cell office:value-type="float" office:value="4.6466" calcext:value-type="float">
            <text:p>4.6466</text:p>
          </table:table-cell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0.0674964" calcext:value-type="float">
            <text:p>0.0674964</text:p>
          </table:table-cell>
          <table:table-cell office:value-type="float" office:value="116.293" calcext:value-type="float">
            <text:p>116.293</text:p>
          </table:table-cell>
          <table:table-cell office:value-type="float" office:value="4.63966" calcext:value-type="float">
            <text:p>4.63966</text:p>
          </table:table-cell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0.0672616" calcext:value-type="float">
            <text:p>0.0672616</text:p>
          </table:table-cell>
          <table:table-cell office:value-type="float" office:value="116.3" calcext:value-type="float">
            <text:p>116.3</text:p>
          </table:table-cell>
          <table:table-cell office:value-type="float" office:value="4.63273" calcext:value-type="float">
            <text:p>4.63273</text:p>
          </table:table-cell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0.0670277" calcext:value-type="float">
            <text:p>0.0670277</text:p>
          </table:table-cell>
          <table:table-cell office:value-type="float" office:value="116.307" calcext:value-type="float">
            <text:p>116.307</text:p>
          </table:table-cell>
          <table:table-cell office:value-type="float" office:value="4.6258" calcext:value-type="float">
            <text:p>4.6258</text:p>
          </table:table-cell>
        </table:table-row>
        <table:table-row table:style-name="ro1">
          <table:table-cell office:value-type="float" office:value="69.9" calcext:value-type="float">
            <text:p>69.9</text:p>
          </table:table-cell>
          <table:table-cell office:value-type="float" office:value="0.0667949" calcext:value-type="float">
            <text:p>0.0667949</text:p>
          </table:table-cell>
          <table:table-cell office:value-type="float" office:value="116.314" calcext:value-type="float">
            <text:p>116.314</text:p>
          </table:table-cell>
          <table:table-cell office:value-type="float" office:value="4.61887" calcext:value-type="float">
            <text:p>4.618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665631" calcext:value-type="float">
            <text:p>0.0665631</text:p>
          </table:table-cell>
          <table:table-cell office:value-type="float" office:value="116.321" calcext:value-type="float">
            <text:p>116.321</text:p>
          </table:table-cell>
          <table:table-cell office:value-type="float" office:value="4.61195" calcext:value-type="float">
            <text:p>4.61195</text:p>
          </table:table-cell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0.0663323" calcext:value-type="float">
            <text:p>0.0663323</text:p>
          </table:table-cell>
          <table:table-cell office:value-type="float" office:value="116.329" calcext:value-type="float">
            <text:p>116.329</text:p>
          </table:table-cell>
          <table:table-cell office:value-type="float" office:value="4.60503" calcext:value-type="float">
            <text:p>4.60503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0.0661025" calcext:value-type="float">
            <text:p>0.0661025</text:p>
          </table:table-cell>
          <table:table-cell office:value-type="float" office:value="116.336" calcext:value-type="float">
            <text:p>116.336</text:p>
          </table:table-cell>
          <table:table-cell office:value-type="float" office:value="4.59812" calcext:value-type="float">
            <text:p>4.59812</text:p>
          </table:table-cell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0.0658736" calcext:value-type="float">
            <text:p>0.0658736</text:p>
          </table:table-cell>
          <table:table-cell office:value-type="float" office:value="116.343" calcext:value-type="float">
            <text:p>116.343</text:p>
          </table:table-cell>
          <table:table-cell office:value-type="float" office:value="4.5912" calcext:value-type="float">
            <text:p>4.5912</text:p>
          </table:table-cell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0.0656458" calcext:value-type="float">
            <text:p>0.0656458</text:p>
          </table:table-cell>
          <table:table-cell office:value-type="float" office:value="116.35" calcext:value-type="float">
            <text:p>116.35</text:p>
          </table:table-cell>
          <table:table-cell office:value-type="float" office:value="4.5843" calcext:value-type="float">
            <text:p>4.5843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0.0654189" calcext:value-type="float">
            <text:p>0.0654189</text:p>
          </table:table-cell>
          <table:table-cell office:value-type="float" office:value="116.357" calcext:value-type="float">
            <text:p>116.357</text:p>
          </table:table-cell>
          <table:table-cell office:value-type="float" office:value="4.57739" calcext:value-type="float">
            <text:p>4.57739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0.065193" calcext:value-type="float">
            <text:p>0.065193</text:p>
          </table:table-cell>
          <table:table-cell office:value-type="float" office:value="116.364" calcext:value-type="float">
            <text:p>116.364</text:p>
          </table:table-cell>
          <table:table-cell office:value-type="float" office:value="4.5705" calcext:value-type="float">
            <text:p>4.5705</text:p>
          </table:table-cell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0.064968" calcext:value-type="float">
            <text:p>0.064968</text:p>
          </table:table-cell>
          <table:table-cell office:value-type="float" office:value="116.371" calcext:value-type="float">
            <text:p>116.371</text:p>
          </table:table-cell>
          <table:table-cell office:value-type="float" office:value="4.5636" calcext:value-type="float">
            <text:p>4.5636</text:p>
          </table:table-cell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0.064744" calcext:value-type="float">
            <text:p>0.064744</text:p>
          </table:table-cell>
          <table:table-cell office:value-type="float" office:value="116.379" calcext:value-type="float">
            <text:p>116.379</text:p>
          </table:table-cell>
          <table:table-cell office:value-type="float" office:value="4.55671" calcext:value-type="float">
            <text:p>4.55671</text:p>
          </table:table-cell>
        </table:table-row>
        <table:table-row table:style-name="ro1">
          <table:table-cell office:value-type="float" office:value="70.9" calcext:value-type="float">
            <text:p>70.9</text:p>
          </table:table-cell>
          <table:table-cell office:value-type="float" office:value="0.064521" calcext:value-type="float">
            <text:p>0.064521</text:p>
          </table:table-cell>
          <table:table-cell office:value-type="float" office:value="116.386" calcext:value-type="float">
            <text:p>116.386</text:p>
          </table:table-cell>
          <table:table-cell office:value-type="float" office:value="4.54982" calcext:value-type="float">
            <text:p>4.5498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642989" calcext:value-type="float">
            <text:p>0.0642989</text:p>
          </table:table-cell>
          <table:table-cell office:value-type="float" office:value="116.393" calcext:value-type="float">
            <text:p>116.393</text:p>
          </table:table-cell>
          <table:table-cell office:value-type="float" office:value="4.54294" calcext:value-type="float">
            <text:p>4.54294</text:p>
          </table:table-cell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0.0640778" calcext:value-type="float">
            <text:p>0.0640778</text:p>
          </table:table-cell>
          <table:table-cell office:value-type="float" office:value="116.4" calcext:value-type="float">
            <text:p>116.4</text:p>
          </table:table-cell>
          <table:table-cell office:value-type="float" office:value="4.53606" calcext:value-type="float">
            <text:p>4.53606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0.0638576" calcext:value-type="float">
            <text:p>0.0638576</text:p>
          </table:table-cell>
          <table:table-cell office:value-type="float" office:value="116.407" calcext:value-type="float">
            <text:p>116.407</text:p>
          </table:table-cell>
          <table:table-cell office:value-type="float" office:value="4.52919" calcext:value-type="float">
            <text:p>4.52919</text:p>
          </table:table-cell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0.0636384" calcext:value-type="float">
            <text:p>0.0636384</text:p>
          </table:table-cell>
          <table:table-cell office:value-type="float" office:value="116.414" calcext:value-type="float">
            <text:p>116.414</text:p>
          </table:table-cell>
          <table:table-cell office:value-type="float" office:value="4.52232" calcext:value-type="float">
            <text:p>4.52232</text:p>
          </table:table-cell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0.06342" calcext:value-type="float">
            <text:p>0.06342</text:p>
          </table:table-cell>
          <table:table-cell office:value-type="float" office:value="116.421" calcext:value-type="float">
            <text:p>116.421</text:p>
          </table:table-cell>
          <table:table-cell office:value-type="float" office:value="4.51545" calcext:value-type="float">
            <text:p>4.51545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0.0632026" calcext:value-type="float">
            <text:p>0.0632026</text:p>
          </table:table-cell>
          <table:table-cell office:value-type="float" office:value="116.428" calcext:value-type="float">
            <text:p>116.428</text:p>
          </table:table-cell>
          <table:table-cell office:value-type="float" office:value="4.50859" calcext:value-type="float">
            <text:p>4.50859</text:p>
          </table:table-cell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0.0629862" calcext:value-type="float">
            <text:p>0.0629862</text:p>
          </table:table-cell>
          <table:table-cell office:value-type="float" office:value="116.435" calcext:value-type="float">
            <text:p>116.435</text:p>
          </table:table-cell>
          <table:table-cell office:value-type="float" office:value="4.50173" calcext:value-type="float">
            <text:p>4.50173</text:p>
          </table:table-cell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0.0627706" calcext:value-type="float">
            <text:p>0.0627706</text:p>
          </table:table-cell>
          <table:table-cell office:value-type="float" office:value="116.442" calcext:value-type="float">
            <text:p>116.442</text:p>
          </table:table-cell>
          <table:table-cell office:value-type="float" office:value="4.49488" calcext:value-type="float">
            <text:p>4.49488</text:p>
          </table:table-cell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0.062556" calcext:value-type="float">
            <text:p>0.062556</text:p>
          </table:table-cell>
          <table:table-cell office:value-type="float" office:value="116.449" calcext:value-type="float">
            <text:p>116.449</text:p>
          </table:table-cell>
          <table:table-cell office:value-type="float" office:value="4.48803" calcext:value-type="float">
            <text:p>4.48803</text:p>
          </table:table-cell>
        </table:table-row>
        <table:table-row table:style-name="ro1">
          <table:table-cell office:value-type="float" office:value="71.9" calcext:value-type="float">
            <text:p>71.9</text:p>
          </table:table-cell>
          <table:table-cell office:value-type="float" office:value="0.0623423" calcext:value-type="float">
            <text:p>0.0623423</text:p>
          </table:table-cell>
          <table:table-cell office:value-type="float" office:value="116.456" calcext:value-type="float">
            <text:p>116.456</text:p>
          </table:table-cell>
          <table:table-cell office:value-type="float" office:value="4.48119" calcext:value-type="float">
            <text:p>4.4811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621294" calcext:value-type="float">
            <text:p>0.0621294</text:p>
          </table:table-cell>
          <table:table-cell office:value-type="float" office:value="116.464" calcext:value-type="float">
            <text:p>116.464</text:p>
          </table:table-cell>
          <table:table-cell office:value-type="float" office:value="4.47435" calcext:value-type="float">
            <text:p>4.47435</text:p>
          </table:table-cell>
        </table:table-row>
        <table:table-row table:style-name="ro1">
          <table:table-cell office:value-type="float" office:value="72.1" calcext:value-type="float">
            <text:p>72.1</text:p>
          </table:table-cell>
          <table:table-cell office:value-type="float" office:value="0.0619175" calcext:value-type="float">
            <text:p>0.0619175</text:p>
          </table:table-cell>
          <table:table-cell office:value-type="float" office:value="116.471" calcext:value-type="float">
            <text:p>116.471</text:p>
          </table:table-cell>
          <table:table-cell office:value-type="float" office:value="4.46752" calcext:value-type="float">
            <text:p>4.46752</text:p>
          </table:table-cell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0.0617065" calcext:value-type="float">
            <text:p>0.0617065</text:p>
          </table:table-cell>
          <table:table-cell office:value-type="float" office:value="116.478" calcext:value-type="float">
            <text:p>116.478</text:p>
          </table:table-cell>
          <table:table-cell office:value-type="float" office:value="4.46069" calcext:value-type="float">
            <text:p>4.46069</text:p>
          </table:table-cell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0.0614964" calcext:value-type="float">
            <text:p>0.0614964</text:p>
          </table:table-cell>
          <table:table-cell office:value-type="float" office:value="116.485" calcext:value-type="float">
            <text:p>116.485</text:p>
          </table:table-cell>
          <table:table-cell office:value-type="float" office:value="4.45386" calcext:value-type="float">
            <text:p>4.45386</text:p>
          </table:table-cell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0.0612871" calcext:value-type="float">
            <text:p>0.0612871</text:p>
          </table:table-cell>
          <table:table-cell office:value-type="float" office:value="116.492" calcext:value-type="float">
            <text:p>116.492</text:p>
          </table:table-cell>
          <table:table-cell office:value-type="float" office:value="4.44704" calcext:value-type="float">
            <text:p>4.44704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0.0610788" calcext:value-type="float">
            <text:p>0.0610788</text:p>
          </table:table-cell>
          <table:table-cell office:value-type="float" office:value="116.499" calcext:value-type="float">
            <text:p>116.499</text:p>
          </table:table-cell>
          <table:table-cell office:value-type="float" office:value="4.44023" calcext:value-type="float">
            <text:p>4.44023</text:p>
          </table:table-cell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0.0608713" calcext:value-type="float">
            <text:p>0.0608713</text:p>
          </table:table-cell>
          <table:table-cell office:value-type="float" office:value="116.506" calcext:value-type="float">
            <text:p>116.506</text:p>
          </table:table-cell>
          <table:table-cell office:value-type="float" office:value="4.43342" calcext:value-type="float">
            <text:p>4.43342</text:p>
          </table:table-cell>
        </table:table-row>
        <table:table-row table:style-name="ro1">
          <table:table-cell office:value-type="float" office:value="72.7" calcext:value-type="float">
            <text:p>72.7</text:p>
          </table:table-cell>
          <table:table-cell office:value-type="float" office:value="0.0606647" calcext:value-type="float">
            <text:p>0.0606647</text:p>
          </table:table-cell>
          <table:table-cell office:value-type="float" office:value="116.513" calcext:value-type="float">
            <text:p>116.513</text:p>
          </table:table-cell>
          <table:table-cell office:value-type="float" office:value="4.42661" calcext:value-type="float">
            <text:p>4.42661</text:p>
          </table:table-cell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0.060459" calcext:value-type="float">
            <text:p>0.060459</text:p>
          </table:table-cell>
          <table:table-cell office:value-type="float" office:value="116.52" calcext:value-type="float">
            <text:p>116.52</text:p>
          </table:table-cell>
          <table:table-cell office:value-type="float" office:value="4.41981" calcext:value-type="float">
            <text:p>4.41981</text:p>
          </table:table-cell>
        </table:table-row>
        <table:table-row table:style-name="ro1">
          <table:table-cell office:value-type="float" office:value="72.9" calcext:value-type="float">
            <text:p>72.9</text:p>
          </table:table-cell>
          <table:table-cell office:value-type="float" office:value="0.0602541" calcext:value-type="float">
            <text:p>0.0602541</text:p>
          </table:table-cell>
          <table:table-cell office:value-type="float" office:value="116.527" calcext:value-type="float">
            <text:p>116.527</text:p>
          </table:table-cell>
          <table:table-cell office:value-type="float" office:value="4.41301" calcext:value-type="float">
            <text:p>4.413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600501" calcext:value-type="float">
            <text:p>0.0600501</text:p>
          </table:table-cell>
          <table:table-cell office:value-type="float" office:value="116.534" calcext:value-type="float">
            <text:p>116.534</text:p>
          </table:table-cell>
          <table:table-cell office:value-type="float" office:value="4.40622" calcext:value-type="float">
            <text:p>4.40622</text:p>
          </table:table-cell>
        </table:table-row>
        <table:table-row table:style-name="ro1">
          <table:table-cell office:value-type="float" office:value="73.1" calcext:value-type="float">
            <text:p>73.1</text:p>
          </table:table-cell>
          <table:table-cell office:value-type="float" office:value="0.059847" calcext:value-type="float">
            <text:p>0.059847</text:p>
          </table:table-cell>
          <table:table-cell office:value-type="float" office:value="116.541" calcext:value-type="float">
            <text:p>116.541</text:p>
          </table:table-cell>
          <table:table-cell office:value-type="float" office:value="4.39943" calcext:value-type="float">
            <text:p>4.39943</text:p>
          </table:table-cell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0.0596447" calcext:value-type="float">
            <text:p>0.0596447</text:p>
          </table:table-cell>
          <table:table-cell office:value-type="float" office:value="116.548" calcext:value-type="float">
            <text:p>116.548</text:p>
          </table:table-cell>
          <table:table-cell office:value-type="float" office:value="4.39265" calcext:value-type="float">
            <text:p>4.39265</text:p>
          </table:table-cell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0.0594432" calcext:value-type="float">
            <text:p>0.0594432</text:p>
          </table:table-cell>
          <table:table-cell office:value-type="float" office:value="116.555" calcext:value-type="float">
            <text:p>116.555</text:p>
          </table:table-cell>
          <table:table-cell office:value-type="float" office:value="4.38587" calcext:value-type="float">
            <text:p>4.38587</text:p>
          </table:table-cell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0.0592427" calcext:value-type="float">
            <text:p>0.0592427</text:p>
          </table:table-cell>
          <table:table-cell office:value-type="float" office:value="116.562" calcext:value-type="float">
            <text:p>116.562</text:p>
          </table:table-cell>
          <table:table-cell office:value-type="float" office:value="4.3791" calcext:value-type="float">
            <text:p>4.3791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0.0590429" calcext:value-type="float">
            <text:p>0.0590429</text:p>
          </table:table-cell>
          <table:table-cell office:value-type="float" office:value="116.569" calcext:value-type="float">
            <text:p>116.569</text:p>
          </table:table-cell>
          <table:table-cell office:value-type="float" office:value="4.37233" calcext:value-type="float">
            <text:p>4.37233</text:p>
          </table:table-cell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0.058844" calcext:value-type="float">
            <text:p>0.058844</text:p>
          </table:table-cell>
          <table:table-cell office:value-type="float" office:value="116.576" calcext:value-type="float">
            <text:p>116.576</text:p>
          </table:table-cell>
          <table:table-cell office:value-type="float" office:value="4.36557" calcext:value-type="float">
            <text:p>4.36557</text:p>
          </table:table-cell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0.0586459" calcext:value-type="float">
            <text:p>0.0586459</text:p>
          </table:table-cell>
          <table:table-cell office:value-type="float" office:value="116.583" calcext:value-type="float">
            <text:p>116.583</text:p>
          </table:table-cell>
          <table:table-cell office:value-type="float" office:value="4.35882" calcext:value-type="float">
            <text:p>4.35882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0.0584487" calcext:value-type="float">
            <text:p>0.0584487</text:p>
          </table:table-cell>
          <table:table-cell office:value-type="float" office:value="116.589" calcext:value-type="float">
            <text:p>116.589</text:p>
          </table:table-cell>
          <table:table-cell office:value-type="float" office:value="4.35206" calcext:value-type="float">
            <text:p>4.35206</text:p>
          </table:table-cell>
        </table:table-row>
        <table:table-row table:style-name="ro1">
          <table:table-cell office:value-type="float" office:value="73.9" calcext:value-type="float">
            <text:p>73.9</text:p>
          </table:table-cell>
          <table:table-cell office:value-type="float" office:value="0.0582522" calcext:value-type="float">
            <text:p>0.0582522</text:p>
          </table:table-cell>
          <table:table-cell office:value-type="float" office:value="116.596" calcext:value-type="float">
            <text:p>116.596</text:p>
          </table:table-cell>
          <table:table-cell office:value-type="float" office:value="4.34532" calcext:value-type="float">
            <text:p>4.345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580566" calcext:value-type="float">
            <text:p>0.0580566</text:p>
          </table:table-cell>
          <table:table-cell office:value-type="float" office:value="116.603" calcext:value-type="float">
            <text:p>116.603</text:p>
          </table:table-cell>
          <table:table-cell office:value-type="float" office:value="4.33858" calcext:value-type="float">
            <text:p>4.33858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0.0578619" calcext:value-type="float">
            <text:p>0.0578619</text:p>
          </table:table-cell>
          <table:table-cell office:value-type="float" office:value="116.61" calcext:value-type="float">
            <text:p>116.61</text:p>
          </table:table-cell>
          <table:table-cell office:value-type="float" office:value="4.33184" calcext:value-type="float">
            <text:p>4.33184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0.0576679" calcext:value-type="float">
            <text:p>0.0576679</text:p>
          </table:table-cell>
          <table:table-cell office:value-type="float" office:value="116.617" calcext:value-type="float">
            <text:p>116.617</text:p>
          </table:table-cell>
          <table:table-cell office:value-type="float" office:value="4.32511" calcext:value-type="float">
            <text:p>4.32511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0.0574747" calcext:value-type="float">
            <text:p>0.0574747</text:p>
          </table:table-cell>
          <table:table-cell office:value-type="float" office:value="116.624" calcext:value-type="float">
            <text:p>116.624</text:p>
          </table:table-cell>
          <table:table-cell office:value-type="float" office:value="4.31838" calcext:value-type="float">
            <text:p>4.31838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0.0572824" calcext:value-type="float">
            <text:p>0.0572824</text:p>
          </table:table-cell>
          <table:table-cell office:value-type="float" office:value="116.631" calcext:value-type="float">
            <text:p>116.631</text:p>
          </table:table-cell>
          <table:table-cell office:value-type="float" office:value="4.31166" calcext:value-type="float">
            <text:p>4.31166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0.0570908" calcext:value-type="float">
            <text:p>0.0570908</text:p>
          </table:table-cell>
          <table:table-cell office:value-type="float" office:value="116.638" calcext:value-type="float">
            <text:p>116.638</text:p>
          </table:table-cell>
          <table:table-cell office:value-type="float" office:value="4.30495" calcext:value-type="float">
            <text:p>4.30495</text:p>
          </table:table-cell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0.0569001" calcext:value-type="float">
            <text:p>0.0569001</text:p>
          </table:table-cell>
          <table:table-cell office:value-type="float" office:value="116.645" calcext:value-type="float">
            <text:p>116.645</text:p>
          </table:table-cell>
          <table:table-cell office:value-type="float" office:value="4.29824" calcext:value-type="float">
            <text:p>4.29824</text:p>
          </table:table-cell>
        </table:table-row>
        <table:table-row table:style-name="ro1">
          <table:table-cell office:value-type="float" office:value="74.7" calcext:value-type="float">
            <text:p>74.7</text:p>
          </table:table-cell>
          <table:table-cell office:value-type="float" office:value="0.0567101" calcext:value-type="float">
            <text:p>0.0567101</text:p>
          </table:table-cell>
          <table:table-cell office:value-type="float" office:value="116.652" calcext:value-type="float">
            <text:p>116.652</text:p>
          </table:table-cell>
          <table:table-cell office:value-type="float" office:value="4.29153" calcext:value-type="float">
            <text:p>4.29153</text:p>
          </table:table-cell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0.0565209" calcext:value-type="float">
            <text:p>0.0565209</text:p>
          </table:table-cell>
          <table:table-cell office:value-type="float" office:value="116.659" calcext:value-type="float">
            <text:p>116.659</text:p>
          </table:table-cell>
          <table:table-cell office:value-type="float" office:value="4.28484" calcext:value-type="float">
            <text:p>4.28484</text:p>
          </table:table-cell>
        </table:table-row>
        <table:table-row table:style-name="ro1">
          <table:table-cell office:value-type="float" office:value="74.9" calcext:value-type="float">
            <text:p>74.9</text:p>
          </table:table-cell>
          <table:table-cell office:value-type="float" office:value="0.0563325" calcext:value-type="float">
            <text:p>0.0563325</text:p>
          </table:table-cell>
          <table:table-cell office:value-type="float" office:value="116.666" calcext:value-type="float">
            <text:p>116.666</text:p>
          </table:table-cell>
          <table:table-cell office:value-type="float" office:value="4.27814" calcext:value-type="float">
            <text:p>4.278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561449" calcext:value-type="float">
            <text:p>0.0561449</text:p>
          </table:table-cell>
          <table:table-cell office:value-type="float" office:value="116.672" calcext:value-type="float">
            <text:p>116.672</text:p>
          </table:table-cell>
          <table:table-cell office:value-type="float" office:value="4.27145" calcext:value-type="float">
            <text:p>4.27145</text:p>
          </table:table-cell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float" office:value="0.0559581" calcext:value-type="float">
            <text:p>0.0559581</text:p>
          </table:table-cell>
          <table:table-cell office:value-type="float" office:value="116.679" calcext:value-type="float">
            <text:p>116.679</text:p>
          </table:table-cell>
          <table:table-cell office:value-type="float" office:value="4.26477" calcext:value-type="float">
            <text:p>4.26477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0.0557721" calcext:value-type="float">
            <text:p>0.0557721</text:p>
          </table:table-cell>
          <table:table-cell office:value-type="float" office:value="116.686" calcext:value-type="float">
            <text:p>116.686</text:p>
          </table:table-cell>
          <table:table-cell office:value-type="float" office:value="4.25809" calcext:value-type="float">
            <text:p>4.25809</text:p>
          </table:table-cell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0.0555868" calcext:value-type="float">
            <text:p>0.0555868</text:p>
          </table:table-cell>
          <table:table-cell office:value-type="float" office:value="116.693" calcext:value-type="float">
            <text:p>116.693</text:p>
          </table:table-cell>
          <table:table-cell office:value-type="float" office:value="4.25142" calcext:value-type="float">
            <text:p>4.25142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0.0554023" calcext:value-type="float">
            <text:p>0.0554023</text:p>
          </table:table-cell>
          <table:table-cell office:value-type="float" office:value="116.7" calcext:value-type="float">
            <text:p>116.7</text:p>
          </table:table-cell>
          <table:table-cell office:value-type="float" office:value="4.24476" calcext:value-type="float">
            <text:p>4.24476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0.0552185" calcext:value-type="float">
            <text:p>0.0552185</text:p>
          </table:table-cell>
          <table:table-cell office:value-type="float" office:value="116.707" calcext:value-type="float">
            <text:p>116.707</text:p>
          </table:table-cell>
          <table:table-cell office:value-type="float" office:value="4.2381" calcext:value-type="float">
            <text:p>4.2381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0.0550356" calcext:value-type="float">
            <text:p>0.0550356</text:p>
          </table:table-cell>
          <table:table-cell office:value-type="float" office:value="116.714" calcext:value-type="float">
            <text:p>116.714</text:p>
          </table:table-cell>
          <table:table-cell office:value-type="float" office:value="4.23144" calcext:value-type="float">
            <text:p>4.23144</text:p>
          </table:table-cell>
        </table:table-row>
        <table:table-row table:style-name="ro1">
          <table:table-cell office:value-type="float" office:value="75.7" calcext:value-type="float">
            <text:p>75.7</text:p>
          </table:table-cell>
          <table:table-cell office:value-type="float" office:value="0.0548533" calcext:value-type="float">
            <text:p>0.0548533</text:p>
          </table:table-cell>
          <table:table-cell office:value-type="float" office:value="116.72" calcext:value-type="float">
            <text:p>116.72</text:p>
          </table:table-cell>
          <table:table-cell office:value-type="float" office:value="4.22479" calcext:value-type="float">
            <text:p>4.22479</text:p>
          </table:table-cell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0.0546719" calcext:value-type="float">
            <text:p>0.0546719</text:p>
          </table:table-cell>
          <table:table-cell office:value-type="float" office:value="116.727" calcext:value-type="float">
            <text:p>116.727</text:p>
          </table:table-cell>
          <table:table-cell office:value-type="float" office:value="4.21815" calcext:value-type="float">
            <text:p>4.21815</text:p>
          </table:table-cell>
        </table:table-row>
        <table:table-row table:style-name="ro1">
          <table:table-cell office:value-type="float" office:value="75.9" calcext:value-type="float">
            <text:p>75.9</text:p>
          </table:table-cell>
          <table:table-cell office:value-type="float" office:value="0.0544911" calcext:value-type="float">
            <text:p>0.0544911</text:p>
          </table:table-cell>
          <table:table-cell office:value-type="float" office:value="116.734" calcext:value-type="float">
            <text:p>116.734</text:p>
          </table:table-cell>
          <table:table-cell office:value-type="float" office:value="4.21151" calcext:value-type="float">
            <text:p>4.211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543112" calcext:value-type="float">
            <text:p>0.0543112</text:p>
          </table:table-cell>
          <table:table-cell office:value-type="float" office:value="116.741" calcext:value-type="float">
            <text:p>116.741</text:p>
          </table:table-cell>
          <table:table-cell office:value-type="float" office:value="4.20488" calcext:value-type="float">
            <text:p>4.20488</text:p>
          </table:table-cell>
        </table:table-row>
        <table:table-row table:style-name="ro1">
          <table:table-cell office:value-type="float" office:value="76.1" calcext:value-type="float">
            <text:p>76.1</text:p>
          </table:table-cell>
          <table:table-cell office:value-type="float" office:value="0.0541319" calcext:value-type="float">
            <text:p>0.0541319</text:p>
          </table:table-cell>
          <table:table-cell office:value-type="float" office:value="116.748" calcext:value-type="float">
            <text:p>116.748</text:p>
          </table:table-cell>
          <table:table-cell office:value-type="float" office:value="4.19825" calcext:value-type="float">
            <text:p>4.19825</text:p>
          </table:table-cell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0.0539534" calcext:value-type="float">
            <text:p>0.0539534</text:p>
          </table:table-cell>
          <table:table-cell office:value-type="float" office:value="116.754" calcext:value-type="float">
            <text:p>116.754</text:p>
          </table:table-cell>
          <table:table-cell office:value-type="float" office:value="4.19163" calcext:value-type="float">
            <text:p>4.19163</text:p>
          </table:table-cell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0.0537757" calcext:value-type="float">
            <text:p>0.0537757</text:p>
          </table:table-cell>
          <table:table-cell office:value-type="float" office:value="116.761" calcext:value-type="float">
            <text:p>116.761</text:p>
          </table:table-cell>
          <table:table-cell office:value-type="float" office:value="4.18502" calcext:value-type="float">
            <text:p>4.18502</text:p>
          </table:table-cell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0.0535986" calcext:value-type="float">
            <text:p>0.0535986</text:p>
          </table:table-cell>
          <table:table-cell office:value-type="float" office:value="116.768" calcext:value-type="float">
            <text:p>116.768</text:p>
          </table:table-cell>
          <table:table-cell office:value-type="float" office:value="4.17841" calcext:value-type="float">
            <text:p>4.17841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0.0534223" calcext:value-type="float">
            <text:p>0.0534223</text:p>
          </table:table-cell>
          <table:table-cell office:value-type="float" office:value="116.775" calcext:value-type="float">
            <text:p>116.775</text:p>
          </table:table-cell>
          <table:table-cell office:value-type="float" office:value="4.17181" calcext:value-type="float">
            <text:p>4.17181</text:p>
          </table:table-cell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0.0532467" calcext:value-type="float">
            <text:p>0.0532467</text:p>
          </table:table-cell>
          <table:table-cell office:value-type="float" office:value="116.782" calcext:value-type="float">
            <text:p>116.782</text:p>
          </table:table-cell>
          <table:table-cell office:value-type="float" office:value="4.16521" calcext:value-type="float">
            <text:p>4.16521</text:p>
          </table:table-cell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0.0530719" calcext:value-type="float">
            <text:p>0.0530719</text:p>
          </table:table-cell>
          <table:table-cell office:value-type="float" office:value="116.788" calcext:value-type="float">
            <text:p>116.788</text:p>
          </table:table-cell>
          <table:table-cell office:value-type="float" office:value="4.15862" calcext:value-type="float">
            <text:p>4.15862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0.0528977" calcext:value-type="float">
            <text:p>0.0528977</text:p>
          </table:table-cell>
          <table:table-cell office:value-type="float" office:value="116.795" calcext:value-type="float">
            <text:p>116.795</text:p>
          </table:table-cell>
          <table:table-cell office:value-type="float" office:value="4.15203" calcext:value-type="float">
            <text:p>4.15203</text:p>
          </table:table-cell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0.0527243" calcext:value-type="float">
            <text:p>0.0527243</text:p>
          </table:table-cell>
          <table:table-cell office:value-type="float" office:value="116.802" calcext:value-type="float">
            <text:p>116.802</text:p>
          </table:table-cell>
          <table:table-cell office:value-type="float" office:value="4.14545" calcext:value-type="float">
            <text:p>4.145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525516" calcext:value-type="float">
            <text:p>0.0525516</text:p>
          </table:table-cell>
          <table:table-cell office:value-type="float" office:value="116.809" calcext:value-type="float">
            <text:p>116.809</text:p>
          </table:table-cell>
          <table:table-cell office:value-type="float" office:value="4.13888" calcext:value-type="float">
            <text:p>4.13888</text:p>
          </table:table-cell>
        </table:table-row>
        <table:table-row table:style-name="ro1">
          <table:table-cell office:value-type="float" office:value="77.1" calcext:value-type="float">
            <text:p>77.1</text:p>
          </table:table-cell>
          <table:table-cell office:value-type="float" office:value="0.0523796" calcext:value-type="float">
            <text:p>0.0523796</text:p>
          </table:table-cell>
          <table:table-cell office:value-type="float" office:value="116.815" calcext:value-type="float">
            <text:p>116.815</text:p>
          </table:table-cell>
          <table:table-cell office:value-type="float" office:value="4.13231" calcext:value-type="float">
            <text:p>4.13231</text:p>
          </table:table-cell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0.0522083" calcext:value-type="float">
            <text:p>0.0522083</text:p>
          </table:table-cell>
          <table:table-cell office:value-type="float" office:value="116.822" calcext:value-type="float">
            <text:p>116.822</text:p>
          </table:table-cell>
          <table:table-cell office:value-type="float" office:value="4.12575" calcext:value-type="float">
            <text:p>4.12575</text:p>
          </table:table-cell>
        </table:table-row>
        <table:table-row table:style-name="ro1">
          <table:table-cell office:value-type="float" office:value="77.3" calcext:value-type="float">
            <text:p>77.3</text:p>
          </table:table-cell>
          <table:table-cell office:value-type="float" office:value="0.0520377" calcext:value-type="float">
            <text:p>0.0520377</text:p>
          </table:table-cell>
          <table:table-cell office:value-type="float" office:value="116.829" calcext:value-type="float">
            <text:p>116.829</text:p>
          </table:table-cell>
          <table:table-cell office:value-type="float" office:value="4.1192" calcext:value-type="float">
            <text:p>4.1192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0.0518678" calcext:value-type="float">
            <text:p>0.0518678</text:p>
          </table:table-cell>
          <table:table-cell office:value-type="float" office:value="116.835" calcext:value-type="float">
            <text:p>116.835</text:p>
          </table:table-cell>
          <table:table-cell office:value-type="float" office:value="4.11265" calcext:value-type="float">
            <text:p>4.11265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0.0516986" calcext:value-type="float">
            <text:p>0.0516986</text:p>
          </table:table-cell>
          <table:table-cell office:value-type="float" office:value="116.842" calcext:value-type="float">
            <text:p>116.842</text:p>
          </table:table-cell>
          <table:table-cell office:value-type="float" office:value="4.1061" calcext:value-type="float">
            <text:p>4.1061</text:p>
          </table:table-cell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0.05153" calcext:value-type="float">
            <text:p>0.05153</text:p>
          </table:table-cell>
          <table:table-cell office:value-type="float" office:value="116.849" calcext:value-type="float">
            <text:p>116.849</text:p>
          </table:table-cell>
          <table:table-cell office:value-type="float" office:value="4.09957" calcext:value-type="float">
            <text:p>4.09957</text:p>
          </table:table-cell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0.0513622" calcext:value-type="float">
            <text:p>0.0513622</text:p>
          </table:table-cell>
          <table:table-cell office:value-type="float" office:value="116.856" calcext:value-type="float">
            <text:p>116.856</text:p>
          </table:table-cell>
          <table:table-cell office:value-type="float" office:value="4.09303" calcext:value-type="float">
            <text:p>4.09303</text:p>
          </table:table-cell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0.051195" calcext:value-type="float">
            <text:p>0.051195</text:p>
          </table:table-cell>
          <table:table-cell office:value-type="float" office:value="116.862" calcext:value-type="float">
            <text:p>116.862</text:p>
          </table:table-cell>
          <table:table-cell office:value-type="float" office:value="4.08651" calcext:value-type="float">
            <text:p>4.08651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0.0510286" calcext:value-type="float">
            <text:p>0.0510286</text:p>
          </table:table-cell>
          <table:table-cell office:value-type="float" office:value="116.869" calcext:value-type="float">
            <text:p>116.869</text:p>
          </table:table-cell>
          <table:table-cell office:value-type="float" office:value="4.07999" calcext:value-type="float">
            <text:p>4.0799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508628" calcext:value-type="float">
            <text:p>0.0508628</text:p>
          </table:table-cell>
          <table:table-cell office:value-type="float" office:value="116.876" calcext:value-type="float">
            <text:p>116.876</text:p>
          </table:table-cell>
          <table:table-cell office:value-type="float" office:value="4.07348" calcext:value-type="float">
            <text:p>4.07348</text:p>
          </table:table-cell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0.0506977" calcext:value-type="float">
            <text:p>0.0506977</text:p>
          </table:table-cell>
          <table:table-cell office:value-type="float" office:value="116.882" calcext:value-type="float">
            <text:p>116.882</text:p>
          </table:table-cell>
          <table:table-cell office:value-type="float" office:value="4.06697" calcext:value-type="float">
            <text:p>4.06697</text:p>
          </table:table-cell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0.0505332" calcext:value-type="float">
            <text:p>0.0505332</text:p>
          </table:table-cell>
          <table:table-cell office:value-type="float" office:value="116.889" calcext:value-type="float">
            <text:p>116.889</text:p>
          </table:table-cell>
          <table:table-cell office:value-type="float" office:value="4.06047" calcext:value-type="float">
            <text:p>4.06047</text:p>
          </table:table-cell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float" office:value="0.0503694" calcext:value-type="float">
            <text:p>0.0503694</text:p>
          </table:table-cell>
          <table:table-cell office:value-type="float" office:value="116.896" calcext:value-type="float">
            <text:p>116.896</text:p>
          </table:table-cell>
          <table:table-cell office:value-type="float" office:value="4.05398" calcext:value-type="float">
            <text:p>4.05398</text:p>
          </table:table-cell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0.0502063" calcext:value-type="float">
            <text:p>0.0502063</text:p>
          </table:table-cell>
          <table:table-cell office:value-type="float" office:value="116.902" calcext:value-type="float">
            <text:p>116.902</text:p>
          </table:table-cell>
          <table:table-cell office:value-type="float" office:value="4.04749" calcext:value-type="float">
            <text:p>4.04749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0.0500439" calcext:value-type="float">
            <text:p>0.0500439</text:p>
          </table:table-cell>
          <table:table-cell office:value-type="float" office:value="116.909" calcext:value-type="float">
            <text:p>116.909</text:p>
          </table:table-cell>
          <table:table-cell office:value-type="float" office:value="4.04101" calcext:value-type="float">
            <text:p>4.04101</text:p>
          </table:table-cell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0.0498821" calcext:value-type="float">
            <text:p>0.0498821</text:p>
          </table:table-cell>
          <table:table-cell office:value-type="float" office:value="116.916" calcext:value-type="float">
            <text:p>116.916</text:p>
          </table:table-cell>
          <table:table-cell office:value-type="float" office:value="4.03453" calcext:value-type="float">
            <text:p>4.03453</text:p>
          </table:table-cell>
        </table:table-row>
        <table:table-row table:style-name="ro1">
          <table:table-cell office:value-type="float" office:value="78.7" calcext:value-type="float">
            <text:p>78.7</text:p>
          </table:table-cell>
          <table:table-cell office:value-type="float" office:value="0.0497209" calcext:value-type="float">
            <text:p>0.0497209</text:p>
          </table:table-cell>
          <table:table-cell office:value-type="float" office:value="116.922" calcext:value-type="float">
            <text:p>116.922</text:p>
          </table:table-cell>
          <table:table-cell office:value-type="float" office:value="4.02806" calcext:value-type="float">
            <text:p>4.02806</text:p>
          </table:table-cell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0.0495604" calcext:value-type="float">
            <text:p>0.0495604</text:p>
          </table:table-cell>
          <table:table-cell office:value-type="float" office:value="116.929" calcext:value-type="float">
            <text:p>116.929</text:p>
          </table:table-cell>
          <table:table-cell office:value-type="float" office:value="4.0216" calcext:value-type="float">
            <text:p>4.0216</text:p>
          </table:table-cell>
        </table:table-row>
        <table:table-row table:style-name="ro1">
          <table:table-cell office:value-type="float" office:value="78.9" calcext:value-type="float">
            <text:p>78.9</text:p>
          </table:table-cell>
          <table:table-cell office:value-type="float" office:value="0.0494006" calcext:value-type="float">
            <text:p>0.0494006</text:p>
          </table:table-cell>
          <table:table-cell office:value-type="float" office:value="116.935" calcext:value-type="float">
            <text:p>116.935</text:p>
          </table:table-cell>
          <table:table-cell office:value-type="float" office:value="4.01514" calcext:value-type="float">
            <text:p>4.015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492414" calcext:value-type="float">
            <text:p>0.0492414</text:p>
          </table:table-cell>
          <table:table-cell office:value-type="float" office:value="116.942" calcext:value-type="float">
            <text:p>116.942</text:p>
          </table:table-cell>
          <table:table-cell office:value-type="float" office:value="4.00869" calcext:value-type="float">
            <text:p>4.00869</text:p>
          </table:table-cell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0.0490829" calcext:value-type="float">
            <text:p>0.0490829</text:p>
          </table:table-cell>
          <table:table-cell office:value-type="float" office:value="116.949" calcext:value-type="float">
            <text:p>116.949</text:p>
          </table:table-cell>
          <table:table-cell office:value-type="float" office:value="4.00225" calcext:value-type="float">
            <text:p>4.00225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0.0489249" calcext:value-type="float">
            <text:p>0.0489249</text:p>
          </table:table-cell>
          <table:table-cell office:value-type="float" office:value="116.955" calcext:value-type="float">
            <text:p>116.955</text:p>
          </table:table-cell>
          <table:table-cell office:value-type="float" office:value="3.99581" calcext:value-type="float">
            <text:p>3.99581</text:p>
          </table:table-cell>
        </table:table-row>
        <table:table-row table:style-name="ro1">
          <table:table-cell office:value-type="float" office:value="79.3" calcext:value-type="float">
            <text:p>79.3</text:p>
          </table:table-cell>
          <table:table-cell office:value-type="float" office:value="0.0487677" calcext:value-type="float">
            <text:p>0.0487677</text:p>
          </table:table-cell>
          <table:table-cell office:value-type="float" office:value="116.962" calcext:value-type="float">
            <text:p>116.962</text:p>
          </table:table-cell>
          <table:table-cell office:value-type="float" office:value="3.98938" calcext:value-type="float">
            <text:p>3.98938</text:p>
          </table:table-cell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0.048611" calcext:value-type="float">
            <text:p>0.048611</text:p>
          </table:table-cell>
          <table:table-cell office:value-type="float" office:value="116.968" calcext:value-type="float">
            <text:p>116.968</text:p>
          </table:table-cell>
          <table:table-cell office:value-type="float" office:value="3.98296" calcext:value-type="float">
            <text:p>3.98296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0.048455" calcext:value-type="float">
            <text:p>0.048455</text:p>
          </table:table-cell>
          <table:table-cell office:value-type="float" office:value="116.975" calcext:value-type="float">
            <text:p>116.975</text:p>
          </table:table-cell>
          <table:table-cell office:value-type="float" office:value="3.97654" calcext:value-type="float">
            <text:p>3.97654</text:p>
          </table:table-cell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0.0482996" calcext:value-type="float">
            <text:p>0.0482996</text:p>
          </table:table-cell>
          <table:table-cell office:value-type="float" office:value="116.982" calcext:value-type="float">
            <text:p>116.982</text:p>
          </table:table-cell>
          <table:table-cell office:value-type="float" office:value="3.97013" calcext:value-type="float">
            <text:p>3.97013</text:p>
          </table:table-cell>
        </table:table-row>
        <table:table-row table:style-name="ro1">
          <table:table-cell office:value-type="float" office:value="79.7" calcext:value-type="float">
            <text:p>79.7</text:p>
          </table:table-cell>
          <table:table-cell office:value-type="float" office:value="0.0481449" calcext:value-type="float">
            <text:p>0.0481449</text:p>
          </table:table-cell>
          <table:table-cell office:value-type="float" office:value="116.988" calcext:value-type="float">
            <text:p>116.988</text:p>
          </table:table-cell>
          <table:table-cell office:value-type="float" office:value="3.96372" calcext:value-type="float">
            <text:p>3.96372</text:p>
          </table:table-cell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0.0479908" calcext:value-type="float">
            <text:p>0.0479908</text:p>
          </table:table-cell>
          <table:table-cell office:value-type="float" office:value="116.995" calcext:value-type="float">
            <text:p>116.995</text:p>
          </table:table-cell>
          <table:table-cell office:value-type="float" office:value="3.95732" calcext:value-type="float">
            <text:p>3.95732</text:p>
          </table:table-cell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0.0478372" calcext:value-type="float">
            <text:p>0.0478372</text:p>
          </table:table-cell>
          <table:table-cell office:value-type="float" office:value="117.001" calcext:value-type="float">
            <text:p>117.001</text:p>
          </table:table-cell>
          <table:table-cell office:value-type="float" office:value="3.95093" calcext:value-type="float">
            <text:p>3.950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76843" calcext:value-type="float">
            <text:p>0.0476843</text:p>
          </table:table-cell>
          <table:table-cell office:value-type="float" office:value="117.008" calcext:value-type="float">
            <text:p>117.008</text:p>
          </table:table-cell>
          <table:table-cell office:value-type="float" office:value="3.94455" calcext:value-type="float">
            <text:p>3.94455</text:p>
          </table:table-cell>
        </table:table-row>
        <table:table-row table:style-name="ro1">
          <table:table-cell office:value-type="float" office:value="80.1" calcext:value-type="float">
            <text:p>80.1</text:p>
          </table:table-cell>
          <table:table-cell office:value-type="float" office:value="0.0475321" calcext:value-type="float">
            <text:p>0.0475321</text:p>
          </table:table-cell>
          <table:table-cell office:value-type="float" office:value="117.014" calcext:value-type="float">
            <text:p>117.014</text:p>
          </table:table-cell>
          <table:table-cell office:value-type="float" office:value="3.93817" calcext:value-type="float">
            <text:p>3.93817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0.0473804" calcext:value-type="float">
            <text:p>0.0473804</text:p>
          </table:table-cell>
          <table:table-cell office:value-type="float" office:value="117.021" calcext:value-type="float">
            <text:p>117.021</text:p>
          </table:table-cell>
          <table:table-cell office:value-type="float" office:value="3.9318" calcext:value-type="float">
            <text:p>3.9318</text:p>
          </table:table-cell>
        </table:table-row>
        <table:table-row table:style-name="ro1">
          <table:table-cell office:value-type="float" office:value="80.3" calcext:value-type="float">
            <text:p>80.3</text:p>
          </table:table-cell>
          <table:table-cell office:value-type="float" office:value="0.0472293" calcext:value-type="float">
            <text:p>0.0472293</text:p>
          </table:table-cell>
          <table:table-cell office:value-type="float" office:value="117.027" calcext:value-type="float">
            <text:p>117.027</text:p>
          </table:table-cell>
          <table:table-cell office:value-type="float" office:value="3.92543" calcext:value-type="float">
            <text:p>3.92543</text:p>
          </table:table-cell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0.0470789" calcext:value-type="float">
            <text:p>0.0470789</text:p>
          </table:table-cell>
          <table:table-cell office:value-type="float" office:value="117.034" calcext:value-type="float">
            <text:p>117.034</text:p>
          </table:table-cell>
          <table:table-cell office:value-type="float" office:value="3.91907" calcext:value-type="float">
            <text:p>3.91907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0.046929" calcext:value-type="float">
            <text:p>0.046929</text:p>
          </table:table-cell>
          <table:table-cell office:value-type="float" office:value="117.04" calcext:value-type="float">
            <text:p>117.04</text:p>
          </table:table-cell>
          <table:table-cell office:value-type="float" office:value="3.91272" calcext:value-type="float">
            <text:p>3.91272</text:p>
          </table:table-cell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0.0467797" calcext:value-type="float">
            <text:p>0.0467797</text:p>
          </table:table-cell>
          <table:table-cell office:value-type="float" office:value="117.047" calcext:value-type="float">
            <text:p>117.047</text:p>
          </table:table-cell>
          <table:table-cell office:value-type="float" office:value="3.90637" calcext:value-type="float">
            <text:p>3.90637</text:p>
          </table:table-cell>
        </table:table-row>
        <table:table-row table:style-name="ro1">
          <table:table-cell office:value-type="float" office:value="80.7" calcext:value-type="float">
            <text:p>80.7</text:p>
          </table:table-cell>
          <table:table-cell office:value-type="float" office:value="0.0466311" calcext:value-type="float">
            <text:p>0.0466311</text:p>
          </table:table-cell>
          <table:table-cell office:value-type="float" office:value="117.053" calcext:value-type="float">
            <text:p>117.053</text:p>
          </table:table-cell>
          <table:table-cell office:value-type="float" office:value="3.90003" calcext:value-type="float">
            <text:p>3.90003</text:p>
          </table:table-cell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0.046483" calcext:value-type="float">
            <text:p>0.046483</text:p>
          </table:table-cell>
          <table:table-cell office:value-type="float" office:value="117.06" calcext:value-type="float">
            <text:p>117.06</text:p>
          </table:table-cell>
          <table:table-cell office:value-type="float" office:value="3.8937" calcext:value-type="float">
            <text:p>3.8937</text:p>
          </table:table-cell>
        </table:table-row>
        <table:table-row table:style-name="ro1">
          <table:table-cell office:value-type="float" office:value="80.9" calcext:value-type="float">
            <text:p>80.9</text:p>
          </table:table-cell>
          <table:table-cell office:value-type="float" office:value="0.0463355" calcext:value-type="float">
            <text:p>0.0463355</text:p>
          </table:table-cell>
          <table:table-cell office:value-type="float" office:value="117.066" calcext:value-type="float">
            <text:p>117.066</text:p>
          </table:table-cell>
          <table:table-cell office:value-type="float" office:value="3.88737" calcext:value-type="float">
            <text:p>3.887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461886" calcext:value-type="float">
            <text:p>0.0461886</text:p>
          </table:table-cell>
          <table:table-cell office:value-type="float" office:value="117.073" calcext:value-type="float">
            <text:p>117.073</text:p>
          </table:table-cell>
          <table:table-cell office:value-type="float" office:value="3.88106" calcext:value-type="float">
            <text:p>3.88106</text:p>
          </table:table-cell>
        </table:table-row>
        <table:table-row table:style-name="ro1">
          <table:table-cell office:value-type="float" office:value="81.1" calcext:value-type="float">
            <text:p>81.1</text:p>
          </table:table-cell>
          <table:table-cell office:value-type="float" office:value="0.0460423" calcext:value-type="float">
            <text:p>0.0460423</text:p>
          </table:table-cell>
          <table:table-cell office:value-type="float" office:value="117.079" calcext:value-type="float">
            <text:p>117.079</text:p>
          </table:table-cell>
          <table:table-cell office:value-type="float" office:value="3.87474" calcext:value-type="float">
            <text:p>3.87474</text:p>
          </table:table-cell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0.0458966" calcext:value-type="float">
            <text:p>0.0458966</text:p>
          </table:table-cell>
          <table:table-cell office:value-type="float" office:value="117.086" calcext:value-type="float">
            <text:p>117.086</text:p>
          </table:table-cell>
          <table:table-cell office:value-type="float" office:value="3.86844" calcext:value-type="float">
            <text:p>3.86844</text:p>
          </table:table-cell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0.0457514" calcext:value-type="float">
            <text:p>0.0457514</text:p>
          </table:table-cell>
          <table:table-cell office:value-type="float" office:value="117.092" calcext:value-type="float">
            <text:p>117.092</text:p>
          </table:table-cell>
          <table:table-cell office:value-type="float" office:value="3.86214" calcext:value-type="float">
            <text:p>3.86214</text:p>
          </table:table-cell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0.0456068" calcext:value-type="float">
            <text:p>0.0456068</text:p>
          </table:table-cell>
          <table:table-cell office:value-type="float" office:value="117.099" calcext:value-type="float">
            <text:p>117.099</text:p>
          </table:table-cell>
          <table:table-cell office:value-type="float" office:value="3.85585" calcext:value-type="float">
            <text:p>3.85585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0.0454629" calcext:value-type="float">
            <text:p>0.0454629</text:p>
          </table:table-cell>
          <table:table-cell office:value-type="float" office:value="117.105" calcext:value-type="float">
            <text:p>117.105</text:p>
          </table:table-cell>
          <table:table-cell office:value-type="float" office:value="3.84956" calcext:value-type="float">
            <text:p>3.84956</text:p>
          </table:table-cell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0.0453194" calcext:value-type="float">
            <text:p>0.0453194</text:p>
          </table:table-cell>
          <table:table-cell office:value-type="float" office:value="117.111" calcext:value-type="float">
            <text:p>117.111</text:p>
          </table:table-cell>
          <table:table-cell office:value-type="float" office:value="3.84328" calcext:value-type="float">
            <text:p>3.84328</text:p>
          </table:table-cell>
        </table:table-row>
        <table:table-row table:style-name="ro1">
          <table:table-cell office:value-type="float" office:value="81.7" calcext:value-type="float">
            <text:p>81.7</text:p>
          </table:table-cell>
          <table:table-cell office:value-type="float" office:value="0.0451766" calcext:value-type="float">
            <text:p>0.0451766</text:p>
          </table:table-cell>
          <table:table-cell office:value-type="float" office:value="117.118" calcext:value-type="float">
            <text:p>117.118</text:p>
          </table:table-cell>
          <table:table-cell office:value-type="float" office:value="3.83701" calcext:value-type="float">
            <text:p>3.83701</text:p>
          </table:table-cell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0.0450343" calcext:value-type="float">
            <text:p>0.0450343</text:p>
          </table:table-cell>
          <table:table-cell office:value-type="float" office:value="117.124" calcext:value-type="float">
            <text:p>117.124</text:p>
          </table:table-cell>
          <table:table-cell office:value-type="float" office:value="3.83074" calcext:value-type="float">
            <text:p>3.83074</text:p>
          </table:table-cell>
        </table:table-row>
        <table:table-row table:style-name="ro1">
          <table:table-cell office:value-type="float" office:value="81.9" calcext:value-type="float">
            <text:p>81.9</text:p>
          </table:table-cell>
          <table:table-cell office:value-type="float" office:value="0.0448925" calcext:value-type="float">
            <text:p>0.0448925</text:p>
          </table:table-cell>
          <table:table-cell office:value-type="float" office:value="117.131" calcext:value-type="float">
            <text:p>117.131</text:p>
          </table:table-cell>
          <table:table-cell office:value-type="float" office:value="3.82449" calcext:value-type="float">
            <text:p>3.8244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447514" calcext:value-type="float">
            <text:p>0.0447514</text:p>
          </table:table-cell>
          <table:table-cell office:value-type="float" office:value="117.137" calcext:value-type="float">
            <text:p>117.137</text:p>
          </table:table-cell>
          <table:table-cell office:value-type="float" office:value="3.81823" calcext:value-type="float">
            <text:p>3.81823</text:p>
          </table:table-cell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0.0446108" calcext:value-type="float">
            <text:p>0.0446108</text:p>
          </table:table-cell>
          <table:table-cell office:value-type="float" office:value="117.143" calcext:value-type="float">
            <text:p>117.143</text:p>
          </table:table-cell>
          <table:table-cell office:value-type="float" office:value="3.81199" calcext:value-type="float">
            <text:p>3.81199</text:p>
          </table:table-cell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0.0444707" calcext:value-type="float">
            <text:p>0.0444707</text:p>
          </table:table-cell>
          <table:table-cell office:value-type="float" office:value="117.15" calcext:value-type="float">
            <text:p>117.15</text:p>
          </table:table-cell>
          <table:table-cell office:value-type="float" office:value="3.80575" calcext:value-type="float">
            <text:p>3.80575</text:p>
          </table:table-cell>
        </table:table-row>
        <table:table-row table:style-name="ro1">
          <table:table-cell office:value-type="float" office:value="82.3" calcext:value-type="float">
            <text:p>82.3</text:p>
          </table:table-cell>
          <table:table-cell office:value-type="float" office:value="0.0443312" calcext:value-type="float">
            <text:p>0.0443312</text:p>
          </table:table-cell>
          <table:table-cell office:value-type="float" office:value="117.156" calcext:value-type="float">
            <text:p>117.156</text:p>
          </table:table-cell>
          <table:table-cell office:value-type="float" office:value="3.79952" calcext:value-type="float">
            <text:p>3.79952</text:p>
          </table:table-cell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0.0441923" calcext:value-type="float">
            <text:p>0.0441923</text:p>
          </table:table-cell>
          <table:table-cell office:value-type="float" office:value="117.163" calcext:value-type="float">
            <text:p>117.163</text:p>
          </table:table-cell>
          <table:table-cell office:value-type="float" office:value="3.7933" calcext:value-type="float">
            <text:p>3.7933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0.0440539" calcext:value-type="float">
            <text:p>0.0440539</text:p>
          </table:table-cell>
          <table:table-cell office:value-type="float" office:value="117.169" calcext:value-type="float">
            <text:p>117.169</text:p>
          </table:table-cell>
          <table:table-cell office:value-type="float" office:value="3.78708" calcext:value-type="float">
            <text:p>3.78708</text:p>
          </table:table-cell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0.043916" calcext:value-type="float">
            <text:p>0.043916</text:p>
          </table:table-cell>
          <table:table-cell office:value-type="float" office:value="117.175" calcext:value-type="float">
            <text:p>117.175</text:p>
          </table:table-cell>
          <table:table-cell office:value-type="float" office:value="3.78087" calcext:value-type="float">
            <text:p>3.78087</text:p>
          </table:table-cell>
        </table:table-row>
        <table:table-row table:style-name="ro1">
          <table:table-cell office:value-type="float" office:value="82.7" calcext:value-type="float">
            <text:p>82.7</text:p>
          </table:table-cell>
          <table:table-cell office:value-type="float" office:value="0.0437787" calcext:value-type="float">
            <text:p>0.0437787</text:p>
          </table:table-cell>
          <table:table-cell office:value-type="float" office:value="117.182" calcext:value-type="float">
            <text:p>117.182</text:p>
          </table:table-cell>
          <table:table-cell office:value-type="float" office:value="3.77466" calcext:value-type="float">
            <text:p>3.77466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0.0436419" calcext:value-type="float">
            <text:p>0.0436419</text:p>
          </table:table-cell>
          <table:table-cell office:value-type="float" office:value="117.188" calcext:value-type="float">
            <text:p>117.188</text:p>
          </table:table-cell>
          <table:table-cell office:value-type="float" office:value="3.76847" calcext:value-type="float">
            <text:p>3.76847</text:p>
          </table:table-cell>
        </table:table-row>
        <table:table-row table:style-name="ro1">
          <table:table-cell office:value-type="float" office:value="82.9" calcext:value-type="float">
            <text:p>82.9</text:p>
          </table:table-cell>
          <table:table-cell office:value-type="float" office:value="0.0435057" calcext:value-type="float">
            <text:p>0.0435057</text:p>
          </table:table-cell>
          <table:table-cell office:value-type="float" office:value="117.194" calcext:value-type="float">
            <text:p>117.194</text:p>
          </table:table-cell>
          <table:table-cell office:value-type="float" office:value="3.76228" calcext:value-type="float">
            <text:p>3.762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4337" calcext:value-type="float">
            <text:p>0.04337</text:p>
          </table:table-cell>
          <table:table-cell office:value-type="float" office:value="117.201" calcext:value-type="float">
            <text:p>117.201</text:p>
          </table:table-cell>
          <table:table-cell office:value-type="float" office:value="3.7561" calcext:value-type="float">
            <text:p>3.7561</text:p>
          </table:table-cell>
        </table:table-row>
        <table:table-row table:style-name="ro1">
          <table:table-cell office:value-type="float" office:value="83.1" calcext:value-type="float">
            <text:p>83.1</text:p>
          </table:table-cell>
          <table:table-cell office:value-type="float" office:value="0.0432348" calcext:value-type="float">
            <text:p>0.0432348</text:p>
          </table:table-cell>
          <table:table-cell office:value-type="float" office:value="117.207" calcext:value-type="float">
            <text:p>117.207</text:p>
          </table:table-cell>
          <table:table-cell office:value-type="float" office:value="3.74992" calcext:value-type="float">
            <text:p>3.74992</text:p>
          </table:table-cell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0.0431002" calcext:value-type="float">
            <text:p>0.0431002</text:p>
          </table:table-cell>
          <table:table-cell office:value-type="float" office:value="117.213" calcext:value-type="float">
            <text:p>117.213</text:p>
          </table:table-cell>
          <table:table-cell office:value-type="float" office:value="3.74375" calcext:value-type="float">
            <text:p>3.74375</text:p>
          </table:table-cell>
        </table:table-row>
        <table:table-row table:style-name="ro1">
          <table:table-cell office:value-type="float" office:value="83.3" calcext:value-type="float">
            <text:p>83.3</text:p>
          </table:table-cell>
          <table:table-cell office:value-type="float" office:value="0.0429661" calcext:value-type="float">
            <text:p>0.0429661</text:p>
          </table:table-cell>
          <table:table-cell office:value-type="float" office:value="117.219" calcext:value-type="float">
            <text:p>117.219</text:p>
          </table:table-cell>
          <table:table-cell office:value-type="float" office:value="3.73759" calcext:value-type="float">
            <text:p>3.73759</text:p>
          </table:table-cell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0.0428325" calcext:value-type="float">
            <text:p>0.0428325</text:p>
          </table:table-cell>
          <table:table-cell office:value-type="float" office:value="117.226" calcext:value-type="float">
            <text:p>117.226</text:p>
          </table:table-cell>
          <table:table-cell office:value-type="float" office:value="3.73143" calcext:value-type="float">
            <text:p>3.73143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0.0426994" calcext:value-type="float">
            <text:p>0.0426994</text:p>
          </table:table-cell>
          <table:table-cell office:value-type="float" office:value="117.232" calcext:value-type="float">
            <text:p>117.232</text:p>
          </table:table-cell>
          <table:table-cell office:value-type="float" office:value="3.72529" calcext:value-type="float">
            <text:p>3.72529</text:p>
          </table:table-cell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0.0425669" calcext:value-type="float">
            <text:p>0.0425669</text:p>
          </table:table-cell>
          <table:table-cell office:value-type="float" office:value="117.238" calcext:value-type="float">
            <text:p>117.238</text:p>
          </table:table-cell>
          <table:table-cell office:value-type="float" office:value="3.71915" calcext:value-type="float">
            <text:p>3.71915</text:p>
          </table:table-cell>
        </table:table-row>
        <table:table-row table:style-name="ro1">
          <table:table-cell office:value-type="float" office:value="83.7" calcext:value-type="float">
            <text:p>83.7</text:p>
          </table:table-cell>
          <table:table-cell office:value-type="float" office:value="0.0424348" calcext:value-type="float">
            <text:p>0.0424348</text:p>
          </table:table-cell>
          <table:table-cell office:value-type="float" office:value="117.245" calcext:value-type="float">
            <text:p>117.245</text:p>
          </table:table-cell>
          <table:table-cell office:value-type="float" office:value="3.71301" calcext:value-type="float">
            <text:p>3.71301</text:p>
          </table:table-cell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0.0423033" calcext:value-type="float">
            <text:p>0.0423033</text:p>
          </table:table-cell>
          <table:table-cell office:value-type="float" office:value="117.251" calcext:value-type="float">
            <text:p>117.251</text:p>
          </table:table-cell>
          <table:table-cell office:value-type="float" office:value="3.70689" calcext:value-type="float">
            <text:p>3.70689</text:p>
          </table:table-cell>
        </table:table-row>
        <table:table-row table:style-name="ro1">
          <table:table-cell office:value-type="float" office:value="83.9" calcext:value-type="float">
            <text:p>83.9</text:p>
          </table:table-cell>
          <table:table-cell office:value-type="float" office:value="0.0421723" calcext:value-type="float">
            <text:p>0.0421723</text:p>
          </table:table-cell>
          <table:table-cell office:value-type="float" office:value="117.257" calcext:value-type="float">
            <text:p>117.257</text:p>
          </table:table-cell>
          <table:table-cell office:value-type="float" office:value="3.70077" calcext:value-type="float">
            <text:p>3.700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420418" calcext:value-type="float">
            <text:p>0.0420418</text:p>
          </table:table-cell>
          <table:table-cell office:value-type="float" office:value="117.263" calcext:value-type="float">
            <text:p>117.263</text:p>
          </table:table-cell>
          <table:table-cell office:value-type="float" office:value="3.69465" calcext:value-type="float">
            <text:p>3.69465</text:p>
          </table:table-cell>
        </table:table-row>
        <table:table-row table:style-name="ro1">
          <table:table-cell office:value-type="float" office:value="84.1" calcext:value-type="float">
            <text:p>84.1</text:p>
          </table:table-cell>
          <table:table-cell office:value-type="float" office:value="0.0419119" calcext:value-type="float">
            <text:p>0.0419119</text:p>
          </table:table-cell>
          <table:table-cell office:value-type="float" office:value="117.27" calcext:value-type="float">
            <text:p>117.27</text:p>
          </table:table-cell>
          <table:table-cell office:value-type="float" office:value="3.68855" calcext:value-type="float">
            <text:p>3.68855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0.0417824" calcext:value-type="float">
            <text:p>0.0417824</text:p>
          </table:table-cell>
          <table:table-cell office:value-type="float" office:value="117.276" calcext:value-type="float">
            <text:p>117.276</text:p>
          </table:table-cell>
          <table:table-cell office:value-type="float" office:value="3.68245" calcext:value-type="float">
            <text:p>3.68245</text:p>
          </table:table-cell>
        </table:table-row>
        <table:table-row table:style-name="ro1">
          <table:table-cell office:value-type="float" office:value="84.3" calcext:value-type="float">
            <text:p>84.3</text:p>
          </table:table-cell>
          <table:table-cell office:value-type="float" office:value="0.0416534" calcext:value-type="float">
            <text:p>0.0416534</text:p>
          </table:table-cell>
          <table:table-cell office:value-type="float" office:value="117.282" calcext:value-type="float">
            <text:p>117.282</text:p>
          </table:table-cell>
          <table:table-cell office:value-type="float" office:value="3.67636" calcext:value-type="float">
            <text:p>3.67636</text:p>
          </table:table-cell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0.041525" calcext:value-type="float">
            <text:p>0.041525</text:p>
          </table:table-cell>
          <table:table-cell office:value-type="float" office:value="117.288" calcext:value-type="float">
            <text:p>117.288</text:p>
          </table:table-cell>
          <table:table-cell office:value-type="float" office:value="3.67027" calcext:value-type="float">
            <text:p>3.67027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0.041397" calcext:value-type="float">
            <text:p>0.041397</text:p>
          </table:table-cell>
          <table:table-cell office:value-type="float" office:value="117.294" calcext:value-type="float">
            <text:p>117.294</text:p>
          </table:table-cell>
          <table:table-cell office:value-type="float" office:value="3.6642" calcext:value-type="float">
            <text:p>3.6642</text:p>
          </table:table-cell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0.0412695" calcext:value-type="float">
            <text:p>0.0412695</text:p>
          </table:table-cell>
          <table:table-cell office:value-type="float" office:value="117.301" calcext:value-type="float">
            <text:p>117.301</text:p>
          </table:table-cell>
          <table:table-cell office:value-type="float" office:value="3.65813" calcext:value-type="float">
            <text:p>3.65813</text:p>
          </table:table-cell>
        </table:table-row>
        <table:table-row table:style-name="ro1">
          <table:table-cell office:value-type="float" office:value="84.7" calcext:value-type="float">
            <text:p>84.7</text:p>
          </table:table-cell>
          <table:table-cell office:value-type="float" office:value="0.0411426" calcext:value-type="float">
            <text:p>0.0411426</text:p>
          </table:table-cell>
          <table:table-cell office:value-type="float" office:value="117.307" calcext:value-type="float">
            <text:p>117.307</text:p>
          </table:table-cell>
          <table:table-cell office:value-type="float" office:value="3.65206" calcext:value-type="float">
            <text:p>3.65206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0.0410161" calcext:value-type="float">
            <text:p>0.0410161</text:p>
          </table:table-cell>
          <table:table-cell office:value-type="float" office:value="117.313" calcext:value-type="float">
            <text:p>117.313</text:p>
          </table:table-cell>
          <table:table-cell office:value-type="float" office:value="3.64601" calcext:value-type="float">
            <text:p>3.64601</text:p>
          </table:table-cell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0.0408901" calcext:value-type="float">
            <text:p>0.0408901</text:p>
          </table:table-cell>
          <table:table-cell office:value-type="float" office:value="117.319" calcext:value-type="float">
            <text:p>117.319</text:p>
          </table:table-cell>
          <table:table-cell office:value-type="float" office:value="3.63996" calcext:value-type="float">
            <text:p>3.639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07646" calcext:value-type="float">
            <text:p>0.0407646</text:p>
          </table:table-cell>
          <table:table-cell office:value-type="float" office:value="117.325" calcext:value-type="float">
            <text:p>117.325</text:p>
          </table:table-cell>
          <table:table-cell office:value-type="float" office:value="3.63392" calcext:value-type="float">
            <text:p>3.63392</text:p>
          </table:table-cell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0.0406396" calcext:value-type="float">
            <text:p>0.0406396</text:p>
          </table:table-cell>
          <table:table-cell office:value-type="float" office:value="117.331" calcext:value-type="float">
            <text:p>117.331</text:p>
          </table:table-cell>
          <table:table-cell office:value-type="float" office:value="3.62788" calcext:value-type="float">
            <text:p>3.62788</text:p>
          </table:table-cell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0.040515" calcext:value-type="float">
            <text:p>0.040515</text:p>
          </table:table-cell>
          <table:table-cell office:value-type="float" office:value="117.338" calcext:value-type="float">
            <text:p>117.338</text:p>
          </table:table-cell>
          <table:table-cell office:value-type="float" office:value="3.62185" calcext:value-type="float">
            <text:p>3.62185</text:p>
          </table:table-cell>
        </table:table-row>
        <table:table-row table:style-name="ro1">
          <table:table-cell office:value-type="float" office:value="85.3" calcext:value-type="float">
            <text:p>85.3</text:p>
          </table:table-cell>
          <table:table-cell office:value-type="float" office:value="0.040391" calcext:value-type="float">
            <text:p>0.040391</text:p>
          </table:table-cell>
          <table:table-cell office:value-type="float" office:value="117.344" calcext:value-type="float">
            <text:p>117.344</text:p>
          </table:table-cell>
          <table:table-cell office:value-type="float" office:value="3.61583" calcext:value-type="float">
            <text:p>3.61583</text:p>
          </table:table-cell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0.0402674" calcext:value-type="float">
            <text:p>0.0402674</text:p>
          </table:table-cell>
          <table:table-cell office:value-type="float" office:value="117.35" calcext:value-type="float">
            <text:p>117.35</text:p>
          </table:table-cell>
          <table:table-cell office:value-type="float" office:value="3.60982" calcext:value-type="float">
            <text:p>3.60982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0.0401443" calcext:value-type="float">
            <text:p>0.0401443</text:p>
          </table:table-cell>
          <table:table-cell office:value-type="float" office:value="117.356" calcext:value-type="float">
            <text:p>117.356</text:p>
          </table:table-cell>
          <table:table-cell office:value-type="float" office:value="3.60381" calcext:value-type="float">
            <text:p>3.60381</text:p>
          </table:table-cell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0.0400217" calcext:value-type="float">
            <text:p>0.0400217</text:p>
          </table:table-cell>
          <table:table-cell office:value-type="float" office:value="117.362" calcext:value-type="float">
            <text:p>117.362</text:p>
          </table:table-cell>
          <table:table-cell office:value-type="float" office:value="3.59782" calcext:value-type="float">
            <text:p>3.59782</text:p>
          </table:table-cell>
        </table:table-row>
        <table:table-row table:style-name="ro1">
          <table:table-cell office:value-type="float" office:value="85.7" calcext:value-type="float">
            <text:p>85.7</text:p>
          </table:table-cell>
          <table:table-cell office:value-type="float" office:value="0.0398995" calcext:value-type="float">
            <text:p>0.0398995</text:p>
          </table:table-cell>
          <table:table-cell office:value-type="float" office:value="117.368" calcext:value-type="float">
            <text:p>117.368</text:p>
          </table:table-cell>
          <table:table-cell office:value-type="float" office:value="3.59182" calcext:value-type="float">
            <text:p>3.59182</text:p>
          </table:table-cell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0.0397778" calcext:value-type="float">
            <text:p>0.0397778</text:p>
          </table:table-cell>
          <table:table-cell office:value-type="float" office:value="117.374" calcext:value-type="float">
            <text:p>117.374</text:p>
          </table:table-cell>
          <table:table-cell office:value-type="float" office:value="3.58584" calcext:value-type="float">
            <text:p>3.58584</text:p>
          </table:table-cell>
        </table:table-row>
        <table:table-row table:style-name="ro1">
          <table:table-cell office:value-type="float" office:value="85.9" calcext:value-type="float">
            <text:p>85.9</text:p>
          </table:table-cell>
          <table:table-cell office:value-type="float" office:value="0.0396566" calcext:value-type="float">
            <text:p>0.0396566</text:p>
          </table:table-cell>
          <table:table-cell office:value-type="float" office:value="117.38" calcext:value-type="float">
            <text:p>117.38</text:p>
          </table:table-cell>
          <table:table-cell office:value-type="float" office:value="3.57986" calcext:value-type="float">
            <text:p>3.5798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395359" calcext:value-type="float">
            <text:p>0.0395359</text:p>
          </table:table-cell>
          <table:table-cell office:value-type="float" office:value="117.387" calcext:value-type="float">
            <text:p>117.387</text:p>
          </table:table-cell>
          <table:table-cell office:value-type="float" office:value="3.57389" calcext:value-type="float">
            <text:p>3.57389</text:p>
          </table:table-cell>
        </table:table-row>
        <table:table-row table:style-name="ro1">
          <table:table-cell office:value-type="float" office:value="86.1" calcext:value-type="float">
            <text:p>86.1</text:p>
          </table:table-cell>
          <table:table-cell office:value-type="float" office:value="0.0394156" calcext:value-type="float">
            <text:p>0.0394156</text:p>
          </table:table-cell>
          <table:table-cell office:value-type="float" office:value="117.393" calcext:value-type="float">
            <text:p>117.393</text:p>
          </table:table-cell>
          <table:table-cell office:value-type="float" office:value="3.56793" calcext:value-type="float">
            <text:p>3.56793</text:p>
          </table:table-cell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0.0392958" calcext:value-type="float">
            <text:p>0.0392958</text:p>
          </table:table-cell>
          <table:table-cell office:value-type="float" office:value="117.399" calcext:value-type="float">
            <text:p>117.399</text:p>
          </table:table-cell>
          <table:table-cell office:value-type="float" office:value="3.56198" calcext:value-type="float">
            <text:p>3.56198</text:p>
          </table:table-cell>
        </table:table-row>
        <table:table-row table:style-name="ro1">
          <table:table-cell office:value-type="float" office:value="86.3" calcext:value-type="float">
            <text:p>86.3</text:p>
          </table:table-cell>
          <table:table-cell office:value-type="float" office:value="0.0391764" calcext:value-type="float">
            <text:p>0.0391764</text:p>
          </table:table-cell>
          <table:table-cell office:value-type="float" office:value="117.405" calcext:value-type="float">
            <text:p>117.405</text:p>
          </table:table-cell>
          <table:table-cell office:value-type="float" office:value="3.55603" calcext:value-type="float">
            <text:p>3.55603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0.0390575" calcext:value-type="float">
            <text:p>0.0390575</text:p>
          </table:table-cell>
          <table:table-cell office:value-type="float" office:value="117.411" calcext:value-type="float">
            <text:p>117.411</text:p>
          </table:table-cell>
          <table:table-cell office:value-type="float" office:value="3.55009" calcext:value-type="float">
            <text:p>3.55009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0.0389391" calcext:value-type="float">
            <text:p>0.0389391</text:p>
          </table:table-cell>
          <table:table-cell office:value-type="float" office:value="117.417" calcext:value-type="float">
            <text:p>117.417</text:p>
          </table:table-cell>
          <table:table-cell office:value-type="float" office:value="3.54415" calcext:value-type="float">
            <text:p>3.54415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0.0388211" calcext:value-type="float">
            <text:p>0.0388211</text:p>
          </table:table-cell>
          <table:table-cell office:value-type="float" office:value="117.423" calcext:value-type="float">
            <text:p>117.423</text:p>
          </table:table-cell>
          <table:table-cell office:value-type="float" office:value="3.53823" calcext:value-type="float">
            <text:p>3.53823</text:p>
          </table:table-cell>
        </table:table-row>
        <table:table-row table:style-name="ro1">
          <table:table-cell office:value-type="float" office:value="86.7" calcext:value-type="float">
            <text:p>86.7</text:p>
          </table:table-cell>
          <table:table-cell office:value-type="float" office:value="0.0387035" calcext:value-type="float">
            <text:p>0.0387035</text:p>
          </table:table-cell>
          <table:table-cell office:value-type="float" office:value="117.429" calcext:value-type="float">
            <text:p>117.429</text:p>
          </table:table-cell>
          <table:table-cell office:value-type="float" office:value="3.53231" calcext:value-type="float">
            <text:p>3.53231</text:p>
          </table:table-cell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0.0385864" calcext:value-type="float">
            <text:p>0.0385864</text:p>
          </table:table-cell>
          <table:table-cell office:value-type="float" office:value="117.435" calcext:value-type="float">
            <text:p>117.435</text:p>
          </table:table-cell>
          <table:table-cell office:value-type="float" office:value="3.5264" calcext:value-type="float">
            <text:p>3.5264</text:p>
          </table:table-cell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0.0384698" calcext:value-type="float">
            <text:p>0.0384698</text:p>
          </table:table-cell>
          <table:table-cell office:value-type="float" office:value="117.441" calcext:value-type="float">
            <text:p>117.441</text:p>
          </table:table-cell>
          <table:table-cell office:value-type="float" office:value="3.52049" calcext:value-type="float">
            <text:p>3.5204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383536" calcext:value-type="float">
            <text:p>0.0383536</text:p>
          </table:table-cell>
          <table:table-cell office:value-type="float" office:value="117.447" calcext:value-type="float">
            <text:p>117.447</text:p>
          </table:table-cell>
          <table:table-cell office:value-type="float" office:value="3.51459" calcext:value-type="float">
            <text:p>3.51459</text:p>
          </table:table-cell>
        </table:table-row>
        <table:table-row table:style-name="ro1">
          <table:table-cell office:value-type="float" office:value="87.1" calcext:value-type="float">
            <text:p>87.1</text:p>
          </table:table-cell>
          <table:table-cell office:value-type="float" office:value="0.0382378" calcext:value-type="float">
            <text:p>0.0382378</text:p>
          </table:table-cell>
          <table:table-cell office:value-type="float" office:value="117.453" calcext:value-type="float">
            <text:p>117.453</text:p>
          </table:table-cell>
          <table:table-cell office:value-type="float" office:value="3.5087" calcext:value-type="float">
            <text:p>3.5087</text:p>
          </table:table-cell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0.0381225" calcext:value-type="float">
            <text:p>0.0381225</text:p>
          </table:table-cell>
          <table:table-cell office:value-type="float" office:value="117.459" calcext:value-type="float">
            <text:p>117.459</text:p>
          </table:table-cell>
          <table:table-cell office:value-type="float" office:value="3.50282" calcext:value-type="float">
            <text:p>3.50282</text:p>
          </table:table-cell>
        </table:table-row>
        <table:table-row table:style-name="ro1">
          <table:table-cell office:value-type="float" office:value="87.3" calcext:value-type="float">
            <text:p>87.3</text:p>
          </table:table-cell>
          <table:table-cell office:value-type="float" office:value="0.0380076" calcext:value-type="float">
            <text:p>0.0380076</text:p>
          </table:table-cell>
          <table:table-cell office:value-type="float" office:value="117.465" calcext:value-type="float">
            <text:p>117.465</text:p>
          </table:table-cell>
          <table:table-cell office:value-type="float" office:value="3.49695" calcext:value-type="float">
            <text:p>3.49695</text:p>
          </table:table-cell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0.0378932" calcext:value-type="float">
            <text:p>0.0378932</text:p>
          </table:table-cell>
          <table:table-cell office:value-type="float" office:value="117.471" calcext:value-type="float">
            <text:p>117.471</text:p>
          </table:table-cell>
          <table:table-cell office:value-type="float" office:value="3.49108" calcext:value-type="float">
            <text:p>3.49108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0.0377792" calcext:value-type="float">
            <text:p>0.0377792</text:p>
          </table:table-cell>
          <table:table-cell office:value-type="float" office:value="117.477" calcext:value-type="float">
            <text:p>117.477</text:p>
          </table:table-cell>
          <table:table-cell office:value-type="float" office:value="3.48522" calcext:value-type="float">
            <text:p>3.48522</text:p>
          </table:table-cell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0.0376656" calcext:value-type="float">
            <text:p>0.0376656</text:p>
          </table:table-cell>
          <table:table-cell office:value-type="float" office:value="117.483" calcext:value-type="float">
            <text:p>117.483</text:p>
          </table:table-cell>
          <table:table-cell office:value-type="float" office:value="3.47937" calcext:value-type="float">
            <text:p>3.47937</text:p>
          </table:table-cell>
        </table:table-row>
        <table:table-row table:style-name="ro1">
          <table:table-cell office:value-type="float" office:value="87.7" calcext:value-type="float">
            <text:p>87.7</text:p>
          </table:table-cell>
          <table:table-cell office:value-type="float" office:value="0.0375524" calcext:value-type="float">
            <text:p>0.0375524</text:p>
          </table:table-cell>
          <table:table-cell office:value-type="float" office:value="117.489" calcext:value-type="float">
            <text:p>117.489</text:p>
          </table:table-cell>
          <table:table-cell office:value-type="float" office:value="3.47352" calcext:value-type="float">
            <text:p>3.47352</text:p>
          </table:table-cell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0.0374397" calcext:value-type="float">
            <text:p>0.0374397</text:p>
          </table:table-cell>
          <table:table-cell office:value-type="float" office:value="117.495" calcext:value-type="float">
            <text:p>117.495</text:p>
          </table:table-cell>
          <table:table-cell office:value-type="float" office:value="3.46768" calcext:value-type="float">
            <text:p>3.46768</text:p>
          </table:table-cell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0.0373274" calcext:value-type="float">
            <text:p>0.0373274</text:p>
          </table:table-cell>
          <table:table-cell office:value-type="float" office:value="117.501" calcext:value-type="float">
            <text:p>117.501</text:p>
          </table:table-cell>
          <table:table-cell office:value-type="float" office:value="3.46185" calcext:value-type="float">
            <text:p>3.461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372156" calcext:value-type="float">
            <text:p>0.0372156</text:p>
          </table:table-cell>
          <table:table-cell office:value-type="float" office:value="117.507" calcext:value-type="float">
            <text:p>117.507</text:p>
          </table:table-cell>
          <table:table-cell office:value-type="float" office:value="3.45603" calcext:value-type="float">
            <text:p>3.45603</text:p>
          </table:table-cell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0.0371041" calcext:value-type="float">
            <text:p>0.0371041</text:p>
          </table:table-cell>
          <table:table-cell office:value-type="float" office:value="117.513" calcext:value-type="float">
            <text:p>117.513</text:p>
          </table:table-cell>
          <table:table-cell office:value-type="float" office:value="3.45021" calcext:value-type="float">
            <text:p>3.45021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0.0369931" calcext:value-type="float">
            <text:p>0.0369931</text:p>
          </table:table-cell>
          <table:table-cell office:value-type="float" office:value="117.519" calcext:value-type="float">
            <text:p>117.519</text:p>
          </table:table-cell>
          <table:table-cell office:value-type="float" office:value="3.4444" calcext:value-type="float">
            <text:p>3.4444</text:p>
          </table:table-cell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0.0368825" calcext:value-type="float">
            <text:p>0.0368825</text:p>
          </table:table-cell>
          <table:table-cell office:value-type="float" office:value="117.525" calcext:value-type="float">
            <text:p>117.525</text:p>
          </table:table-cell>
          <table:table-cell office:value-type="float" office:value="3.4386" calcext:value-type="float">
            <text:p>3.4386</text:p>
          </table:table-cell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0.0367723" calcext:value-type="float">
            <text:p>0.0367723</text:p>
          </table:table-cell>
          <table:table-cell office:value-type="float" office:value="117.53" calcext:value-type="float">
            <text:p>117.53</text:p>
          </table:table-cell>
          <table:table-cell office:value-type="float" office:value="3.4328" calcext:value-type="float">
            <text:p>3.4328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0.0366626" calcext:value-type="float">
            <text:p>0.0366626</text:p>
          </table:table-cell>
          <table:table-cell office:value-type="float" office:value="117.536" calcext:value-type="float">
            <text:p>117.536</text:p>
          </table:table-cell>
          <table:table-cell office:value-type="float" office:value="3.42702" calcext:value-type="float">
            <text:p>3.42702</text:p>
          </table:table-cell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0.0365532" calcext:value-type="float">
            <text:p>0.0365532</text:p>
          </table:table-cell>
          <table:table-cell office:value-type="float" office:value="117.542" calcext:value-type="float">
            <text:p>117.542</text:p>
          </table:table-cell>
          <table:table-cell office:value-type="float" office:value="3.42124" calcext:value-type="float">
            <text:p>3.42124</text:p>
          </table:table-cell>
        </table:table-row>
        <table:table-row table:style-name="ro1">
          <table:table-cell office:value-type="float" office:value="88.7" calcext:value-type="float">
            <text:p>88.7</text:p>
          </table:table-cell>
          <table:table-cell office:value-type="float" office:value="0.0364443" calcext:value-type="float">
            <text:p>0.0364443</text:p>
          </table:table-cell>
          <table:table-cell office:value-type="float" office:value="117.548" calcext:value-type="float">
            <text:p>117.548</text:p>
          </table:table-cell>
          <table:table-cell office:value-type="float" office:value="3.41546" calcext:value-type="float">
            <text:p>3.41546</text:p>
          </table:table-cell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0.0363358" calcext:value-type="float">
            <text:p>0.0363358</text:p>
          </table:table-cell>
          <table:table-cell office:value-type="float" office:value="117.554" calcext:value-type="float">
            <text:p>117.554</text:p>
          </table:table-cell>
          <table:table-cell office:value-type="float" office:value="3.4097" calcext:value-type="float">
            <text:p>3.4097</text:p>
          </table:table-cell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0.0362277" calcext:value-type="float">
            <text:p>0.0362277</text:p>
          </table:table-cell>
          <table:table-cell office:value-type="float" office:value="117.56" calcext:value-type="float">
            <text:p>117.56</text:p>
          </table:table-cell>
          <table:table-cell office:value-type="float" office:value="3.40394" calcext:value-type="float">
            <text:p>3.403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361199" calcext:value-type="float">
            <text:p>0.0361199</text:p>
          </table:table-cell>
          <table:table-cell office:value-type="float" office:value="117.566" calcext:value-type="float">
            <text:p>117.566</text:p>
          </table:table-cell>
          <table:table-cell office:value-type="float" office:value="3.39819" calcext:value-type="float">
            <text:p>3.39819</text:p>
          </table:table-cell>
        </table:table-row>
        <table:table-row table:style-name="ro1">
          <table:table-cell office:value-type="float" office:value="89.1" calcext:value-type="float">
            <text:p>89.1</text:p>
          </table:table-cell>
          <table:table-cell office:value-type="float" office:value="0.0360126" calcext:value-type="float">
            <text:p>0.0360126</text:p>
          </table:table-cell>
          <table:table-cell office:value-type="float" office:value="117.572" calcext:value-type="float">
            <text:p>117.572</text:p>
          </table:table-cell>
          <table:table-cell office:value-type="float" office:value="3.39245" calcext:value-type="float">
            <text:p>3.39245</text:p>
          </table:table-cell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0.0359057" calcext:value-type="float">
            <text:p>0.0359057</text:p>
          </table:table-cell>
          <table:table-cell office:value-type="float" office:value="117.577" calcext:value-type="float">
            <text:p>117.577</text:p>
          </table:table-cell>
          <table:table-cell office:value-type="float" office:value="3.38671" calcext:value-type="float">
            <text:p>3.38671</text:p>
          </table:table-cell>
        </table:table-row>
        <table:table-row table:style-name="ro1">
          <table:table-cell office:value-type="float" office:value="89.3" calcext:value-type="float">
            <text:p>89.3</text:p>
          </table:table-cell>
          <table:table-cell office:value-type="float" office:value="0.0357992" calcext:value-type="float">
            <text:p>0.0357992</text:p>
          </table:table-cell>
          <table:table-cell office:value-type="float" office:value="117.583" calcext:value-type="float">
            <text:p>117.583</text:p>
          </table:table-cell>
          <table:table-cell office:value-type="float" office:value="3.38098" calcext:value-type="float">
            <text:p>3.38098</text:p>
          </table:table-cell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0.0356931" calcext:value-type="float">
            <text:p>0.0356931</text:p>
          </table:table-cell>
          <table:table-cell office:value-type="float" office:value="117.589" calcext:value-type="float">
            <text:p>117.589</text:p>
          </table:table-cell>
          <table:table-cell office:value-type="float" office:value="3.37526" calcext:value-type="float">
            <text:p>3.37526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0.0355874" calcext:value-type="float">
            <text:p>0.0355874</text:p>
          </table:table-cell>
          <table:table-cell office:value-type="float" office:value="117.595" calcext:value-type="float">
            <text:p>117.595</text:p>
          </table:table-cell>
          <table:table-cell office:value-type="float" office:value="3.36955" calcext:value-type="float">
            <text:p>3.36955</text:p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.0354821" calcext:value-type="float">
            <text:p>0.0354821</text:p>
          </table:table-cell>
          <table:table-cell office:value-type="float" office:value="117.601" calcext:value-type="float">
            <text:p>117.601</text:p>
          </table:table-cell>
          <table:table-cell office:value-type="float" office:value="3.36384" calcext:value-type="float">
            <text:p>3.36384</text:p>
          </table:table-cell>
        </table:table-row>
        <table:table-row table:style-name="ro1">
          <table:table-cell office:value-type="float" office:value="89.7" calcext:value-type="float">
            <text:p>89.7</text:p>
          </table:table-cell>
          <table:table-cell office:value-type="float" office:value="0.0353772" calcext:value-type="float">
            <text:p>0.0353772</text:p>
          </table:table-cell>
          <table:table-cell office:value-type="float" office:value="117.606" calcext:value-type="float">
            <text:p>117.606</text:p>
          </table:table-cell>
          <table:table-cell office:value-type="float" office:value="3.35815" calcext:value-type="float">
            <text:p>3.35815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0.0352727" calcext:value-type="float">
            <text:p>0.0352727</text:p>
          </table:table-cell>
          <table:table-cell office:value-type="float" office:value="117.612" calcext:value-type="float">
            <text:p>117.612</text:p>
          </table:table-cell>
          <table:table-cell office:value-type="float" office:value="3.35245" calcext:value-type="float">
            <text:p>3.35245</text:p>
          </table:table-cell>
        </table:table-row>
        <table:table-row table:style-name="ro1">
          <table:table-cell office:value-type="float" office:value="89.9" calcext:value-type="float">
            <text:p>89.9</text:p>
          </table:table-cell>
          <table:table-cell office:value-type="float" office:value="0.0351685" calcext:value-type="float">
            <text:p>0.0351685</text:p>
          </table:table-cell>
          <table:table-cell office:value-type="float" office:value="117.618" calcext:value-type="float">
            <text:p>117.618</text:p>
          </table:table-cell>
          <table:table-cell office:value-type="float" office:value="3.34677" calcext:value-type="float">
            <text:p>3.346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50648" calcext:value-type="float">
            <text:p>0.0350648</text:p>
          </table:table-cell>
          <table:table-cell office:value-type="float" office:value="117.624" calcext:value-type="float">
            <text:p>117.624</text:p>
          </table:table-cell>
          <table:table-cell office:value-type="float" office:value="3.34109" calcext:value-type="float">
            <text:p>3.34109</text:p>
          </table:table-cell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0.0349614" calcext:value-type="float">
            <text:p>0.0349614</text:p>
          </table:table-cell>
          <table:table-cell office:value-type="float" office:value="117.63" calcext:value-type="float">
            <text:p>117.63</text:p>
          </table:table-cell>
          <table:table-cell office:value-type="float" office:value="3.33543" calcext:value-type="float">
            <text:p>3.33543</text:p>
          </table:table-cell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0.0348584" calcext:value-type="float">
            <text:p>0.0348584</text:p>
          </table:table-cell>
          <table:table-cell office:value-type="float" office:value="117.635" calcext:value-type="float">
            <text:p>117.635</text:p>
          </table:table-cell>
          <table:table-cell office:value-type="float" office:value="3.32976" calcext:value-type="float">
            <text:p>3.32976</text:p>
          </table:table-cell>
        </table:table-row>
        <table:table-row table:style-name="ro1">
          <table:table-cell office:value-type="float" office:value="90.3" calcext:value-type="float">
            <text:p>90.3</text:p>
          </table:table-cell>
          <table:table-cell office:value-type="float" office:value="0.0347559" calcext:value-type="float">
            <text:p>0.0347559</text:p>
          </table:table-cell>
          <table:table-cell office:value-type="float" office:value="117.641" calcext:value-type="float">
            <text:p>117.641</text:p>
          </table:table-cell>
          <table:table-cell office:value-type="float" office:value="3.32411" calcext:value-type="float">
            <text:p>3.32411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0.0346536" calcext:value-type="float">
            <text:p>0.0346536</text:p>
          </table:table-cell>
          <table:table-cell office:value-type="float" office:value="117.647" calcext:value-type="float">
            <text:p>117.647</text:p>
          </table:table-cell>
          <table:table-cell office:value-type="float" office:value="3.31846" calcext:value-type="float">
            <text:p>3.31846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0.0345518" calcext:value-type="float">
            <text:p>0.0345518</text:p>
          </table:table-cell>
          <table:table-cell office:value-type="float" office:value="117.653" calcext:value-type="float">
            <text:p>117.653</text:p>
          </table:table-cell>
          <table:table-cell office:value-type="float" office:value="3.31282" calcext:value-type="float">
            <text:p>3.31282</text:p>
          </table:table-cell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0.0344504" calcext:value-type="float">
            <text:p>0.0344504</text:p>
          </table:table-cell>
          <table:table-cell office:value-type="float" office:value="117.658" calcext:value-type="float">
            <text:p>117.658</text:p>
          </table:table-cell>
          <table:table-cell office:value-type="float" office:value="3.30719" calcext:value-type="float">
            <text:p>3.30719</text:p>
          </table:table-cell>
        </table:table-row>
        <table:table-row table:style-name="ro1">
          <table:table-cell office:value-type="float" office:value="90.7" calcext:value-type="float">
            <text:p>90.7</text:p>
          </table:table-cell>
          <table:table-cell office:value-type="float" office:value="0.0343493" calcext:value-type="float">
            <text:p>0.0343493</text:p>
          </table:table-cell>
          <table:table-cell office:value-type="float" office:value="117.664" calcext:value-type="float">
            <text:p>117.664</text:p>
          </table:table-cell>
          <table:table-cell office:value-type="float" office:value="3.30157" calcext:value-type="float">
            <text:p>3.30157</text:p>
          </table:table-cell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0.0342486" calcext:value-type="float">
            <text:p>0.0342486</text:p>
          </table:table-cell>
          <table:table-cell office:value-type="float" office:value="117.67" calcext:value-type="float">
            <text:p>117.67</text:p>
          </table:table-cell>
          <table:table-cell office:value-type="float" office:value="3.29595" calcext:value-type="float">
            <text:p>3.29595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0.0341483" calcext:value-type="float">
            <text:p>0.0341483</text:p>
          </table:table-cell>
          <table:table-cell office:value-type="float" office:value="117.676" calcext:value-type="float">
            <text:p>117.676</text:p>
          </table:table-cell>
          <table:table-cell office:value-type="float" office:value="3.29034" calcext:value-type="float">
            <text:p>3.290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340483" calcext:value-type="float">
            <text:p>0.0340483</text:p>
          </table:table-cell>
          <table:table-cell office:value-type="float" office:value="117.681" calcext:value-type="float">
            <text:p>117.681</text:p>
          </table:table-cell>
          <table:table-cell office:value-type="float" office:value="3.28474" calcext:value-type="float">
            <text:p>3.28474</text:p>
          </table:table-cell>
        </table:table-row>
        <table:table-row table:style-name="ro1">
          <table:table-cell office:value-type="float" office:value="91.1" calcext:value-type="float">
            <text:p>91.1</text:p>
          </table:table-cell>
          <table:table-cell office:value-type="float" office:value="0.0339487" calcext:value-type="float">
            <text:p>0.0339487</text:p>
          </table:table-cell>
          <table:table-cell office:value-type="float" office:value="117.687" calcext:value-type="float">
            <text:p>117.687</text:p>
          </table:table-cell>
          <table:table-cell office:value-type="float" office:value="3.27915" calcext:value-type="float">
            <text:p>3.27915</text:p>
          </table:table-cell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0.0338495" calcext:value-type="float">
            <text:p>0.0338495</text:p>
          </table:table-cell>
          <table:table-cell office:value-type="float" office:value="117.693" calcext:value-type="float">
            <text:p>117.693</text:p>
          </table:table-cell>
          <table:table-cell office:value-type="float" office:value="3.27356" calcext:value-type="float">
            <text:p>3.27356</text:p>
          </table:table-cell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0.0337507" calcext:value-type="float">
            <text:p>0.0337507</text:p>
          </table:table-cell>
          <table:table-cell office:value-type="float" office:value="117.698" calcext:value-type="float">
            <text:p>117.698</text:p>
          </table:table-cell>
          <table:table-cell office:value-type="float" office:value="3.26798" calcext:value-type="float">
            <text:p>3.26798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0.0336522" calcext:value-type="float">
            <text:p>0.0336522</text:p>
          </table:table-cell>
          <table:table-cell office:value-type="float" office:value="117.704" calcext:value-type="float">
            <text:p>117.704</text:p>
          </table:table-cell>
          <table:table-cell office:value-type="float" office:value="3.26241" calcext:value-type="float">
            <text:p>3.26241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0.0335541" calcext:value-type="float">
            <text:p>0.0335541</text:p>
          </table:table-cell>
          <table:table-cell office:value-type="float" office:value="117.71" calcext:value-type="float">
            <text:p>117.71</text:p>
          </table:table-cell>
          <table:table-cell office:value-type="float" office:value="3.25684" calcext:value-type="float">
            <text:p>3.25684</text:p>
          </table:table-cell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0.0334563" calcext:value-type="float">
            <text:p>0.0334563</text:p>
          </table:table-cell>
          <table:table-cell office:value-type="float" office:value="117.715" calcext:value-type="float">
            <text:p>117.715</text:p>
          </table:table-cell>
          <table:table-cell office:value-type="float" office:value="3.25129" calcext:value-type="float">
            <text:p>3.25129</text:p>
          </table:table-cell>
        </table:table-row>
        <table:table-row table:style-name="ro1">
          <table:table-cell office:value-type="float" office:value="91.7" calcext:value-type="float">
            <text:p>91.7</text:p>
          </table:table-cell>
          <table:table-cell office:value-type="float" office:value="0.0333589" calcext:value-type="float">
            <text:p>0.0333589</text:p>
          </table:table-cell>
          <table:table-cell office:value-type="float" office:value="117.721" calcext:value-type="float">
            <text:p>117.721</text:p>
          </table:table-cell>
          <table:table-cell office:value-type="float" office:value="3.24574" calcext:value-type="float">
            <text:p>3.24574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0.0332619" calcext:value-type="float">
            <text:p>0.0332619</text:p>
          </table:table-cell>
          <table:table-cell office:value-type="float" office:value="117.727" calcext:value-type="float">
            <text:p>117.727</text:p>
          </table:table-cell>
          <table:table-cell office:value-type="float" office:value="3.2402" calcext:value-type="float">
            <text:p>3.2402</text:p>
          </table:table-cell>
        </table:table-row>
        <table:table-row table:style-name="ro1">
          <table:table-cell office:value-type="float" office:value="91.9" calcext:value-type="float">
            <text:p>91.9</text:p>
          </table:table-cell>
          <table:table-cell office:value-type="float" office:value="0.0331652" calcext:value-type="float">
            <text:p>0.0331652</text:p>
          </table:table-cell>
          <table:table-cell office:value-type="float" office:value="117.732" calcext:value-type="float">
            <text:p>117.732</text:p>
          </table:table-cell>
          <table:table-cell office:value-type="float" office:value="3.23466" calcext:value-type="float">
            <text:p>3.2346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30689" calcext:value-type="float">
            <text:p>0.0330689</text:p>
          </table:table-cell>
          <table:table-cell office:value-type="float" office:value="117.738" calcext:value-type="float">
            <text:p>117.738</text:p>
          </table:table-cell>
          <table:table-cell office:value-type="float" office:value="3.22913" calcext:value-type="float">
            <text:p>3.22913</text:p>
          </table:table-cell>
        </table:table-row>
        <table:table-row table:style-name="ro1">
          <table:table-cell office:value-type="float" office:value="92.1" calcext:value-type="float">
            <text:p>92.1</text:p>
          </table:table-cell>
          <table:table-cell office:value-type="float" office:value="0.0329729" calcext:value-type="float">
            <text:p>0.0329729</text:p>
          </table:table-cell>
          <table:table-cell office:value-type="float" office:value="117.743" calcext:value-type="float">
            <text:p>117.743</text:p>
          </table:table-cell>
          <table:table-cell office:value-type="float" office:value="3.22361" calcext:value-type="float">
            <text:p>3.22361</text:p>
          </table:table-cell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0.0328773" calcext:value-type="float">
            <text:p>0.0328773</text:p>
          </table:table-cell>
          <table:table-cell office:value-type="float" office:value="117.749" calcext:value-type="float">
            <text:p>117.749</text:p>
          </table:table-cell>
          <table:table-cell office:value-type="float" office:value="3.2181" calcext:value-type="float">
            <text:p>3.2181</text:p>
          </table:table-cell>
        </table:table-row>
        <table:table-row table:style-name="ro1">
          <table:table-cell office:value-type="float" office:value="92.3" calcext:value-type="float">
            <text:p>92.3</text:p>
          </table:table-cell>
          <table:table-cell office:value-type="float" office:value="0.032782" calcext:value-type="float">
            <text:p>0.032782</text:p>
          </table:table-cell>
          <table:table-cell office:value-type="float" office:value="117.755" calcext:value-type="float">
            <text:p>117.755</text:p>
          </table:table-cell>
          <table:table-cell office:value-type="float" office:value="3.2126" calcext:value-type="float">
            <text:p>3.2126</text:p>
          </table:table-cell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0.0326871" calcext:value-type="float">
            <text:p>0.0326871</text:p>
          </table:table-cell>
          <table:table-cell office:value-type="float" office:value="117.76" calcext:value-type="float">
            <text:p>117.76</text:p>
          </table:table-cell>
          <table:table-cell office:value-type="float" office:value="3.2071" calcext:value-type="float">
            <text:p>3.2071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0.0325925" calcext:value-type="float">
            <text:p>0.0325925</text:p>
          </table:table-cell>
          <table:table-cell office:value-type="float" office:value="117.766" calcext:value-type="float">
            <text:p>117.766</text:p>
          </table:table-cell>
          <table:table-cell office:value-type="float" office:value="3.20161" calcext:value-type="float">
            <text:p>3.20161</text:p>
          </table:table-cell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0.0324983" calcext:value-type="float">
            <text:p>0.0324983</text:p>
          </table:table-cell>
          <table:table-cell office:value-type="float" office:value="117.771" calcext:value-type="float">
            <text:p>117.771</text:p>
          </table:table-cell>
          <table:table-cell office:value-type="float" office:value="3.19613" calcext:value-type="float">
            <text:p>3.19613</text:p>
          </table:table-cell>
        </table:table-row>
        <table:table-row table:style-name="ro1">
          <table:table-cell office:value-type="float" office:value="92.7" calcext:value-type="float">
            <text:p>92.7</text:p>
          </table:table-cell>
          <table:table-cell office:value-type="float" office:value="0.0324044" calcext:value-type="float">
            <text:p>0.0324044</text:p>
          </table:table-cell>
          <table:table-cell office:value-type="float" office:value="117.777" calcext:value-type="float">
            <text:p>117.777</text:p>
          </table:table-cell>
          <table:table-cell office:value-type="float" office:value="3.19065" calcext:value-type="float">
            <text:p>3.19065</text:p>
          </table:table-cell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0.0323109" calcext:value-type="float">
            <text:p>0.0323109</text:p>
          </table:table-cell>
          <table:table-cell office:value-type="float" office:value="117.783" calcext:value-type="float">
            <text:p>117.783</text:p>
          </table:table-cell>
          <table:table-cell office:value-type="float" office:value="3.18518" calcext:value-type="float">
            <text:p>3.18518</text:p>
          </table:table-cell>
        </table:table-row>
        <table:table-row table:style-name="ro1">
          <table:table-cell office:value-type="float" office:value="92.9" calcext:value-type="float">
            <text:p>92.9</text:p>
          </table:table-cell>
          <table:table-cell office:value-type="float" office:value="0.0322177" calcext:value-type="float">
            <text:p>0.0322177</text:p>
          </table:table-cell>
          <table:table-cell office:value-type="float" office:value="117.788" calcext:value-type="float">
            <text:p>117.788</text:p>
          </table:table-cell>
          <table:table-cell office:value-type="float" office:value="3.17972" calcext:value-type="float">
            <text:p>3.179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321248" calcext:value-type="float">
            <text:p>0.0321248</text:p>
          </table:table-cell>
          <table:table-cell office:value-type="float" office:value="117.794" calcext:value-type="float">
            <text:p>117.794</text:p>
          </table:table-cell>
          <table:table-cell office:value-type="float" office:value="3.17427" calcext:value-type="float">
            <text:p>3.17427</text:p>
          </table:table-cell>
        </table:table-row>
        <table:table-row table:style-name="ro1">
          <table:table-cell office:value-type="float" office:value="93.1" calcext:value-type="float">
            <text:p>93.1</text:p>
          </table:table-cell>
          <table:table-cell office:value-type="float" office:value="0.0320323" calcext:value-type="float">
            <text:p>0.0320323</text:p>
          </table:table-cell>
          <table:table-cell office:value-type="float" office:value="117.799" calcext:value-type="float">
            <text:p>117.799</text:p>
          </table:table-cell>
          <table:table-cell office:value-type="float" office:value="3.16883" calcext:value-type="float">
            <text:p>3.16883</text:p>
          </table:table-cell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0.0319401" calcext:value-type="float">
            <text:p>0.0319401</text:p>
          </table:table-cell>
          <table:table-cell office:value-type="float" office:value="117.805" calcext:value-type="float">
            <text:p>117.805</text:p>
          </table:table-cell>
          <table:table-cell office:value-type="float" office:value="3.16339" calcext:value-type="float">
            <text:p>3.16339</text:p>
          </table:table-cell>
        </table:table-row>
        <table:table-row table:style-name="ro1">
          <table:table-cell office:value-type="float" office:value="93.3" calcext:value-type="float">
            <text:p>93.3</text:p>
          </table:table-cell>
          <table:table-cell office:value-type="float" office:value="0.0318483" calcext:value-type="float">
            <text:p>0.0318483</text:p>
          </table:table-cell>
          <table:table-cell office:value-type="float" office:value="117.81" calcext:value-type="float">
            <text:p>117.81</text:p>
          </table:table-cell>
          <table:table-cell office:value-type="float" office:value="3.15796" calcext:value-type="float">
            <text:p>3.15796</text:p>
          </table:table-cell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0.0317568" calcext:value-type="float">
            <text:p>0.0317568</text:p>
          </table:table-cell>
          <table:table-cell office:value-type="float" office:value="117.816" calcext:value-type="float">
            <text:p>117.816</text:p>
          </table:table-cell>
          <table:table-cell office:value-type="float" office:value="3.15254" calcext:value-type="float">
            <text:p>3.15254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0.0316656" calcext:value-type="float">
            <text:p>0.0316656</text:p>
          </table:table-cell>
          <table:table-cell office:value-type="float" office:value="117.821" calcext:value-type="float">
            <text:p>117.821</text:p>
          </table:table-cell>
          <table:table-cell office:value-type="float" office:value="3.14712" calcext:value-type="float">
            <text:p>3.14712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0.0315748" calcext:value-type="float">
            <text:p>0.0315748</text:p>
          </table:table-cell>
          <table:table-cell office:value-type="float" office:value="117.827" calcext:value-type="float">
            <text:p>117.827</text:p>
          </table:table-cell>
          <table:table-cell office:value-type="float" office:value="3.14171" calcext:value-type="float">
            <text:p>3.14171</text:p>
          </table:table-cell>
        </table:table-row>
        <table:table-row table:style-name="ro1">
          <table:table-cell office:value-type="float" office:value="93.7" calcext:value-type="float">
            <text:p>93.7</text:p>
          </table:table-cell>
          <table:table-cell office:value-type="float" office:value="0.0314843" calcext:value-type="float">
            <text:p>0.0314843</text:p>
          </table:table-cell>
          <table:table-cell office:value-type="float" office:value="117.832" calcext:value-type="float">
            <text:p>117.832</text:p>
          </table:table-cell>
          <table:table-cell office:value-type="float" office:value="3.13631" calcext:value-type="float">
            <text:p>3.13631</text:p>
          </table:table-cell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0.0313941" calcext:value-type="float">
            <text:p>0.0313941</text:p>
          </table:table-cell>
          <table:table-cell office:value-type="float" office:value="117.838" calcext:value-type="float">
            <text:p>117.838</text:p>
          </table:table-cell>
          <table:table-cell office:value-type="float" office:value="3.13092" calcext:value-type="float">
            <text:p>3.13092</text:p>
          </table:table-cell>
        </table:table-row>
        <table:table-row table:style-name="ro1">
          <table:table-cell office:value-type="float" office:value="93.9" calcext:value-type="float">
            <text:p>93.9</text:p>
          </table:table-cell>
          <table:table-cell office:value-type="float" office:value="0.0313042" calcext:value-type="float">
            <text:p>0.0313042</text:p>
          </table:table-cell>
          <table:table-cell office:value-type="float" office:value="117.843" calcext:value-type="float">
            <text:p>117.843</text:p>
          </table:table-cell>
          <table:table-cell office:value-type="float" office:value="3.12553" calcext:value-type="float">
            <text:p>3.125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312147" calcext:value-type="float">
            <text:p>0.0312147</text:p>
          </table:table-cell>
          <table:table-cell office:value-type="float" office:value="117.849" calcext:value-type="float">
            <text:p>117.849</text:p>
          </table:table-cell>
          <table:table-cell office:value-type="float" office:value="3.12016" calcext:value-type="float">
            <text:p>3.12016</text:p>
          </table:table-cell>
        </table:table-row>
        <table:table-row table:style-name="ro1">
          <table:table-cell office:value-type="float" office:value="94.1" calcext:value-type="float">
            <text:p>94.1</text:p>
          </table:table-cell>
          <table:table-cell office:value-type="float" office:value="0.0311255" calcext:value-type="float">
            <text:p>0.0311255</text:p>
          </table:table-cell>
          <table:table-cell office:value-type="float" office:value="117.854" calcext:value-type="float">
            <text:p>117.854</text:p>
          </table:table-cell>
          <table:table-cell office:value-type="float" office:value="3.11479" calcext:value-type="float">
            <text:p>3.11479</text:p>
          </table:table-cell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0.0310366" calcext:value-type="float">
            <text:p>0.0310366</text:p>
          </table:table-cell>
          <table:table-cell office:value-type="float" office:value="117.86" calcext:value-type="float">
            <text:p>117.86</text:p>
          </table:table-cell>
          <table:table-cell office:value-type="float" office:value="3.10942" calcext:value-type="float">
            <text:p>3.10942</text:p>
          </table:table-cell>
        </table:table-row>
        <table:table-row table:style-name="ro1">
          <table:table-cell office:value-type="float" office:value="94.3" calcext:value-type="float">
            <text:p>94.3</text:p>
          </table:table-cell>
          <table:table-cell office:value-type="float" office:value="0.030948" calcext:value-type="float">
            <text:p>0.030948</text:p>
          </table:table-cell>
          <table:table-cell office:value-type="float" office:value="117.865" calcext:value-type="float">
            <text:p>117.865</text:p>
          </table:table-cell>
          <table:table-cell office:value-type="float" office:value="3.10407" calcext:value-type="float">
            <text:p>3.10407</text:p>
          </table:table-cell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0.0308598" calcext:value-type="float">
            <text:p>0.0308598</text:p>
          </table:table-cell>
          <table:table-cell office:value-type="float" office:value="117.87" calcext:value-type="float">
            <text:p>117.87</text:p>
          </table:table-cell>
          <table:table-cell office:value-type="float" office:value="3.09872" calcext:value-type="float">
            <text:p>3.09872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0.0307719" calcext:value-type="float">
            <text:p>0.0307719</text:p>
          </table:table-cell>
          <table:table-cell office:value-type="float" office:value="117.876" calcext:value-type="float">
            <text:p>117.876</text:p>
          </table:table-cell>
          <table:table-cell office:value-type="float" office:value="3.09338" calcext:value-type="float">
            <text:p>3.09338</text:p>
          </table:table-cell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0.0306843" calcext:value-type="float">
            <text:p>0.0306843</text:p>
          </table:table-cell>
          <table:table-cell office:value-type="float" office:value="117.881" calcext:value-type="float">
            <text:p>117.881</text:p>
          </table:table-cell>
          <table:table-cell office:value-type="float" office:value="3.08805" calcext:value-type="float">
            <text:p>3.08805</text:p>
          </table:table-cell>
        </table:table-row>
        <table:table-row table:style-name="ro1">
          <table:table-cell office:value-type="float" office:value="94.7" calcext:value-type="float">
            <text:p>94.7</text:p>
          </table:table-cell>
          <table:table-cell office:value-type="float" office:value="0.030597" calcext:value-type="float">
            <text:p>0.030597</text:p>
          </table:table-cell>
          <table:table-cell office:value-type="float" office:value="117.887" calcext:value-type="float">
            <text:p>117.887</text:p>
          </table:table-cell>
          <table:table-cell office:value-type="float" office:value="3.08272" calcext:value-type="float">
            <text:p>3.08272</text:p>
          </table:table-cell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0.03051" calcext:value-type="float">
            <text:p>0.03051</text:p>
          </table:table-cell>
          <table:table-cell office:value-type="float" office:value="117.892" calcext:value-type="float">
            <text:p>117.892</text:p>
          </table:table-cell>
          <table:table-cell office:value-type="float" office:value="3.0774" calcext:value-type="float">
            <text:p>3.0774</text:p>
          </table:table-cell>
        </table:table-row>
        <table:table-row table:style-name="ro1">
          <table:table-cell office:value-type="float" office:value="94.9" calcext:value-type="float">
            <text:p>94.9</text:p>
          </table:table-cell>
          <table:table-cell office:value-type="float" office:value="0.0304233" calcext:value-type="float">
            <text:p>0.0304233</text:p>
          </table:table-cell>
          <table:table-cell office:value-type="float" office:value="117.897" calcext:value-type="float">
            <text:p>117.897</text:p>
          </table:table-cell>
          <table:table-cell office:value-type="float" office:value="3.07209" calcext:value-type="float">
            <text:p>3.0720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30337" calcext:value-type="float">
            <text:p>0.030337</text:p>
          </table:table-cell>
          <table:table-cell office:value-type="float" office:value="117.903" calcext:value-type="float">
            <text:p>117.903</text:p>
          </table:table-cell>
          <table:table-cell office:value-type="float" office:value="3.06679" calcext:value-type="float">
            <text:p>3.06679</text:p>
          </table:table-cell>
        </table:table-row>
        <table:table-row table:style-name="ro1">
          <table:table-cell office:value-type="float" office:value="95.1" calcext:value-type="float">
            <text:p>95.1</text:p>
          </table:table-cell>
          <table:table-cell office:value-type="float" office:value="0.0302509" calcext:value-type="float">
            <text:p>0.0302509</text:p>
          </table:table-cell>
          <table:table-cell office:value-type="float" office:value="117.908" calcext:value-type="float">
            <text:p>117.908</text:p>
          </table:table-cell>
          <table:table-cell office:value-type="float" office:value="3.06149" calcext:value-type="float">
            <text:p>3.06149</text:p>
          </table:table-cell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0.0301652" calcext:value-type="float">
            <text:p>0.0301652</text:p>
          </table:table-cell>
          <table:table-cell office:value-type="float" office:value="117.914" calcext:value-type="float">
            <text:p>117.914</text:p>
          </table:table-cell>
          <table:table-cell office:value-type="float" office:value="3.05621" calcext:value-type="float">
            <text:p>3.05621</text:p>
          </table:table-cell>
        </table:table-row>
        <table:table-row table:style-name="ro1">
          <table:table-cell office:value-type="float" office:value="95.3" calcext:value-type="float">
            <text:p>95.3</text:p>
          </table:table-cell>
          <table:table-cell office:value-type="float" office:value="0.0300798" calcext:value-type="float">
            <text:p>0.0300798</text:p>
          </table:table-cell>
          <table:table-cell office:value-type="float" office:value="117.919" calcext:value-type="float">
            <text:p>117.919</text:p>
          </table:table-cell>
          <table:table-cell office:value-type="float" office:value="3.05092" calcext:value-type="float">
            <text:p>3.05092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0.0299946" calcext:value-type="float">
            <text:p>0.0299946</text:p>
          </table:table-cell>
          <table:table-cell office:value-type="float" office:value="117.924" calcext:value-type="float">
            <text:p>117.924</text:p>
          </table:table-cell>
          <table:table-cell office:value-type="float" office:value="3.04565" calcext:value-type="float">
            <text:p>3.04565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office:value-type="float" office:value="0.0299098" calcext:value-type="float">
            <text:p>0.0299098</text:p>
          </table:table-cell>
          <table:table-cell office:value-type="float" office:value="117.93" calcext:value-type="float">
            <text:p>117.93</text:p>
          </table:table-cell>
          <table:table-cell office:value-type="float" office:value="3.04039" calcext:value-type="float">
            <text:p>3.04039</text:p>
          </table:table-cell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0.0298253" calcext:value-type="float">
            <text:p>0.0298253</text:p>
          </table:table-cell>
          <table:table-cell office:value-type="float" office:value="117.935" calcext:value-type="float">
            <text:p>117.935</text:p>
          </table:table-cell>
          <table:table-cell office:value-type="float" office:value="3.03513" calcext:value-type="float">
            <text:p>3.03513</text:p>
          </table:table-cell>
        </table:table-row>
        <table:table-row table:style-name="ro1">
          <table:table-cell office:value-type="float" office:value="95.7" calcext:value-type="float">
            <text:p>95.7</text:p>
          </table:table-cell>
          <table:table-cell office:value-type="float" office:value="0.0297411" calcext:value-type="float">
            <text:p>0.0297411</text:p>
          </table:table-cell>
          <table:table-cell office:value-type="float" office:value="117.94" calcext:value-type="float">
            <text:p>117.94</text:p>
          </table:table-cell>
          <table:table-cell office:value-type="float" office:value="3.02988" calcext:value-type="float">
            <text:p>3.02988</text:p>
          </table:table-cell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0.0296572" calcext:value-type="float">
            <text:p>0.0296572</text:p>
          </table:table-cell>
          <table:table-cell office:value-type="float" office:value="117.946" calcext:value-type="float">
            <text:p>117.946</text:p>
          </table:table-cell>
          <table:table-cell office:value-type="float" office:value="3.02463" calcext:value-type="float">
            <text:p>3.02463</text:p>
          </table:table-cell>
        </table:table-row>
        <table:table-row table:style-name="ro1">
          <table:table-cell office:value-type="float" office:value="95.9" calcext:value-type="float">
            <text:p>95.9</text:p>
          </table:table-cell>
          <table:table-cell office:value-type="float" office:value="0.0295736" calcext:value-type="float">
            <text:p>0.0295736</text:p>
          </table:table-cell>
          <table:table-cell office:value-type="float" office:value="117.951" calcext:value-type="float">
            <text:p>117.951</text:p>
          </table:table-cell>
          <table:table-cell office:value-type="float" office:value="3.0194" calcext:value-type="float">
            <text:p>3.01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294903" calcext:value-type="float">
            <text:p>0.0294903</text:p>
          </table:table-cell>
          <table:table-cell office:value-type="float" office:value="117.956" calcext:value-type="float">
            <text:p>117.956</text:p>
          </table:table-cell>
          <table:table-cell office:value-type="float" office:value="3.01417" calcext:value-type="float">
            <text:p>3.01417</text:p>
          </table:table-cell>
        </table:table-row>
        <table:table-row table:style-name="ro1">
          <table:table-cell office:value-type="float" office:value="96.1" calcext:value-type="float">
            <text:p>96.1</text:p>
          </table:table-cell>
          <table:table-cell office:value-type="float" office:value="0.0294073" calcext:value-type="float">
            <text:p>0.0294073</text:p>
          </table:table-cell>
          <table:table-cell office:value-type="float" office:value="117.962" calcext:value-type="float">
            <text:p>117.962</text:p>
          </table:table-cell>
          <table:table-cell office:value-type="float" office:value="3.00895" calcext:value-type="float">
            <text:p>3.00895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0.0293245" calcext:value-type="float">
            <text:p>0.0293245</text:p>
          </table:table-cell>
          <table:table-cell office:value-type="float" office:value="117.967" calcext:value-type="float">
            <text:p>117.967</text:p>
          </table:table-cell>
          <table:table-cell office:value-type="float" office:value="3.00373" calcext:value-type="float">
            <text:p>3.00373</text:p>
          </table:table-cell>
        </table:table-row>
        <table:table-row table:style-name="ro1">
          <table:table-cell office:value-type="float" office:value="96.3" calcext:value-type="float">
            <text:p>96.3</text:p>
          </table:table-cell>
          <table:table-cell office:value-type="float" office:value="0.0292421" calcext:value-type="float">
            <text:p>0.0292421</text:p>
          </table:table-cell>
          <table:table-cell office:value-type="float" office:value="117.972" calcext:value-type="float">
            <text:p>117.972</text:p>
          </table:table-cell>
          <table:table-cell office:value-type="float" office:value="2.99853" calcext:value-type="float">
            <text:p>2.99853</text:p>
          </table:table-cell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117.978" calcext:value-type="float">
            <text:p>117.978</text:p>
          </table:table-cell>
          <table:table-cell office:value-type="float" office:value="2.99333" calcext:value-type="float">
            <text:p>2.99333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office:value-type="float" office:value="0.0290782" calcext:value-type="float">
            <text:p>0.0290782</text:p>
          </table:table-cell>
          <table:table-cell office:value-type="float" office:value="117.983" calcext:value-type="float">
            <text:p>117.983</text:p>
          </table:table-cell>
          <table:table-cell office:value-type="float" office:value="2.98814" calcext:value-type="float">
            <text:p>2.98814</text:p>
          </table:table-cell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0.0289966" calcext:value-type="float">
            <text:p>0.0289966</text:p>
          </table:table-cell>
          <table:table-cell office:value-type="float" office:value="117.988" calcext:value-type="float">
            <text:p>117.988</text:p>
          </table:table-cell>
          <table:table-cell office:value-type="float" office:value="2.98295" calcext:value-type="float">
            <text:p>2.98295</text:p>
          </table:table-cell>
        </table:table-row>
        <table:table-row table:style-name="ro1">
          <table:table-cell office:value-type="float" office:value="96.7" calcext:value-type="float">
            <text:p>96.7</text:p>
          </table:table-cell>
          <table:table-cell office:value-type="float" office:value="0.0289154" calcext:value-type="float">
            <text:p>0.0289154</text:p>
          </table:table-cell>
          <table:table-cell office:value-type="float" office:value="117.993" calcext:value-type="float">
            <text:p>117.993</text:p>
          </table:table-cell>
          <table:table-cell office:value-type="float" office:value="2.97778" calcext:value-type="float">
            <text:p>2.97778</text:p>
          </table:table-cell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0.0288344" calcext:value-type="float">
            <text:p>0.0288344</text:p>
          </table:table-cell>
          <table:table-cell office:value-type="float" office:value="117.999" calcext:value-type="float">
            <text:p>117.999</text:p>
          </table:table-cell>
          <table:table-cell office:value-type="float" office:value="2.97261" calcext:value-type="float">
            <text:p>2.97261</text:p>
          </table:table-cell>
        </table:table-row>
        <table:table-row table:style-name="ro1">
          <table:table-cell office:value-type="float" office:value="96.9" calcext:value-type="float">
            <text:p>96.9</text:p>
          </table:table-cell>
          <table:table-cell office:value-type="float" office:value="0.0287537" calcext:value-type="float">
            <text:p>0.0287537</text:p>
          </table:table-cell>
          <table:table-cell office:value-type="float" office:value="118.004" calcext:value-type="float">
            <text:p>118.004</text:p>
          </table:table-cell>
          <table:table-cell office:value-type="float" office:value="2.96745" calcext:value-type="float">
            <text:p>2.967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286733" calcext:value-type="float">
            <text:p>0.0286733</text:p>
          </table:table-cell>
          <table:table-cell office:value-type="float" office:value="118.009" calcext:value-type="float">
            <text:p>118.009</text:p>
          </table:table-cell>
          <table:table-cell office:value-type="float" office:value="2.96229" calcext:value-type="float">
            <text:p>2.96229</text:p>
          </table:table-cell>
        </table:table-row>
        <table:table-row table:style-name="ro1">
          <table:table-cell office:value-type="float" office:value="97.1" calcext:value-type="float">
            <text:p>97.1</text:p>
          </table:table-cell>
          <table:table-cell office:value-type="float" office:value="0.0285932" calcext:value-type="float">
            <text:p>0.0285932</text:p>
          </table:table-cell>
          <table:table-cell office:value-type="float" office:value="118.014" calcext:value-type="float">
            <text:p>118.014</text:p>
          </table:table-cell>
          <table:table-cell office:value-type="float" office:value="2.95715" calcext:value-type="float">
            <text:p>2.95715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0.0285134" calcext:value-type="float">
            <text:p>0.0285134</text:p>
          </table:table-cell>
          <table:table-cell office:value-type="float" office:value="118.019" calcext:value-type="float">
            <text:p>118.019</text:p>
          </table:table-cell>
          <table:table-cell office:value-type="float" office:value="2.95201" calcext:value-type="float">
            <text:p>2.95201</text:p>
          </table:table-cell>
        </table:table-row>
        <table:table-row table:style-name="ro1">
          <table:table-cell office:value-type="float" office:value="97.3" calcext:value-type="float">
            <text:p>97.3</text:p>
          </table:table-cell>
          <table:table-cell office:value-type="float" office:value="0.0284338" calcext:value-type="float">
            <text:p>0.0284338</text:p>
          </table:table-cell>
          <table:table-cell office:value-type="float" office:value="118.025" calcext:value-type="float">
            <text:p>118.025</text:p>
          </table:table-cell>
          <table:table-cell office:value-type="float" office:value="2.94688" calcext:value-type="float">
            <text:p>2.94688</text:p>
          </table:table-cell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0.0283546" calcext:value-type="float">
            <text:p>0.0283546</text:p>
          </table:table-cell>
          <table:table-cell office:value-type="float" office:value="118.03" calcext:value-type="float">
            <text:p>118.03</text:p>
          </table:table-cell>
          <table:table-cell office:value-type="float" office:value="2.94175" calcext:value-type="float">
            <text:p>2.94175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0.0282756" calcext:value-type="float">
            <text:p>0.0282756</text:p>
          </table:table-cell>
          <table:table-cell office:value-type="float" office:value="118.035" calcext:value-type="float">
            <text:p>118.035</text:p>
          </table:table-cell>
          <table:table-cell office:value-type="float" office:value="2.93663" calcext:value-type="float">
            <text:p>2.93663</text:p>
          </table:table-cell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0.0281969" calcext:value-type="float">
            <text:p>0.0281969</text:p>
          </table:table-cell>
          <table:table-cell office:value-type="float" office:value="118.04" calcext:value-type="float">
            <text:p>118.04</text:p>
          </table:table-cell>
          <table:table-cell office:value-type="float" office:value="2.93152" calcext:value-type="float">
            <text:p>2.93152</text:p>
          </table:table-cell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0.0281185" calcext:value-type="float">
            <text:p>0.0281185</text:p>
          </table:table-cell>
          <table:table-cell office:value-type="float" office:value="118.045" calcext:value-type="float">
            <text:p>118.045</text:p>
          </table:table-cell>
          <table:table-cell office:value-type="float" office:value="2.92642" calcext:value-type="float">
            <text:p>2.92642</text:p>
          </table:table-cell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0.0280403" calcext:value-type="float">
            <text:p>0.0280403</text:p>
          </table:table-cell>
          <table:table-cell office:value-type="float" office:value="118.051" calcext:value-type="float">
            <text:p>118.051</text:p>
          </table:table-cell>
          <table:table-cell office:value-type="float" office:value="2.92133" calcext:value-type="float">
            <text:p>2.92133</text:p>
          </table:table-cell>
        </table:table-row>
        <table:table-row table:style-name="ro1">
          <table:table-cell office:value-type="float" office:value="97.9" calcext:value-type="float">
            <text:p>97.9</text:p>
          </table:table-cell>
          <table:table-cell office:value-type="float" office:value="0.0279624" calcext:value-type="float">
            <text:p>0.0279624</text:p>
          </table:table-cell>
          <table:table-cell office:value-type="float" office:value="118.056" calcext:value-type="float">
            <text:p>118.056</text:p>
          </table:table-cell>
          <table:table-cell office:value-type="float" office:value="2.91624" calcext:value-type="float">
            <text:p>2.916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278848" calcext:value-type="float">
            <text:p>0.0278848</text:p>
          </table:table-cell>
          <table:table-cell office:value-type="float" office:value="118.061" calcext:value-type="float">
            <text:p>118.061</text:p>
          </table:table-cell>
          <table:table-cell office:value-type="float" office:value="2.91116" calcext:value-type="float">
            <text:p>2.91116</text:p>
          </table:table-cell>
        </table:table-row>
        <table:table-row table:style-name="ro1">
          <table:table-cell office:value-type="float" office:value="98.1" calcext:value-type="float">
            <text:p>98.1</text:p>
          </table:table-cell>
          <table:table-cell office:value-type="float" office:value="0.0278075" calcext:value-type="float">
            <text:p>0.0278075</text:p>
          </table:table-cell>
          <table:table-cell office:value-type="float" office:value="118.066" calcext:value-type="float">
            <text:p>118.066</text:p>
          </table:table-cell>
          <table:table-cell office:value-type="float" office:value="2.90609" calcext:value-type="float">
            <text:p>2.90609</text:p>
          </table:table-cell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0.0277305" calcext:value-type="float">
            <text:p>0.0277305</text:p>
          </table:table-cell>
          <table:table-cell office:value-type="float" office:value="118.071" calcext:value-type="float">
            <text:p>118.071</text:p>
          </table:table-cell>
          <table:table-cell office:value-type="float" office:value="2.90102" calcext:value-type="float">
            <text:p>2.90102</text:p>
          </table:table-cell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0.0276537" calcext:value-type="float">
            <text:p>0.0276537</text:p>
          </table:table-cell>
          <table:table-cell office:value-type="float" office:value="118.076" calcext:value-type="float">
            <text:p>118.076</text:p>
          </table:table-cell>
          <table:table-cell office:value-type="float" office:value="2.89597" calcext:value-type="float">
            <text:p>2.89597</text:p>
          </table:table-cell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0.0275772" calcext:value-type="float">
            <text:p>0.0275772</text:p>
          </table:table-cell>
          <table:table-cell office:value-type="float" office:value="118.082" calcext:value-type="float">
            <text:p>118.082</text:p>
          </table:table-cell>
          <table:table-cell office:value-type="float" office:value="2.89092" calcext:value-type="float">
            <text:p>2.89092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0.0275009" calcext:value-type="float">
            <text:p>0.0275009</text:p>
          </table:table-cell>
          <table:table-cell office:value-type="float" office:value="118.087" calcext:value-type="float">
            <text:p>118.087</text:p>
          </table:table-cell>
          <table:table-cell office:value-type="float" office:value="2.88587" calcext:value-type="float">
            <text:p>2.88587</text:p>
          </table:table-cell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0.0274249" calcext:value-type="float">
            <text:p>0.0274249</text:p>
          </table:table-cell>
          <table:table-cell office:value-type="float" office:value="118.092" calcext:value-type="float">
            <text:p>118.092</text:p>
          </table:table-cell>
          <table:table-cell office:value-type="float" office:value="2.88084" calcext:value-type="float">
            <text:p>2.88084</text:p>
          </table:table-cell>
        </table:table-row>
        <table:table-row table:style-name="ro1">
          <table:table-cell office:value-type="float" office:value="98.7" calcext:value-type="float">
            <text:p>98.7</text:p>
          </table:table-cell>
          <table:table-cell office:value-type="float" office:value="0.0273492" calcext:value-type="float">
            <text:p>0.0273492</text:p>
          </table:table-cell>
          <table:table-cell office:value-type="float" office:value="118.097" calcext:value-type="float">
            <text:p>118.097</text:p>
          </table:table-cell>
          <table:table-cell office:value-type="float" office:value="2.87581" calcext:value-type="float">
            <text:p>2.87581</text:p>
          </table:table-cell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0.0272738" calcext:value-type="float">
            <text:p>0.0272738</text:p>
          </table:table-cell>
          <table:table-cell office:value-type="float" office:value="118.102" calcext:value-type="float">
            <text:p>118.102</text:p>
          </table:table-cell>
          <table:table-cell office:value-type="float" office:value="2.87079" calcext:value-type="float">
            <text:p>2.87079</text:p>
          </table:table-cell>
        </table:table-row>
        <table:table-row table:style-name="ro1">
          <table:table-cell office:value-type="float" office:value="98.9" calcext:value-type="float">
            <text:p>98.9</text:p>
          </table:table-cell>
          <table:table-cell office:value-type="float" office:value="0.0271986" calcext:value-type="float">
            <text:p>0.0271986</text:p>
          </table:table-cell>
          <table:table-cell office:value-type="float" office:value="118.107" calcext:value-type="float">
            <text:p>118.107</text:p>
          </table:table-cell>
          <table:table-cell office:value-type="float" office:value="2.86577" calcext:value-type="float">
            <text:p>2.865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271236" calcext:value-type="float">
            <text:p>0.0271236</text:p>
          </table:table-cell>
          <table:table-cell office:value-type="float" office:value="118.112" calcext:value-type="float">
            <text:p>118.112</text:p>
          </table:table-cell>
          <table:table-cell office:value-type="float" office:value="2.86077" calcext:value-type="float">
            <text:p>2.86077</text:p>
          </table:table-cell>
        </table:table-row>
        <table:table-row table:style-name="ro1">
          <table:table-cell office:value-type="float" office:value="99.1" calcext:value-type="float">
            <text:p>99.1</text:p>
          </table:table-cell>
          <table:table-cell office:value-type="float" office:value="0.027049" calcext:value-type="float">
            <text:p>0.027049</text:p>
          </table:table-cell>
          <table:table-cell office:value-type="float" office:value="118.117" calcext:value-type="float">
            <text:p>118.117</text:p>
          </table:table-cell>
          <table:table-cell office:value-type="float" office:value="2.85577" calcext:value-type="float">
            <text:p>2.85577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0.0269746" calcext:value-type="float">
            <text:p>0.0269746</text:p>
          </table:table-cell>
          <table:table-cell office:value-type="float" office:value="118.122" calcext:value-type="float">
            <text:p>118.122</text:p>
          </table:table-cell>
          <table:table-cell office:value-type="float" office:value="2.85078" calcext:value-type="float">
            <text:p>2.85078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.0269004" calcext:value-type="float">
            <text:p>0.0269004</text:p>
          </table:table-cell>
          <table:table-cell office:value-type="float" office:value="118.127" calcext:value-type="float">
            <text:p>118.127</text:p>
          </table:table-cell>
          <table:table-cell office:value-type="float" office:value="2.8458" calcext:value-type="float">
            <text:p>2.8458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0.0268266" calcext:value-type="float">
            <text:p>0.0268266</text:p>
          </table:table-cell>
          <table:table-cell office:value-type="float" office:value="118.132" calcext:value-type="float">
            <text:p>118.132</text:p>
          </table:table-cell>
          <table:table-cell office:value-type="float" office:value="2.84082" calcext:value-type="float">
            <text:p>2.84082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0.0267529" calcext:value-type="float">
            <text:p>0.0267529</text:p>
          </table:table-cell>
          <table:table-cell office:value-type="float" office:value="118.137" calcext:value-type="float">
            <text:p>118.137</text:p>
          </table:table-cell>
          <table:table-cell office:value-type="float" office:value="2.83585" calcext:value-type="float">
            <text:p>2.83585</text:p>
          </table:table-cell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0.0266795" calcext:value-type="float">
            <text:p>0.0266795</text:p>
          </table:table-cell>
          <table:table-cell office:value-type="float" office:value="118.142" calcext:value-type="float">
            <text:p>118.142</text:p>
          </table:table-cell>
          <table:table-cell office:value-type="float" office:value="2.83089" calcext:value-type="float">
            <text:p>2.83089</text:p>
          </table:table-cell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0.0266064" calcext:value-type="float">
            <text:p>0.0266064</text:p>
          </table:table-cell>
          <table:table-cell office:value-type="float" office:value="118.147" calcext:value-type="float">
            <text:p>118.147</text:p>
          </table:table-cell>
          <table:table-cell office:value-type="float" office:value="2.82593" calcext:value-type="float">
            <text:p>2.82593</text:p>
          </table:table-cell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0.0265336" calcext:value-type="float">
            <text:p>0.0265336</text:p>
          </table:table-cell>
          <table:table-cell office:value-type="float" office:value="118.152" calcext:value-type="float">
            <text:p>118.152</text:p>
          </table:table-cell>
          <table:table-cell office:value-type="float" office:value="2.82099" calcext:value-type="float">
            <text:p>2.82099</text:p>
          </table:table-cell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0.026461" calcext:value-type="float">
            <text:p>0.026461</text:p>
          </table:table-cell>
          <table:table-cell office:value-type="float" office:value="118.157" calcext:value-type="float">
            <text:p>118.157</text:p>
          </table:table-cell>
          <table:table-cell office:value-type="float" office:value="2.81605" calcext:value-type="float">
            <text:p>2.816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3886" calcext:value-type="float">
            <text:p>0.0263886</text:p>
          </table:table-cell>
          <table:table-cell office:value-type="float" office:value="118.162" calcext:value-type="float">
            <text:p>118.162</text:p>
          </table:table-cell>
          <table:table-cell office:value-type="float" office:value="2.81111" calcext:value-type="float">
            <text:p>2.81111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0.0263165" calcext:value-type="float">
            <text:p>0.0263165</text:p>
          </table:table-cell>
          <table:table-cell office:value-type="float" office:value="118.167" calcext:value-type="float">
            <text:p>118.167</text:p>
          </table:table-cell>
          <table:table-cell office:value-type="float" office:value="2.80619" calcext:value-type="float">
            <text:p>2.80619</text:p>
          </table:table-cell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.0262446" calcext:value-type="float">
            <text:p>0.0262446</text:p>
          </table:table-cell>
          <table:table-cell office:value-type="float" office:value="118.172" calcext:value-type="float">
            <text:p>118.172</text:p>
          </table:table-cell>
          <table:table-cell office:value-type="float" office:value="2.80127" calcext:value-type="float">
            <text:p>2.80127</text:p>
          </table:table-cell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0.026173" calcext:value-type="float">
            <text:p>0.026173</text:p>
          </table:table-cell>
          <table:table-cell office:value-type="float" office:value="118.177" calcext:value-type="float">
            <text:p>118.177</text:p>
          </table:table-cell>
          <table:table-cell office:value-type="float" office:value="2.79636" calcext:value-type="float">
            <text:p>2.79636</text:p>
          </table:table-cell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0.0261017" calcext:value-type="float">
            <text:p>0.0261017</text:p>
          </table:table-cell>
          <table:table-cell office:value-type="float" office:value="118.182" calcext:value-type="float">
            <text:p>118.182</text:p>
          </table:table-cell>
          <table:table-cell office:value-type="float" office:value="2.79146" calcext:value-type="float">
            <text:p>2.79146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0.0260305" calcext:value-type="float">
            <text:p>0.0260305</text:p>
          </table:table-cell>
          <table:table-cell office:value-type="float" office:value="118.187" calcext:value-type="float">
            <text:p>118.187</text:p>
          </table:table-cell>
          <table:table-cell office:value-type="float" office:value="2.78656" calcext:value-type="float">
            <text:p>2.78656</text:p>
          </table:table-cell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0.0259597" calcext:value-type="float">
            <text:p>0.0259597</text:p>
          </table:table-cell>
          <table:table-cell office:value-type="float" office:value="118.192" calcext:value-type="float">
            <text:p>118.192</text:p>
          </table:table-cell>
          <table:table-cell office:value-type="float" office:value="2.78167" calcext:value-type="float">
            <text:p>2.78167</text:p>
          </table:table-cell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0.025889" calcext:value-type="float">
            <text:p>0.025889</text:p>
          </table:table-cell>
          <table:table-cell office:value-type="float" office:value="118.197" calcext:value-type="float">
            <text:p>118.197</text:p>
          </table:table-cell>
          <table:table-cell office:value-type="float" office:value="2.77679" calcext:value-type="float">
            <text:p>2.77679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0.0258187" calcext:value-type="float">
            <text:p>0.0258187</text:p>
          </table:table-cell>
          <table:table-cell office:value-type="float" office:value="118.202" calcext:value-type="float">
            <text:p>118.202</text:p>
          </table:table-cell>
          <table:table-cell office:value-type="float" office:value="2.77192" calcext:value-type="float">
            <text:p>2.77192</text:p>
          </table:table-cell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0.0257485" calcext:value-type="float">
            <text:p>0.0257485</text:p>
          </table:table-cell>
          <table:table-cell office:value-type="float" office:value="118.207" calcext:value-type="float">
            <text:p>118.207</text:p>
          </table:table-cell>
          <table:table-cell office:value-type="float" office:value="2.76705" calcext:value-type="float">
            <text:p>2.767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256786" calcext:value-type="float">
            <text:p>0.0256786</text:p>
          </table:table-cell>
          <table:table-cell office:value-type="float" office:value="118.212" calcext:value-type="float">
            <text:p>118.212</text:p>
          </table:table-cell>
          <table:table-cell office:value-type="float" office:value="2.76219" calcext:value-type="float">
            <text:p>2.76219</text:p>
          </table:table-cell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0.025609" calcext:value-type="float">
            <text:p>0.025609</text:p>
          </table:table-cell>
          <table:table-cell office:value-type="float" office:value="118.217" calcext:value-type="float">
            <text:p>118.217</text:p>
          </table:table-cell>
          <table:table-cell office:value-type="float" office:value="2.75734" calcext:value-type="float">
            <text:p>2.75734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0.0255395" calcext:value-type="float">
            <text:p>0.0255395</text:p>
          </table:table-cell>
          <table:table-cell office:value-type="float" office:value="118.222" calcext:value-type="float">
            <text:p>118.222</text:p>
          </table:table-cell>
          <table:table-cell office:value-type="float" office:value="2.7525" calcext:value-type="float">
            <text:p>2.7525</text:p>
          </table:table-cell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0.0254703" calcext:value-type="float">
            <text:p>0.0254703</text:p>
          </table:table-cell>
          <table:table-cell office:value-type="float" office:value="118.227" calcext:value-type="float">
            <text:p>118.227</text:p>
          </table:table-cell>
          <table:table-cell office:value-type="float" office:value="2.74766" calcext:value-type="float">
            <text:p>2.74766</text:p>
          </table:table-cell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0.0254014" calcext:value-type="float">
            <text:p>0.0254014</text:p>
          </table:table-cell>
          <table:table-cell office:value-type="float" office:value="118.232" calcext:value-type="float">
            <text:p>118.232</text:p>
          </table:table-cell>
          <table:table-cell office:value-type="float" office:value="2.74283" calcext:value-type="float">
            <text:p>2.74283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0.0253327" calcext:value-type="float">
            <text:p>0.0253327</text:p>
          </table:table-cell>
          <table:table-cell office:value-type="float" office:value="118.237" calcext:value-type="float">
            <text:p>118.237</text:p>
          </table:table-cell>
          <table:table-cell office:value-type="float" office:value="2.73801" calcext:value-type="float">
            <text:p>2.73801</text:p>
          </table:table-cell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0.0252642" calcext:value-type="float">
            <text:p>0.0252642</text:p>
          </table:table-cell>
          <table:table-cell office:value-type="float" office:value="118.242" calcext:value-type="float">
            <text:p>118.242</text:p>
          </table:table-cell>
          <table:table-cell office:value-type="float" office:value="2.73319" calcext:value-type="float">
            <text:p>2.73319</text:p>
          </table:table-cell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0.025196" calcext:value-type="float">
            <text:p>0.025196</text:p>
          </table:table-cell>
          <table:table-cell office:value-type="float" office:value="118.246" calcext:value-type="float">
            <text:p>118.246</text:p>
          </table:table-cell>
          <table:table-cell office:value-type="float" office:value="2.72838" calcext:value-type="float">
            <text:p>2.72838</text:p>
          </table:table-cell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0.025128" calcext:value-type="float">
            <text:p>0.025128</text:p>
          </table:table-cell>
          <table:table-cell office:value-type="float" office:value="118.251" calcext:value-type="float">
            <text:p>118.251</text:p>
          </table:table-cell>
          <table:table-cell office:value-type="float" office:value="2.72358" calcext:value-type="float">
            <text:p>2.72358</text:p>
          </table:table-cell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0.0250602" calcext:value-type="float">
            <text:p>0.0250602</text:p>
          </table:table-cell>
          <table:table-cell office:value-type="float" office:value="118.256" calcext:value-type="float">
            <text:p>118.256</text:p>
          </table:table-cell>
          <table:table-cell office:value-type="float" office:value="2.71879" calcext:value-type="float">
            <text:p>2.7187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249927" calcext:value-type="float">
            <text:p>0.0249927</text:p>
          </table:table-cell>
          <table:table-cell office:value-type="float" office:value="118.261" calcext:value-type="float">
            <text:p>118.261</text:p>
          </table:table-cell>
          <table:table-cell office:value-type="float" office:value="2.714" calcext:value-type="float">
            <text:p>2.714</text:p>
          </table:table-cell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0.0249253" calcext:value-type="float">
            <text:p>0.0249253</text:p>
          </table:table-cell>
          <table:table-cell office:value-type="float" office:value="118.266" calcext:value-type="float">
            <text:p>118.266</text:p>
          </table:table-cell>
          <table:table-cell office:value-type="float" office:value="2.70923" calcext:value-type="float">
            <text:p>2.70923</text:p>
          </table:table-cell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0.0248583" calcext:value-type="float">
            <text:p>0.0248583</text:p>
          </table:table-cell>
          <table:table-cell office:value-type="float" office:value="118.271" calcext:value-type="float">
            <text:p>118.271</text:p>
          </table:table-cell>
          <table:table-cell office:value-type="float" office:value="2.70445" calcext:value-type="float">
            <text:p>2.70445</text:p>
          </table:table-cell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0.0247914" calcext:value-type="float">
            <text:p>0.0247914</text:p>
          </table:table-cell>
          <table:table-cell office:value-type="float" office:value="118.276" calcext:value-type="float">
            <text:p>118.276</text:p>
          </table:table-cell>
          <table:table-cell office:value-type="float" office:value="2.69969" calcext:value-type="float">
            <text:p>2.69969</text:p>
          </table:table-cell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0.0247248" calcext:value-type="float">
            <text:p>0.0247248</text:p>
          </table:table-cell>
          <table:table-cell office:value-type="float" office:value="118.28" calcext:value-type="float">
            <text:p>118.28</text:p>
          </table:table-cell>
          <table:table-cell office:value-type="float" office:value="2.69493" calcext:value-type="float">
            <text:p>2.69493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0.0246584" calcext:value-type="float">
            <text:p>0.0246584</text:p>
          </table:table-cell>
          <table:table-cell office:value-type="float" office:value="118.285" calcext:value-type="float">
            <text:p>118.285</text:p>
          </table:table-cell>
          <table:table-cell office:value-type="float" office:value="2.69018" calcext:value-type="float">
            <text:p>2.69018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0.0245922" calcext:value-type="float">
            <text:p>0.0245922</text:p>
          </table:table-cell>
          <table:table-cell office:value-type="float" office:value="118.29" calcext:value-type="float">
            <text:p>118.29</text:p>
          </table:table-cell>
          <table:table-cell office:value-type="float" office:value="2.68544" calcext:value-type="float">
            <text:p>2.68544</text:p>
          </table:table-cell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0.0245263" calcext:value-type="float">
            <text:p>0.0245263</text:p>
          </table:table-cell>
          <table:table-cell office:value-type="float" office:value="118.295" calcext:value-type="float">
            <text:p>118.295</text:p>
          </table:table-cell>
          <table:table-cell office:value-type="float" office:value="2.6807" calcext:value-type="float">
            <text:p>2.6807</text:p>
          </table:table-cell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0.0244605" calcext:value-type="float">
            <text:p>0.0244605</text:p>
          </table:table-cell>
          <table:table-cell office:value-type="float" office:value="118.3" calcext:value-type="float">
            <text:p>118.3</text:p>
          </table:table-cell>
          <table:table-cell office:value-type="float" office:value="2.67597" calcext:value-type="float">
            <text:p>2.67597</text:p>
          </table:table-cell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0.024395" calcext:value-type="float">
            <text:p>0.024395</text:p>
          </table:table-cell>
          <table:table-cell office:value-type="float" office:value="118.304" calcext:value-type="float">
            <text:p>118.304</text:p>
          </table:table-cell>
          <table:table-cell office:value-type="float" office:value="2.67125" calcext:value-type="float">
            <text:p>2.6712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243298" calcext:value-type="float">
            <text:p>0.0243298</text:p>
          </table:table-cell>
          <table:table-cell office:value-type="float" office:value="118.309" calcext:value-type="float">
            <text:p>118.309</text:p>
          </table:table-cell>
          <table:table-cell office:value-type="float" office:value="2.66654" calcext:value-type="float">
            <text:p>2.66654</text:p>
          </table:table-cell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0.0242647" calcext:value-type="float">
            <text:p>0.0242647</text:p>
          </table:table-cell>
          <table:table-cell office:value-type="float" office:value="118.314" calcext:value-type="float">
            <text:p>118.314</text:p>
          </table:table-cell>
          <table:table-cell office:value-type="float" office:value="2.66183" calcext:value-type="float">
            <text:p>2.66183</text:p>
          </table:table-cell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0.0241999" calcext:value-type="float">
            <text:p>0.0241999</text:p>
          </table:table-cell>
          <table:table-cell office:value-type="float" office:value="118.319" calcext:value-type="float">
            <text:p>118.319</text:p>
          </table:table-cell>
          <table:table-cell office:value-type="float" office:value="2.65713" calcext:value-type="float">
            <text:p>2.65713</text:p>
          </table:table-cell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0.0241352" calcext:value-type="float">
            <text:p>0.0241352</text:p>
          </table:table-cell>
          <table:table-cell office:value-type="float" office:value="118.323" calcext:value-type="float">
            <text:p>118.323</text:p>
          </table:table-cell>
          <table:table-cell office:value-type="float" office:value="2.65244" calcext:value-type="float">
            <text:p>2.65244</text:p>
          </table:table-cell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0.0240708" calcext:value-type="float">
            <text:p>0.0240708</text:p>
          </table:table-cell>
          <table:table-cell office:value-type="float" office:value="118.328" calcext:value-type="float">
            <text:p>118.328</text:p>
          </table:table-cell>
          <table:table-cell office:value-type="float" office:value="2.64776" calcext:value-type="float">
            <text:p>2.64776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0.0240067" calcext:value-type="float">
            <text:p>0.0240067</text:p>
          </table:table-cell>
          <table:table-cell office:value-type="float" office:value="118.333" calcext:value-type="float">
            <text:p>118.333</text:p>
          </table:table-cell>
          <table:table-cell office:value-type="float" office:value="2.64308" calcext:value-type="float">
            <text:p>2.64308</text:p>
          </table:table-cell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0.0239427" calcext:value-type="float">
            <text:p>0.0239427</text:p>
          </table:table-cell>
          <table:table-cell office:value-type="float" office:value="118.338" calcext:value-type="float">
            <text:p>118.338</text:p>
          </table:table-cell>
          <table:table-cell office:value-type="float" office:value="2.63841" calcext:value-type="float">
            <text:p>2.63841</text:p>
          </table:table-cell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0.0238789" calcext:value-type="float">
            <text:p>0.0238789</text:p>
          </table:table-cell>
          <table:table-cell office:value-type="float" office:value="118.342" calcext:value-type="float">
            <text:p>118.342</text:p>
          </table:table-cell>
          <table:table-cell office:value-type="float" office:value="2.63374" calcext:value-type="float">
            <text:p>2.63374</text:p>
          </table:table-cell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0.0238154" calcext:value-type="float">
            <text:p>0.0238154</text:p>
          </table:table-cell>
          <table:table-cell office:value-type="float" office:value="118.347" calcext:value-type="float">
            <text:p>118.347</text:p>
          </table:table-cell>
          <table:table-cell office:value-type="float" office:value="2.62909" calcext:value-type="float">
            <text:p>2.62909</text:p>
          </table:table-cell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0.0237521" calcext:value-type="float">
            <text:p>0.0237521</text:p>
          </table:table-cell>
          <table:table-cell office:value-type="float" office:value="118.352" calcext:value-type="float">
            <text:p>118.352</text:p>
          </table:table-cell>
          <table:table-cell office:value-type="float" office:value="2.62444" calcext:value-type="float">
            <text:p>2.6244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23689" calcext:value-type="float">
            <text:p>0.023689</text:p>
          </table:table-cell>
          <table:table-cell office:value-type="float" office:value="118.357" calcext:value-type="float">
            <text:p>118.357</text:p>
          </table:table-cell>
          <table:table-cell office:value-type="float" office:value="2.6198" calcext:value-type="float">
            <text:p>2.6198</text:p>
          </table:table-cell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0.0236261" calcext:value-type="float">
            <text:p>0.0236261</text:p>
          </table:table-cell>
          <table:table-cell office:value-type="float" office:value="118.361" calcext:value-type="float">
            <text:p>118.361</text:p>
          </table:table-cell>
          <table:table-cell office:value-type="float" office:value="2.61516" calcext:value-type="float">
            <text:p>2.61516</text:p>
          </table:table-cell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0.0235634" calcext:value-type="float">
            <text:p>0.0235634</text:p>
          </table:table-cell>
          <table:table-cell office:value-type="float" office:value="118.366" calcext:value-type="float">
            <text:p>118.366</text:p>
          </table:table-cell>
          <table:table-cell office:value-type="float" office:value="2.61053" calcext:value-type="float">
            <text:p>2.61053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0.0235009" calcext:value-type="float">
            <text:p>0.0235009</text:p>
          </table:table-cell>
          <table:table-cell office:value-type="float" office:value="118.371" calcext:value-type="float">
            <text:p>118.371</text:p>
          </table:table-cell>
          <table:table-cell office:value-type="float" office:value="2.60591" calcext:value-type="float">
            <text:p>2.60591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0.0234387" calcext:value-type="float">
            <text:p>0.0234387</text:p>
          </table:table-cell>
          <table:table-cell office:value-type="float" office:value="118.375" calcext:value-type="float">
            <text:p>118.375</text:p>
          </table:table-cell>
          <table:table-cell office:value-type="float" office:value="2.6013" calcext:value-type="float">
            <text:p>2.6013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0.0233766" calcext:value-type="float">
            <text:p>0.0233766</text:p>
          </table:table-cell>
          <table:table-cell office:value-type="float" office:value="118.38" calcext:value-type="float">
            <text:p>118.38</text:p>
          </table:table-cell>
          <table:table-cell office:value-type="float" office:value="2.59669" calcext:value-type="float">
            <text:p>2.59669</text:p>
          </table:table-cell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0.0233147" calcext:value-type="float">
            <text:p>0.0233147</text:p>
          </table:table-cell>
          <table:table-cell office:value-type="float" office:value="118.385" calcext:value-type="float">
            <text:p>118.385</text:p>
          </table:table-cell>
          <table:table-cell office:value-type="float" office:value="2.59209" calcext:value-type="float">
            <text:p>2.59209</text:p>
          </table:table-cell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0.0232531" calcext:value-type="float">
            <text:p>0.0232531</text:p>
          </table:table-cell>
          <table:table-cell office:value-type="float" office:value="118.389" calcext:value-type="float">
            <text:p>118.389</text:p>
          </table:table-cell>
          <table:table-cell office:value-type="float" office:value="2.5875" calcext:value-type="float">
            <text:p>2.5875</text:p>
          </table:table-cell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0.0231917" calcext:value-type="float">
            <text:p>0.0231917</text:p>
          </table:table-cell>
          <table:table-cell office:value-type="float" office:value="118.394" calcext:value-type="float">
            <text:p>118.394</text:p>
          </table:table-cell>
          <table:table-cell office:value-type="float" office:value="2.58292" calcext:value-type="float">
            <text:p>2.58292</text:p>
          </table:table-cell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0.0231304" calcext:value-type="float">
            <text:p>0.0231304</text:p>
          </table:table-cell>
          <table:table-cell office:value-type="float" office:value="118.399" calcext:value-type="float">
            <text:p>118.399</text:p>
          </table:table-cell>
          <table:table-cell office:value-type="float" office:value="2.57834" calcext:value-type="float">
            <text:p>2.578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230694" calcext:value-type="float">
            <text:p>0.0230694</text:p>
          </table:table-cell>
          <table:table-cell office:value-type="float" office:value="118.403" calcext:value-type="float">
            <text:p>118.403</text:p>
          </table:table-cell>
          <table:table-cell office:value-type="float" office:value="2.57377" calcext:value-type="float">
            <text:p>2.57377</text:p>
          </table:table-cell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0.0230086" calcext:value-type="float">
            <text:p>0.0230086</text:p>
          </table:table-cell>
          <table:table-cell office:value-type="float" office:value="118.408" calcext:value-type="float">
            <text:p>118.408</text:p>
          </table:table-cell>
          <table:table-cell office:value-type="float" office:value="2.5692" calcext:value-type="float">
            <text:p>2.5692</text:p>
          </table:table-cell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0.022948" calcext:value-type="float">
            <text:p>0.022948</text:p>
          </table:table-cell>
          <table:table-cell office:value-type="float" office:value="118.412" calcext:value-type="float">
            <text:p>118.412</text:p>
          </table:table-cell>
          <table:table-cell office:value-type="float" office:value="2.56465" calcext:value-type="float">
            <text:p>2.56465</text:p>
          </table:table-cell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0.0228876" calcext:value-type="float">
            <text:p>0.0228876</text:p>
          </table:table-cell>
          <table:table-cell office:value-type="float" office:value="118.417" calcext:value-type="float">
            <text:p>118.417</text:p>
          </table:table-cell>
          <table:table-cell office:value-type="float" office:value="2.5601" calcext:value-type="float">
            <text:p>2.5601</text:p>
          </table:table-cell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0.0228273" calcext:value-type="float">
            <text:p>0.0228273</text:p>
          </table:table-cell>
          <table:table-cell office:value-type="float" office:value="118.422" calcext:value-type="float">
            <text:p>118.422</text:p>
          </table:table-cell>
          <table:table-cell office:value-type="float" office:value="2.55556" calcext:value-type="float">
            <text:p>2.55556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0.0227673" calcext:value-type="float">
            <text:p>0.0227673</text:p>
          </table:table-cell>
          <table:table-cell office:value-type="float" office:value="118.426" calcext:value-type="float">
            <text:p>118.426</text:p>
          </table:table-cell>
          <table:table-cell office:value-type="float" office:value="2.55102" calcext:value-type="float">
            <text:p>2.55102</text:p>
          </table:table-cell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0.0227075" calcext:value-type="float">
            <text:p>0.0227075</text:p>
          </table:table-cell>
          <table:table-cell office:value-type="float" office:value="118.431" calcext:value-type="float">
            <text:p>118.431</text:p>
          </table:table-cell>
          <table:table-cell office:value-type="float" office:value="2.54649" calcext:value-type="float">
            <text:p>2.54649</text:p>
          </table:table-cell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0.0226479" calcext:value-type="float">
            <text:p>0.0226479</text:p>
          </table:table-cell>
          <table:table-cell office:value-type="float" office:value="118.435" calcext:value-type="float">
            <text:p>118.435</text:p>
          </table:table-cell>
          <table:table-cell office:value-type="float" office:value="2.54197" calcext:value-type="float">
            <text:p>2.54197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0.0225885" calcext:value-type="float">
            <text:p>0.0225885</text:p>
          </table:table-cell>
          <table:table-cell office:value-type="float" office:value="118.44" calcext:value-type="float">
            <text:p>118.44</text:p>
          </table:table-cell>
          <table:table-cell office:value-type="float" office:value="2.53746" calcext:value-type="float">
            <text:p>2.53746</text:p>
          </table:table-cell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0.0225292" calcext:value-type="float">
            <text:p>0.0225292</text:p>
          </table:table-cell>
          <table:table-cell office:value-type="float" office:value="118.445" calcext:value-type="float">
            <text:p>118.445</text:p>
          </table:table-cell>
          <table:table-cell office:value-type="float" office:value="2.53295" calcext:value-type="float">
            <text:p>2.5329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224702" calcext:value-type="float">
            <text:p>0.0224702</text:p>
          </table:table-cell>
          <table:table-cell office:value-type="float" office:value="118.449" calcext:value-type="float">
            <text:p>118.449</text:p>
          </table:table-cell>
          <table:table-cell office:value-type="float" office:value="2.52845" calcext:value-type="float">
            <text:p>2.52845</text:p>
          </table:table-cell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0.0224114" calcext:value-type="float">
            <text:p>0.0224114</text:p>
          </table:table-cell>
          <table:table-cell office:value-type="float" office:value="118.454" calcext:value-type="float">
            <text:p>118.454</text:p>
          </table:table-cell>
          <table:table-cell office:value-type="float" office:value="2.52396" calcext:value-type="float">
            <text:p>2.52396</text:p>
          </table:table-cell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0.0223528" calcext:value-type="float">
            <text:p>0.0223528</text:p>
          </table:table-cell>
          <table:table-cell office:value-type="float" office:value="118.458" calcext:value-type="float">
            <text:p>118.458</text:p>
          </table:table-cell>
          <table:table-cell office:value-type="float" office:value="2.51947" calcext:value-type="float">
            <text:p>2.51947</text:p>
          </table:table-cell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0.0222943" calcext:value-type="float">
            <text:p>0.0222943</text:p>
          </table:table-cell>
          <table:table-cell office:value-type="float" office:value="118.463" calcext:value-type="float">
            <text:p>118.463</text:p>
          </table:table-cell>
          <table:table-cell office:value-type="float" office:value="2.51499" calcext:value-type="float">
            <text:p>2.51499</text:p>
          </table:table-cell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0.0222361" calcext:value-type="float">
            <text:p>0.0222361</text:p>
          </table:table-cell>
          <table:table-cell office:value-type="float" office:value="118.467" calcext:value-type="float">
            <text:p>118.467</text:p>
          </table:table-cell>
          <table:table-cell office:value-type="float" office:value="2.51052" calcext:value-type="float">
            <text:p>2.51052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0.022178" calcext:value-type="float">
            <text:p>0.022178</text:p>
          </table:table-cell>
          <table:table-cell office:value-type="float" office:value="118.472" calcext:value-type="float">
            <text:p>118.472</text:p>
          </table:table-cell>
          <table:table-cell office:value-type="float" office:value="2.50606" calcext:value-type="float">
            <text:p>2.50606</text:p>
          </table:table-cell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0.0221201" calcext:value-type="float">
            <text:p>0.0221201</text:p>
          </table:table-cell>
          <table:table-cell office:value-type="float" office:value="118.476" calcext:value-type="float">
            <text:p>118.476</text:p>
          </table:table-cell>
          <table:table-cell office:value-type="float" office:value="2.5016" calcext:value-type="float">
            <text:p>2.5016</text:p>
          </table:table-cell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0.0220625" calcext:value-type="float">
            <text:p>0.0220625</text:p>
          </table:table-cell>
          <table:table-cell office:value-type="float" office:value="118.481" calcext:value-type="float">
            <text:p>118.481</text:p>
          </table:table-cell>
          <table:table-cell office:value-type="float" office:value="2.49715" calcext:value-type="float">
            <text:p>2.49715</text:p>
          </table:table-cell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0.022005" calcext:value-type="float">
            <text:p>0.022005</text:p>
          </table:table-cell>
          <table:table-cell office:value-type="float" office:value="118.485" calcext:value-type="float">
            <text:p>118.485</text:p>
          </table:table-cell>
          <table:table-cell office:value-type="float" office:value="2.4927" calcext:value-type="float">
            <text:p>2.4927</text:p>
          </table:table-cell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0.0219477" calcext:value-type="float">
            <text:p>0.0219477</text:p>
          </table:table-cell>
          <table:table-cell office:value-type="float" office:value="118.49" calcext:value-type="float">
            <text:p>118.49</text:p>
          </table:table-cell>
          <table:table-cell office:value-type="float" office:value="2.48827" calcext:value-type="float">
            <text:p>2.488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218906" calcext:value-type="float">
            <text:p>0.0218906</text:p>
          </table:table-cell>
          <table:table-cell office:value-type="float" office:value="118.494" calcext:value-type="float">
            <text:p>118.494</text:p>
          </table:table-cell>
          <table:table-cell office:value-type="float" office:value="2.48384" calcext:value-type="float">
            <text:p>2.48384</text:p>
          </table:table-cell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0.0218337" calcext:value-type="float">
            <text:p>0.0218337</text:p>
          </table:table-cell>
          <table:table-cell office:value-type="float" office:value="118.499" calcext:value-type="float">
            <text:p>118.499</text:p>
          </table:table-cell>
          <table:table-cell office:value-type="float" office:value="2.47941" calcext:value-type="float">
            <text:p>2.47941</text:p>
          </table:table-cell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0.0217769" calcext:value-type="float">
            <text:p>0.0217769</text:p>
          </table:table-cell>
          <table:table-cell office:value-type="float" office:value="118.503" calcext:value-type="float">
            <text:p>118.503</text:p>
          </table:table-cell>
          <table:table-cell office:value-type="float" office:value="2.475" calcext:value-type="float">
            <text:p>2.475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0.0217204" calcext:value-type="float">
            <text:p>0.0217204</text:p>
          </table:table-cell>
          <table:table-cell office:value-type="float" office:value="118.508" calcext:value-type="float">
            <text:p>118.508</text:p>
          </table:table-cell>
          <table:table-cell office:value-type="float" office:value="2.47059" calcext:value-type="float">
            <text:p>2.47059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0.021664" calcext:value-type="float">
            <text:p>0.021664</text:p>
          </table:table-cell>
          <table:table-cell office:value-type="float" office:value="118.512" calcext:value-type="float">
            <text:p>118.512</text:p>
          </table:table-cell>
          <table:table-cell office:value-type="float" office:value="2.46619" calcext:value-type="float">
            <text:p>2.46619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.0216079" calcext:value-type="float">
            <text:p>0.0216079</text:p>
          </table:table-cell>
          <table:table-cell office:value-type="float" office:value="118.517" calcext:value-type="float">
            <text:p>118.517</text:p>
          </table:table-cell>
          <table:table-cell office:value-type="float" office:value="2.46179" calcext:value-type="float">
            <text:p>2.46179</text:p>
          </table:table-cell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0.0215519" calcext:value-type="float">
            <text:p>0.0215519</text:p>
          </table:table-cell>
          <table:table-cell office:value-type="float" office:value="118.521" calcext:value-type="float">
            <text:p>118.521</text:p>
          </table:table-cell>
          <table:table-cell office:value-type="float" office:value="2.45741" calcext:value-type="float">
            <text:p>2.45741</text:p>
          </table:table-cell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0.0214961" calcext:value-type="float">
            <text:p>0.0214961</text:p>
          </table:table-cell>
          <table:table-cell office:value-type="float" office:value="118.525" calcext:value-type="float">
            <text:p>118.525</text:p>
          </table:table-cell>
          <table:table-cell office:value-type="float" office:value="2.45302" calcext:value-type="float">
            <text:p>2.45302</text:p>
          </table:table-cell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0.0214404" calcext:value-type="float">
            <text:p>0.0214404</text:p>
          </table:table-cell>
          <table:table-cell office:value-type="float" office:value="118.53" calcext:value-type="float">
            <text:p>118.53</text:p>
          </table:table-cell>
          <table:table-cell office:value-type="float" office:value="2.44865" calcext:value-type="float">
            <text:p>2.44865</text:p>
          </table:table-cell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0.021385" calcext:value-type="float">
            <text:p>0.021385</text:p>
          </table:table-cell>
          <table:table-cell office:value-type="float" office:value="118.534" calcext:value-type="float">
            <text:p>118.534</text:p>
          </table:table-cell>
          <table:table-cell office:value-type="float" office:value="2.44428" calcext:value-type="float">
            <text:p>2.4442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213297" calcext:value-type="float">
            <text:p>0.0213297</text:p>
          </table:table-cell>
          <table:table-cell office:value-type="float" office:value="118.539" calcext:value-type="float">
            <text:p>118.539</text:p>
          </table:table-cell>
          <table:table-cell office:value-type="float" office:value="2.43992" calcext:value-type="float">
            <text:p>2.43992</text:p>
          </table:table-cell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0.0212747" calcext:value-type="float">
            <text:p>0.0212747</text:p>
          </table:table-cell>
          <table:table-cell office:value-type="float" office:value="118.543" calcext:value-type="float">
            <text:p>118.543</text:p>
          </table:table-cell>
          <table:table-cell office:value-type="float" office:value="2.43557" calcext:value-type="float">
            <text:p>2.43557</text:p>
          </table:table-cell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0.0212198" calcext:value-type="float">
            <text:p>0.0212198</text:p>
          </table:table-cell>
          <table:table-cell office:value-type="float" office:value="118.548" calcext:value-type="float">
            <text:p>118.548</text:p>
          </table:table-cell>
          <table:table-cell office:value-type="float" office:value="2.43122" calcext:value-type="float">
            <text:p>2.43122</text:p>
          </table:table-cell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0.021165" calcext:value-type="float">
            <text:p>0.021165</text:p>
          </table:table-cell>
          <table:table-cell office:value-type="float" office:value="118.552" calcext:value-type="float">
            <text:p>118.552</text:p>
          </table:table-cell>
          <table:table-cell office:value-type="float" office:value="2.42688" calcext:value-type="float">
            <text:p>2.42688</text:p>
          </table:table-cell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0.0211105" calcext:value-type="float">
            <text:p>0.0211105</text:p>
          </table:table-cell>
          <table:table-cell office:value-type="float" office:value="118.556" calcext:value-type="float">
            <text:p>118.556</text:p>
          </table:table-cell>
          <table:table-cell office:value-type="float" office:value="2.42255" calcext:value-type="float">
            <text:p>2.42255</text:p>
          </table:table-cell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0.0210561" calcext:value-type="float">
            <text:p>0.0210561</text:p>
          </table:table-cell>
          <table:table-cell office:value-type="float" office:value="118.561" calcext:value-type="float">
            <text:p>118.561</text:p>
          </table:table-cell>
          <table:table-cell office:value-type="float" office:value="2.41823" calcext:value-type="float">
            <text:p>2.41823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0.0210019" calcext:value-type="float">
            <text:p>0.0210019</text:p>
          </table:table-cell>
          <table:table-cell office:value-type="float" office:value="118.565" calcext:value-type="float">
            <text:p>118.565</text:p>
          </table:table-cell>
          <table:table-cell office:value-type="float" office:value="2.41391" calcext:value-type="float">
            <text:p>2.41391</text:p>
          </table:table-cell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0.0209479" calcext:value-type="float">
            <text:p>0.0209479</text:p>
          </table:table-cell>
          <table:table-cell office:value-type="float" office:value="118.569" calcext:value-type="float">
            <text:p>118.569</text:p>
          </table:table-cell>
          <table:table-cell office:value-type="float" office:value="2.4096" calcext:value-type="float">
            <text:p>2.4096</text:p>
          </table:table-cell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0.0208941" calcext:value-type="float">
            <text:p>0.0208941</text:p>
          </table:table-cell>
          <table:table-cell office:value-type="float" office:value="118.574" calcext:value-type="float">
            <text:p>118.574</text:p>
          </table:table-cell>
          <table:table-cell office:value-type="float" office:value="2.40529" calcext:value-type="float">
            <text:p>2.40529</text:p>
          </table:table-cell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0.0208404" calcext:value-type="float">
            <text:p>0.0208404</text:p>
          </table:table-cell>
          <table:table-cell office:value-type="float" office:value="118.578" calcext:value-type="float">
            <text:p>118.578</text:p>
          </table:table-cell>
          <table:table-cell office:value-type="float" office:value="2.40099" calcext:value-type="float">
            <text:p>2.400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207869" calcext:value-type="float">
            <text:p>0.0207869</text:p>
          </table:table-cell>
          <table:table-cell office:value-type="float" office:value="118.583" calcext:value-type="float">
            <text:p>118.583</text:p>
          </table:table-cell>
          <table:table-cell office:value-type="float" office:value="2.3967" calcext:value-type="float">
            <text:p>2.3967</text:p>
          </table:table-cell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0.0207336" calcext:value-type="float">
            <text:p>0.0207336</text:p>
          </table:table-cell>
          <table:table-cell office:value-type="float" office:value="118.587" calcext:value-type="float">
            <text:p>118.587</text:p>
          </table:table-cell>
          <table:table-cell office:value-type="float" office:value="2.39242" calcext:value-type="float">
            <text:p>2.39242</text:p>
          </table:table-cell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0.0206805" calcext:value-type="float">
            <text:p>0.0206805</text:p>
          </table:table-cell>
          <table:table-cell office:value-type="float" office:value="118.591" calcext:value-type="float">
            <text:p>118.591</text:p>
          </table:table-cell>
          <table:table-cell office:value-type="float" office:value="2.38814" calcext:value-type="float">
            <text:p>2.38814</text:p>
          </table:table-cell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0.0206275" calcext:value-type="float">
            <text:p>0.0206275</text:p>
          </table:table-cell>
          <table:table-cell office:value-type="float" office:value="118.596" calcext:value-type="float">
            <text:p>118.596</text:p>
          </table:table-cell>
          <table:table-cell office:value-type="float" office:value="2.38387" calcext:value-type="float">
            <text:p>2.38387</text:p>
          </table:table-cell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0.0205747" calcext:value-type="float">
            <text:p>0.0205747</text:p>
          </table:table-cell>
          <table:table-cell office:value-type="float" office:value="118.6" calcext:value-type="float">
            <text:p>118.6</text:p>
          </table:table-cell>
          <table:table-cell office:value-type="float" office:value="2.3796" calcext:value-type="float">
            <text:p>2.3796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0.0205221" calcext:value-type="float">
            <text:p>0.0205221</text:p>
          </table:table-cell>
          <table:table-cell office:value-type="float" office:value="118.604" calcext:value-type="float">
            <text:p>118.604</text:p>
          </table:table-cell>
          <table:table-cell office:value-type="float" office:value="2.37535" calcext:value-type="float">
            <text:p>2.37535</text:p>
          </table:table-cell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0.0204696" calcext:value-type="float">
            <text:p>0.0204696</text:p>
          </table:table-cell>
          <table:table-cell office:value-type="float" office:value="118.608" calcext:value-type="float">
            <text:p>118.608</text:p>
          </table:table-cell>
          <table:table-cell office:value-type="float" office:value="2.3711" calcext:value-type="float">
            <text:p>2.3711</text:p>
          </table:table-cell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0.0204173" calcext:value-type="float">
            <text:p>0.0204173</text:p>
          </table:table-cell>
          <table:table-cell office:value-type="float" office:value="118.613" calcext:value-type="float">
            <text:p>118.613</text:p>
          </table:table-cell>
          <table:table-cell office:value-type="float" office:value="2.36685" calcext:value-type="float">
            <text:p>2.36685</text:p>
          </table:table-cell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0.0203652" calcext:value-type="float">
            <text:p>0.0203652</text:p>
          </table:table-cell>
          <table:table-cell office:value-type="float" office:value="118.617" calcext:value-type="float">
            <text:p>118.617</text:p>
          </table:table-cell>
          <table:table-cell office:value-type="float" office:value="2.36262" calcext:value-type="float">
            <text:p>2.36262</text:p>
          </table:table-cell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0.0203132" calcext:value-type="float">
            <text:p>0.0203132</text:p>
          </table:table-cell>
          <table:table-cell office:value-type="float" office:value="118.621" calcext:value-type="float">
            <text:p>118.621</text:p>
          </table:table-cell>
          <table:table-cell office:value-type="float" office:value="2.35839" calcext:value-type="float">
            <text:p>2.358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02615" calcext:value-type="float">
            <text:p>0.0202615</text:p>
          </table:table-cell>
          <table:table-cell office:value-type="float" office:value="118.626" calcext:value-type="float">
            <text:p>118.626</text:p>
          </table:table-cell>
          <table:table-cell office:value-type="float" office:value="2.35416" calcext:value-type="float">
            <text:p>2.35416</text:p>
          </table:table-cell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0.0202098" calcext:value-type="float">
            <text:p>0.0202098</text:p>
          </table:table-cell>
          <table:table-cell office:value-type="float" office:value="118.63" calcext:value-type="float">
            <text:p>118.63</text:p>
          </table:table-cell>
          <table:table-cell office:value-type="float" office:value="2.34995" calcext:value-type="float">
            <text:p>2.34995</text:p>
          </table:table-cell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0.0201584" calcext:value-type="float">
            <text:p>0.0201584</text:p>
          </table:table-cell>
          <table:table-cell office:value-type="float" office:value="118.634" calcext:value-type="float">
            <text:p>118.634</text:p>
          </table:table-cell>
          <table:table-cell office:value-type="float" office:value="2.34574" calcext:value-type="float">
            <text:p>2.34574</text:p>
          </table:table-cell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0.0201071" calcext:value-type="float">
            <text:p>0.0201071</text:p>
          </table:table-cell>
          <table:table-cell office:value-type="float" office:value="118.638" calcext:value-type="float">
            <text:p>118.638</text:p>
          </table:table-cell>
          <table:table-cell office:value-type="float" office:value="2.34154" calcext:value-type="float">
            <text:p>2.34154</text:p>
          </table:table-cell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0.020056" calcext:value-type="float">
            <text:p>0.020056</text:p>
          </table:table-cell>
          <table:table-cell office:value-type="float" office:value="118.643" calcext:value-type="float">
            <text:p>118.643</text:p>
          </table:table-cell>
          <table:table-cell office:value-type="float" office:value="2.33734" calcext:value-type="float">
            <text:p>2.33734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0.020005" calcext:value-type="float">
            <text:p>0.020005</text:p>
          </table:table-cell>
          <table:table-cell office:value-type="float" office:value="118.647" calcext:value-type="float">
            <text:p>118.647</text:p>
          </table:table-cell>
          <table:table-cell office:value-type="float" office:value="2.33315" calcext:value-type="float">
            <text:p>2.33315</text:p>
          </table:table-cell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0.0199542" calcext:value-type="float">
            <text:p>0.0199542</text:p>
          </table:table-cell>
          <table:table-cell office:value-type="float" office:value="118.651" calcext:value-type="float">
            <text:p>118.651</text:p>
          </table:table-cell>
          <table:table-cell office:value-type="float" office:value="2.32897" calcext:value-type="float">
            <text:p>2.32897</text:p>
          </table:table-cell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0.0199036" calcext:value-type="float">
            <text:p>0.0199036</text:p>
          </table:table-cell>
          <table:table-cell office:value-type="float" office:value="118.655" calcext:value-type="float">
            <text:p>118.655</text:p>
          </table:table-cell>
          <table:table-cell office:value-type="float" office:value="2.32479" calcext:value-type="float">
            <text:p>2.32479</text:p>
          </table:table-cell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0.0198531" calcext:value-type="float">
            <text:p>0.0198531</text:p>
          </table:table-cell>
          <table:table-cell office:value-type="float" office:value="118.66" calcext:value-type="float">
            <text:p>118.66</text:p>
          </table:table-cell>
          <table:table-cell office:value-type="float" office:value="2.32063" calcext:value-type="float">
            <text:p>2.32063</text:p>
          </table:table-cell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0.0198028" calcext:value-type="float">
            <text:p>0.0198028</text:p>
          </table:table-cell>
          <table:table-cell office:value-type="float" office:value="118.664" calcext:value-type="float">
            <text:p>118.664</text:p>
          </table:table-cell>
          <table:table-cell office:value-type="float" office:value="2.31646" calcext:value-type="float">
            <text:p>2.316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197527" calcext:value-type="float">
            <text:p>0.0197527</text:p>
          </table:table-cell>
          <table:table-cell office:value-type="float" office:value="118.668" calcext:value-type="float">
            <text:p>118.668</text:p>
          </table:table-cell>
          <table:table-cell office:value-type="float" office:value="2.31231" calcext:value-type="float">
            <text:p>2.31231</text:p>
          </table:table-cell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0.0197027" calcext:value-type="float">
            <text:p>0.0197027</text:p>
          </table:table-cell>
          <table:table-cell office:value-type="float" office:value="118.672" calcext:value-type="float">
            <text:p>118.672</text:p>
          </table:table-cell>
          <table:table-cell office:value-type="float" office:value="2.30816" calcext:value-type="float">
            <text:p>2.30816</text:p>
          </table:table-cell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0.0196528" calcext:value-type="float">
            <text:p>0.0196528</text:p>
          </table:table-cell>
          <table:table-cell office:value-type="float" office:value="118.676" calcext:value-type="float">
            <text:p>118.676</text:p>
          </table:table-cell>
          <table:table-cell office:value-type="float" office:value="2.30402" calcext:value-type="float">
            <text:p>2.30402</text:p>
          </table:table-cell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0.0196032" calcext:value-type="float">
            <text:p>0.0196032</text:p>
          </table:table-cell>
          <table:table-cell office:value-type="float" office:value="118.681" calcext:value-type="float">
            <text:p>118.681</text:p>
          </table:table-cell>
          <table:table-cell office:value-type="float" office:value="2.29988" calcext:value-type="float">
            <text:p>2.29988</text:p>
          </table:table-cell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0.0195536" calcext:value-type="float">
            <text:p>0.0195536</text:p>
          </table:table-cell>
          <table:table-cell office:value-type="float" office:value="118.685" calcext:value-type="float">
            <text:p>118.685</text:p>
          </table:table-cell>
          <table:table-cell office:value-type="float" office:value="2.29575" calcext:value-type="float">
            <text:p>2.29575</text:p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0.0195043" calcext:value-type="float">
            <text:p>0.0195043</text:p>
          </table:table-cell>
          <table:table-cell office:value-type="float" office:value="118.689" calcext:value-type="float">
            <text:p>118.689</text:p>
          </table:table-cell>
          <table:table-cell office:value-type="float" office:value="2.29163" calcext:value-type="float">
            <text:p>2.29163</text:p>
          </table:table-cell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0.0194551" calcext:value-type="float">
            <text:p>0.0194551</text:p>
          </table:table-cell>
          <table:table-cell office:value-type="float" office:value="118.693" calcext:value-type="float">
            <text:p>118.693</text:p>
          </table:table-cell>
          <table:table-cell office:value-type="float" office:value="2.28752" calcext:value-type="float">
            <text:p>2.28752</text:p>
          </table:table-cell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0.0194061" calcext:value-type="float">
            <text:p>0.0194061</text:p>
          </table:table-cell>
          <table:table-cell office:value-type="float" office:value="118.697" calcext:value-type="float">
            <text:p>118.697</text:p>
          </table:table-cell>
          <table:table-cell office:value-type="float" office:value="2.28341" calcext:value-type="float">
            <text:p>2.28341</text:p>
          </table:table-cell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0.0193572" calcext:value-type="float">
            <text:p>0.0193572</text:p>
          </table:table-cell>
          <table:table-cell office:value-type="float" office:value="118.701" calcext:value-type="float">
            <text:p>118.701</text:p>
          </table:table-cell>
          <table:table-cell office:value-type="float" office:value="2.27931" calcext:value-type="float">
            <text:p>2.27931</text:p>
          </table:table-cell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0.0193084" calcext:value-type="float">
            <text:p>0.0193084</text:p>
          </table:table-cell>
          <table:table-cell office:value-type="float" office:value="118.705" calcext:value-type="float">
            <text:p>118.705</text:p>
          </table:table-cell>
          <table:table-cell office:value-type="float" office:value="2.27521" calcext:value-type="float">
            <text:p>2.2752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192599" calcext:value-type="float">
            <text:p>0.0192599</text:p>
          </table:table-cell>
          <table:table-cell office:value-type="float" office:value="118.71" calcext:value-type="float">
            <text:p>118.71</text:p>
          </table:table-cell>
          <table:table-cell office:value-type="float" office:value="2.27112" calcext:value-type="float">
            <text:p>2.27112</text:p>
          </table:table-cell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0.0192114" calcext:value-type="float">
            <text:p>0.0192114</text:p>
          </table:table-cell>
          <table:table-cell office:value-type="float" office:value="118.714" calcext:value-type="float">
            <text:p>118.714</text:p>
          </table:table-cell>
          <table:table-cell office:value-type="float" office:value="2.26704" calcext:value-type="float">
            <text:p>2.26704</text:p>
          </table:table-cell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0.0191632" calcext:value-type="float">
            <text:p>0.0191632</text:p>
          </table:table-cell>
          <table:table-cell office:value-type="float" office:value="118.718" calcext:value-type="float">
            <text:p>118.718</text:p>
          </table:table-cell>
          <table:table-cell office:value-type="float" office:value="2.26297" calcext:value-type="float">
            <text:p>2.26297</text:p>
          </table:table-cell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0.0191151" calcext:value-type="float">
            <text:p>0.0191151</text:p>
          </table:table-cell>
          <table:table-cell office:value-type="float" office:value="118.722" calcext:value-type="float">
            <text:p>118.722</text:p>
          </table:table-cell>
          <table:table-cell office:value-type="float" office:value="2.2589" calcext:value-type="float">
            <text:p>2.2589</text:p>
          </table:table-cell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0.0190671" calcext:value-type="float">
            <text:p>0.0190671</text:p>
          </table:table-cell>
          <table:table-cell office:value-type="float" office:value="118.726" calcext:value-type="float">
            <text:p>118.726</text:p>
          </table:table-cell>
          <table:table-cell office:value-type="float" office:value="2.25484" calcext:value-type="float">
            <text:p>2.25484</text:p>
          </table:table-cell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0.0190193" calcext:value-type="float">
            <text:p>0.0190193</text:p>
          </table:table-cell>
          <table:table-cell office:value-type="float" office:value="118.73" calcext:value-type="float">
            <text:p>118.73</text:p>
          </table:table-cell>
          <table:table-cell office:value-type="float" office:value="2.25078" calcext:value-type="float">
            <text:p>2.25078</text:p>
          </table:table-cell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0.0189716" calcext:value-type="float">
            <text:p>0.0189716</text:p>
          </table:table-cell>
          <table:table-cell office:value-type="float" office:value="118.734" calcext:value-type="float">
            <text:p>118.734</text:p>
          </table:table-cell>
          <table:table-cell office:value-type="float" office:value="2.24673" calcext:value-type="float">
            <text:p>2.24673</text:p>
          </table:table-cell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0.0189241" calcext:value-type="float">
            <text:p>0.0189241</text:p>
          </table:table-cell>
          <table:table-cell office:value-type="float" office:value="118.738" calcext:value-type="float">
            <text:p>118.738</text:p>
          </table:table-cell>
          <table:table-cell office:value-type="float" office:value="2.24269" calcext:value-type="float">
            <text:p>2.24269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0.0188768" calcext:value-type="float">
            <text:p>0.0188768</text:p>
          </table:table-cell>
          <table:table-cell office:value-type="float" office:value="118.742" calcext:value-type="float">
            <text:p>118.742</text:p>
          </table:table-cell>
          <table:table-cell office:value-type="float" office:value="2.23865" calcext:value-type="float">
            <text:p>2.23865</text:p>
          </table:table-cell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0.0188295" calcext:value-type="float">
            <text:p>0.0188295</text:p>
          </table:table-cell>
          <table:table-cell office:value-type="float" office:value="118.747" calcext:value-type="float">
            <text:p>118.747</text:p>
          </table:table-cell>
          <table:table-cell office:value-type="float" office:value="2.23463" calcext:value-type="float">
            <text:p>2.2346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187825" calcext:value-type="float">
            <text:p>0.0187825</text:p>
          </table:table-cell>
          <table:table-cell office:value-type="float" office:value="118.751" calcext:value-type="float">
            <text:p>118.751</text:p>
          </table:table-cell>
          <table:table-cell office:value-type="float" office:value="2.2306" calcext:value-type="float">
            <text:p>2.2306</text:p>
          </table:table-cell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0.0187356" calcext:value-type="float">
            <text:p>0.0187356</text:p>
          </table:table-cell>
          <table:table-cell office:value-type="float" office:value="118.755" calcext:value-type="float">
            <text:p>118.755</text:p>
          </table:table-cell>
          <table:table-cell office:value-type="float" office:value="2.22659" calcext:value-type="float">
            <text:p>2.22659</text:p>
          </table:table-cell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0.0186888" calcext:value-type="float">
            <text:p>0.0186888</text:p>
          </table:table-cell>
          <table:table-cell office:value-type="float" office:value="118.759" calcext:value-type="float">
            <text:p>118.759</text:p>
          </table:table-cell>
          <table:table-cell office:value-type="float" office:value="2.22258" calcext:value-type="float">
            <text:p>2.22258</text:p>
          </table:table-cell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0.0186422" calcext:value-type="float">
            <text:p>0.0186422</text:p>
          </table:table-cell>
          <table:table-cell office:value-type="float" office:value="118.763" calcext:value-type="float">
            <text:p>118.763</text:p>
          </table:table-cell>
          <table:table-cell office:value-type="float" office:value="2.21858" calcext:value-type="float">
            <text:p>2.21858</text:p>
          </table:table-cell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0.0185957" calcext:value-type="float">
            <text:p>0.0185957</text:p>
          </table:table-cell>
          <table:table-cell office:value-type="float" office:value="118.767" calcext:value-type="float">
            <text:p>118.767</text:p>
          </table:table-cell>
          <table:table-cell office:value-type="float" office:value="2.21458" calcext:value-type="float">
            <text:p>2.21458</text:p>
          </table:table-cell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0.0185494" calcext:value-type="float">
            <text:p>0.0185494</text:p>
          </table:table-cell>
          <table:table-cell office:value-type="float" office:value="118.771" calcext:value-type="float">
            <text:p>118.771</text:p>
          </table:table-cell>
          <table:table-cell office:value-type="float" office:value="2.21059" calcext:value-type="float">
            <text:p>2.21059</text:p>
          </table:table-cell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0.0185032" calcext:value-type="float">
            <text:p>0.0185032</text:p>
          </table:table-cell>
          <table:table-cell office:value-type="float" office:value="118.775" calcext:value-type="float">
            <text:p>118.775</text:p>
          </table:table-cell>
          <table:table-cell office:value-type="float" office:value="2.20661" calcext:value-type="float">
            <text:p>2.20661</text:p>
          </table:table-cell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0.0184572" calcext:value-type="float">
            <text:p>0.0184572</text:p>
          </table:table-cell>
          <table:table-cell office:value-type="float" office:value="118.779" calcext:value-type="float">
            <text:p>118.779</text:p>
          </table:table-cell>
          <table:table-cell office:value-type="float" office:value="2.20263" calcext:value-type="float">
            <text:p>2.20263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0.0184113" calcext:value-type="float">
            <text:p>0.0184113</text:p>
          </table:table-cell>
          <table:table-cell office:value-type="float" office:value="118.783" calcext:value-type="float">
            <text:p>118.783</text:p>
          </table:table-cell>
          <table:table-cell office:value-type="float" office:value="2.19866" calcext:value-type="float">
            <text:p>2.19866</text:p>
          </table:table-cell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0.0183655" calcext:value-type="float">
            <text:p>0.0183655</text:p>
          </table:table-cell>
          <table:table-cell office:value-type="float" office:value="118.787" calcext:value-type="float">
            <text:p>118.787</text:p>
          </table:table-cell>
          <table:table-cell office:value-type="float" office:value="2.1947" calcext:value-type="float">
            <text:p>2.19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183199" calcext:value-type="float">
            <text:p>0.0183199</text:p>
          </table:table-cell>
          <table:table-cell office:value-type="float" office:value="118.791" calcext:value-type="float">
            <text:p>118.791</text:p>
          </table:table-cell>
          <table:table-cell office:value-type="float" office:value="2.19074" calcext:value-type="float">
            <text:p>2.19074</text:p>
          </table:table-cell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0.0182745" calcext:value-type="float">
            <text:p>0.0182745</text:p>
          </table:table-cell>
          <table:table-cell office:value-type="float" office:value="118.795" calcext:value-type="float">
            <text:p>118.795</text:p>
          </table:table-cell>
          <table:table-cell office:value-type="float" office:value="2.18679" calcext:value-type="float">
            <text:p>2.18679</text:p>
          </table:table-cell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0.0182291" calcext:value-type="float">
            <text:p>0.0182291</text:p>
          </table:table-cell>
          <table:table-cell office:value-type="float" office:value="118.799" calcext:value-type="float">
            <text:p>118.799</text:p>
          </table:table-cell>
          <table:table-cell office:value-type="float" office:value="2.18285" calcext:value-type="float">
            <text:p>2.18285</text:p>
          </table:table-cell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0.018184" calcext:value-type="float">
            <text:p>0.018184</text:p>
          </table:table-cell>
          <table:table-cell office:value-type="float" office:value="118.803" calcext:value-type="float">
            <text:p>118.803</text:p>
          </table:table-cell>
          <table:table-cell office:value-type="float" office:value="2.17891" calcext:value-type="float">
            <text:p>2.17891</text:p>
          </table:table-cell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0.0181389" calcext:value-type="float">
            <text:p>0.0181389</text:p>
          </table:table-cell>
          <table:table-cell office:value-type="float" office:value="118.807" calcext:value-type="float">
            <text:p>118.807</text:p>
          </table:table-cell>
          <table:table-cell office:value-type="float" office:value="2.17498" calcext:value-type="float">
            <text:p>2.17498</text:p>
          </table:table-cell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0.018094" calcext:value-type="float">
            <text:p>0.018094</text:p>
          </table:table-cell>
          <table:table-cell office:value-type="float" office:value="118.811" calcext:value-type="float">
            <text:p>118.811</text:p>
          </table:table-cell>
          <table:table-cell office:value-type="float" office:value="2.17106" calcext:value-type="float">
            <text:p>2.17106</text:p>
          </table:table-cell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0.0180493" calcext:value-type="float">
            <text:p>0.0180493</text:p>
          </table:table-cell>
          <table:table-cell office:value-type="float" office:value="118.815" calcext:value-type="float">
            <text:p>118.815</text:p>
          </table:table-cell>
          <table:table-cell office:value-type="float" office:value="2.16714" calcext:value-type="float">
            <text:p>2.16714</text:p>
          </table:table-cell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0.0180046" calcext:value-type="float">
            <text:p>0.0180046</text:p>
          </table:table-cell>
          <table:table-cell office:value-type="float" office:value="118.819" calcext:value-type="float">
            <text:p>118.819</text:p>
          </table:table-cell>
          <table:table-cell office:value-type="float" office:value="2.16323" calcext:value-type="float">
            <text:p>2.16323</text:p>
          </table:table-cell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0.0179602" calcext:value-type="float">
            <text:p>0.0179602</text:p>
          </table:table-cell>
          <table:table-cell office:value-type="float" office:value="118.823" calcext:value-type="float">
            <text:p>118.823</text:p>
          </table:table-cell>
          <table:table-cell office:value-type="float" office:value="2.15932" calcext:value-type="float">
            <text:p>2.15932</text:p>
          </table:table-cell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0.0179158" calcext:value-type="float">
            <text:p>0.0179158</text:p>
          </table:table-cell>
          <table:table-cell office:value-type="float" office:value="118.827" calcext:value-type="float">
            <text:p>118.827</text:p>
          </table:table-cell>
          <table:table-cell office:value-type="float" office:value="2.15542" calcext:value-type="float">
            <text:p>2.1554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178716" calcext:value-type="float">
            <text:p>0.0178716</text:p>
          </table:table-cell>
          <table:table-cell office:value-type="float" office:value="118.831" calcext:value-type="float">
            <text:p>118.831</text:p>
          </table:table-cell>
          <table:table-cell office:value-type="float" office:value="2.15153" calcext:value-type="float">
            <text:p>2.15153</text:p>
          </table:table-cell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0.0178275" calcext:value-type="float">
            <text:p>0.0178275</text:p>
          </table:table-cell>
          <table:table-cell office:value-type="float" office:value="118.835" calcext:value-type="float">
            <text:p>118.835</text:p>
          </table:table-cell>
          <table:table-cell office:value-type="float" office:value="2.14765" calcext:value-type="float">
            <text:p>2.14765</text:p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0.0177836" calcext:value-type="float">
            <text:p>0.0177836</text:p>
          </table:table-cell>
          <table:table-cell office:value-type="float" office:value="118.838" calcext:value-type="float">
            <text:p>118.838</text:p>
          </table:table-cell>
          <table:table-cell office:value-type="float" office:value="2.14377" calcext:value-type="float">
            <text:p>2.14377</text:p>
          </table:table-cell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0.0177398" calcext:value-type="float">
            <text:p>0.0177398</text:p>
          </table:table-cell>
          <table:table-cell office:value-type="float" office:value="118.842" calcext:value-type="float">
            <text:p>118.842</text:p>
          </table:table-cell>
          <table:table-cell office:value-type="float" office:value="2.1399" calcext:value-type="float">
            <text:p>2.1399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0.0176962" calcext:value-type="float">
            <text:p>0.0176962</text:p>
          </table:table-cell>
          <table:table-cell office:value-type="float" office:value="118.846" calcext:value-type="float">
            <text:p>118.846</text:p>
          </table:table-cell>
          <table:table-cell office:value-type="float" office:value="2.13603" calcext:value-type="float">
            <text:p>2.13603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0.0176526" calcext:value-type="float">
            <text:p>0.0176526</text:p>
          </table:table-cell>
          <table:table-cell office:value-type="float" office:value="118.85" calcext:value-type="float">
            <text:p>118.85</text:p>
          </table:table-cell>
          <table:table-cell office:value-type="float" office:value="2.13217" calcext:value-type="float">
            <text:p>2.13217</text:p>
          </table:table-cell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0.0176092" calcext:value-type="float">
            <text:p>0.0176092</text:p>
          </table:table-cell>
          <table:table-cell office:value-type="float" office:value="118.854" calcext:value-type="float">
            <text:p>118.854</text:p>
          </table:table-cell>
          <table:table-cell office:value-type="float" office:value="2.12832" calcext:value-type="float">
            <text:p>2.12832</text:p>
          </table:table-cell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0.017566" calcext:value-type="float">
            <text:p>0.017566</text:p>
          </table:table-cell>
          <table:table-cell office:value-type="float" office:value="118.858" calcext:value-type="float">
            <text:p>118.858</text:p>
          </table:table-cell>
          <table:table-cell office:value-type="float" office:value="2.12447" calcext:value-type="float">
            <text:p>2.12447</text:p>
          </table:table-cell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0.0175229" calcext:value-type="float">
            <text:p>0.0175229</text:p>
          </table:table-cell>
          <table:table-cell office:value-type="float" office:value="118.862" calcext:value-type="float">
            <text:p>118.862</text:p>
          </table:table-cell>
          <table:table-cell office:value-type="float" office:value="2.12063" calcext:value-type="float">
            <text:p>2.12063</text:p>
          </table:table-cell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0.0174799" calcext:value-type="float">
            <text:p>0.0174799</text:p>
          </table:table-cell>
          <table:table-cell office:value-type="float" office:value="118.866" calcext:value-type="float">
            <text:p>118.866</text:p>
          </table:table-cell>
          <table:table-cell office:value-type="float" office:value="2.11679" calcext:value-type="float">
            <text:p>2.1167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17437" calcext:value-type="float">
            <text:p>0.017437</text:p>
          </table:table-cell>
          <table:table-cell office:value-type="float" office:value="118.87" calcext:value-type="float">
            <text:p>118.87</text:p>
          </table:table-cell>
          <table:table-cell office:value-type="float" office:value="2.11297" calcext:value-type="float">
            <text:p>2.11297</text:p>
          </table:table-cell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0.0173943" calcext:value-type="float">
            <text:p>0.0173943</text:p>
          </table:table-cell>
          <table:table-cell office:value-type="float" office:value="118.873" calcext:value-type="float">
            <text:p>118.873</text:p>
          </table:table-cell>
          <table:table-cell office:value-type="float" office:value="2.10915" calcext:value-type="float">
            <text:p>2.10915</text:p>
          </table:table-cell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0.0173517" calcext:value-type="float">
            <text:p>0.0173517</text:p>
          </table:table-cell>
          <table:table-cell office:value-type="float" office:value="118.877" calcext:value-type="float">
            <text:p>118.877</text:p>
          </table:table-cell>
          <table:table-cell office:value-type="float" office:value="2.10533" calcext:value-type="float">
            <text:p>2.10533</text:p>
          </table:table-cell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0.0173092" calcext:value-type="float">
            <text:p>0.0173092</text:p>
          </table:table-cell>
          <table:table-cell office:value-type="float" office:value="118.881" calcext:value-type="float">
            <text:p>118.881</text:p>
          </table:table-cell>
          <table:table-cell office:value-type="float" office:value="2.10152" calcext:value-type="float">
            <text:p>2.10152</text:p>
          </table:table-cell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0.0172669" calcext:value-type="float">
            <text:p>0.0172669</text:p>
          </table:table-cell>
          <table:table-cell office:value-type="float" office:value="118.885" calcext:value-type="float">
            <text:p>118.885</text:p>
          </table:table-cell>
          <table:table-cell office:value-type="float" office:value="2.09772" calcext:value-type="float">
            <text:p>2.09772</text:p>
          </table:table-cell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0.0172247" calcext:value-type="float">
            <text:p>0.0172247</text:p>
          </table:table-cell>
          <table:table-cell office:value-type="float" office:value="118.889" calcext:value-type="float">
            <text:p>118.889</text:p>
          </table:table-cell>
          <table:table-cell office:value-type="float" office:value="2.09392" calcext:value-type="float">
            <text:p>2.09392</text:p>
          </table:table-cell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0.0171826" calcext:value-type="float">
            <text:p>0.0171826</text:p>
          </table:table-cell>
          <table:table-cell office:value-type="float" office:value="118.893" calcext:value-type="float">
            <text:p>118.893</text:p>
          </table:table-cell>
          <table:table-cell office:value-type="float" office:value="2.09013" calcext:value-type="float">
            <text:p>2.09013</text:p>
          </table:table-cell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0.0171407" calcext:value-type="float">
            <text:p>0.0171407</text:p>
          </table:table-cell>
          <table:table-cell office:value-type="float" office:value="118.897" calcext:value-type="float">
            <text:p>118.897</text:p>
          </table:table-cell>
          <table:table-cell office:value-type="float" office:value="2.08635" calcext:value-type="float">
            <text:p>2.08635</text:p>
          </table:table-cell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0.0170989" calcext:value-type="float">
            <text:p>0.0170989</text:p>
          </table:table-cell>
          <table:table-cell office:value-type="float" office:value="118.9" calcext:value-type="float">
            <text:p>118.9</text:p>
          </table:table-cell>
          <table:table-cell office:value-type="float" office:value="2.08257" calcext:value-type="float">
            <text:p>2.08257</text:p>
          </table:table-cell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0.0170572" calcext:value-type="float">
            <text:p>0.0170572</text:p>
          </table:table-cell>
          <table:table-cell office:value-type="float" office:value="118.904" calcext:value-type="float">
            <text:p>118.904</text:p>
          </table:table-cell>
          <table:table-cell office:value-type="float" office:value="2.0788" calcext:value-type="float">
            <text:p>2.078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170156" calcext:value-type="float">
            <text:p>0.0170156</text:p>
          </table:table-cell>
          <table:table-cell office:value-type="float" office:value="118.908" calcext:value-type="float">
            <text:p>118.908</text:p>
          </table:table-cell>
          <table:table-cell office:value-type="float" office:value="2.07504" calcext:value-type="float">
            <text:p>2.07504</text:p>
          </table:table-cell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0.0169742" calcext:value-type="float">
            <text:p>0.0169742</text:p>
          </table:table-cell>
          <table:table-cell office:value-type="float" office:value="118.912" calcext:value-type="float">
            <text:p>118.912</text:p>
          </table:table-cell>
          <table:table-cell office:value-type="float" office:value="2.07128" calcext:value-type="float">
            <text:p>2.07128</text:p>
          </table:table-cell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0.0169329" calcext:value-type="float">
            <text:p>0.0169329</text:p>
          </table:table-cell>
          <table:table-cell office:value-type="float" office:value="118.916" calcext:value-type="float">
            <text:p>118.916</text:p>
          </table:table-cell>
          <table:table-cell office:value-type="float" office:value="2.06753" calcext:value-type="float">
            <text:p>2.06753</text:p>
          </table:table-cell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0.0168917" calcext:value-type="float">
            <text:p>0.0168917</text:p>
          </table:table-cell>
          <table:table-cell office:value-type="float" office:value="118.919" calcext:value-type="float">
            <text:p>118.919</text:p>
          </table:table-cell>
          <table:table-cell office:value-type="float" office:value="2.06378" calcext:value-type="float">
            <text:p>2.06378</text:p>
          </table:table-cell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0.0168507" calcext:value-type="float">
            <text:p>0.0168507</text:p>
          </table:table-cell>
          <table:table-cell office:value-type="float" office:value="118.923" calcext:value-type="float">
            <text:p>118.923</text:p>
          </table:table-cell>
          <table:table-cell office:value-type="float" office:value="2.06004" calcext:value-type="float">
            <text:p>2.06004</text:p>
          </table:table-cell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0.0168097" calcext:value-type="float">
            <text:p>0.0168097</text:p>
          </table:table-cell>
          <table:table-cell office:value-type="float" office:value="118.927" calcext:value-type="float">
            <text:p>118.927</text:p>
          </table:table-cell>
          <table:table-cell office:value-type="float" office:value="2.05631" calcext:value-type="float">
            <text:p>2.05631</text:p>
          </table:table-cell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0.0167689" calcext:value-type="float">
            <text:p>0.0167689</text:p>
          </table:table-cell>
          <table:table-cell office:value-type="float" office:value="118.931" calcext:value-type="float">
            <text:p>118.931</text:p>
          </table:table-cell>
          <table:table-cell office:value-type="float" office:value="2.05258" calcext:value-type="float">
            <text:p>2.05258</text:p>
          </table:table-cell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0.0167282" calcext:value-type="float">
            <text:p>0.0167282</text:p>
          </table:table-cell>
          <table:table-cell office:value-type="float" office:value="118.934" calcext:value-type="float">
            <text:p>118.934</text:p>
          </table:table-cell>
          <table:table-cell office:value-type="float" office:value="2.04886" calcext:value-type="float">
            <text:p>2.04886</text:p>
          </table:table-cell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0.0166877" calcext:value-type="float">
            <text:p>0.0166877</text:p>
          </table:table-cell>
          <table:table-cell office:value-type="float" office:value="118.938" calcext:value-type="float">
            <text:p>118.938</text:p>
          </table:table-cell>
          <table:table-cell office:value-type="float" office:value="2.04514" calcext:value-type="float">
            <text:p>2.04514</text:p>
          </table:table-cell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0.0166473" calcext:value-type="float">
            <text:p>0.0166473</text:p>
          </table:table-cell>
          <table:table-cell office:value-type="float" office:value="118.942" calcext:value-type="float">
            <text:p>118.942</text:p>
          </table:table-cell>
          <table:table-cell office:value-type="float" office:value="2.04144" calcext:value-type="float">
            <text:p>2.041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166069" calcext:value-type="float">
            <text:p>0.0166069</text:p>
          </table:table-cell>
          <table:table-cell office:value-type="float" office:value="118.946" calcext:value-type="float">
            <text:p>118.946</text:p>
          </table:table-cell>
          <table:table-cell office:value-type="float" office:value="2.03773" calcext:value-type="float">
            <text:p>2.03773</text:p>
          </table:table-cell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0.0165668" calcext:value-type="float">
            <text:p>0.0165668</text:p>
          </table:table-cell>
          <table:table-cell office:value-type="float" office:value="118.949" calcext:value-type="float">
            <text:p>118.949</text:p>
          </table:table-cell>
          <table:table-cell office:value-type="float" office:value="2.03404" calcext:value-type="float">
            <text:p>2.03404</text:p>
          </table:table-cell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0.0165267" calcext:value-type="float">
            <text:p>0.0165267</text:p>
          </table:table-cell>
          <table:table-cell office:value-type="float" office:value="118.953" calcext:value-type="float">
            <text:p>118.953</text:p>
          </table:table-cell>
          <table:table-cell office:value-type="float" office:value="2.03035" calcext:value-type="float">
            <text:p>2.03035</text:p>
          </table:table-cell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0.0164868" calcext:value-type="float">
            <text:p>0.0164868</text:p>
          </table:table-cell>
          <table:table-cell office:value-type="float" office:value="118.957" calcext:value-type="float">
            <text:p>118.957</text:p>
          </table:table-cell>
          <table:table-cell office:value-type="float" office:value="2.02667" calcext:value-type="float">
            <text:p>2.02667</text:p>
          </table:table-cell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0.0164469" calcext:value-type="float">
            <text:p>0.0164469</text:p>
          </table:table-cell>
          <table:table-cell office:value-type="float" office:value="118.961" calcext:value-type="float">
            <text:p>118.961</text:p>
          </table:table-cell>
          <table:table-cell office:value-type="float" office:value="2.02299" calcext:value-type="float">
            <text:p>2.02299</text:p>
          </table:table-cell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0.0164072" calcext:value-type="float">
            <text:p>0.0164072</text:p>
          </table:table-cell>
          <table:table-cell office:value-type="float" office:value="118.964" calcext:value-type="float">
            <text:p>118.964</text:p>
          </table:table-cell>
          <table:table-cell office:value-type="float" office:value="2.01932" calcext:value-type="float">
            <text:p>2.01932</text:p>
          </table:table-cell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0.0163677" calcext:value-type="float">
            <text:p>0.0163677</text:p>
          </table:table-cell>
          <table:table-cell office:value-type="float" office:value="118.968" calcext:value-type="float">
            <text:p>118.968</text:p>
          </table:table-cell>
          <table:table-cell office:value-type="float" office:value="2.01565" calcext:value-type="float">
            <text:p>2.01565</text:p>
          </table:table-cell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0.0163282" calcext:value-type="float">
            <text:p>0.0163282</text:p>
          </table:table-cell>
          <table:table-cell office:value-type="float" office:value="118.972" calcext:value-type="float">
            <text:p>118.972</text:p>
          </table:table-cell>
          <table:table-cell office:value-type="float" office:value="2.01199" calcext:value-type="float">
            <text:p>2.01199</text:p>
          </table:table-cell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0.0162888" calcext:value-type="float">
            <text:p>0.0162888</text:p>
          </table:table-cell>
          <table:table-cell office:value-type="float" office:value="118.975" calcext:value-type="float">
            <text:p>118.975</text:p>
          </table:table-cell>
          <table:table-cell office:value-type="float" office:value="2.00834" calcext:value-type="float">
            <text:p>2.00834</text:p>
          </table:table-cell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0.0162496" calcext:value-type="float">
            <text:p>0.0162496</text:p>
          </table:table-cell>
          <table:table-cell office:value-type="float" office:value="118.979" calcext:value-type="float">
            <text:p>118.979</text:p>
          </table:table-cell>
          <table:table-cell office:value-type="float" office:value="2.00469" calcext:value-type="float">
            <text:p>2.0046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162105" calcext:value-type="float">
            <text:p>0.0162105</text:p>
          </table:table-cell>
          <table:table-cell office:value-type="float" office:value="118.983" calcext:value-type="float">
            <text:p>118.983</text:p>
          </table:table-cell>
          <table:table-cell office:value-type="float" office:value="2.00105" calcext:value-type="float">
            <text:p>2.00105</text:p>
          </table:table-cell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0.0161715" calcext:value-type="float">
            <text:p>0.0161715</text:p>
          </table:table-cell>
          <table:table-cell office:value-type="float" office:value="118.986" calcext:value-type="float">
            <text:p>118.986</text:p>
          </table:table-cell>
          <table:table-cell office:value-type="float" office:value="1.99742" calcext:value-type="float">
            <text:p>1.99742</text:p>
          </table:table-cell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0.0161327" calcext:value-type="float">
            <text:p>0.0161327</text:p>
          </table:table-cell>
          <table:table-cell office:value-type="float" office:value="118.99" calcext:value-type="float">
            <text:p>118.99</text:p>
          </table:table-cell>
          <table:table-cell office:value-type="float" office:value="1.99379" calcext:value-type="float">
            <text:p>1.99379</text:p>
          </table:table-cell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0.0160939" calcext:value-type="float">
            <text:p>0.0160939</text:p>
          </table:table-cell>
          <table:table-cell office:value-type="float" office:value="118.994" calcext:value-type="float">
            <text:p>118.994</text:p>
          </table:table-cell>
          <table:table-cell office:value-type="float" office:value="1.99017" calcext:value-type="float">
            <text:p>1.99017</text:p>
          </table:table-cell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0.0160553" calcext:value-type="float">
            <text:p>0.0160553</text:p>
          </table:table-cell>
          <table:table-cell office:value-type="float" office:value="118.997" calcext:value-type="float">
            <text:p>118.997</text:p>
          </table:table-cell>
          <table:table-cell office:value-type="float" office:value="1.98655" calcext:value-type="float">
            <text:p>1.98655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0.0160168" calcext:value-type="float">
            <text:p>0.0160168</text:p>
          </table:table-cell>
          <table:table-cell office:value-type="float" office:value="119.001" calcext:value-type="float">
            <text:p>119.001</text:p>
          </table:table-cell>
          <table:table-cell office:value-type="float" office:value="1.98294" calcext:value-type="float">
            <text:p>1.98294</text:p>
          </table:table-cell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0.0159783" calcext:value-type="float">
            <text:p>0.0159783</text:p>
          </table:table-cell>
          <table:table-cell office:value-type="float" office:value="119.005" calcext:value-type="float">
            <text:p>119.005</text:p>
          </table:table-cell>
          <table:table-cell office:value-type="float" office:value="1.97934" calcext:value-type="float">
            <text:p>1.97934</text:p>
          </table:table-cell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0.0159401" calcext:value-type="float">
            <text:p>0.0159401</text:p>
          </table:table-cell>
          <table:table-cell office:value-type="float" office:value="119.008" calcext:value-type="float">
            <text:p>119.008</text:p>
          </table:table-cell>
          <table:table-cell office:value-type="float" office:value="1.97574" calcext:value-type="float">
            <text:p>1.97574</text:p>
          </table:table-cell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0.0159019" calcext:value-type="float">
            <text:p>0.0159019</text:p>
          </table:table-cell>
          <table:table-cell office:value-type="float" office:value="119.012" calcext:value-type="float">
            <text:p>119.012</text:p>
          </table:table-cell>
          <table:table-cell office:value-type="float" office:value="1.97215" calcext:value-type="float">
            <text:p>1.97215</text:p>
          </table:table-cell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0.0158638" calcext:value-type="float">
            <text:p>0.0158638</text:p>
          </table:table-cell>
          <table:table-cell office:value-type="float" office:value="119.016" calcext:value-type="float">
            <text:p>119.016</text:p>
          </table:table-cell>
          <table:table-cell office:value-type="float" office:value="1.96856" calcext:value-type="float">
            <text:p>1.9685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158259" calcext:value-type="float">
            <text:p>0.0158259</text:p>
          </table:table-cell>
          <table:table-cell office:value-type="float" office:value="119.019" calcext:value-type="float">
            <text:p>119.019</text:p>
          </table:table-cell>
          <table:table-cell office:value-type="float" office:value="1.96499" calcext:value-type="float">
            <text:p>1.96499</text:p>
          </table:table-cell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0.0157881" calcext:value-type="float">
            <text:p>0.0157881</text:p>
          </table:table-cell>
          <table:table-cell office:value-type="float" office:value="119.023" calcext:value-type="float">
            <text:p>119.023</text:p>
          </table:table-cell>
          <table:table-cell office:value-type="float" office:value="1.96141" calcext:value-type="float">
            <text:p>1.96141</text:p>
          </table:table-cell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0.0157503" calcext:value-type="float">
            <text:p>0.0157503</text:p>
          </table:table-cell>
          <table:table-cell office:value-type="float" office:value="119.026" calcext:value-type="float">
            <text:p>119.026</text:p>
          </table:table-cell>
          <table:table-cell office:value-type="float" office:value="1.95784" calcext:value-type="float">
            <text:p>1.95784</text:p>
          </table:table-cell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0.0157127" calcext:value-type="float">
            <text:p>0.0157127</text:p>
          </table:table-cell>
          <table:table-cell office:value-type="float" office:value="119.03" calcext:value-type="float">
            <text:p>119.03</text:p>
          </table:table-cell>
          <table:table-cell office:value-type="float" office:value="1.95428" calcext:value-type="float">
            <text:p>1.95428</text:p>
          </table:table-cell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0.0156752" calcext:value-type="float">
            <text:p>0.0156752</text:p>
          </table:table-cell>
          <table:table-cell office:value-type="float" office:value="119.034" calcext:value-type="float">
            <text:p>119.034</text:p>
          </table:table-cell>
          <table:table-cell office:value-type="float" office:value="1.95073" calcext:value-type="float">
            <text:p>1.95073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0.0156379" calcext:value-type="float">
            <text:p>0.0156379</text:p>
          </table:table-cell>
          <table:table-cell office:value-type="float" office:value="119.037" calcext:value-type="float">
            <text:p>119.037</text:p>
          </table:table-cell>
          <table:table-cell office:value-type="float" office:value="1.94718" calcext:value-type="float">
            <text:p>1.94718</text:p>
          </table:table-cell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0.0156006" calcext:value-type="float">
            <text:p>0.0156006</text:p>
          </table:table-cell>
          <table:table-cell office:value-type="float" office:value="119.041" calcext:value-type="float">
            <text:p>119.041</text:p>
          </table:table-cell>
          <table:table-cell office:value-type="float" office:value="1.94364" calcext:value-type="float">
            <text:p>1.94364</text:p>
          </table:table-cell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0.0155634" calcext:value-type="float">
            <text:p>0.0155634</text:p>
          </table:table-cell>
          <table:table-cell office:value-type="float" office:value="119.044" calcext:value-type="float">
            <text:p>119.044</text:p>
          </table:table-cell>
          <table:table-cell office:value-type="float" office:value="1.9401" calcext:value-type="float">
            <text:p>1.9401</text:p>
          </table:table-cell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0.0155264" calcext:value-type="float">
            <text:p>0.0155264</text:p>
          </table:table-cell>
          <table:table-cell office:value-type="float" office:value="119.048" calcext:value-type="float">
            <text:p>119.048</text:p>
          </table:table-cell>
          <table:table-cell office:value-type="float" office:value="1.93657" calcext:value-type="float">
            <text:p>1.93657</text:p>
          </table:table-cell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0.0154894" calcext:value-type="float">
            <text:p>0.0154894</text:p>
          </table:table-cell>
          <table:table-cell office:value-type="float" office:value="119.051" calcext:value-type="float">
            <text:p>119.051</text:p>
          </table:table-cell>
          <table:table-cell office:value-type="float" office:value="1.93304" calcext:value-type="float">
            <text:p>1.9330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154526" calcext:value-type="float">
            <text:p>0.0154526</text:p>
          </table:table-cell>
          <table:table-cell office:value-type="float" office:value="119.055" calcext:value-type="float">
            <text:p>119.055</text:p>
          </table:table-cell>
          <table:table-cell office:value-type="float" office:value="1.92952" calcext:value-type="float">
            <text:p>1.92952</text:p>
          </table:table-cell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0.0154159" calcext:value-type="float">
            <text:p>0.0154159</text:p>
          </table:table-cell>
          <table:table-cell office:value-type="float" office:value="119.059" calcext:value-type="float">
            <text:p>119.059</text:p>
          </table:table-cell>
          <table:table-cell office:value-type="float" office:value="1.92601" calcext:value-type="float">
            <text:p>1.92601</text:p>
          </table:table-cell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0.0153793" calcext:value-type="float">
            <text:p>0.0153793</text:p>
          </table:table-cell>
          <table:table-cell office:value-type="float" office:value="119.062" calcext:value-type="float">
            <text:p>119.062</text:p>
          </table:table-cell>
          <table:table-cell office:value-type="float" office:value="1.9225" calcext:value-type="float">
            <text:p>1.9225</text:p>
          </table:table-cell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.0153428" calcext:value-type="float">
            <text:p>0.0153428</text:p>
          </table:table-cell>
          <table:table-cell office:value-type="float" office:value="119.066" calcext:value-type="float">
            <text:p>119.066</text:p>
          </table:table-cell>
          <table:table-cell office:value-type="float" office:value="1.919" calcext:value-type="float">
            <text:p>1.919</text:p>
          </table:table-cell>
        </table:table-row>
        <table:table-row table:style-name="ro1">
          <table:table-cell office:value-type="float" office:value="121.4" calcext:value-type="float">
            <text:p>121.4</text:p>
          </table:table-cell>
          <table:table-cell office:value-type="float" office:value="0.0153064" calcext:value-type="float">
            <text:p>0.0153064</text:p>
          </table:table-cell>
          <table:table-cell office:value-type="float" office:value="119.069" calcext:value-type="float">
            <text:p>119.069</text:p>
          </table:table-cell>
          <table:table-cell office:value-type="float" office:value="1.91551" calcext:value-type="float">
            <text:p>1.91551</text:p>
          </table:table-cell>
        </table:table-row>
        <table:table-row table:style-name="ro1">
          <table:table-cell office:value-type="float" office:value="121.5" calcext:value-type="float">
            <text:p>121.5</text:p>
          </table:table-cell>
          <table:table-cell office:value-type="float" office:value="0.0152701" calcext:value-type="float">
            <text:p>0.0152701</text:p>
          </table:table-cell>
          <table:table-cell office:value-type="float" office:value="119.073" calcext:value-type="float">
            <text:p>119.073</text:p>
          </table:table-cell>
          <table:table-cell office:value-type="float" office:value="1.91202" calcext:value-type="float">
            <text:p>1.91202</text:p>
          </table:table-cell>
        </table:table-row>
        <table:table-row table:style-name="ro1">
          <table:table-cell office:value-type="float" office:value="121.6" calcext:value-type="float">
            <text:p>121.6</text:p>
          </table:table-cell>
          <table:table-cell office:value-type="float" office:value="0.0152339" calcext:value-type="float">
            <text:p>0.0152339</text:p>
          </table:table-cell>
          <table:table-cell office:value-type="float" office:value="119.076" calcext:value-type="float">
            <text:p>119.076</text:p>
          </table:table-cell>
          <table:table-cell office:value-type="float" office:value="1.90853" calcext:value-type="float">
            <text:p>1.90853</text:p>
          </table:table-cell>
        </table:table-row>
        <table:table-row table:style-name="ro1">
          <table:table-cell office:value-type="float" office:value="121.7" calcext:value-type="float">
            <text:p>121.7</text:p>
          </table:table-cell>
          <table:table-cell office:value-type="float" office:value="0.0151979" calcext:value-type="float">
            <text:p>0.0151979</text:p>
          </table:table-cell>
          <table:table-cell office:value-type="float" office:value="119.08" calcext:value-type="float">
            <text:p>119.08</text:p>
          </table:table-cell>
          <table:table-cell office:value-type="float" office:value="1.90506" calcext:value-type="float">
            <text:p>1.90506</text:p>
          </table:table-cell>
        </table:table-row>
        <table:table-row table:style-name="ro1">
          <table:table-cell office:value-type="float" office:value="121.8" calcext:value-type="float">
            <text:p>121.8</text:p>
          </table:table-cell>
          <table:table-cell office:value-type="float" office:value="0.0151619" calcext:value-type="float">
            <text:p>0.0151619</text:p>
          </table:table-cell>
          <table:table-cell office:value-type="float" office:value="119.083" calcext:value-type="float">
            <text:p>119.083</text:p>
          </table:table-cell>
          <table:table-cell office:value-type="float" office:value="1.90158" calcext:value-type="float">
            <text:p>1.90158</text:p>
          </table:table-cell>
        </table:table-row>
        <table:table-row table:style-name="ro1">
          <table:table-cell office:value-type="float" office:value="121.9" calcext:value-type="float">
            <text:p>121.9</text:p>
          </table:table-cell>
          <table:table-cell office:value-type="float" office:value="0.015126" calcext:value-type="float">
            <text:p>0.015126</text:p>
          </table:table-cell>
          <table:table-cell office:value-type="float" office:value="119.087" calcext:value-type="float">
            <text:p>119.087</text:p>
          </table:table-cell>
          <table:table-cell office:value-type="float" office:value="1.89812" calcext:value-type="float">
            <text:p>1.8981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150903" calcext:value-type="float">
            <text:p>0.0150903</text:p>
          </table:table-cell>
          <table:table-cell office:value-type="float" office:value="119.09" calcext:value-type="float">
            <text:p>119.09</text:p>
          </table:table-cell>
          <table:table-cell office:value-type="float" office:value="1.89466" calcext:value-type="float">
            <text:p>1.89466</text:p>
          </table:table-cell>
        </table:table-row>
        <table:table-row table:style-name="ro1">
          <table:table-cell office:value-type="float" office:value="122.1" calcext:value-type="float">
            <text:p>122.1</text:p>
          </table:table-cell>
          <table:table-cell office:value-type="float" office:value="0.0150546" calcext:value-type="float">
            <text:p>0.0150546</text:p>
          </table:table-cell>
          <table:table-cell office:value-type="float" office:value="119.094" calcext:value-type="float">
            <text:p>119.094</text:p>
          </table:table-cell>
          <table:table-cell office:value-type="float" office:value="1.8912" calcext:value-type="float">
            <text:p>1.8912</text:p>
          </table:table-cell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0.0150191" calcext:value-type="float">
            <text:p>0.0150191</text:p>
          </table:table-cell>
          <table:table-cell office:value-type="float" office:value="119.097" calcext:value-type="float">
            <text:p>119.097</text:p>
          </table:table-cell>
          <table:table-cell office:value-type="float" office:value="1.88776" calcext:value-type="float">
            <text:p>1.88776</text:p>
          </table:table-cell>
        </table:table-row>
        <table:table-row table:style-name="ro1">
          <table:table-cell office:value-type="float" office:value="122.3" calcext:value-type="float">
            <text:p>122.3</text:p>
          </table:table-cell>
          <table:table-cell office:value-type="float" office:value="0.0149837" calcext:value-type="float">
            <text:p>0.0149837</text:p>
          </table:table-cell>
          <table:table-cell office:value-type="float" office:value="119.101" calcext:value-type="float">
            <text:p>119.101</text:p>
          </table:table-cell>
          <table:table-cell office:value-type="float" office:value="1.88431" calcext:value-type="float">
            <text:p>1.88431</text:p>
          </table:table-cell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0.0149483" calcext:value-type="float">
            <text:p>0.0149483</text:p>
          </table:table-cell>
          <table:table-cell office:value-type="float" office:value="119.104" calcext:value-type="float">
            <text:p>119.104</text:p>
          </table:table-cell>
          <table:table-cell office:value-type="float" office:value="1.88088" calcext:value-type="float">
            <text:p>1.88088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office:value-type="float" office:value="0.0149131" calcext:value-type="float">
            <text:p>0.0149131</text:p>
          </table:table-cell>
          <table:table-cell office:value-type="float" office:value="119.108" calcext:value-type="float">
            <text:p>119.108</text:p>
          </table:table-cell>
          <table:table-cell office:value-type="float" office:value="1.87745" calcext:value-type="float">
            <text:p>1.87745</text:p>
          </table:table-cell>
        </table:table-row>
        <table:table-row table:style-name="ro1">
          <table:table-cell office:value-type="float" office:value="122.6" calcext:value-type="float">
            <text:p>122.6</text:p>
          </table:table-cell>
          <table:table-cell office:value-type="float" office:value="0.014878" calcext:value-type="float">
            <text:p>0.014878</text:p>
          </table:table-cell>
          <table:table-cell office:value-type="float" office:value="119.111" calcext:value-type="float">
            <text:p>119.111</text:p>
          </table:table-cell>
          <table:table-cell office:value-type="float" office:value="1.87402" calcext:value-type="float">
            <text:p>1.87402</text:p>
          </table:table-cell>
        </table:table-row>
        <table:table-row table:style-name="ro1">
          <table:table-cell office:value-type="float" office:value="122.7" calcext:value-type="float">
            <text:p>122.7</text:p>
          </table:table-cell>
          <table:table-cell office:value-type="float" office:value="0.014843" calcext:value-type="float">
            <text:p>0.014843</text:p>
          </table:table-cell>
          <table:table-cell office:value-type="float" office:value="119.115" calcext:value-type="float">
            <text:p>119.115</text:p>
          </table:table-cell>
          <table:table-cell office:value-type="float" office:value="1.8706" calcext:value-type="float">
            <text:p>1.8706</text:p>
          </table:table-cell>
        </table:table-row>
        <table:table-row table:style-name="ro1">
          <table:table-cell office:value-type="float" office:value="122.8" calcext:value-type="float">
            <text:p>122.8</text:p>
          </table:table-cell>
          <table:table-cell office:value-type="float" office:value="0.0148081" calcext:value-type="float">
            <text:p>0.0148081</text:p>
          </table:table-cell>
          <table:table-cell office:value-type="float" office:value="119.118" calcext:value-type="float">
            <text:p>119.118</text:p>
          </table:table-cell>
          <table:table-cell office:value-type="float" office:value="1.86719" calcext:value-type="float">
            <text:p>1.86719</text:p>
          </table:table-cell>
        </table:table-row>
        <table:table-row table:style-name="ro1">
          <table:table-cell office:value-type="float" office:value="122.9" calcext:value-type="float">
            <text:p>122.9</text:p>
          </table:table-cell>
          <table:table-cell office:value-type="float" office:value="0.0147732" calcext:value-type="float">
            <text:p>0.0147732</text:p>
          </table:table-cell>
          <table:table-cell office:value-type="float" office:value="119.121" calcext:value-type="float">
            <text:p>119.121</text:p>
          </table:table-cell>
          <table:table-cell office:value-type="float" office:value="1.86378" calcext:value-type="float">
            <text:p>1.8637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147385" calcext:value-type="float">
            <text:p>0.0147385</text:p>
          </table:table-cell>
          <table:table-cell office:value-type="float" office:value="119.125" calcext:value-type="float">
            <text:p>119.125</text:p>
          </table:table-cell>
          <table:table-cell office:value-type="float" office:value="1.86038" calcext:value-type="float">
            <text:p>1.86038</text:p>
          </table:table-cell>
        </table:table-row>
        <table:table-row table:style-name="ro1">
          <table:table-cell office:value-type="float" office:value="123.1" calcext:value-type="float">
            <text:p>123.1</text:p>
          </table:table-cell>
          <table:table-cell office:value-type="float" office:value="0.0147039" calcext:value-type="float">
            <text:p>0.0147039</text:p>
          </table:table-cell>
          <table:table-cell office:value-type="float" office:value="119.128" calcext:value-type="float">
            <text:p>119.128</text:p>
          </table:table-cell>
          <table:table-cell office:value-type="float" office:value="1.85699" calcext:value-type="float">
            <text:p>1.85699</text:p>
          </table:table-cell>
        </table:table-row>
        <table:table-row table:style-name="ro1">
          <table:table-cell office:value-type="float" office:value="123.2" calcext:value-type="float">
            <text:p>123.2</text:p>
          </table:table-cell>
          <table:table-cell office:value-type="float" office:value="0.0146694" calcext:value-type="float">
            <text:p>0.0146694</text:p>
          </table:table-cell>
          <table:table-cell office:value-type="float" office:value="119.132" calcext:value-type="float">
            <text:p>119.132</text:p>
          </table:table-cell>
          <table:table-cell office:value-type="float" office:value="1.8536" calcext:value-type="float">
            <text:p>1.8536</text:p>
          </table:table-cell>
        </table:table-row>
        <table:table-row table:style-name="ro1">
          <table:table-cell office:value-type="float" office:value="123.3" calcext:value-type="float">
            <text:p>123.3</text:p>
          </table:table-cell>
          <table:table-cell office:value-type="float" office:value="0.014635" calcext:value-type="float">
            <text:p>0.014635</text:p>
          </table:table-cell>
          <table:table-cell office:value-type="float" office:value="119.135" calcext:value-type="float">
            <text:p>119.135</text:p>
          </table:table-cell>
          <table:table-cell office:value-type="float" office:value="1.85021" calcext:value-type="float">
            <text:p>1.85021</text:p>
          </table:table-cell>
        </table:table-row>
        <table:table-row table:style-name="ro1">
          <table:table-cell office:value-type="float" office:value="123.4" calcext:value-type="float">
            <text:p>123.4</text:p>
          </table:table-cell>
          <table:table-cell office:value-type="float" office:value="0.0146007" calcext:value-type="float">
            <text:p>0.0146007</text:p>
          </table:table-cell>
          <table:table-cell office:value-type="float" office:value="119.139" calcext:value-type="float">
            <text:p>119.139</text:p>
          </table:table-cell>
          <table:table-cell office:value-type="float" office:value="1.84684" calcext:value-type="float">
            <text:p>1.84684</text:p>
          </table:table-cell>
        </table:table-row>
        <table:table-row table:style-name="ro1">
          <table:table-cell office:value-type="float" office:value="123.5" calcext:value-type="float">
            <text:p>123.5</text:p>
          </table:table-cell>
          <table:table-cell office:value-type="float" office:value="0.0145665" calcext:value-type="float">
            <text:p>0.0145665</text:p>
          </table:table-cell>
          <table:table-cell office:value-type="float" office:value="119.142" calcext:value-type="float">
            <text:p>119.142</text:p>
          </table:table-cell>
          <table:table-cell office:value-type="float" office:value="1.84346" calcext:value-type="float">
            <text:p>1.84346</text:p>
          </table:table-cell>
        </table:table-row>
        <table:table-row table:style-name="ro1">
          <table:table-cell office:value-type="float" office:value="123.6" calcext:value-type="float">
            <text:p>123.6</text:p>
          </table:table-cell>
          <table:table-cell office:value-type="float" office:value="0.0145324" calcext:value-type="float">
            <text:p>0.0145324</text:p>
          </table:table-cell>
          <table:table-cell office:value-type="float" office:value="119.145" calcext:value-type="float">
            <text:p>119.145</text:p>
          </table:table-cell>
          <table:table-cell office:value-type="float" office:value="1.8401" calcext:value-type="float">
            <text:p>1.8401</text:p>
          </table:table-cell>
        </table:table-row>
        <table:table-row table:style-name="ro1">
          <table:table-cell office:value-type="float" office:value="123.7" calcext:value-type="float">
            <text:p>123.7</text:p>
          </table:table-cell>
          <table:table-cell office:value-type="float" office:value="0.0144984" calcext:value-type="float">
            <text:p>0.0144984</text:p>
          </table:table-cell>
          <table:table-cell office:value-type="float" office:value="119.149" calcext:value-type="float">
            <text:p>119.149</text:p>
          </table:table-cell>
          <table:table-cell office:value-type="float" office:value="1.83674" calcext:value-type="float">
            <text:p>1.83674</text:p>
          </table:table-cell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0.0144645" calcext:value-type="float">
            <text:p>0.0144645</text:p>
          </table:table-cell>
          <table:table-cell office:value-type="float" office:value="119.152" calcext:value-type="float">
            <text:p>119.152</text:p>
          </table:table-cell>
          <table:table-cell office:value-type="float" office:value="1.83338" calcext:value-type="float">
            <text:p>1.83338</text:p>
          </table:table-cell>
        </table:table-row>
        <table:table-row table:style-name="ro1">
          <table:table-cell office:value-type="float" office:value="123.9" calcext:value-type="float">
            <text:p>123.9</text:p>
          </table:table-cell>
          <table:table-cell office:value-type="float" office:value="0.0144307" calcext:value-type="float">
            <text:p>0.0144307</text:p>
          </table:table-cell>
          <table:table-cell office:value-type="float" office:value="119.156" calcext:value-type="float">
            <text:p>119.156</text:p>
          </table:table-cell>
          <table:table-cell office:value-type="float" office:value="1.83003" calcext:value-type="float">
            <text:p>1.8300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143969" calcext:value-type="float">
            <text:p>0.0143969</text:p>
          </table:table-cell>
          <table:table-cell office:value-type="float" office:value="119.159" calcext:value-type="float">
            <text:p>119.159</text:p>
          </table:table-cell>
          <table:table-cell office:value-type="float" office:value="1.82669" calcext:value-type="float">
            <text:p>1.82669</text:p>
          </table:table-cell>
        </table:table-row>
        <table:table-row table:style-name="ro1">
          <table:table-cell office:value-type="float" office:value="124.1" calcext:value-type="float">
            <text:p>124.1</text:p>
          </table:table-cell>
          <table:table-cell office:value-type="float" office:value="0.0143633" calcext:value-type="float">
            <text:p>0.0143633</text:p>
          </table:table-cell>
          <table:table-cell office:value-type="float" office:value="119.162" calcext:value-type="float">
            <text:p>119.162</text:p>
          </table:table-cell>
          <table:table-cell office:value-type="float" office:value="1.82335" calcext:value-type="float">
            <text:p>1.82335</text:p>
          </table:table-cell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0.0143298" calcext:value-type="float">
            <text:p>0.0143298</text:p>
          </table:table-cell>
          <table:table-cell office:value-type="float" office:value="119.166" calcext:value-type="float">
            <text:p>119.166</text:p>
          </table:table-cell>
          <table:table-cell office:value-type="float" office:value="1.82002" calcext:value-type="float">
            <text:p>1.82002</text:p>
          </table:table-cell>
        </table:table-row>
        <table:table-row table:style-name="ro1">
          <table:table-cell office:value-type="float" office:value="124.3" calcext:value-type="float">
            <text:p>124.3</text:p>
          </table:table-cell>
          <table:table-cell office:value-type="float" office:value="0.0142964" calcext:value-type="float">
            <text:p>0.0142964</text:p>
          </table:table-cell>
          <table:table-cell office:value-type="float" office:value="119.169" calcext:value-type="float">
            <text:p>119.169</text:p>
          </table:table-cell>
          <table:table-cell office:value-type="float" office:value="1.81669" calcext:value-type="float">
            <text:p>1.81669</text:p>
          </table:table-cell>
        </table:table-row>
        <table:table-row table:style-name="ro1">
          <table:table-cell office:value-type="float" office:value="124.4" calcext:value-type="float">
            <text:p>124.4</text:p>
          </table:table-cell>
          <table:table-cell office:value-type="float" office:value="0.0142631" calcext:value-type="float">
            <text:p>0.0142631</text:p>
          </table:table-cell>
          <table:table-cell office:value-type="float" office:value="119.172" calcext:value-type="float">
            <text:p>119.172</text:p>
          </table:table-cell>
          <table:table-cell office:value-type="float" office:value="1.81337" calcext:value-type="float">
            <text:p>1.81337</text:p>
          </table:table-cell>
        </table:table-row>
        <table:table-row table:style-name="ro1">
          <table:table-cell office:value-type="float" office:value="124.5" calcext:value-type="float">
            <text:p>124.5</text:p>
          </table:table-cell>
          <table:table-cell office:value-type="float" office:value="0.0142299" calcext:value-type="float">
            <text:p>0.0142299</text:p>
          </table:table-cell>
          <table:table-cell office:value-type="float" office:value="119.176" calcext:value-type="float">
            <text:p>119.176</text:p>
          </table:table-cell>
          <table:table-cell office:value-type="float" office:value="1.81006" calcext:value-type="float">
            <text:p>1.81006</text:p>
          </table:table-cell>
        </table:table-row>
        <table:table-row table:style-name="ro1">
          <table:table-cell office:value-type="float" office:value="124.6" calcext:value-type="float">
            <text:p>124.6</text:p>
          </table:table-cell>
          <table:table-cell office:value-type="float" office:value="0.0141967" calcext:value-type="float">
            <text:p>0.0141967</text:p>
          </table:table-cell>
          <table:table-cell office:value-type="float" office:value="119.179" calcext:value-type="float">
            <text:p>119.179</text:p>
          </table:table-cell>
          <table:table-cell office:value-type="float" office:value="1.80675" calcext:value-type="float">
            <text:p>1.80675</text:p>
          </table:table-cell>
        </table:table-row>
        <table:table-row table:style-name="ro1">
          <table:table-cell office:value-type="float" office:value="124.7" calcext:value-type="float">
            <text:p>124.7</text:p>
          </table:table-cell>
          <table:table-cell office:value-type="float" office:value="0.0141637" calcext:value-type="float">
            <text:p>0.0141637</text:p>
          </table:table-cell>
          <table:table-cell office:value-type="float" office:value="119.182" calcext:value-type="float">
            <text:p>119.182</text:p>
          </table:table-cell>
          <table:table-cell office:value-type="float" office:value="1.80345" calcext:value-type="float">
            <text:p>1.80345</text:p>
          </table:table-cell>
        </table:table-row>
        <table:table-row table:style-name="ro1">
          <table:table-cell office:value-type="float" office:value="124.8" calcext:value-type="float">
            <text:p>124.8</text:p>
          </table:table-cell>
          <table:table-cell office:value-type="float" office:value="0.0141308" calcext:value-type="float">
            <text:p>0.0141308</text:p>
          </table:table-cell>
          <table:table-cell office:value-type="float" office:value="119.186" calcext:value-type="float">
            <text:p>119.186</text:p>
          </table:table-cell>
          <table:table-cell office:value-type="float" office:value="1.80015" calcext:value-type="float">
            <text:p>1.80015</text:p>
          </table:table-cell>
        </table:table-row>
        <table:table-row table:style-name="ro1">
          <table:table-cell office:value-type="float" office:value="124.9" calcext:value-type="float">
            <text:p>124.9</text:p>
          </table:table-cell>
          <table:table-cell office:value-type="float" office:value="0.0140979" calcext:value-type="float">
            <text:p>0.0140979</text:p>
          </table:table-cell>
          <table:table-cell office:value-type="float" office:value="119.189" calcext:value-type="float">
            <text:p>119.189</text:p>
          </table:table-cell>
          <table:table-cell office:value-type="float" office:value="1.79686" calcext:value-type="float">
            <text:p>1.7968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140652" calcext:value-type="float">
            <text:p>0.0140652</text:p>
          </table:table-cell>
          <table:table-cell office:value-type="float" office:value="119.192" calcext:value-type="float">
            <text:p>119.192</text:p>
          </table:table-cell>
          <table:table-cell office:value-type="float" office:value="1.79357" calcext:value-type="float">
            <text:p>1.79357</text:p>
          </table:table-cell>
        </table:table-row>
        <table:table-row table:style-name="ro1">
          <table:table-cell office:value-type="float" office:value="125.1" calcext:value-type="float">
            <text:p>125.1</text:p>
          </table:table-cell>
          <table:table-cell office:value-type="float" office:value="0.0140325" calcext:value-type="float">
            <text:p>0.0140325</text:p>
          </table:table-cell>
          <table:table-cell office:value-type="float" office:value="119.196" calcext:value-type="float">
            <text:p>119.196</text:p>
          </table:table-cell>
          <table:table-cell office:value-type="float" office:value="1.79029" calcext:value-type="float">
            <text:p>1.79029</text:p>
          </table:table-cell>
        </table:table-row>
        <table:table-row table:style-name="ro1">
          <table:table-cell office:value-type="float" office:value="125.2" calcext:value-type="float">
            <text:p>125.2</text:p>
          </table:table-cell>
          <table:table-cell office:value-type="float" office:value="0.014" calcext:value-type="float">
            <text:p>0.014</text:p>
          </table:table-cell>
          <table:table-cell office:value-type="float" office:value="119.199" calcext:value-type="float">
            <text:p>119.199</text:p>
          </table:table-cell>
          <table:table-cell office:value-type="float" office:value="1.78702" calcext:value-type="float">
            <text:p>1.78702</text:p>
          </table:table-cell>
        </table:table-row>
        <table:table-row table:style-name="ro1">
          <table:table-cell office:value-type="float" office:value="125.3" calcext:value-type="float">
            <text:p>125.3</text:p>
          </table:table-cell>
          <table:table-cell office:value-type="float" office:value="0.0139675" calcext:value-type="float">
            <text:p>0.0139675</text:p>
          </table:table-cell>
          <table:table-cell office:value-type="float" office:value="119.202" calcext:value-type="float">
            <text:p>119.202</text:p>
          </table:table-cell>
          <table:table-cell office:value-type="float" office:value="1.78375" calcext:value-type="float">
            <text:p>1.78375</text:p>
          </table:table-cell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0.0139351" calcext:value-type="float">
            <text:p>0.0139351</text:p>
          </table:table-cell>
          <table:table-cell office:value-type="float" office:value="119.206" calcext:value-type="float">
            <text:p>119.206</text:p>
          </table:table-cell>
          <table:table-cell office:value-type="float" office:value="1.78048" calcext:value-type="float">
            <text:p>1.78048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office:value-type="float" office:value="0.0139029" calcext:value-type="float">
            <text:p>0.0139029</text:p>
          </table:table-cell>
          <table:table-cell office:value-type="float" office:value="119.209" calcext:value-type="float">
            <text:p>119.209</text:p>
          </table:table-cell>
          <table:table-cell office:value-type="float" office:value="1.77722" calcext:value-type="float">
            <text:p>1.77722</text:p>
          </table:table-cell>
        </table:table-row>
        <table:table-row table:style-name="ro1">
          <table:table-cell office:value-type="float" office:value="125.6" calcext:value-type="float">
            <text:p>125.6</text:p>
          </table:table-cell>
          <table:table-cell office:value-type="float" office:value="0.0138707" calcext:value-type="float">
            <text:p>0.0138707</text:p>
          </table:table-cell>
          <table:table-cell office:value-type="float" office:value="119.212" calcext:value-type="float">
            <text:p>119.212</text:p>
          </table:table-cell>
          <table:table-cell office:value-type="float" office:value="1.77397" calcext:value-type="float">
            <text:p>1.77397</text:p>
          </table:table-cell>
        </table:table-row>
        <table:table-row table:style-name="ro1">
          <table:table-cell office:value-type="float" office:value="125.7" calcext:value-type="float">
            <text:p>125.7</text:p>
          </table:table-cell>
          <table:table-cell office:value-type="float" office:value="0.0138386" calcext:value-type="float">
            <text:p>0.0138386</text:p>
          </table:table-cell>
          <table:table-cell office:value-type="float" office:value="119.215" calcext:value-type="float">
            <text:p>119.215</text:p>
          </table:table-cell>
          <table:table-cell office:value-type="float" office:value="1.77073" calcext:value-type="float">
            <text:p>1.77073</text:p>
          </table:table-cell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0.0138066" calcext:value-type="float">
            <text:p>0.0138066</text:p>
          </table:table-cell>
          <table:table-cell office:value-type="float" office:value="119.219" calcext:value-type="float">
            <text:p>119.219</text:p>
          </table:table-cell>
          <table:table-cell office:value-type="float" office:value="1.76748" calcext:value-type="float">
            <text:p>1.76748</text:p>
          </table:table-cell>
        </table:table-row>
        <table:table-row table:style-name="ro1">
          <table:table-cell office:value-type="float" office:value="125.9" calcext:value-type="float">
            <text:p>125.9</text:p>
          </table:table-cell>
          <table:table-cell office:value-type="float" office:value="0.0137747" calcext:value-type="float">
            <text:p>0.0137747</text:p>
          </table:table-cell>
          <table:table-cell office:value-type="float" office:value="119.222" calcext:value-type="float">
            <text:p>119.222</text:p>
          </table:table-cell>
          <table:table-cell office:value-type="float" office:value="1.76425" calcext:value-type="float">
            <text:p>1.764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137429" calcext:value-type="float">
            <text:p>0.0137429</text:p>
          </table:table-cell>
          <table:table-cell office:value-type="float" office:value="119.225" calcext:value-type="float">
            <text:p>119.225</text:p>
          </table:table-cell>
          <table:table-cell office:value-type="float" office:value="1.76102" calcext:value-type="float">
            <text:p>1.76102</text:p>
          </table:table-cell>
        </table:table-row>
        <table:table-row table:style-name="ro1">
          <table:table-cell office:value-type="float" office:value="126.1" calcext:value-type="float">
            <text:p>126.1</text:p>
          </table:table-cell>
          <table:table-cell office:value-type="float" office:value="0.0137112" calcext:value-type="float">
            <text:p>0.0137112</text:p>
          </table:table-cell>
          <table:table-cell office:value-type="float" office:value="119.228" calcext:value-type="float">
            <text:p>119.228</text:p>
          </table:table-cell>
          <table:table-cell office:value-type="float" office:value="1.75779" calcext:value-type="float">
            <text:p>1.75779</text:p>
          </table:table-cell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0.0136795" calcext:value-type="float">
            <text:p>0.0136795</text:p>
          </table:table-cell>
          <table:table-cell office:value-type="float" office:value="119.232" calcext:value-type="float">
            <text:p>119.232</text:p>
          </table:table-cell>
          <table:table-cell office:value-type="float" office:value="1.75458" calcext:value-type="float">
            <text:p>1.75458</text:p>
          </table:table-cell>
        </table:table-row>
        <table:table-row table:style-name="ro1">
          <table:table-cell office:value-type="float" office:value="126.3" calcext:value-type="float">
            <text:p>126.3</text:p>
          </table:table-cell>
          <table:table-cell office:value-type="float" office:value="0.013648" calcext:value-type="float">
            <text:p>0.013648</text:p>
          </table:table-cell>
          <table:table-cell office:value-type="float" office:value="119.235" calcext:value-type="float">
            <text:p>119.235</text:p>
          </table:table-cell>
          <table:table-cell office:value-type="float" office:value="1.75136" calcext:value-type="float">
            <text:p>1.75136</text:p>
          </table:table-cell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0.0136165" calcext:value-type="float">
            <text:p>0.0136165</text:p>
          </table:table-cell>
          <table:table-cell office:value-type="float" office:value="119.238" calcext:value-type="float">
            <text:p>119.238</text:p>
          </table:table-cell>
          <table:table-cell office:value-type="float" office:value="1.74815" calcext:value-type="float">
            <text:p>1.74815</text:p>
          </table:table-cell>
        </table:table-row>
        <table:table-row table:style-name="ro1">
          <table:table-cell office:value-type="float" office:value="126.5" calcext:value-type="float">
            <text:p>126.5</text:p>
          </table:table-cell>
          <table:table-cell office:value-type="float" office:value="0.0135852" calcext:value-type="float">
            <text:p>0.0135852</text:p>
          </table:table-cell>
          <table:table-cell office:value-type="float" office:value="119.241" calcext:value-type="float">
            <text:p>119.241</text:p>
          </table:table-cell>
          <table:table-cell office:value-type="float" office:value="1.74495" calcext:value-type="float">
            <text:p>1.74495</text:p>
          </table:table-cell>
        </table:table-row>
        <table:table-row table:style-name="ro1">
          <table:table-cell office:value-type="float" office:value="126.6" calcext:value-type="float">
            <text:p>126.6</text:p>
          </table:table-cell>
          <table:table-cell office:value-type="float" office:value="0.0135539" calcext:value-type="float">
            <text:p>0.0135539</text:p>
          </table:table-cell>
          <table:table-cell office:value-type="float" office:value="119.245" calcext:value-type="float">
            <text:p>119.245</text:p>
          </table:table-cell>
          <table:table-cell office:value-type="float" office:value="1.74176" calcext:value-type="float">
            <text:p>1.74176</text:p>
          </table:table-cell>
        </table:table-row>
        <table:table-row table:style-name="ro1">
          <table:table-cell office:value-type="float" office:value="126.7" calcext:value-type="float">
            <text:p>126.7</text:p>
          </table:table-cell>
          <table:table-cell office:value-type="float" office:value="0.0135227" calcext:value-type="float">
            <text:p>0.0135227</text:p>
          </table:table-cell>
          <table:table-cell office:value-type="float" office:value="119.248" calcext:value-type="float">
            <text:p>119.248</text:p>
          </table:table-cell>
          <table:table-cell office:value-type="float" office:value="1.73856" calcext:value-type="float">
            <text:p>1.73856</text:p>
          </table:table-cell>
        </table:table-row>
        <table:table-row table:style-name="ro1">
          <table:table-cell office:value-type="float" office:value="126.8" calcext:value-type="float">
            <text:p>126.8</text:p>
          </table:table-cell>
          <table:table-cell office:value-type="float" office:value="0.0134916" calcext:value-type="float">
            <text:p>0.0134916</text:p>
          </table:table-cell>
          <table:table-cell office:value-type="float" office:value="119.251" calcext:value-type="float">
            <text:p>119.251</text:p>
          </table:table-cell>
          <table:table-cell office:value-type="float" office:value="1.73538" calcext:value-type="float">
            <text:p>1.73538</text:p>
          </table:table-cell>
        </table:table-row>
        <table:table-row table:style-name="ro1">
          <table:table-cell office:value-type="float" office:value="126.9" calcext:value-type="float">
            <text:p>126.9</text:p>
          </table:table-cell>
          <table:table-cell office:value-type="float" office:value="0.0134606" calcext:value-type="float">
            <text:p>0.0134606</text:p>
          </table:table-cell>
          <table:table-cell office:value-type="float" office:value="119.254" calcext:value-type="float">
            <text:p>119.254</text:p>
          </table:table-cell>
          <table:table-cell office:value-type="float" office:value="1.7322" calcext:value-type="float">
            <text:p>1.732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134297" calcext:value-type="float">
            <text:p>0.0134297</text:p>
          </table:table-cell>
          <table:table-cell office:value-type="float" office:value="119.258" calcext:value-type="float">
            <text:p>119.258</text:p>
          </table:table-cell>
          <table:table-cell office:value-type="float" office:value="1.72902" calcext:value-type="float">
            <text:p>1.72902</text:p>
          </table:table-cell>
        </table:table-row>
        <table:table-row table:style-name="ro1">
          <table:table-cell office:value-type="float" office:value="127.1" calcext:value-type="float">
            <text:p>127.1</text:p>
          </table:table-cell>
          <table:table-cell office:value-type="float" office:value="0.0133989" calcext:value-type="float">
            <text:p>0.0133989</text:p>
          </table:table-cell>
          <table:table-cell office:value-type="float" office:value="119.261" calcext:value-type="float">
            <text:p>119.261</text:p>
          </table:table-cell>
          <table:table-cell office:value-type="float" office:value="1.72586" calcext:value-type="float">
            <text:p>1.72586</text:p>
          </table:table-cell>
        </table:table-row>
        <table:table-row table:style-name="ro1">
          <table:table-cell office:value-type="float" office:value="127.2" calcext:value-type="float">
            <text:p>127.2</text:p>
          </table:table-cell>
          <table:table-cell office:value-type="float" office:value="0.0133682" calcext:value-type="float">
            <text:p>0.0133682</text:p>
          </table:table-cell>
          <table:table-cell office:value-type="float" office:value="119.264" calcext:value-type="float">
            <text:p>119.264</text:p>
          </table:table-cell>
          <table:table-cell office:value-type="float" office:value="1.72269" calcext:value-type="float">
            <text:p>1.72269</text:p>
          </table:table-cell>
        </table:table-row>
        <table:table-row table:style-name="ro1">
          <table:table-cell office:value-type="float" office:value="127.3" calcext:value-type="float">
            <text:p>127.3</text:p>
          </table:table-cell>
          <table:table-cell office:value-type="float" office:value="0.0133375" calcext:value-type="float">
            <text:p>0.0133375</text:p>
          </table:table-cell>
          <table:table-cell office:value-type="float" office:value="119.267" calcext:value-type="float">
            <text:p>119.267</text:p>
          </table:table-cell>
          <table:table-cell office:value-type="float" office:value="1.71953" calcext:value-type="float">
            <text:p>1.71953</text:p>
          </table:table-cell>
        </table:table-row>
        <table:table-row table:style-name="ro1">
          <table:table-cell office:value-type="float" office:value="127.4" calcext:value-type="float">
            <text:p>127.4</text:p>
          </table:table-cell>
          <table:table-cell office:value-type="float" office:value="0.013307" calcext:value-type="float">
            <text:p>0.013307</text:p>
          </table:table-cell>
          <table:table-cell office:value-type="float" office:value="119.27" calcext:value-type="float">
            <text:p>119.27</text:p>
          </table:table-cell>
          <table:table-cell office:value-type="float" office:value="1.71638" calcext:value-type="float">
            <text:p>1.71638</text:p>
          </table:table-cell>
        </table:table-row>
        <table:table-row table:style-name="ro1">
          <table:table-cell office:value-type="float" office:value="127.5" calcext:value-type="float">
            <text:p>127.5</text:p>
          </table:table-cell>
          <table:table-cell office:value-type="float" office:value="0.0132765" calcext:value-type="float">
            <text:p>0.0132765</text:p>
          </table:table-cell>
          <table:table-cell office:value-type="float" office:value="119.273" calcext:value-type="float">
            <text:p>119.273</text:p>
          </table:table-cell>
          <table:table-cell office:value-type="float" office:value="1.71323" calcext:value-type="float">
            <text:p>1.71323</text:p>
          </table:table-cell>
        </table:table-row>
        <table:table-row table:style-name="ro1">
          <table:table-cell office:value-type="float" office:value="127.6" calcext:value-type="float">
            <text:p>127.6</text:p>
          </table:table-cell>
          <table:table-cell office:value-type="float" office:value="0.0132461" calcext:value-type="float">
            <text:p>0.0132461</text:p>
          </table:table-cell>
          <table:table-cell office:value-type="float" office:value="119.277" calcext:value-type="float">
            <text:p>119.277</text:p>
          </table:table-cell>
          <table:table-cell office:value-type="float" office:value="1.71009" calcext:value-type="float">
            <text:p>1.71009</text:p>
          </table:table-cell>
        </table:table-row>
        <table:table-row table:style-name="ro1">
          <table:table-cell office:value-type="float" office:value="127.7" calcext:value-type="float">
            <text:p>127.7</text:p>
          </table:table-cell>
          <table:table-cell office:value-type="float" office:value="0.0132158" calcext:value-type="float">
            <text:p>0.0132158</text:p>
          </table:table-cell>
          <table:table-cell office:value-type="float" office:value="119.28" calcext:value-type="float">
            <text:p>119.28</text:p>
          </table:table-cell>
          <table:table-cell office:value-type="float" office:value="1.70696" calcext:value-type="float">
            <text:p>1.70696</text:p>
          </table:table-cell>
        </table:table-row>
        <table:table-row table:style-name="ro1">
          <table:table-cell office:value-type="float" office:value="127.8" calcext:value-type="float">
            <text:p>127.8</text:p>
          </table:table-cell>
          <table:table-cell office:value-type="float" office:value="0.0131856" calcext:value-type="float">
            <text:p>0.0131856</text:p>
          </table:table-cell>
          <table:table-cell office:value-type="float" office:value="119.283" calcext:value-type="float">
            <text:p>119.283</text:p>
          </table:table-cell>
          <table:table-cell office:value-type="float" office:value="1.70383" calcext:value-type="float">
            <text:p>1.70383</text:p>
          </table:table-cell>
        </table:table-row>
        <table:table-row table:style-name="ro1">
          <table:table-cell office:value-type="float" office:value="127.9" calcext:value-type="float">
            <text:p>127.9</text:p>
          </table:table-cell>
          <table:table-cell office:value-type="float" office:value="0.0131554" calcext:value-type="float">
            <text:p>0.0131554</text:p>
          </table:table-cell>
          <table:table-cell office:value-type="float" office:value="119.286" calcext:value-type="float">
            <text:p>119.286</text:p>
          </table:table-cell>
          <table:table-cell office:value-type="float" office:value="1.7007" calcext:value-type="float">
            <text:p>1.70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31254" calcext:value-type="float">
            <text:p>0.0131254</text:p>
          </table:table-cell>
          <table:table-cell office:value-type="float" office:value="119.289" calcext:value-type="float">
            <text:p>119.289</text:p>
          </table:table-cell>
          <table:table-cell office:value-type="float" office:value="1.69758" calcext:value-type="float">
            <text:p>1.69758</text:p>
          </table:table-cell>
        </table:table-row>
        <table:table-row table:style-name="ro1">
          <table:table-cell office:value-type="float" office:value="128.1" calcext:value-type="float">
            <text:p>128.1</text:p>
          </table:table-cell>
          <table:table-cell office:value-type="float" office:value="0.0130954" calcext:value-type="float">
            <text:p>0.0130954</text:p>
          </table:table-cell>
          <table:table-cell office:value-type="float" office:value="119.292" calcext:value-type="float">
            <text:p>119.292</text:p>
          </table:table-cell>
          <table:table-cell office:value-type="float" office:value="1.69447" calcext:value-type="float">
            <text:p>1.69447</text:p>
          </table:table-cell>
        </table:table-row>
        <table:table-row table:style-name="ro1">
          <table:table-cell office:value-type="float" office:value="128.2" calcext:value-type="float">
            <text:p>128.2</text:p>
          </table:table-cell>
          <table:table-cell office:value-type="float" office:value="0.0130656" calcext:value-type="float">
            <text:p>0.0130656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1.69136" calcext:value-type="float">
            <text:p>1.69136</text:p>
          </table:table-cell>
        </table:table-row>
        <table:table-row table:style-name="ro1">
          <table:table-cell office:value-type="float" office:value="128.3" calcext:value-type="float">
            <text:p>128.3</text:p>
          </table:table-cell>
          <table:table-cell office:value-type="float" office:value="0.0130358" calcext:value-type="float">
            <text:p>0.0130358</text:p>
          </table:table-cell>
          <table:table-cell office:value-type="float" office:value="119.299" calcext:value-type="float">
            <text:p>119.299</text:p>
          </table:table-cell>
          <table:table-cell office:value-type="float" office:value="1.68825" calcext:value-type="float">
            <text:p>1.68825</text:p>
          </table:table-cell>
        </table:table-row>
        <table:table-row table:style-name="ro1">
          <table:table-cell office:value-type="float" office:value="128.4" calcext:value-type="float">
            <text:p>128.4</text:p>
          </table:table-cell>
          <table:table-cell office:value-type="float" office:value="0.0130061" calcext:value-type="float">
            <text:p>0.0130061</text:p>
          </table:table-cell>
          <table:table-cell office:value-type="float" office:value="119.302" calcext:value-type="float">
            <text:p>119.302</text:p>
          </table:table-cell>
          <table:table-cell office:value-type="float" office:value="1.68516" calcext:value-type="float">
            <text:p>1.68516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office:value-type="float" office:value="0.0129764" calcext:value-type="float">
            <text:p>0.0129764</text:p>
          </table:table-cell>
          <table:table-cell office:value-type="float" office:value="119.305" calcext:value-type="float">
            <text:p>119.305</text:p>
          </table:table-cell>
          <table:table-cell office:value-type="float" office:value="1.68206" calcext:value-type="float">
            <text:p>1.68206</text:p>
          </table:table-cell>
        </table:table-row>
        <table:table-row table:style-name="ro1">
          <table:table-cell office:value-type="float" office:value="128.6" calcext:value-type="float">
            <text:p>128.6</text:p>
          </table:table-cell>
          <table:table-cell office:value-type="float" office:value="0.0129469" calcext:value-type="float">
            <text:p>0.0129469</text:p>
          </table:table-cell>
          <table:table-cell office:value-type="float" office:value="119.308" calcext:value-type="float">
            <text:p>119.308</text:p>
          </table:table-cell>
          <table:table-cell office:value-type="float" office:value="1.67898" calcext:value-type="float">
            <text:p>1.67898</text:p>
          </table:table-cell>
        </table:table-row>
        <table:table-row table:style-name="ro1">
          <table:table-cell office:value-type="float" office:value="128.7" calcext:value-type="float">
            <text:p>128.7</text:p>
          </table:table-cell>
          <table:table-cell office:value-type="float" office:value="0.0129174" calcext:value-type="float">
            <text:p>0.0129174</text:p>
          </table:table-cell>
          <table:table-cell office:value-type="float" office:value="119.311" calcext:value-type="float">
            <text:p>119.311</text:p>
          </table:table-cell>
          <table:table-cell office:value-type="float" office:value="1.67589" calcext:value-type="float">
            <text:p>1.67589</text:p>
          </table:table-cell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0.0128881" calcext:value-type="float">
            <text:p>0.0128881</text:p>
          </table:table-cell>
          <table:table-cell office:value-type="float" office:value="119.314" calcext:value-type="float">
            <text:p>119.314</text:p>
          </table:table-cell>
          <table:table-cell office:value-type="float" office:value="1.67282" calcext:value-type="float">
            <text:p>1.67282</text:p>
          </table:table-cell>
        </table:table-row>
        <table:table-row table:style-name="ro1">
          <table:table-cell office:value-type="float" office:value="128.9" calcext:value-type="float">
            <text:p>128.9</text:p>
          </table:table-cell>
          <table:table-cell office:value-type="float" office:value="0.0128588" calcext:value-type="float">
            <text:p>0.0128588</text:p>
          </table:table-cell>
          <table:table-cell office:value-type="float" office:value="119.317" calcext:value-type="float">
            <text:p>119.317</text:p>
          </table:table-cell>
          <table:table-cell office:value-type="float" office:value="1.66975" calcext:value-type="float">
            <text:p>1.6697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128296" calcext:value-type="float">
            <text:p>0.0128296</text:p>
          </table:table-cell>
          <table:table-cell office:value-type="float" office:value="119.32" calcext:value-type="float">
            <text:p>119.32</text:p>
          </table:table-cell>
          <table:table-cell office:value-type="float" office:value="1.66668" calcext:value-type="float">
            <text:p>1.66668</text:p>
          </table:table-cell>
        </table:table-row>
        <table:table-row table:style-name="ro1">
          <table:table-cell office:value-type="float" office:value="129.1" calcext:value-type="float">
            <text:p>129.1</text:p>
          </table:table-cell>
          <table:table-cell office:value-type="float" office:value="0.0128004" calcext:value-type="float">
            <text:p>0.0128004</text:p>
          </table:table-cell>
          <table:table-cell office:value-type="float" office:value="119.324" calcext:value-type="float">
            <text:p>119.324</text:p>
          </table:table-cell>
          <table:table-cell office:value-type="float" office:value="1.66362" calcext:value-type="float">
            <text:p>1.66362</text:p>
          </table:table-cell>
        </table:table-row>
        <table:table-row table:style-name="ro1">
          <table:table-cell office:value-type="float" office:value="129.2" calcext:value-type="float">
            <text:p>129.2</text:p>
          </table:table-cell>
          <table:table-cell office:value-type="float" office:value="0.0127714" calcext:value-type="float">
            <text:p>0.0127714</text:p>
          </table:table-cell>
          <table:table-cell office:value-type="float" office:value="119.327" calcext:value-type="float">
            <text:p>119.327</text:p>
          </table:table-cell>
          <table:table-cell office:value-type="float" office:value="1.66056" calcext:value-type="float">
            <text:p>1.66056</text:p>
          </table:table-cell>
        </table:table-row>
        <table:table-row table:style-name="ro1">
          <table:table-cell office:value-type="float" office:value="129.3" calcext:value-type="float">
            <text:p>129.3</text:p>
          </table:table-cell>
          <table:table-cell office:value-type="float" office:value="0.0127424" calcext:value-type="float">
            <text:p>0.0127424</text:p>
          </table:table-cell>
          <table:table-cell office:value-type="float" office:value="119.33" calcext:value-type="float">
            <text:p>119.33</text:p>
          </table:table-cell>
          <table:table-cell office:value-type="float" office:value="1.65751" calcext:value-type="float">
            <text:p>1.65751</text:p>
          </table:table-cell>
        </table:table-row>
        <table:table-row table:style-name="ro1">
          <table:table-cell office:value-type="float" office:value="129.4" calcext:value-type="float">
            <text:p>129.4</text:p>
          </table:table-cell>
          <table:table-cell office:value-type="float" office:value="0.0127136" calcext:value-type="float">
            <text:p>0.0127136</text:p>
          </table:table-cell>
          <table:table-cell office:value-type="float" office:value="119.333" calcext:value-type="float">
            <text:p>119.333</text:p>
          </table:table-cell>
          <table:table-cell office:value-type="float" office:value="1.65447" calcext:value-type="float">
            <text:p>1.65447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office:value-type="float" office:value="0.0126848" calcext:value-type="float">
            <text:p>0.0126848</text:p>
          </table:table-cell>
          <table:table-cell office:value-type="float" office:value="119.336" calcext:value-type="float">
            <text:p>119.336</text:p>
          </table:table-cell>
          <table:table-cell office:value-type="float" office:value="1.65143" calcext:value-type="float">
            <text:p>1.65143</text:p>
          </table:table-cell>
        </table:table-row>
        <table:table-row table:style-name="ro1">
          <table:table-cell office:value-type="float" office:value="129.6" calcext:value-type="float">
            <text:p>129.6</text:p>
          </table:table-cell>
          <table:table-cell office:value-type="float" office:value="0.012656" calcext:value-type="float">
            <text:p>0.012656</text:p>
          </table:table-cell>
          <table:table-cell office:value-type="float" office:value="119.339" calcext:value-type="float">
            <text:p>119.339</text:p>
          </table:table-cell>
          <table:table-cell office:value-type="float" office:value="1.6484" calcext:value-type="float">
            <text:p>1.6484</text:p>
          </table:table-cell>
        </table:table-row>
        <table:table-row table:style-name="ro1">
          <table:table-cell office:value-type="float" office:value="129.7" calcext:value-type="float">
            <text:p>129.7</text:p>
          </table:table-cell>
          <table:table-cell office:value-type="float" office:value="0.0126274" calcext:value-type="float">
            <text:p>0.0126274</text:p>
          </table:table-cell>
          <table:table-cell office:value-type="float" office:value="119.342" calcext:value-type="float">
            <text:p>119.342</text:p>
          </table:table-cell>
          <table:table-cell office:value-type="float" office:value="1.64537" calcext:value-type="float">
            <text:p>1.64537</text:p>
          </table:table-cell>
        </table:table-row>
        <table:table-row table:style-name="ro1">
          <table:table-cell office:value-type="float" office:value="129.8" calcext:value-type="float">
            <text:p>129.8</text:p>
          </table:table-cell>
          <table:table-cell office:value-type="float" office:value="0.0125988" calcext:value-type="float">
            <text:p>0.0125988</text:p>
          </table:table-cell>
          <table:table-cell office:value-type="float" office:value="119.345" calcext:value-type="float">
            <text:p>119.345</text:p>
          </table:table-cell>
          <table:table-cell office:value-type="float" office:value="1.64235" calcext:value-type="float">
            <text:p>1.64235</text:p>
          </table:table-cell>
        </table:table-row>
        <table:table-row table:style-name="ro1">
          <table:table-cell office:value-type="float" office:value="129.9" calcext:value-type="float">
            <text:p>129.9</text:p>
          </table:table-cell>
          <table:table-cell office:value-type="float" office:value="0.0125704" calcext:value-type="float">
            <text:p>0.0125704</text:p>
          </table:table-cell>
          <table:table-cell office:value-type="float" office:value="119.348" calcext:value-type="float">
            <text:p>119.348</text:p>
          </table:table-cell>
          <table:table-cell office:value-type="float" office:value="1.63933" calcext:value-type="float">
            <text:p>1.639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12542" calcext:value-type="float">
            <text:p>0.012542</text:p>
          </table:table-cell>
          <table:table-cell office:value-type="float" office:value="119.351" calcext:value-type="float">
            <text:p>119.351</text:p>
          </table:table-cell>
          <table:table-cell office:value-type="float" office:value="1.63631" calcext:value-type="float">
            <text:p>1.63631</text:p>
          </table:table-cell>
        </table:table-row>
        <table:table-row table:style-name="ro1">
          <table:table-cell office:value-type="float" office:value="130.1" calcext:value-type="float">
            <text:p>130.1</text:p>
          </table:table-cell>
          <table:table-cell office:value-type="float" office:value="0.0125136" calcext:value-type="float">
            <text:p>0.0125136</text:p>
          </table:table-cell>
          <table:table-cell office:value-type="float" office:value="119.354" calcext:value-type="float">
            <text:p>119.354</text:p>
          </table:table-cell>
          <table:table-cell office:value-type="float" office:value="1.63331" calcext:value-type="float">
            <text:p>1.63331</text:p>
          </table:table-cell>
        </table:table-row>
        <table:table-row table:style-name="ro1">
          <table:table-cell office:value-type="float" office:value="130.2" calcext:value-type="float">
            <text:p>130.2</text:p>
          </table:table-cell>
          <table:table-cell office:value-type="float" office:value="0.0124854" calcext:value-type="float">
            <text:p>0.0124854</text:p>
          </table:table-cell>
          <table:table-cell office:value-type="float" office:value="119.357" calcext:value-type="float">
            <text:p>119.357</text:p>
          </table:table-cell>
          <table:table-cell office:value-type="float" office:value="1.6303" calcext:value-type="float">
            <text:p>1.6303</text:p>
          </table:table-cell>
        </table:table-row>
        <table:table-row table:style-name="ro1">
          <table:table-cell office:value-type="float" office:value="130.3" calcext:value-type="float">
            <text:p>130.3</text:p>
          </table:table-cell>
          <table:table-cell office:value-type="float" office:value="0.0124572" calcext:value-type="float">
            <text:p>0.0124572</text:p>
          </table:table-cell>
          <table:table-cell office:value-type="float" office:value="119.36" calcext:value-type="float">
            <text:p>119.36</text:p>
          </table:table-cell>
          <table:table-cell office:value-type="float" office:value="1.62731" calcext:value-type="float">
            <text:p>1.62731</text:p>
          </table:table-cell>
        </table:table-row>
        <table:table-row table:style-name="ro1">
          <table:table-cell office:value-type="float" office:value="130.4" calcext:value-type="float">
            <text:p>130.4</text:p>
          </table:table-cell>
          <table:table-cell office:value-type="float" office:value="0.0124292" calcext:value-type="float">
            <text:p>0.0124292</text:p>
          </table:table-cell>
          <table:table-cell office:value-type="float" office:value="119.363" calcext:value-type="float">
            <text:p>119.363</text:p>
          </table:table-cell>
          <table:table-cell office:value-type="float" office:value="1.62432" calcext:value-type="float">
            <text:p>1.62432</text:p>
          </table:table-cell>
        </table:table-row>
        <table:table-row table:style-name="ro1">
          <table:table-cell office:value-type="float" office:value="130.5" calcext:value-type="float">
            <text:p>130.5</text:p>
          </table:table-cell>
          <table:table-cell office:value-type="float" office:value="0.0124012" calcext:value-type="float">
            <text:p>0.0124012</text:p>
          </table:table-cell>
          <table:table-cell office:value-type="float" office:value="119.366" calcext:value-type="float">
            <text:p>119.366</text:p>
          </table:table-cell>
          <table:table-cell office:value-type="float" office:value="1.62133" calcext:value-type="float">
            <text:p>1.62133</text:p>
          </table:table-cell>
        </table:table-row>
        <table:table-row table:style-name="ro1">
          <table:table-cell office:value-type="float" office:value="130.6" calcext:value-type="float">
            <text:p>130.6</text:p>
          </table:table-cell>
          <table:table-cell office:value-type="float" office:value="0.0123732" calcext:value-type="float">
            <text:p>0.0123732</text:p>
          </table:table-cell>
          <table:table-cell office:value-type="float" office:value="119.369" calcext:value-type="float">
            <text:p>119.369</text:p>
          </table:table-cell>
          <table:table-cell office:value-type="float" office:value="1.61835" calcext:value-type="float">
            <text:p>1.61835</text:p>
          </table:table-cell>
        </table:table-row>
        <table:table-row table:style-name="ro1">
          <table:table-cell office:value-type="float" office:value="130.7" calcext:value-type="float">
            <text:p>130.7</text:p>
          </table:table-cell>
          <table:table-cell office:value-type="float" office:value="0.0123454" calcext:value-type="float">
            <text:p>0.0123454</text:p>
          </table:table-cell>
          <table:table-cell office:value-type="float" office:value="119.372" calcext:value-type="float">
            <text:p>119.372</text:p>
          </table:table-cell>
          <table:table-cell office:value-type="float" office:value="1.61537" calcext:value-type="float">
            <text:p>1.61537</text:p>
          </table:table-cell>
        </table:table-row>
        <table:table-row table:style-name="ro1">
          <table:table-cell office:value-type="float" office:value="130.8" calcext:value-type="float">
            <text:p>130.8</text:p>
          </table:table-cell>
          <table:table-cell office:value-type="float" office:value="0.0123176" calcext:value-type="float">
            <text:p>0.0123176</text:p>
          </table:table-cell>
          <table:table-cell office:value-type="float" office:value="119.375" calcext:value-type="float">
            <text:p>119.375</text:p>
          </table:table-cell>
          <table:table-cell office:value-type="float" office:value="1.6124" calcext:value-type="float">
            <text:p>1.6124</text:p>
          </table:table-cell>
        </table:table-row>
        <table:table-row table:style-name="ro1">
          <table:table-cell office:value-type="float" office:value="130.9" calcext:value-type="float">
            <text:p>130.9</text:p>
          </table:table-cell>
          <table:table-cell office:value-type="float" office:value="0.0122899" calcext:value-type="float">
            <text:p>0.0122899</text:p>
          </table:table-cell>
          <table:table-cell office:value-type="float" office:value="119.378" calcext:value-type="float">
            <text:p>119.378</text:p>
          </table:table-cell>
          <table:table-cell office:value-type="float" office:value="1.60944" calcext:value-type="float">
            <text:p>1.6094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122623" calcext:value-type="float">
            <text:p>0.0122623</text:p>
          </table:table-cell>
          <table:table-cell office:value-type="float" office:value="119.381" calcext:value-type="float">
            <text:p>119.381</text:p>
          </table:table-cell>
          <table:table-cell office:value-type="float" office:value="1.60648" calcext:value-type="float">
            <text:p>1.60648</text:p>
          </table:table-cell>
        </table:table-row>
        <table:table-row table:style-name="ro1">
          <table:table-cell office:value-type="float" office:value="131.1" calcext:value-type="float">
            <text:p>131.1</text:p>
          </table:table-cell>
          <table:table-cell office:value-type="float" office:value="0.0122348" calcext:value-type="float">
            <text:p>0.0122348</text:p>
          </table:table-cell>
          <table:table-cell office:value-type="float" office:value="119.384" calcext:value-type="float">
            <text:p>119.384</text:p>
          </table:table-cell>
          <table:table-cell office:value-type="float" office:value="1.60352" calcext:value-type="float">
            <text:p>1.60352</text:p>
          </table:table-cell>
        </table:table-row>
        <table:table-row table:style-name="ro1">
          <table:table-cell office:value-type="float" office:value="131.2" calcext:value-type="float">
            <text:p>131.2</text:p>
          </table:table-cell>
          <table:table-cell office:value-type="float" office:value="0.0122073" calcext:value-type="float">
            <text:p>0.0122073</text:p>
          </table:table-cell>
          <table:table-cell office:value-type="float" office:value="119.387" calcext:value-type="float">
            <text:p>119.387</text:p>
          </table:table-cell>
          <table:table-cell office:value-type="float" office:value="1.60057" calcext:value-type="float">
            <text:p>1.60057</text:p>
          </table:table-cell>
        </table:table-row>
        <table:table-row table:style-name="ro1">
          <table:table-cell office:value-type="float" office:value="131.3" calcext:value-type="float">
            <text:p>131.3</text:p>
          </table:table-cell>
          <table:table-cell office:value-type="float" office:value="0.0121799" calcext:value-type="float">
            <text:p>0.0121799</text:p>
          </table:table-cell>
          <table:table-cell office:value-type="float" office:value="119.39" calcext:value-type="float">
            <text:p>119.39</text:p>
          </table:table-cell>
          <table:table-cell office:value-type="float" office:value="1.59763" calcext:value-type="float">
            <text:p>1.59763</text:p>
          </table:table-cell>
        </table:table-row>
        <table:table-row table:style-name="ro1">
          <table:table-cell office:value-type="float" office:value="131.4" calcext:value-type="float">
            <text:p>131.4</text:p>
          </table:table-cell>
          <table:table-cell office:value-type="float" office:value="0.0121526" calcext:value-type="float">
            <text:p>0.0121526</text:p>
          </table:table-cell>
          <table:table-cell office:value-type="float" office:value="119.393" calcext:value-type="float">
            <text:p>119.393</text:p>
          </table:table-cell>
          <table:table-cell office:value-type="float" office:value="1.59469" calcext:value-type="float">
            <text:p>1.59469</text:p>
          </table:table-cell>
        </table:table-row>
        <table:table-row table:style-name="ro1">
          <table:table-cell office:value-type="float" office:value="131.5" calcext:value-type="float">
            <text:p>131.5</text:p>
          </table:table-cell>
          <table:table-cell office:value-type="float" office:value="0.0121254" calcext:value-type="float">
            <text:p>0.0121254</text:p>
          </table:table-cell>
          <table:table-cell office:value-type="float" office:value="119.396" calcext:value-type="float">
            <text:p>119.396</text:p>
          </table:table-cell>
          <table:table-cell office:value-type="float" office:value="1.59175" calcext:value-type="float">
            <text:p>1.59175</text:p>
          </table:table-cell>
        </table:table-row>
        <table:table-row table:style-name="ro1">
          <table:table-cell office:value-type="float" office:value="131.6" calcext:value-type="float">
            <text:p>131.6</text:p>
          </table:table-cell>
          <table:table-cell office:value-type="float" office:value="0.0120982" calcext:value-type="float">
            <text:p>0.0120982</text:p>
          </table:table-cell>
          <table:table-cell office:value-type="float" office:value="119.399" calcext:value-type="float">
            <text:p>119.399</text:p>
          </table:table-cell>
          <table:table-cell office:value-type="float" office:value="1.58882" calcext:value-type="float">
            <text:p>1.58882</text:p>
          </table:table-cell>
        </table:table-row>
        <table:table-row table:style-name="ro1">
          <table:table-cell office:value-type="float" office:value="131.7" calcext:value-type="float">
            <text:p>131.7</text:p>
          </table:table-cell>
          <table:table-cell office:value-type="float" office:value="0.0120711" calcext:value-type="float">
            <text:p>0.0120711</text:p>
          </table:table-cell>
          <table:table-cell office:value-type="float" office:value="119.402" calcext:value-type="float">
            <text:p>119.402</text:p>
          </table:table-cell>
          <table:table-cell office:value-type="float" office:value="1.5859" calcext:value-type="float">
            <text:p>1.5859</text:p>
          </table:table-cell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0.0120441" calcext:value-type="float">
            <text:p>0.0120441</text:p>
          </table:table-cell>
          <table:table-cell office:value-type="float" office:value="119.405" calcext:value-type="float">
            <text:p>119.405</text:p>
          </table:table-cell>
          <table:table-cell office:value-type="float" office:value="1.58298" calcext:value-type="float">
            <text:p>1.58298</text:p>
          </table:table-cell>
        </table:table-row>
        <table:table-row table:style-name="ro1">
          <table:table-cell office:value-type="float" office:value="131.9" calcext:value-type="float">
            <text:p>131.9</text:p>
          </table:table-cell>
          <table:table-cell office:value-type="float" office:value="0.0120172" calcext:value-type="float">
            <text:p>0.0120172</text:p>
          </table:table-cell>
          <table:table-cell office:value-type="float" office:value="119.408" calcext:value-type="float">
            <text:p>119.408</text:p>
          </table:table-cell>
          <table:table-cell office:value-type="float" office:value="1.58007" calcext:value-type="float">
            <text:p>1.5800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119903" calcext:value-type="float">
            <text:p>0.0119903</text:p>
          </table:table-cell>
          <table:table-cell office:value-type="float" office:value="119.411" calcext:value-type="float">
            <text:p>119.411</text:p>
          </table:table-cell>
          <table:table-cell office:value-type="float" office:value="1.57716" calcext:value-type="float">
            <text:p>1.57716</text:p>
          </table:table-cell>
        </table:table-row>
        <table:table-row table:style-name="ro1">
          <table:table-cell office:value-type="float" office:value="132.1" calcext:value-type="float">
            <text:p>132.1</text:p>
          </table:table-cell>
          <table:table-cell office:value-type="float" office:value="0.0119635" calcext:value-type="float">
            <text:p>0.0119635</text:p>
          </table:table-cell>
          <table:table-cell office:value-type="float" office:value="119.414" calcext:value-type="float">
            <text:p>119.414</text:p>
          </table:table-cell>
          <table:table-cell office:value-type="float" office:value="1.57425" calcext:value-type="float">
            <text:p>1.57425</text:p>
          </table:table-cell>
        </table:table-row>
        <table:table-row table:style-name="ro1">
          <table:table-cell office:value-type="float" office:value="132.2" calcext:value-type="float">
            <text:p>132.2</text:p>
          </table:table-cell>
          <table:table-cell office:value-type="float" office:value="0.0119368" calcext:value-type="float">
            <text:p>0.0119368</text:p>
          </table:table-cell>
          <table:table-cell office:value-type="float" office:value="119.417" calcext:value-type="float">
            <text:p>119.417</text:p>
          </table:table-cell>
          <table:table-cell office:value-type="float" office:value="1.57135" calcext:value-type="float">
            <text:p>1.57135</text:p>
          </table:table-cell>
        </table:table-row>
        <table:table-row table:style-name="ro1">
          <table:table-cell office:value-type="float" office:value="132.3" calcext:value-type="float">
            <text:p>132.3</text:p>
          </table:table-cell>
          <table:table-cell office:value-type="float" office:value="0.0119102" calcext:value-type="float">
            <text:p>0.0119102</text:p>
          </table:table-cell>
          <table:table-cell office:value-type="float" office:value="119.42" calcext:value-type="float">
            <text:p>119.42</text:p>
          </table:table-cell>
          <table:table-cell office:value-type="float" office:value="1.56846" calcext:value-type="float">
            <text:p>1.56846</text:p>
          </table:table-cell>
        </table:table-row>
        <table:table-row table:style-name="ro1">
          <table:table-cell office:value-type="float" office:value="132.4" calcext:value-type="float">
            <text:p>132.4</text:p>
          </table:table-cell>
          <table:table-cell office:value-type="float" office:value="0.0118836" calcext:value-type="float">
            <text:p>0.0118836</text:p>
          </table:table-cell>
          <table:table-cell office:value-type="float" office:value="119.423" calcext:value-type="float">
            <text:p>119.423</text:p>
          </table:table-cell>
          <table:table-cell office:value-type="float" office:value="1.56557" calcext:value-type="float">
            <text:p>1.56557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0.0118571" calcext:value-type="float">
            <text:p>0.0118571</text:p>
          </table:table-cell>
          <table:table-cell office:value-type="float" office:value="119.425" calcext:value-type="float">
            <text:p>119.425</text:p>
          </table:table-cell>
          <table:table-cell office:value-type="float" office:value="1.56269" calcext:value-type="float">
            <text:p>1.56269</text:p>
          </table:table-cell>
        </table:table-row>
        <table:table-row table:style-name="ro1">
          <table:table-cell office:value-type="float" office:value="132.6" calcext:value-type="float">
            <text:p>132.6</text:p>
          </table:table-cell>
          <table:table-cell office:value-type="float" office:value="0.0118307" calcext:value-type="float">
            <text:p>0.0118307</text:p>
          </table:table-cell>
          <table:table-cell office:value-type="float" office:value="119.428" calcext:value-type="float">
            <text:p>119.428</text:p>
          </table:table-cell>
          <table:table-cell office:value-type="float" office:value="1.55981" calcext:value-type="float">
            <text:p>1.55981</text:p>
          </table:table-cell>
        </table:table-row>
        <table:table-row table:style-name="ro1">
          <table:table-cell office:value-type="float" office:value="132.7" calcext:value-type="float">
            <text:p>132.7</text:p>
          </table:table-cell>
          <table:table-cell office:value-type="float" office:value="0.0118043" calcext:value-type="float">
            <text:p>0.0118043</text:p>
          </table:table-cell>
          <table:table-cell office:value-type="float" office:value="119.431" calcext:value-type="float">
            <text:p>119.431</text:p>
          </table:table-cell>
          <table:table-cell office:value-type="float" office:value="1.55694" calcext:value-type="float">
            <text:p>1.55694</text:p>
          </table:table-cell>
        </table:table-row>
        <table:table-row table:style-name="ro1">
          <table:table-cell office:value-type="float" office:value="132.8" calcext:value-type="float">
            <text:p>132.8</text:p>
          </table:table-cell>
          <table:table-cell office:value-type="float" office:value="0.0117781" calcext:value-type="float">
            <text:p>0.0117781</text:p>
          </table:table-cell>
          <table:table-cell office:value-type="float" office:value="119.434" calcext:value-type="float">
            <text:p>119.434</text:p>
          </table:table-cell>
          <table:table-cell office:value-type="float" office:value="1.55407" calcext:value-type="float">
            <text:p>1.55407</text:p>
          </table:table-cell>
        </table:table-row>
        <table:table-row table:style-name="ro1">
          <table:table-cell office:value-type="float" office:value="132.9" calcext:value-type="float">
            <text:p>132.9</text:p>
          </table:table-cell>
          <table:table-cell office:value-type="float" office:value="0.0117519" calcext:value-type="float">
            <text:p>0.0117519</text:p>
          </table:table-cell>
          <table:table-cell office:value-type="float" office:value="119.437" calcext:value-type="float">
            <text:p>119.437</text:p>
          </table:table-cell>
          <table:table-cell office:value-type="float" office:value="1.55121" calcext:value-type="float">
            <text:p>1.5512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117257" calcext:value-type="float">
            <text:p>0.0117257</text:p>
          </table:table-cell>
          <table:table-cell office:value-type="float" office:value="119.44" calcext:value-type="float">
            <text:p>119.44</text:p>
          </table:table-cell>
          <table:table-cell office:value-type="float" office:value="1.54835" calcext:value-type="float">
            <text:p>1.54835</text:p>
          </table:table-cell>
        </table:table-row>
        <table:table-row table:style-name="ro1">
          <table:table-cell office:value-type="float" office:value="133.1" calcext:value-type="float">
            <text:p>133.1</text:p>
          </table:table-cell>
          <table:table-cell office:value-type="float" office:value="0.0116997" calcext:value-type="float">
            <text:p>0.0116997</text:p>
          </table:table-cell>
          <table:table-cell office:value-type="float" office:value="119.443" calcext:value-type="float">
            <text:p>119.443</text:p>
          </table:table-cell>
          <table:table-cell office:value-type="float" office:value="1.5455" calcext:value-type="float">
            <text:p>1.5455</text:p>
          </table:table-cell>
        </table:table-row>
        <table:table-row table:style-name="ro1">
          <table:table-cell office:value-type="float" office:value="133.2" calcext:value-type="float">
            <text:p>133.2</text:p>
          </table:table-cell>
          <table:table-cell office:value-type="float" office:value="0.0116737" calcext:value-type="float">
            <text:p>0.0116737</text:p>
          </table:table-cell>
          <table:table-cell office:value-type="float" office:value="119.446" calcext:value-type="float">
            <text:p>119.446</text:p>
          </table:table-cell>
          <table:table-cell office:value-type="float" office:value="1.54265" calcext:value-type="float">
            <text:p>1.54265</text:p>
          </table:table-cell>
        </table:table-row>
        <table:table-row table:style-name="ro1">
          <table:table-cell office:value-type="float" office:value="133.3" calcext:value-type="float">
            <text:p>133.3</text:p>
          </table:table-cell>
          <table:table-cell office:value-type="float" office:value="0.0116478" calcext:value-type="float">
            <text:p>0.0116478</text:p>
          </table:table-cell>
          <table:table-cell office:value-type="float" office:value="119.449" calcext:value-type="float">
            <text:p>119.449</text:p>
          </table:table-cell>
          <table:table-cell office:value-type="float" office:value="1.53981" calcext:value-type="float">
            <text:p>1.53981</text:p>
          </table:table-cell>
        </table:table-row>
        <table:table-row table:style-name="ro1">
          <table:table-cell office:value-type="float" office:value="133.4" calcext:value-type="float">
            <text:p>133.4</text:p>
          </table:table-cell>
          <table:table-cell office:value-type="float" office:value="0.0116219" calcext:value-type="float">
            <text:p>0.0116219</text:p>
          </table:table-cell>
          <table:table-cell office:value-type="float" office:value="119.451" calcext:value-type="float">
            <text:p>119.451</text:p>
          </table:table-cell>
          <table:table-cell office:value-type="float" office:value="1.53697" calcext:value-type="float">
            <text:p>1.53697</text:p>
          </table:table-cell>
        </table:table-row>
        <table:table-row table:style-name="ro1">
          <table:table-cell office:value-type="float" office:value="133.5" calcext:value-type="float">
            <text:p>133.5</text:p>
          </table:table-cell>
          <table:table-cell office:value-type="float" office:value="0.0115961" calcext:value-type="float">
            <text:p>0.0115961</text:p>
          </table:table-cell>
          <table:table-cell office:value-type="float" office:value="119.454" calcext:value-type="float">
            <text:p>119.454</text:p>
          </table:table-cell>
          <table:table-cell office:value-type="float" office:value="1.53414" calcext:value-type="float">
            <text:p>1.53414</text:p>
          </table:table-cell>
        </table:table-row>
        <table:table-row table:style-name="ro1">
          <table:table-cell office:value-type="float" office:value="133.6" calcext:value-type="float">
            <text:p>133.6</text:p>
          </table:table-cell>
          <table:table-cell office:value-type="float" office:value="0.0115704" calcext:value-type="float">
            <text:p>0.0115704</text:p>
          </table:table-cell>
          <table:table-cell office:value-type="float" office:value="119.457" calcext:value-type="float">
            <text:p>119.457</text:p>
          </table:table-cell>
          <table:table-cell office:value-type="float" office:value="1.53131" calcext:value-type="float">
            <text:p>1.53131</text:p>
          </table:table-cell>
        </table:table-row>
        <table:table-row table:style-name="ro1">
          <table:table-cell office:value-type="float" office:value="133.7" calcext:value-type="float">
            <text:p>133.7</text:p>
          </table:table-cell>
          <table:table-cell office:value-type="float" office:value="0.0115448" calcext:value-type="float">
            <text:p>0.0115448</text:p>
          </table:table-cell>
          <table:table-cell office:value-type="float" office:value="119.46" calcext:value-type="float">
            <text:p>119.46</text:p>
          </table:table-cell>
          <table:table-cell office:value-type="float" office:value="1.52849" calcext:value-type="float">
            <text:p>1.52849</text:p>
          </table:table-cell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0.0115192" calcext:value-type="float">
            <text:p>0.0115192</text:p>
          </table:table-cell>
          <table:table-cell office:value-type="float" office:value="119.463" calcext:value-type="float">
            <text:p>119.463</text:p>
          </table:table-cell>
          <table:table-cell office:value-type="float" office:value="1.52567" calcext:value-type="float">
            <text:p>1.52567</text:p>
          </table:table-cell>
        </table:table-row>
        <table:table-row table:style-name="ro1">
          <table:table-cell office:value-type="float" office:value="133.9" calcext:value-type="float">
            <text:p>133.9</text:p>
          </table:table-cell>
          <table:table-cell office:value-type="float" office:value="0.0114937" calcext:value-type="float">
            <text:p>0.0114937</text:p>
          </table:table-cell>
          <table:table-cell office:value-type="float" office:value="119.466" calcext:value-type="float">
            <text:p>119.466</text:p>
          </table:table-cell>
          <table:table-cell office:value-type="float" office:value="1.52285" calcext:value-type="float">
            <text:p>1.522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114683" calcext:value-type="float">
            <text:p>0.0114683</text:p>
          </table:table-cell>
          <table:table-cell office:value-type="float" office:value="119.468" calcext:value-type="float">
            <text:p>119.468</text:p>
          </table:table-cell>
          <table:table-cell office:value-type="float" office:value="1.52005" calcext:value-type="float">
            <text:p>1.52005</text:p>
          </table:table-cell>
        </table:table-row>
        <table:table-row table:style-name="ro1">
          <table:table-cell office:value-type="float" office:value="134.1" calcext:value-type="float">
            <text:p>134.1</text:p>
          </table:table-cell>
          <table:table-cell office:value-type="float" office:value="0.011443" calcext:value-type="float">
            <text:p>0.011443</text:p>
          </table:table-cell>
          <table:table-cell office:value-type="float" office:value="119.471" calcext:value-type="float">
            <text:p>119.471</text:p>
          </table:table-cell>
          <table:table-cell office:value-type="float" office:value="1.51724" calcext:value-type="float">
            <text:p>1.51724</text:p>
          </table:table-cell>
        </table:table-row>
        <table:table-row table:style-name="ro1">
          <table:table-cell office:value-type="float" office:value="134.2" calcext:value-type="float">
            <text:p>134.2</text:p>
          </table:table-cell>
          <table:table-cell office:value-type="float" office:value="0.0114177" calcext:value-type="float">
            <text:p>0.0114177</text:p>
          </table:table-cell>
          <table:table-cell office:value-type="float" office:value="119.474" calcext:value-type="float">
            <text:p>119.474</text:p>
          </table:table-cell>
          <table:table-cell office:value-type="float" office:value="1.51445" calcext:value-type="float">
            <text:p>1.51445</text:p>
          </table:table-cell>
        </table:table-row>
        <table:table-row table:style-name="ro1">
          <table:table-cell office:value-type="float" office:value="134.3" calcext:value-type="float">
            <text:p>134.3</text:p>
          </table:table-cell>
          <table:table-cell office:value-type="float" office:value="0.0113924" calcext:value-type="float">
            <text:p>0.0113924</text:p>
          </table:table-cell>
          <table:table-cell office:value-type="float" office:value="119.477" calcext:value-type="float">
            <text:p>119.477</text:p>
          </table:table-cell>
          <table:table-cell office:value-type="float" office:value="1.51165" calcext:value-type="float">
            <text:p>1.51165</text:p>
          </table:table-cell>
        </table:table-row>
        <table:table-row table:style-name="ro1">
          <table:table-cell office:value-type="float" office:value="134.4" calcext:value-type="float">
            <text:p>134.4</text:p>
          </table:table-cell>
          <table:table-cell office:value-type="float" office:value="0.0113673" calcext:value-type="float">
            <text:p>0.0113673</text:p>
          </table:table-cell>
          <table:table-cell office:value-type="float" office:value="119.48" calcext:value-type="float">
            <text:p>119.48</text:p>
          </table:table-cell>
          <table:table-cell office:value-type="float" office:value="1.50887" calcext:value-type="float">
            <text:p>1.50887</text:p>
          </table:table-cell>
        </table:table-row>
        <table:table-row table:style-name="ro1">
          <table:table-cell office:value-type="float" office:value="134.5" calcext:value-type="float">
            <text:p>134.5</text:p>
          </table:table-cell>
          <table:table-cell office:value-type="float" office:value="0.0113422" calcext:value-type="float">
            <text:p>0.0113422</text:p>
          </table:table-cell>
          <table:table-cell office:value-type="float" office:value="119.483" calcext:value-type="float">
            <text:p>119.483</text:p>
          </table:table-cell>
          <table:table-cell office:value-type="float" office:value="1.50608" calcext:value-type="float">
            <text:p>1.50608</text:p>
          </table:table-cell>
        </table:table-row>
        <table:table-row table:style-name="ro1">
          <table:table-cell office:value-type="float" office:value="134.6" calcext:value-type="float">
            <text:p>134.6</text:p>
          </table:table-cell>
          <table:table-cell office:value-type="float" office:value="0.0113172" calcext:value-type="float">
            <text:p>0.0113172</text:p>
          </table:table-cell>
          <table:table-cell office:value-type="float" office:value="119.485" calcext:value-type="float">
            <text:p>119.485</text:p>
          </table:table-cell>
          <table:table-cell office:value-type="float" office:value="1.5033" calcext:value-type="float">
            <text:p>1.5033</text:p>
          </table:table-cell>
        </table:table-row>
        <table:table-row table:style-name="ro1">
          <table:table-cell office:value-type="float" office:value="134.7" calcext:value-type="float">
            <text:p>134.7</text:p>
          </table:table-cell>
          <table:table-cell office:value-type="float" office:value="0.0112923" calcext:value-type="float">
            <text:p>0.0112923</text:p>
          </table:table-cell>
          <table:table-cell office:value-type="float" office:value="119.488" calcext:value-type="float">
            <text:p>119.488</text:p>
          </table:table-cell>
          <table:table-cell office:value-type="float" office:value="1.50053" calcext:value-type="float">
            <text:p>1.50053</text:p>
          </table:table-cell>
        </table:table-row>
        <table:table-row table:style-name="ro1">
          <table:table-cell office:value-type="float" office:value="134.8" calcext:value-type="float">
            <text:p>134.8</text:p>
          </table:table-cell>
          <table:table-cell office:value-type="float" office:value="0.0112674" calcext:value-type="float">
            <text:p>0.0112674</text:p>
          </table:table-cell>
          <table:table-cell office:value-type="float" office:value="119.491" calcext:value-type="float">
            <text:p>119.491</text:p>
          </table:table-cell>
          <table:table-cell office:value-type="float" office:value="1.49776" calcext:value-type="float">
            <text:p>1.49776</text:p>
          </table:table-cell>
        </table:table-row>
        <table:table-row table:style-name="ro1">
          <table:table-cell office:value-type="float" office:value="134.9" calcext:value-type="float">
            <text:p>134.9</text:p>
          </table:table-cell>
          <table:table-cell office:value-type="float" office:value="0.0112426" calcext:value-type="float">
            <text:p>0.0112426</text:p>
          </table:table-cell>
          <table:table-cell office:value-type="float" office:value="119.494" calcext:value-type="float">
            <text:p>119.494</text:p>
          </table:table-cell>
          <table:table-cell office:value-type="float" office:value="1.495" calcext:value-type="float">
            <text:p>1.49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112178" calcext:value-type="float">
            <text:p>0.0112178</text:p>
          </table:table-cell>
          <table:table-cell office:value-type="float" office:value="119.497" calcext:value-type="float">
            <text:p>119.497</text:p>
          </table:table-cell>
          <table:table-cell office:value-type="float" office:value="1.49224" calcext:value-type="float">
            <text:p>1.49224</text:p>
          </table:table-cell>
        </table:table-row>
        <table:table-row table:style-name="ro1">
          <table:table-cell office:value-type="float" office:value="135.1" calcext:value-type="float">
            <text:p>135.1</text:p>
          </table:table-cell>
          <table:table-cell office:value-type="float" office:value="0.0111931" calcext:value-type="float">
            <text:p>0.0111931</text:p>
          </table:table-cell>
          <table:table-cell office:value-type="float" office:value="119.499" calcext:value-type="float">
            <text:p>119.499</text:p>
          </table:table-cell>
          <table:table-cell office:value-type="float" office:value="1.48949" calcext:value-type="float">
            <text:p>1.48949</text:p>
          </table:table-cell>
        </table:table-row>
        <table:table-row table:style-name="ro1">
          <table:table-cell office:value-type="float" office:value="135.2" calcext:value-type="float">
            <text:p>135.2</text:p>
          </table:table-cell>
          <table:table-cell office:value-type="float" office:value="0.0111685" calcext:value-type="float">
            <text:p>0.0111685</text:p>
          </table:table-cell>
          <table:table-cell office:value-type="float" office:value="119.502" calcext:value-type="float">
            <text:p>119.502</text:p>
          </table:table-cell>
          <table:table-cell office:value-type="float" office:value="1.48674" calcext:value-type="float">
            <text:p>1.48674</text:p>
          </table:table-cell>
        </table:table-row>
        <table:table-row table:style-name="ro1">
          <table:table-cell office:value-type="float" office:value="135.3" calcext:value-type="float">
            <text:p>135.3</text:p>
          </table:table-cell>
          <table:table-cell office:value-type="float" office:value="0.011144" calcext:value-type="float">
            <text:p>0.011144</text:p>
          </table:table-cell>
          <table:table-cell office:value-type="float" office:value="119.505" calcext:value-type="float">
            <text:p>119.505</text:p>
          </table:table-cell>
          <table:table-cell office:value-type="float" office:value="1.48399" calcext:value-type="float">
            <text:p>1.48399</text:p>
          </table:table-cell>
        </table:table-row>
        <table:table-row table:style-name="ro1">
          <table:table-cell office:value-type="float" office:value="135.4" calcext:value-type="float">
            <text:p>135.4</text:p>
          </table:table-cell>
          <table:table-cell office:value-type="float" office:value="0.0111195" calcext:value-type="float">
            <text:p>0.0111195</text:p>
          </table:table-cell>
          <table:table-cell office:value-type="float" office:value="119.508" calcext:value-type="float">
            <text:p>119.508</text:p>
          </table:table-cell>
          <table:table-cell office:value-type="float" office:value="1.48126" calcext:value-type="float">
            <text:p>1.48126</text:p>
          </table:table-cell>
        </table:table-row>
        <table:table-row table:style-name="ro1">
          <table:table-cell office:value-type="float" office:value="135.5" calcext:value-type="float">
            <text:p>135.5</text:p>
          </table:table-cell>
          <table:table-cell office:value-type="float" office:value="0.0110951" calcext:value-type="float">
            <text:p>0.0110951</text:p>
          </table:table-cell>
          <table:table-cell office:value-type="float" office:value="119.51" calcext:value-type="float">
            <text:p>119.51</text:p>
          </table:table-cell>
          <table:table-cell office:value-type="float" office:value="1.47852" calcext:value-type="float">
            <text:p>1.47852</text:p>
          </table:table-cell>
        </table:table-row>
        <table:table-row table:style-name="ro1">
          <table:table-cell office:value-type="float" office:value="135.6" calcext:value-type="float">
            <text:p>135.6</text:p>
          </table:table-cell>
          <table:table-cell office:value-type="float" office:value="0.0110707" calcext:value-type="float">
            <text:p>0.0110707</text:p>
          </table:table-cell>
          <table:table-cell office:value-type="float" office:value="119.513" calcext:value-type="float">
            <text:p>119.513</text:p>
          </table:table-cell>
          <table:table-cell office:value-type="float" office:value="1.47579" calcext:value-type="float">
            <text:p>1.47579</text:p>
          </table:table-cell>
        </table:table-row>
        <table:table-row table:style-name="ro1">
          <table:table-cell office:value-type="float" office:value="135.7" calcext:value-type="float">
            <text:p>135.7</text:p>
          </table:table-cell>
          <table:table-cell office:value-type="float" office:value="0.0110465" calcext:value-type="float">
            <text:p>0.0110465</text:p>
          </table:table-cell>
          <table:table-cell office:value-type="float" office:value="119.516" calcext:value-type="float">
            <text:p>119.516</text:p>
          </table:table-cell>
          <table:table-cell office:value-type="float" office:value="1.47307" calcext:value-type="float">
            <text:p>1.47307</text:p>
          </table:table-cell>
        </table:table-row>
        <table:table-row table:style-name="ro1">
          <table:table-cell office:value-type="float" office:value="135.8" calcext:value-type="float">
            <text:p>135.8</text:p>
          </table:table-cell>
          <table:table-cell office:value-type="float" office:value="0.0110223" calcext:value-type="float">
            <text:p>0.0110223</text:p>
          </table:table-cell>
          <table:table-cell office:value-type="float" office:value="119.519" calcext:value-type="float">
            <text:p>119.519</text:p>
          </table:table-cell>
          <table:table-cell office:value-type="float" office:value="1.47035" calcext:value-type="float">
            <text:p>1.47035</text:p>
          </table:table-cell>
        </table:table-row>
        <table:table-row table:style-name="ro1">
          <table:table-cell office:value-type="float" office:value="135.9" calcext:value-type="float">
            <text:p>135.9</text:p>
          </table:table-cell>
          <table:table-cell office:value-type="float" office:value="0.0109981" calcext:value-type="float">
            <text:p>0.0109981</text:p>
          </table:table-cell>
          <table:table-cell office:value-type="float" office:value="119.521" calcext:value-type="float">
            <text:p>119.521</text:p>
          </table:table-cell>
          <table:table-cell office:value-type="float" office:value="1.46763" calcext:value-type="float">
            <text:p>1.4676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10974" calcext:value-type="float">
            <text:p>0.010974</text:p>
          </table:table-cell>
          <table:table-cell office:value-type="float" office:value="119.524" calcext:value-type="float">
            <text:p>119.524</text:p>
          </table:table-cell>
          <table:table-cell office:value-type="float" office:value="1.46492" calcext:value-type="float">
            <text:p>1.46492</text:p>
          </table:table-cell>
        </table:table-row>
        <table:table-row table:style-name="ro1">
          <table:table-cell office:value-type="float" office:value="136.1" calcext:value-type="float">
            <text:p>136.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119.527" calcext:value-type="float">
            <text:p>119.527</text:p>
          </table:table-cell>
          <table:table-cell office:value-type="float" office:value="1.46222" calcext:value-type="float">
            <text:p>1.46222</text:p>
          </table:table-cell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0.010926" calcext:value-type="float">
            <text:p>0.010926</text:p>
          </table:table-cell>
          <table:table-cell office:value-type="float" office:value="119.53" calcext:value-type="float">
            <text:p>119.53</text:p>
          </table:table-cell>
          <table:table-cell office:value-type="float" office:value="1.45952" calcext:value-type="float">
            <text:p>1.45952</text:p>
          </table:table-cell>
        </table:table-row>
        <table:table-row table:style-name="ro1">
          <table:table-cell office:value-type="float" office:value="136.3" calcext:value-type="float">
            <text:p>136.3</text:p>
          </table:table-cell>
          <table:table-cell office:value-type="float" office:value="0.0109021" calcext:value-type="float">
            <text:p>0.0109021</text:p>
          </table:table-cell>
          <table:table-cell office:value-type="float" office:value="119.532" calcext:value-type="float">
            <text:p>119.532</text:p>
          </table:table-cell>
          <table:table-cell office:value-type="float" office:value="1.45682" calcext:value-type="float">
            <text:p>1.45682</text:p>
          </table:table-cell>
        </table:table-row>
        <table:table-row table:style-name="ro1">
          <table:table-cell office:value-type="float" office:value="136.4" calcext:value-type="float">
            <text:p>136.4</text:p>
          </table:table-cell>
          <table:table-cell office:value-type="float" office:value="0.0108783" calcext:value-type="float">
            <text:p>0.0108783</text:p>
          </table:table-cell>
          <table:table-cell office:value-type="float" office:value="119.535" calcext:value-type="float">
            <text:p>119.535</text:p>
          </table:table-cell>
          <table:table-cell office:value-type="float" office:value="1.45413" calcext:value-type="float">
            <text:p>1.45413</text:p>
          </table:table-cell>
        </table:table-row>
        <table:table-row table:style-name="ro1">
          <table:table-cell office:value-type="float" office:value="136.5" calcext:value-type="float">
            <text:p>136.5</text:p>
          </table:table-cell>
          <table:table-cell office:value-type="float" office:value="0.0108546" calcext:value-type="float">
            <text:p>0.0108546</text:p>
          </table:table-cell>
          <table:table-cell office:value-type="float" office:value="119.538" calcext:value-type="float">
            <text:p>119.538</text:p>
          </table:table-cell>
          <table:table-cell office:value-type="float" office:value="1.45145" calcext:value-type="float">
            <text:p>1.45145</text:p>
          </table:table-cell>
        </table:table-row>
        <table:table-row table:style-name="ro1">
          <table:table-cell office:value-type="float" office:value="136.6" calcext:value-type="float">
            <text:p>136.6</text:p>
          </table:table-cell>
          <table:table-cell office:value-type="float" office:value="0.0108309" calcext:value-type="float">
            <text:p>0.0108309</text:p>
          </table:table-cell>
          <table:table-cell office:value-type="float" office:value="119.54" calcext:value-type="float">
            <text:p>119.54</text:p>
          </table:table-cell>
          <table:table-cell office:value-type="float" office:value="1.44876" calcext:value-type="float">
            <text:p>1.44876</text:p>
          </table:table-cell>
        </table:table-row>
        <table:table-row table:style-name="ro1">
          <table:table-cell office:value-type="float" office:value="136.7" calcext:value-type="float">
            <text:p>136.7</text:p>
          </table:table-cell>
          <table:table-cell office:value-type="float" office:value="0.0108072" calcext:value-type="float">
            <text:p>0.0108072</text:p>
          </table:table-cell>
          <table:table-cell office:value-type="float" office:value="119.543" calcext:value-type="float">
            <text:p>119.543</text:p>
          </table:table-cell>
          <table:table-cell office:value-type="float" office:value="1.44609" calcext:value-type="float">
            <text:p>1.44609</text:p>
          </table:table-cell>
        </table:table-row>
        <table:table-row table:style-name="ro1">
          <table:table-cell office:value-type="float" office:value="136.8" calcext:value-type="float">
            <text:p>136.8</text:p>
          </table:table-cell>
          <table:table-cell office:value-type="float" office:value="0.0107836" calcext:value-type="float">
            <text:p>0.0107836</text:p>
          </table:table-cell>
          <table:table-cell office:value-type="float" office:value="119.546" calcext:value-type="float">
            <text:p>119.546</text:p>
          </table:table-cell>
          <table:table-cell office:value-type="float" office:value="1.44342" calcext:value-type="float">
            <text:p>1.44342</text:p>
          </table:table-cell>
        </table:table-row>
        <table:table-row table:style-name="ro1">
          <table:table-cell office:value-type="float" office:value="136.9" calcext:value-type="float">
            <text:p>136.9</text:p>
          </table:table-cell>
          <table:table-cell office:value-type="float" office:value="0.0107601" calcext:value-type="float">
            <text:p>0.0107601</text:p>
          </table:table-cell>
          <table:table-cell office:value-type="float" office:value="119.548" calcext:value-type="float">
            <text:p>119.548</text:p>
          </table:table-cell>
          <table:table-cell office:value-type="float" office:value="1.44075" calcext:value-type="float">
            <text:p>1.4407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107367" calcext:value-type="float">
            <text:p>0.0107367</text:p>
          </table:table-cell>
          <table:table-cell office:value-type="float" office:value="119.551" calcext:value-type="float">
            <text:p>119.551</text:p>
          </table:table-cell>
          <table:table-cell office:value-type="float" office:value="1.43809" calcext:value-type="float">
            <text:p>1.43809</text:p>
          </table:table-cell>
        </table:table-row>
        <table:table-row table:style-name="ro1">
          <table:table-cell office:value-type="float" office:value="137.1" calcext:value-type="float">
            <text:p>137.1</text:p>
          </table:table-cell>
          <table:table-cell office:value-type="float" office:value="0.0107133" calcext:value-type="float">
            <text:p>0.0107133</text:p>
          </table:table-cell>
          <table:table-cell office:value-type="float" office:value="119.554" calcext:value-type="float">
            <text:p>119.554</text:p>
          </table:table-cell>
          <table:table-cell office:value-type="float" office:value="1.43543" calcext:value-type="float">
            <text:p>1.43543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0.01069" calcext:value-type="float">
            <text:p>0.01069</text:p>
          </table:table-cell>
          <table:table-cell office:value-type="float" office:value="119.557" calcext:value-type="float">
            <text:p>119.557</text:p>
          </table:table-cell>
          <table:table-cell office:value-type="float" office:value="1.43278" calcext:value-type="float">
            <text:p>1.43278</text:p>
          </table:table-cell>
        </table:table-row>
        <table:table-row table:style-name="ro1">
          <table:table-cell office:value-type="float" office:value="137.3" calcext:value-type="float">
            <text:p>137.3</text:p>
          </table:table-cell>
          <table:table-cell office:value-type="float" office:value="0.0106667" calcext:value-type="float">
            <text:p>0.0106667</text:p>
          </table:table-cell>
          <table:table-cell office:value-type="float" office:value="119.559" calcext:value-type="float">
            <text:p>119.559</text:p>
          </table:table-cell>
          <table:table-cell office:value-type="float" office:value="1.43013" calcext:value-type="float">
            <text:p>1.43013</text:p>
          </table:table-cell>
        </table:table-row>
        <table:table-row table:style-name="ro1">
          <table:table-cell office:value-type="float" office:value="137.4" calcext:value-type="float">
            <text:p>137.4</text:p>
          </table:table-cell>
          <table:table-cell office:value-type="float" office:value="0.0106435" calcext:value-type="float">
            <text:p>0.0106435</text:p>
          </table:table-cell>
          <table:table-cell office:value-type="float" office:value="119.562" calcext:value-type="float">
            <text:p>119.562</text:p>
          </table:table-cell>
          <table:table-cell office:value-type="float" office:value="1.42749" calcext:value-type="float">
            <text:p>1.42749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0.0106204" calcext:value-type="float">
            <text:p>0.0106204</text:p>
          </table:table-cell>
          <table:table-cell office:value-type="float" office:value="119.565" calcext:value-type="float">
            <text:p>119.565</text:p>
          </table:table-cell>
          <table:table-cell office:value-type="float" office:value="1.42485" calcext:value-type="float">
            <text:p>1.42485</text:p>
          </table:table-cell>
        </table:table-row>
        <table:table-row table:style-name="ro1">
          <table:table-cell office:value-type="float" office:value="137.6" calcext:value-type="float">
            <text:p>137.6</text:p>
          </table:table-cell>
          <table:table-cell office:value-type="float" office:value="0.0105973" calcext:value-type="float">
            <text:p>0.0105973</text:p>
          </table:table-cell>
          <table:table-cell office:value-type="float" office:value="119.567" calcext:value-type="float">
            <text:p>119.567</text:p>
          </table:table-cell>
          <table:table-cell office:value-type="float" office:value="1.42221" calcext:value-type="float">
            <text:p>1.42221</text:p>
          </table:table-cell>
        </table:table-row>
        <table:table-row table:style-name="ro1">
          <table:table-cell office:value-type="float" office:value="137.7" calcext:value-type="float">
            <text:p>137.7</text:p>
          </table:table-cell>
          <table:table-cell office:value-type="float" office:value="0.0105743" calcext:value-type="float">
            <text:p>0.0105743</text:p>
          </table:table-cell>
          <table:table-cell office:value-type="float" office:value="119.57" calcext:value-type="float">
            <text:p>119.57</text:p>
          </table:table-cell>
          <table:table-cell office:value-type="float" office:value="1.41958" calcext:value-type="float">
            <text:p>1.41958</text:p>
          </table:table-cell>
        </table:table-row>
        <table:table-row table:style-name="ro1">
          <table:table-cell office:value-type="float" office:value="137.8" calcext:value-type="float">
            <text:p>137.8</text:p>
          </table:table-cell>
          <table:table-cell office:value-type="float" office:value="0.0105513" calcext:value-type="float">
            <text:p>0.0105513</text:p>
          </table:table-cell>
          <table:table-cell office:value-type="float" office:value="119.572" calcext:value-type="float">
            <text:p>119.572</text:p>
          </table:table-cell>
          <table:table-cell office:value-type="float" office:value="1.41696" calcext:value-type="float">
            <text:p>1.41696</text:p>
          </table:table-cell>
        </table:table-row>
        <table:table-row table:style-name="ro1">
          <table:table-cell office:value-type="float" office:value="137.9" calcext:value-type="float">
            <text:p>137.9</text:p>
          </table:table-cell>
          <table:table-cell office:value-type="float" office:value="0.0105285" calcext:value-type="float">
            <text:p>0.0105285</text:p>
          </table:table-cell>
          <table:table-cell office:value-type="float" office:value="119.575" calcext:value-type="float">
            <text:p>119.575</text:p>
          </table:table-cell>
          <table:table-cell office:value-type="float" office:value="1.41434" calcext:value-type="float">
            <text:p>1.4143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105056" calcext:value-type="float">
            <text:p>0.0105056</text:p>
          </table:table-cell>
          <table:table-cell office:value-type="float" office:value="119.578" calcext:value-type="float">
            <text:p>119.578</text:p>
          </table:table-cell>
          <table:table-cell office:value-type="float" office:value="1.41173" calcext:value-type="float">
            <text:p>1.41173</text:p>
          </table:table-cell>
        </table:table-row>
        <table:table-row table:style-name="ro1">
          <table:table-cell office:value-type="float" office:value="138.1" calcext:value-type="float">
            <text:p>138.1</text:p>
          </table:table-cell>
          <table:table-cell office:value-type="float" office:value="0.0104829" calcext:value-type="float">
            <text:p>0.0104829</text:p>
          </table:table-cell>
          <table:table-cell office:value-type="float" office:value="119.58" calcext:value-type="float">
            <text:p>119.58</text:p>
          </table:table-cell>
          <table:table-cell office:value-type="float" office:value="1.40912" calcext:value-type="float">
            <text:p>1.40912</text:p>
          </table:table-cell>
        </table:table-row>
        <table:table-row table:style-name="ro1">
          <table:table-cell office:value-type="float" office:value="138.2" calcext:value-type="float">
            <text:p>138.2</text:p>
          </table:table-cell>
          <table:table-cell office:value-type="float" office:value="0.0104601" calcext:value-type="float">
            <text:p>0.0104601</text:p>
          </table:table-cell>
          <table:table-cell office:value-type="float" office:value="119.583" calcext:value-type="float">
            <text:p>119.583</text:p>
          </table:table-cell>
          <table:table-cell office:value-type="float" office:value="1.40651" calcext:value-type="float">
            <text:p>1.40651</text:p>
          </table:table-cell>
        </table:table-row>
        <table:table-row table:style-name="ro1">
          <table:table-cell office:value-type="float" office:value="138.3" calcext:value-type="float">
            <text:p>138.3</text:p>
          </table:table-cell>
          <table:table-cell office:value-type="float" office:value="0.0104375" calcext:value-type="float">
            <text:p>0.0104375</text:p>
          </table:table-cell>
          <table:table-cell office:value-type="float" office:value="119.586" calcext:value-type="float">
            <text:p>119.586</text:p>
          </table:table-cell>
          <table:table-cell office:value-type="float" office:value="1.40391" calcext:value-type="float">
            <text:p>1.40391</text:p>
          </table:table-cell>
        </table:table-row>
        <table:table-row table:style-name="ro1">
          <table:table-cell office:value-type="float" office:value="138.4" calcext:value-type="float">
            <text:p>138.4</text:p>
          </table:table-cell>
          <table:table-cell office:value-type="float" office:value="0.0104149" calcext:value-type="float">
            <text:p>0.0104149</text:p>
          </table:table-cell>
          <table:table-cell office:value-type="float" office:value="119.588" calcext:value-type="float">
            <text:p>119.588</text:p>
          </table:table-cell>
          <table:table-cell office:value-type="float" office:value="1.40131" calcext:value-type="float">
            <text:p>1.40131</text:p>
          </table:table-cell>
        </table:table-row>
        <table:table-row table:style-name="ro1">
          <table:table-cell office:value-type="float" office:value="138.5" calcext:value-type="float">
            <text:p>138.5</text:p>
          </table:table-cell>
          <table:table-cell office:value-type="float" office:value="0.0103924" calcext:value-type="float">
            <text:p>0.0103924</text:p>
          </table:table-cell>
          <table:table-cell office:value-type="float" office:value="119.591" calcext:value-type="float">
            <text:p>119.591</text:p>
          </table:table-cell>
          <table:table-cell office:value-type="float" office:value="1.39872" calcext:value-type="float">
            <text:p>1.39872</text:p>
          </table:table-cell>
        </table:table-row>
        <table:table-row table:style-name="ro1">
          <table:table-cell office:value-type="float" office:value="138.6" calcext:value-type="float">
            <text:p>138.6</text:p>
          </table:table-cell>
          <table:table-cell office:value-type="float" office:value="0.0103699" calcext:value-type="float">
            <text:p>0.0103699</text:p>
          </table:table-cell>
          <table:table-cell office:value-type="float" office:value="119.593" calcext:value-type="float">
            <text:p>119.593</text:p>
          </table:table-cell>
          <table:table-cell office:value-type="float" office:value="1.39613" calcext:value-type="float">
            <text:p>1.39613</text:p>
          </table:table-cell>
        </table:table-row>
        <table:table-row table:style-name="ro1">
          <table:table-cell office:value-type="float" office:value="138.7" calcext:value-type="float">
            <text:p>138.7</text:p>
          </table:table-cell>
          <table:table-cell office:value-type="float" office:value="0.0103475" calcext:value-type="float">
            <text:p>0.0103475</text:p>
          </table:table-cell>
          <table:table-cell office:value-type="float" office:value="119.596" calcext:value-type="float">
            <text:p>119.596</text:p>
          </table:table-cell>
          <table:table-cell office:value-type="float" office:value="1.39355" calcext:value-type="float">
            <text:p>1.39355</text:p>
          </table:table-cell>
        </table:table-row>
        <table:table-row table:style-name="ro1">
          <table:table-cell office:value-type="float" office:value="138.8" calcext:value-type="float">
            <text:p>138.8</text:p>
          </table:table-cell>
          <table:table-cell office:value-type="float" office:value="0.0103251" calcext:value-type="float">
            <text:p>0.0103251</text:p>
          </table:table-cell>
          <table:table-cell office:value-type="float" office:value="119.599" calcext:value-type="float">
            <text:p>119.599</text:p>
          </table:table-cell>
          <table:table-cell office:value-type="float" office:value="1.39097" calcext:value-type="float">
            <text:p>1.39097</text:p>
          </table:table-cell>
        </table:table-row>
        <table:table-row table:style-name="ro1">
          <table:table-cell office:value-type="float" office:value="138.9" calcext:value-type="float">
            <text:p>138.9</text:p>
          </table:table-cell>
          <table:table-cell office:value-type="float" office:value="0.0103028" calcext:value-type="float">
            <text:p>0.0103028</text:p>
          </table:table-cell>
          <table:table-cell office:value-type="float" office:value="119.601" calcext:value-type="float">
            <text:p>119.601</text:p>
          </table:table-cell>
          <table:table-cell office:value-type="float" office:value="1.3884" calcext:value-type="float">
            <text:p>1.388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102806" calcext:value-type="float">
            <text:p>0.0102806</text:p>
          </table:table-cell>
          <table:table-cell office:value-type="float" office:value="119.604" calcext:value-type="float">
            <text:p>119.604</text:p>
          </table:table-cell>
          <table:table-cell office:value-type="float" office:value="1.38583" calcext:value-type="float">
            <text:p>1.38583</text:p>
          </table:table-cell>
        </table:table-row>
        <table:table-row table:style-name="ro1">
          <table:table-cell office:value-type="float" office:value="139.1" calcext:value-type="float">
            <text:p>139.1</text:p>
          </table:table-cell>
          <table:table-cell office:value-type="float" office:value="0.0102584" calcext:value-type="float">
            <text:p>0.0102584</text:p>
          </table:table-cell>
          <table:table-cell office:value-type="float" office:value="119.606" calcext:value-type="float">
            <text:p>119.606</text:p>
          </table:table-cell>
          <table:table-cell office:value-type="float" office:value="1.38327" calcext:value-type="float">
            <text:p>1.38327</text:p>
          </table:table-cell>
        </table:table-row>
        <table:table-row table:style-name="ro1">
          <table:table-cell office:value-type="float" office:value="139.2" calcext:value-type="float">
            <text:p>139.2</text:p>
          </table:table-cell>
          <table:table-cell office:value-type="float" office:value="0.0102363" calcext:value-type="float">
            <text:p>0.0102363</text:p>
          </table:table-cell>
          <table:table-cell office:value-type="float" office:value="119.609" calcext:value-type="float">
            <text:p>119.609</text:p>
          </table:table-cell>
          <table:table-cell office:value-type="float" office:value="1.38071" calcext:value-type="float">
            <text:p>1.38071</text:p>
          </table:table-cell>
        </table:table-row>
        <table:table-row table:style-name="ro1">
          <table:table-cell office:value-type="float" office:value="139.3" calcext:value-type="float">
            <text:p>139.3</text:p>
          </table:table-cell>
          <table:table-cell office:value-type="float" office:value="0.0102143" calcext:value-type="float">
            <text:p>0.0102143</text:p>
          </table:table-cell>
          <table:table-cell office:value-type="float" office:value="119.612" calcext:value-type="float">
            <text:p>119.612</text:p>
          </table:table-cell>
          <table:table-cell office:value-type="float" office:value="1.37815" calcext:value-type="float">
            <text:p>1.37815</text:p>
          </table:table-cell>
        </table:table-row>
        <table:table-row table:style-name="ro1">
          <table:table-cell office:value-type="float" office:value="139.4" calcext:value-type="float">
            <text:p>139.4</text:p>
          </table:table-cell>
          <table:table-cell office:value-type="float" office:value="0.0101923" calcext:value-type="float">
            <text:p>0.0101923</text:p>
          </table:table-cell>
          <table:table-cell office:value-type="float" office:value="119.614" calcext:value-type="float">
            <text:p>119.614</text:p>
          </table:table-cell>
          <table:table-cell office:value-type="float" office:value="1.3756" calcext:value-type="float">
            <text:p>1.3756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0.0101703" calcext:value-type="float">
            <text:p>0.0101703</text:p>
          </table:table-cell>
          <table:table-cell office:value-type="float" office:value="119.617" calcext:value-type="float">
            <text:p>119.617</text:p>
          </table:table-cell>
          <table:table-cell office:value-type="float" office:value="1.37306" calcext:value-type="float">
            <text:p>1.37306</text:p>
          </table:table-cell>
        </table:table-row>
        <table:table-row table:style-name="ro1">
          <table:table-cell office:value-type="float" office:value="139.6" calcext:value-type="float">
            <text:p>139.6</text:p>
          </table:table-cell>
          <table:table-cell office:value-type="float" office:value="0.0101484" calcext:value-type="float">
            <text:p>0.0101484</text:p>
          </table:table-cell>
          <table:table-cell office:value-type="float" office:value="119.619" calcext:value-type="float">
            <text:p>119.619</text:p>
          </table:table-cell>
          <table:table-cell office:value-type="float" office:value="1.37051" calcext:value-type="float">
            <text:p>1.37051</text:p>
          </table:table-cell>
        </table:table-row>
        <table:table-row table:style-name="ro1">
          <table:table-cell office:value-type="float" office:value="139.7" calcext:value-type="float">
            <text:p>139.7</text:p>
          </table:table-cell>
          <table:table-cell office:value-type="float" office:value="0.0101266" calcext:value-type="float">
            <text:p>0.0101266</text:p>
          </table:table-cell>
          <table:table-cell office:value-type="float" office:value="119.622" calcext:value-type="float">
            <text:p>119.622</text:p>
          </table:table-cell>
          <table:table-cell office:value-type="float" office:value="1.36798" calcext:value-type="float">
            <text:p>1.36798</text:p>
          </table:table-cell>
        </table:table-row>
        <table:table-row table:style-name="ro1">
          <table:table-cell office:value-type="float" office:value="139.8" calcext:value-type="float">
            <text:p>139.8</text:p>
          </table:table-cell>
          <table:table-cell office:value-type="float" office:value="0.0101048" calcext:value-type="float">
            <text:p>0.0101048</text:p>
          </table:table-cell>
          <table:table-cell office:value-type="float" office:value="119.624" calcext:value-type="float">
            <text:p>119.624</text:p>
          </table:table-cell>
          <table:table-cell office:value-type="float" office:value="1.36545" calcext:value-type="float">
            <text:p>1.36545</text:p>
          </table:table-cell>
        </table:table-row>
        <table:table-row table:style-name="ro1">
          <table:table-cell office:value-type="float" office:value="139.9" calcext:value-type="float">
            <text:p>139.9</text:p>
          </table:table-cell>
          <table:table-cell office:value-type="float" office:value="0.0100831" calcext:value-type="float">
            <text:p>0.0100831</text:p>
          </table:table-cell>
          <table:table-cell office:value-type="float" office:value="119.627" calcext:value-type="float">
            <text:p>119.627</text:p>
          </table:table-cell>
          <table:table-cell office:value-type="float" office:value="1.36292" calcext:value-type="float">
            <text:p>1.3629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100615" calcext:value-type="float">
            <text:p>0.0100615</text:p>
          </table:table-cell>
          <table:table-cell office:value-type="float" office:value="119.63" calcext:value-type="float">
            <text:p>119.63</text:p>
          </table:table-cell>
          <table:table-cell office:value-type="float" office:value="1.36039" calcext:value-type="float">
            <text:p>1.36039</text:p>
          </table:table-cell>
        </table:table-row>
        <table:table-row table:style-name="ro1">
          <table:table-cell office:value-type="float" office:value="140.1" calcext:value-type="float">
            <text:p>140.1</text:p>
          </table:table-cell>
          <table:table-cell office:value-type="float" office:value="0.0100399" calcext:value-type="float">
            <text:p>0.0100399</text:p>
          </table:table-cell>
          <table:table-cell office:value-type="float" office:value="119.632" calcext:value-type="float">
            <text:p>119.632</text:p>
          </table:table-cell>
          <table:table-cell office:value-type="float" office:value="1.35788" calcext:value-type="float">
            <text:p>1.35788</text:p>
          </table:table-cell>
        </table:table-row>
        <table:table-row table:style-name="ro1">
          <table:table-cell office:value-type="float" office:value="140.2" calcext:value-type="float">
            <text:p>140.2</text:p>
          </table:table-cell>
          <table:table-cell office:value-type="float" office:value="0.0100183" calcext:value-type="float">
            <text:p>0.0100183</text:p>
          </table:table-cell>
          <table:table-cell office:value-type="float" office:value="119.635" calcext:value-type="float">
            <text:p>119.635</text:p>
          </table:table-cell>
          <table:table-cell office:value-type="float" office:value="1.35536" calcext:value-type="float">
            <text:p>1.35536</text:p>
          </table:table-cell>
        </table:table-row>
        <table:table-row table:style-name="ro1">
          <table:table-cell office:value-type="float" office:value="140.3" calcext:value-type="float">
            <text:p>140.3</text:p>
          </table:table-cell>
          <table:table-cell office:value-type="float" office:value="0.00999684" calcext:value-type="float">
            <text:p>0.00999684</text:p>
          </table:table-cell>
          <table:table-cell office:value-type="float" office:value="119.637" calcext:value-type="float">
            <text:p>119.637</text:p>
          </table:table-cell>
          <table:table-cell office:value-type="float" office:value="1.35285" calcext:value-type="float">
            <text:p>1.35285</text:p>
          </table:table-cell>
        </table:table-row>
        <table:table-row table:style-name="ro1">
          <table:table-cell office:value-type="float" office:value="140.4" calcext:value-type="float">
            <text:p>140.4</text:p>
          </table:table-cell>
          <table:table-cell office:value-type="float" office:value="0.00997541" calcext:value-type="float">
            <text:p>0.00997541</text:p>
          </table:table-cell>
          <table:table-cell office:value-type="float" office:value="119.64" calcext:value-type="float">
            <text:p>119.64</text:p>
          </table:table-cell>
          <table:table-cell office:value-type="float" office:value="1.35035" calcext:value-type="float">
            <text:p>1.35035</text:p>
          </table:table-cell>
        </table:table-row>
        <table:table-row table:style-name="ro1">
          <table:table-cell office:value-type="float" office:value="140.5" calcext:value-type="float">
            <text:p>140.5</text:p>
          </table:table-cell>
          <table:table-cell office:value-type="float" office:value="0.00995404" calcext:value-type="float">
            <text:p>0.00995404</text:p>
          </table:table-cell>
          <table:table-cell office:value-type="float" office:value="119.642" calcext:value-type="float">
            <text:p>119.642</text:p>
          </table:table-cell>
          <table:table-cell office:value-type="float" office:value="1.34785" calcext:value-type="float">
            <text:p>1.34785</text:p>
          </table:table-cell>
        </table:table-row>
        <table:table-row table:style-name="ro1">
          <table:table-cell office:value-type="float" office:value="140.6" calcext:value-type="float">
            <text:p>140.6</text:p>
          </table:table-cell>
          <table:table-cell office:value-type="float" office:value="0.00993272" calcext:value-type="float">
            <text:p>0.00993272</text:p>
          </table:table-cell>
          <table:table-cell office:value-type="float" office:value="119.645" calcext:value-type="float">
            <text:p>119.645</text:p>
          </table:table-cell>
          <table:table-cell office:value-type="float" office:value="1.34535" calcext:value-type="float">
            <text:p>1.34535</text:p>
          </table:table-cell>
        </table:table-row>
        <table:table-row table:style-name="ro1">
          <table:table-cell office:value-type="float" office:value="140.7" calcext:value-type="float">
            <text:p>140.7</text:p>
          </table:table-cell>
          <table:table-cell office:value-type="float" office:value="0.00991146" calcext:value-type="float">
            <text:p>0.00991146</text:p>
          </table:table-cell>
          <table:table-cell office:value-type="float" office:value="119.647" calcext:value-type="float">
            <text:p>119.647</text:p>
          </table:table-cell>
          <table:table-cell office:value-type="float" office:value="1.34286" calcext:value-type="float">
            <text:p>1.34286</text:p>
          </table:table-cell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0.00989025" calcext:value-type="float">
            <text:p>0.00989025</text:p>
          </table:table-cell>
          <table:table-cell office:value-type="float" office:value="119.65" calcext:value-type="float">
            <text:p>119.65</text:p>
          </table:table-cell>
          <table:table-cell office:value-type="float" office:value="1.34037" calcext:value-type="float">
            <text:p>1.34037</text:p>
          </table:table-cell>
        </table:table-row>
        <table:table-row table:style-name="ro1">
          <table:table-cell office:value-type="float" office:value="140.9" calcext:value-type="float">
            <text:p>140.9</text:p>
          </table:table-cell>
          <table:table-cell office:value-type="float" office:value="0.0098691" calcext:value-type="float">
            <text:p>0.0098691</text:p>
          </table:table-cell>
          <table:table-cell office:value-type="float" office:value="119.652" calcext:value-type="float">
            <text:p>119.652</text:p>
          </table:table-cell>
          <table:table-cell office:value-type="float" office:value="1.33789" calcext:value-type="float">
            <text:p>1.3378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9848" calcext:value-type="float">
            <text:p>0.009848</text:p>
          </table:table-cell>
          <table:table-cell office:value-type="float" office:value="119.655" calcext:value-type="float">
            <text:p>119.655</text:p>
          </table:table-cell>
          <table:table-cell office:value-type="float" office:value="1.33541" calcext:value-type="float">
            <text:p>1.33541</text:p>
          </table:table-cell>
        </table:table-row>
        <table:table-row table:style-name="ro1">
          <table:table-cell office:value-type="float" office:value="141.1" calcext:value-type="float">
            <text:p>141.1</text:p>
          </table:table-cell>
          <table:table-cell office:value-type="float" office:value="0.00982696" calcext:value-type="float">
            <text:p>0.00982696</text:p>
          </table:table-cell>
          <table:table-cell office:value-type="float" office:value="119.657" calcext:value-type="float">
            <text:p>119.657</text:p>
          </table:table-cell>
          <table:table-cell office:value-type="float" office:value="1.33294" calcext:value-type="float">
            <text:p>1.33294</text:p>
          </table:table-cell>
        </table:table-row>
        <table:table-row table:style-name="ro1">
          <table:table-cell office:value-type="float" office:value="141.2" calcext:value-type="float">
            <text:p>141.2</text:p>
          </table:table-cell>
          <table:table-cell office:value-type="float" office:value="0.00980597" calcext:value-type="float">
            <text:p>0.00980597</text:p>
          </table:table-cell>
          <table:table-cell office:value-type="float" office:value="119.66" calcext:value-type="float">
            <text:p>119.66</text:p>
          </table:table-cell>
          <table:table-cell office:value-type="float" office:value="1.33047" calcext:value-type="float">
            <text:p>1.33047</text:p>
          </table:table-cell>
        </table:table-row>
        <table:table-row table:style-name="ro1">
          <table:table-cell office:value-type="float" office:value="141.3" calcext:value-type="float">
            <text:p>141.3</text:p>
          </table:table-cell>
          <table:table-cell office:value-type="float" office:value="0.00978504" calcext:value-type="float">
            <text:p>0.00978504</text:p>
          </table:table-cell>
          <table:table-cell office:value-type="float" office:value="119.662" calcext:value-type="float">
            <text:p>119.662</text:p>
          </table:table-cell>
          <table:table-cell office:value-type="float" office:value="1.328" calcext:value-type="float">
            <text:p>1.328</text:p>
          </table:table-cell>
        </table:table-row>
        <table:table-row table:style-name="ro1">
          <table:table-cell office:value-type="float" office:value="141.4" calcext:value-type="float">
            <text:p>141.4</text:p>
          </table:table-cell>
          <table:table-cell office:value-type="float" office:value="0.00976416" calcext:value-type="float">
            <text:p>0.00976416</text:p>
          </table:table-cell>
          <table:table-cell office:value-type="float" office:value="119.665" calcext:value-type="float">
            <text:p>119.665</text:p>
          </table:table-cell>
          <table:table-cell office:value-type="float" office:value="1.32554" calcext:value-type="float">
            <text:p>1.32554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office:value-type="float" office:value="0.00974333" calcext:value-type="float">
            <text:p>0.00974333</text:p>
          </table:table-cell>
          <table:table-cell office:value-type="float" office:value="119.667" calcext:value-type="float">
            <text:p>119.667</text:p>
          </table:table-cell>
          <table:table-cell office:value-type="float" office:value="1.32309" calcext:value-type="float">
            <text:p>1.32309</text:p>
          </table:table-cell>
        </table:table-row>
        <table:table-row table:style-name="ro1">
          <table:table-cell office:value-type="float" office:value="141.6" calcext:value-type="float">
            <text:p>141.6</text:p>
          </table:table-cell>
          <table:table-cell office:value-type="float" office:value="0.00972256" calcext:value-type="float">
            <text:p>0.00972256</text:p>
          </table:table-cell>
          <table:table-cell office:value-type="float" office:value="119.67" calcext:value-type="float">
            <text:p>119.67</text:p>
          </table:table-cell>
          <table:table-cell office:value-type="float" office:value="1.32064" calcext:value-type="float">
            <text:p>1.32064</text:p>
          </table:table-cell>
        </table:table-row>
        <table:table-row table:style-name="ro1">
          <table:table-cell office:value-type="float" office:value="141.7" calcext:value-type="float">
            <text:p>141.7</text:p>
          </table:table-cell>
          <table:table-cell office:value-type="float" office:value="0.00970185" calcext:value-type="float">
            <text:p>0.00970185</text:p>
          </table:table-cell>
          <table:table-cell office:value-type="float" office:value="119.672" calcext:value-type="float">
            <text:p>119.672</text:p>
          </table:table-cell>
          <table:table-cell office:value-type="float" office:value="1.31819" calcext:value-type="float">
            <text:p>1.31819</text:p>
          </table:table-cell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0.00968119" calcext:value-type="float">
            <text:p>0.00968119</text:p>
          </table:table-cell>
          <table:table-cell office:value-type="float" office:value="119.675" calcext:value-type="float">
            <text:p>119.675</text:p>
          </table:table-cell>
          <table:table-cell office:value-type="float" office:value="1.31575" calcext:value-type="float">
            <text:p>1.31575</text:p>
          </table:table-cell>
        </table:table-row>
        <table:table-row table:style-name="ro1">
          <table:table-cell office:value-type="float" office:value="141.9" calcext:value-type="float">
            <text:p>141.9</text:p>
          </table:table-cell>
          <table:table-cell office:value-type="float" office:value="0.00966058" calcext:value-type="float">
            <text:p>0.00966058</text:p>
          </table:table-cell>
          <table:table-cell office:value-type="float" office:value="119.677" calcext:value-type="float">
            <text:p>119.677</text:p>
          </table:table-cell>
          <table:table-cell office:value-type="float" office:value="1.31331" calcext:value-type="float">
            <text:p>1.3133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964002" calcext:value-type="float">
            <text:p>0.00964002</text:p>
          </table:table-cell>
          <table:table-cell office:value-type="float" office:value="119.679" calcext:value-type="float">
            <text:p>119.679</text:p>
          </table:table-cell>
          <table:table-cell office:value-type="float" office:value="1.31087" calcext:value-type="float">
            <text:p>1.31087</text:p>
          </table:table-cell>
        </table:table-row>
        <table:table-row table:style-name="ro1">
          <table:table-cell office:value-type="float" office:value="142.1" calcext:value-type="float">
            <text:p>142.1</text:p>
          </table:table-cell>
          <table:table-cell office:value-type="float" office:value="0.00961952" calcext:value-type="float">
            <text:p>0.00961952</text:p>
          </table:table-cell>
          <table:table-cell office:value-type="float" office:value="119.682" calcext:value-type="float">
            <text:p>119.682</text:p>
          </table:table-cell>
          <table:table-cell office:value-type="float" office:value="1.30844" calcext:value-type="float">
            <text:p>1.30844</text:p>
          </table:table-cell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0.00959907" calcext:value-type="float">
            <text:p>0.00959907</text:p>
          </table:table-cell>
          <table:table-cell office:value-type="float" office:value="119.684" calcext:value-type="float">
            <text:p>119.684</text:p>
          </table:table-cell>
          <table:table-cell office:value-type="float" office:value="1.30602" calcext:value-type="float">
            <text:p>1.30602</text:p>
          </table:table-cell>
        </table:table-row>
        <table:table-row table:style-name="ro1">
          <table:table-cell office:value-type="float" office:value="142.3" calcext:value-type="float">
            <text:p>142.3</text:p>
          </table:table-cell>
          <table:table-cell office:value-type="float" office:value="0.00957867" calcext:value-type="float">
            <text:p>0.00957867</text:p>
          </table:table-cell>
          <table:table-cell office:value-type="float" office:value="119.687" calcext:value-type="float">
            <text:p>119.687</text:p>
          </table:table-cell>
          <table:table-cell office:value-type="float" office:value="1.3036" calcext:value-type="float">
            <text:p>1.3036</text:p>
          </table:table-cell>
        </table:table-row>
        <table:table-row table:style-name="ro1">
          <table:table-cell office:value-type="float" office:value="142.4" calcext:value-type="float">
            <text:p>142.4</text:p>
          </table:table-cell>
          <table:table-cell office:value-type="float" office:value="0.00955833" calcext:value-type="float">
            <text:p>0.00955833</text:p>
          </table:table-cell>
          <table:table-cell office:value-type="float" office:value="119.689" calcext:value-type="float">
            <text:p>119.689</text:p>
          </table:table-cell>
          <table:table-cell office:value-type="float" office:value="1.30118" calcext:value-type="float">
            <text:p>1.30118</text:p>
          </table:table-cell>
        </table:table-row>
        <table:table-row table:style-name="ro1">
          <table:table-cell office:value-type="float" office:value="142.5" calcext:value-type="float">
            <text:p>142.5</text:p>
          </table:table-cell>
          <table:table-cell office:value-type="float" office:value="0.00953804" calcext:value-type="float">
            <text:p>0.00953804</text:p>
          </table:table-cell>
          <table:table-cell office:value-type="float" office:value="119.692" calcext:value-type="float">
            <text:p>119.692</text:p>
          </table:table-cell>
          <table:table-cell office:value-type="float" office:value="1.29877" calcext:value-type="float">
            <text:p>1.29877</text:p>
          </table:table-cell>
        </table:table-row>
        <table:table-row table:style-name="ro1">
          <table:table-cell office:value-type="float" office:value="142.6" calcext:value-type="float">
            <text:p>142.6</text:p>
          </table:table-cell>
          <table:table-cell office:value-type="float" office:value="0.0095178" calcext:value-type="float">
            <text:p>0.0095178</text:p>
          </table:table-cell>
          <table:table-cell office:value-type="float" office:value="119.694" calcext:value-type="float">
            <text:p>119.694</text:p>
          </table:table-cell>
          <table:table-cell office:value-type="float" office:value="1.29636" calcext:value-type="float">
            <text:p>1.29636</text:p>
          </table:table-cell>
        </table:table-row>
        <table:table-row table:style-name="ro1">
          <table:table-cell office:value-type="float" office:value="142.7" calcext:value-type="float">
            <text:p>142.7</text:p>
          </table:table-cell>
          <table:table-cell office:value-type="float" office:value="0.00949761" calcext:value-type="float">
            <text:p>0.00949761</text:p>
          </table:table-cell>
          <table:table-cell office:value-type="float" office:value="119.697" calcext:value-type="float">
            <text:p>119.697</text:p>
          </table:table-cell>
          <table:table-cell office:value-type="float" office:value="1.29396" calcext:value-type="float">
            <text:p>1.29396</text:p>
          </table:table-cell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0.00947748" calcext:value-type="float">
            <text:p>0.00947748</text:p>
          </table:table-cell>
          <table:table-cell office:value-type="float" office:value="119.699" calcext:value-type="float">
            <text:p>119.699</text:p>
          </table:table-cell>
          <table:table-cell office:value-type="float" office:value="1.29156" calcext:value-type="float">
            <text:p>1.29156</text:p>
          </table:table-cell>
        </table:table-row>
        <table:table-row table:style-name="ro1">
          <table:table-cell office:value-type="float" office:value="142.9" calcext:value-type="float">
            <text:p>142.9</text:p>
          </table:table-cell>
          <table:table-cell office:value-type="float" office:value="0.00945739" calcext:value-type="float">
            <text:p>0.00945739</text:p>
          </table:table-cell>
          <table:table-cell office:value-type="float" office:value="119.701" calcext:value-type="float">
            <text:p>119.701</text:p>
          </table:table-cell>
          <table:table-cell office:value-type="float" office:value="1.28916" calcext:value-type="float">
            <text:p>1.2891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943736" calcext:value-type="float">
            <text:p>0.00943736</text:p>
          </table:table-cell>
          <table:table-cell office:value-type="float" office:value="119.704" calcext:value-type="float">
            <text:p>119.704</text:p>
          </table:table-cell>
          <table:table-cell office:value-type="float" office:value="1.28677" calcext:value-type="float">
            <text:p>1.28677</text:p>
          </table:table-cell>
        </table:table-row>
        <table:table-row table:style-name="ro1">
          <table:table-cell office:value-type="float" office:value="143.1" calcext:value-type="float">
            <text:p>143.1</text:p>
          </table:table-cell>
          <table:table-cell office:value-type="float" office:value="0.00941738" calcext:value-type="float">
            <text:p>0.00941738</text:p>
          </table:table-cell>
          <table:table-cell office:value-type="float" office:value="119.706" calcext:value-type="float">
            <text:p>119.706</text:p>
          </table:table-cell>
          <table:table-cell office:value-type="float" office:value="1.28439" calcext:value-type="float">
            <text:p>1.28439</text:p>
          </table:table-cell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0.00939745" calcext:value-type="float">
            <text:p>0.00939745</text:p>
          </table:table-cell>
          <table:table-cell office:value-type="float" office:value="119.709" calcext:value-type="float">
            <text:p>119.709</text:p>
          </table:table-cell>
          <table:table-cell office:value-type="float" office:value="1.282" calcext:value-type="float">
            <text:p>1.282</text:p>
          </table:table-cell>
        </table:table-row>
        <table:table-row table:style-name="ro1">
          <table:table-cell office:value-type="float" office:value="143.3" calcext:value-type="float">
            <text:p>143.3</text:p>
          </table:table-cell>
          <table:table-cell office:value-type="float" office:value="0.00937758" calcext:value-type="float">
            <text:p>0.00937758</text:p>
          </table:table-cell>
          <table:table-cell office:value-type="float" office:value="119.711" calcext:value-type="float">
            <text:p>119.711</text:p>
          </table:table-cell>
          <table:table-cell office:value-type="float" office:value="1.27963" calcext:value-type="float">
            <text:p>1.27963</text:p>
          </table:table-cell>
        </table:table-row>
        <table:table-row table:style-name="ro1">
          <table:table-cell office:value-type="float" office:value="143.4" calcext:value-type="float">
            <text:p>143.4</text:p>
          </table:table-cell>
          <table:table-cell office:value-type="float" office:value="0.00935775" calcext:value-type="float">
            <text:p>0.00935775</text:p>
          </table:table-cell>
          <table:table-cell office:value-type="float" office:value="119.713" calcext:value-type="float">
            <text:p>119.713</text:p>
          </table:table-cell>
          <table:table-cell office:value-type="float" office:value="1.27725" calcext:value-type="float">
            <text:p>1.27725</text:p>
          </table:table-cell>
        </table:table-row>
        <table:table-row table:style-name="ro1">
          <table:table-cell office:value-type="float" office:value="143.5" calcext:value-type="float">
            <text:p>143.5</text:p>
          </table:table-cell>
          <table:table-cell office:value-type="float" office:value="0.00933798" calcext:value-type="float">
            <text:p>0.00933798</text:p>
          </table:table-cell>
          <table:table-cell office:value-type="float" office:value="119.716" calcext:value-type="float">
            <text:p>119.716</text:p>
          </table:table-cell>
          <table:table-cell office:value-type="float" office:value="1.27488" calcext:value-type="float">
            <text:p>1.27488</text:p>
          </table:table-cell>
        </table:table-row>
        <table:table-row table:style-name="ro1">
          <table:table-cell office:value-type="float" office:value="143.6" calcext:value-type="float">
            <text:p>143.6</text:p>
          </table:table-cell>
          <table:table-cell office:value-type="float" office:value="0.00931825" calcext:value-type="float">
            <text:p>0.00931825</text:p>
          </table:table-cell>
          <table:table-cell office:value-type="float" office:value="119.718" calcext:value-type="float">
            <text:p>119.718</text:p>
          </table:table-cell>
          <table:table-cell office:value-type="float" office:value="1.27252" calcext:value-type="float">
            <text:p>1.27252</text:p>
          </table:table-cell>
        </table:table-row>
        <table:table-row table:style-name="ro1">
          <table:table-cell office:value-type="float" office:value="143.7" calcext:value-type="float">
            <text:p>143.7</text:p>
          </table:table-cell>
          <table:table-cell office:value-type="float" office:value="0.00929858" calcext:value-type="float">
            <text:p>0.00929858</text:p>
          </table:table-cell>
          <table:table-cell office:value-type="float" office:value="119.721" calcext:value-type="float">
            <text:p>119.721</text:p>
          </table:table-cell>
          <table:table-cell office:value-type="float" office:value="1.27016" calcext:value-type="float">
            <text:p>1.27016</text:p>
          </table:table-cell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0.00927895" calcext:value-type="float">
            <text:p>0.00927895</text:p>
          </table:table-cell>
          <table:table-cell office:value-type="float" office:value="119.723" calcext:value-type="float">
            <text:p>119.723</text:p>
          </table:table-cell>
          <table:table-cell office:value-type="float" office:value="1.2678" calcext:value-type="float">
            <text:p>1.2678</text:p>
          </table:table-cell>
        </table:table-row>
        <table:table-row table:style-name="ro1">
          <table:table-cell office:value-type="float" office:value="143.9" calcext:value-type="float">
            <text:p>143.9</text:p>
          </table:table-cell>
          <table:table-cell office:value-type="float" office:value="0.00925938" calcext:value-type="float">
            <text:p>0.00925938</text:p>
          </table:table-cell>
          <table:table-cell office:value-type="float" office:value="119.725" calcext:value-type="float">
            <text:p>119.725</text:p>
          </table:table-cell>
          <table:table-cell office:value-type="float" office:value="1.26545" calcext:value-type="float">
            <text:p>1.2654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923986" calcext:value-type="float">
            <text:p>0.00923986</text:p>
          </table:table-cell>
          <table:table-cell office:value-type="float" office:value="119.728" calcext:value-type="float">
            <text:p>119.728</text:p>
          </table:table-cell>
          <table:table-cell office:value-type="float" office:value="1.2631" calcext:value-type="float">
            <text:p>1.2631</text:p>
          </table:table-cell>
        </table:table-row>
        <table:table-row table:style-name="ro1">
          <table:table-cell office:value-type="float" office:value="144.1" calcext:value-type="float">
            <text:p>144.1</text:p>
          </table:table-cell>
          <table:table-cell office:value-type="float" office:value="0.00922038" calcext:value-type="float">
            <text:p>0.00922038</text:p>
          </table:table-cell>
          <table:table-cell office:value-type="float" office:value="119.73" calcext:value-type="float">
            <text:p>119.73</text:p>
          </table:table-cell>
          <table:table-cell office:value-type="float" office:value="1.26076" calcext:value-type="float">
            <text:p>1.26076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0.00920096" calcext:value-type="float">
            <text:p>0.00920096</text:p>
          </table:table-cell>
          <table:table-cell office:value-type="float" office:value="119.732" calcext:value-type="float">
            <text:p>119.732</text:p>
          </table:table-cell>
          <table:table-cell office:value-type="float" office:value="1.25842" calcext:value-type="float">
            <text:p>1.25842</text:p>
          </table:table-cell>
        </table:table-row>
        <table:table-row table:style-name="ro1">
          <table:table-cell office:value-type="float" office:value="144.3" calcext:value-type="float">
            <text:p>144.3</text:p>
          </table:table-cell>
          <table:table-cell office:value-type="float" office:value="0.00918158" calcext:value-type="float">
            <text:p>0.00918158</text:p>
          </table:table-cell>
          <table:table-cell office:value-type="float" office:value="119.735" calcext:value-type="float">
            <text:p>119.735</text:p>
          </table:table-cell>
          <table:table-cell office:value-type="float" office:value="1.25608" calcext:value-type="float">
            <text:p>1.25608</text:p>
          </table:table-cell>
        </table:table-row>
        <table:table-row table:style-name="ro1">
          <table:table-cell office:value-type="float" office:value="144.4" calcext:value-type="float">
            <text:p>144.4</text:p>
          </table:table-cell>
          <table:table-cell office:value-type="float" office:value="0.00916226" calcext:value-type="float">
            <text:p>0.00916226</text:p>
          </table:table-cell>
          <table:table-cell office:value-type="float" office:value="119.737" calcext:value-type="float">
            <text:p>119.737</text:p>
          </table:table-cell>
          <table:table-cell office:value-type="float" office:value="1.25375" calcext:value-type="float">
            <text:p>1.25375</text:p>
          </table:table-cell>
        </table:table-row>
        <table:table-row table:style-name="ro1">
          <table:table-cell office:value-type="float" office:value="144.5" calcext:value-type="float">
            <text:p>144.5</text:p>
          </table:table-cell>
          <table:table-cell office:value-type="float" office:value="0.00914298" calcext:value-type="float">
            <text:p>0.00914298</text:p>
          </table:table-cell>
          <table:table-cell office:value-type="float" office:value="119.739" calcext:value-type="float">
            <text:p>119.739</text:p>
          </table:table-cell>
          <table:table-cell office:value-type="float" office:value="1.25143" calcext:value-type="float">
            <text:p>1.25143</text:p>
          </table:table-cell>
        </table:table-row>
        <table:table-row table:style-name="ro1">
          <table:table-cell office:value-type="float" office:value="144.6" calcext:value-type="float">
            <text:p>144.6</text:p>
          </table:table-cell>
          <table:table-cell office:value-type="float" office:value="0.00912376" calcext:value-type="float">
            <text:p>0.00912376</text:p>
          </table:table-cell>
          <table:table-cell office:value-type="float" office:value="119.742" calcext:value-type="float">
            <text:p>119.742</text:p>
          </table:table-cell>
          <table:table-cell office:value-type="float" office:value="1.2491" calcext:value-type="float">
            <text:p>1.2491</text:p>
          </table:table-cell>
        </table:table-row>
        <table:table-row table:style-name="ro1">
          <table:table-cell office:value-type="float" office:value="144.7" calcext:value-type="float">
            <text:p>144.7</text:p>
          </table:table-cell>
          <table:table-cell office:value-type="float" office:value="0.00910458" calcext:value-type="float">
            <text:p>0.00910458</text:p>
          </table:table-cell>
          <table:table-cell office:value-type="float" office:value="119.744" calcext:value-type="float">
            <text:p>119.744</text:p>
          </table:table-cell>
          <table:table-cell office:value-type="float" office:value="1.24679" calcext:value-type="float">
            <text:p>1.24679</text:p>
          </table:table-cell>
        </table:table-row>
        <table:table-row table:style-name="ro1">
          <table:table-cell office:value-type="float" office:value="144.8" calcext:value-type="float">
            <text:p>144.8</text:p>
          </table:table-cell>
          <table:table-cell office:value-type="float" office:value="0.00908545" calcext:value-type="float">
            <text:p>0.00908545</text:p>
          </table:table-cell>
          <table:table-cell office:value-type="float" office:value="119.746" calcext:value-type="float">
            <text:p>119.746</text:p>
          </table:table-cell>
          <table:table-cell office:value-type="float" office:value="1.24447" calcext:value-type="float">
            <text:p>1.24447</text:p>
          </table:table-cell>
        </table:table-row>
        <table:table-row table:style-name="ro1">
          <table:table-cell office:value-type="float" office:value="144.9" calcext:value-type="float">
            <text:p>144.9</text:p>
          </table:table-cell>
          <table:table-cell office:value-type="float" office:value="0.00906637" calcext:value-type="float">
            <text:p>0.00906637</text:p>
          </table:table-cell>
          <table:table-cell office:value-type="float" office:value="119.749" calcext:value-type="float">
            <text:p>119.749</text:p>
          </table:table-cell>
          <table:table-cell office:value-type="float" office:value="1.24216" calcext:value-type="float">
            <text:p>1.242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904734" calcext:value-type="float">
            <text:p>0.00904734</text:p>
          </table:table-cell>
          <table:table-cell office:value-type="float" office:value="119.751" calcext:value-type="float">
            <text:p>119.751</text:p>
          </table:table-cell>
          <table:table-cell office:value-type="float" office:value="1.23986" calcext:value-type="float">
            <text:p>1.23986</text:p>
          </table:table-cell>
        </table:table-row>
        <table:table-row table:style-name="ro1">
          <table:table-cell office:value-type="float" office:value="145.1" calcext:value-type="float">
            <text:p>145.1</text:p>
          </table:table-cell>
          <table:table-cell office:value-type="float" office:value="0.00902836" calcext:value-type="float">
            <text:p>0.00902836</text:p>
          </table:table-cell>
          <table:table-cell office:value-type="float" office:value="119.753" calcext:value-type="float">
            <text:p>119.753</text:p>
          </table:table-cell>
          <table:table-cell office:value-type="float" office:value="1.23756" calcext:value-type="float">
            <text:p>1.23756</text:p>
          </table:table-cell>
        </table:table-row>
        <table:table-row table:style-name="ro1">
          <table:table-cell office:value-type="float" office:value="145.2" calcext:value-type="float">
            <text:p>145.2</text:p>
          </table:table-cell>
          <table:table-cell office:value-type="float" office:value="0.00900942" calcext:value-type="float">
            <text:p>0.00900942</text:p>
          </table:table-cell>
          <table:table-cell office:value-type="float" office:value="119.756" calcext:value-type="float">
            <text:p>119.756</text:p>
          </table:table-cell>
          <table:table-cell office:value-type="float" office:value="1.23526" calcext:value-type="float">
            <text:p>1.23526</text:p>
          </table:table-cell>
        </table:table-row>
        <table:table-row table:style-name="ro1">
          <table:table-cell office:value-type="float" office:value="145.3" calcext:value-type="float">
            <text:p>145.3</text:p>
          </table:table-cell>
          <table:table-cell office:value-type="float" office:value="0.00899054" calcext:value-type="float">
            <text:p>0.00899054</text:p>
          </table:table-cell>
          <table:table-cell office:value-type="float" office:value="119.758" calcext:value-type="float">
            <text:p>119.758</text:p>
          </table:table-cell>
          <table:table-cell office:value-type="float" office:value="1.23296" calcext:value-type="float">
            <text:p>1.23296</text:p>
          </table:table-cell>
        </table:table-row>
        <table:table-row table:style-name="ro1">
          <table:table-cell office:value-type="float" office:value="145.4" calcext:value-type="float">
            <text:p>145.4</text:p>
          </table:table-cell>
          <table:table-cell office:value-type="float" office:value="0.0089717" calcext:value-type="float">
            <text:p>0.0089717</text:p>
          </table:table-cell>
          <table:table-cell office:value-type="float" office:value="119.76" calcext:value-type="float">
            <text:p>119.76</text:p>
          </table:table-cell>
          <table:table-cell office:value-type="float" office:value="1.23068" calcext:value-type="float">
            <text:p>1.23068</text:p>
          </table:table-cell>
        </table:table-row>
        <table:table-row table:style-name="ro1">
          <table:table-cell office:value-type="float" office:value="145.5" calcext:value-type="float">
            <text:p>145.5</text:p>
          </table:table-cell>
          <table:table-cell office:value-type="float" office:value="0.0089529" calcext:value-type="float">
            <text:p>0.0089529</text:p>
          </table:table-cell>
          <table:table-cell office:value-type="float" office:value="119.763" calcext:value-type="float">
            <text:p>119.763</text:p>
          </table:table-cell>
          <table:table-cell office:value-type="float" office:value="1.22839" calcext:value-type="float">
            <text:p>1.22839</text:p>
          </table:table-cell>
        </table:table-row>
        <table:table-row table:style-name="ro1">
          <table:table-cell office:value-type="float" office:value="145.6" calcext:value-type="float">
            <text:p>145.6</text:p>
          </table:table-cell>
          <table:table-cell office:value-type="float" office:value="0.00893416" calcext:value-type="float">
            <text:p>0.00893416</text:p>
          </table:table-cell>
          <table:table-cell office:value-type="float" office:value="119.765" calcext:value-type="float">
            <text:p>119.765</text:p>
          </table:table-cell>
          <table:table-cell office:value-type="float" office:value="1.22611" calcext:value-type="float">
            <text:p>1.22611</text:p>
          </table:table-cell>
        </table:table-row>
        <table:table-row table:style-name="ro1">
          <table:table-cell office:value-type="float" office:value="145.7" calcext:value-type="float">
            <text:p>145.7</text:p>
          </table:table-cell>
          <table:table-cell office:value-type="float" office:value="0.00891547" calcext:value-type="float">
            <text:p>0.00891547</text:p>
          </table:table-cell>
          <table:table-cell office:value-type="float" office:value="119.767" calcext:value-type="float">
            <text:p>119.767</text:p>
          </table:table-cell>
          <table:table-cell office:value-type="float" office:value="1.22383" calcext:value-type="float">
            <text:p>1.22383</text:p>
          </table:table-cell>
        </table:table-row>
        <table:table-row table:style-name="ro1">
          <table:table-cell office:value-type="float" office:value="145.8" calcext:value-type="float">
            <text:p>145.8</text:p>
          </table:table-cell>
          <table:table-cell office:value-type="float" office:value="0.00889682" calcext:value-type="float">
            <text:p>0.0088968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.22156" calcext:value-type="float">
            <text:p>1.22156</text:p>
          </table:table-cell>
        </table:table-row>
        <table:table-row table:style-name="ro1">
          <table:table-cell office:value-type="float" office:value="145.9" calcext:value-type="float">
            <text:p>145.9</text:p>
          </table:table-cell>
          <table:table-cell office:value-type="float" office:value="0.00887821" calcext:value-type="float">
            <text:p>0.00887821</text:p>
          </table:table-cell>
          <table:table-cell office:value-type="float" office:value="119.772" calcext:value-type="float">
            <text:p>119.772</text:p>
          </table:table-cell>
          <table:table-cell office:value-type="float" office:value="1.21929" calcext:value-type="float">
            <text:p>1.2192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885966" calcext:value-type="float">
            <text:p>0.00885966</text:p>
          </table:table-cell>
          <table:table-cell office:value-type="float" office:value="119.774" calcext:value-type="float">
            <text:p>119.774</text:p>
          </table:table-cell>
          <table:table-cell office:value-type="float" office:value="1.21703" calcext:value-type="float">
            <text:p>1.217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12:56:35.396828397</dc:date>
    <meta:editing-duration>PT5M19S</meta:editing-duration>
    <meta:editing-cycles>1</meta:editing-cycles>
    <meta:document-statistic meta:table-count="1" meta:cell-count="5848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08cm" svg:height="12.06cm" xlink:href=".." xlink:type="simple" chart:class="chart:line" chart:style-name="ch1">
        <chart:title svg:x="3.679cm" svg:y="0.377cm" chart:style-name="ch2">
          <text:p>I, S y R en función del tiempo (sin inmunidad permanente)</text:p>
        </chart:title>
        <chart:subtitle svg:x="8.23cm" svg:y="1.397cm" chart:style-name="ch3">
          <text:p>S inicial = 120</text:p>
        </chart:subtitle>
        <chart:legend chart:legend-position="end" svg:x="15.733cm" svg:y="5.233cm" style:legend-expansion="high" chart:style-name="ch4"/>
        <chart:plot-area chart:style-name="ch5" table:cell-range-address="simulacion_menor_ba.A1:simulacion_menor_ba.A1462 simulacion_menor_ba.B2:simulacion_menor_ba.D1462" chart:data-source-has-labels="both" svg:x="1.391cm" svg:y="2.321cm" svg:width="13.962cm" svg:height="8.517cm">
          <chart:coordinate-region svg:x="2.196cm" svg:y="2.52cm" svg:width="13.095cm" svg:height="7.188cm"/>
          <chart:axis chart:dimension="x" chart:name="primary-x" chart:style-name="ch6" chartooo:axis-type="auto">
            <chartooo:date-scale/>
            <chart:title svg:x="7.098cm" svg:y="11.079cm" chart:style-name="ch7">
              <text:p>Tiempo (en días)</text:p>
            </chart:title>
            <chart:categories table:cell-range-address="simulacion_menor_ba.A2:simulacion_menor_ba.A1462"/>
          </chart:axis>
          <chart:axis chart:dimension="y" chart:name="primary-y" chart:style-name="ch6">
            <chart:title svg:x="0.451cm" svg:y="8.224cm" chart:style-name="ch8">
              <text:p>Número de individuos</text:p>
            </chart:title>
            <chart:grid chart:style-name="ch9" chart:class="major"/>
          </chart:axis>
          <chart:series chart:style-name="ch10" chart:values-cell-range-address="simulacion_menor_ba.B2:simulacion_menor_ba.B1462" loext:label-string="infectados" chart:class="chart:line">
            <chart:data-point chart:repeated="1461"/>
          </chart:series>
          <chart:series chart:style-name="ch11" chart:values-cell-range-address="simulacion_menor_ba.C2:simulacion_menor_ba.C1462" loext:label-string="susceptibles" chart:class="chart:line">
            <chart:data-point chart:repeated="1461"/>
          </chart:series>
          <chart:series chart:style-name="ch12" chart:values-cell-range-address="simulacion_menor_ba.D2:simulacion_menor_ba.D1462" loext:label-string="recuperados" chart:class="chart:line">
            <chart:data-point chart:repeated="146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ectados</text:p>
              </table:table-cell>
              <table:table-cell office:value-type="string">
                <text:p>susceptibles</text:p>
              </table:table-cell>
              <table:table-cell office:value-type="string">
                <text:p>recuperado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imulacion_menor_ba.A2:simulacion_menor_ba.A1462</svg:desc>
                </draw:g>
              </table:table-cell>
              <table:table-cell office:value-type="float" office:value="1">
                <text:p>1</text:p>
                <draw:g>
                  <svg:desc>simulacion_menor_ba.B2:simulacion_menor_ba.B1462</svg:desc>
                </draw:g>
              </table:table-cell>
              <table:table-cell office:value-type="float" office:value="120">
                <text:p>120</text:p>
                <draw:g>
                  <svg:desc>simulacion_menor_ba.C2:simulacion_menor_ba.C1462</svg:desc>
                </draw:g>
              </table:table-cell>
              <table:table-cell office:value-type="float" office:value="0">
                <text:p>0</text:p>
                <draw:g>
                  <svg:desc>simulacion_menor_ba.D2:simulacion_menor_ba.D146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97996">
                <text:p>0.997996</text:p>
              </table:table-cell>
              <table:table-cell office:value-type="float" office:value="119.952">
                <text:p>119.952</text:p>
              </table:table-cell>
              <table:table-cell office:value-type="float" office:value="0.0499461">
                <text:p>0.049946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95977">
                <text:p>0.995977</text:p>
              </table:table-cell>
              <table:table-cell office:value-type="float" office:value="119.904">
                <text:p>119.904</text:p>
              </table:table-cell>
              <table:table-cell office:value-type="float" office:value="0.099681">
                <text:p>0.09968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93943">
                <text:p>0.993943</text:p>
              </table:table-cell>
              <table:table-cell office:value-type="float" office:value="119.857">
                <text:p>119.857</text:p>
              </table:table-cell>
              <table:table-cell office:value-type="float" office:value="0.149204">
                <text:p>0.14920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91895">
                <text:p>0.991895</text:p>
              </table:table-cell>
              <table:table-cell office:value-type="float" office:value="119.81">
                <text:p>119.81</text:p>
              </table:table-cell>
              <table:table-cell office:value-type="float" office:value="0.198516">
                <text:p>0.19851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89832">
                <text:p>0.989832</text:p>
              </table:table-cell>
              <table:table-cell office:value-type="float" office:value="119.763">
                <text:p>119.763</text:p>
              </table:table-cell>
              <table:table-cell office:value-type="float" office:value="0.247615">
                <text:p>0.24761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87755">
                <text:p>0.987755</text:p>
              </table:table-cell>
              <table:table-cell office:value-type="float" office:value="119.716">
                <text:p>119.716</text:p>
              </table:table-cell>
              <table:table-cell office:value-type="float" office:value="0.296503">
                <text:p>0.29650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85663">
                <text:p>0.985663</text:p>
              </table:table-cell>
              <table:table-cell office:value-type="float" office:value="119.669">
                <text:p>119.669</text:p>
              </table:table-cell>
              <table:table-cell office:value-type="float" office:value="0.345177">
                <text:p>0.34517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83558">
                <text:p>0.983558</text:p>
              </table:table-cell>
              <table:table-cell office:value-type="float" office:value="119.623">
                <text:p>119.623</text:p>
              </table:table-cell>
              <table:table-cell office:value-type="float" office:value="0.393639">
                <text:p>0.39363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81439">
                <text:p>0.981439</text:p>
              </table:table-cell>
              <table:table-cell office:value-type="float" office:value="119.577">
                <text:p>119.577</text:p>
              </table:table-cell>
              <table:table-cell office:value-type="float" office:value="0.441888">
                <text:p>0.4418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79306">
                <text:p>0.979306</text:p>
              </table:table-cell>
              <table:table-cell office:value-type="float" office:value="119.531">
                <text:p>119.531</text:p>
              </table:table-cell>
              <table:table-cell office:value-type="float" office:value="0.489923">
                <text:p>0.48992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977161">
                <text:p>0.977161</text:p>
              </table:table-cell>
              <table:table-cell office:value-type="float" office:value="119.485">
                <text:p>119.485</text:p>
              </table:table-cell>
              <table:table-cell office:value-type="float" office:value="0.537746">
                <text:p>0.53774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975002">
                <text:p>0.975002</text:p>
              </table:table-cell>
              <table:table-cell office:value-type="float" office:value="119.44">
                <text:p>119.44</text:p>
              </table:table-cell>
              <table:table-cell office:value-type="float" office:value="0.585354">
                <text:p>0.585354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97283">
                <text:p>0.97283</text:p>
              </table:table-cell>
              <table:table-cell office:value-type="float" office:value="119.394">
                <text:p>119.394</text:p>
              </table:table-cell>
              <table:table-cell office:value-type="float" office:value="0.632749">
                <text:p>0.63274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970645">
                <text:p>0.970645</text:p>
              </table:table-cell>
              <table:table-cell office:value-type="float" office:value="119.349">
                <text:p>119.349</text:p>
              </table:table-cell>
              <table:table-cell office:value-type="float" office:value="0.67993">
                <text:p>0.67993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968448">
                <text:p>0.968448</text:p>
              </table:table-cell>
              <table:table-cell office:value-type="float" office:value="119.305">
                <text:p>119.305</text:p>
              </table:table-cell>
              <table:table-cell office:value-type="float" office:value="0.726897">
                <text:p>0.72689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966239">
                <text:p>0.966239</text:p>
              </table:table-cell>
              <table:table-cell office:value-type="float" office:value="119.26">
                <text:p>119.26</text:p>
              </table:table-cell>
              <table:table-cell office:value-type="float" office:value="0.773649">
                <text:p>0.773649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964017">
                <text:p>0.964017</text:p>
              </table:table-cell>
              <table:table-cell office:value-type="float" office:value="119.216">
                <text:p>119.216</text:p>
              </table:table-cell>
              <table:table-cell office:value-type="float" office:value="0.820188">
                <text:p>0.82018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961784">
                <text:p>0.961784</text:p>
              </table:table-cell>
              <table:table-cell office:value-type="float" office:value="119.172">
                <text:p>119.172</text:p>
              </table:table-cell>
              <table:table-cell office:value-type="float" office:value="0.866511">
                <text:p>0.866511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959539">
                <text:p>0.959539</text:p>
              </table:table-cell>
              <table:table-cell office:value-type="float" office:value="119.128">
                <text:p>119.128</text:p>
              </table:table-cell>
              <table:table-cell office:value-type="float" office:value="0.91262">
                <text:p>0.912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7282">
                <text:p>0.957282</text:p>
              </table:table-cell>
              <table:table-cell office:value-type="float" office:value="119.084">
                <text:p>119.084</text:p>
              </table:table-cell>
              <table:table-cell office:value-type="float" office:value="0.958514">
                <text:p>0.958514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955014">
                <text:p>0.955014</text:p>
              </table:table-cell>
              <table:table-cell office:value-type="float" office:value="119.041">
                <text:p>119.041</text:p>
              </table:table-cell>
              <table:table-cell office:value-type="float" office:value="1.00419">
                <text:p>1.00419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952735">
                <text:p>0.952735</text:p>
              </table:table-cell>
              <table:table-cell office:value-type="float" office:value="118.998">
                <text:p>118.998</text:p>
              </table:table-cell>
              <table:table-cell office:value-type="float" office:value="1.04966">
                <text:p>1.04966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950444">
                <text:p>0.950444</text:p>
              </table:table-cell>
              <table:table-cell office:value-type="float" office:value="118.955">
                <text:p>118.955</text:p>
              </table:table-cell>
              <table:table-cell office:value-type="float" office:value="1.09491">
                <text:p>1.0949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948143">
                <text:p>0.948143</text:p>
              </table:table-cell>
              <table:table-cell office:value-type="float" office:value="118.912">
                <text:p>118.912</text:p>
              </table:table-cell>
              <table:table-cell office:value-type="float" office:value="1.13994">
                <text:p>1.1399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945832">
                <text:p>0.945832</text:p>
              </table:table-cell>
              <table:table-cell office:value-type="float" office:value="118.869">
                <text:p>118.869</text:p>
              </table:table-cell>
              <table:table-cell office:value-type="float" office:value="1.18476">
                <text:p>1.18476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94351">
                <text:p>0.94351</text:p>
              </table:table-cell>
              <table:table-cell office:value-type="float" office:value="118.827">
                <text:p>118.827</text:p>
              </table:table-cell>
              <table:table-cell office:value-type="float" office:value="1.22937">
                <text:p>1.22937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941177">
                <text:p>0.941177</text:p>
              </table:table-cell>
              <table:table-cell office:value-type="float" office:value="118.785">
                <text:p>118.785</text:p>
              </table:table-cell>
              <table:table-cell office:value-type="float" office:value="1.27375">
                <text:p>1.2737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938835">
                <text:p>0.938835</text:p>
              </table:table-cell>
              <table:table-cell office:value-type="float" office:value="118.743">
                <text:p>118.743</text:p>
              </table:table-cell>
              <table:table-cell office:value-type="float" office:value="1.31793">
                <text:p>1.31793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.936483">
                <text:p>0.936483</text:p>
              </table:table-cell>
              <table:table-cell office:value-type="float" office:value="118.702">
                <text:p>118.702</text:p>
              </table:table-cell>
              <table:table-cell office:value-type="float" office:value="1.36189">
                <text:p>1.3618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34121">
                <text:p>0.934121</text:p>
              </table:table-cell>
              <table:table-cell office:value-type="float" office:value="118.66">
                <text:p>118.66</text:p>
              </table:table-cell>
              <table:table-cell office:value-type="float" office:value="1.40563">
                <text:p>1.40563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93175">
                <text:p>0.93175</text:p>
              </table:table-cell>
              <table:table-cell office:value-type="float" office:value="118.619">
                <text:p>118.619</text:p>
              </table:table-cell>
              <table:table-cell office:value-type="float" office:value="1.44916">
                <text:p>1.44916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92937">
                <text:p>0.92937</text:p>
              </table:table-cell>
              <table:table-cell office:value-type="float" office:value="118.578">
                <text:p>118.578</text:p>
              </table:table-cell>
              <table:table-cell office:value-type="float" office:value="1.49247">
                <text:p>1.49247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92698">
                <text:p>0.92698</text:p>
              </table:table-cell>
              <table:table-cell office:value-type="float" office:value="118.537">
                <text:p>118.537</text:p>
              </table:table-cell>
              <table:table-cell office:value-type="float" office:value="1.53557">
                <text:p>1.53557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924581">
                <text:p>0.924581</text:p>
              </table:table-cell>
              <table:table-cell office:value-type="float" office:value="118.497">
                <text:p>118.497</text:p>
              </table:table-cell>
              <table:table-cell office:value-type="float" office:value="1.57845">
                <text:p>1.5784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922174">
                <text:p>0.922174</text:p>
              </table:table-cell>
              <table:table-cell office:value-type="float" office:value="118.457">
                <text:p>118.457</text:p>
              </table:table-cell>
              <table:table-cell office:value-type="float" office:value="1.62112">
                <text:p>1.6211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919758">
                <text:p>0.919758</text:p>
              </table:table-cell>
              <table:table-cell office:value-type="float" office:value="118.417">
                <text:p>118.417</text:p>
              </table:table-cell>
              <table:table-cell office:value-type="float" office:value="1.66357">
                <text:p>1.66357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.917334">
                <text:p>0.917334</text:p>
              </table:table-cell>
              <table:table-cell office:value-type="float" office:value="118.377">
                <text:p>118.377</text:p>
              </table:table-cell>
              <table:table-cell office:value-type="float" office:value="1.7058">
                <text:p>1.7058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914902">
                <text:p>0.914902</text:p>
              </table:table-cell>
              <table:table-cell office:value-type="float" office:value="118.337">
                <text:p>118.337</text:p>
              </table:table-cell>
              <table:table-cell office:value-type="float" office:value="1.74783">
                <text:p>1.74783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.912462">
                <text:p>0.912462</text:p>
              </table:table-cell>
              <table:table-cell office:value-type="float" office:value="118.298">
                <text:p>118.298</text:p>
              </table:table-cell>
              <table:table-cell office:value-type="float" office:value="1.78963">
                <text:p>1.789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10014">
                <text:p>0.910014</text:p>
              </table:table-cell>
              <table:table-cell office:value-type="float" office:value="118.259">
                <text:p>118.259</text:p>
              </table:table-cell>
              <table:table-cell office:value-type="float" office:value="1.83122">
                <text:p>1.83122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907558">
                <text:p>0.907558</text:p>
              </table:table-cell>
              <table:table-cell office:value-type="float" office:value="118.22">
                <text:p>118.22</text:p>
              </table:table-cell>
              <table:table-cell office:value-type="float" office:value="1.8726">
                <text:p>1.8726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905095">
                <text:p>0.905095</text:p>
              </table:table-cell>
              <table:table-cell office:value-type="float" office:value="118.181">
                <text:p>118.181</text:p>
              </table:table-cell>
              <table:table-cell office:value-type="float" office:value="1.91376">
                <text:p>1.91376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902624">
                <text:p>0.902624</text:p>
              </table:table-cell>
              <table:table-cell office:value-type="float" office:value="118.143">
                <text:p>118.143</text:p>
              </table:table-cell>
              <table:table-cell office:value-type="float" office:value="1.95471">
                <text:p>1.95471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900146">
                <text:p>0.900146</text:p>
              </table:table-cell>
              <table:table-cell office:value-type="float" office:value="118.104">
                <text:p>118.104</text:p>
              </table:table-cell>
              <table:table-cell office:value-type="float" office:value="1.99544">
                <text:p>1.9954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897662">
                <text:p>0.897662</text:p>
              </table:table-cell>
              <table:table-cell office:value-type="float" office:value="118.066">
                <text:p>118.066</text:p>
              </table:table-cell>
              <table:table-cell office:value-type="float" office:value="2.03596">
                <text:p>2.03596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89517">
                <text:p>0.89517</text:p>
              </table:table-cell>
              <table:table-cell office:value-type="float" office:value="118.029">
                <text:p>118.029</text:p>
              </table:table-cell>
              <table:table-cell office:value-type="float" office:value="2.07627">
                <text:p>2.07627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.892673">
                <text:p>0.892673</text:p>
              </table:table-cell>
              <table:table-cell office:value-type="float" office:value="117.991">
                <text:p>117.991</text:p>
              </table:table-cell>
              <table:table-cell office:value-type="float" office:value="2.11636">
                <text:p>2.11636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890168">
                <text:p>0.890168</text:p>
              </table:table-cell>
              <table:table-cell office:value-type="float" office:value="117.954">
                <text:p>117.954</text:p>
              </table:table-cell>
              <table:table-cell office:value-type="float" office:value="2.15623">
                <text:p>2.15623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.887658">
                <text:p>0.887658</text:p>
              </table:table-cell>
              <table:table-cell office:value-type="float" office:value="117.916">
                <text:p>117.916</text:p>
              </table:table-cell>
              <table:table-cell office:value-type="float" office:value="2.1959">
                <text:p>2.19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85141">
                <text:p>0.885141</text:p>
              </table:table-cell>
              <table:table-cell office:value-type="float" office:value="117.88">
                <text:p>117.88</text:p>
              </table:table-cell>
              <table:table-cell office:value-type="float" office:value="2.23535">
                <text:p>2.2353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882619">
                <text:p>0.882619</text:p>
              </table:table-cell>
              <table:table-cell office:value-type="float" office:value="117.843">
                <text:p>117.843</text:p>
              </table:table-cell>
              <table:table-cell office:value-type="float" office:value="2.27458">
                <text:p>2.27458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88009">
                <text:p>0.88009</text:p>
              </table:table-cell>
              <table:table-cell office:value-type="float" office:value="117.806">
                <text:p>117.806</text:p>
              </table:table-cell>
              <table:table-cell office:value-type="float" office:value="2.3136">
                <text:p>2.3136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.877556">
                <text:p>0.877556</text:p>
              </table:table-cell>
              <table:table-cell office:value-type="float" office:value="117.77">
                <text:p>117.77</text:p>
              </table:table-cell>
              <table:table-cell office:value-type="float" office:value="2.35241">
                <text:p>2.35241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875017">
                <text:p>0.875017</text:p>
              </table:table-cell>
              <table:table-cell office:value-type="float" office:value="117.734">
                <text:p>117.734</text:p>
              </table:table-cell>
              <table:table-cell office:value-type="float" office:value="2.39101">
                <text:p>2.39101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.872473">
                <text:p>0.872473</text:p>
              </table:table-cell>
              <table:table-cell office:value-type="float" office:value="117.698">
                <text:p>117.698</text:p>
              </table:table-cell>
              <table:table-cell office:value-type="float" office:value="2.42939">
                <text:p>2.42939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869923">
                <text:p>0.869923</text:p>
              </table:table-cell>
              <table:table-cell office:value-type="float" office:value="117.663">
                <text:p>117.663</text:p>
              </table:table-cell>
              <table:table-cell office:value-type="float" office:value="2.46757">
                <text:p>2.46757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.867369">
                <text:p>0.867369</text:p>
              </table:table-cell>
              <table:table-cell office:value-type="float" office:value="117.627">
                <text:p>117.627</text:p>
              </table:table-cell>
              <table:table-cell office:value-type="float" office:value="2.50552">
                <text:p>2.50552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.86481">
                <text:p>0.86481</text:p>
              </table:table-cell>
              <table:table-cell office:value-type="float" office:value="117.592">
                <text:p>117.592</text:p>
              </table:table-cell>
              <table:table-cell office:value-type="float" office:value="2.54327">
                <text:p>2.54327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.862246">
                <text:p>0.862246</text:p>
              </table:table-cell>
              <table:table-cell office:value-type="float" office:value="117.557">
                <text:p>117.557</text:p>
              </table:table-cell>
              <table:table-cell office:value-type="float" office:value="2.58081">
                <text:p>2.580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59678">
                <text:p>0.859678</text:p>
              </table:table-cell>
              <table:table-cell office:value-type="float" office:value="117.522">
                <text:p>117.522</text:p>
              </table:table-cell>
              <table:table-cell office:value-type="float" office:value="2.61813">
                <text:p>2.61813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.857105">
                <text:p>0.857105</text:p>
              </table:table-cell>
              <table:table-cell office:value-type="float" office:value="117.488">
                <text:p>117.488</text:p>
              </table:table-cell>
              <table:table-cell office:value-type="float" office:value="2.65524">
                <text:p>2.65524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.854528">
                <text:p>0.854528</text:p>
              </table:table-cell>
              <table:table-cell office:value-type="float" office:value="117.453">
                <text:p>117.453</text:p>
              </table:table-cell>
              <table:table-cell office:value-type="float" office:value="2.69214">
                <text:p>2.69214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.851948">
                <text:p>0.851948</text:p>
              </table:table-cell>
              <table:table-cell office:value-type="float" office:value="117.419">
                <text:p>117.419</text:p>
              </table:table-cell>
              <table:table-cell office:value-type="float" office:value="2.72884">
                <text:p>2.7288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849364">
                <text:p>0.849364</text:p>
              </table:table-cell>
              <table:table-cell office:value-type="float" office:value="117.385">
                <text:p>117.385</text:p>
              </table:table-cell>
              <table:table-cell office:value-type="float" office:value="2.76532">
                <text:p>2.76532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.846776">
                <text:p>0.846776</text:p>
              </table:table-cell>
              <table:table-cell office:value-type="float" office:value="117.352">
                <text:p>117.352</text:p>
              </table:table-cell>
              <table:table-cell office:value-type="float" office:value="2.80159">
                <text:p>2.80159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.844184">
                <text:p>0.844184</text:p>
              </table:table-cell>
              <table:table-cell office:value-type="float" office:value="117.318">
                <text:p>117.318</text:p>
              </table:table-cell>
              <table:table-cell office:value-type="float" office:value="2.83765">
                <text:p>2.83765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.841589">
                <text:p>0.841589</text:p>
              </table:table-cell>
              <table:table-cell office:value-type="float" office:value="117.285">
                <text:p>117.285</text:p>
              </table:table-cell>
              <table:table-cell office:value-type="float" office:value="2.8735">
                <text:p>2.8735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838991">
                <text:p>0.838991</text:p>
              </table:table-cell>
              <table:table-cell office:value-type="float" office:value="117.252">
                <text:p>117.252</text:p>
              </table:table-cell>
              <table:table-cell office:value-type="float" office:value="2.90914">
                <text:p>2.90914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.83639">
                <text:p>0.83639</text:p>
              </table:table-cell>
              <table:table-cell office:value-type="float" office:value="117.219">
                <text:p>117.219</text:p>
              </table:table-cell>
              <table:table-cell office:value-type="float" office:value="2.94457">
                <text:p>2.944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33787">
                <text:p>0.833787</text:p>
              </table:table-cell>
              <table:table-cell office:value-type="float" office:value="117.186">
                <text:p>117.186</text:p>
              </table:table-cell>
              <table:table-cell office:value-type="float" office:value="2.97979">
                <text:p>2.97979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.83118">
                <text:p>0.83118</text:p>
              </table:table-cell>
              <table:table-cell office:value-type="float" office:value="117.154">
                <text:p>117.154</text:p>
              </table:table-cell>
              <table:table-cell office:value-type="float" office:value="3.01481">
                <text:p>3.01481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828571">
                <text:p>0.828571</text:p>
              </table:table-cell>
              <table:table-cell office:value-type="float" office:value="117.122">
                <text:p>117.122</text:p>
              </table:table-cell>
              <table:table-cell office:value-type="float" office:value="3.04962">
                <text:p>3.04962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.825959">
                <text:p>0.825959</text:p>
              </table:table-cell>
              <table:table-cell office:value-type="float" office:value="117.09">
                <text:p>117.09</text:p>
              </table:table-cell>
              <table:table-cell office:value-type="float" office:value="3.08421">
                <text:p>3.08421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.823345">
                <text:p>0.823345</text:p>
              </table:table-cell>
              <table:table-cell office:value-type="float" office:value="117.058">
                <text:p>117.058</text:p>
              </table:table-cell>
              <table:table-cell office:value-type="float" office:value="3.11861">
                <text:p>3.11861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820729">
                <text:p>0.820729</text:p>
              </table:table-cell>
              <table:table-cell office:value-type="float" office:value="117.026">
                <text:p>117.026</text:p>
              </table:table-cell>
              <table:table-cell office:value-type="float" office:value="3.15279">
                <text:p>3.15279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.818111">
                <text:p>0.818111</text:p>
              </table:table-cell>
              <table:table-cell office:value-type="float" office:value="116.995">
                <text:p>116.995</text:p>
              </table:table-cell>
              <table:table-cell office:value-type="float" office:value="3.18677">
                <text:p>3.18677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.815491">
                <text:p>0.815491</text:p>
              </table:table-cell>
              <table:table-cell office:value-type="float" office:value="116.964">
                <text:p>116.964</text:p>
              </table:table-cell>
              <table:table-cell office:value-type="float" office:value="3.22054">
                <text:p>3.22054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.812869">
                <text:p>0.812869</text:p>
              </table:table-cell>
              <table:table-cell office:value-type="float" office:value="116.933">
                <text:p>116.933</text:p>
              </table:table-cell>
              <table:table-cell office:value-type="float" office:value="3.25411">
                <text:p>3.25411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.810246">
                <text:p>0.810246</text:p>
              </table:table-cell>
              <table:table-cell office:value-type="float" office:value="116.902">
                <text:p>116.902</text:p>
              </table:table-cell>
              <table:table-cell office:value-type="float" office:value="3.28747">
                <text:p>3.287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07621">
                <text:p>0.807621</text:p>
              </table:table-cell>
              <table:table-cell office:value-type="float" office:value="116.872">
                <text:p>116.872</text:p>
              </table:table-cell>
              <table:table-cell office:value-type="float" office:value="3.32062">
                <text:p>3.32062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.804995">
                <text:p>0.804995</text:p>
              </table:table-cell>
              <table:table-cell office:value-type="float" office:value="116.841">
                <text:p>116.841</text:p>
              </table:table-cell>
              <table:table-cell office:value-type="float" office:value="3.35357">
                <text:p>3.35357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802367">
                <text:p>0.802367</text:p>
              </table:table-cell>
              <table:table-cell office:value-type="float" office:value="116.811">
                <text:p>116.811</text:p>
              </table:table-cell>
              <table:table-cell office:value-type="float" office:value="3.38632">
                <text:p>3.38632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0.799739">
                <text:p>0.799739</text:p>
              </table:table-cell>
              <table:table-cell office:value-type="float" office:value="116.781">
                <text:p>116.781</text:p>
              </table:table-cell>
              <table:table-cell office:value-type="float" office:value="3.41886">
                <text:p>3.41886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0.79711">
                <text:p>0.79711</text:p>
              </table:table-cell>
              <table:table-cell office:value-type="float" office:value="116.752">
                <text:p>116.752</text:p>
              </table:table-cell>
              <table:table-cell office:value-type="float" office:value="3.4512">
                <text:p>3.4512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79448">
                <text:p>0.79448</text:p>
              </table:table-cell>
              <table:table-cell office:value-type="float" office:value="116.722">
                <text:p>116.722</text:p>
              </table:table-cell>
              <table:table-cell office:value-type="float" office:value="3.48334">
                <text:p>3.48334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0.791849">
                <text:p>0.791849</text:p>
              </table:table-cell>
              <table:table-cell office:value-type="float" office:value="116.693">
                <text:p>116.693</text:p>
              </table:table-cell>
              <table:table-cell office:value-type="float" office:value="3.51527">
                <text:p>3.51527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0.789218">
                <text:p>0.789218</text:p>
              </table:table-cell>
              <table:table-cell office:value-type="float" office:value="116.664">
                <text:p>116.664</text:p>
              </table:table-cell>
              <table:table-cell office:value-type="float" office:value="3.547">
                <text:p>3.547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0.786586">
                <text:p>0.786586</text:p>
              </table:table-cell>
              <table:table-cell office:value-type="float" office:value="116.635">
                <text:p>116.635</text:p>
              </table:table-cell>
              <table:table-cell office:value-type="float" office:value="3.57853">
                <text:p>3.57853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0.783954">
                <text:p>0.783954</text:p>
              </table:table-cell>
              <table:table-cell office:value-type="float" office:value="116.606">
                <text:p>116.606</text:p>
              </table:table-cell>
              <table:table-cell office:value-type="float" office:value="3.60985">
                <text:p>3.609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81322">
                <text:p>0.781322</text:p>
              </table:table-cell>
              <table:table-cell office:value-type="float" office:value="116.578">
                <text:p>116.578</text:p>
              </table:table-cell>
              <table:table-cell office:value-type="float" office:value="3.64098">
                <text:p>3.64098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0.778689">
                <text:p>0.778689</text:p>
              </table:table-cell>
              <table:table-cell office:value-type="float" office:value="116.549">
                <text:p>116.549</text:p>
              </table:table-cell>
              <table:table-cell office:value-type="float" office:value="3.6719">
                <text:p>3.6719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0.776057">
                <text:p>0.776057</text:p>
              </table:table-cell>
              <table:table-cell office:value-type="float" office:value="116.521">
                <text:p>116.521</text:p>
              </table:table-cell>
              <table:table-cell office:value-type="float" office:value="3.70263">
                <text:p>3.70263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0.773425">
                <text:p>0.773425</text:p>
              </table:table-cell>
              <table:table-cell office:value-type="float" office:value="116.493">
                <text:p>116.493</text:p>
              </table:table-cell>
              <table:table-cell office:value-type="float" office:value="3.73315">
                <text:p>3.73315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770794">
                <text:p>0.770794</text:p>
              </table:table-cell>
              <table:table-cell office:value-type="float" office:value="116.466">
                <text:p>116.466</text:p>
              </table:table-cell>
              <table:table-cell office:value-type="float" office:value="3.76348">
                <text:p>3.76348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768163">
                <text:p>0.768163</text:p>
              </table:table-cell>
              <table:table-cell office:value-type="float" office:value="116.438">
                <text:p>116.438</text:p>
              </table:table-cell>
              <table:table-cell office:value-type="float" office:value="3.7936">
                <text:p>3.7936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765532">
                <text:p>0.765532</text:p>
              </table:table-cell>
              <table:table-cell office:value-type="float" office:value="116.411">
                <text:p>116.411</text:p>
              </table:table-cell>
              <table:table-cell office:value-type="float" office:value="3.82353">
                <text:p>3.82353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0.762902">
                <text:p>0.762902</text:p>
              </table:table-cell>
              <table:table-cell office:value-type="float" office:value="116.384">
                <text:p>116.384</text:p>
              </table:table-cell>
              <table:table-cell office:value-type="float" office:value="3.85326">
                <text:p>3.85326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760273">
                <text:p>0.760273</text:p>
              </table:table-cell>
              <table:table-cell office:value-type="float" office:value="116.357">
                <text:p>116.357</text:p>
              </table:table-cell>
              <table:table-cell office:value-type="float" office:value="3.88279">
                <text:p>3.88279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0.757645">
                <text:p>0.757645</text:p>
              </table:table-cell>
              <table:table-cell office:value-type="float" office:value="116.33">
                <text:p>116.33</text:p>
              </table:table-cell>
              <table:table-cell office:value-type="float" office:value="3.91213">
                <text:p>3.912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55018">
                <text:p>0.755018</text:p>
              </table:table-cell>
              <table:table-cell office:value-type="float" office:value="116.304">
                <text:p>116.304</text:p>
              </table:table-cell>
              <table:table-cell office:value-type="float" office:value="3.94127">
                <text:p>3.94127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0.752392">
                <text:p>0.752392</text:p>
              </table:table-cell>
              <table:table-cell office:value-type="float" office:value="116.277">
                <text:p>116.277</text:p>
              </table:table-cell>
              <table:table-cell office:value-type="float" office:value="3.97021">
                <text:p>3.97021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.749767">
                <text:p>0.749767</text:p>
              </table:table-cell>
              <table:table-cell office:value-type="float" office:value="116.251">
                <text:p>116.251</text:p>
              </table:table-cell>
              <table:table-cell office:value-type="float" office:value="3.99896">
                <text:p>3.99896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0.747144">
                <text:p>0.747144</text:p>
              </table:table-cell>
              <table:table-cell office:value-type="float" office:value="116.225">
                <text:p>116.225</text:p>
              </table:table-cell>
              <table:table-cell office:value-type="float" office:value="4.02751">
                <text:p>4.02751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.744522">
                <text:p>0.744522</text:p>
              </table:table-cell>
              <table:table-cell office:value-type="float" office:value="116.2">
                <text:p>116.2</text:p>
              </table:table-cell>
              <table:table-cell office:value-type="float" office:value="4.05587">
                <text:p>4.0558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741901">
                <text:p>0.741901</text:p>
              </table:table-cell>
              <table:table-cell office:value-type="float" office:value="116.174">
                <text:p>116.174</text:p>
              </table:table-cell>
              <table:table-cell office:value-type="float" office:value="4.08404">
                <text:p>4.08404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.739282">
                <text:p>0.739282</text:p>
              </table:table-cell>
              <table:table-cell office:value-type="float" office:value="116.149">
                <text:p>116.149</text:p>
              </table:table-cell>
              <table:table-cell office:value-type="float" office:value="4.11201">
                <text:p>4.11201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0.736665">
                <text:p>0.736665</text:p>
              </table:table-cell>
              <table:table-cell office:value-type="float" office:value="116.124">
                <text:p>116.124</text:p>
              </table:table-cell>
              <table:table-cell office:value-type="float" office:value="4.13979">
                <text:p>4.13979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.73405">
                <text:p>0.73405</text:p>
              </table:table-cell>
              <table:table-cell office:value-type="float" office:value="116.099">
                <text:p>116.099</text:p>
              </table:table-cell>
              <table:table-cell office:value-type="float" office:value="4.16737">
                <text:p>4.16737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0.731437">
                <text:p>0.731437</text:p>
              </table:table-cell>
              <table:table-cell office:value-type="float" office:value="116.074">
                <text:p>116.074</text:p>
              </table:table-cell>
              <table:table-cell office:value-type="float" office:value="4.19477">
                <text:p>4.1947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28826">
                <text:p>0.728826</text:p>
              </table:table-cell>
              <table:table-cell office:value-type="float" office:value="116.049">
                <text:p>116.049</text:p>
              </table:table-cell>
              <table:table-cell office:value-type="float" office:value="4.22197">
                <text:p>4.22197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0.726217">
                <text:p>0.726217</text:p>
              </table:table-cell>
              <table:table-cell office:value-type="float" office:value="116.025">
                <text:p>116.025</text:p>
              </table:table-cell>
              <table:table-cell office:value-type="float" office:value="4.24898">
                <text:p>4.24898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.723611">
                <text:p>0.723611</text:p>
              </table:table-cell>
              <table:table-cell office:value-type="float" office:value="116.001">
                <text:p>116.001</text:p>
              </table:table-cell>
              <table:table-cell office:value-type="float" office:value="4.2758">
                <text:p>4.2758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0.721007">
                <text:p>0.721007</text:p>
              </table:table-cell>
              <table:table-cell office:value-type="float" office:value="115.977">
                <text:p>115.977</text:p>
              </table:table-cell>
              <table:table-cell office:value-type="float" office:value="4.30243">
                <text:p>4.30243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.718405">
                <text:p>0.718405</text:p>
              </table:table-cell>
              <table:table-cell office:value-type="float" office:value="115.953">
                <text:p>115.953</text:p>
              </table:table-cell>
              <table:table-cell office:value-type="float" office:value="4.32887">
                <text:p>4.32887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715806">
                <text:p>0.715806</text:p>
              </table:table-cell>
              <table:table-cell office:value-type="float" office:value="115.929">
                <text:p>115.929</text:p>
              </table:table-cell>
              <table:table-cell office:value-type="float" office:value="4.35513">
                <text:p>4.35513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.713209">
                <text:p>0.713209</text:p>
              </table:table-cell>
              <table:table-cell office:value-type="float" office:value="115.906">
                <text:p>115.906</text:p>
              </table:table-cell>
              <table:table-cell office:value-type="float" office:value="4.38119">
                <text:p>4.38119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0.710615">
                <text:p>0.710615</text:p>
              </table:table-cell>
              <table:table-cell office:value-type="float" office:value="115.882">
                <text:p>115.882</text:p>
              </table:table-cell>
              <table:table-cell office:value-type="float" office:value="4.40707">
                <text:p>4.40707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.708024">
                <text:p>0.708024</text:p>
              </table:table-cell>
              <table:table-cell office:value-type="float" office:value="115.859">
                <text:p>115.859</text:p>
              </table:table-cell>
              <table:table-cell office:value-type="float" office:value="4.43276">
                <text:p>4.43276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0.705436">
                <text:p>0.705436</text:p>
              </table:table-cell>
              <table:table-cell office:value-type="float" office:value="115.836">
                <text:p>115.836</text:p>
              </table:table-cell>
              <table:table-cell office:value-type="float" office:value="4.45826">
                <text:p>4.458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02851">
                <text:p>0.702851</text:p>
              </table:table-cell>
              <table:table-cell office:value-type="float" office:value="115.814">
                <text:p>115.814</text:p>
              </table:table-cell>
              <table:table-cell office:value-type="float" office:value="4.48358">
                <text:p>4.48358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0.70027">
                <text:p>0.70027</text:p>
              </table:table-cell>
              <table:table-cell office:value-type="float" office:value="115.791">
                <text:p>115.791</text:p>
              </table:table-cell>
              <table:table-cell office:value-type="float" office:value="4.50872">
                <text:p>4.50872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.697691">
                <text:p>0.697691</text:p>
              </table:table-cell>
              <table:table-cell office:value-type="float" office:value="115.769">
                <text:p>115.769</text:p>
              </table:table-cell>
              <table:table-cell office:value-type="float" office:value="4.53366">
                <text:p>4.53366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0.695115">
                <text:p>0.695115</text:p>
              </table:table-cell>
              <table:table-cell office:value-type="float" office:value="115.746">
                <text:p>115.746</text:p>
              </table:table-cell>
              <table:table-cell office:value-type="float" office:value="4.55843">
                <text:p>4.55843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0.692543">
                <text:p>0.692543</text:p>
              </table:table-cell>
              <table:table-cell office:value-type="float" office:value="115.724">
                <text:p>115.724</text:p>
              </table:table-cell>
              <table:table-cell office:value-type="float" office:value="4.58301">
                <text:p>4.58301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.689975">
                <text:p>0.689975</text:p>
              </table:table-cell>
              <table:table-cell office:value-type="float" office:value="115.703">
                <text:p>115.703</text:p>
              </table:table-cell>
              <table:table-cell office:value-type="float" office:value="4.60741">
                <text:p>4.60741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0.68741">
                <text:p>0.68741</text:p>
              </table:table-cell>
              <table:table-cell office:value-type="float" office:value="115.681">
                <text:p>115.681</text:p>
              </table:table-cell>
              <table:table-cell office:value-type="float" office:value="4.63162">
                <text:p>4.63162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0.684848">
                <text:p>0.684848</text:p>
              </table:table-cell>
              <table:table-cell office:value-type="float" office:value="115.659">
                <text:p>115.659</text:p>
              </table:table-cell>
              <table:table-cell office:value-type="float" office:value="4.65565">
                <text:p>4.65565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0.68229">
                <text:p>0.68229</text:p>
              </table:table-cell>
              <table:table-cell office:value-type="float" office:value="115.638">
                <text:p>115.638</text:p>
              </table:table-cell>
              <table:table-cell office:value-type="float" office:value="4.6795">
                <text:p>4.6795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0.679736">
                <text:p>0.679736</text:p>
              </table:table-cell>
              <table:table-cell office:value-type="float" office:value="115.617">
                <text:p>115.617</text:p>
              </table:table-cell>
              <table:table-cell office:value-type="float" office:value="4.70317">
                <text:p>4.703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77186">
                <text:p>0.677186</text:p>
              </table:table-cell>
              <table:table-cell office:value-type="float" office:value="115.596">
                <text:p>115.596</text:p>
              </table:table-cell>
              <table:table-cell office:value-type="float" office:value="4.72666">
                <text:p>4.72666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0.67464">
                <text:p>0.67464</text:p>
              </table:table-cell>
              <table:table-cell office:value-type="float" office:value="115.575">
                <text:p>115.575</text:p>
              </table:table-cell>
              <table:table-cell office:value-type="float" office:value="4.74998">
                <text:p>4.74998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0.672098">
                <text:p>0.672098</text:p>
              </table:table-cell>
              <table:table-cell office:value-type="float" office:value="115.555">
                <text:p>115.555</text:p>
              </table:table-cell>
              <table:table-cell office:value-type="float" office:value="4.77311">
                <text:p>4.77311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0.66956">
                <text:p>0.66956</text:p>
              </table:table-cell>
              <table:table-cell office:value-type="float" office:value="115.534">
                <text:p>115.534</text:p>
              </table:table-cell>
              <table:table-cell office:value-type="float" office:value="4.79606">
                <text:p>4.79606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0.667026">
                <text:p>0.667026</text:p>
              </table:table-cell>
              <table:table-cell office:value-type="float" office:value="115.514">
                <text:p>115.514</text:p>
              </table:table-cell>
              <table:table-cell office:value-type="float" office:value="4.81884">
                <text:p>4.81884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664496">
                <text:p>0.664496</text:p>
              </table:table-cell>
              <table:table-cell office:value-type="float" office:value="115.494">
                <text:p>115.494</text:p>
              </table:table-cell>
              <table:table-cell office:value-type="float" office:value="4.84144">
                <text:p>4.84144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0.66197">
                <text:p>0.66197</text:p>
              </table:table-cell>
              <table:table-cell office:value-type="float" office:value="115.474">
                <text:p>115.474</text:p>
              </table:table-cell>
              <table:table-cell office:value-type="float" office:value="4.86386">
                <text:p>4.86386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0.659449">
                <text:p>0.659449</text:p>
              </table:table-cell>
              <table:table-cell office:value-type="float" office:value="115.454">
                <text:p>115.454</text:p>
              </table:table-cell>
              <table:table-cell office:value-type="float" office:value="4.8861">
                <text:p>4.8861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0.656932">
                <text:p>0.656932</text:p>
              </table:table-cell>
              <table:table-cell office:value-type="float" office:value="115.435">
                <text:p>115.435</text:p>
              </table:table-cell>
              <table:table-cell office:value-type="float" office:value="4.90818">
                <text:p>4.90818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0.65442">
                <text:p>0.65442</text:p>
              </table:table-cell>
              <table:table-cell office:value-type="float" office:value="115.416">
                <text:p>115.416</text:p>
              </table:table-cell>
              <table:table-cell office:value-type="float" office:value="4.93007">
                <text:p>4.9300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51912">
                <text:p>0.651912</text:p>
              </table:table-cell>
              <table:table-cell office:value-type="float" office:value="115.396">
                <text:p>115.396</text:p>
              </table:table-cell>
              <table:table-cell office:value-type="float" office:value="4.95179">
                <text:p>4.95179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0.649409">
                <text:p>0.649409</text:p>
              </table:table-cell>
              <table:table-cell office:value-type="float" office:value="115.377">
                <text:p>115.377</text:p>
              </table:table-cell>
              <table:table-cell office:value-type="float" office:value="4.97334">
                <text:p>4.97334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0.646911">
                <text:p>0.646911</text:p>
              </table:table-cell>
              <table:table-cell office:value-type="float" office:value="115.358">
                <text:p>115.358</text:p>
              </table:table-cell>
              <table:table-cell office:value-type="float" office:value="4.99472">
                <text:p>4.99472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0.644417">
                <text:p>0.644417</text:p>
              </table:table-cell>
              <table:table-cell office:value-type="float" office:value="115.34">
                <text:p>115.34</text:p>
              </table:table-cell>
              <table:table-cell office:value-type="float" office:value="5.01592">
                <text:p>5.01592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0.641928">
                <text:p>0.641928</text:p>
              </table:table-cell>
              <table:table-cell office:value-type="float" office:value="115.321">
                <text:p>115.321</text:p>
              </table:table-cell>
              <table:table-cell office:value-type="float" office:value="5.03695">
                <text:p>5.0369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639444">
                <text:p>0.639444</text:p>
              </table:table-cell>
              <table:table-cell office:value-type="float" office:value="115.303">
                <text:p>115.303</text:p>
              </table:table-cell>
              <table:table-cell office:value-type="float" office:value="5.05781">
                <text:p>5.05781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0.636965">
                <text:p>0.636965</text:p>
              </table:table-cell>
              <table:table-cell office:value-type="float" office:value="115.285">
                <text:p>115.285</text:p>
              </table:table-cell>
              <table:table-cell office:value-type="float" office:value="5.0785">
                <text:p>5.0785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0.634491">
                <text:p>0.634491</text:p>
              </table:table-cell>
              <table:table-cell office:value-type="float" office:value="115.266">
                <text:p>115.266</text:p>
              </table:table-cell>
              <table:table-cell office:value-type="float" office:value="5.09902">
                <text:p>5.09902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0.632022">
                <text:p>0.632022</text:p>
              </table:table-cell>
              <table:table-cell office:value-type="float" office:value="115.249">
                <text:p>115.249</text:p>
              </table:table-cell>
              <table:table-cell office:value-type="float" office:value="5.11938">
                <text:p>5.11938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0.629558">
                <text:p>0.629558</text:p>
              </table:table-cell>
              <table:table-cell office:value-type="float" office:value="115.231">
                <text:p>115.231</text:p>
              </table:table-cell>
              <table:table-cell office:value-type="float" office:value="5.13956">
                <text:p>5.1395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27099">
                <text:p>0.627099</text:p>
              </table:table-cell>
              <table:table-cell office:value-type="float" office:value="115.213">
                <text:p>115.213</text:p>
              </table:table-cell>
              <table:table-cell office:value-type="float" office:value="5.15957">
                <text:p>5.15957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0.624646">
                <text:p>0.624646</text:p>
              </table:table-cell>
              <table:table-cell office:value-type="float" office:value="115.196">
                <text:p>115.196</text:p>
              </table:table-cell>
              <table:table-cell office:value-type="float" office:value="5.17942">
                <text:p>5.17942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0.622197">
                <text:p>0.622197</text:p>
              </table:table-cell>
              <table:table-cell office:value-type="float" office:value="115.179">
                <text:p>115.179</text:p>
              </table:table-cell>
              <table:table-cell office:value-type="float" office:value="5.1991">
                <text:p>5.1991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0.619754">
                <text:p>0.619754</text:p>
              </table:table-cell>
              <table:table-cell office:value-type="float" office:value="115.162">
                <text:p>115.162</text:p>
              </table:table-cell>
              <table:table-cell office:value-type="float" office:value="5.21862">
                <text:p>5.21862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0.617317">
                <text:p>0.617317</text:p>
              </table:table-cell>
              <table:table-cell office:value-type="float" office:value="115.145">
                <text:p>115.145</text:p>
              </table:table-cell>
              <table:table-cell office:value-type="float" office:value="5.23797">
                <text:p>5.2379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614885">
                <text:p>0.614885</text:p>
              </table:table-cell>
              <table:table-cell office:value-type="float" office:value="115.128">
                <text:p>115.128</text:p>
              </table:table-cell>
              <table:table-cell office:value-type="float" office:value="5.25715">
                <text:p>5.25715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0.612458">
                <text:p>0.612458</text:p>
              </table:table-cell>
              <table:table-cell office:value-type="float" office:value="115.111">
                <text:p>115.111</text:p>
              </table:table-cell>
              <table:table-cell office:value-type="float" office:value="5.27617">
                <text:p>5.27617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0.610037">
                <text:p>0.610037</text:p>
              </table:table-cell>
              <table:table-cell office:value-type="float" office:value="115.095">
                <text:p>115.095</text:p>
              </table:table-cell>
              <table:table-cell office:value-type="float" office:value="5.29503">
                <text:p>5.29503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0.607621">
                <text:p>0.607621</text:p>
              </table:table-cell>
              <table:table-cell office:value-type="float" office:value="115.079">
                <text:p>115.079</text:p>
              </table:table-cell>
              <table:table-cell office:value-type="float" office:value="5.31373">
                <text:p>5.31373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0.605211">
                <text:p>0.605211</text:p>
              </table:table-cell>
              <table:table-cell office:value-type="float" office:value="115.063">
                <text:p>115.063</text:p>
              </table:table-cell>
              <table:table-cell office:value-type="float" office:value="5.33226">
                <text:p>5.3322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02807">
                <text:p>0.602807</text:p>
              </table:table-cell>
              <table:table-cell office:value-type="float" office:value="115.047">
                <text:p>115.047</text:p>
              </table:table-cell>
              <table:table-cell office:value-type="float" office:value="5.35063">
                <text:p>5.35063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0.600409">
                <text:p>0.600409</text:p>
              </table:table-cell>
              <table:table-cell office:value-type="float" office:value="115.031">
                <text:p>115.031</text:p>
              </table:table-cell>
              <table:table-cell office:value-type="float" office:value="5.36884">
                <text:p>5.36884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0.598016">
                <text:p>0.598016</text:p>
              </table:table-cell>
              <table:table-cell office:value-type="float" office:value="115.015">
                <text:p>115.015</text:p>
              </table:table-cell>
              <table:table-cell office:value-type="float" office:value="5.38689">
                <text:p>5.38689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0.595629">
                <text:p>0.595629</text:p>
              </table:table-cell>
              <table:table-cell office:value-type="float" office:value="115">
                <text:p>115</text:p>
              </table:table-cell>
              <table:table-cell office:value-type="float" office:value="5.40478">
                <text:p>5.40478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0.593248">
                <text:p>0.593248</text:p>
              </table:table-cell>
              <table:table-cell office:value-type="float" office:value="114.984">
                <text:p>114.984</text:p>
              </table:table-cell>
              <table:table-cell office:value-type="float" office:value="5.42251">
                <text:p>5.42251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0.590872">
                <text:p>0.590872</text:p>
              </table:table-cell>
              <table:table-cell office:value-type="float" office:value="114.969">
                <text:p>114.969</text:p>
              </table:table-cell>
              <table:table-cell office:value-type="float" office:value="5.44009">
                <text:p>5.44009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0.588503">
                <text:p>0.588503</text:p>
              </table:table-cell>
              <table:table-cell office:value-type="float" office:value="114.954">
                <text:p>114.954</text:p>
              </table:table-cell>
              <table:table-cell office:value-type="float" office:value="5.4575">
                <text:p>5.4575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0.58614">
                <text:p>0.58614</text:p>
              </table:table-cell>
              <table:table-cell office:value-type="float" office:value="114.939">
                <text:p>114.939</text:p>
              </table:table-cell>
              <table:table-cell office:value-type="float" office:value="5.47476">
                <text:p>5.47476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0.583783">
                <text:p>0.583783</text:p>
              </table:table-cell>
              <table:table-cell office:value-type="float" office:value="114.924">
                <text:p>114.924</text:p>
              </table:table-cell>
              <table:table-cell office:value-type="float" office:value="5.49186">
                <text:p>5.49186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0.581431">
                <text:p>0.581431</text:p>
              </table:table-cell>
              <table:table-cell office:value-type="float" office:value="114.91">
                <text:p>114.91</text:p>
              </table:table-cell>
              <table:table-cell office:value-type="float" office:value="5.50881">
                <text:p>5.5088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79086">
                <text:p>0.579086</text:p>
              </table:table-cell>
              <table:table-cell office:value-type="float" office:value="114.895">
                <text:p>114.895</text:p>
              </table:table-cell>
              <table:table-cell office:value-type="float" office:value="5.5256">
                <text:p>5.5256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0.576747">
                <text:p>0.576747</text:p>
              </table:table-cell>
              <table:table-cell office:value-type="float" office:value="114.881">
                <text:p>114.881</text:p>
              </table:table-cell>
              <table:table-cell office:value-type="float" office:value="5.54224">
                <text:p>5.54224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0.574414">
                <text:p>0.574414</text:p>
              </table:table-cell>
              <table:table-cell office:value-type="float" office:value="114.867">
                <text:p>114.867</text:p>
              </table:table-cell>
              <table:table-cell office:value-type="float" office:value="5.55872">
                <text:p>5.55872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0.572088">
                <text:p>0.572088</text:p>
              </table:table-cell>
              <table:table-cell office:value-type="float" office:value="114.853">
                <text:p>114.853</text:p>
              </table:table-cell>
              <table:table-cell office:value-type="float" office:value="5.57505">
                <text:p>5.57505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0.569767">
                <text:p>0.569767</text:p>
              </table:table-cell>
              <table:table-cell office:value-type="float" office:value="114.839">
                <text:p>114.839</text:p>
              </table:table-cell>
              <table:table-cell office:value-type="float" office:value="5.59123">
                <text:p>5.59123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.567453">
                <text:p>0.567453</text:p>
              </table:table-cell>
              <table:table-cell office:value-type="float" office:value="114.825">
                <text:p>114.825</text:p>
              </table:table-cell>
              <table:table-cell office:value-type="float" office:value="5.60726">
                <text:p>5.60726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0.565145">
                <text:p>0.565145</text:p>
              </table:table-cell>
              <table:table-cell office:value-type="float" office:value="114.812">
                <text:p>114.812</text:p>
              </table:table-cell>
              <table:table-cell office:value-type="float" office:value="5.62313">
                <text:p>5.62313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0.562844">
                <text:p>0.562844</text:p>
              </table:table-cell>
              <table:table-cell office:value-type="float" office:value="114.798">
                <text:p>114.798</text:p>
              </table:table-cell>
              <table:table-cell office:value-type="float" office:value="5.63885">
                <text:p>5.63885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0.560549">
                <text:p>0.560549</text:p>
              </table:table-cell>
              <table:table-cell office:value-type="float" office:value="114.785">
                <text:p>114.785</text:p>
              </table:table-cell>
              <table:table-cell office:value-type="float" office:value="5.65443">
                <text:p>5.65443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0.55826">
                <text:p>0.55826</text:p>
              </table:table-cell>
              <table:table-cell office:value-type="float" office:value="114.772">
                <text:p>114.772</text:p>
              </table:table-cell>
              <table:table-cell office:value-type="float" office:value="5.66985">
                <text:p>5.6698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55977">
                <text:p>0.555977</text:p>
              </table:table-cell>
              <table:table-cell office:value-type="float" office:value="114.759">
                <text:p>114.759</text:p>
              </table:table-cell>
              <table:table-cell office:value-type="float" office:value="5.68513">
                <text:p>5.68513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0.553702">
                <text:p>0.553702</text:p>
              </table:table-cell>
              <table:table-cell office:value-type="float" office:value="114.746">
                <text:p>114.746</text:p>
              </table:table-cell>
              <table:table-cell office:value-type="float" office:value="5.70026">
                <text:p>5.70026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0.551432">
                <text:p>0.551432</text:p>
              </table:table-cell>
              <table:table-cell office:value-type="float" office:value="114.733">
                <text:p>114.733</text:p>
              </table:table-cell>
              <table:table-cell office:value-type="float" office:value="5.71524">
                <text:p>5.71524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0.549169">
                <text:p>0.549169</text:p>
              </table:table-cell>
              <table:table-cell office:value-type="float" office:value="114.721">
                <text:p>114.721</text:p>
              </table:table-cell>
              <table:table-cell office:value-type="float" office:value="5.73008">
                <text:p>5.73008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0.546913">
                <text:p>0.546913</text:p>
              </table:table-cell>
              <table:table-cell office:value-type="float" office:value="114.708">
                <text:p>114.708</text:p>
              </table:table-cell>
              <table:table-cell office:value-type="float" office:value="5.74477">
                <text:p>5.74477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0.544663">
                <text:p>0.544663</text:p>
              </table:table-cell>
              <table:table-cell office:value-type="float" office:value="114.696">
                <text:p>114.696</text:p>
              </table:table-cell>
              <table:table-cell office:value-type="float" office:value="5.75931">
                <text:p>5.75931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0.54242">
                <text:p>0.54242</text:p>
              </table:table-cell>
              <table:table-cell office:value-type="float" office:value="114.684">
                <text:p>114.684</text:p>
              </table:table-cell>
              <table:table-cell office:value-type="float" office:value="5.77371">
                <text:p>5.77371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0.540183">
                <text:p>0.540183</text:p>
              </table:table-cell>
              <table:table-cell office:value-type="float" office:value="114.672">
                <text:p>114.672</text:p>
              </table:table-cell>
              <table:table-cell office:value-type="float" office:value="5.78796">
                <text:p>5.78796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0.537953">
                <text:p>0.537953</text:p>
              </table:table-cell>
              <table:table-cell office:value-type="float" office:value="114.66">
                <text:p>114.66</text:p>
              </table:table-cell>
              <table:table-cell office:value-type="float" office:value="5.80208">
                <text:p>5.80208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0.53573">
                <text:p>0.53573</text:p>
              </table:table-cell>
              <table:table-cell office:value-type="float" office:value="114.648">
                <text:p>114.648</text:p>
              </table:table-cell>
              <table:table-cell office:value-type="float" office:value="5.81604">
                <text:p>5.816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33514">
                <text:p>0.533514</text:p>
              </table:table-cell>
              <table:table-cell office:value-type="float" office:value="114.637">
                <text:p>114.637</text:p>
              </table:table-cell>
              <table:table-cell office:value-type="float" office:value="5.82987">
                <text:p>5.82987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0.531304">
                <text:p>0.531304</text:p>
              </table:table-cell>
              <table:table-cell office:value-type="float" office:value="114.625">
                <text:p>114.625</text:p>
              </table:table-cell>
              <table:table-cell office:value-type="float" office:value="5.84356">
                <text:p>5.84356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0.5291">
                <text:p>0.5291</text:p>
              </table:table-cell>
              <table:table-cell office:value-type="float" office:value="114.614">
                <text:p>114.614</text:p>
              </table:table-cell>
              <table:table-cell office:value-type="float" office:value="5.8571">
                <text:p>5.8571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0.526904">
                <text:p>0.526904</text:p>
              </table:table-cell>
              <table:table-cell office:value-type="float" office:value="114.603">
                <text:p>114.603</text:p>
              </table:table-cell>
              <table:table-cell office:value-type="float" office:value="5.87051">
                <text:p>5.87051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0.524714">
                <text:p>0.524714</text:p>
              </table:table-cell>
              <table:table-cell office:value-type="float" office:value="114.592">
                <text:p>114.592</text:p>
              </table:table-cell>
              <table:table-cell office:value-type="float" office:value="5.88377">
                <text:p>5.8837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522532">
                <text:p>0.522532</text:p>
              </table:table-cell>
              <table:table-cell office:value-type="float" office:value="114.581">
                <text:p>114.581</text:p>
              </table:table-cell>
              <table:table-cell office:value-type="float" office:value="5.8969">
                <text:p>5.8969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0.520356">
                <text:p>0.520356</text:p>
              </table:table-cell>
              <table:table-cell office:value-type="float" office:value="114.57">
                <text:p>114.57</text:p>
              </table:table-cell>
              <table:table-cell office:value-type="float" office:value="5.90989">
                <text:p>5.90989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0.518186">
                <text:p>0.518186</text:p>
              </table:table-cell>
              <table:table-cell office:value-type="float" office:value="114.559">
                <text:p>114.559</text:p>
              </table:table-cell>
              <table:table-cell office:value-type="float" office:value="5.92274">
                <text:p>5.92274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0.516024">
                <text:p>0.516024</text:p>
              </table:table-cell>
              <table:table-cell office:value-type="float" office:value="114.549">
                <text:p>114.549</text:p>
              </table:table-cell>
              <table:table-cell office:value-type="float" office:value="5.93545">
                <text:p>5.93545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0.513868">
                <text:p>0.513868</text:p>
              </table:table-cell>
              <table:table-cell office:value-type="float" office:value="114.538">
                <text:p>114.538</text:p>
              </table:table-cell>
              <table:table-cell office:value-type="float" office:value="5.94803">
                <text:p>5.948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1172">
                <text:p>0.51172</text:p>
              </table:table-cell>
              <table:table-cell office:value-type="float" office:value="114.528">
                <text:p>114.528</text:p>
              </table:table-cell>
              <table:table-cell office:value-type="float" office:value="5.96047">
                <text:p>5.96047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0.509578">
                <text:p>0.509578</text:p>
              </table:table-cell>
              <table:table-cell office:value-type="float" office:value="114.518">
                <text:p>114.518</text:p>
              </table:table-cell>
              <table:table-cell office:value-type="float" office:value="5.97278">
                <text:p>5.97278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0.507443">
                <text:p>0.507443</text:p>
              </table:table-cell>
              <table:table-cell office:value-type="float" office:value="114.508">
                <text:p>114.508</text:p>
              </table:table-cell>
              <table:table-cell office:value-type="float" office:value="5.98495">
                <text:p>5.98495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0.505315">
                <text:p>0.505315</text:p>
              </table:table-cell>
              <table:table-cell office:value-type="float" office:value="114.498">
                <text:p>114.498</text:p>
              </table:table-cell>
              <table:table-cell office:value-type="float" office:value="5.99699">
                <text:p>5.99699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0.503194">
                <text:p>0.503194</text:p>
              </table:table-cell>
              <table:table-cell office:value-type="float" office:value="114.488">
                <text:p>114.488</text:p>
              </table:table-cell>
              <table:table-cell office:value-type="float" office:value="6.0089">
                <text:p>6.0089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.50108">
                <text:p>0.50108</text:p>
              </table:table-cell>
              <table:table-cell office:value-type="float" office:value="114.478">
                <text:p>114.478</text:p>
              </table:table-cell>
              <table:table-cell office:value-type="float" office:value="6.02067">
                <text:p>6.02067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0.498973">
                <text:p>0.498973</text:p>
              </table:table-cell>
              <table:table-cell office:value-type="float" office:value="114.469">
                <text:p>114.469</text:p>
              </table:table-cell>
              <table:table-cell office:value-type="float" office:value="6.03232">
                <text:p>6.03232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0.496873">
                <text:p>0.496873</text:p>
              </table:table-cell>
              <table:table-cell office:value-type="float" office:value="114.459">
                <text:p>114.459</text:p>
              </table:table-cell>
              <table:table-cell office:value-type="float" office:value="6.04383">
                <text:p>6.04383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0.49478">
                <text:p>0.49478</text:p>
              </table:table-cell>
              <table:table-cell office:value-type="float" office:value="114.45">
                <text:p>114.45</text:p>
              </table:table-cell>
              <table:table-cell office:value-type="float" office:value="6.05521">
                <text:p>6.05521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0.492693">
                <text:p>0.492693</text:p>
              </table:table-cell>
              <table:table-cell office:value-type="float" office:value="114.441">
                <text:p>114.441</text:p>
              </table:table-cell>
              <table:table-cell office:value-type="float" office:value="6.06646">
                <text:p>6.0664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90614">
                <text:p>0.490614</text:p>
              </table:table-cell>
              <table:table-cell office:value-type="float" office:value="114.432">
                <text:p>114.432</text:p>
              </table:table-cell>
              <table:table-cell office:value-type="float" office:value="6.07758">
                <text:p>6.07758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0.488542">
                <text:p>0.488542</text:p>
              </table:table-cell>
              <table:table-cell office:value-type="float" office:value="114.423">
                <text:p>114.423</text:p>
              </table:table-cell>
              <table:table-cell office:value-type="float" office:value="6.08858">
                <text:p>6.08858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0.486477">
                <text:p>0.486477</text:p>
              </table:table-cell>
              <table:table-cell office:value-type="float" office:value="114.414">
                <text:p>114.414</text:p>
              </table:table-cell>
              <table:table-cell office:value-type="float" office:value="6.09944">
                <text:p>6.09944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0.484419">
                <text:p>0.484419</text:p>
              </table:table-cell>
              <table:table-cell office:value-type="float" office:value="114.405">
                <text:p>114.405</text:p>
              </table:table-cell>
              <table:table-cell office:value-type="float" office:value="6.11018">
                <text:p>6.11018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0.482368">
                <text:p>0.482368</text:p>
              </table:table-cell>
              <table:table-cell office:value-type="float" office:value="114.397">
                <text:p>114.397</text:p>
              </table:table-cell>
              <table:table-cell office:value-type="float" office:value="6.12079">
                <text:p>6.12079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0.480324">
                <text:p>0.480324</text:p>
              </table:table-cell>
              <table:table-cell office:value-type="float" office:value="114.388">
                <text:p>114.388</text:p>
              </table:table-cell>
              <table:table-cell office:value-type="float" office:value="6.13128">
                <text:p>6.13128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0.478287">
                <text:p>0.478287</text:p>
              </table:table-cell>
              <table:table-cell office:value-type="float" office:value="114.38">
                <text:p>114.38</text:p>
              </table:table-cell>
              <table:table-cell office:value-type="float" office:value="6.14164">
                <text:p>6.14164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0.476257">
                <text:p>0.476257</text:p>
              </table:table-cell>
              <table:table-cell office:value-type="float" office:value="114.372">
                <text:p>114.372</text:p>
              </table:table-cell>
              <table:table-cell office:value-type="float" office:value="6.15188">
                <text:p>6.15188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0.474234">
                <text:p>0.474234</text:p>
              </table:table-cell>
              <table:table-cell office:value-type="float" office:value="114.364">
                <text:p>114.364</text:p>
              </table:table-cell>
              <table:table-cell office:value-type="float" office:value="6.16199">
                <text:p>6.16199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0.472218">
                <text:p>0.472218</text:p>
              </table:table-cell>
              <table:table-cell office:value-type="float" office:value="114.356">
                <text:p>114.356</text:p>
              </table:table-cell>
              <table:table-cell office:value-type="float" office:value="6.17198">
                <text:p>6.1719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70209">
                <text:p>0.470209</text:p>
              </table:table-cell>
              <table:table-cell office:value-type="float" office:value="114.348">
                <text:p>114.348</text:p>
              </table:table-cell>
              <table:table-cell office:value-type="float" office:value="6.18184">
                <text:p>6.18184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0.468208">
                <text:p>0.468208</text:p>
              </table:table-cell>
              <table:table-cell office:value-type="float" office:value="114.34">
                <text:p>114.34</text:p>
              </table:table-cell>
              <table:table-cell office:value-type="float" office:value="6.19158">
                <text:p>6.19158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0.466213">
                <text:p>0.466213</text:p>
              </table:table-cell>
              <table:table-cell office:value-type="float" office:value="114.333">
                <text:p>114.333</text:p>
              </table:table-cell>
              <table:table-cell office:value-type="float" office:value="6.20121">
                <text:p>6.20121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0.464225">
                <text:p>0.464225</text:p>
              </table:table-cell>
              <table:table-cell office:value-type="float" office:value="114.325">
                <text:p>114.325</text:p>
              </table:table-cell>
              <table:table-cell office:value-type="float" office:value="6.21071">
                <text:p>6.21071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0.462245">
                <text:p>0.462245</text:p>
              </table:table-cell>
              <table:table-cell office:value-type="float" office:value="114.318">
                <text:p>114.318</text:p>
              </table:table-cell>
              <table:table-cell office:value-type="float" office:value="6.22009">
                <text:p>6.22009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.460272">
                <text:p>0.460272</text:p>
              </table:table-cell>
              <table:table-cell office:value-type="float" office:value="114.31">
                <text:p>114.31</text:p>
              </table:table-cell>
              <table:table-cell office:value-type="float" office:value="6.22935">
                <text:p>6.22935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0.458305">
                <text:p>0.458305</text:p>
              </table:table-cell>
              <table:table-cell office:value-type="float" office:value="114.303">
                <text:p>114.303</text:p>
              </table:table-cell>
              <table:table-cell office:value-type="float" office:value="6.23849">
                <text:p>6.23849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0.456346">
                <text:p>0.456346</text:p>
              </table:table-cell>
              <table:table-cell office:value-type="float" office:value="114.296">
                <text:p>114.296</text:p>
              </table:table-cell>
              <table:table-cell office:value-type="float" office:value="6.24751">
                <text:p>6.24751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0.454394">
                <text:p>0.454394</text:p>
              </table:table-cell>
              <table:table-cell office:value-type="float" office:value="114.289">
                <text:p>114.289</text:p>
              </table:table-cell>
              <table:table-cell office:value-type="float" office:value="6.25642">
                <text:p>6.25642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0.452449">
                <text:p>0.452449</text:p>
              </table:table-cell>
              <table:table-cell office:value-type="float" office:value="114.282">
                <text:p>114.282</text:p>
              </table:table-cell>
              <table:table-cell office:value-type="float" office:value="6.26521">
                <text:p>6.2652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50511">
                <text:p>0.450511</text:p>
              </table:table-cell>
              <table:table-cell office:value-type="float" office:value="114.276">
                <text:p>114.276</text:p>
              </table:table-cell>
              <table:table-cell office:value-type="float" office:value="6.27388">
                <text:p>6.27388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0.448581">
                <text:p>0.448581</text:p>
              </table:table-cell>
              <table:table-cell office:value-type="float" office:value="114.269">
                <text:p>114.269</text:p>
              </table:table-cell>
              <table:table-cell office:value-type="float" office:value="6.28243">
                <text:p>6.28243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0.446657">
                <text:p>0.446657</text:p>
              </table:table-cell>
              <table:table-cell office:value-type="float" office:value="114.262">
                <text:p>114.262</text:p>
              </table:table-cell>
              <table:table-cell office:value-type="float" office:value="6.29087">
                <text:p>6.29087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0.44474">
                <text:p>0.44474</text:p>
              </table:table-cell>
              <table:table-cell office:value-type="float" office:value="114.256">
                <text:p>114.256</text:p>
              </table:table-cell>
              <table:table-cell office:value-type="float" office:value="6.2992">
                <text:p>6.2992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0.442831">
                <text:p>0.442831</text:p>
              </table:table-cell>
              <table:table-cell office:value-type="float" office:value="114.25">
                <text:p>114.25</text:p>
              </table:table-cell>
              <table:table-cell office:value-type="float" office:value="6.30741">
                <text:p>6.30741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0.440928">
                <text:p>0.440928</text:p>
              </table:table-cell>
              <table:table-cell office:value-type="float" office:value="114.244">
                <text:p>114.244</text:p>
              </table:table-cell>
              <table:table-cell office:value-type="float" office:value="6.31551">
                <text:p>6.31551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0.439033">
                <text:p>0.439033</text:p>
              </table:table-cell>
              <table:table-cell office:value-type="float" office:value="114.237">
                <text:p>114.237</text:p>
              </table:table-cell>
              <table:table-cell office:value-type="float" office:value="6.32349">
                <text:p>6.32349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0.437145">
                <text:p>0.437145</text:p>
              </table:table-cell>
              <table:table-cell office:value-type="float" office:value="114.231">
                <text:p>114.231</text:p>
              </table:table-cell>
              <table:table-cell office:value-type="float" office:value="6.33136">
                <text:p>6.33136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0.435264">
                <text:p>0.435264</text:p>
              </table:table-cell>
              <table:table-cell office:value-type="float" office:value="114.226">
                <text:p>114.226</text:p>
              </table:table-cell>
              <table:table-cell office:value-type="float" office:value="6.33912">
                <text:p>6.33912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0.43339">
                <text:p>0.43339</text:p>
              </table:table-cell>
              <table:table-cell office:value-type="float" office:value="114.22">
                <text:p>114.22</text:p>
              </table:table-cell>
              <table:table-cell office:value-type="float" office:value="6.34677">
                <text:p>6.3467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31523">
                <text:p>0.431523</text:p>
              </table:table-cell>
              <table:table-cell office:value-type="float" office:value="114.214">
                <text:p>114.214</text:p>
              </table:table-cell>
              <table:table-cell office:value-type="float" office:value="6.35431">
                <text:p>6.35431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0.429663">
                <text:p>0.429663</text:p>
              </table:table-cell>
              <table:table-cell office:value-type="float" office:value="114.209">
                <text:p>114.209</text:p>
              </table:table-cell>
              <table:table-cell office:value-type="float" office:value="6.36174">
                <text:p>6.36174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0.42781">
                <text:p>0.42781</text:p>
              </table:table-cell>
              <table:table-cell office:value-type="float" office:value="114.203">
                <text:p>114.203</text:p>
              </table:table-cell>
              <table:table-cell office:value-type="float" office:value="6.36906">
                <text:p>6.36906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0.425964">
                <text:p>0.425964</text:p>
              </table:table-cell>
              <table:table-cell office:value-type="float" office:value="114.198">
                <text:p>114.198</text:p>
              </table:table-cell>
              <table:table-cell office:value-type="float" office:value="6.37627">
                <text:p>6.37627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0.424125">
                <text:p>0.424125</text:p>
              </table:table-cell>
              <table:table-cell office:value-type="float" office:value="114.192">
                <text:p>114.192</text:p>
              </table:table-cell>
              <table:table-cell office:value-type="float" office:value="6.38337">
                <text:p>6.38337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0.422294">
                <text:p>0.422294</text:p>
              </table:table-cell>
              <table:table-cell office:value-type="float" office:value="114.187">
                <text:p>114.187</text:p>
              </table:table-cell>
              <table:table-cell office:value-type="float" office:value="6.39037">
                <text:p>6.39037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0.420469">
                <text:p>0.420469</text:p>
              </table:table-cell>
              <table:table-cell office:value-type="float" office:value="114.182">
                <text:p>114.182</text:p>
              </table:table-cell>
              <table:table-cell office:value-type="float" office:value="6.39726">
                <text:p>6.39726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0.418651">
                <text:p>0.418651</text:p>
              </table:table-cell>
              <table:table-cell office:value-type="float" office:value="114.177">
                <text:p>114.177</text:p>
              </table:table-cell>
              <table:table-cell office:value-type="float" office:value="6.40404">
                <text:p>6.40404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0.416841">
                <text:p>0.416841</text:p>
              </table:table-cell>
              <table:table-cell office:value-type="float" office:value="114.172">
                <text:p>114.172</text:p>
              </table:table-cell>
              <table:table-cell office:value-type="float" office:value="6.41072">
                <text:p>6.41072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0.415037">
                <text:p>0.415037</text:p>
              </table:table-cell>
              <table:table-cell office:value-type="float" office:value="114.168">
                <text:p>114.168</text:p>
              </table:table-cell>
              <table:table-cell office:value-type="float" office:value="6.41729">
                <text:p>6.417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13241">
                <text:p>0.413241</text:p>
              </table:table-cell>
              <table:table-cell office:value-type="float" office:value="114.163">
                <text:p>114.163</text:p>
              </table:table-cell>
              <table:table-cell office:value-type="float" office:value="6.42375">
                <text:p>6.42375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0.411451">
                <text:p>0.411451</text:p>
              </table:table-cell>
              <table:table-cell office:value-type="float" office:value="114.158">
                <text:p>114.158</text:p>
              </table:table-cell>
              <table:table-cell office:value-type="float" office:value="6.43011">
                <text:p>6.43011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0.409669">
                <text:p>0.409669</text:p>
              </table:table-cell>
              <table:table-cell office:value-type="float" office:value="114.154">
                <text:p>114.154</text:p>
              </table:table-cell>
              <table:table-cell office:value-type="float" office:value="6.43637">
                <text:p>6.43637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0.407893">
                <text:p>0.407893</text:p>
              </table:table-cell>
              <table:table-cell office:value-type="float" office:value="114.15">
                <text:p>114.15</text:p>
              </table:table-cell>
              <table:table-cell office:value-type="float" office:value="6.44253">
                <text:p>6.44253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0.406125">
                <text:p>0.406125</text:p>
              </table:table-cell>
              <table:table-cell office:value-type="float" office:value="114.145">
                <text:p>114.145</text:p>
              </table:table-cell>
              <table:table-cell office:value-type="float" office:value="6.44858">
                <text:p>6.44858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0.404363">
                <text:p>0.404363</text:p>
              </table:table-cell>
              <table:table-cell office:value-type="float" office:value="114.141">
                <text:p>114.141</text:p>
              </table:table-cell>
              <table:table-cell office:value-type="float" office:value="6.45453">
                <text:p>6.45453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0.402608">
                <text:p>0.402608</text:p>
              </table:table-cell>
              <table:table-cell office:value-type="float" office:value="114.137">
                <text:p>114.137</text:p>
              </table:table-cell>
              <table:table-cell office:value-type="float" office:value="6.46038">
                <text:p>6.46038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0.400861">
                <text:p>0.400861</text:p>
              </table:table-cell>
              <table:table-cell office:value-type="float" office:value="114.133">
                <text:p>114.133</text:p>
              </table:table-cell>
              <table:table-cell office:value-type="float" office:value="6.46613">
                <text:p>6.46613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0.39912">
                <text:p>0.39912</text:p>
              </table:table-cell>
              <table:table-cell office:value-type="float" office:value="114.129">
                <text:p>114.129</text:p>
              </table:table-cell>
              <table:table-cell office:value-type="float" office:value="6.47178">
                <text:p>6.47178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0.397386">
                <text:p>0.397386</text:p>
              </table:table-cell>
              <table:table-cell office:value-type="float" office:value="114.125">
                <text:p>114.125</text:p>
              </table:table-cell>
              <table:table-cell office:value-type="float" office:value="6.47733">
                <text:p>6.4773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9566">
                <text:p>0.39566</text:p>
              </table:table-cell>
              <table:table-cell office:value-type="float" office:value="114.122">
                <text:p>114.122</text:p>
              </table:table-cell>
              <table:table-cell office:value-type="float" office:value="6.48279">
                <text:p>6.48279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0.39394">
                <text:p>0.39394</text:p>
              </table:table-cell>
              <table:table-cell office:value-type="float" office:value="114.118">
                <text:p>114.118</text:p>
              </table:table-cell>
              <table:table-cell office:value-type="float" office:value="6.48814">
                <text:p>6.48814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0.392227">
                <text:p>0.392227</text:p>
              </table:table-cell>
              <table:table-cell office:value-type="float" office:value="114.114">
                <text:p>114.114</text:p>
              </table:table-cell>
              <table:table-cell office:value-type="float" office:value="6.49339">
                <text:p>6.49339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0.390521">
                <text:p>0.390521</text:p>
              </table:table-cell>
              <table:table-cell office:value-type="float" office:value="114.111">
                <text:p>114.111</text:p>
              </table:table-cell>
              <table:table-cell office:value-type="float" office:value="6.49855">
                <text:p>6.49855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0.388821">
                <text:p>0.388821</text:p>
              </table:table-cell>
              <table:table-cell office:value-type="float" office:value="114.108">
                <text:p>114.108</text:p>
              </table:table-cell>
              <table:table-cell office:value-type="float" office:value="6.50361">
                <text:p>6.50361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0.387129">
                <text:p>0.387129</text:p>
              </table:table-cell>
              <table:table-cell office:value-type="float" office:value="114.104">
                <text:p>114.104</text:p>
              </table:table-cell>
              <table:table-cell office:value-type="float" office:value="6.50858">
                <text:p>6.50858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0.385444">
                <text:p>0.385444</text:p>
              </table:table-cell>
              <table:table-cell office:value-type="float" office:value="114.101">
                <text:p>114.101</text:p>
              </table:table-cell>
              <table:table-cell office:value-type="float" office:value="6.51345">
                <text:p>6.51345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0.383765">
                <text:p>0.383765</text:p>
              </table:table-cell>
              <table:table-cell office:value-type="float" office:value="114.098">
                <text:p>114.098</text:p>
              </table:table-cell>
              <table:table-cell office:value-type="float" office:value="6.51823">
                <text:p>6.51823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0.382093">
                <text:p>0.382093</text:p>
              </table:table-cell>
              <table:table-cell office:value-type="float" office:value="114.095">
                <text:p>114.095</text:p>
              </table:table-cell>
              <table:table-cell office:value-type="float" office:value="6.52291">
                <text:p>6.52291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0.380428">
                <text:p>0.380428</text:p>
              </table:table-cell>
              <table:table-cell office:value-type="float" office:value="114.092">
                <text:p>114.092</text:p>
              </table:table-cell>
              <table:table-cell office:value-type="float" office:value="6.52749">
                <text:p>6.5274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7877">
                <text:p>0.37877</text:p>
              </table:table-cell>
              <table:table-cell office:value-type="float" office:value="114.089">
                <text:p>114.089</text:p>
              </table:table-cell>
              <table:table-cell office:value-type="float" office:value="6.53199">
                <text:p>6.53199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0.377119">
                <text:p>0.377119</text:p>
              </table:table-cell>
              <table:table-cell office:value-type="float" office:value="114.086">
                <text:p>114.086</text:p>
              </table:table-cell>
              <table:table-cell office:value-type="float" office:value="6.53639">
                <text:p>6.53639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0.375474">
                <text:p>0.375474</text:p>
              </table:table-cell>
              <table:table-cell office:value-type="float" office:value="114.084">
                <text:p>114.084</text:p>
              </table:table-cell>
              <table:table-cell office:value-type="float" office:value="6.5407">
                <text:p>6.5407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0.373836">
                <text:p>0.373836</text:p>
              </table:table-cell>
              <table:table-cell office:value-type="float" office:value="114.081">
                <text:p>114.081</text:p>
              </table:table-cell>
              <table:table-cell office:value-type="float" office:value="6.54491">
                <text:p>6.54491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0.372205">
                <text:p>0.372205</text:p>
              </table:table-cell>
              <table:table-cell office:value-type="float" office:value="114.079">
                <text:p>114.079</text:p>
              </table:table-cell>
              <table:table-cell office:value-type="float" office:value="6.54904">
                <text:p>6.54904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0.370581">
                <text:p>0.370581</text:p>
              </table:table-cell>
              <table:table-cell office:value-type="float" office:value="114.076">
                <text:p>114.076</text:p>
              </table:table-cell>
              <table:table-cell office:value-type="float" office:value="6.55307">
                <text:p>6.55307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0.368964">
                <text:p>0.368964</text:p>
              </table:table-cell>
              <table:table-cell office:value-type="float" office:value="114.074">
                <text:p>114.074</text:p>
              </table:table-cell>
              <table:table-cell office:value-type="float" office:value="6.55702">
                <text:p>6.55702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0.367353">
                <text:p>0.367353</text:p>
              </table:table-cell>
              <table:table-cell office:value-type="float" office:value="114.072">
                <text:p>114.072</text:p>
              </table:table-cell>
              <table:table-cell office:value-type="float" office:value="6.56087">
                <text:p>6.56087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0.365749">
                <text:p>0.365749</text:p>
              </table:table-cell>
              <table:table-cell office:value-type="float" office:value="114.07">
                <text:p>114.07</text:p>
              </table:table-cell>
              <table:table-cell office:value-type="float" office:value="6.56464">
                <text:p>6.56464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0.364151">
                <text:p>0.364151</text:p>
              </table:table-cell>
              <table:table-cell office:value-type="float" office:value="114.068">
                <text:p>114.068</text:p>
              </table:table-cell>
              <table:table-cell office:value-type="float" office:value="6.56832">
                <text:p>6.5683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62561">
                <text:p>0.362561</text:p>
              </table:table-cell>
              <table:table-cell office:value-type="float" office:value="114.066">
                <text:p>114.066</text:p>
              </table:table-cell>
              <table:table-cell office:value-type="float" office:value="6.57191">
                <text:p>6.57191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0.360977">
                <text:p>0.360977</text:p>
              </table:table-cell>
              <table:table-cell office:value-type="float" office:value="114.064">
                <text:p>114.064</text:p>
              </table:table-cell>
              <table:table-cell office:value-type="float" office:value="6.57541">
                <text:p>6.57541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0.359399">
                <text:p>0.359399</text:p>
              </table:table-cell>
              <table:table-cell office:value-type="float" office:value="114.062">
                <text:p>114.062</text:p>
              </table:table-cell>
              <table:table-cell office:value-type="float" office:value="6.57883">
                <text:p>6.57883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0.357828">
                <text:p>0.357828</text:p>
              </table:table-cell>
              <table:table-cell office:value-type="float" office:value="114.06">
                <text:p>114.06</text:p>
              </table:table-cell>
              <table:table-cell office:value-type="float" office:value="6.58216">
                <text:p>6.58216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0.356264">
                <text:p>0.356264</text:p>
              </table:table-cell>
              <table:table-cell office:value-type="float" office:value="114.058">
                <text:p>114.058</text:p>
              </table:table-cell>
              <table:table-cell office:value-type="float" office:value="6.5854">
                <text:p>6.5854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0.354707">
                <text:p>0.354707</text:p>
              </table:table-cell>
              <table:table-cell office:value-type="float" office:value="114.057">
                <text:p>114.057</text:p>
              </table:table-cell>
              <table:table-cell office:value-type="float" office:value="6.58856">
                <text:p>6.58856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0.353156">
                <text:p>0.353156</text:p>
              </table:table-cell>
              <table:table-cell office:value-type="float" office:value="114.055">
                <text:p>114.055</text:p>
              </table:table-cell>
              <table:table-cell office:value-type="float" office:value="6.59164">
                <text:p>6.59164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0.351611">
                <text:p>0.351611</text:p>
              </table:table-cell>
              <table:table-cell office:value-type="float" office:value="114.054">
                <text:p>114.054</text:p>
              </table:table-cell>
              <table:table-cell office:value-type="float" office:value="6.59463">
                <text:p>6.59463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0.350073">
                <text:p>0.350073</text:p>
              </table:table-cell>
              <table:table-cell office:value-type="float" office:value="114.052">
                <text:p>114.052</text:p>
              </table:table-cell>
              <table:table-cell office:value-type="float" office:value="6.59753">
                <text:p>6.59753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0.348542">
                <text:p>0.348542</text:p>
              </table:table-cell>
              <table:table-cell office:value-type="float" office:value="114.051">
                <text:p>114.051</text:p>
              </table:table-cell>
              <table:table-cell office:value-type="float" office:value="6.60035">
                <text:p>6.600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47017">
                <text:p>0.347017</text:p>
              </table:table-cell>
              <table:table-cell office:value-type="float" office:value="114.05">
                <text:p>114.05</text:p>
              </table:table-cell>
              <table:table-cell office:value-type="float" office:value="6.60309">
                <text:p>6.60309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0.345499">
                <text:p>0.345499</text:p>
              </table:table-cell>
              <table:table-cell office:value-type="float" office:value="114.049">
                <text:p>114.049</text:p>
              </table:table-cell>
              <table:table-cell office:value-type="float" office:value="6.60575">
                <text:p>6.60575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0.343987">
                <text:p>0.343987</text:p>
              </table:table-cell>
              <table:table-cell office:value-type="float" office:value="114.048">
                <text:p>114.048</text:p>
              </table:table-cell>
              <table:table-cell office:value-type="float" office:value="6.60833">
                <text:p>6.60833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0.342482">
                <text:p>0.342482</text:p>
              </table:table-cell>
              <table:table-cell office:value-type="float" office:value="114.047">
                <text:p>114.047</text:p>
              </table:table-cell>
              <table:table-cell office:value-type="float" office:value="6.61082">
                <text:p>6.61082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0.340983">
                <text:p>0.340983</text:p>
              </table:table-cell>
              <table:table-cell office:value-type="float" office:value="114.046">
                <text:p>114.046</text:p>
              </table:table-cell>
              <table:table-cell office:value-type="float" office:value="6.61324">
                <text:p>6.61324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0.33949">
                <text:p>0.33949</text:p>
              </table:table-cell>
              <table:table-cell office:value-type="float" office:value="114.045">
                <text:p>114.045</text:p>
              </table:table-cell>
              <table:table-cell office:value-type="float" office:value="6.61557">
                <text:p>6.61557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0.338004">
                <text:p>0.338004</text:p>
              </table:table-cell>
              <table:table-cell office:value-type="float" office:value="114.044">
                <text:p>114.044</text:p>
              </table:table-cell>
              <table:table-cell office:value-type="float" office:value="6.61783">
                <text:p>6.61783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0.336525">
                <text:p>0.336525</text:p>
              </table:table-cell>
              <table:table-cell office:value-type="float" office:value="114.043">
                <text:p>114.043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0.335052">
                <text:p>0.335052</text:p>
              </table:table-cell>
              <table:table-cell office:value-type="float" office:value="114.043">
                <text:p>114.043</text:p>
              </table:table-cell>
              <table:table-cell office:value-type="float" office:value="6.6221">
                <text:p>6.6221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0.333585">
                <text:p>0.333585</text:p>
              </table:table-cell>
              <table:table-cell office:value-type="float" office:value="114.042">
                <text:p>114.042</text:p>
              </table:table-cell>
              <table:table-cell office:value-type="float" office:value="6.62412">
                <text:p>6.624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2124">
                <text:p>0.332124</text:p>
              </table:table-cell>
              <table:table-cell office:value-type="float" office:value="114.042">
                <text:p>114.042</text:p>
              </table:table-cell>
              <table:table-cell office:value-type="float" office:value="6.62606">
                <text:p>6.62606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0.33067">
                <text:p>0.33067</text:p>
              </table:table-cell>
              <table:table-cell office:value-type="float" office:value="114.041">
                <text:p>114.041</text:p>
              </table:table-cell>
              <table:table-cell office:value-type="float" office:value="6.62792">
                <text:p>6.62792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0.329222">
                <text:p>0.329222</text:p>
              </table:table-cell>
              <table:table-cell office:value-type="float" office:value="114.041">
                <text:p>114.041</text:p>
              </table:table-cell>
              <table:table-cell office:value-type="float" office:value="6.62971">
                <text:p>6.62971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0.327781">
                <text:p>0.327781</text:p>
              </table:table-cell>
              <table:table-cell office:value-type="float" office:value="114.041">
                <text:p>114.041</text:p>
              </table:table-cell>
              <table:table-cell office:value-type="float" office:value="6.63142">
                <text:p>6.63142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0.326345">
                <text:p>0.326345</text:p>
              </table:table-cell>
              <table:table-cell office:value-type="float" office:value="114.041">
                <text:p>114.041</text:p>
              </table:table-cell>
              <table:table-cell office:value-type="float" office:value="6.63305">
                <text:p>6.63305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0.324916">
                <text:p>0.324916</text:p>
              </table:table-cell>
              <table:table-cell office:value-type="float" office:value="114.04">
                <text:p>114.04</text:p>
              </table:table-cell>
              <table:table-cell office:value-type="float" office:value="6.63461">
                <text:p>6.63461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0.323494">
                <text:p>0.323494</text:p>
              </table:table-cell>
              <table:table-cell office:value-type="float" office:value="114.04">
                <text:p>114.04</text:p>
              </table:table-cell>
              <table:table-cell office:value-type="float" office:value="6.6361">
                <text:p>6.6361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0.322077">
                <text:p>0.322077</text:p>
              </table:table-cell>
              <table:table-cell office:value-type="float" office:value="114.04">
                <text:p>114.04</text:p>
              </table:table-cell>
              <table:table-cell office:value-type="float" office:value="6.63751">
                <text:p>6.63751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0.320667">
                <text:p>0.320667</text:p>
              </table:table-cell>
              <table:table-cell office:value-type="float" office:value="114.04">
                <text:p>114.04</text:p>
              </table:table-cell>
              <table:table-cell office:value-type="float" office:value="6.63884">
                <text:p>6.63884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0.319262">
                <text:p>0.319262</text:p>
              </table:table-cell>
              <table:table-cell office:value-type="float" office:value="114.041">
                <text:p>114.041</text:p>
              </table:table-cell>
              <table:table-cell office:value-type="float" office:value="6.64011">
                <text:p>6.6401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17864">
                <text:p>0.317864</text:p>
              </table:table-cell>
              <table:table-cell office:value-type="float" office:value="114.041">
                <text:p>114.041</text:p>
              </table:table-cell>
              <table:table-cell office:value-type="float" office:value="6.6413">
                <text:p>6.6413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0.316473">
                <text:p>0.316473</text:p>
              </table:table-cell>
              <table:table-cell office:value-type="float" office:value="114.041">
                <text:p>114.041</text:p>
              </table:table-cell>
              <table:table-cell office:value-type="float" office:value="6.64242">
                <text:p>6.64242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0.315087">
                <text:p>0.315087</text:p>
              </table:table-cell>
              <table:table-cell office:value-type="float" office:value="114.041">
                <text:p>114.041</text:p>
              </table:table-cell>
              <table:table-cell office:value-type="float" office:value="6.64346">
                <text:p>6.64346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0.313707">
                <text:p>0.313707</text:p>
              </table:table-cell>
              <table:table-cell office:value-type="float" office:value="114.042">
                <text:p>114.042</text:p>
              </table:table-cell>
              <table:table-cell office:value-type="float" office:value="6.64444">
                <text:p>6.64444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0.312334">
                <text:p>0.312334</text:p>
              </table:table-cell>
              <table:table-cell office:value-type="float" office:value="114.042">
                <text:p>114.042</text:p>
              </table:table-cell>
              <table:table-cell office:value-type="float" office:value="6.64534">
                <text:p>6.64534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0.310966">
                <text:p>0.310966</text:p>
              </table:table-cell>
              <table:table-cell office:value-type="float" office:value="114.043">
                <text:p>114.043</text:p>
              </table:table-cell>
              <table:table-cell office:value-type="float" office:value="6.64617">
                <text:p>6.64617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0.309605">
                <text:p>0.309605</text:p>
              </table:table-cell>
              <table:table-cell office:value-type="float" office:value="114.043">
                <text:p>114.043</text:p>
              </table:table-cell>
              <table:table-cell office:value-type="float" office:value="6.64693">
                <text:p>6.64693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0.30825">
                <text:p>0.30825</text:p>
              </table:table-cell>
              <table:table-cell office:value-type="float" office:value="114.044">
                <text:p>114.044</text:p>
              </table:table-cell>
              <table:table-cell office:value-type="float" office:value="6.64763">
                <text:p>6.64763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0.3069">
                <text:p>0.3069</text:p>
              </table:table-cell>
              <table:table-cell office:value-type="float" office:value="114.045">
                <text:p>114.045</text:p>
              </table:table-cell>
              <table:table-cell office:value-type="float" office:value="6.64825">
                <text:p>6.64825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0.305557">
                <text:p>0.305557</text:p>
              </table:table-cell>
              <table:table-cell office:value-type="float" office:value="114.046">
                <text:p>114.046</text:p>
              </table:table-cell>
              <table:table-cell office:value-type="float" office:value="6.64881">
                <text:p>6.648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0422">
                <text:p>0.30422</text:p>
              </table:table-cell>
              <table:table-cell office:value-type="float" office:value="114.046">
                <text:p>114.046</text:p>
              </table:table-cell>
              <table:table-cell office:value-type="float" office:value="6.64929">
                <text:p>6.64929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0.302888">
                <text:p>0.302888</text:p>
              </table:table-cell>
              <table:table-cell office:value-type="float" office:value="114.047">
                <text:p>114.047</text:p>
              </table:table-cell>
              <table:table-cell office:value-type="float" office:value="6.64971">
                <text:p>6.64971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0.301563">
                <text:p>0.301563</text:p>
              </table:table-cell>
              <table:table-cell office:value-type="float" office:value="114.048">
                <text:p>114.048</text:p>
              </table:table-cell>
              <table:table-cell office:value-type="float" office:value="6.65006">
                <text:p>6.65006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0.300243">
                <text:p>0.300243</text:p>
              </table:table-cell>
              <table:table-cell office:value-type="float" office:value="114.049">
                <text:p>114.049</text:p>
              </table:table-cell>
              <table:table-cell office:value-type="float" office:value="6.65035">
                <text:p>6.65035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0.29893">
                <text:p>0.29893</text:p>
              </table:table-cell>
              <table:table-cell office:value-type="float" office:value="114.051">
                <text:p>114.051</text:p>
              </table:table-cell>
              <table:table-cell office:value-type="float" office:value="6.65057">
                <text:p>6.65057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0.297622">
                <text:p>0.297622</text:p>
              </table:table-cell>
              <table:table-cell office:value-type="float" office:value="114.052">
                <text:p>114.052</text:p>
              </table:table-cell>
              <table:table-cell office:value-type="float" office:value="6.65072">
                <text:p>6.65072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0.29632">
                <text:p>0.29632</text:p>
              </table:table-cell>
              <table:table-cell office:value-type="float" office:value="114.053">
                <text:p>114.053</text:p>
              </table:table-cell>
              <table:table-cell office:value-type="float" office:value="6.65081">
                <text:p>6.65081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0.295024">
                <text:p>0.295024</text:p>
              </table:table-cell>
              <table:table-cell office:value-type="float" office:value="114.054">
                <text:p>114.054</text:p>
              </table:table-cell>
              <table:table-cell office:value-type="float" office:value="6.65083">
                <text:p>6.65083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0.293734">
                <text:p>0.293734</text:p>
              </table:table-cell>
              <table:table-cell office:value-type="float" office:value="114.055">
                <text:p>114.055</text:p>
              </table:table-cell>
              <table:table-cell office:value-type="float" office:value="6.65078">
                <text:p>6.65078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0.292449">
                <text:p>0.292449</text:p>
              </table:table-cell>
              <table:table-cell office:value-type="float" office:value="114.057">
                <text:p>114.057</text:p>
              </table:table-cell>
              <table:table-cell office:value-type="float" office:value="6.65068">
                <text:p>6.6506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291171">
                <text:p>0.291171</text:p>
              </table:table-cell>
              <table:table-cell office:value-type="float" office:value="114.058">
                <text:p>114.058</text:p>
              </table:table-cell>
              <table:table-cell office:value-type="float" office:value="6.6505">
                <text:p>6.6505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0.289898">
                <text:p>0.289898</text:p>
              </table:table-cell>
              <table:table-cell office:value-type="float" office:value="114.06">
                <text:p>114.06</text:p>
              </table:table-cell>
              <table:table-cell office:value-type="float" office:value="6.65027">
                <text:p>6.65027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0.288631">
                <text:p>0.288631</text:p>
              </table:table-cell>
              <table:table-cell office:value-type="float" office:value="114.061">
                <text:p>114.061</text:p>
              </table:table-cell>
              <table:table-cell office:value-type="float" office:value="6.64997">
                <text:p>6.64997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0.287369">
                <text:p>0.287369</text:p>
              </table:table-cell>
              <table:table-cell office:value-type="float" office:value="114.063">
                <text:p>114.063</text:p>
              </table:table-cell>
              <table:table-cell office:value-type="float" office:value="6.64961">
                <text:p>6.64961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0.286113">
                <text:p>0.286113</text:p>
              </table:table-cell>
              <table:table-cell office:value-type="float" office:value="114.065">
                <text:p>114.065</text:p>
              </table:table-cell>
              <table:table-cell office:value-type="float" office:value="6.64919">
                <text:p>6.64919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0.284863">
                <text:p>0.284863</text:p>
              </table:table-cell>
              <table:table-cell office:value-type="float" office:value="114.066">
                <text:p>114.066</text:p>
              </table:table-cell>
              <table:table-cell office:value-type="float" office:value="6.6487">
                <text:p>6.6487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0.283619">
                <text:p>0.283619</text:p>
              </table:table-cell>
              <table:table-cell office:value-type="float" office:value="114.068">
                <text:p>114.068</text:p>
              </table:table-cell>
              <table:table-cell office:value-type="float" office:value="6.64816">
                <text:p>6.64816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0.28238">
                <text:p>0.28238</text:p>
              </table:table-cell>
              <table:table-cell office:value-type="float" office:value="114.07">
                <text:p>114.07</text:p>
              </table:table-cell>
              <table:table-cell office:value-type="float" office:value="6.64755">
                <text:p>6.64755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0.281147">
                <text:p>0.281147</text:p>
              </table:table-cell>
              <table:table-cell office:value-type="float" office:value="114.072">
                <text:p>114.072</text:p>
              </table:table-cell>
              <table:table-cell office:value-type="float" office:value="6.64688">
                <text:p>6.64688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0.27992">
                <text:p>0.27992</text:p>
              </table:table-cell>
              <table:table-cell office:value-type="float" office:value="114.074">
                <text:p>114.074</text:p>
              </table:table-cell>
              <table:table-cell office:value-type="float" office:value="6.64616">
                <text:p>6.6461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78698">
                <text:p>0.278698</text:p>
              </table:table-cell>
              <table:table-cell office:value-type="float" office:value="114.076">
                <text:p>114.076</text:p>
              </table:table-cell>
              <table:table-cell office:value-type="float" office:value="6.64537">
                <text:p>6.64537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0.277481">
                <text:p>0.277481</text:p>
              </table:table-cell>
              <table:table-cell office:value-type="float" office:value="114.078">
                <text:p>114.078</text:p>
              </table:table-cell>
              <table:table-cell office:value-type="float" office:value="6.64452">
                <text:p>6.64452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0.27627">
                <text:p>0.27627</text:p>
              </table:table-cell>
              <table:table-cell office:value-type="float" office:value="114.08">
                <text:p>114.08</text:p>
              </table:table-cell>
              <table:table-cell office:value-type="float" office:value="6.64362">
                <text:p>6.64362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0.275065">
                <text:p>0.275065</text:p>
              </table:table-cell>
              <table:table-cell office:value-type="float" office:value="114.082">
                <text:p>114.082</text:p>
              </table:table-cell>
              <table:table-cell office:value-type="float" office:value="6.64265">
                <text:p>6.64265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0.273865">
                <text:p>0.273865</text:p>
              </table:table-cell>
              <table:table-cell office:value-type="float" office:value="114.085">
                <text:p>114.085</text:p>
              </table:table-cell>
              <table:table-cell office:value-type="float" office:value="6.64163">
                <text:p>6.64163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0.272671">
                <text:p>0.272671</text:p>
              </table:table-cell>
              <table:table-cell office:value-type="float" office:value="114.087">
                <text:p>114.087</text:p>
              </table:table-cell>
              <table:table-cell office:value-type="float" office:value="6.64055">
                <text:p>6.64055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0.271482">
                <text:p>0.271482</text:p>
              </table:table-cell>
              <table:table-cell office:value-type="float" office:value="114.089">
                <text:p>114.089</text:p>
              </table:table-cell>
              <table:table-cell office:value-type="float" office:value="6.63942">
                <text:p>6.63942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0.270299">
                <text:p>0.270299</text:p>
              </table:table-cell>
              <table:table-cell office:value-type="float" office:value="114.091">
                <text:p>114.091</text:p>
              </table:table-cell>
              <table:table-cell office:value-type="float" office:value="6.63822">
                <text:p>6.63822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0.26912">
                <text:p>0.26912</text:p>
              </table:table-cell>
              <table:table-cell office:value-type="float" office:value="114.094">
                <text:p>114.094</text:p>
              </table:table-cell>
              <table:table-cell office:value-type="float" office:value="6.63698">
                <text:p>6.63698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0.267948">
                <text:p>0.267948</text:p>
              </table:table-cell>
              <table:table-cell office:value-type="float" office:value="114.096">
                <text:p>114.096</text:p>
              </table:table-cell>
              <table:table-cell office:value-type="float" office:value="6.63567">
                <text:p>6.6356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66781">
                <text:p>0.266781</text:p>
              </table:table-cell>
              <table:table-cell office:value-type="float" office:value="114.099">
                <text:p>114.099</text:p>
              </table:table-cell>
              <table:table-cell office:value-type="float" office:value="6.63431">
                <text:p>6.63431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0.265619">
                <text:p>0.265619</text:p>
              </table:table-cell>
              <table:table-cell office:value-type="float" office:value="114.101">
                <text:p>114.101</text:p>
              </table:table-cell>
              <table:table-cell office:value-type="float" office:value="6.63289">
                <text:p>6.63289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0.264462">
                <text:p>0.264462</text:p>
              </table:table-cell>
              <table:table-cell office:value-type="float" office:value="114.104">
                <text:p>114.104</text:p>
              </table:table-cell>
              <table:table-cell office:value-type="float" office:value="6.63142">
                <text:p>6.63142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0.263311">
                <text:p>0.263311</text:p>
              </table:table-cell>
              <table:table-cell office:value-type="float" office:value="114.107">
                <text:p>114.107</text:p>
              </table:table-cell>
              <table:table-cell office:value-type="float" office:value="6.62989">
                <text:p>6.62989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0.262165">
                <text:p>0.262165</text:p>
              </table:table-cell>
              <table:table-cell office:value-type="float" office:value="114.11">
                <text:p>114.11</text:p>
              </table:table-cell>
              <table:table-cell office:value-type="float" office:value="6.62832">
                <text:p>6.62832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0.261024">
                <text:p>0.261024</text:p>
              </table:table-cell>
              <table:table-cell office:value-type="float" office:value="114.112">
                <text:p>114.112</text:p>
              </table:table-cell>
              <table:table-cell office:value-type="float" office:value="6.62668">
                <text:p>6.62668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0.259889">
                <text:p>0.259889</text:p>
              </table:table-cell>
              <table:table-cell office:value-type="float" office:value="114.115">
                <text:p>114.115</text:p>
              </table:table-cell>
              <table:table-cell office:value-type="float" office:value="6.62499">
                <text:p>6.62499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0.258758">
                <text:p>0.258758</text:p>
              </table:table-cell>
              <table:table-cell office:value-type="float" office:value="114.118">
                <text:p>114.118</text:p>
              </table:table-cell>
              <table:table-cell office:value-type="float" office:value="6.62326">
                <text:p>6.62326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0.257633">
                <text:p>0.257633</text:p>
              </table:table-cell>
              <table:table-cell office:value-type="float" office:value="114.121">
                <text:p>114.121</text:p>
              </table:table-cell>
              <table:table-cell office:value-type="float" office:value="6.62146">
                <text:p>6.62146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0.256514">
                <text:p>0.256514</text:p>
              </table:table-cell>
              <table:table-cell office:value-type="float" office:value="114.124">
                <text:p>114.124</text:p>
              </table:table-cell>
              <table:table-cell office:value-type="float" office:value="6.61962">
                <text:p>6.6196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55399">
                <text:p>0.255399</text:p>
              </table:table-cell>
              <table:table-cell office:value-type="float" office:value="114.127">
                <text:p>114.127</text:p>
              </table:table-cell>
              <table:table-cell office:value-type="float" office:value="6.61772">
                <text:p>6.61772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0.25429">
                <text:p>0.25429</text:p>
              </table:table-cell>
              <table:table-cell office:value-type="float" office:value="114.13">
                <text:p>114.13</text:p>
              </table:table-cell>
              <table:table-cell office:value-type="float" office:value="6.61577">
                <text:p>6.61577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0.253185">
                <text:p>0.253185</text:p>
              </table:table-cell>
              <table:table-cell office:value-type="float" office:value="114.133">
                <text:p>114.133</text:p>
              </table:table-cell>
              <table:table-cell office:value-type="float" office:value="6.61378">
                <text:p>6.61378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0.252086">
                <text:p>0.252086</text:p>
              </table:table-cell>
              <table:table-cell office:value-type="float" office:value="114.136">
                <text:p>114.136</text:p>
              </table:table-cell>
              <table:table-cell office:value-type="float" office:value="6.61173">
                <text:p>6.61173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0.250992">
                <text:p>0.250992</text:p>
              </table:table-cell>
              <table:table-cell office:value-type="float" office:value="114.139">
                <text:p>114.139</text:p>
              </table:table-cell>
              <table:table-cell office:value-type="float" office:value="6.60963">
                <text:p>6.60963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0.249903">
                <text:p>0.249903</text:p>
              </table:table-cell>
              <table:table-cell office:value-type="float" office:value="114.143">
                <text:p>114.143</text:p>
              </table:table-cell>
              <table:table-cell office:value-type="float" office:value="6.60748">
                <text:p>6.60748</text:p>
              </table:table-cell>
            </table:table-row>
            <table:table-row>
              <table:table-cell office:value-type="float" office:value="36.6">
                <text:p>36.6</text:p>
              </table:table-cell>
              <table:table-cell office:value-type="float" office:value="0.248819">
                <text:p>0.248819</text:p>
              </table:table-cell>
              <table:table-cell office:value-type="float" office:value="114.146">
                <text:p>114.146</text:p>
              </table:table-cell>
              <table:table-cell office:value-type="float" office:value="6.60528">
                <text:p>6.60528</text:p>
              </table:table-cell>
            </table:table-row>
            <table:table-row>
              <table:table-cell office:value-type="float" office:value="36.7">
                <text:p>36.7</text:p>
              </table:table-cell>
              <table:table-cell office:value-type="float" office:value="0.24774">
                <text:p>0.24774</text:p>
              </table:table-cell>
              <table:table-cell office:value-type="float" office:value="114.149">
                <text:p>114.149</text:p>
              </table:table-cell>
              <table:table-cell office:value-type="float" office:value="6.60303">
                <text:p>6.60303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0.246666">
                <text:p>0.246666</text:p>
              </table:table-cell>
              <table:table-cell office:value-type="float" office:value="114.153">
                <text:p>114.153</text:p>
              </table:table-cell>
              <table:table-cell office:value-type="float" office:value="6.60073">
                <text:p>6.60073</text:p>
              </table:table-cell>
            </table:table-row>
            <table:table-row>
              <table:table-cell office:value-type="float" office:value="36.9">
                <text:p>36.9</text:p>
              </table:table-cell>
              <table:table-cell office:value-type="float" office:value="0.245597">
                <text:p>0.245597</text:p>
              </table:table-cell>
              <table:table-cell office:value-type="float" office:value="114.156">
                <text:p>114.156</text:p>
              </table:table-cell>
              <table:table-cell office:value-type="float" office:value="6.59839">
                <text:p>6.5983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44533">
                <text:p>0.244533</text:p>
              </table:table-cell>
              <table:table-cell office:value-type="float" office:value="114.159">
                <text:p>114.159</text:p>
              </table:table-cell>
              <table:table-cell office:value-type="float" office:value="6.59599">
                <text:p>6.59599</text:p>
              </table:table-cell>
            </table:table-row>
            <table:table-row>
              <table:table-cell office:value-type="float" office:value="37.1">
                <text:p>37.1</text:p>
              </table:table-cell>
              <table:table-cell office:value-type="float" office:value="0.243474">
                <text:p>0.243474</text:p>
              </table:table-cell>
              <table:table-cell office:value-type="float" office:value="114.163">
                <text:p>114.163</text:p>
              </table:table-cell>
              <table:table-cell office:value-type="float" office:value="6.59355">
                <text:p>6.59355</text:p>
              </table:table-cell>
            </table:table-row>
            <table:table-row>
              <table:table-cell office:value-type="float" office:value="37.2">
                <text:p>37.2</text:p>
              </table:table-cell>
              <table:table-cell office:value-type="float" office:value="0.242419">
                <text:p>0.242419</text:p>
              </table:table-cell>
              <table:table-cell office:value-type="float" office:value="114.167">
                <text:p>114.167</text:p>
              </table:table-cell>
              <table:table-cell office:value-type="float" office:value="6.59106">
                <text:p>6.59106</text:p>
              </table:table-cell>
            </table:table-row>
            <table:table-row>
              <table:table-cell office:value-type="float" office:value="37.3">
                <text:p>37.3</text:p>
              </table:table-cell>
              <table:table-cell office:value-type="float" office:value="0.24137">
                <text:p>0.24137</text:p>
              </table:table-cell>
              <table:table-cell office:value-type="float" office:value="114.17">
                <text:p>114.17</text:p>
              </table:table-cell>
              <table:table-cell office:value-type="float" office:value="6.58852">
                <text:p>6.58852</text:p>
              </table:table-cell>
            </table:table-row>
            <table:table-row>
              <table:table-cell office:value-type="float" office:value="37.4">
                <text:p>37.4</text:p>
              </table:table-cell>
              <table:table-cell office:value-type="float" office:value="0.240326">
                <text:p>0.240326</text:p>
              </table:table-cell>
              <table:table-cell office:value-type="float" office:value="114.174">
                <text:p>114.174</text:p>
              </table:table-cell>
              <table:table-cell office:value-type="float" office:value="6.58594">
                <text:p>6.58594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0.239286">
                <text:p>0.239286</text:p>
              </table:table-cell>
              <table:table-cell office:value-type="float" office:value="114.177">
                <text:p>114.177</text:p>
              </table:table-cell>
              <table:table-cell office:value-type="float" office:value="6.58331">
                <text:p>6.58331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0.238252">
                <text:p>0.238252</text:p>
              </table:table-cell>
              <table:table-cell office:value-type="float" office:value="114.181">
                <text:p>114.181</text:p>
              </table:table-cell>
              <table:table-cell office:value-type="float" office:value="6.58064">
                <text:p>6.58064</text:p>
              </table:table-cell>
            </table:table-row>
            <table:table-row>
              <table:table-cell office:value-type="float" office:value="37.7">
                <text:p>37.7</text:p>
              </table:table-cell>
              <table:table-cell office:value-type="float" office:value="0.237222">
                <text:p>0.237222</text:p>
              </table:table-cell>
              <table:table-cell office:value-type="float" office:value="114.185">
                <text:p>114.185</text:p>
              </table:table-cell>
              <table:table-cell office:value-type="float" office:value="6.57792">
                <text:p>6.57792</text:p>
              </table:table-cell>
            </table:table-row>
            <table:table-row>
              <table:table-cell office:value-type="float" office:value="37.8">
                <text:p>37.8</text:p>
              </table:table-cell>
              <table:table-cell office:value-type="float" office:value="0.236197">
                <text:p>0.236197</text:p>
              </table:table-cell>
              <table:table-cell office:value-type="float" office:value="114.189">
                <text:p>114.189</text:p>
              </table:table-cell>
              <table:table-cell office:value-type="float" office:value="6.57515">
                <text:p>6.57515</text:p>
              </table:table-cell>
            </table:table-row>
            <table:table-row>
              <table:table-cell office:value-type="float" office:value="37.9">
                <text:p>37.9</text:p>
              </table:table-cell>
              <table:table-cell office:value-type="float" office:value="0.235177">
                <text:p>0.235177</text:p>
              </table:table-cell>
              <table:table-cell office:value-type="float" office:value="114.192">
                <text:p>114.192</text:p>
              </table:table-cell>
              <table:table-cell office:value-type="float" office:value="6.57234">
                <text:p>6.5723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234161">
                <text:p>0.234161</text:p>
              </table:table-cell>
              <table:table-cell office:value-type="float" office:value="114.196">
                <text:p>114.196</text:p>
              </table:table-cell>
              <table:table-cell office:value-type="float" office:value="6.56948">
                <text:p>6.56948</text:p>
              </table:table-cell>
            </table:table-row>
            <table:table-row>
              <table:table-cell office:value-type="float" office:value="38.1">
                <text:p>38.1</text:p>
              </table:table-cell>
              <table:table-cell office:value-type="float" office:value="0.23315">
                <text:p>0.23315</text:p>
              </table:table-cell>
              <table:table-cell office:value-type="float" office:value="114.2">
                <text:p>114.2</text:p>
              </table:table-cell>
              <table:table-cell office:value-type="float" office:value="6.56658">
                <text:p>6.56658</text:p>
              </table:table-cell>
            </table:table-row>
            <table:table-row>
              <table:table-cell office:value-type="float" office:value="38.2">
                <text:p>38.2</text:p>
              </table:table-cell>
              <table:table-cell office:value-type="float" office:value="0.232144">
                <text:p>0.232144</text:p>
              </table:table-cell>
              <table:table-cell office:value-type="float" office:value="114.204">
                <text:p>114.204</text:p>
              </table:table-cell>
              <table:table-cell office:value-type="float" office:value="6.56364">
                <text:p>6.56364</text:p>
              </table:table-cell>
            </table:table-row>
            <table:table-row>
              <table:table-cell office:value-type="float" office:value="38.3">
                <text:p>38.3</text:p>
              </table:table-cell>
              <table:table-cell office:value-type="float" office:value="0.231143">
                <text:p>0.231143</text:p>
              </table:table-cell>
              <table:table-cell office:value-type="float" office:value="114.208">
                <text:p>114.208</text:p>
              </table:table-cell>
              <table:table-cell office:value-type="float" office:value="6.56065">
                <text:p>6.56065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0.230147">
                <text:p>0.230147</text:p>
              </table:table-cell>
              <table:table-cell office:value-type="float" office:value="114.212">
                <text:p>114.212</text:p>
              </table:table-cell>
              <table:table-cell office:value-type="float" office:value="6.55762">
                <text:p>6.55762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0.229155">
                <text:p>0.229155</text:p>
              </table:table-cell>
              <table:table-cell office:value-type="float" office:value="114.216">
                <text:p>114.216</text:p>
              </table:table-cell>
              <table:table-cell office:value-type="float" office:value="6.55454">
                <text:p>6.55454</text:p>
              </table:table-cell>
            </table:table-row>
            <table:table-row>
              <table:table-cell office:value-type="float" office:value="38.6">
                <text:p>38.6</text:p>
              </table:table-cell>
              <table:table-cell office:value-type="float" office:value="0.228167">
                <text:p>0.228167</text:p>
              </table:table-cell>
              <table:table-cell office:value-type="float" office:value="114.22">
                <text:p>114.22</text:p>
              </table:table-cell>
              <table:table-cell office:value-type="float" office:value="6.55142">
                <text:p>6.55142</text:p>
              </table:table-cell>
            </table:table-row>
            <table:table-row>
              <table:table-cell office:value-type="float" office:value="38.7">
                <text:p>38.7</text:p>
              </table:table-cell>
              <table:table-cell office:value-type="float" office:value="0.227185">
                <text:p>0.227185</text:p>
              </table:table-cell>
              <table:table-cell office:value-type="float" office:value="114.225">
                <text:p>114.225</text:p>
              </table:table-cell>
              <table:table-cell office:value-type="float" office:value="6.54826">
                <text:p>6.54826</text:p>
              </table:table-cell>
            </table:table-row>
            <table:table-row>
              <table:table-cell office:value-type="float" office:value="38.8">
                <text:p>38.8</text:p>
              </table:table-cell>
              <table:table-cell office:value-type="float" office:value="0.226207">
                <text:p>0.226207</text:p>
              </table:table-cell>
              <table:table-cell office:value-type="float" office:value="114.229">
                <text:p>114.229</text:p>
              </table:table-cell>
              <table:table-cell office:value-type="float" office:value="6.54506">
                <text:p>6.54506</text:p>
              </table:table-cell>
            </table:table-row>
            <table:table-row>
              <table:table-cell office:value-type="float" office:value="38.9">
                <text:p>38.9</text:p>
              </table:table-cell>
              <table:table-cell office:value-type="float" office:value="0.225233">
                <text:p>0.225233</text:p>
              </table:table-cell>
              <table:table-cell office:value-type="float" office:value="114.233">
                <text:p>114.233</text:p>
              </table:table-cell>
              <table:table-cell office:value-type="float" office:value="6.54182">
                <text:p>6.5418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224264">
                <text:p>0.224264</text:p>
              </table:table-cell>
              <table:table-cell office:value-type="float" office:value="114.237">
                <text:p>114.237</text:p>
              </table:table-cell>
              <table:table-cell office:value-type="float" office:value="6.53853">
                <text:p>6.53853</text:p>
              </table:table-cell>
            </table:table-row>
            <table:table-row>
              <table:table-cell office:value-type="float" office:value="39.1">
                <text:p>39.1</text:p>
              </table:table-cell>
              <table:table-cell office:value-type="float" office:value="0.2233">
                <text:p>0.2233</text:p>
              </table:table-cell>
              <table:table-cell office:value-type="float" office:value="114.241">
                <text:p>114.241</text:p>
              </table:table-cell>
              <table:table-cell office:value-type="float" office:value="6.53521">
                <text:p>6.53521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0.22234">
                <text:p>0.22234</text:p>
              </table:table-cell>
              <table:table-cell office:value-type="float" office:value="114.246">
                <text:p>114.246</text:p>
              </table:table-cell>
              <table:table-cell office:value-type="float" office:value="6.53184">
                <text:p>6.53184</text:p>
              </table:table-cell>
            </table:table-row>
            <table:table-row>
              <table:table-cell office:value-type="float" office:value="39.3">
                <text:p>39.3</text:p>
              </table:table-cell>
              <table:table-cell office:value-type="float" office:value="0.221385">
                <text:p>0.221385</text:p>
              </table:table-cell>
              <table:table-cell office:value-type="float" office:value="114.25">
                <text:p>114.25</text:p>
              </table:table-cell>
              <table:table-cell office:value-type="float" office:value="6.52843">
                <text:p>6.52843</text:p>
              </table:table-cell>
            </table:table-row>
            <table:table-row>
              <table:table-cell office:value-type="float" office:value="39.4">
                <text:p>39.4</text:p>
              </table:table-cell>
              <table:table-cell office:value-type="float" office:value="0.220434">
                <text:p>0.220434</text:p>
              </table:table-cell>
              <table:table-cell office:value-type="float" office:value="114.255">
                <text:p>114.255</text:p>
              </table:table-cell>
              <table:table-cell office:value-type="float" office:value="6.52499">
                <text:p>6.52499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0.219488">
                <text:p>0.219488</text:p>
              </table:table-cell>
              <table:table-cell office:value-type="float" office:value="114.259">
                <text:p>114.259</text:p>
              </table:table-cell>
              <table:table-cell office:value-type="float" office:value="6.5215">
                <text:p>6.5215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0.218546">
                <text:p>0.218546</text:p>
              </table:table-cell>
              <table:table-cell office:value-type="float" office:value="114.263">
                <text:p>114.263</text:p>
              </table:table-cell>
              <table:table-cell office:value-type="float" office:value="6.51797">
                <text:p>6.51797</text:p>
              </table:table-cell>
            </table:table-row>
            <table:table-row>
              <table:table-cell office:value-type="float" office:value="39.7">
                <text:p>39.7</text:p>
              </table:table-cell>
              <table:table-cell office:value-type="float" office:value="0.217609">
                <text:p>0.217609</text:p>
              </table:table-cell>
              <table:table-cell office:value-type="float" office:value="114.268">
                <text:p>114.268</text:p>
              </table:table-cell>
              <table:table-cell office:value-type="float" office:value="6.51441">
                <text:p>6.51441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0.216676">
                <text:p>0.216676</text:p>
              </table:table-cell>
              <table:table-cell office:value-type="float" office:value="114.273">
                <text:p>114.273</text:p>
              </table:table-cell>
              <table:table-cell office:value-type="float" office:value="6.5108">
                <text:p>6.5108</text:p>
              </table:table-cell>
            </table:table-row>
            <table:table-row>
              <table:table-cell office:value-type="float" office:value="39.9">
                <text:p>39.9</text:p>
              </table:table-cell>
              <table:table-cell office:value-type="float" office:value="0.215747">
                <text:p>0.215747</text:p>
              </table:table-cell>
              <table:table-cell office:value-type="float" office:value="114.277">
                <text:p>114.277</text:p>
              </table:table-cell>
              <table:table-cell office:value-type="float" office:value="6.50716">
                <text:p>6.507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14823">
                <text:p>0.214823</text:p>
              </table:table-cell>
              <table:table-cell office:value-type="float" office:value="114.282">
                <text:p>114.282</text:p>
              </table:table-cell>
              <table:table-cell office:value-type="float" office:value="6.50348">
                <text:p>6.50348</text:p>
              </table:table-cell>
            </table:table-row>
            <table:table-row>
              <table:table-cell office:value-type="float" office:value="40.1">
                <text:p>40.1</text:p>
              </table:table-cell>
              <table:table-cell office:value-type="float" office:value="0.213903">
                <text:p>0.213903</text:p>
              </table:table-cell>
              <table:table-cell office:value-type="float" office:value="114.286">
                <text:p>114.286</text:p>
              </table:table-cell>
              <table:table-cell office:value-type="float" office:value="6.49976">
                <text:p>6.49976</text:p>
              </table:table-cell>
            </table:table-row>
            <table:table-row>
              <table:table-cell office:value-type="float" office:value="40.2">
                <text:p>40.2</text:p>
              </table:table-cell>
              <table:table-cell office:value-type="float" office:value="0.212987">
                <text:p>0.212987</text:p>
              </table:table-cell>
              <table:table-cell office:value-type="float" office:value="114.291">
                <text:p>114.291</text:p>
              </table:table-cell>
              <table:table-cell office:value-type="float" office:value="6.496">
                <text:p>6.496</text:p>
              </table:table-cell>
            </table:table-row>
            <table:table-row>
              <table:table-cell office:value-type="float" office:value="40.3">
                <text:p>40.3</text:p>
              </table:table-cell>
              <table:table-cell office:value-type="float" office:value="0.212076">
                <text:p>0.212076</text:p>
              </table:table-cell>
              <table:table-cell office:value-type="float" office:value="114.296">
                <text:p>114.296</text:p>
              </table:table-cell>
              <table:table-cell office:value-type="float" office:value="6.49221">
                <text:p>6.49221</text:p>
              </table:table-cell>
            </table:table-row>
            <table:table-row>
              <table:table-cell office:value-type="float" office:value="40.4">
                <text:p>40.4</text:p>
              </table:table-cell>
              <table:table-cell office:value-type="float" office:value="0.211169">
                <text:p>0.211169</text:p>
              </table:table-cell>
              <table:table-cell office:value-type="float" office:value="114.3">
                <text:p>114.3</text:p>
              </table:table-cell>
              <table:table-cell office:value-type="float" office:value="6.48838">
                <text:p>6.48838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0.210266">
                <text:p>0.210266</text:p>
              </table:table-cell>
              <table:table-cell office:value-type="float" office:value="114.305">
                <text:p>114.305</text:p>
              </table:table-cell>
              <table:table-cell office:value-type="float" office:value="6.48451">
                <text:p>6.48451</text:p>
              </table:table-cell>
            </table:table-row>
            <table:table-row>
              <table:table-cell office:value-type="float" office:value="40.6">
                <text:p>40.6</text:p>
              </table:table-cell>
              <table:table-cell office:value-type="float" office:value="0.209368">
                <text:p>0.209368</text:p>
              </table:table-cell>
              <table:table-cell office:value-type="float" office:value="114.31">
                <text:p>114.31</text:p>
              </table:table-cell>
              <table:table-cell office:value-type="float" office:value="6.48061">
                <text:p>6.48061</text:p>
              </table:table-cell>
            </table:table-row>
            <table:table-row>
              <table:table-cell office:value-type="float" office:value="40.7">
                <text:p>40.7</text:p>
              </table:table-cell>
              <table:table-cell office:value-type="float" office:value="0.208474">
                <text:p>0.208474</text:p>
              </table:table-cell>
              <table:table-cell office:value-type="float" office:value="114.315">
                <text:p>114.315</text:p>
              </table:table-cell>
              <table:table-cell office:value-type="float" office:value="6.47667">
                <text:p>6.47667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0.207584">
                <text:p>0.207584</text:p>
              </table:table-cell>
              <table:table-cell office:value-type="float" office:value="114.32">
                <text:p>114.32</text:p>
              </table:table-cell>
              <table:table-cell office:value-type="float" office:value="6.47269">
                <text:p>6.47269</text:p>
              </table:table-cell>
            </table:table-row>
            <table:table-row>
              <table:table-cell office:value-type="float" office:value="40.9">
                <text:p>40.9</text:p>
              </table:table-cell>
              <table:table-cell office:value-type="float" office:value="0.206698">
                <text:p>0.206698</text:p>
              </table:table-cell>
              <table:table-cell office:value-type="float" office:value="114.325">
                <text:p>114.325</text:p>
              </table:table-cell>
              <table:table-cell office:value-type="float" office:value="6.46868">
                <text:p>6.4686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205816">
                <text:p>0.205816</text:p>
              </table:table-cell>
              <table:table-cell office:value-type="float" office:value="114.33">
                <text:p>114.33</text:p>
              </table:table-cell>
              <table:table-cell office:value-type="float" office:value="6.46463">
                <text:p>6.46463</text:p>
              </table:table-cell>
            </table:table-row>
            <table:table-row>
              <table:table-cell office:value-type="float" office:value="41.1">
                <text:p>41.1</text:p>
              </table:table-cell>
              <table:table-cell office:value-type="float" office:value="0.204939">
                <text:p>0.204939</text:p>
              </table:table-cell>
              <table:table-cell office:value-type="float" office:value="114.335">
                <text:p>114.335</text:p>
              </table:table-cell>
              <table:table-cell office:value-type="float" office:value="6.46055">
                <text:p>6.46055</text:p>
              </table:table-cell>
            </table:table-row>
            <table:table-row>
              <table:table-cell office:value-type="float" office:value="41.2">
                <text:p>41.2</text:p>
              </table:table-cell>
              <table:table-cell office:value-type="float" office:value="0.204066">
                <text:p>0.204066</text:p>
              </table:table-cell>
              <table:table-cell office:value-type="float" office:value="114.34">
                <text:p>114.34</text:p>
              </table:table-cell>
              <table:table-cell office:value-type="float" office:value="6.45643">
                <text:p>6.45643</text:p>
              </table:table-cell>
            </table:table-row>
            <table:table-row>
              <table:table-cell office:value-type="float" office:value="41.3">
                <text:p>41.3</text:p>
              </table:table-cell>
              <table:table-cell office:value-type="float" office:value="0.203197">
                <text:p>0.203197</text:p>
              </table:table-cell>
              <table:table-cell office:value-type="float" office:value="114.345">
                <text:p>114.345</text:p>
              </table:table-cell>
              <table:table-cell office:value-type="float" office:value="6.45228">
                <text:p>6.45228</text:p>
              </table:table-cell>
            </table:table-row>
            <table:table-row>
              <table:table-cell office:value-type="float" office:value="41.4">
                <text:p>41.4</text:p>
              </table:table-cell>
              <table:table-cell office:value-type="float" office:value="0.202332">
                <text:p>0.202332</text:p>
              </table:table-cell>
              <table:table-cell office:value-type="float" office:value="114.35">
                <text:p>114.35</text:p>
              </table:table-cell>
              <table:table-cell office:value-type="float" office:value="6.44809">
                <text:p>6.44809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0.201471">
                <text:p>0.201471</text:p>
              </table:table-cell>
              <table:table-cell office:value-type="float" office:value="114.355">
                <text:p>114.355</text:p>
              </table:table-cell>
              <table:table-cell office:value-type="float" office:value="6.44387">
                <text:p>6.44387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0.200614">
                <text:p>0.200614</text:p>
              </table:table-cell>
              <table:table-cell office:value-type="float" office:value="114.36">
                <text:p>114.36</text:p>
              </table:table-cell>
              <table:table-cell office:value-type="float" office:value="6.43962">
                <text:p>6.43962</text:p>
              </table:table-cell>
            </table:table-row>
            <table:table-row>
              <table:table-cell office:value-type="float" office:value="41.7">
                <text:p>41.7</text:p>
              </table:table-cell>
              <table:table-cell office:value-type="float" office:value="0.199761">
                <text:p>0.199761</text:p>
              </table:table-cell>
              <table:table-cell office:value-type="float" office:value="114.365">
                <text:p>114.365</text:p>
              </table:table-cell>
              <table:table-cell office:value-type="float" office:value="6.43533">
                <text:p>6.43533</text:p>
              </table:table-cell>
            </table:table-row>
            <table:table-row>
              <table:table-cell office:value-type="float" office:value="41.8">
                <text:p>41.8</text:p>
              </table:table-cell>
              <table:table-cell office:value-type="float" office:value="0.198912">
                <text:p>0.198912</text:p>
              </table:table-cell>
              <table:table-cell office:value-type="float" office:value="114.37">
                <text:p>114.37</text:p>
              </table:table-cell>
              <table:table-cell office:value-type="float" office:value="6.43101">
                <text:p>6.43101</text:p>
              </table:table-cell>
            </table:table-row>
            <table:table-row>
              <table:table-cell office:value-type="float" office:value="41.9">
                <text:p>41.9</text:p>
              </table:table-cell>
              <table:table-cell office:value-type="float" office:value="0.198068">
                <text:p>0.198068</text:p>
              </table:table-cell>
              <table:table-cell office:value-type="float" office:value="114.375">
                <text:p>114.375</text:p>
              </table:table-cell>
              <table:table-cell office:value-type="float" office:value="6.42666">
                <text:p>6.4266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197227">
                <text:p>0.197227</text:p>
              </table:table-cell>
              <table:table-cell office:value-type="float" office:value="114.38">
                <text:p>114.38</text:p>
              </table:table-cell>
              <table:table-cell office:value-type="float" office:value="6.42228">
                <text:p>6.42228</text:p>
              </table:table-cell>
            </table:table-row>
            <table:table-row>
              <table:table-cell office:value-type="float" office:value="42.1">
                <text:p>42.1</text:p>
              </table:table-cell>
              <table:table-cell office:value-type="float" office:value="0.19639">
                <text:p>0.19639</text:p>
              </table:table-cell>
              <table:table-cell office:value-type="float" office:value="114.386">
                <text:p>114.386</text:p>
              </table:table-cell>
              <table:table-cell office:value-type="float" office:value="6.41786">
                <text:p>6.41786</text:p>
              </table:table-cell>
            </table:table-row>
            <table:table-row>
              <table:table-cell office:value-type="float" office:value="42.2">
                <text:p>42.2</text:p>
              </table:table-cell>
              <table:table-cell office:value-type="float" office:value="0.195557">
                <text:p>0.195557</text:p>
              </table:table-cell>
              <table:table-cell office:value-type="float" office:value="114.391">
                <text:p>114.391</text:p>
              </table:table-cell>
              <table:table-cell office:value-type="float" office:value="6.41341">
                <text:p>6.41341</text:p>
              </table:table-cell>
            </table:table-row>
            <table:table-row>
              <table:table-cell office:value-type="float" office:value="42.3">
                <text:p>42.3</text:p>
              </table:table-cell>
              <table:table-cell office:value-type="float" office:value="0.194728">
                <text:p>0.194728</text:p>
              </table:table-cell>
              <table:table-cell office:value-type="float" office:value="114.396">
                <text:p>114.396</text:p>
              </table:table-cell>
              <table:table-cell office:value-type="float" office:value="6.40893">
                <text:p>6.40893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0.193903">
                <text:p>0.193903</text:p>
              </table:table-cell>
              <table:table-cell office:value-type="float" office:value="114.402">
                <text:p>114.402</text:p>
              </table:table-cell>
              <table:table-cell office:value-type="float" office:value="6.40442">
                <text:p>6.40442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0.193082">
                <text:p>0.193082</text:p>
              </table:table-cell>
              <table:table-cell office:value-type="float" office:value="114.407">
                <text:p>114.407</text:p>
              </table:table-cell>
              <table:table-cell office:value-type="float" office:value="6.39987">
                <text:p>6.39987</text:p>
              </table:table-cell>
            </table:table-row>
            <table:table-row>
              <table:table-cell office:value-type="float" office:value="42.6">
                <text:p>42.6</text:p>
              </table:table-cell>
              <table:table-cell office:value-type="float" office:value="0.192265">
                <text:p>0.192265</text:p>
              </table:table-cell>
              <table:table-cell office:value-type="float" office:value="114.412">
                <text:p>114.412</text:p>
              </table:table-cell>
              <table:table-cell office:value-type="float" office:value="6.3953">
                <text:p>6.3953</text:p>
              </table:table-cell>
            </table:table-row>
            <table:table-row>
              <table:table-cell office:value-type="float" office:value="42.7">
                <text:p>42.7</text:p>
              </table:table-cell>
              <table:table-cell office:value-type="float" office:value="0.191452">
                <text:p>0.191452</text:p>
              </table:table-cell>
              <table:table-cell office:value-type="float" office:value="114.418">
                <text:p>114.418</text:p>
              </table:table-cell>
              <table:table-cell office:value-type="float" office:value="6.39069">
                <text:p>6.39069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0.190643">
                <text:p>0.190643</text:p>
              </table:table-cell>
              <table:table-cell office:value-type="float" office:value="114.423">
                <text:p>114.423</text:p>
              </table:table-cell>
              <table:table-cell office:value-type="float" office:value="6.38606">
                <text:p>6.38606</text:p>
              </table:table-cell>
            </table:table-row>
            <table:table-row>
              <table:table-cell office:value-type="float" office:value="42.9">
                <text:p>42.9</text:p>
              </table:table-cell>
              <table:table-cell office:value-type="float" office:value="0.189837">
                <text:p>0.189837</text:p>
              </table:table-cell>
              <table:table-cell office:value-type="float" office:value="114.429">
                <text:p>114.429</text:p>
              </table:table-cell>
              <table:table-cell office:value-type="float" office:value="6.38139">
                <text:p>6.3813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89035">
                <text:p>0.189035</text:p>
              </table:table-cell>
              <table:table-cell office:value-type="float" office:value="114.434">
                <text:p>114.434</text:p>
              </table:table-cell>
              <table:table-cell office:value-type="float" office:value="6.3767">
                <text:p>6.3767</text:p>
              </table:table-cell>
            </table:table-row>
            <table:table-row>
              <table:table-cell office:value-type="float" office:value="43.1">
                <text:p>43.1</text:p>
              </table:table-cell>
              <table:table-cell office:value-type="float" office:value="0.188237">
                <text:p>0.188237</text:p>
              </table:table-cell>
              <table:table-cell office:value-type="float" office:value="114.44">
                <text:p>114.44</text:p>
              </table:table-cell>
              <table:table-cell office:value-type="float" office:value="6.37197">
                <text:p>6.37197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0.187443">
                <text:p>0.187443</text:p>
              </table:table-cell>
              <table:table-cell office:value-type="float" office:value="114.445">
                <text:p>114.445</text:p>
              </table:table-cell>
              <table:table-cell office:value-type="float" office:value="6.36722">
                <text:p>6.36722</text:p>
              </table:table-cell>
            </table:table-row>
            <table:table-row>
              <table:table-cell office:value-type="float" office:value="43.3">
                <text:p>43.3</text:p>
              </table:table-cell>
              <table:table-cell office:value-type="float" office:value="0.186653">
                <text:p>0.186653</text:p>
              </table:table-cell>
              <table:table-cell office:value-type="float" office:value="114.451">
                <text:p>114.451</text:p>
              </table:table-cell>
              <table:table-cell office:value-type="float" office:value="6.36244">
                <text:p>6.36244</text:p>
              </table:table-cell>
            </table:table-row>
            <table:table-row>
              <table:table-cell office:value-type="float" office:value="43.4">
                <text:p>43.4</text:p>
              </table:table-cell>
              <table:table-cell office:value-type="float" office:value="0.185866">
                <text:p>0.185866</text:p>
              </table:table-cell>
              <table:table-cell office:value-type="float" office:value="114.457">
                <text:p>114.457</text:p>
              </table:table-cell>
              <table:table-cell office:value-type="float" office:value="6.35762">
                <text:p>6.35762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0.185083">
                <text:p>0.185083</text:p>
              </table:table-cell>
              <table:table-cell office:value-type="float" office:value="114.462">
                <text:p>114.462</text:p>
              </table:table-cell>
              <table:table-cell office:value-type="float" office:value="6.35278">
                <text:p>6.35278</text:p>
              </table:table-cell>
            </table:table-row>
            <table:table-row>
              <table:table-cell office:value-type="float" office:value="43.6">
                <text:p>43.6</text:p>
              </table:table-cell>
              <table:table-cell office:value-type="float" office:value="0.184304">
                <text:p>0.184304</text:p>
              </table:table-cell>
              <table:table-cell office:value-type="float" office:value="114.468">
                <text:p>114.468</text:p>
              </table:table-cell>
              <table:table-cell office:value-type="float" office:value="6.34791">
                <text:p>6.34791</text:p>
              </table:table-cell>
            </table:table-row>
            <table:table-row>
              <table:table-cell office:value-type="float" office:value="43.7">
                <text:p>43.7</text:p>
              </table:table-cell>
              <table:table-cell office:value-type="float" office:value="0.183528">
                <text:p>0.183528</text:p>
              </table:table-cell>
              <table:table-cell office:value-type="float" office:value="114.473">
                <text:p>114.473</text:p>
              </table:table-cell>
              <table:table-cell office:value-type="float" office:value="6.34302">
                <text:p>6.34302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0.182757">
                <text:p>0.182757</text:p>
              </table:table-cell>
              <table:table-cell office:value-type="float" office:value="114.479">
                <text:p>114.479</text:p>
              </table:table-cell>
              <table:table-cell office:value-type="float" office:value="6.33809">
                <text:p>6.33809</text:p>
              </table:table-cell>
            </table:table-row>
            <table:table-row>
              <table:table-cell office:value-type="float" office:value="43.9">
                <text:p>43.9</text:p>
              </table:table-cell>
              <table:table-cell office:value-type="float" office:value="0.181988">
                <text:p>0.181988</text:p>
              </table:table-cell>
              <table:table-cell office:value-type="float" office:value="114.485">
                <text:p>114.485</text:p>
              </table:table-cell>
              <table:table-cell office:value-type="float" office:value="6.33314">
                <text:p>6.3331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181224">
                <text:p>0.181224</text:p>
              </table:table-cell>
              <table:table-cell office:value-type="float" office:value="114.491">
                <text:p>114.491</text:p>
              </table:table-cell>
              <table:table-cell office:value-type="float" office:value="6.32816">
                <text:p>6.32816</text:p>
              </table:table-cell>
            </table:table-row>
            <table:table-row>
              <table:table-cell office:value-type="float" office:value="44.1">
                <text:p>44.1</text:p>
              </table:table-cell>
              <table:table-cell office:value-type="float" office:value="0.180463">
                <text:p>0.180463</text:p>
              </table:table-cell>
              <table:table-cell office:value-type="float" office:value="114.496">
                <text:p>114.496</text:p>
              </table:table-cell>
              <table:table-cell office:value-type="float" office:value="6.32315">
                <text:p>6.32315</text:p>
              </table:table-cell>
            </table:table-row>
            <table:table-row>
              <table:table-cell office:value-type="float" office:value="44.2">
                <text:p>44.2</text:p>
              </table:table-cell>
              <table:table-cell office:value-type="float" office:value="0.179706">
                <text:p>0.179706</text:p>
              </table:table-cell>
              <table:table-cell office:value-type="float" office:value="114.502">
                <text:p>114.502</text:p>
              </table:table-cell>
              <table:table-cell office:value-type="float" office:value="6.31812">
                <text:p>6.31812</text:p>
              </table:table-cell>
            </table:table-row>
            <table:table-row>
              <table:table-cell office:value-type="float" office:value="44.3">
                <text:p>44.3</text:p>
              </table:table-cell>
              <table:table-cell office:value-type="float" office:value="0.178952">
                <text:p>0.178952</text:p>
              </table:table-cell>
              <table:table-cell office:value-type="float" office:value="114.508">
                <text:p>114.508</text:p>
              </table:table-cell>
              <table:table-cell office:value-type="float" office:value="6.31306">
                <text:p>6.31306</text:p>
              </table:table-cell>
            </table:table-row>
            <table:table-row>
              <table:table-cell office:value-type="float" office:value="44.4">
                <text:p>44.4</text:p>
              </table:table-cell>
              <table:table-cell office:value-type="float" office:value="0.178202">
                <text:p>0.178202</text:p>
              </table:table-cell>
              <table:table-cell office:value-type="float" office:value="114.514">
                <text:p>114.514</text:p>
              </table:table-cell>
              <table:table-cell office:value-type="float" office:value="6.30797">
                <text:p>6.30797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0.177455">
                <text:p>0.177455</text:p>
              </table:table-cell>
              <table:table-cell office:value-type="float" office:value="114.52">
                <text:p>114.52</text:p>
              </table:table-cell>
              <table:table-cell office:value-type="float" office:value="6.30286">
                <text:p>6.30286</text:p>
              </table:table-cell>
            </table:table-row>
            <table:table-row>
              <table:table-cell office:value-type="float" office:value="44.6">
                <text:p>44.6</text:p>
              </table:table-cell>
              <table:table-cell office:value-type="float" office:value="0.176712">
                <text:p>0.176712</text:p>
              </table:table-cell>
              <table:table-cell office:value-type="float" office:value="114.526">
                <text:p>114.526</text:p>
              </table:table-cell>
              <table:table-cell office:value-type="float" office:value="6.29772">
                <text:p>6.29772</text:p>
              </table:table-cell>
            </table:table-row>
            <table:table-row>
              <table:table-cell office:value-type="float" office:value="44.7">
                <text:p>44.7</text:p>
              </table:table-cell>
              <table:table-cell office:value-type="float" office:value="0.175973">
                <text:p>0.175973</text:p>
              </table:table-cell>
              <table:table-cell office:value-type="float" office:value="114.531">
                <text:p>114.531</text:p>
              </table:table-cell>
              <table:table-cell office:value-type="float" office:value="6.29256">
                <text:p>6.29256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0.175237">
                <text:p>0.175237</text:p>
              </table:table-cell>
              <table:table-cell office:value-type="float" office:value="114.537">
                <text:p>114.537</text:p>
              </table:table-cell>
              <table:table-cell office:value-type="float" office:value="6.28737">
                <text:p>6.28737</text:p>
              </table:table-cell>
            </table:table-row>
            <table:table-row>
              <table:table-cell office:value-type="float" office:value="44.9">
                <text:p>44.9</text:p>
              </table:table-cell>
              <table:table-cell office:value-type="float" office:value="0.174504">
                <text:p>0.174504</text:p>
              </table:table-cell>
              <table:table-cell office:value-type="float" office:value="114.543">
                <text:p>114.543</text:p>
              </table:table-cell>
              <table:table-cell office:value-type="float" office:value="6.28215">
                <text:p>6.2821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173775">
                <text:p>0.173775</text:p>
              </table:table-cell>
              <table:table-cell office:value-type="float" office:value="114.549">
                <text:p>114.549</text:p>
              </table:table-cell>
              <table:table-cell office:value-type="float" office:value="6.27691">
                <text:p>6.27691</text:p>
              </table:table-cell>
            </table:table-row>
            <table:table-row>
              <table:table-cell office:value-type="float" office:value="45.1">
                <text:p>45.1</text:p>
              </table:table-cell>
              <table:table-cell office:value-type="float" office:value="0.17305">
                <text:p>0.17305</text:p>
              </table:table-cell>
              <table:table-cell office:value-type="float" office:value="114.555">
                <text:p>114.555</text:p>
              </table:table-cell>
              <table:table-cell office:value-type="float" office:value="6.27165">
                <text:p>6.27165</text:p>
              </table:table-cell>
            </table:table-row>
            <table:table-row>
              <table:table-cell office:value-type="float" office:value="45.2">
                <text:p>45.2</text:p>
              </table:table-cell>
              <table:table-cell office:value-type="float" office:value="0.172328">
                <text:p>0.172328</text:p>
              </table:table-cell>
              <table:table-cell office:value-type="float" office:value="114.561">
                <text:p>114.561</text:p>
              </table:table-cell>
              <table:table-cell office:value-type="float" office:value="6.26636">
                <text:p>6.26636</text:p>
              </table:table-cell>
            </table:table-row>
            <table:table-row>
              <table:table-cell office:value-type="float" office:value="45.3">
                <text:p>45.3</text:p>
              </table:table-cell>
              <table:table-cell office:value-type="float" office:value="0.171609">
                <text:p>0.171609</text:p>
              </table:table-cell>
              <table:table-cell office:value-type="float" office:value="114.567">
                <text:p>114.567</text:p>
              </table:table-cell>
              <table:table-cell office:value-type="float" office:value="6.26104">
                <text:p>6.26104</text:p>
              </table:table-cell>
            </table:table-row>
            <table:table-row>
              <table:table-cell office:value-type="float" office:value="45.4">
                <text:p>45.4</text:p>
              </table:table-cell>
              <table:table-cell office:value-type="float" office:value="0.170894">
                <text:p>0.170894</text:p>
              </table:table-cell>
              <table:table-cell office:value-type="float" office:value="114.573">
                <text:p>114.573</text:p>
              </table:table-cell>
              <table:table-cell office:value-type="float" office:value="6.25571">
                <text:p>6.25571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0.170182">
                <text:p>0.170182</text:p>
              </table:table-cell>
              <table:table-cell office:value-type="float" office:value="114.579">
                <text:p>114.579</text:p>
              </table:table-cell>
              <table:table-cell office:value-type="float" office:value="6.25034">
                <text:p>6.25034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0.169473">
                <text:p>0.169473</text:p>
              </table:table-cell>
              <table:table-cell office:value-type="float" office:value="114.586">
                <text:p>114.586</text:p>
              </table:table-cell>
              <table:table-cell office:value-type="float" office:value="6.24496">
                <text:p>6.24496</text:p>
              </table:table-cell>
            </table:table-row>
            <table:table-row>
              <table:table-cell office:value-type="float" office:value="45.7">
                <text:p>45.7</text:p>
              </table:table-cell>
              <table:table-cell office:value-type="float" office:value="0.168768">
                <text:p>0.168768</text:p>
              </table:table-cell>
              <table:table-cell office:value-type="float" office:value="114.592">
                <text:p>114.592</text:p>
              </table:table-cell>
              <table:table-cell office:value-type="float" office:value="6.23955">
                <text:p>6.23955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0.168067">
                <text:p>0.168067</text:p>
              </table:table-cell>
              <table:table-cell office:value-type="float" office:value="114.598">
                <text:p>114.598</text:p>
              </table:table-cell>
              <table:table-cell office:value-type="float" office:value="6.23412">
                <text:p>6.23412</text:p>
              </table:table-cell>
            </table:table-row>
            <table:table-row>
              <table:table-cell office:value-type="float" office:value="45.9">
                <text:p>45.9</text:p>
              </table:table-cell>
              <table:table-cell office:value-type="float" office:value="0.167368">
                <text:p>0.167368</text:p>
              </table:table-cell>
              <table:table-cell office:value-type="float" office:value="114.604">
                <text:p>114.604</text:p>
              </table:table-cell>
              <table:table-cell office:value-type="float" office:value="6.22866">
                <text:p>6.2286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66673">
                <text:p>0.166673</text:p>
              </table:table-cell>
              <table:table-cell office:value-type="float" office:value="114.61">
                <text:p>114.61</text:p>
              </table:table-cell>
              <table:table-cell office:value-type="float" office:value="6.22319">
                <text:p>6.22319</text:p>
              </table:table-cell>
            </table:table-row>
            <table:table-row>
              <table:table-cell office:value-type="float" office:value="46.1">
                <text:p>46.1</text:p>
              </table:table-cell>
              <table:table-cell office:value-type="float" office:value="0.165981">
                <text:p>0.165981</text:p>
              </table:table-cell>
              <table:table-cell office:value-type="float" office:value="114.616">
                <text:p>114.616</text:p>
              </table:table-cell>
              <table:table-cell office:value-type="float" office:value="6.21769">
                <text:p>6.21769</text:p>
              </table:table-cell>
            </table:table-row>
            <table:table-row>
              <table:table-cell office:value-type="float" office:value="46.2">
                <text:p>46.2</text:p>
              </table:table-cell>
              <table:table-cell office:value-type="float" office:value="0.165293">
                <text:p>0.165293</text:p>
              </table:table-cell>
              <table:table-cell office:value-type="float" office:value="114.623">
                <text:p>114.623</text:p>
              </table:table-cell>
              <table:table-cell office:value-type="float" office:value="6.21216">
                <text:p>6.21216</text:p>
              </table:table-cell>
            </table:table-row>
            <table:table-row>
              <table:table-cell office:value-type="float" office:value="46.3">
                <text:p>46.3</text:p>
              </table:table-cell>
              <table:table-cell office:value-type="float" office:value="0.164607">
                <text:p>0.164607</text:p>
              </table:table-cell>
              <table:table-cell office:value-type="float" office:value="114.629">
                <text:p>114.629</text:p>
              </table:table-cell>
              <table:table-cell office:value-type="float" office:value="6.20662">
                <text:p>6.20662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0.163925">
                <text:p>0.163925</text:p>
              </table:table-cell>
              <table:table-cell office:value-type="float" office:value="114.635">
                <text:p>114.635</text:p>
              </table:table-cell>
              <table:table-cell office:value-type="float" office:value="6.20105">
                <text:p>6.20105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.163246">
                <text:p>0.163246</text:p>
              </table:table-cell>
              <table:table-cell office:value-type="float" office:value="114.641">
                <text:p>114.641</text:p>
              </table:table-cell>
              <table:table-cell office:value-type="float" office:value="6.19547">
                <text:p>6.19547</text:p>
              </table:table-cell>
            </table:table-row>
            <table:table-row>
              <table:table-cell office:value-type="float" office:value="46.6">
                <text:p>46.6</text:p>
              </table:table-cell>
              <table:table-cell office:value-type="float" office:value="0.162571">
                <text:p>0.162571</text:p>
              </table:table-cell>
              <table:table-cell office:value-type="float" office:value="114.648">
                <text:p>114.648</text:p>
              </table:table-cell>
              <table:table-cell office:value-type="float" office:value="6.18986">
                <text:p>6.18986</text:p>
              </table:table-cell>
            </table:table-row>
            <table:table-row>
              <table:table-cell office:value-type="float" office:value="46.7">
                <text:p>46.7</text:p>
              </table:table-cell>
              <table:table-cell office:value-type="float" office:value="0.161898">
                <text:p>0.161898</text:p>
              </table:table-cell>
              <table:table-cell office:value-type="float" office:value="114.654">
                <text:p>114.654</text:p>
              </table:table-cell>
              <table:table-cell office:value-type="float" office:value="6.18423">
                <text:p>6.18423</text:p>
              </table:table-cell>
            </table:table-row>
            <table:table-row>
              <table:table-cell office:value-type="float" office:value="46.8">
                <text:p>46.8</text:p>
              </table:table-cell>
              <table:table-cell office:value-type="float" office:value="0.161229">
                <text:p>0.161229</text:p>
              </table:table-cell>
              <table:table-cell office:value-type="float" office:value="114.66">
                <text:p>114.66</text:p>
              </table:table-cell>
              <table:table-cell office:value-type="float" office:value="6.17857">
                <text:p>6.17857</text:p>
              </table:table-cell>
            </table:table-row>
            <table:table-row>
              <table:table-cell office:value-type="float" office:value="46.9">
                <text:p>46.9</text:p>
              </table:table-cell>
              <table:table-cell office:value-type="float" office:value="0.160563">
                <text:p>0.160563</text:p>
              </table:table-cell>
              <table:table-cell office:value-type="float" office:value="114.667">
                <text:p>114.667</text:p>
              </table:table-cell>
              <table:table-cell office:value-type="float" office:value="6.1729">
                <text:p>6.172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1599">
                <text:p>0.1599</text:p>
              </table:table-cell>
              <table:table-cell office:value-type="float" office:value="114.673">
                <text:p>114.673</text:p>
              </table:table-cell>
              <table:table-cell office:value-type="float" office:value="6.16721">
                <text:p>6.16721</text:p>
              </table:table-cell>
            </table:table-row>
            <table:table-row>
              <table:table-cell office:value-type="float" office:value="47.1">
                <text:p>47.1</text:p>
              </table:table-cell>
              <table:table-cell office:value-type="float" office:value="0.159241">
                <text:p>0.159241</text:p>
              </table:table-cell>
              <table:table-cell office:value-type="float" office:value="114.679">
                <text:p>114.679</text:p>
              </table:table-cell>
              <table:table-cell office:value-type="float" office:value="6.16149">
                <text:p>6.16149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0.158584">
                <text:p>0.158584</text:p>
              </table:table-cell>
              <table:table-cell office:value-type="float" office:value="114.686">
                <text:p>114.686</text:p>
              </table:table-cell>
              <table:table-cell office:value-type="float" office:value="6.15576">
                <text:p>6.15576</text:p>
              </table:table-cell>
            </table:table-row>
            <table:table-row>
              <table:table-cell office:value-type="float" office:value="47.3">
                <text:p>47.3</text:p>
              </table:table-cell>
              <table:table-cell office:value-type="float" office:value="0.157931">
                <text:p>0.157931</text:p>
              </table:table-cell>
              <table:table-cell office:value-type="float" office:value="114.692">
                <text:p>114.692</text:p>
              </table:table-cell>
              <table:table-cell office:value-type="float" office:value="6.15001">
                <text:p>6.15001</text:p>
              </table:table-cell>
            </table:table-row>
            <table:table-row>
              <table:table-cell office:value-type="float" office:value="47.4">
                <text:p>47.4</text:p>
              </table:table-cell>
              <table:table-cell office:value-type="float" office:value="0.15728">
                <text:p>0.15728</text:p>
              </table:table-cell>
              <table:table-cell office:value-type="float" office:value="114.698">
                <text:p>114.698</text:p>
              </table:table-cell>
              <table:table-cell office:value-type="float" office:value="6.14423">
                <text:p>6.14423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0.156633">
                <text:p>0.156633</text:p>
              </table:table-cell>
              <table:table-cell office:value-type="float" office:value="114.705">
                <text:p>114.705</text:p>
              </table:table-cell>
              <table:table-cell office:value-type="float" office:value="6.13844">
                <text:p>6.13844</text:p>
              </table:table-cell>
            </table:table-row>
            <table:table-row>
              <table:table-cell office:value-type="float" office:value="47.6">
                <text:p>47.6</text:p>
              </table:table-cell>
              <table:table-cell office:value-type="float" office:value="0.155989">
                <text:p>0.155989</text:p>
              </table:table-cell>
              <table:table-cell office:value-type="float" office:value="114.711">
                <text:p>114.711</text:p>
              </table:table-cell>
              <table:table-cell office:value-type="float" office:value="6.13263">
                <text:p>6.13263</text:p>
              </table:table-cell>
            </table:table-row>
            <table:table-row>
              <table:table-cell office:value-type="float" office:value="47.7">
                <text:p>47.7</text:p>
              </table:table-cell>
              <table:table-cell office:value-type="float" office:value="0.155347">
                <text:p>0.155347</text:p>
              </table:table-cell>
              <table:table-cell office:value-type="float" office:value="114.718">
                <text:p>114.718</text:p>
              </table:table-cell>
              <table:table-cell office:value-type="float" office:value="6.12679">
                <text:p>6.12679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0.154709">
                <text:p>0.154709</text:p>
              </table:table-cell>
              <table:table-cell office:value-type="float" office:value="114.724">
                <text:p>114.724</text:p>
              </table:table-cell>
              <table:table-cell office:value-type="float" office:value="6.12094">
                <text:p>6.12094</text:p>
              </table:table-cell>
            </table:table-row>
            <table:table-row>
              <table:table-cell office:value-type="float" office:value="47.9">
                <text:p>47.9</text:p>
              </table:table-cell>
              <table:table-cell office:value-type="float" office:value="0.154074">
                <text:p>0.154074</text:p>
              </table:table-cell>
              <table:table-cell office:value-type="float" office:value="114.731">
                <text:p>114.731</text:p>
              </table:table-cell>
              <table:table-cell office:value-type="float" office:value="6.11507">
                <text:p>6.1150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153442">
                <text:p>0.153442</text:p>
              </table:table-cell>
              <table:table-cell office:value-type="float" office:value="114.737">
                <text:p>114.737</text:p>
              </table:table-cell>
              <table:table-cell office:value-type="float" office:value="6.10918">
                <text:p>6.10918</text:p>
              </table:table-cell>
            </table:table-row>
            <table:table-row>
              <table:table-cell office:value-type="float" office:value="48.1">
                <text:p>48.1</text:p>
              </table:table-cell>
              <table:table-cell office:value-type="float" office:value="0.152813">
                <text:p>0.152813</text:p>
              </table:table-cell>
              <table:table-cell office:value-type="float" office:value="114.744">
                <text:p>114.744</text:p>
              </table:table-cell>
              <table:table-cell office:value-type="float" office:value="6.10328">
                <text:p>6.10328</text:p>
              </table:table-cell>
            </table:table-row>
            <table:table-row>
              <table:table-cell office:value-type="float" office:value="48.2">
                <text:p>48.2</text:p>
              </table:table-cell>
              <table:table-cell office:value-type="float" office:value="0.152187">
                <text:p>0.152187</text:p>
              </table:table-cell>
              <table:table-cell office:value-type="float" office:value="114.75">
                <text:p>114.75</text:p>
              </table:table-cell>
              <table:table-cell office:value-type="float" office:value="6.09735">
                <text:p>6.09735</text:p>
              </table:table-cell>
            </table:table-row>
            <table:table-row>
              <table:table-cell office:value-type="float" office:value="48.3">
                <text:p>48.3</text:p>
              </table:table-cell>
              <table:table-cell office:value-type="float" office:value="0.151564">
                <text:p>0.151564</text:p>
              </table:table-cell>
              <table:table-cell office:value-type="float" office:value="114.757">
                <text:p>114.757</text:p>
              </table:table-cell>
              <table:table-cell office:value-type="float" office:value="6.09141">
                <text:p>6.09141</text:p>
              </table:table-cell>
            </table:table-row>
            <table:table-row>
              <table:table-cell office:value-type="float" office:value="48.4">
                <text:p>48.4</text:p>
              </table:table-cell>
              <table:table-cell office:value-type="float" office:value="0.150943">
                <text:p>0.150943</text:p>
              </table:table-cell>
              <table:table-cell office:value-type="float" office:value="114.764">
                <text:p>114.764</text:p>
              </table:table-cell>
              <table:table-cell office:value-type="float" office:value="6.08545">
                <text:p>6.08545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0.150326">
                <text:p>0.150326</text:p>
              </table:table-cell>
              <table:table-cell office:value-type="float" office:value="114.77">
                <text:p>114.77</text:p>
              </table:table-cell>
              <table:table-cell office:value-type="float" office:value="6.07947">
                <text:p>6.07947</text:p>
              </table:table-cell>
            </table:table-row>
            <table:table-row>
              <table:table-cell office:value-type="float" office:value="48.6">
                <text:p>48.6</text:p>
              </table:table-cell>
              <table:table-cell office:value-type="float" office:value="0.149712">
                <text:p>0.149712</text:p>
              </table:table-cell>
              <table:table-cell office:value-type="float" office:value="114.777">
                <text:p>114.777</text:p>
              </table:table-cell>
              <table:table-cell office:value-type="float" office:value="6.07347">
                <text:p>6.07347</text:p>
              </table:table-cell>
            </table:table-row>
            <table:table-row>
              <table:table-cell office:value-type="float" office:value="48.7">
                <text:p>48.7</text:p>
              </table:table-cell>
              <table:table-cell office:value-type="float" office:value="0.1491">
                <text:p>0.1491</text:p>
              </table:table-cell>
              <table:table-cell office:value-type="float" office:value="114.783">
                <text:p>114.783</text:p>
              </table:table-cell>
              <table:table-cell office:value-type="float" office:value="6.06746">
                <text:p>6.06746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0.148492">
                <text:p>0.148492</text:p>
              </table:table-cell>
              <table:table-cell office:value-type="float" office:value="114.79">
                <text:p>114.79</text:p>
              </table:table-cell>
              <table:table-cell office:value-type="float" office:value="6.06143">
                <text:p>6.06143</text:p>
              </table:table-cell>
            </table:table-row>
            <table:table-row>
              <table:table-cell office:value-type="float" office:value="48.9">
                <text:p>48.9</text:p>
              </table:table-cell>
              <table:table-cell office:value-type="float" office:value="0.147886">
                <text:p>0.147886</text:p>
              </table:table-cell>
              <table:table-cell office:value-type="float" office:value="114.797">
                <text:p>114.797</text:p>
              </table:table-cell>
              <table:table-cell office:value-type="float" office:value="6.05538">
                <text:p>6.0553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47283">
                <text:p>0.147283</text:p>
              </table:table-cell>
              <table:table-cell office:value-type="float" office:value="114.803">
                <text:p>114.803</text:p>
              </table:table-cell>
              <table:table-cell office:value-type="float" office:value="6.04931">
                <text:p>6.04931</text:p>
              </table:table-cell>
            </table:table-row>
            <table:table-row>
              <table:table-cell office:value-type="float" office:value="49.1">
                <text:p>49.1</text:p>
              </table:table-cell>
              <table:table-cell office:value-type="float" office:value="0.146683">
                <text:p>0.146683</text:p>
              </table:table-cell>
              <table:table-cell office:value-type="float" office:value="114.81">
                <text:p>114.81</text:p>
              </table:table-cell>
              <table:table-cell office:value-type="float" office:value="6.04323">
                <text:p>6.04323</text:p>
              </table:table-cell>
            </table:table-row>
            <table:table-row>
              <table:table-cell office:value-type="float" office:value="49.2">
                <text:p>49.2</text:p>
              </table:table-cell>
              <table:table-cell office:value-type="float" office:value="0.146086">
                <text:p>0.146086</text:p>
              </table:table-cell>
              <table:table-cell office:value-type="float" office:value="114.817">
                <text:p>114.817</text:p>
              </table:table-cell>
              <table:table-cell office:value-type="float" office:value="6.03713">
                <text:p>6.03713</text:p>
              </table:table-cell>
            </table:table-row>
            <table:table-row>
              <table:table-cell office:value-type="float" office:value="49.3">
                <text:p>49.3</text:p>
              </table:table-cell>
              <table:table-cell office:value-type="float" office:value="0.145492">
                <text:p>0.145492</text:p>
              </table:table-cell>
              <table:table-cell office:value-type="float" office:value="114.823">
                <text:p>114.823</text:p>
              </table:table-cell>
              <table:table-cell office:value-type="float" office:value="6.03102">
                <text:p>6.03102</text:p>
              </table:table-cell>
            </table:table-row>
            <table:table-row>
              <table:table-cell office:value-type="float" office:value="49.4">
                <text:p>49.4</text:p>
              </table:table-cell>
              <table:table-cell office:value-type="float" office:value="0.1449">
                <text:p>0.1449</text:p>
              </table:table-cell>
              <table:table-cell office:value-type="float" office:value="114.83">
                <text:p>114.83</text:p>
              </table:table-cell>
              <table:table-cell office:value-type="float" office:value="6.02489">
                <text:p>6.02489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0.144311">
                <text:p>0.144311</text:p>
              </table:table-cell>
              <table:table-cell office:value-type="float" office:value="114.837">
                <text:p>114.837</text:p>
              </table:table-cell>
              <table:table-cell office:value-type="float" office:value="6.01874">
                <text:p>6.01874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0.143725">
                <text:p>0.143725</text:p>
              </table:table-cell>
              <table:table-cell office:value-type="float" office:value="114.844">
                <text:p>114.844</text:p>
              </table:table-cell>
              <table:table-cell office:value-type="float" office:value="6.01258">
                <text:p>6.01258</text:p>
              </table:table-cell>
            </table:table-row>
            <table:table-row>
              <table:table-cell office:value-type="float" office:value="49.7">
                <text:p>49.7</text:p>
              </table:table-cell>
              <table:table-cell office:value-type="float" office:value="0.143142">
                <text:p>0.143142</text:p>
              </table:table-cell>
              <table:table-cell office:value-type="float" office:value="114.85">
                <text:p>114.85</text:p>
              </table:table-cell>
              <table:table-cell office:value-type="float" office:value="6.0064">
                <text:p>6.0064</text:p>
              </table:table-cell>
            </table:table-row>
            <table:table-row>
              <table:table-cell office:value-type="float" office:value="49.8">
                <text:p>49.8</text:p>
              </table:table-cell>
              <table:table-cell office:value-type="float" office:value="0.142562">
                <text:p>0.142562</text:p>
              </table:table-cell>
              <table:table-cell office:value-type="float" office:value="114.857">
                <text:p>114.857</text:p>
              </table:table-cell>
              <table:table-cell office:value-type="float" office:value="6.00021">
                <text:p>6.00021</text:p>
              </table:table-cell>
            </table:table-row>
            <table:table-row>
              <table:table-cell office:value-type="float" office:value="49.9">
                <text:p>49.9</text:p>
              </table:table-cell>
              <table:table-cell office:value-type="float" office:value="0.141984">
                <text:p>0.141984</text:p>
              </table:table-cell>
              <table:table-cell office:value-type="float" office:value="114.864">
                <text:p>114.864</text:p>
              </table:table-cell>
              <table:table-cell office:value-type="float" office:value="5.994">
                <text:p>5.99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41409">
                <text:p>0.141409</text:p>
              </table:table-cell>
              <table:table-cell office:value-type="float" office:value="114.871">
                <text:p>114.871</text:p>
              </table:table-cell>
              <table:table-cell office:value-type="float" office:value="5.98778">
                <text:p>5.98778</text:p>
              </table:table-cell>
            </table:table-row>
            <table:table-row>
              <table:table-cell office:value-type="float" office:value="50.1">
                <text:p>50.1</text:p>
              </table:table-cell>
              <table:table-cell office:value-type="float" office:value="0.140837">
                <text:p>0.140837</text:p>
              </table:table-cell>
              <table:table-cell office:value-type="float" office:value="114.878">
                <text:p>114.878</text:p>
              </table:table-cell>
              <table:table-cell office:value-type="float" office:value="5.98154">
                <text:p>5.98154</text:p>
              </table:table-cell>
            </table:table-row>
            <table:table-row>
              <table:table-cell office:value-type="float" office:value="50.2">
                <text:p>50.2</text:p>
              </table:table-cell>
              <table:table-cell office:value-type="float" office:value="0.140267">
                <text:p>0.140267</text:p>
              </table:table-cell>
              <table:table-cell office:value-type="float" office:value="114.884">
                <text:p>114.884</text:p>
              </table:table-cell>
              <table:table-cell office:value-type="float" office:value="5.97529">
                <text:p>5.97529</text:p>
              </table:table-cell>
            </table:table-row>
            <table:table-row>
              <table:table-cell office:value-type="float" office:value="50.3">
                <text:p>50.3</text:p>
              </table:table-cell>
              <table:table-cell office:value-type="float" office:value="0.1397">
                <text:p>0.1397</text:p>
              </table:table-cell>
              <table:table-cell office:value-type="float" office:value="114.891">
                <text:p>114.891</text:p>
              </table:table-cell>
              <table:table-cell office:value-type="float" office:value="5.96902">
                <text:p>5.96902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0.139136">
                <text:p>0.139136</text:p>
              </table:table-cell>
              <table:table-cell office:value-type="float" office:value="114.898">
                <text:p>114.898</text:p>
              </table:table-cell>
              <table:table-cell office:value-type="float" office:value="5.96274">
                <text:p>5.96274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0.138575">
                <text:p>0.138575</text:p>
              </table:table-cell>
              <table:table-cell office:value-type="float" office:value="114.905">
                <text:p>114.905</text:p>
              </table:table-cell>
              <table:table-cell office:value-type="float" office:value="5.95644">
                <text:p>5.95644</text:p>
              </table:table-cell>
            </table:table-row>
            <table:table-row>
              <table:table-cell office:value-type="float" office:value="50.6">
                <text:p>50.6</text:p>
              </table:table-cell>
              <table:table-cell office:value-type="float" office:value="0.138016">
                <text:p>0.138016</text:p>
              </table:table-cell>
              <table:table-cell office:value-type="float" office:value="114.912">
                <text:p>114.912</text:p>
              </table:table-cell>
              <table:table-cell office:value-type="float" office:value="5.95013">
                <text:p>5.95013</text:p>
              </table:table-cell>
            </table:table-row>
            <table:table-row>
              <table:table-cell office:value-type="float" office:value="50.7">
                <text:p>50.7</text:p>
              </table:table-cell>
              <table:table-cell office:value-type="float" office:value="0.13746">
                <text:p>0.13746</text:p>
              </table:table-cell>
              <table:table-cell office:value-type="float" office:value="114.919">
                <text:p>114.919</text:p>
              </table:table-cell>
              <table:table-cell office:value-type="float" office:value="5.94381">
                <text:p>5.94381</text:p>
              </table:table-cell>
            </table:table-row>
            <table:table-row>
              <table:table-cell office:value-type="float" office:value="50.8">
                <text:p>50.8</text:p>
              </table:table-cell>
              <table:table-cell office:value-type="float" office:value="0.136906">
                <text:p>0.136906</text:p>
              </table:table-cell>
              <table:table-cell office:value-type="float" office:value="114.926">
                <text:p>114.926</text:p>
              </table:table-cell>
              <table:table-cell office:value-type="float" office:value="5.93747">
                <text:p>5.93747</text:p>
              </table:table-cell>
            </table:table-row>
            <table:table-row>
              <table:table-cell office:value-type="float" office:value="50.9">
                <text:p>50.9</text:p>
              </table:table-cell>
              <table:table-cell office:value-type="float" office:value="0.136355">
                <text:p>0.136355</text:p>
              </table:table-cell>
              <table:table-cell office:value-type="float" office:value="114.933">
                <text:p>114.933</text:p>
              </table:table-cell>
              <table:table-cell office:value-type="float" office:value="5.93112">
                <text:p>5.9311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135806">
                <text:p>0.135806</text:p>
              </table:table-cell>
              <table:table-cell office:value-type="float" office:value="114.939">
                <text:p>114.939</text:p>
              </table:table-cell>
              <table:table-cell office:value-type="float" office:value="5.92475">
                <text:p>5.92475</text:p>
              </table:table-cell>
            </table:table-row>
            <table:table-row>
              <table:table-cell office:value-type="float" office:value="51.1">
                <text:p>51.1</text:p>
              </table:table-cell>
              <table:table-cell office:value-type="float" office:value="0.135261">
                <text:p>0.135261</text:p>
              </table:table-cell>
              <table:table-cell office:value-type="float" office:value="114.946">
                <text:p>114.946</text:p>
              </table:table-cell>
              <table:table-cell office:value-type="float" office:value="5.91838">
                <text:p>5.91838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0.134717">
                <text:p>0.134717</text:p>
              </table:table-cell>
              <table:table-cell office:value-type="float" office:value="114.953">
                <text:p>114.953</text:p>
              </table:table-cell>
              <table:table-cell office:value-type="float" office:value="5.91198">
                <text:p>5.91198</text:p>
              </table:table-cell>
            </table:table-row>
            <table:table-row>
              <table:table-cell office:value-type="float" office:value="51.3">
                <text:p>51.3</text:p>
              </table:table-cell>
              <table:table-cell office:value-type="float" office:value="0.134177">
                <text:p>0.134177</text:p>
              </table:table-cell>
              <table:table-cell office:value-type="float" office:value="114.96">
                <text:p>114.96</text:p>
              </table:table-cell>
              <table:table-cell office:value-type="float" office:value="5.90558">
                <text:p>5.90558</text:p>
              </table:table-cell>
            </table:table-row>
            <table:table-row>
              <table:table-cell office:value-type="float" office:value="51.4">
                <text:p>51.4</text:p>
              </table:table-cell>
              <table:table-cell office:value-type="float" office:value="0.133638">
                <text:p>0.133638</text:p>
              </table:table-cell>
              <table:table-cell office:value-type="float" office:value="114.967">
                <text:p>114.967</text:p>
              </table:table-cell>
              <table:table-cell office:value-type="float" office:value="5.89916">
                <text:p>5.89916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0.133103">
                <text:p>0.133103</text:p>
              </table:table-cell>
              <table:table-cell office:value-type="float" office:value="114.974">
                <text:p>114.974</text:p>
              </table:table-cell>
              <table:table-cell office:value-type="float" office:value="5.89273">
                <text:p>5.89273</text:p>
              </table:table-cell>
            </table:table-row>
            <table:table-row>
              <table:table-cell office:value-type="float" office:value="51.6">
                <text:p>51.6</text:p>
              </table:table-cell>
              <table:table-cell office:value-type="float" office:value="0.13257">
                <text:p>0.13257</text:p>
              </table:table-cell>
              <table:table-cell office:value-type="float" office:value="114.981">
                <text:p>114.981</text:p>
              </table:table-cell>
              <table:table-cell office:value-type="float" office:value="5.88629">
                <text:p>5.88629</text:p>
              </table:table-cell>
            </table:table-row>
            <table:table-row>
              <table:table-cell office:value-type="float" office:value="51.7">
                <text:p>51.7</text:p>
              </table:table-cell>
              <table:table-cell office:value-type="float" office:value="0.132039">
                <text:p>0.132039</text:p>
              </table:table-cell>
              <table:table-cell office:value-type="float" office:value="114.988">
                <text:p>114.988</text:p>
              </table:table-cell>
              <table:table-cell office:value-type="float" office:value="5.87984">
                <text:p>5.87984</text:p>
              </table:table-cell>
            </table:table-row>
            <table:table-row>
              <table:table-cell office:value-type="float" office:value="51.8">
                <text:p>51.8</text:p>
              </table:table-cell>
              <table:table-cell office:value-type="float" office:value="0.131511">
                <text:p>0.131511</text:p>
              </table:table-cell>
              <table:table-cell office:value-type="float" office:value="114.995">
                <text:p>114.995</text:p>
              </table:table-cell>
              <table:table-cell office:value-type="float" office:value="5.87337">
                <text:p>5.87337</text:p>
              </table:table-cell>
            </table:table-row>
            <table:table-row>
              <table:table-cell office:value-type="float" office:value="51.9">
                <text:p>51.9</text:p>
              </table:table-cell>
              <table:table-cell office:value-type="float" office:value="0.130985">
                <text:p>0.130985</text:p>
              </table:table-cell>
              <table:table-cell office:value-type="float" office:value="115.002">
                <text:p>115.002</text:p>
              </table:table-cell>
              <table:table-cell office:value-type="float" office:value="5.8669">
                <text:p>5.866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130462">
                <text:p>0.130462</text:p>
              </table:table-cell>
              <table:table-cell office:value-type="float" office:value="115.009">
                <text:p>115.009</text:p>
              </table:table-cell>
              <table:table-cell office:value-type="float" office:value="5.86041">
                <text:p>5.86041</text:p>
              </table:table-cell>
            </table:table-row>
            <table:table-row>
              <table:table-cell office:value-type="float" office:value="52.1">
                <text:p>52.1</text:p>
              </table:table-cell>
              <table:table-cell office:value-type="float" office:value="0.129941">
                <text:p>0.129941</text:p>
              </table:table-cell>
              <table:table-cell office:value-type="float" office:value="115.016">
                <text:p>115.016</text:p>
              </table:table-cell>
              <table:table-cell office:value-type="float" office:value="5.8539">
                <text:p>5.8539</text:p>
              </table:table-cell>
            </table:table-row>
            <table:table-row>
              <table:table-cell office:value-type="float" office:value="52.2">
                <text:p>52.2</text:p>
              </table:table-cell>
              <table:table-cell office:value-type="float" office:value="0.129423">
                <text:p>0.129423</text:p>
              </table:table-cell>
              <table:table-cell office:value-type="float" office:value="115.023">
                <text:p>115.023</text:p>
              </table:table-cell>
              <table:table-cell office:value-type="float" office:value="5.84739">
                <text:p>5.84739</text:p>
              </table:table-cell>
            </table:table-row>
            <table:table-row>
              <table:table-cell office:value-type="float" office:value="52.3">
                <text:p>52.3</text:p>
              </table:table-cell>
              <table:table-cell office:value-type="float" office:value="0.128907">
                <text:p>0.128907</text:p>
              </table:table-cell>
              <table:table-cell office:value-type="float" office:value="115.03">
                <text:p>115.03</text:p>
              </table:table-cell>
              <table:table-cell office:value-type="float" office:value="5.84087">
                <text:p>5.84087</text:p>
              </table:table-cell>
            </table:table-row>
            <table:table-row>
              <table:table-cell office:value-type="float" office:value="52.4">
                <text:p>52.4</text:p>
              </table:table-cell>
              <table:table-cell office:value-type="float" office:value="0.128394">
                <text:p>0.128394</text:p>
              </table:table-cell>
              <table:table-cell office:value-type="float" office:value="115.037">
                <text:p>115.037</text:p>
              </table:table-cell>
              <table:table-cell office:value-type="float" office:value="5.83433">
                <text:p>5.83433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0.127882">
                <text:p>0.127882</text:p>
              </table:table-cell>
              <table:table-cell office:value-type="float" office:value="115.044">
                <text:p>115.044</text:p>
              </table:table-cell>
              <table:table-cell office:value-type="float" office:value="5.82778">
                <text:p>5.82778</text:p>
              </table:table-cell>
            </table:table-row>
            <table:table-row>
              <table:table-cell office:value-type="float" office:value="52.6">
                <text:p>52.6</text:p>
              </table:table-cell>
              <table:table-cell office:value-type="float" office:value="0.127374">
                <text:p>0.127374</text:p>
              </table:table-cell>
              <table:table-cell office:value-type="float" office:value="115.051">
                <text:p>115.051</text:p>
              </table:table-cell>
              <table:table-cell office:value-type="float" office:value="5.82122">
                <text:p>5.82122</text:p>
              </table:table-cell>
            </table:table-row>
            <table:table-row>
              <table:table-cell office:value-type="float" office:value="52.7">
                <text:p>52.7</text:p>
              </table:table-cell>
              <table:table-cell office:value-type="float" office:value="0.126868">
                <text:p>0.126868</text:p>
              </table:table-cell>
              <table:table-cell office:value-type="float" office:value="115.058">
                <text:p>115.058</text:p>
              </table:table-cell>
              <table:table-cell office:value-type="float" office:value="5.81466">
                <text:p>5.81466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0.126364">
                <text:p>0.126364</text:p>
              </table:table-cell>
              <table:table-cell office:value-type="float" office:value="115.066">
                <text:p>115.066</text:p>
              </table:table-cell>
              <table:table-cell office:value-type="float" office:value="5.80808">
                <text:p>5.80808</text:p>
              </table:table-cell>
            </table:table-row>
            <table:table-row>
              <table:table-cell office:value-type="float" office:value="52.9">
                <text:p>52.9</text:p>
              </table:table-cell>
              <table:table-cell office:value-type="float" office:value="0.125862">
                <text:p>0.125862</text:p>
              </table:table-cell>
              <table:table-cell office:value-type="float" office:value="115.073">
                <text:p>115.073</text:p>
              </table:table-cell>
              <table:table-cell office:value-type="float" office:value="5.80149">
                <text:p>5.8014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125363">
                <text:p>0.125363</text:p>
              </table:table-cell>
              <table:table-cell office:value-type="float" office:value="115.08">
                <text:p>115.08</text:p>
              </table:table-cell>
              <table:table-cell office:value-type="float" office:value="5.79489">
                <text:p>5.79489</text:p>
              </table:table-cell>
            </table:table-row>
            <table:table-row>
              <table:table-cell office:value-type="float" office:value="53.1">
                <text:p>53.1</text:p>
              </table:table-cell>
              <table:table-cell office:value-type="float" office:value="0.124866">
                <text:p>0.124866</text:p>
              </table:table-cell>
              <table:table-cell office:value-type="float" office:value="115.087">
                <text:p>115.087</text:p>
              </table:table-cell>
              <table:table-cell office:value-type="float" office:value="5.78828">
                <text:p>5.78828</text:p>
              </table:table-cell>
            </table:table-row>
            <table:table-row>
              <table:table-cell office:value-type="float" office:value="53.2">
                <text:p>53.2</text:p>
              </table:table-cell>
              <table:table-cell office:value-type="float" office:value="0.124372">
                <text:p>0.124372</text:p>
              </table:table-cell>
              <table:table-cell office:value-type="float" office:value="115.094">
                <text:p>115.094</text:p>
              </table:table-cell>
              <table:table-cell office:value-type="float" office:value="5.78165">
                <text:p>5.78165</text:p>
              </table:table-cell>
            </table:table-row>
            <table:table-row>
              <table:table-cell office:value-type="float" office:value="53.3">
                <text:p>53.3</text:p>
              </table:table-cell>
              <table:table-cell office:value-type="float" office:value="0.123879">
                <text:p>0.123879</text:p>
              </table:table-cell>
              <table:table-cell office:value-type="float" office:value="115.101">
                <text:p>115.101</text:p>
              </table:table-cell>
              <table:table-cell office:value-type="float" office:value="5.77502">
                <text:p>5.77502</text:p>
              </table:table-cell>
            </table:table-row>
            <table:table-row>
              <table:table-cell office:value-type="float" office:value="53.4">
                <text:p>53.4</text:p>
              </table:table-cell>
              <table:table-cell office:value-type="float" office:value="0.123389">
                <text:p>0.123389</text:p>
              </table:table-cell>
              <table:table-cell office:value-type="float" office:value="115.108">
                <text:p>115.108</text:p>
              </table:table-cell>
              <table:table-cell office:value-type="float" office:value="5.76838">
                <text:p>5.76838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0.122902">
                <text:p>0.122902</text:p>
              </table:table-cell>
              <table:table-cell office:value-type="float" office:value="115.115">
                <text:p>115.115</text:p>
              </table:table-cell>
              <table:table-cell office:value-type="float" office:value="5.76173">
                <text:p>5.76173</text:p>
              </table:table-cell>
            </table:table-row>
            <table:table-row>
              <table:table-cell office:value-type="float" office:value="53.6">
                <text:p>53.6</text:p>
              </table:table-cell>
              <table:table-cell office:value-type="float" office:value="0.122416">
                <text:p>0.122416</text:p>
              </table:table-cell>
              <table:table-cell office:value-type="float" office:value="115.123">
                <text:p>115.123</text:p>
              </table:table-cell>
              <table:table-cell office:value-type="float" office:value="5.75507">
                <text:p>5.75507</text:p>
              </table:table-cell>
            </table:table-row>
            <table:table-row>
              <table:table-cell office:value-type="float" office:value="53.7">
                <text:p>53.7</text:p>
              </table:table-cell>
              <table:table-cell office:value-type="float" office:value="0.121933">
                <text:p>0.121933</text:p>
              </table:table-cell>
              <table:table-cell office:value-type="float" office:value="115.13">
                <text:p>115.13</text:p>
              </table:table-cell>
              <table:table-cell office:value-type="float" office:value="5.7484">
                <text:p>5.7484</text:p>
              </table:table-cell>
            </table:table-row>
            <table:table-row>
              <table:table-cell office:value-type="float" office:value="53.8">
                <text:p>53.8</text:p>
              </table:table-cell>
              <table:table-cell office:value-type="float" office:value="0.121452">
                <text:p>0.121452</text:p>
              </table:table-cell>
              <table:table-cell office:value-type="float" office:value="115.137">
                <text:p>115.137</text:p>
              </table:table-cell>
              <table:table-cell office:value-type="float" office:value="5.74172">
                <text:p>5.74172</text:p>
              </table:table-cell>
            </table:table-row>
            <table:table-row>
              <table:table-cell office:value-type="float" office:value="53.9">
                <text:p>53.9</text:p>
              </table:table-cell>
              <table:table-cell office:value-type="float" office:value="0.120974">
                <text:p>0.120974</text:p>
              </table:table-cell>
              <table:table-cell office:value-type="float" office:value="115.144">
                <text:p>115.144</text:p>
              </table:table-cell>
              <table:table-cell office:value-type="float" office:value="5.73504">
                <text:p>5.7350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120497">
                <text:p>0.120497</text:p>
              </table:table-cell>
              <table:table-cell office:value-type="float" office:value="115.151">
                <text:p>115.151</text:p>
              </table:table-cell>
              <table:table-cell office:value-type="float" office:value="5.72834">
                <text:p>5.72834</text:p>
              </table:table-cell>
            </table:table-row>
            <table:table-row>
              <table:table-cell office:value-type="float" office:value="54.1">
                <text:p>54.1</text:p>
              </table:table-cell>
              <table:table-cell office:value-type="float" office:value="0.120023">
                <text:p>0.120023</text:p>
              </table:table-cell>
              <table:table-cell office:value-type="float" office:value="115.158">
                <text:p>115.158</text:p>
              </table:table-cell>
              <table:table-cell office:value-type="float" office:value="5.72163">
                <text:p>5.72163</text:p>
              </table:table-cell>
            </table:table-row>
            <table:table-row>
              <table:table-cell office:value-type="float" office:value="54.2">
                <text:p>54.2</text:p>
              </table:table-cell>
              <table:table-cell office:value-type="float" office:value="0.119551">
                <text:p>0.119551</text:p>
              </table:table-cell>
              <table:table-cell office:value-type="float" office:value="115.166">
                <text:p>115.166</text:p>
              </table:table-cell>
              <table:table-cell office:value-type="float" office:value="5.71492">
                <text:p>5.71492</text:p>
              </table:table-cell>
            </table:table-row>
            <table:table-row>
              <table:table-cell office:value-type="float" office:value="54.3">
                <text:p>54.3</text:p>
              </table:table-cell>
              <table:table-cell office:value-type="float" office:value="0.119082">
                <text:p>0.119082</text:p>
              </table:table-cell>
              <table:table-cell office:value-type="float" office:value="115.173">
                <text:p>115.173</text:p>
              </table:table-cell>
              <table:table-cell office:value-type="float" office:value="5.7082">
                <text:p>5.7082</text:p>
              </table:table-cell>
            </table:table-row>
            <table:table-row>
              <table:table-cell office:value-type="float" office:value="54.4">
                <text:p>54.4</text:p>
              </table:table-cell>
              <table:table-cell office:value-type="float" office:value="0.118614">
                <text:p>0.118614</text:p>
              </table:table-cell>
              <table:table-cell office:value-type="float" office:value="115.18">
                <text:p>115.18</text:p>
              </table:table-cell>
              <table:table-cell office:value-type="float" office:value="5.70146">
                <text:p>5.70146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0.118149">
                <text:p>0.118149</text:p>
              </table:table-cell>
              <table:table-cell office:value-type="float" office:value="115.187">
                <text:p>115.187</text:p>
              </table:table-cell>
              <table:table-cell office:value-type="float" office:value="5.69472">
                <text:p>5.69472</text:p>
              </table:table-cell>
            </table:table-row>
            <table:table-row>
              <table:table-cell office:value-type="float" office:value="54.6">
                <text:p>54.6</text:p>
              </table:table-cell>
              <table:table-cell office:value-type="float" office:value="0.117686">
                <text:p>0.117686</text:p>
              </table:table-cell>
              <table:table-cell office:value-type="float" office:value="115.194">
                <text:p>115.194</text:p>
              </table:table-cell>
              <table:table-cell office:value-type="float" office:value="5.68798">
                <text:p>5.68798</text:p>
              </table:table-cell>
            </table:table-row>
            <table:table-row>
              <table:table-cell office:value-type="float" office:value="54.7">
                <text:p>54.7</text:p>
              </table:table-cell>
              <table:table-cell office:value-type="float" office:value="0.117225">
                <text:p>0.117225</text:p>
              </table:table-cell>
              <table:table-cell office:value-type="float" office:value="115.202">
                <text:p>115.202</text:p>
              </table:table-cell>
              <table:table-cell office:value-type="float" office:value="5.68122">
                <text:p>5.68122</text:p>
              </table:table-cell>
            </table:table-row>
            <table:table-row>
              <table:table-cell office:value-type="float" office:value="54.8">
                <text:p>54.8</text:p>
              </table:table-cell>
              <table:table-cell office:value-type="float" office:value="0.116766">
                <text:p>0.116766</text:p>
              </table:table-cell>
              <table:table-cell office:value-type="float" office:value="115.209">
                <text:p>115.209</text:p>
              </table:table-cell>
              <table:table-cell office:value-type="float" office:value="5.67446">
                <text:p>5.67446</text:p>
              </table:table-cell>
            </table:table-row>
            <table:table-row>
              <table:table-cell office:value-type="float" office:value="54.9">
                <text:p>54.9</text:p>
              </table:table-cell>
              <table:table-cell office:value-type="float" office:value="0.116309">
                <text:p>0.116309</text:p>
              </table:table-cell>
              <table:table-cell office:value-type="float" office:value="115.216">
                <text:p>115.216</text:p>
              </table:table-cell>
              <table:table-cell office:value-type="float" office:value="5.66768">
                <text:p>5.6676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15854">
                <text:p>0.115854</text:p>
              </table:table-cell>
              <table:table-cell office:value-type="float" office:value="115.223">
                <text:p>115.223</text:p>
              </table:table-cell>
              <table:table-cell office:value-type="float" office:value="5.6609">
                <text:p>5.6609</text:p>
              </table:table-cell>
            </table:table-row>
            <table:table-row>
              <table:table-cell office:value-type="float" office:value="55.1">
                <text:p>55.1</text:p>
              </table:table-cell>
              <table:table-cell office:value-type="float" office:value="0.115402">
                <text:p>0.115402</text:p>
              </table:table-cell>
              <table:table-cell office:value-type="float" office:value="115.23">
                <text:p>115.23</text:p>
              </table:table-cell>
              <table:table-cell office:value-type="float" office:value="5.65412">
                <text:p>5.65412</text:p>
              </table:table-cell>
            </table:table-row>
            <table:table-row>
              <table:table-cell office:value-type="float" office:value="55.2">
                <text:p>55.2</text:p>
              </table:table-cell>
              <table:table-cell office:value-type="float" office:value="0.114951">
                <text:p>0.114951</text:p>
              </table:table-cell>
              <table:table-cell office:value-type="float" office:value="115.238">
                <text:p>115.238</text:p>
              </table:table-cell>
              <table:table-cell office:value-type="float" office:value="5.64732">
                <text:p>5.64732</text:p>
              </table:table-cell>
            </table:table-row>
            <table:table-row>
              <table:table-cell office:value-type="float" office:value="55.3">
                <text:p>55.3</text:p>
              </table:table-cell>
              <table:table-cell office:value-type="float" office:value="0.114503">
                <text:p>0.114503</text:p>
              </table:table-cell>
              <table:table-cell office:value-type="float" office:value="115.245">
                <text:p>115.245</text:p>
              </table:table-cell>
              <table:table-cell office:value-type="float" office:value="5.64052">
                <text:p>5.64052</text:p>
              </table:table-cell>
            </table:table-row>
            <table:table-row>
              <table:table-cell office:value-type="float" office:value="55.4">
                <text:p>55.4</text:p>
              </table:table-cell>
              <table:table-cell office:value-type="float" office:value="0.114057">
                <text:p>0.114057</text:p>
              </table:table-cell>
              <table:table-cell office:value-type="float" office:value="115.252">
                <text:p>115.252</text:p>
              </table:table-cell>
              <table:table-cell office:value-type="float" office:value="5.63371">
                <text:p>5.63371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0.113612">
                <text:p>0.113612</text:p>
              </table:table-cell>
              <table:table-cell office:value-type="float" office:value="115.259">
                <text:p>115.259</text:p>
              </table:table-cell>
              <table:table-cell office:value-type="float" office:value="5.62689">
                <text:p>5.62689</text:p>
              </table:table-cell>
            </table:table-row>
            <table:table-row>
              <table:table-cell office:value-type="float" office:value="55.6">
                <text:p>55.6</text:p>
              </table:table-cell>
              <table:table-cell office:value-type="float" office:value="0.11317">
                <text:p>0.11317</text:p>
              </table:table-cell>
              <table:table-cell office:value-type="float" office:value="115.267">
                <text:p>115.267</text:p>
              </table:table-cell>
              <table:table-cell office:value-type="float" office:value="5.62007">
                <text:p>5.62007</text:p>
              </table:table-cell>
            </table:table-row>
            <table:table-row>
              <table:table-cell office:value-type="float" office:value="55.7">
                <text:p>55.7</text:p>
              </table:table-cell>
              <table:table-cell office:value-type="float" office:value="0.11273">
                <text:p>0.11273</text:p>
              </table:table-cell>
              <table:table-cell office:value-type="float" office:value="115.274">
                <text:p>115.274</text:p>
              </table:table-cell>
              <table:table-cell office:value-type="float" office:value="5.61324">
                <text:p>5.61324</text:p>
              </table:table-cell>
            </table:table-row>
            <table:table-row>
              <table:table-cell office:value-type="float" office:value="55.8">
                <text:p>55.8</text:p>
              </table:table-cell>
              <table:table-cell office:value-type="float" office:value="0.112292">
                <text:p>0.112292</text:p>
              </table:table-cell>
              <table:table-cell office:value-type="float" office:value="115.281">
                <text:p>115.281</text:p>
              </table:table-cell>
              <table:table-cell office:value-type="float" office:value="5.6064">
                <text:p>5.6064</text:p>
              </table:table-cell>
            </table:table-row>
            <table:table-row>
              <table:table-cell office:value-type="float" office:value="55.9">
                <text:p>55.9</text:p>
              </table:table-cell>
              <table:table-cell office:value-type="float" office:value="0.111856">
                <text:p>0.111856</text:p>
              </table:table-cell>
              <table:table-cell office:value-type="float" office:value="115.289">
                <text:p>115.289</text:p>
              </table:table-cell>
              <table:table-cell office:value-type="float" office:value="5.59955">
                <text:p>5.5995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111422">
                <text:p>0.111422</text:p>
              </table:table-cell>
              <table:table-cell office:value-type="float" office:value="115.296">
                <text:p>115.296</text:p>
              </table:table-cell>
              <table:table-cell office:value-type="float" office:value="5.5927">
                <text:p>5.5927</text:p>
              </table:table-cell>
            </table:table-row>
            <table:table-row>
              <table:table-cell office:value-type="float" office:value="56.1">
                <text:p>56.1</text:p>
              </table:table-cell>
              <table:table-cell office:value-type="float" office:value="0.11099">
                <text:p>0.11099</text:p>
              </table:table-cell>
              <table:table-cell office:value-type="float" office:value="115.303">
                <text:p>115.303</text:p>
              </table:table-cell>
              <table:table-cell office:value-type="float" office:value="5.58584">
                <text:p>5.58584</text:p>
              </table:table-cell>
            </table:table-row>
            <table:table-row>
              <table:table-cell office:value-type="float" office:value="56.2">
                <text:p>56.2</text:p>
              </table:table-cell>
              <table:table-cell office:value-type="float" office:value="0.11056">
                <text:p>0.11056</text:p>
              </table:table-cell>
              <table:table-cell office:value-type="float" office:value="115.31">
                <text:p>115.31</text:p>
              </table:table-cell>
              <table:table-cell office:value-type="float" office:value="5.57898">
                <text:p>5.57898</text:p>
              </table:table-cell>
            </table:table-row>
            <table:table-row>
              <table:table-cell office:value-type="float" office:value="56.3">
                <text:p>56.3</text:p>
              </table:table-cell>
              <table:table-cell office:value-type="float" office:value="0.110132">
                <text:p>0.110132</text:p>
              </table:table-cell>
              <table:table-cell office:value-type="float" office:value="115.318">
                <text:p>115.318</text:p>
              </table:table-cell>
              <table:table-cell office:value-type="float" office:value="5.57211">
                <text:p>5.57211</text:p>
              </table:table-cell>
            </table:table-row>
            <table:table-row>
              <table:table-cell office:value-type="float" office:value="56.4">
                <text:p>56.4</text:p>
              </table:table-cell>
              <table:table-cell office:value-type="float" office:value="0.109706">
                <text:p>0.109706</text:p>
              </table:table-cell>
              <table:table-cell office:value-type="float" office:value="115.325">
                <text:p>115.325</text:p>
              </table:table-cell>
              <table:table-cell office:value-type="float" office:value="5.56523">
                <text:p>5.56523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0.109282">
                <text:p>0.109282</text:p>
              </table:table-cell>
              <table:table-cell office:value-type="float" office:value="115.332">
                <text:p>115.332</text:p>
              </table:table-cell>
              <table:table-cell office:value-type="float" office:value="5.55835">
                <text:p>5.55835</text:p>
              </table:table-cell>
            </table:table-row>
            <table:table-row>
              <table:table-cell office:value-type="float" office:value="56.6">
                <text:p>56.6</text:p>
              </table:table-cell>
              <table:table-cell office:value-type="float" office:value="0.10886">
                <text:p>0.10886</text:p>
              </table:table-cell>
              <table:table-cell office:value-type="float" office:value="115.34">
                <text:p>115.34</text:p>
              </table:table-cell>
              <table:table-cell office:value-type="float" office:value="5.55146">
                <text:p>5.55146</text:p>
              </table:table-cell>
            </table:table-row>
            <table:table-row>
              <table:table-cell office:value-type="float" office:value="56.7">
                <text:p>56.7</text:p>
              </table:table-cell>
              <table:table-cell office:value-type="float" office:value="0.10844">
                <text:p>0.10844</text:p>
              </table:table-cell>
              <table:table-cell office:value-type="float" office:value="115.347">
                <text:p>115.347</text:p>
              </table:table-cell>
              <table:table-cell office:value-type="float" office:value="5.54457">
                <text:p>5.54457</text:p>
              </table:table-cell>
            </table:table-row>
            <table:table-row>
              <table:table-cell office:value-type="float" office:value="56.8">
                <text:p>56.8</text:p>
              </table:table-cell>
              <table:table-cell office:value-type="float" office:value="0.108022">
                <text:p>0.108022</text:p>
              </table:table-cell>
              <table:table-cell office:value-type="float" office:value="115.354">
                <text:p>115.354</text:p>
              </table:table-cell>
              <table:table-cell office:value-type="float" office:value="5.53767">
                <text:p>5.53767</text:p>
              </table:table-cell>
            </table:table-row>
            <table:table-row>
              <table:table-cell office:value-type="float" office:value="56.9">
                <text:p>56.9</text:p>
              </table:table-cell>
              <table:table-cell office:value-type="float" office:value="0.107605">
                <text:p>0.107605</text:p>
              </table:table-cell>
              <table:table-cell office:value-type="float" office:value="115.362">
                <text:p>115.362</text:p>
              </table:table-cell>
              <table:table-cell office:value-type="float" office:value="5.53077">
                <text:p>5.5307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107191">
                <text:p>0.107191</text:p>
              </table:table-cell>
              <table:table-cell office:value-type="float" office:value="115.369">
                <text:p>115.369</text:p>
              </table:table-cell>
              <table:table-cell office:value-type="float" office:value="5.52386">
                <text:p>5.52386</text:p>
              </table:table-cell>
            </table:table-row>
            <table:table-row>
              <table:table-cell office:value-type="float" office:value="57.1">
                <text:p>57.1</text:p>
              </table:table-cell>
              <table:table-cell office:value-type="float" office:value="0.106779">
                <text:p>0.106779</text:p>
              </table:table-cell>
              <table:table-cell office:value-type="float" office:value="115.376">
                <text:p>115.376</text:p>
              </table:table-cell>
              <table:table-cell office:value-type="float" office:value="5.51694">
                <text:p>5.51694</text:p>
              </table:table-cell>
            </table:table-row>
            <table:table-row>
              <table:table-cell office:value-type="float" office:value="57.2">
                <text:p>57.2</text:p>
              </table:table-cell>
              <table:table-cell office:value-type="float" office:value="0.106368">
                <text:p>0.106368</text:p>
              </table:table-cell>
              <table:table-cell office:value-type="float" office:value="115.384">
                <text:p>115.384</text:p>
              </table:table-cell>
              <table:table-cell office:value-type="float" office:value="5.51002">
                <text:p>5.51002</text:p>
              </table:table-cell>
            </table:table-row>
            <table:table-row>
              <table:table-cell office:value-type="float" office:value="57.3">
                <text:p>57.3</text:p>
              </table:table-cell>
              <table:table-cell office:value-type="float" office:value="0.105959">
                <text:p>0.105959</text:p>
              </table:table-cell>
              <table:table-cell office:value-type="float" office:value="115.391">
                <text:p>115.391</text:p>
              </table:table-cell>
              <table:table-cell office:value-type="float" office:value="5.50309">
                <text:p>5.50309</text:p>
              </table:table-cell>
            </table:table-row>
            <table:table-row>
              <table:table-cell office:value-type="float" office:value="57.4">
                <text:p>57.4</text:p>
              </table:table-cell>
              <table:table-cell office:value-type="float" office:value="0.105553">
                <text:p>0.105553</text:p>
              </table:table-cell>
              <table:table-cell office:value-type="float" office:value="115.398">
                <text:p>115.398</text:p>
              </table:table-cell>
              <table:table-cell office:value-type="float" office:value="5.49616">
                <text:p>5.49616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0.105148">
                <text:p>0.105148</text:p>
              </table:table-cell>
              <table:table-cell office:value-type="float" office:value="115.406">
                <text:p>115.406</text:p>
              </table:table-cell>
              <table:table-cell office:value-type="float" office:value="5.48923">
                <text:p>5.48923</text:p>
              </table:table-cell>
            </table:table-row>
            <table:table-row>
              <table:table-cell office:value-type="float" office:value="57.6">
                <text:p>57.6</text:p>
              </table:table-cell>
              <table:table-cell office:value-type="float" office:value="0.104745">
                <text:p>0.104745</text:p>
              </table:table-cell>
              <table:table-cell office:value-type="float" office:value="115.413">
                <text:p>115.413</text:p>
              </table:table-cell>
              <table:table-cell office:value-type="float" office:value="5.48228">
                <text:p>5.48228</text:p>
              </table:table-cell>
            </table:table-row>
            <table:table-row>
              <table:table-cell office:value-type="float" office:value="57.7">
                <text:p>57.7</text:p>
              </table:table-cell>
              <table:table-cell office:value-type="float" office:value="0.104343">
                <text:p>0.104343</text:p>
              </table:table-cell>
              <table:table-cell office:value-type="float" office:value="115.42">
                <text:p>115.42</text:p>
              </table:table-cell>
              <table:table-cell office:value-type="float" office:value="5.47534">
                <text:p>5.47534</text:p>
              </table:table-cell>
            </table:table-row>
            <table:table-row>
              <table:table-cell office:value-type="float" office:value="57.8">
                <text:p>57.8</text:p>
              </table:table-cell>
              <table:table-cell office:value-type="float" office:value="0.103944">
                <text:p>0.103944</text:p>
              </table:table-cell>
              <table:table-cell office:value-type="float" office:value="115.428">
                <text:p>115.428</text:p>
              </table:table-cell>
              <table:table-cell office:value-type="float" office:value="5.46839">
                <text:p>5.46839</text:p>
              </table:table-cell>
            </table:table-row>
            <table:table-row>
              <table:table-cell office:value-type="float" office:value="57.9">
                <text:p>57.9</text:p>
              </table:table-cell>
              <table:table-cell office:value-type="float" office:value="0.103546">
                <text:p>0.103546</text:p>
              </table:table-cell>
              <table:table-cell office:value-type="float" office:value="115.435">
                <text:p>115.435</text:p>
              </table:table-cell>
              <table:table-cell office:value-type="float" office:value="5.46143">
                <text:p>5.4614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103151">
                <text:p>0.103151</text:p>
              </table:table-cell>
              <table:table-cell office:value-type="float" office:value="115.442">
                <text:p>115.442</text:p>
              </table:table-cell>
              <table:table-cell office:value-type="float" office:value="5.45447">
                <text:p>5.45447</text:p>
              </table:table-cell>
            </table:table-row>
            <table:table-row>
              <table:table-cell office:value-type="float" office:value="58.1">
                <text:p>58.1</text:p>
              </table:table-cell>
              <table:table-cell office:value-type="float" office:value="0.102757">
                <text:p>0.102757</text:p>
              </table:table-cell>
              <table:table-cell office:value-type="float" office:value="115.45">
                <text:p>115.45</text:p>
              </table:table-cell>
              <table:table-cell office:value-type="float" office:value="5.44751">
                <text:p>5.44751</text:p>
              </table:table-cell>
            </table:table-row>
            <table:table-row>
              <table:table-cell office:value-type="float" office:value="58.2">
                <text:p>58.2</text:p>
              </table:table-cell>
              <table:table-cell office:value-type="float" office:value="0.102365">
                <text:p>0.102365</text:p>
              </table:table-cell>
              <table:table-cell office:value-type="float" office:value="115.457">
                <text:p>115.457</text:p>
              </table:table-cell>
              <table:table-cell office:value-type="float" office:value="5.44054">
                <text:p>5.44054</text:p>
              </table:table-cell>
            </table:table-row>
            <table:table-row>
              <table:table-cell office:value-type="float" office:value="58.3">
                <text:p>58.3</text:p>
              </table:table-cell>
              <table:table-cell office:value-type="float" office:value="0.101974">
                <text:p>0.101974</text:p>
              </table:table-cell>
              <table:table-cell office:value-type="float" office:value="115.464">
                <text:p>115.464</text:p>
              </table:table-cell>
              <table:table-cell office:value-type="float" office:value="5.43357">
                <text:p>5.43357</text:p>
              </table:table-cell>
            </table:table-row>
            <table:table-row>
              <table:table-cell office:value-type="float" office:value="58.4">
                <text:p>58.4</text:p>
              </table:table-cell>
              <table:table-cell office:value-type="float" office:value="0.101586">
                <text:p>0.101586</text:p>
              </table:table-cell>
              <table:table-cell office:value-type="float" office:value="115.472">
                <text:p>115.472</text:p>
              </table:table-cell>
              <table:table-cell office:value-type="float" office:value="5.4266">
                <text:p>5.4266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0.101199">
                <text:p>0.101199</text:p>
              </table:table-cell>
              <table:table-cell office:value-type="float" office:value="115.479">
                <text:p>115.479</text:p>
              </table:table-cell>
              <table:table-cell office:value-type="float" office:value="5.41962">
                <text:p>5.41962</text:p>
              </table:table-cell>
            </table:table-row>
            <table:table-row>
              <table:table-cell office:value-type="float" office:value="58.6">
                <text:p>58.6</text:p>
              </table:table-cell>
              <table:table-cell office:value-type="float" office:value="0.100814">
                <text:p>0.100814</text:p>
              </table:table-cell>
              <table:table-cell office:value-type="float" office:value="115.487">
                <text:p>115.487</text:p>
              </table:table-cell>
              <table:table-cell office:value-type="float" office:value="5.41263">
                <text:p>5.41263</text:p>
              </table:table-cell>
            </table:table-row>
            <table:table-row>
              <table:table-cell office:value-type="float" office:value="58.7">
                <text:p>58.7</text:p>
              </table:table-cell>
              <table:table-cell office:value-type="float" office:value="0.100431">
                <text:p>0.100431</text:p>
              </table:table-cell>
              <table:table-cell office:value-type="float" office:value="115.494">
                <text:p>115.494</text:p>
              </table:table-cell>
              <table:table-cell office:value-type="float" office:value="5.40565">
                <text:p>5.40565</text:p>
              </table:table-cell>
            </table:table-row>
            <table:table-row>
              <table:table-cell office:value-type="float" office:value="58.8">
                <text:p>58.8</text:p>
              </table:table-cell>
              <table:table-cell office:value-type="float" office:value="0.10005">
                <text:p>0.10005</text:p>
              </table:table-cell>
              <table:table-cell office:value-type="float" office:value="115.501">
                <text:p>115.501</text:p>
              </table:table-cell>
              <table:table-cell office:value-type="float" office:value="5.39866">
                <text:p>5.39866</text:p>
              </table:table-cell>
            </table:table-row>
            <table:table-row>
              <table:table-cell office:value-type="float" office:value="58.9">
                <text:p>58.9</text:p>
              </table:table-cell>
              <table:table-cell office:value-type="float" office:value="0.09967">
                <text:p>0.09967</text:p>
              </table:table-cell>
              <table:table-cell office:value-type="float" office:value="115.509">
                <text:p>115.509</text:p>
              </table:table-cell>
              <table:table-cell office:value-type="float" office:value="5.39166">
                <text:p>5.3916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99292">
                <text:p>0.099292</text:p>
              </table:table-cell>
              <table:table-cell office:value-type="float" office:value="115.516">
                <text:p>115.516</text:p>
              </table:table-cell>
              <table:table-cell office:value-type="float" office:value="5.38466">
                <text:p>5.38466</text:p>
              </table:table-cell>
            </table:table-row>
            <table:table-row>
              <table:table-cell office:value-type="float" office:value="59.1">
                <text:p>59.1</text:p>
              </table:table-cell>
              <table:table-cell office:value-type="float" office:value="0.0989158">
                <text:p>0.0989158</text:p>
              </table:table-cell>
              <table:table-cell office:value-type="float" office:value="115.523">
                <text:p>115.523</text:p>
              </table:table-cell>
              <table:table-cell office:value-type="float" office:value="5.37766">
                <text:p>5.37766</text:p>
              </table:table-cell>
            </table:table-row>
            <table:table-row>
              <table:table-cell office:value-type="float" office:value="59.2">
                <text:p>59.2</text:p>
              </table:table-cell>
              <table:table-cell office:value-type="float" office:value="0.0985413">
                <text:p>0.0985413</text:p>
              </table:table-cell>
              <table:table-cell office:value-type="float" office:value="115.531">
                <text:p>115.531</text:p>
              </table:table-cell>
              <table:table-cell office:value-type="float" office:value="5.37066">
                <text:p>5.37066</text:p>
              </table:table-cell>
            </table:table-row>
            <table:table-row>
              <table:table-cell office:value-type="float" office:value="59.3">
                <text:p>59.3</text:p>
              </table:table-cell>
              <table:table-cell office:value-type="float" office:value="0.0981685">
                <text:p>0.0981685</text:p>
              </table:table-cell>
              <table:table-cell office:value-type="float" office:value="115.538">
                <text:p>115.538</text:p>
              </table:table-cell>
              <table:table-cell office:value-type="float" office:value="5.36365">
                <text:p>5.36365</text:p>
              </table:table-cell>
            </table:table-row>
            <table:table-row>
              <table:table-cell office:value-type="float" office:value="59.4">
                <text:p>59.4</text:p>
              </table:table-cell>
              <table:table-cell office:value-type="float" office:value="0.0977974">
                <text:p>0.0977974</text:p>
              </table:table-cell>
              <table:table-cell office:value-type="float" office:value="115.546">
                <text:p>115.546</text:p>
              </table:table-cell>
              <table:table-cell office:value-type="float" office:value="5.35664">
                <text:p>5.35664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0.097428">
                <text:p>0.097428</text:p>
              </table:table-cell>
              <table:table-cell office:value-type="float" office:value="115.553">
                <text:p>115.553</text:p>
              </table:table-cell>
              <table:table-cell office:value-type="float" office:value="5.34963">
                <text:p>5.34963</text:p>
              </table:table-cell>
            </table:table-row>
            <table:table-row>
              <table:table-cell office:value-type="float" office:value="59.6">
                <text:p>59.6</text:p>
              </table:table-cell>
              <table:table-cell office:value-type="float" office:value="0.0970602">
                <text:p>0.0970602</text:p>
              </table:table-cell>
              <table:table-cell office:value-type="float" office:value="115.56">
                <text:p>115.56</text:p>
              </table:table-cell>
              <table:table-cell office:value-type="float" office:value="5.34261">
                <text:p>5.34261</text:p>
              </table:table-cell>
            </table:table-row>
            <table:table-row>
              <table:table-cell office:value-type="float" office:value="59.7">
                <text:p>59.7</text:p>
              </table:table-cell>
              <table:table-cell office:value-type="float" office:value="0.0966942">
                <text:p>0.0966942</text:p>
              </table:table-cell>
              <table:table-cell office:value-type="float" office:value="115.568">
                <text:p>115.568</text:p>
              </table:table-cell>
              <table:table-cell office:value-type="float" office:value="5.33559">
                <text:p>5.33559</text:p>
              </table:table-cell>
            </table:table-row>
            <table:table-row>
              <table:table-cell office:value-type="float" office:value="59.8">
                <text:p>59.8</text:p>
              </table:table-cell>
              <table:table-cell office:value-type="float" office:value="0.0963298">
                <text:p>0.0963298</text:p>
              </table:table-cell>
              <table:table-cell office:value-type="float" office:value="115.575">
                <text:p>115.575</text:p>
              </table:table-cell>
              <table:table-cell office:value-type="float" office:value="5.32857">
                <text:p>5.32857</text:p>
              </table:table-cell>
            </table:table-row>
            <table:table-row>
              <table:table-cell office:value-type="float" office:value="59.9">
                <text:p>59.9</text:p>
              </table:table-cell>
              <table:table-cell office:value-type="float" office:value="0.095967">
                <text:p>0.095967</text:p>
              </table:table-cell>
              <table:table-cell office:value-type="float" office:value="115.582">
                <text:p>115.582</text:p>
              </table:table-cell>
              <table:table-cell office:value-type="float" office:value="5.32155">
                <text:p>5.321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956059">
                <text:p>0.0956059</text:p>
              </table:table-cell>
              <table:table-cell office:value-type="float" office:value="115.59">
                <text:p>115.59</text:p>
              </table:table-cell>
              <table:table-cell office:value-type="float" office:value="5.31452">
                <text:p>5.31452</text:p>
              </table:table-cell>
            </table:table-row>
            <table:table-row>
              <table:table-cell office:value-type="float" office:value="60.1">
                <text:p>60.1</text:p>
              </table:table-cell>
              <table:table-cell office:value-type="float" office:value="0.0952465">
                <text:p>0.0952465</text:p>
              </table:table-cell>
              <table:table-cell office:value-type="float" office:value="115.597">
                <text:p>115.597</text:p>
              </table:table-cell>
              <table:table-cell office:value-type="float" office:value="5.30749">
                <text:p>5.30749</text:p>
              </table:table-cell>
            </table:table-row>
            <table:table-row>
              <table:table-cell office:value-type="float" office:value="60.2">
                <text:p>60.2</text:p>
              </table:table-cell>
              <table:table-cell office:value-type="float" office:value="0.0948887">
                <text:p>0.0948887</text:p>
              </table:table-cell>
              <table:table-cell office:value-type="float" office:value="115.605">
                <text:p>115.605</text:p>
              </table:table-cell>
              <table:table-cell office:value-type="float" office:value="5.30046">
                <text:p>5.30046</text:p>
              </table:table-cell>
            </table:table-row>
            <table:table-row>
              <table:table-cell office:value-type="float" office:value="60.3">
                <text:p>60.3</text:p>
              </table:table-cell>
              <table:table-cell office:value-type="float" office:value="0.0945325">
                <text:p>0.0945325</text:p>
              </table:table-cell>
              <table:table-cell office:value-type="float" office:value="115.612">
                <text:p>115.612</text:p>
              </table:table-cell>
              <table:table-cell office:value-type="float" office:value="5.29343">
                <text:p>5.29343</text:p>
              </table:table-cell>
            </table:table-row>
            <table:table-row>
              <table:table-cell office:value-type="float" office:value="60.4">
                <text:p>60.4</text:p>
              </table:table-cell>
              <table:table-cell office:value-type="float" office:value="0.0941779">
                <text:p>0.0941779</text:p>
              </table:table-cell>
              <table:table-cell office:value-type="float" office:value="115.619">
                <text:p>115.619</text:p>
              </table:table-cell>
              <table:table-cell office:value-type="float" office:value="5.28639">
                <text:p>5.28639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0.0938249">
                <text:p>0.0938249</text:p>
              </table:table-cell>
              <table:table-cell office:value-type="float" office:value="115.627">
                <text:p>115.627</text:p>
              </table:table-cell>
              <table:table-cell office:value-type="float" office:value="5.27935">
                <text:p>5.27935</text:p>
              </table:table-cell>
            </table:table-row>
            <table:table-row>
              <table:table-cell office:value-type="float" office:value="60.6">
                <text:p>60.6</text:p>
              </table:table-cell>
              <table:table-cell office:value-type="float" office:value="0.0934736">
                <text:p>0.0934736</text:p>
              </table:table-cell>
              <table:table-cell office:value-type="float" office:value="115.634">
                <text:p>115.634</text:p>
              </table:table-cell>
              <table:table-cell office:value-type="float" office:value="5.27231">
                <text:p>5.27231</text:p>
              </table:table-cell>
            </table:table-row>
            <table:table-row>
              <table:table-cell office:value-type="float" office:value="60.7">
                <text:p>60.7</text:p>
              </table:table-cell>
              <table:table-cell office:value-type="float" office:value="0.0931238">
                <text:p>0.0931238</text:p>
              </table:table-cell>
              <table:table-cell office:value-type="float" office:value="115.642">
                <text:p>115.642</text:p>
              </table:table-cell>
              <table:table-cell office:value-type="float" office:value="5.26527">
                <text:p>5.26527</text:p>
              </table:table-cell>
            </table:table-row>
            <table:table-row>
              <table:table-cell office:value-type="float" office:value="60.8">
                <text:p>60.8</text:p>
              </table:table-cell>
              <table:table-cell office:value-type="float" office:value="0.0927756">
                <text:p>0.0927756</text:p>
              </table:table-cell>
              <table:table-cell office:value-type="float" office:value="115.649">
                <text:p>115.649</text:p>
              </table:table-cell>
              <table:table-cell office:value-type="float" office:value="5.25823">
                <text:p>5.25823</text:p>
              </table:table-cell>
            </table:table-row>
            <table:table-row>
              <table:table-cell office:value-type="float" office:value="60.9">
                <text:p>60.9</text:p>
              </table:table-cell>
              <table:table-cell office:value-type="float" office:value="0.092429">
                <text:p>0.092429</text:p>
              </table:table-cell>
              <table:table-cell office:value-type="float" office:value="115.656">
                <text:p>115.656</text:p>
              </table:table-cell>
              <table:table-cell office:value-type="float" office:value="5.25118">
                <text:p>5.2511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920839">
                <text:p>0.0920839</text:p>
              </table:table-cell>
              <table:table-cell office:value-type="float" office:value="115.664">
                <text:p>115.664</text:p>
              </table:table-cell>
              <table:table-cell office:value-type="float" office:value="5.24413">
                <text:p>5.24413</text:p>
              </table:table-cell>
            </table:table-row>
            <table:table-row>
              <table:table-cell office:value-type="float" office:value="61.1">
                <text:p>61.1</text:p>
              </table:table-cell>
              <table:table-cell office:value-type="float" office:value="0.0917404">
                <text:p>0.0917404</text:p>
              </table:table-cell>
              <table:table-cell office:value-type="float" office:value="115.671">
                <text:p>115.671</text:p>
              </table:table-cell>
              <table:table-cell office:value-type="float" office:value="5.23708">
                <text:p>5.23708</text:p>
              </table:table-cell>
            </table:table-row>
            <table:table-row>
              <table:table-cell office:value-type="float" office:value="61.2">
                <text:p>61.2</text:p>
              </table:table-cell>
              <table:table-cell office:value-type="float" office:value="0.0913985">
                <text:p>0.0913985</text:p>
              </table:table-cell>
              <table:table-cell office:value-type="float" office:value="115.679">
                <text:p>115.679</text:p>
              </table:table-cell>
              <table:table-cell office:value-type="float" office:value="5.23003">
                <text:p>5.23003</text:p>
              </table:table-cell>
            </table:table-row>
            <table:table-row>
              <table:table-cell office:value-type="float" office:value="61.3">
                <text:p>61.3</text:p>
              </table:table-cell>
              <table:table-cell office:value-type="float" office:value="0.0910581">
                <text:p>0.0910581</text:p>
              </table:table-cell>
              <table:table-cell office:value-type="float" office:value="115.686">
                <text:p>115.686</text:p>
              </table:table-cell>
              <table:table-cell office:value-type="float" office:value="5.22298">
                <text:p>5.22298</text:p>
              </table:table-cell>
            </table:table-row>
            <table:table-row>
              <table:table-cell office:value-type="float" office:value="61.4">
                <text:p>61.4</text:p>
              </table:table-cell>
              <table:table-cell office:value-type="float" office:value="0.0907193">
                <text:p>0.0907193</text:p>
              </table:table-cell>
              <table:table-cell office:value-type="float" office:value="115.693">
                <text:p>115.693</text:p>
              </table:table-cell>
              <table:table-cell office:value-type="float" office:value="5.21593">
                <text:p>5.21593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0.0903819">
                <text:p>0.0903819</text:p>
              </table:table-cell>
              <table:table-cell office:value-type="float" office:value="115.701">
                <text:p>115.701</text:p>
              </table:table-cell>
              <table:table-cell office:value-type="float" office:value="5.20888">
                <text:p>5.20888</text:p>
              </table:table-cell>
            </table:table-row>
            <table:table-row>
              <table:table-cell office:value-type="float" office:value="61.6">
                <text:p>61.6</text:p>
              </table:table-cell>
              <table:table-cell office:value-type="float" office:value="0.0900461">
                <text:p>0.0900461</text:p>
              </table:table-cell>
              <table:table-cell office:value-type="float" office:value="115.708">
                <text:p>115.708</text:p>
              </table:table-cell>
              <table:table-cell office:value-type="float" office:value="5.20182">
                <text:p>5.20182</text:p>
              </table:table-cell>
            </table:table-row>
            <table:table-row>
              <table:table-cell office:value-type="float" office:value="61.7">
                <text:p>61.7</text:p>
              </table:table-cell>
              <table:table-cell office:value-type="float" office:value="0.0897118">
                <text:p>0.0897118</text:p>
              </table:table-cell>
              <table:table-cell office:value-type="float" office:value="115.716">
                <text:p>115.716</text:p>
              </table:table-cell>
              <table:table-cell office:value-type="float" office:value="5.19476">
                <text:p>5.19476</text:p>
              </table:table-cell>
            </table:table-row>
            <table:table-row>
              <table:table-cell office:value-type="float" office:value="61.8">
                <text:p>61.8</text:p>
              </table:table-cell>
              <table:table-cell office:value-type="float" office:value="0.089379">
                <text:p>0.089379</text:p>
              </table:table-cell>
              <table:table-cell office:value-type="float" office:value="115.723">
                <text:p>115.723</text:p>
              </table:table-cell>
              <table:table-cell office:value-type="float" office:value="5.18771">
                <text:p>5.18771</text:p>
              </table:table-cell>
            </table:table-row>
            <table:table-row>
              <table:table-cell office:value-type="float" office:value="61.9">
                <text:p>61.9</text:p>
              </table:table-cell>
              <table:table-cell office:value-type="float" office:value="0.0890478">
                <text:p>0.0890478</text:p>
              </table:table-cell>
              <table:table-cell office:value-type="float" office:value="115.73">
                <text:p>115.73</text:p>
              </table:table-cell>
              <table:table-cell office:value-type="float" office:value="5.18065">
                <text:p>5.1806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88718">
                <text:p>0.088718</text:p>
              </table:table-cell>
              <table:table-cell office:value-type="float" office:value="115.738">
                <text:p>115.738</text:p>
              </table:table-cell>
              <table:table-cell office:value-type="float" office:value="5.17359">
                <text:p>5.17359</text:p>
              </table:table-cell>
            </table:table-row>
            <table:table-row>
              <table:table-cell office:value-type="float" office:value="62.1">
                <text:p>62.1</text:p>
              </table:table-cell>
              <table:table-cell office:value-type="float" office:value="0.0883896">
                <text:p>0.0883896</text:p>
              </table:table-cell>
              <table:table-cell office:value-type="float" office:value="115.745">
                <text:p>115.745</text:p>
              </table:table-cell>
              <table:table-cell office:value-type="float" office:value="5.16653">
                <text:p>5.16653</text:p>
              </table:table-cell>
            </table:table-row>
            <table:table-row>
              <table:table-cell office:value-type="float" office:value="62.2">
                <text:p>62.2</text:p>
              </table:table-cell>
              <table:table-cell office:value-type="float" office:value="0.0880628">
                <text:p>0.0880628</text:p>
              </table:table-cell>
              <table:table-cell office:value-type="float" office:value="115.752">
                <text:p>115.752</text:p>
              </table:table-cell>
              <table:table-cell office:value-type="float" office:value="5.15947">
                <text:p>5.15947</text:p>
              </table:table-cell>
            </table:table-row>
            <table:table-row>
              <table:table-cell office:value-type="float" office:value="62.3">
                <text:p>62.3</text:p>
              </table:table-cell>
              <table:table-cell office:value-type="float" office:value="0.0877374">
                <text:p>0.0877374</text:p>
              </table:table-cell>
              <table:table-cell office:value-type="float" office:value="115.76">
                <text:p>115.76</text:p>
              </table:table-cell>
              <table:table-cell office:value-type="float" office:value="5.15241">
                <text:p>5.15241</text:p>
              </table:table-cell>
            </table:table-row>
            <table:table-row>
              <table:table-cell office:value-type="float" office:value="62.4">
                <text:p>62.4</text:p>
              </table:table-cell>
              <table:table-cell office:value-type="float" office:value="0.0874135">
                <text:p>0.0874135</text:p>
              </table:table-cell>
              <table:table-cell office:value-type="float" office:value="115.767">
                <text:p>115.767</text:p>
              </table:table-cell>
              <table:table-cell office:value-type="float" office:value="5.14535">
                <text:p>5.14535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0.0870911">
                <text:p>0.0870911</text:p>
              </table:table-cell>
              <table:table-cell office:value-type="float" office:value="115.775">
                <text:p>115.775</text:p>
              </table:table-cell>
              <table:table-cell office:value-type="float" office:value="5.13828">
                <text:p>5.13828</text:p>
              </table:table-cell>
            </table:table-row>
            <table:table-row>
              <table:table-cell office:value-type="float" office:value="62.6">
                <text:p>62.6</text:p>
              </table:table-cell>
              <table:table-cell office:value-type="float" office:value="0.08677">
                <text:p>0.08677</text:p>
              </table:table-cell>
              <table:table-cell office:value-type="float" office:value="115.782">
                <text:p>115.782</text:p>
              </table:table-cell>
              <table:table-cell office:value-type="float" office:value="5.13122">
                <text:p>5.13122</text:p>
              </table:table-cell>
            </table:table-row>
            <table:table-row>
              <table:table-cell office:value-type="float" office:value="62.7">
                <text:p>62.7</text:p>
              </table:table-cell>
              <table:table-cell office:value-type="float" office:value="0.0864505">
                <text:p>0.0864505</text:p>
              </table:table-cell>
              <table:table-cell office:value-type="float" office:value="115.789">
                <text:p>115.789</text:p>
              </table:table-cell>
              <table:table-cell office:value-type="float" office:value="5.12416">
                <text:p>5.12416</text:p>
              </table:table-cell>
            </table:table-row>
            <table:table-row>
              <table:table-cell office:value-type="float" office:value="62.8">
                <text:p>62.8</text:p>
              </table:table-cell>
              <table:table-cell office:value-type="float" office:value="0.0861323">
                <text:p>0.0861323</text:p>
              </table:table-cell>
              <table:table-cell office:value-type="float" office:value="115.797">
                <text:p>115.797</text:p>
              </table:table-cell>
              <table:table-cell office:value-type="float" office:value="5.11709">
                <text:p>5.11709</text:p>
              </table:table-cell>
            </table:table-row>
            <table:table-row>
              <table:table-cell office:value-type="float" office:value="62.9">
                <text:p>62.9</text:p>
              </table:table-cell>
              <table:table-cell office:value-type="float" office:value="0.0858156">
                <text:p>0.0858156</text:p>
              </table:table-cell>
              <table:table-cell office:value-type="float" office:value="115.804">
                <text:p>115.804</text:p>
              </table:table-cell>
              <table:table-cell office:value-type="float" office:value="5.11003">
                <text:p>5.1100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855003">
                <text:p>0.0855003</text:p>
              </table:table-cell>
              <table:table-cell office:value-type="float" office:value="115.812">
                <text:p>115.812</text:p>
              </table:table-cell>
              <table:table-cell office:value-type="float" office:value="5.10297">
                <text:p>5.10297</text:p>
              </table:table-cell>
            </table:table-row>
            <table:table-row>
              <table:table-cell office:value-type="float" office:value="63.1">
                <text:p>63.1</text:p>
              </table:table-cell>
              <table:table-cell office:value-type="float" office:value="0.0851864">
                <text:p>0.0851864</text:p>
              </table:table-cell>
              <table:table-cell office:value-type="float" office:value="115.819">
                <text:p>115.819</text:p>
              </table:table-cell>
              <table:table-cell office:value-type="float" office:value="5.0959">
                <text:p>5.0959</text:p>
              </table:table-cell>
            </table:table-row>
            <table:table-row>
              <table:table-cell office:value-type="float" office:value="63.2">
                <text:p>63.2</text:p>
              </table:table-cell>
              <table:table-cell office:value-type="float" office:value="0.084874">
                <text:p>0.084874</text:p>
              </table:table-cell>
              <table:table-cell office:value-type="float" office:value="115.826">
                <text:p>115.826</text:p>
              </table:table-cell>
              <table:table-cell office:value-type="float" office:value="5.08884">
                <text:p>5.08884</text:p>
              </table:table-cell>
            </table:table-row>
            <table:table-row>
              <table:table-cell office:value-type="float" office:value="63.3">
                <text:p>63.3</text:p>
              </table:table-cell>
              <table:table-cell office:value-type="float" office:value="0.0845629">
                <text:p>0.0845629</text:p>
              </table:table-cell>
              <table:table-cell office:value-type="float" office:value="115.834">
                <text:p>115.834</text:p>
              </table:table-cell>
              <table:table-cell office:value-type="float" office:value="5.08178">
                <text:p>5.08178</text:p>
              </table:table-cell>
            </table:table-row>
            <table:table-row>
              <table:table-cell office:value-type="float" office:value="63.4">
                <text:p>63.4</text:p>
              </table:table-cell>
              <table:table-cell office:value-type="float" office:value="0.0842532">
                <text:p>0.0842532</text:p>
              </table:table-cell>
              <table:table-cell office:value-type="float" office:value="115.841">
                <text:p>115.841</text:p>
              </table:table-cell>
              <table:table-cell office:value-type="float" office:value="5.07471">
                <text:p>5.07471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0.0839448">
                <text:p>0.0839448</text:p>
              </table:table-cell>
              <table:table-cell office:value-type="float" office:value="115.848">
                <text:p>115.848</text:p>
              </table:table-cell>
              <table:table-cell office:value-type="float" office:value="5.06765">
                <text:p>5.06765</text:p>
              </table:table-cell>
            </table:table-row>
            <table:table-row>
              <table:table-cell office:value-type="float" office:value="63.6">
                <text:p>63.6</text:p>
              </table:table-cell>
              <table:table-cell office:value-type="float" office:value="0.0836379">
                <text:p>0.0836379</text:p>
              </table:table-cell>
              <table:table-cell office:value-type="float" office:value="115.856">
                <text:p>115.856</text:p>
              </table:table-cell>
              <table:table-cell office:value-type="float" office:value="5.06059">
                <text:p>5.06059</text:p>
              </table:table-cell>
            </table:table-row>
            <table:table-row>
              <table:table-cell office:value-type="float" office:value="63.7">
                <text:p>63.7</text:p>
              </table:table-cell>
              <table:table-cell office:value-type="float" office:value="0.0833323">
                <text:p>0.0833323</text:p>
              </table:table-cell>
              <table:table-cell office:value-type="float" office:value="115.863">
                <text:p>115.863</text:p>
              </table:table-cell>
              <table:table-cell office:value-type="float" office:value="5.05352">
                <text:p>5.05352</text:p>
              </table:table-cell>
            </table:table-row>
            <table:table-row>
              <table:table-cell office:value-type="float" office:value="63.8">
                <text:p>63.8</text:p>
              </table:table-cell>
              <table:table-cell office:value-type="float" office:value="0.0830281">
                <text:p>0.0830281</text:p>
              </table:table-cell>
              <table:table-cell office:value-type="float" office:value="115.871">
                <text:p>115.871</text:p>
              </table:table-cell>
              <table:table-cell office:value-type="float" office:value="5.04646">
                <text:p>5.04646</text:p>
              </table:table-cell>
            </table:table-row>
            <table:table-row>
              <table:table-cell office:value-type="float" office:value="63.9">
                <text:p>63.9</text:p>
              </table:table-cell>
              <table:table-cell office:value-type="float" office:value="0.0827253">
                <text:p>0.0827253</text:p>
              </table:table-cell>
              <table:table-cell office:value-type="float" office:value="115.878">
                <text:p>115.878</text:p>
              </table:table-cell>
              <table:table-cell office:value-type="float" office:value="5.0394">
                <text:p>5.039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824238">
                <text:p>0.0824238</text:p>
              </table:table-cell>
              <table:table-cell office:value-type="float" office:value="115.885">
                <text:p>115.885</text:p>
              </table:table-cell>
              <table:table-cell office:value-type="float" office:value="5.03234">
                <text:p>5.03234</text:p>
              </table:table-cell>
            </table:table-row>
            <table:table-row>
              <table:table-cell office:value-type="float" office:value="64.1">
                <text:p>64.1</text:p>
              </table:table-cell>
              <table:table-cell office:value-type="float" office:value="0.0821236">
                <text:p>0.0821236</text:p>
              </table:table-cell>
              <table:table-cell office:value-type="float" office:value="115.893">
                <text:p>115.893</text:p>
              </table:table-cell>
              <table:table-cell office:value-type="float" office:value="5.02528">
                <text:p>5.02528</text:p>
              </table:table-cell>
            </table:table-row>
            <table:table-row>
              <table:table-cell office:value-type="float" office:value="64.2">
                <text:p>64.2</text:p>
              </table:table-cell>
              <table:table-cell office:value-type="float" office:value="0.0818248">
                <text:p>0.0818248</text:p>
              </table:table-cell>
              <table:table-cell office:value-type="float" office:value="115.9">
                <text:p>115.9</text:p>
              </table:table-cell>
              <table:table-cell office:value-type="float" office:value="5.01822">
                <text:p>5.01822</text:p>
              </table:table-cell>
            </table:table-row>
            <table:table-row>
              <table:table-cell office:value-type="float" office:value="64.3">
                <text:p>64.3</text:p>
              </table:table-cell>
              <table:table-cell office:value-type="float" office:value="0.0815272">
                <text:p>0.0815272</text:p>
              </table:table-cell>
              <table:table-cell office:value-type="float" office:value="115.907">
                <text:p>115.907</text:p>
              </table:table-cell>
              <table:table-cell office:value-type="float" office:value="5.01116">
                <text:p>5.01116</text:p>
              </table:table-cell>
            </table:table-row>
            <table:table-row>
              <table:table-cell office:value-type="float" office:value="64.4">
                <text:p>64.4</text:p>
              </table:table-cell>
              <table:table-cell office:value-type="float" office:value="0.0812311">
                <text:p>0.0812311</text:p>
              </table:table-cell>
              <table:table-cell office:value-type="float" office:value="115.915">
                <text:p>115.915</text:p>
              </table:table-cell>
              <table:table-cell office:value-type="float" office:value="5.0041">
                <text:p>5.0041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0.0809362">
                <text:p>0.0809362</text:p>
              </table:table-cell>
              <table:table-cell office:value-type="float" office:value="115.922">
                <text:p>115.922</text:p>
              </table:table-cell>
              <table:table-cell office:value-type="float" office:value="4.99704">
                <text:p>4.99704</text:p>
              </table:table-cell>
            </table:table-row>
            <table:table-row>
              <table:table-cell office:value-type="float" office:value="64.6">
                <text:p>64.6</text:p>
              </table:table-cell>
              <table:table-cell office:value-type="float" office:value="0.0806426">
                <text:p>0.0806426</text:p>
              </table:table-cell>
              <table:table-cell office:value-type="float" office:value="115.929">
                <text:p>115.929</text:p>
              </table:table-cell>
              <table:table-cell office:value-type="float" office:value="4.98999">
                <text:p>4.98999</text:p>
              </table:table-cell>
            </table:table-row>
            <table:table-row>
              <table:table-cell office:value-type="float" office:value="64.7">
                <text:p>64.7</text:p>
              </table:table-cell>
              <table:table-cell office:value-type="float" office:value="0.0803504">
                <text:p>0.0803504</text:p>
              </table:table-cell>
              <table:table-cell office:value-type="float" office:value="115.937">
                <text:p>115.937</text:p>
              </table:table-cell>
              <table:table-cell office:value-type="float" office:value="4.98293">
                <text:p>4.98293</text:p>
              </table:table-cell>
            </table:table-row>
            <table:table-row>
              <table:table-cell office:value-type="float" office:value="64.8">
                <text:p>64.8</text:p>
              </table:table-cell>
              <table:table-cell office:value-type="float" office:value="0.0800594">
                <text:p>0.0800594</text:p>
              </table:table-cell>
              <table:table-cell office:value-type="float" office:value="115.944">
                <text:p>115.944</text:p>
              </table:table-cell>
              <table:table-cell office:value-type="float" office:value="4.97588">
                <text:p>4.97588</text:p>
              </table:table-cell>
            </table:table-row>
            <table:table-row>
              <table:table-cell office:value-type="float" office:value="64.9">
                <text:p>64.9</text:p>
              </table:table-cell>
              <table:table-cell office:value-type="float" office:value="0.0797697">
                <text:p>0.0797697</text:p>
              </table:table-cell>
              <table:table-cell office:value-type="float" office:value="115.951">
                <text:p>115.951</text:p>
              </table:table-cell>
              <table:table-cell office:value-type="float" office:value="4.96882">
                <text:p>4.9688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794813">
                <text:p>0.0794813</text:p>
              </table:table-cell>
              <table:table-cell office:value-type="float" office:value="115.959">
                <text:p>115.959</text:p>
              </table:table-cell>
              <table:table-cell office:value-type="float" office:value="4.96177">
                <text:p>4.96177</text:p>
              </table:table-cell>
            </table:table-row>
            <table:table-row>
              <table:table-cell office:value-type="float" office:value="65.1">
                <text:p>65.1</text:p>
              </table:table-cell>
              <table:table-cell office:value-type="float" office:value="0.0791942">
                <text:p>0.0791942</text:p>
              </table:table-cell>
              <table:table-cell office:value-type="float" office:value="115.966">
                <text:p>115.966</text:p>
              </table:table-cell>
              <table:table-cell office:value-type="float" office:value="4.95472">
                <text:p>4.95472</text:p>
              </table:table-cell>
            </table:table-row>
            <table:table-row>
              <table:table-cell office:value-type="float" office:value="65.2">
                <text:p>65.2</text:p>
              </table:table-cell>
              <table:table-cell office:value-type="float" office:value="0.0789084">
                <text:p>0.0789084</text:p>
              </table:table-cell>
              <table:table-cell office:value-type="float" office:value="115.973">
                <text:p>115.973</text:p>
              </table:table-cell>
              <table:table-cell office:value-type="float" office:value="4.94767">
                <text:p>4.94767</text:p>
              </table:table-cell>
            </table:table-row>
            <table:table-row>
              <table:table-cell office:value-type="float" office:value="65.3">
                <text:p>65.3</text:p>
              </table:table-cell>
              <table:table-cell office:value-type="float" office:value="0.0786238">
                <text:p>0.0786238</text:p>
              </table:table-cell>
              <table:table-cell office:value-type="float" office:value="115.981">
                <text:p>115.981</text:p>
              </table:table-cell>
              <table:table-cell office:value-type="float" office:value="4.94062">
                <text:p>4.94062</text:p>
              </table:table-cell>
            </table:table-row>
            <table:table-row>
              <table:table-cell office:value-type="float" office:value="65.4">
                <text:p>65.4</text:p>
              </table:table-cell>
              <table:table-cell office:value-type="float" office:value="0.0783404">
                <text:p>0.0783404</text:p>
              </table:table-cell>
              <table:table-cell office:value-type="float" office:value="115.988">
                <text:p>115.988</text:p>
              </table:table-cell>
              <table:table-cell office:value-type="float" office:value="4.93358">
                <text:p>4.93358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0.0780584">
                <text:p>0.0780584</text:p>
              </table:table-cell>
              <table:table-cell office:value-type="float" office:value="115.995">
                <text:p>115.995</text:p>
              </table:table-cell>
              <table:table-cell office:value-type="float" office:value="4.92653">
                <text:p>4.92653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0.0777775">
                <text:p>0.0777775</text:p>
              </table:table-cell>
              <table:table-cell office:value-type="float" office:value="116.003">
                <text:p>116.003</text:p>
              </table:table-cell>
              <table:table-cell office:value-type="float" office:value="4.91949">
                <text:p>4.91949</text:p>
              </table:table-cell>
            </table:table-row>
            <table:table-row>
              <table:table-cell office:value-type="float" office:value="65.7">
                <text:p>65.7</text:p>
              </table:table-cell>
              <table:table-cell office:value-type="float" office:value="0.0774979">
                <text:p>0.0774979</text:p>
              </table:table-cell>
              <table:table-cell office:value-type="float" office:value="116.01">
                <text:p>116.01</text:p>
              </table:table-cell>
              <table:table-cell office:value-type="float" office:value="4.91245">
                <text:p>4.91245</text:p>
              </table:table-cell>
            </table:table-row>
            <table:table-row>
              <table:table-cell office:value-type="float" office:value="65.8">
                <text:p>65.8</text:p>
              </table:table-cell>
              <table:table-cell office:value-type="float" office:value="0.0772196">
                <text:p>0.0772196</text:p>
              </table:table-cell>
              <table:table-cell office:value-type="float" office:value="116.017">
                <text:p>116.017</text:p>
              </table:table-cell>
              <table:table-cell office:value-type="float" office:value="4.90541">
                <text:p>4.90541</text:p>
              </table:table-cell>
            </table:table-row>
            <table:table-row>
              <table:table-cell office:value-type="float" office:value="65.9">
                <text:p>65.9</text:p>
              </table:table-cell>
              <table:table-cell office:value-type="float" office:value="0.0769424">
                <text:p>0.0769424</text:p>
              </table:table-cell>
              <table:table-cell office:value-type="float" office:value="116.025">
                <text:p>116.025</text:p>
              </table:table-cell>
              <table:table-cell office:value-type="float" office:value="4.89837">
                <text:p>4.8983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766665">
                <text:p>0.0766665</text:p>
              </table:table-cell>
              <table:table-cell office:value-type="float" office:value="116.032">
                <text:p>116.032</text:p>
              </table:table-cell>
              <table:table-cell office:value-type="float" office:value="4.89133">
                <text:p>4.89133</text:p>
              </table:table-cell>
            </table:table-row>
            <table:table-row>
              <table:table-cell office:value-type="float" office:value="66.1">
                <text:p>66.1</text:p>
              </table:table-cell>
              <table:table-cell office:value-type="float" office:value="0.0763918">
                <text:p>0.0763918</text:p>
              </table:table-cell>
              <table:table-cell office:value-type="float" office:value="116.039">
                <text:p>116.039</text:p>
              </table:table-cell>
              <table:table-cell office:value-type="float" office:value="4.8843">
                <text:p>4.8843</text:p>
              </table:table-cell>
            </table:table-row>
            <table:table-row>
              <table:table-cell office:value-type="float" office:value="66.2">
                <text:p>66.2</text:p>
              </table:table-cell>
              <table:table-cell office:value-type="float" office:value="0.0761183">
                <text:p>0.0761183</text:p>
              </table:table-cell>
              <table:table-cell office:value-type="float" office:value="116.047">
                <text:p>116.047</text:p>
              </table:table-cell>
              <table:table-cell office:value-type="float" office:value="4.87726">
                <text:p>4.87726</text:p>
              </table:table-cell>
            </table:table-row>
            <table:table-row>
              <table:table-cell office:value-type="float" office:value="66.3">
                <text:p>66.3</text:p>
              </table:table-cell>
              <table:table-cell office:value-type="float" office:value="0.075846">
                <text:p>0.075846</text:p>
              </table:table-cell>
              <table:table-cell office:value-type="float" office:value="116.054">
                <text:p>116.054</text:p>
              </table:table-cell>
              <table:table-cell office:value-type="float" office:value="4.87023">
                <text:p>4.87023</text:p>
              </table:table-cell>
            </table:table-row>
            <table:table-row>
              <table:table-cell office:value-type="float" office:value="66.4">
                <text:p>66.4</text:p>
              </table:table-cell>
              <table:table-cell office:value-type="float" office:value="0.0755749">
                <text:p>0.0755749</text:p>
              </table:table-cell>
              <table:table-cell office:value-type="float" office:value="116.061">
                <text:p>116.061</text:p>
              </table:table-cell>
              <table:table-cell office:value-type="float" office:value="4.8632">
                <text:p>4.8632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0.075305">
                <text:p>0.075305</text:p>
              </table:table-cell>
              <table:table-cell office:value-type="float" office:value="116.069">
                <text:p>116.069</text:p>
              </table:table-cell>
              <table:table-cell office:value-type="float" office:value="4.85618">
                <text:p>4.85618</text:p>
              </table:table-cell>
            </table:table-row>
            <table:table-row>
              <table:table-cell office:value-type="float" office:value="66.6">
                <text:p>66.6</text:p>
              </table:table-cell>
              <table:table-cell office:value-type="float" office:value="0.0750362">
                <text:p>0.0750362</text:p>
              </table:table-cell>
              <table:table-cell office:value-type="float" office:value="116.076">
                <text:p>116.076</text:p>
              </table:table-cell>
              <table:table-cell office:value-type="float" office:value="4.84915">
                <text:p>4.84915</text:p>
              </table:table-cell>
            </table:table-row>
            <table:table-row>
              <table:table-cell office:value-type="float" office:value="66.7">
                <text:p>66.7</text:p>
              </table:table-cell>
              <table:table-cell office:value-type="float" office:value="0.0747687">
                <text:p>0.0747687</text:p>
              </table:table-cell>
              <table:table-cell office:value-type="float" office:value="116.083">
                <text:p>116.083</text:p>
              </table:table-cell>
              <table:table-cell office:value-type="float" office:value="4.84213">
                <text:p>4.84213</text:p>
              </table:table-cell>
            </table:table-row>
            <table:table-row>
              <table:table-cell office:value-type="float" office:value="66.8">
                <text:p>66.8</text:p>
              </table:table-cell>
              <table:table-cell office:value-type="float" office:value="0.0745023">
                <text:p>0.0745023</text:p>
              </table:table-cell>
              <table:table-cell office:value-type="float" office:value="116.09">
                <text:p>116.09</text:p>
              </table:table-cell>
              <table:table-cell office:value-type="float" office:value="4.83511">
                <text:p>4.83511</text:p>
              </table:table-cell>
            </table:table-row>
            <table:table-row>
              <table:table-cell office:value-type="float" office:value="66.9">
                <text:p>66.9</text:p>
              </table:table-cell>
              <table:table-cell office:value-type="float" office:value="0.0742371">
                <text:p>0.0742371</text:p>
              </table:table-cell>
              <table:table-cell office:value-type="float" office:value="116.098">
                <text:p>116.098</text:p>
              </table:table-cell>
              <table:table-cell office:value-type="float" office:value="4.82809">
                <text:p>4.8280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73973">
                <text:p>0.073973</text:p>
              </table:table-cell>
              <table:table-cell office:value-type="float" office:value="116.105">
                <text:p>116.105</text:p>
              </table:table-cell>
              <table:table-cell office:value-type="float" office:value="4.82108">
                <text:p>4.82108</text:p>
              </table:table-cell>
            </table:table-row>
            <table:table-row>
              <table:table-cell office:value-type="float" office:value="67.1">
                <text:p>67.1</text:p>
              </table:table-cell>
              <table:table-cell office:value-type="float" office:value="0.0737101">
                <text:p>0.0737101</text:p>
              </table:table-cell>
              <table:table-cell office:value-type="float" office:value="116.112">
                <text:p>116.112</text:p>
              </table:table-cell>
              <table:table-cell office:value-type="float" office:value="4.81406">
                <text:p>4.81406</text:p>
              </table:table-cell>
            </table:table-row>
            <table:table-row>
              <table:table-cell office:value-type="float" office:value="67.2">
                <text:p>67.2</text:p>
              </table:table-cell>
              <table:table-cell office:value-type="float" office:value="0.0734484">
                <text:p>0.0734484</text:p>
              </table:table-cell>
              <table:table-cell office:value-type="float" office:value="116.119">
                <text:p>116.119</text:p>
              </table:table-cell>
              <table:table-cell office:value-type="float" office:value="4.80705">
                <text:p>4.80705</text:p>
              </table:table-cell>
            </table:table-row>
            <table:table-row>
              <table:table-cell office:value-type="float" office:value="67.3">
                <text:p>67.3</text:p>
              </table:table-cell>
              <table:table-cell office:value-type="float" office:value="0.0731877">
                <text:p>0.0731877</text:p>
              </table:table-cell>
              <table:table-cell office:value-type="float" office:value="116.127">
                <text:p>116.127</text:p>
              </table:table-cell>
              <table:table-cell office:value-type="float" office:value="4.80005">
                <text:p>4.80005</text:p>
              </table:table-cell>
            </table:table-row>
            <table:table-row>
              <table:table-cell office:value-type="float" office:value="67.4">
                <text:p>67.4</text:p>
              </table:table-cell>
              <table:table-cell office:value-type="float" office:value="0.0729283">
                <text:p>0.0729283</text:p>
              </table:table-cell>
              <table:table-cell office:value-type="float" office:value="116.134">
                <text:p>116.134</text:p>
              </table:table-cell>
              <table:table-cell office:value-type="float" office:value="4.79304">
                <text:p>4.79304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0.0726699">
                <text:p>0.0726699</text:p>
              </table:table-cell>
              <table:table-cell office:value-type="float" office:value="116.141">
                <text:p>116.141</text:p>
              </table:table-cell>
              <table:table-cell office:value-type="float" office:value="4.78604">
                <text:p>4.78604</text:p>
              </table:table-cell>
            </table:table-row>
            <table:table-row>
              <table:table-cell office:value-type="float" office:value="67.6">
                <text:p>67.6</text:p>
              </table:table-cell>
              <table:table-cell office:value-type="float" office:value="0.0724127">
                <text:p>0.0724127</text:p>
              </table:table-cell>
              <table:table-cell office:value-type="float" office:value="116.149">
                <text:p>116.149</text:p>
              </table:table-cell>
              <table:table-cell office:value-type="float" office:value="4.77904">
                <text:p>4.77904</text:p>
              </table:table-cell>
            </table:table-row>
            <table:table-row>
              <table:table-cell office:value-type="float" office:value="67.7">
                <text:p>67.7</text:p>
              </table:table-cell>
              <table:table-cell office:value-type="float" office:value="0.0721566">
                <text:p>0.0721566</text:p>
              </table:table-cell>
              <table:table-cell office:value-type="float" office:value="116.156">
                <text:p>116.156</text:p>
              </table:table-cell>
              <table:table-cell office:value-type="float" office:value="4.77204">
                <text:p>4.77204</text:p>
              </table:table-cell>
            </table:table-row>
            <table:table-row>
              <table:table-cell office:value-type="float" office:value="67.8">
                <text:p>67.8</text:p>
              </table:table-cell>
              <table:table-cell office:value-type="float" office:value="0.0719016">
                <text:p>0.0719016</text:p>
              </table:table-cell>
              <table:table-cell office:value-type="float" office:value="116.163">
                <text:p>116.163</text:p>
              </table:table-cell>
              <table:table-cell office:value-type="float" office:value="4.76504">
                <text:p>4.76504</text:p>
              </table:table-cell>
            </table:table-row>
            <table:table-row>
              <table:table-cell office:value-type="float" office:value="67.9">
                <text:p>67.9</text:p>
              </table:table-cell>
              <table:table-cell office:value-type="float" office:value="0.0716478">
                <text:p>0.0716478</text:p>
              </table:table-cell>
              <table:table-cell office:value-type="float" office:value="116.17">
                <text:p>116.17</text:p>
              </table:table-cell>
              <table:table-cell office:value-type="float" office:value="4.75805">
                <text:p>4.7580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71395">
                <text:p>0.071395</text:p>
              </table:table-cell>
              <table:table-cell office:value-type="float" office:value="116.178">
                <text:p>116.178</text:p>
              </table:table-cell>
              <table:table-cell office:value-type="float" office:value="4.75106">
                <text:p>4.75106</text:p>
              </table:table-cell>
            </table:table-row>
            <table:table-row>
              <table:table-cell office:value-type="float" office:value="68.1">
                <text:p>68.1</text:p>
              </table:table-cell>
              <table:table-cell office:value-type="float" office:value="0.0711433">
                <text:p>0.0711433</text:p>
              </table:table-cell>
              <table:table-cell office:value-type="float" office:value="116.185">
                <text:p>116.185</text:p>
              </table:table-cell>
              <table:table-cell office:value-type="float" office:value="4.74408">
                <text:p>4.74408</text:p>
              </table:table-cell>
            </table:table-row>
            <table:table-row>
              <table:table-cell office:value-type="float" office:value="68.2">
                <text:p>68.2</text:p>
              </table:table-cell>
              <table:table-cell office:value-type="float" office:value="0.0708927">
                <text:p>0.0708927</text:p>
              </table:table-cell>
              <table:table-cell office:value-type="float" office:value="116.192">
                <text:p>116.192</text:p>
              </table:table-cell>
              <table:table-cell office:value-type="float" office:value="4.73709">
                <text:p>4.73709</text:p>
              </table:table-cell>
            </table:table-row>
            <table:table-row>
              <table:table-cell office:value-type="float" office:value="68.3">
                <text:p>68.3</text:p>
              </table:table-cell>
              <table:table-cell office:value-type="float" office:value="0.0706432">
                <text:p>0.0706432</text:p>
              </table:table-cell>
              <table:table-cell office:value-type="float" office:value="116.199">
                <text:p>116.199</text:p>
              </table:table-cell>
              <table:table-cell office:value-type="float" office:value="4.73011">
                <text:p>4.73011</text:p>
              </table:table-cell>
            </table:table-row>
            <table:table-row>
              <table:table-cell office:value-type="float" office:value="68.4">
                <text:p>68.4</text:p>
              </table:table-cell>
              <table:table-cell office:value-type="float" office:value="0.0703948">
                <text:p>0.0703948</text:p>
              </table:table-cell>
              <table:table-cell office:value-type="float" office:value="116.206">
                <text:p>116.206</text:p>
              </table:table-cell>
              <table:table-cell office:value-type="float" office:value="4.72313">
                <text:p>4.72313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0.0701475">
                <text:p>0.0701475</text:p>
              </table:table-cell>
              <table:table-cell office:value-type="float" office:value="116.214">
                <text:p>116.214</text:p>
              </table:table-cell>
              <table:table-cell office:value-type="float" office:value="4.71616">
                <text:p>4.71616</text:p>
              </table:table-cell>
            </table:table-row>
            <table:table-row>
              <table:table-cell office:value-type="float" office:value="68.6">
                <text:p>68.6</text:p>
              </table:table-cell>
              <table:table-cell office:value-type="float" office:value="0.0699012">
                <text:p>0.0699012</text:p>
              </table:table-cell>
              <table:table-cell office:value-type="float" office:value="116.221">
                <text:p>116.221</text:p>
              </table:table-cell>
              <table:table-cell office:value-type="float" office:value="4.70919">
                <text:p>4.70919</text:p>
              </table:table-cell>
            </table:table-row>
            <table:table-row>
              <table:table-cell office:value-type="float" office:value="68.7">
                <text:p>68.7</text:p>
              </table:table-cell>
              <table:table-cell office:value-type="float" office:value="0.069656">
                <text:p>0.069656</text:p>
              </table:table-cell>
              <table:table-cell office:value-type="float" office:value="116.228">
                <text:p>116.228</text:p>
              </table:table-cell>
              <table:table-cell office:value-type="float" office:value="4.70222">
                <text:p>4.70222</text:p>
              </table:table-cell>
            </table:table-row>
            <table:table-row>
              <table:table-cell office:value-type="float" office:value="68.8">
                <text:p>68.8</text:p>
              </table:table-cell>
              <table:table-cell office:value-type="float" office:value="0.0694119">
                <text:p>0.0694119</text:p>
              </table:table-cell>
              <table:table-cell office:value-type="float" office:value="116.235">
                <text:p>116.235</text:p>
              </table:table-cell>
              <table:table-cell office:value-type="float" office:value="4.69526">
                <text:p>4.69526</text:p>
              </table:table-cell>
            </table:table-row>
            <table:table-row>
              <table:table-cell office:value-type="float" office:value="68.9">
                <text:p>68.9</text:p>
              </table:table-cell>
              <table:table-cell office:value-type="float" office:value="0.0691688">
                <text:p>0.0691688</text:p>
              </table:table-cell>
              <table:table-cell office:value-type="float" office:value="116.243">
                <text:p>116.243</text:p>
              </table:table-cell>
              <table:table-cell office:value-type="float" office:value="4.6883">
                <text:p>4.688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689268">
                <text:p>0.0689268</text:p>
              </table:table-cell>
              <table:table-cell office:value-type="float" office:value="116.25">
                <text:p>116.25</text:p>
              </table:table-cell>
              <table:table-cell office:value-type="float" office:value="4.68134">
                <text:p>4.68134</text:p>
              </table:table-cell>
            </table:table-row>
            <table:table-row>
              <table:table-cell office:value-type="float" office:value="69.1">
                <text:p>69.1</text:p>
              </table:table-cell>
              <table:table-cell office:value-type="float" office:value="0.0686858">
                <text:p>0.0686858</text:p>
              </table:table-cell>
              <table:table-cell office:value-type="float" office:value="116.257">
                <text:p>116.257</text:p>
              </table:table-cell>
              <table:table-cell office:value-type="float" office:value="4.67438">
                <text:p>4.67438</text:p>
              </table:table-cell>
            </table:table-row>
            <table:table-row>
              <table:table-cell office:value-type="float" office:value="69.2">
                <text:p>69.2</text:p>
              </table:table-cell>
              <table:table-cell office:value-type="float" office:value="0.0684459">
                <text:p>0.0684459</text:p>
              </table:table-cell>
              <table:table-cell office:value-type="float" office:value="116.264">
                <text:p>116.264</text:p>
              </table:table-cell>
              <table:table-cell office:value-type="float" office:value="4.66743">
                <text:p>4.66743</text:p>
              </table:table-cell>
            </table:table-row>
            <table:table-row>
              <table:table-cell office:value-type="float" office:value="69.3">
                <text:p>69.3</text:p>
              </table:table-cell>
              <table:table-cell office:value-type="float" office:value="0.0682069">
                <text:p>0.0682069</text:p>
              </table:table-cell>
              <table:table-cell office:value-type="float" office:value="116.271">
                <text:p>116.271</text:p>
              </table:table-cell>
              <table:table-cell office:value-type="float" office:value="4.66048">
                <text:p>4.66048</text:p>
              </table:table-cell>
            </table:table-row>
            <table:table-row>
              <table:table-cell office:value-type="float" office:value="69.4">
                <text:p>69.4</text:p>
              </table:table-cell>
              <table:table-cell office:value-type="float" office:value="0.0679691">
                <text:p>0.0679691</text:p>
              </table:table-cell>
              <table:table-cell office:value-type="float" office:value="116.278">
                <text:p>116.278</text:p>
              </table:table-cell>
              <table:table-cell office:value-type="float" office:value="4.65354">
                <text:p>4.65354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0.0677322">
                <text:p>0.0677322</text:p>
              </table:table-cell>
              <table:table-cell office:value-type="float" office:value="116.286">
                <text:p>116.286</text:p>
              </table:table-cell>
              <table:table-cell office:value-type="float" office:value="4.6466">
                <text:p>4.6466</text:p>
              </table:table-cell>
            </table:table-row>
            <table:table-row>
              <table:table-cell office:value-type="float" office:value="69.6">
                <text:p>69.6</text:p>
              </table:table-cell>
              <table:table-cell office:value-type="float" office:value="0.0674964">
                <text:p>0.0674964</text:p>
              </table:table-cell>
              <table:table-cell office:value-type="float" office:value="116.293">
                <text:p>116.293</text:p>
              </table:table-cell>
              <table:table-cell office:value-type="float" office:value="4.63966">
                <text:p>4.63966</text:p>
              </table:table-cell>
            </table:table-row>
            <table:table-row>
              <table:table-cell office:value-type="float" office:value="69.7">
                <text:p>69.7</text:p>
              </table:table-cell>
              <table:table-cell office:value-type="float" office:value="0.0672616">
                <text:p>0.0672616</text:p>
              </table:table-cell>
              <table:table-cell office:value-type="float" office:value="116.3">
                <text:p>116.3</text:p>
              </table:table-cell>
              <table:table-cell office:value-type="float" office:value="4.63273">
                <text:p>4.63273</text:p>
              </table:table-cell>
            </table:table-row>
            <table:table-row>
              <table:table-cell office:value-type="float" office:value="69.8">
                <text:p>69.8</text:p>
              </table:table-cell>
              <table:table-cell office:value-type="float" office:value="0.0670277">
                <text:p>0.0670277</text:p>
              </table:table-cell>
              <table:table-cell office:value-type="float" office:value="116.307">
                <text:p>116.307</text:p>
              </table:table-cell>
              <table:table-cell office:value-type="float" office:value="4.6258">
                <text:p>4.6258</text:p>
              </table:table-cell>
            </table:table-row>
            <table:table-row>
              <table:table-cell office:value-type="float" office:value="69.9">
                <text:p>69.9</text:p>
              </table:table-cell>
              <table:table-cell office:value-type="float" office:value="0.0667949">
                <text:p>0.0667949</text:p>
              </table:table-cell>
              <table:table-cell office:value-type="float" office:value="116.314">
                <text:p>116.314</text:p>
              </table:table-cell>
              <table:table-cell office:value-type="float" office:value="4.61887">
                <text:p>4.6188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665631">
                <text:p>0.0665631</text:p>
              </table:table-cell>
              <table:table-cell office:value-type="float" office:value="116.321">
                <text:p>116.321</text:p>
              </table:table-cell>
              <table:table-cell office:value-type="float" office:value="4.61195">
                <text:p>4.61195</text:p>
              </table:table-cell>
            </table:table-row>
            <table:table-row>
              <table:table-cell office:value-type="float" office:value="70.1">
                <text:p>70.1</text:p>
              </table:table-cell>
              <table:table-cell office:value-type="float" office:value="0.0663323">
                <text:p>0.0663323</text:p>
              </table:table-cell>
              <table:table-cell office:value-type="float" office:value="116.329">
                <text:p>116.329</text:p>
              </table:table-cell>
              <table:table-cell office:value-type="float" office:value="4.60503">
                <text:p>4.60503</text:p>
              </table:table-cell>
            </table:table-row>
            <table:table-row>
              <table:table-cell office:value-type="float" office:value="70.2">
                <text:p>70.2</text:p>
              </table:table-cell>
              <table:table-cell office:value-type="float" office:value="0.0661025">
                <text:p>0.0661025</text:p>
              </table:table-cell>
              <table:table-cell office:value-type="float" office:value="116.336">
                <text:p>116.336</text:p>
              </table:table-cell>
              <table:table-cell office:value-type="float" office:value="4.59812">
                <text:p>4.59812</text:p>
              </table:table-cell>
            </table:table-row>
            <table:table-row>
              <table:table-cell office:value-type="float" office:value="70.3">
                <text:p>70.3</text:p>
              </table:table-cell>
              <table:table-cell office:value-type="float" office:value="0.0658736">
                <text:p>0.0658736</text:p>
              </table:table-cell>
              <table:table-cell office:value-type="float" office:value="116.343">
                <text:p>116.343</text:p>
              </table:table-cell>
              <table:table-cell office:value-type="float" office:value="4.5912">
                <text:p>4.5912</text:p>
              </table:table-cell>
            </table:table-row>
            <table:table-row>
              <table:table-cell office:value-type="float" office:value="70.4">
                <text:p>70.4</text:p>
              </table:table-cell>
              <table:table-cell office:value-type="float" office:value="0.0656458">
                <text:p>0.0656458</text:p>
              </table:table-cell>
              <table:table-cell office:value-type="float" office:value="116.35">
                <text:p>116.35</text:p>
              </table:table-cell>
              <table:table-cell office:value-type="float" office:value="4.5843">
                <text:p>4.5843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0.0654189">
                <text:p>0.0654189</text:p>
              </table:table-cell>
              <table:table-cell office:value-type="float" office:value="116.357">
                <text:p>116.357</text:p>
              </table:table-cell>
              <table:table-cell office:value-type="float" office:value="4.57739">
                <text:p>4.57739</text:p>
              </table:table-cell>
            </table:table-row>
            <table:table-row>
              <table:table-cell office:value-type="float" office:value="70.6">
                <text:p>70.6</text:p>
              </table:table-cell>
              <table:table-cell office:value-type="float" office:value="0.065193">
                <text:p>0.065193</text:p>
              </table:table-cell>
              <table:table-cell office:value-type="float" office:value="116.364">
                <text:p>116.364</text:p>
              </table:table-cell>
              <table:table-cell office:value-type="float" office:value="4.5705">
                <text:p>4.5705</text:p>
              </table:table-cell>
            </table:table-row>
            <table:table-row>
              <table:table-cell office:value-type="float" office:value="70.7">
                <text:p>70.7</text:p>
              </table:table-cell>
              <table:table-cell office:value-type="float" office:value="0.064968">
                <text:p>0.064968</text:p>
              </table:table-cell>
              <table:table-cell office:value-type="float" office:value="116.371">
                <text:p>116.371</text:p>
              </table:table-cell>
              <table:table-cell office:value-type="float" office:value="4.5636">
                <text:p>4.5636</text:p>
              </table:table-cell>
            </table:table-row>
            <table:table-row>
              <table:table-cell office:value-type="float" office:value="70.8">
                <text:p>70.8</text:p>
              </table:table-cell>
              <table:table-cell office:value-type="float" office:value="0.064744">
                <text:p>0.064744</text:p>
              </table:table-cell>
              <table:table-cell office:value-type="float" office:value="116.379">
                <text:p>116.379</text:p>
              </table:table-cell>
              <table:table-cell office:value-type="float" office:value="4.55671">
                <text:p>4.55671</text:p>
              </table:table-cell>
            </table:table-row>
            <table:table-row>
              <table:table-cell office:value-type="float" office:value="70.9">
                <text:p>70.9</text:p>
              </table:table-cell>
              <table:table-cell office:value-type="float" office:value="0.064521">
                <text:p>0.064521</text:p>
              </table:table-cell>
              <table:table-cell office:value-type="float" office:value="116.386">
                <text:p>116.386</text:p>
              </table:table-cell>
              <table:table-cell office:value-type="float" office:value="4.54982">
                <text:p>4.5498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642989">
                <text:p>0.0642989</text:p>
              </table:table-cell>
              <table:table-cell office:value-type="float" office:value="116.393">
                <text:p>116.393</text:p>
              </table:table-cell>
              <table:table-cell office:value-type="float" office:value="4.54294">
                <text:p>4.54294</text:p>
              </table:table-cell>
            </table:table-row>
            <table:table-row>
              <table:table-cell office:value-type="float" office:value="71.1">
                <text:p>71.1</text:p>
              </table:table-cell>
              <table:table-cell office:value-type="float" office:value="0.0640778">
                <text:p>0.0640778</text:p>
              </table:table-cell>
              <table:table-cell office:value-type="float" office:value="116.4">
                <text:p>116.4</text:p>
              </table:table-cell>
              <table:table-cell office:value-type="float" office:value="4.53606">
                <text:p>4.53606</text:p>
              </table:table-cell>
            </table:table-row>
            <table:table-row>
              <table:table-cell office:value-type="float" office:value="71.2">
                <text:p>71.2</text:p>
              </table:table-cell>
              <table:table-cell office:value-type="float" office:value="0.0638576">
                <text:p>0.0638576</text:p>
              </table:table-cell>
              <table:table-cell office:value-type="float" office:value="116.407">
                <text:p>116.407</text:p>
              </table:table-cell>
              <table:table-cell office:value-type="float" office:value="4.52919">
                <text:p>4.52919</text:p>
              </table:table-cell>
            </table:table-row>
            <table:table-row>
              <table:table-cell office:value-type="float" office:value="71.3">
                <text:p>71.3</text:p>
              </table:table-cell>
              <table:table-cell office:value-type="float" office:value="0.0636384">
                <text:p>0.0636384</text:p>
              </table:table-cell>
              <table:table-cell office:value-type="float" office:value="116.414">
                <text:p>116.414</text:p>
              </table:table-cell>
              <table:table-cell office:value-type="float" office:value="4.52232">
                <text:p>4.52232</text:p>
              </table:table-cell>
            </table:table-row>
            <table:table-row>
              <table:table-cell office:value-type="float" office:value="71.4">
                <text:p>71.4</text:p>
              </table:table-cell>
              <table:table-cell office:value-type="float" office:value="0.06342">
                <text:p>0.06342</text:p>
              </table:table-cell>
              <table:table-cell office:value-type="float" office:value="116.421">
                <text:p>116.421</text:p>
              </table:table-cell>
              <table:table-cell office:value-type="float" office:value="4.51545">
                <text:p>4.51545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0.0632026">
                <text:p>0.0632026</text:p>
              </table:table-cell>
              <table:table-cell office:value-type="float" office:value="116.428">
                <text:p>116.428</text:p>
              </table:table-cell>
              <table:table-cell office:value-type="float" office:value="4.50859">
                <text:p>4.50859</text:p>
              </table:table-cell>
            </table:table-row>
            <table:table-row>
              <table:table-cell office:value-type="float" office:value="71.6">
                <text:p>71.6</text:p>
              </table:table-cell>
              <table:table-cell office:value-type="float" office:value="0.0629862">
                <text:p>0.0629862</text:p>
              </table:table-cell>
              <table:table-cell office:value-type="float" office:value="116.435">
                <text:p>116.435</text:p>
              </table:table-cell>
              <table:table-cell office:value-type="float" office:value="4.50173">
                <text:p>4.50173</text:p>
              </table:table-cell>
            </table:table-row>
            <table:table-row>
              <table:table-cell office:value-type="float" office:value="71.7">
                <text:p>71.7</text:p>
              </table:table-cell>
              <table:table-cell office:value-type="float" office:value="0.0627706">
                <text:p>0.0627706</text:p>
              </table:table-cell>
              <table:table-cell office:value-type="float" office:value="116.442">
                <text:p>116.442</text:p>
              </table:table-cell>
              <table:table-cell office:value-type="float" office:value="4.49488">
                <text:p>4.49488</text:p>
              </table:table-cell>
            </table:table-row>
            <table:table-row>
              <table:table-cell office:value-type="float" office:value="71.8">
                <text:p>71.8</text:p>
              </table:table-cell>
              <table:table-cell office:value-type="float" office:value="0.062556">
                <text:p>0.062556</text:p>
              </table:table-cell>
              <table:table-cell office:value-type="float" office:value="116.449">
                <text:p>116.449</text:p>
              </table:table-cell>
              <table:table-cell office:value-type="float" office:value="4.48803">
                <text:p>4.48803</text:p>
              </table:table-cell>
            </table:table-row>
            <table:table-row>
              <table:table-cell office:value-type="float" office:value="71.9">
                <text:p>71.9</text:p>
              </table:table-cell>
              <table:table-cell office:value-type="float" office:value="0.0623423">
                <text:p>0.0623423</text:p>
              </table:table-cell>
              <table:table-cell office:value-type="float" office:value="116.456">
                <text:p>116.456</text:p>
              </table:table-cell>
              <table:table-cell office:value-type="float" office:value="4.48119">
                <text:p>4.4811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621294">
                <text:p>0.0621294</text:p>
              </table:table-cell>
              <table:table-cell office:value-type="float" office:value="116.464">
                <text:p>116.464</text:p>
              </table:table-cell>
              <table:table-cell office:value-type="float" office:value="4.47435">
                <text:p>4.47435</text:p>
              </table:table-cell>
            </table:table-row>
            <table:table-row>
              <table:table-cell office:value-type="float" office:value="72.1">
                <text:p>72.1</text:p>
              </table:table-cell>
              <table:table-cell office:value-type="float" office:value="0.0619175">
                <text:p>0.0619175</text:p>
              </table:table-cell>
              <table:table-cell office:value-type="float" office:value="116.471">
                <text:p>116.471</text:p>
              </table:table-cell>
              <table:table-cell office:value-type="float" office:value="4.46752">
                <text:p>4.46752</text:p>
              </table:table-cell>
            </table:table-row>
            <table:table-row>
              <table:table-cell office:value-type="float" office:value="72.2">
                <text:p>72.2</text:p>
              </table:table-cell>
              <table:table-cell office:value-type="float" office:value="0.0617065">
                <text:p>0.0617065</text:p>
              </table:table-cell>
              <table:table-cell office:value-type="float" office:value="116.478">
                <text:p>116.478</text:p>
              </table:table-cell>
              <table:table-cell office:value-type="float" office:value="4.46069">
                <text:p>4.46069</text:p>
              </table:table-cell>
            </table:table-row>
            <table:table-row>
              <table:table-cell office:value-type="float" office:value="72.3">
                <text:p>72.3</text:p>
              </table:table-cell>
              <table:table-cell office:value-type="float" office:value="0.0614964">
                <text:p>0.0614964</text:p>
              </table:table-cell>
              <table:table-cell office:value-type="float" office:value="116.485">
                <text:p>116.485</text:p>
              </table:table-cell>
              <table:table-cell office:value-type="float" office:value="4.45386">
                <text:p>4.45386</text:p>
              </table:table-cell>
            </table:table-row>
            <table:table-row>
              <table:table-cell office:value-type="float" office:value="72.4">
                <text:p>72.4</text:p>
              </table:table-cell>
              <table:table-cell office:value-type="float" office:value="0.0612871">
                <text:p>0.0612871</text:p>
              </table:table-cell>
              <table:table-cell office:value-type="float" office:value="116.492">
                <text:p>116.492</text:p>
              </table:table-cell>
              <table:table-cell office:value-type="float" office:value="4.44704">
                <text:p>4.44704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0.0610788">
                <text:p>0.0610788</text:p>
              </table:table-cell>
              <table:table-cell office:value-type="float" office:value="116.499">
                <text:p>116.499</text:p>
              </table:table-cell>
              <table:table-cell office:value-type="float" office:value="4.44023">
                <text:p>4.44023</text:p>
              </table:table-cell>
            </table:table-row>
            <table:table-row>
              <table:table-cell office:value-type="float" office:value="72.6">
                <text:p>72.6</text:p>
              </table:table-cell>
              <table:table-cell office:value-type="float" office:value="0.0608713">
                <text:p>0.0608713</text:p>
              </table:table-cell>
              <table:table-cell office:value-type="float" office:value="116.506">
                <text:p>116.506</text:p>
              </table:table-cell>
              <table:table-cell office:value-type="float" office:value="4.43342">
                <text:p>4.43342</text:p>
              </table:table-cell>
            </table:table-row>
            <table:table-row>
              <table:table-cell office:value-type="float" office:value="72.7">
                <text:p>72.7</text:p>
              </table:table-cell>
              <table:table-cell office:value-type="float" office:value="0.0606647">
                <text:p>0.0606647</text:p>
              </table:table-cell>
              <table:table-cell office:value-type="float" office:value="116.513">
                <text:p>116.513</text:p>
              </table:table-cell>
              <table:table-cell office:value-type="float" office:value="4.42661">
                <text:p>4.42661</text:p>
              </table:table-cell>
            </table:table-row>
            <table:table-row>
              <table:table-cell office:value-type="float" office:value="72.8">
                <text:p>72.8</text:p>
              </table:table-cell>
              <table:table-cell office:value-type="float" office:value="0.060459">
                <text:p>0.060459</text:p>
              </table:table-cell>
              <table:table-cell office:value-type="float" office:value="116.52">
                <text:p>116.52</text:p>
              </table:table-cell>
              <table:table-cell office:value-type="float" office:value="4.41981">
                <text:p>4.41981</text:p>
              </table:table-cell>
            </table:table-row>
            <table:table-row>
              <table:table-cell office:value-type="float" office:value="72.9">
                <text:p>72.9</text:p>
              </table:table-cell>
              <table:table-cell office:value-type="float" office:value="0.0602541">
                <text:p>0.0602541</text:p>
              </table:table-cell>
              <table:table-cell office:value-type="float" office:value="116.527">
                <text:p>116.527</text:p>
              </table:table-cell>
              <table:table-cell office:value-type="float" office:value="4.41301">
                <text:p>4.4130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600501">
                <text:p>0.0600501</text:p>
              </table:table-cell>
              <table:table-cell office:value-type="float" office:value="116.534">
                <text:p>116.534</text:p>
              </table:table-cell>
              <table:table-cell office:value-type="float" office:value="4.40622">
                <text:p>4.40622</text:p>
              </table:table-cell>
            </table:table-row>
            <table:table-row>
              <table:table-cell office:value-type="float" office:value="73.1">
                <text:p>73.1</text:p>
              </table:table-cell>
              <table:table-cell office:value-type="float" office:value="0.059847">
                <text:p>0.059847</text:p>
              </table:table-cell>
              <table:table-cell office:value-type="float" office:value="116.541">
                <text:p>116.541</text:p>
              </table:table-cell>
              <table:table-cell office:value-type="float" office:value="4.39943">
                <text:p>4.39943</text:p>
              </table:table-cell>
            </table:table-row>
            <table:table-row>
              <table:table-cell office:value-type="float" office:value="73.2">
                <text:p>73.2</text:p>
              </table:table-cell>
              <table:table-cell office:value-type="float" office:value="0.0596447">
                <text:p>0.0596447</text:p>
              </table:table-cell>
              <table:table-cell office:value-type="float" office:value="116.548">
                <text:p>116.548</text:p>
              </table:table-cell>
              <table:table-cell office:value-type="float" office:value="4.39265">
                <text:p>4.39265</text:p>
              </table:table-cell>
            </table:table-row>
            <table:table-row>
              <table:table-cell office:value-type="float" office:value="73.3">
                <text:p>73.3</text:p>
              </table:table-cell>
              <table:table-cell office:value-type="float" office:value="0.0594432">
                <text:p>0.0594432</text:p>
              </table:table-cell>
              <table:table-cell office:value-type="float" office:value="116.555">
                <text:p>116.555</text:p>
              </table:table-cell>
              <table:table-cell office:value-type="float" office:value="4.38587">
                <text:p>4.38587</text:p>
              </table:table-cell>
            </table:table-row>
            <table:table-row>
              <table:table-cell office:value-type="float" office:value="73.4">
                <text:p>73.4</text:p>
              </table:table-cell>
              <table:table-cell office:value-type="float" office:value="0.0592427">
                <text:p>0.0592427</text:p>
              </table:table-cell>
              <table:table-cell office:value-type="float" office:value="116.562">
                <text:p>116.562</text:p>
              </table:table-cell>
              <table:table-cell office:value-type="float" office:value="4.3791">
                <text:p>4.3791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0.0590429">
                <text:p>0.0590429</text:p>
              </table:table-cell>
              <table:table-cell office:value-type="float" office:value="116.569">
                <text:p>116.569</text:p>
              </table:table-cell>
              <table:table-cell office:value-type="float" office:value="4.37233">
                <text:p>4.37233</text:p>
              </table:table-cell>
            </table:table-row>
            <table:table-row>
              <table:table-cell office:value-type="float" office:value="73.6">
                <text:p>73.6</text:p>
              </table:table-cell>
              <table:table-cell office:value-type="float" office:value="0.058844">
                <text:p>0.058844</text:p>
              </table:table-cell>
              <table:table-cell office:value-type="float" office:value="116.576">
                <text:p>116.576</text:p>
              </table:table-cell>
              <table:table-cell office:value-type="float" office:value="4.36557">
                <text:p>4.36557</text:p>
              </table:table-cell>
            </table:table-row>
            <table:table-row>
              <table:table-cell office:value-type="float" office:value="73.7">
                <text:p>73.7</text:p>
              </table:table-cell>
              <table:table-cell office:value-type="float" office:value="0.0586459">
                <text:p>0.0586459</text:p>
              </table:table-cell>
              <table:table-cell office:value-type="float" office:value="116.583">
                <text:p>116.583</text:p>
              </table:table-cell>
              <table:table-cell office:value-type="float" office:value="4.35882">
                <text:p>4.35882</text:p>
              </table:table-cell>
            </table:table-row>
            <table:table-row>
              <table:table-cell office:value-type="float" office:value="73.8">
                <text:p>73.8</text:p>
              </table:table-cell>
              <table:table-cell office:value-type="float" office:value="0.0584487">
                <text:p>0.0584487</text:p>
              </table:table-cell>
              <table:table-cell office:value-type="float" office:value="116.589">
                <text:p>116.589</text:p>
              </table:table-cell>
              <table:table-cell office:value-type="float" office:value="4.35206">
                <text:p>4.35206</text:p>
              </table:table-cell>
            </table:table-row>
            <table:table-row>
              <table:table-cell office:value-type="float" office:value="73.9">
                <text:p>73.9</text:p>
              </table:table-cell>
              <table:table-cell office:value-type="float" office:value="0.0582522">
                <text:p>0.0582522</text:p>
              </table:table-cell>
              <table:table-cell office:value-type="float" office:value="116.596">
                <text:p>116.596</text:p>
              </table:table-cell>
              <table:table-cell office:value-type="float" office:value="4.34532">
                <text:p>4.3453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580566">
                <text:p>0.0580566</text:p>
              </table:table-cell>
              <table:table-cell office:value-type="float" office:value="116.603">
                <text:p>116.603</text:p>
              </table:table-cell>
              <table:table-cell office:value-type="float" office:value="4.33858">
                <text:p>4.33858</text:p>
              </table:table-cell>
            </table:table-row>
            <table:table-row>
              <table:table-cell office:value-type="float" office:value="74.1">
                <text:p>74.1</text:p>
              </table:table-cell>
              <table:table-cell office:value-type="float" office:value="0.0578619">
                <text:p>0.0578619</text:p>
              </table:table-cell>
              <table:table-cell office:value-type="float" office:value="116.61">
                <text:p>116.61</text:p>
              </table:table-cell>
              <table:table-cell office:value-type="float" office:value="4.33184">
                <text:p>4.33184</text:p>
              </table:table-cell>
            </table:table-row>
            <table:table-row>
              <table:table-cell office:value-type="float" office:value="74.2">
                <text:p>74.2</text:p>
              </table:table-cell>
              <table:table-cell office:value-type="float" office:value="0.0576679">
                <text:p>0.0576679</text:p>
              </table:table-cell>
              <table:table-cell office:value-type="float" office:value="116.617">
                <text:p>116.617</text:p>
              </table:table-cell>
              <table:table-cell office:value-type="float" office:value="4.32511">
                <text:p>4.32511</text:p>
              </table:table-cell>
            </table:table-row>
            <table:table-row>
              <table:table-cell office:value-type="float" office:value="74.3">
                <text:p>74.3</text:p>
              </table:table-cell>
              <table:table-cell office:value-type="float" office:value="0.0574747">
                <text:p>0.0574747</text:p>
              </table:table-cell>
              <table:table-cell office:value-type="float" office:value="116.624">
                <text:p>116.624</text:p>
              </table:table-cell>
              <table:table-cell office:value-type="float" office:value="4.31838">
                <text:p>4.31838</text:p>
              </table:table-cell>
            </table:table-row>
            <table:table-row>
              <table:table-cell office:value-type="float" office:value="74.4">
                <text:p>74.4</text:p>
              </table:table-cell>
              <table:table-cell office:value-type="float" office:value="0.0572824">
                <text:p>0.0572824</text:p>
              </table:table-cell>
              <table:table-cell office:value-type="float" office:value="116.631">
                <text:p>116.631</text:p>
              </table:table-cell>
              <table:table-cell office:value-type="float" office:value="4.31166">
                <text:p>4.31166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0.0570908">
                <text:p>0.0570908</text:p>
              </table:table-cell>
              <table:table-cell office:value-type="float" office:value="116.638">
                <text:p>116.638</text:p>
              </table:table-cell>
              <table:table-cell office:value-type="float" office:value="4.30495">
                <text:p>4.30495</text:p>
              </table:table-cell>
            </table:table-row>
            <table:table-row>
              <table:table-cell office:value-type="float" office:value="74.6">
                <text:p>74.6</text:p>
              </table:table-cell>
              <table:table-cell office:value-type="float" office:value="0.0569001">
                <text:p>0.0569001</text:p>
              </table:table-cell>
              <table:table-cell office:value-type="float" office:value="116.645">
                <text:p>116.645</text:p>
              </table:table-cell>
              <table:table-cell office:value-type="float" office:value="4.29824">
                <text:p>4.29824</text:p>
              </table:table-cell>
            </table:table-row>
            <table:table-row>
              <table:table-cell office:value-type="float" office:value="74.7">
                <text:p>74.7</text:p>
              </table:table-cell>
              <table:table-cell office:value-type="float" office:value="0.0567101">
                <text:p>0.0567101</text:p>
              </table:table-cell>
              <table:table-cell office:value-type="float" office:value="116.652">
                <text:p>116.652</text:p>
              </table:table-cell>
              <table:table-cell office:value-type="float" office:value="4.29153">
                <text:p>4.29153</text:p>
              </table:table-cell>
            </table:table-row>
            <table:table-row>
              <table:table-cell office:value-type="float" office:value="74.8">
                <text:p>74.8</text:p>
              </table:table-cell>
              <table:table-cell office:value-type="float" office:value="0.0565209">
                <text:p>0.0565209</text:p>
              </table:table-cell>
              <table:table-cell office:value-type="float" office:value="116.659">
                <text:p>116.659</text:p>
              </table:table-cell>
              <table:table-cell office:value-type="float" office:value="4.28484">
                <text:p>4.28484</text:p>
              </table:table-cell>
            </table:table-row>
            <table:table-row>
              <table:table-cell office:value-type="float" office:value="74.9">
                <text:p>74.9</text:p>
              </table:table-cell>
              <table:table-cell office:value-type="float" office:value="0.0563325">
                <text:p>0.0563325</text:p>
              </table:table-cell>
              <table:table-cell office:value-type="float" office:value="116.666">
                <text:p>116.666</text:p>
              </table:table-cell>
              <table:table-cell office:value-type="float" office:value="4.27814">
                <text:p>4.2781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561449">
                <text:p>0.0561449</text:p>
              </table:table-cell>
              <table:table-cell office:value-type="float" office:value="116.672">
                <text:p>116.672</text:p>
              </table:table-cell>
              <table:table-cell office:value-type="float" office:value="4.27145">
                <text:p>4.27145</text:p>
              </table:table-cell>
            </table:table-row>
            <table:table-row>
              <table:table-cell office:value-type="float" office:value="75.1">
                <text:p>75.1</text:p>
              </table:table-cell>
              <table:table-cell office:value-type="float" office:value="0.0559581">
                <text:p>0.0559581</text:p>
              </table:table-cell>
              <table:table-cell office:value-type="float" office:value="116.679">
                <text:p>116.679</text:p>
              </table:table-cell>
              <table:table-cell office:value-type="float" office:value="4.26477">
                <text:p>4.26477</text:p>
              </table:table-cell>
            </table:table-row>
            <table:table-row>
              <table:table-cell office:value-type="float" office:value="75.2">
                <text:p>75.2</text:p>
              </table:table-cell>
              <table:table-cell office:value-type="float" office:value="0.0557721">
                <text:p>0.0557721</text:p>
              </table:table-cell>
              <table:table-cell office:value-type="float" office:value="116.686">
                <text:p>116.686</text:p>
              </table:table-cell>
              <table:table-cell office:value-type="float" office:value="4.25809">
                <text:p>4.25809</text:p>
              </table:table-cell>
            </table:table-row>
            <table:table-row>
              <table:table-cell office:value-type="float" office:value="75.3">
                <text:p>75.3</text:p>
              </table:table-cell>
              <table:table-cell office:value-type="float" office:value="0.0555868">
                <text:p>0.0555868</text:p>
              </table:table-cell>
              <table:table-cell office:value-type="float" office:value="116.693">
                <text:p>116.693</text:p>
              </table:table-cell>
              <table:table-cell office:value-type="float" office:value="4.25142">
                <text:p>4.25142</text:p>
              </table:table-cell>
            </table:table-row>
            <table:table-row>
              <table:table-cell office:value-type="float" office:value="75.4">
                <text:p>75.4</text:p>
              </table:table-cell>
              <table:table-cell office:value-type="float" office:value="0.0554023">
                <text:p>0.0554023</text:p>
              </table:table-cell>
              <table:table-cell office:value-type="float" office:value="116.7">
                <text:p>116.7</text:p>
              </table:table-cell>
              <table:table-cell office:value-type="float" office:value="4.24476">
                <text:p>4.24476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0.0552185">
                <text:p>0.0552185</text:p>
              </table:table-cell>
              <table:table-cell office:value-type="float" office:value="116.707">
                <text:p>116.707</text:p>
              </table:table-cell>
              <table:table-cell office:value-type="float" office:value="4.2381">
                <text:p>4.2381</text:p>
              </table:table-cell>
            </table:table-row>
            <table:table-row>
              <table:table-cell office:value-type="float" office:value="75.6">
                <text:p>75.6</text:p>
              </table:table-cell>
              <table:table-cell office:value-type="float" office:value="0.0550356">
                <text:p>0.0550356</text:p>
              </table:table-cell>
              <table:table-cell office:value-type="float" office:value="116.714">
                <text:p>116.714</text:p>
              </table:table-cell>
              <table:table-cell office:value-type="float" office:value="4.23144">
                <text:p>4.23144</text:p>
              </table:table-cell>
            </table:table-row>
            <table:table-row>
              <table:table-cell office:value-type="float" office:value="75.7">
                <text:p>75.7</text:p>
              </table:table-cell>
              <table:table-cell office:value-type="float" office:value="0.0548533">
                <text:p>0.0548533</text:p>
              </table:table-cell>
              <table:table-cell office:value-type="float" office:value="116.72">
                <text:p>116.72</text:p>
              </table:table-cell>
              <table:table-cell office:value-type="float" office:value="4.22479">
                <text:p>4.22479</text:p>
              </table:table-cell>
            </table:table-row>
            <table:table-row>
              <table:table-cell office:value-type="float" office:value="75.8">
                <text:p>75.8</text:p>
              </table:table-cell>
              <table:table-cell office:value-type="float" office:value="0.0546719">
                <text:p>0.0546719</text:p>
              </table:table-cell>
              <table:table-cell office:value-type="float" office:value="116.727">
                <text:p>116.727</text:p>
              </table:table-cell>
              <table:table-cell office:value-type="float" office:value="4.21815">
                <text:p>4.21815</text:p>
              </table:table-cell>
            </table:table-row>
            <table:table-row>
              <table:table-cell office:value-type="float" office:value="75.9">
                <text:p>75.9</text:p>
              </table:table-cell>
              <table:table-cell office:value-type="float" office:value="0.0544911">
                <text:p>0.0544911</text:p>
              </table:table-cell>
              <table:table-cell office:value-type="float" office:value="116.734">
                <text:p>116.734</text:p>
              </table:table-cell>
              <table:table-cell office:value-type="float" office:value="4.21151">
                <text:p>4.2115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543112">
                <text:p>0.0543112</text:p>
              </table:table-cell>
              <table:table-cell office:value-type="float" office:value="116.741">
                <text:p>116.741</text:p>
              </table:table-cell>
              <table:table-cell office:value-type="float" office:value="4.20488">
                <text:p>4.20488</text:p>
              </table:table-cell>
            </table:table-row>
            <table:table-row>
              <table:table-cell office:value-type="float" office:value="76.1">
                <text:p>76.1</text:p>
              </table:table-cell>
              <table:table-cell office:value-type="float" office:value="0.0541319">
                <text:p>0.0541319</text:p>
              </table:table-cell>
              <table:table-cell office:value-type="float" office:value="116.748">
                <text:p>116.748</text:p>
              </table:table-cell>
              <table:table-cell office:value-type="float" office:value="4.19825">
                <text:p>4.19825</text:p>
              </table:table-cell>
            </table:table-row>
            <table:table-row>
              <table:table-cell office:value-type="float" office:value="76.2">
                <text:p>76.2</text:p>
              </table:table-cell>
              <table:table-cell office:value-type="float" office:value="0.0539534">
                <text:p>0.0539534</text:p>
              </table:table-cell>
              <table:table-cell office:value-type="float" office:value="116.754">
                <text:p>116.754</text:p>
              </table:table-cell>
              <table:table-cell office:value-type="float" office:value="4.19163">
                <text:p>4.19163</text:p>
              </table:table-cell>
            </table:table-row>
            <table:table-row>
              <table:table-cell office:value-type="float" office:value="76.3">
                <text:p>76.3</text:p>
              </table:table-cell>
              <table:table-cell office:value-type="float" office:value="0.0537757">
                <text:p>0.0537757</text:p>
              </table:table-cell>
              <table:table-cell office:value-type="float" office:value="116.761">
                <text:p>116.761</text:p>
              </table:table-cell>
              <table:table-cell office:value-type="float" office:value="4.18502">
                <text:p>4.18502</text:p>
              </table:table-cell>
            </table:table-row>
            <table:table-row>
              <table:table-cell office:value-type="float" office:value="76.4">
                <text:p>76.4</text:p>
              </table:table-cell>
              <table:table-cell office:value-type="float" office:value="0.0535986">
                <text:p>0.0535986</text:p>
              </table:table-cell>
              <table:table-cell office:value-type="float" office:value="116.768">
                <text:p>116.768</text:p>
              </table:table-cell>
              <table:table-cell office:value-type="float" office:value="4.17841">
                <text:p>4.17841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0.0534223">
                <text:p>0.0534223</text:p>
              </table:table-cell>
              <table:table-cell office:value-type="float" office:value="116.775">
                <text:p>116.775</text:p>
              </table:table-cell>
              <table:table-cell office:value-type="float" office:value="4.17181">
                <text:p>4.17181</text:p>
              </table:table-cell>
            </table:table-row>
            <table:table-row>
              <table:table-cell office:value-type="float" office:value="76.6">
                <text:p>76.6</text:p>
              </table:table-cell>
              <table:table-cell office:value-type="float" office:value="0.0532467">
                <text:p>0.0532467</text:p>
              </table:table-cell>
              <table:table-cell office:value-type="float" office:value="116.782">
                <text:p>116.782</text:p>
              </table:table-cell>
              <table:table-cell office:value-type="float" office:value="4.16521">
                <text:p>4.16521</text:p>
              </table:table-cell>
            </table:table-row>
            <table:table-row>
              <table:table-cell office:value-type="float" office:value="76.7">
                <text:p>76.7</text:p>
              </table:table-cell>
              <table:table-cell office:value-type="float" office:value="0.0530719">
                <text:p>0.0530719</text:p>
              </table:table-cell>
              <table:table-cell office:value-type="float" office:value="116.788">
                <text:p>116.788</text:p>
              </table:table-cell>
              <table:table-cell office:value-type="float" office:value="4.15862">
                <text:p>4.15862</text:p>
              </table:table-cell>
            </table:table-row>
            <table:table-row>
              <table:table-cell office:value-type="float" office:value="76.8">
                <text:p>76.8</text:p>
              </table:table-cell>
              <table:table-cell office:value-type="float" office:value="0.0528977">
                <text:p>0.0528977</text:p>
              </table:table-cell>
              <table:table-cell office:value-type="float" office:value="116.795">
                <text:p>116.795</text:p>
              </table:table-cell>
              <table:table-cell office:value-type="float" office:value="4.15203">
                <text:p>4.15203</text:p>
              </table:table-cell>
            </table:table-row>
            <table:table-row>
              <table:table-cell office:value-type="float" office:value="76.9">
                <text:p>76.9</text:p>
              </table:table-cell>
              <table:table-cell office:value-type="float" office:value="0.0527243">
                <text:p>0.0527243</text:p>
              </table:table-cell>
              <table:table-cell office:value-type="float" office:value="116.802">
                <text:p>116.802</text:p>
              </table:table-cell>
              <table:table-cell office:value-type="float" office:value="4.14545">
                <text:p>4.1454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525516">
                <text:p>0.0525516</text:p>
              </table:table-cell>
              <table:table-cell office:value-type="float" office:value="116.809">
                <text:p>116.809</text:p>
              </table:table-cell>
              <table:table-cell office:value-type="float" office:value="4.13888">
                <text:p>4.13888</text:p>
              </table:table-cell>
            </table:table-row>
            <table:table-row>
              <table:table-cell office:value-type="float" office:value="77.1">
                <text:p>77.1</text:p>
              </table:table-cell>
              <table:table-cell office:value-type="float" office:value="0.0523796">
                <text:p>0.0523796</text:p>
              </table:table-cell>
              <table:table-cell office:value-type="float" office:value="116.815">
                <text:p>116.815</text:p>
              </table:table-cell>
              <table:table-cell office:value-type="float" office:value="4.13231">
                <text:p>4.13231</text:p>
              </table:table-cell>
            </table:table-row>
            <table:table-row>
              <table:table-cell office:value-type="float" office:value="77.2">
                <text:p>77.2</text:p>
              </table:table-cell>
              <table:table-cell office:value-type="float" office:value="0.0522083">
                <text:p>0.0522083</text:p>
              </table:table-cell>
              <table:table-cell office:value-type="float" office:value="116.822">
                <text:p>116.822</text:p>
              </table:table-cell>
              <table:table-cell office:value-type="float" office:value="4.12575">
                <text:p>4.12575</text:p>
              </table:table-cell>
            </table:table-row>
            <table:table-row>
              <table:table-cell office:value-type="float" office:value="77.3">
                <text:p>77.3</text:p>
              </table:table-cell>
              <table:table-cell office:value-type="float" office:value="0.0520377">
                <text:p>0.0520377</text:p>
              </table:table-cell>
              <table:table-cell office:value-type="float" office:value="116.829">
                <text:p>116.829</text:p>
              </table:table-cell>
              <table:table-cell office:value-type="float" office:value="4.1192">
                <text:p>4.1192</text:p>
              </table:table-cell>
            </table:table-row>
            <table:table-row>
              <table:table-cell office:value-type="float" office:value="77.4">
                <text:p>77.4</text:p>
              </table:table-cell>
              <table:table-cell office:value-type="float" office:value="0.0518678">
                <text:p>0.0518678</text:p>
              </table:table-cell>
              <table:table-cell office:value-type="float" office:value="116.835">
                <text:p>116.835</text:p>
              </table:table-cell>
              <table:table-cell office:value-type="float" office:value="4.11265">
                <text:p>4.1126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0.0516986">
                <text:p>0.0516986</text:p>
              </table:table-cell>
              <table:table-cell office:value-type="float" office:value="116.842">
                <text:p>116.842</text:p>
              </table:table-cell>
              <table:table-cell office:value-type="float" office:value="4.1061">
                <text:p>4.1061</text:p>
              </table:table-cell>
            </table:table-row>
            <table:table-row>
              <table:table-cell office:value-type="float" office:value="77.6">
                <text:p>77.6</text:p>
              </table:table-cell>
              <table:table-cell office:value-type="float" office:value="0.05153">
                <text:p>0.05153</text:p>
              </table:table-cell>
              <table:table-cell office:value-type="float" office:value="116.849">
                <text:p>116.849</text:p>
              </table:table-cell>
              <table:table-cell office:value-type="float" office:value="4.09957">
                <text:p>4.09957</text:p>
              </table:table-cell>
            </table:table-row>
            <table:table-row>
              <table:table-cell office:value-type="float" office:value="77.7">
                <text:p>77.7</text:p>
              </table:table-cell>
              <table:table-cell office:value-type="float" office:value="0.0513622">
                <text:p>0.0513622</text:p>
              </table:table-cell>
              <table:table-cell office:value-type="float" office:value="116.856">
                <text:p>116.856</text:p>
              </table:table-cell>
              <table:table-cell office:value-type="float" office:value="4.09303">
                <text:p>4.09303</text:p>
              </table:table-cell>
            </table:table-row>
            <table:table-row>
              <table:table-cell office:value-type="float" office:value="77.8">
                <text:p>77.8</text:p>
              </table:table-cell>
              <table:table-cell office:value-type="float" office:value="0.051195">
                <text:p>0.051195</text:p>
              </table:table-cell>
              <table:table-cell office:value-type="float" office:value="116.862">
                <text:p>116.862</text:p>
              </table:table-cell>
              <table:table-cell office:value-type="float" office:value="4.08651">
                <text:p>4.08651</text:p>
              </table:table-cell>
            </table:table-row>
            <table:table-row>
              <table:table-cell office:value-type="float" office:value="77.9">
                <text:p>77.9</text:p>
              </table:table-cell>
              <table:table-cell office:value-type="float" office:value="0.0510286">
                <text:p>0.0510286</text:p>
              </table:table-cell>
              <table:table-cell office:value-type="float" office:value="116.869">
                <text:p>116.869</text:p>
              </table:table-cell>
              <table:table-cell office:value-type="float" office:value="4.07999">
                <text:p>4.0799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508628">
                <text:p>0.0508628</text:p>
              </table:table-cell>
              <table:table-cell office:value-type="float" office:value="116.876">
                <text:p>116.876</text:p>
              </table:table-cell>
              <table:table-cell office:value-type="float" office:value="4.07348">
                <text:p>4.07348</text:p>
              </table:table-cell>
            </table:table-row>
            <table:table-row>
              <table:table-cell office:value-type="float" office:value="78.1">
                <text:p>78.1</text:p>
              </table:table-cell>
              <table:table-cell office:value-type="float" office:value="0.0506977">
                <text:p>0.0506977</text:p>
              </table:table-cell>
              <table:table-cell office:value-type="float" office:value="116.882">
                <text:p>116.882</text:p>
              </table:table-cell>
              <table:table-cell office:value-type="float" office:value="4.06697">
                <text:p>4.06697</text:p>
              </table:table-cell>
            </table:table-row>
            <table:table-row>
              <table:table-cell office:value-type="float" office:value="78.2">
                <text:p>78.2</text:p>
              </table:table-cell>
              <table:table-cell office:value-type="float" office:value="0.0505332">
                <text:p>0.0505332</text:p>
              </table:table-cell>
              <table:table-cell office:value-type="float" office:value="116.889">
                <text:p>116.889</text:p>
              </table:table-cell>
              <table:table-cell office:value-type="float" office:value="4.06047">
                <text:p>4.06047</text:p>
              </table:table-cell>
            </table:table-row>
            <table:table-row>
              <table:table-cell office:value-type="float" office:value="78.3">
                <text:p>78.3</text:p>
              </table:table-cell>
              <table:table-cell office:value-type="float" office:value="0.0503694">
                <text:p>0.0503694</text:p>
              </table:table-cell>
              <table:table-cell office:value-type="float" office:value="116.896">
                <text:p>116.896</text:p>
              </table:table-cell>
              <table:table-cell office:value-type="float" office:value="4.05398">
                <text:p>4.05398</text:p>
              </table:table-cell>
            </table:table-row>
            <table:table-row>
              <table:table-cell office:value-type="float" office:value="78.4">
                <text:p>78.4</text:p>
              </table:table-cell>
              <table:table-cell office:value-type="float" office:value="0.0502063">
                <text:p>0.0502063</text:p>
              </table:table-cell>
              <table:table-cell office:value-type="float" office:value="116.902">
                <text:p>116.902</text:p>
              </table:table-cell>
              <table:table-cell office:value-type="float" office:value="4.04749">
                <text:p>4.04749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0.0500439">
                <text:p>0.0500439</text:p>
              </table:table-cell>
              <table:table-cell office:value-type="float" office:value="116.909">
                <text:p>116.909</text:p>
              </table:table-cell>
              <table:table-cell office:value-type="float" office:value="4.04101">
                <text:p>4.04101</text:p>
              </table:table-cell>
            </table:table-row>
            <table:table-row>
              <table:table-cell office:value-type="float" office:value="78.6">
                <text:p>78.6</text:p>
              </table:table-cell>
              <table:table-cell office:value-type="float" office:value="0.0498821">
                <text:p>0.0498821</text:p>
              </table:table-cell>
              <table:table-cell office:value-type="float" office:value="116.916">
                <text:p>116.916</text:p>
              </table:table-cell>
              <table:table-cell office:value-type="float" office:value="4.03453">
                <text:p>4.03453</text:p>
              </table:table-cell>
            </table:table-row>
            <table:table-row>
              <table:table-cell office:value-type="float" office:value="78.7">
                <text:p>78.7</text:p>
              </table:table-cell>
              <table:table-cell office:value-type="float" office:value="0.0497209">
                <text:p>0.0497209</text:p>
              </table:table-cell>
              <table:table-cell office:value-type="float" office:value="116.922">
                <text:p>116.922</text:p>
              </table:table-cell>
              <table:table-cell office:value-type="float" office:value="4.02806">
                <text:p>4.02806</text:p>
              </table:table-cell>
            </table:table-row>
            <table:table-row>
              <table:table-cell office:value-type="float" office:value="78.8">
                <text:p>78.8</text:p>
              </table:table-cell>
              <table:table-cell office:value-type="float" office:value="0.0495604">
                <text:p>0.0495604</text:p>
              </table:table-cell>
              <table:table-cell office:value-type="float" office:value="116.929">
                <text:p>116.929</text:p>
              </table:table-cell>
              <table:table-cell office:value-type="float" office:value="4.0216">
                <text:p>4.0216</text:p>
              </table:table-cell>
            </table:table-row>
            <table:table-row>
              <table:table-cell office:value-type="float" office:value="78.9">
                <text:p>78.9</text:p>
              </table:table-cell>
              <table:table-cell office:value-type="float" office:value="0.0494006">
                <text:p>0.0494006</text:p>
              </table:table-cell>
              <table:table-cell office:value-type="float" office:value="116.935">
                <text:p>116.935</text:p>
              </table:table-cell>
              <table:table-cell office:value-type="float" office:value="4.01514">
                <text:p>4.0151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492414">
                <text:p>0.0492414</text:p>
              </table:table-cell>
              <table:table-cell office:value-type="float" office:value="116.942">
                <text:p>116.942</text:p>
              </table:table-cell>
              <table:table-cell office:value-type="float" office:value="4.00869">
                <text:p>4.00869</text:p>
              </table:table-cell>
            </table:table-row>
            <table:table-row>
              <table:table-cell office:value-type="float" office:value="79.1">
                <text:p>79.1</text:p>
              </table:table-cell>
              <table:table-cell office:value-type="float" office:value="0.0490829">
                <text:p>0.0490829</text:p>
              </table:table-cell>
              <table:table-cell office:value-type="float" office:value="116.949">
                <text:p>116.949</text:p>
              </table:table-cell>
              <table:table-cell office:value-type="float" office:value="4.00225">
                <text:p>4.00225</text:p>
              </table:table-cell>
            </table:table-row>
            <table:table-row>
              <table:table-cell office:value-type="float" office:value="79.2">
                <text:p>79.2</text:p>
              </table:table-cell>
              <table:table-cell office:value-type="float" office:value="0.0489249">
                <text:p>0.0489249</text:p>
              </table:table-cell>
              <table:table-cell office:value-type="float" office:value="116.955">
                <text:p>116.955</text:p>
              </table:table-cell>
              <table:table-cell office:value-type="float" office:value="3.99581">
                <text:p>3.99581</text:p>
              </table:table-cell>
            </table:table-row>
            <table:table-row>
              <table:table-cell office:value-type="float" office:value="79.3">
                <text:p>79.3</text:p>
              </table:table-cell>
              <table:table-cell office:value-type="float" office:value="0.0487677">
                <text:p>0.0487677</text:p>
              </table:table-cell>
              <table:table-cell office:value-type="float" office:value="116.962">
                <text:p>116.962</text:p>
              </table:table-cell>
              <table:table-cell office:value-type="float" office:value="3.98938">
                <text:p>3.98938</text:p>
              </table:table-cell>
            </table:table-row>
            <table:table-row>
              <table:table-cell office:value-type="float" office:value="79.4">
                <text:p>79.4</text:p>
              </table:table-cell>
              <table:table-cell office:value-type="float" office:value="0.048611">
                <text:p>0.048611</text:p>
              </table:table-cell>
              <table:table-cell office:value-type="float" office:value="116.968">
                <text:p>116.968</text:p>
              </table:table-cell>
              <table:table-cell office:value-type="float" office:value="3.98296">
                <text:p>3.98296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0.048455">
                <text:p>0.048455</text:p>
              </table:table-cell>
              <table:table-cell office:value-type="float" office:value="116.975">
                <text:p>116.975</text:p>
              </table:table-cell>
              <table:table-cell office:value-type="float" office:value="3.97654">
                <text:p>3.97654</text:p>
              </table:table-cell>
            </table:table-row>
            <table:table-row>
              <table:table-cell office:value-type="float" office:value="79.6">
                <text:p>79.6</text:p>
              </table:table-cell>
              <table:table-cell office:value-type="float" office:value="0.0482996">
                <text:p>0.0482996</text:p>
              </table:table-cell>
              <table:table-cell office:value-type="float" office:value="116.982">
                <text:p>116.982</text:p>
              </table:table-cell>
              <table:table-cell office:value-type="float" office:value="3.97013">
                <text:p>3.97013</text:p>
              </table:table-cell>
            </table:table-row>
            <table:table-row>
              <table:table-cell office:value-type="float" office:value="79.7">
                <text:p>79.7</text:p>
              </table:table-cell>
              <table:table-cell office:value-type="float" office:value="0.0481449">
                <text:p>0.0481449</text:p>
              </table:table-cell>
              <table:table-cell office:value-type="float" office:value="116.988">
                <text:p>116.988</text:p>
              </table:table-cell>
              <table:table-cell office:value-type="float" office:value="3.96372">
                <text:p>3.96372</text:p>
              </table:table-cell>
            </table:table-row>
            <table:table-row>
              <table:table-cell office:value-type="float" office:value="79.8">
                <text:p>79.8</text:p>
              </table:table-cell>
              <table:table-cell office:value-type="float" office:value="0.0479908">
                <text:p>0.0479908</text:p>
              </table:table-cell>
              <table:table-cell office:value-type="float" office:value="116.995">
                <text:p>116.995</text:p>
              </table:table-cell>
              <table:table-cell office:value-type="float" office:value="3.95732">
                <text:p>3.95732</text:p>
              </table:table-cell>
            </table:table-row>
            <table:table-row>
              <table:table-cell office:value-type="float" office:value="79.9">
                <text:p>79.9</text:p>
              </table:table-cell>
              <table:table-cell office:value-type="float" office:value="0.0478372">
                <text:p>0.0478372</text:p>
              </table:table-cell>
              <table:table-cell office:value-type="float" office:value="117.001">
                <text:p>117.001</text:p>
              </table:table-cell>
              <table:table-cell office:value-type="float" office:value="3.95093">
                <text:p>3.9509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476843">
                <text:p>0.0476843</text:p>
              </table:table-cell>
              <table:table-cell office:value-type="float" office:value="117.008">
                <text:p>117.008</text:p>
              </table:table-cell>
              <table:table-cell office:value-type="float" office:value="3.94455">
                <text:p>3.94455</text:p>
              </table:table-cell>
            </table:table-row>
            <table:table-row>
              <table:table-cell office:value-type="float" office:value="80.1">
                <text:p>80.1</text:p>
              </table:table-cell>
              <table:table-cell office:value-type="float" office:value="0.0475321">
                <text:p>0.0475321</text:p>
              </table:table-cell>
              <table:table-cell office:value-type="float" office:value="117.014">
                <text:p>117.014</text:p>
              </table:table-cell>
              <table:table-cell office:value-type="float" office:value="3.93817">
                <text:p>3.93817</text:p>
              </table:table-cell>
            </table:table-row>
            <table:table-row>
              <table:table-cell office:value-type="float" office:value="80.2">
                <text:p>80.2</text:p>
              </table:table-cell>
              <table:table-cell office:value-type="float" office:value="0.0473804">
                <text:p>0.0473804</text:p>
              </table:table-cell>
              <table:table-cell office:value-type="float" office:value="117.021">
                <text:p>117.021</text:p>
              </table:table-cell>
              <table:table-cell office:value-type="float" office:value="3.9318">
                <text:p>3.9318</text:p>
              </table:table-cell>
            </table:table-row>
            <table:table-row>
              <table:table-cell office:value-type="float" office:value="80.3">
                <text:p>80.3</text:p>
              </table:table-cell>
              <table:table-cell office:value-type="float" office:value="0.0472293">
                <text:p>0.0472293</text:p>
              </table:table-cell>
              <table:table-cell office:value-type="float" office:value="117.027">
                <text:p>117.027</text:p>
              </table:table-cell>
              <table:table-cell office:value-type="float" office:value="3.92543">
                <text:p>3.92543</text:p>
              </table:table-cell>
            </table:table-row>
            <table:table-row>
              <table:table-cell office:value-type="float" office:value="80.4">
                <text:p>80.4</text:p>
              </table:table-cell>
              <table:table-cell office:value-type="float" office:value="0.0470789">
                <text:p>0.0470789</text:p>
              </table:table-cell>
              <table:table-cell office:value-type="float" office:value="117.034">
                <text:p>117.034</text:p>
              </table:table-cell>
              <table:table-cell office:value-type="float" office:value="3.91907">
                <text:p>3.91907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0.046929">
                <text:p>0.046929</text:p>
              </table:table-cell>
              <table:table-cell office:value-type="float" office:value="117.04">
                <text:p>117.04</text:p>
              </table:table-cell>
              <table:table-cell office:value-type="float" office:value="3.91272">
                <text:p>3.91272</text:p>
              </table:table-cell>
            </table:table-row>
            <table:table-row>
              <table:table-cell office:value-type="float" office:value="80.6">
                <text:p>80.6</text:p>
              </table:table-cell>
              <table:table-cell office:value-type="float" office:value="0.0467797">
                <text:p>0.0467797</text:p>
              </table:table-cell>
              <table:table-cell office:value-type="float" office:value="117.047">
                <text:p>117.047</text:p>
              </table:table-cell>
              <table:table-cell office:value-type="float" office:value="3.90637">
                <text:p>3.90637</text:p>
              </table:table-cell>
            </table:table-row>
            <table:table-row>
              <table:table-cell office:value-type="float" office:value="80.7">
                <text:p>80.7</text:p>
              </table:table-cell>
              <table:table-cell office:value-type="float" office:value="0.0466311">
                <text:p>0.0466311</text:p>
              </table:table-cell>
              <table:table-cell office:value-type="float" office:value="117.053">
                <text:p>117.053</text:p>
              </table:table-cell>
              <table:table-cell office:value-type="float" office:value="3.90003">
                <text:p>3.90003</text:p>
              </table:table-cell>
            </table:table-row>
            <table:table-row>
              <table:table-cell office:value-type="float" office:value="80.8">
                <text:p>80.8</text:p>
              </table:table-cell>
              <table:table-cell office:value-type="float" office:value="0.046483">
                <text:p>0.046483</text:p>
              </table:table-cell>
              <table:table-cell office:value-type="float" office:value="117.06">
                <text:p>117.06</text:p>
              </table:table-cell>
              <table:table-cell office:value-type="float" office:value="3.8937">
                <text:p>3.8937</text:p>
              </table:table-cell>
            </table:table-row>
            <table:table-row>
              <table:table-cell office:value-type="float" office:value="80.9">
                <text:p>80.9</text:p>
              </table:table-cell>
              <table:table-cell office:value-type="float" office:value="0.0463355">
                <text:p>0.0463355</text:p>
              </table:table-cell>
              <table:table-cell office:value-type="float" office:value="117.066">
                <text:p>117.066</text:p>
              </table:table-cell>
              <table:table-cell office:value-type="float" office:value="3.88737">
                <text:p>3.8873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461886">
                <text:p>0.0461886</text:p>
              </table:table-cell>
              <table:table-cell office:value-type="float" office:value="117.073">
                <text:p>117.073</text:p>
              </table:table-cell>
              <table:table-cell office:value-type="float" office:value="3.88106">
                <text:p>3.88106</text:p>
              </table:table-cell>
            </table:table-row>
            <table:table-row>
              <table:table-cell office:value-type="float" office:value="81.1">
                <text:p>81.1</text:p>
              </table:table-cell>
              <table:table-cell office:value-type="float" office:value="0.0460423">
                <text:p>0.0460423</text:p>
              </table:table-cell>
              <table:table-cell office:value-type="float" office:value="117.079">
                <text:p>117.079</text:p>
              </table:table-cell>
              <table:table-cell office:value-type="float" office:value="3.87474">
                <text:p>3.87474</text:p>
              </table:table-cell>
            </table:table-row>
            <table:table-row>
              <table:table-cell office:value-type="float" office:value="81.2">
                <text:p>81.2</text:p>
              </table:table-cell>
              <table:table-cell office:value-type="float" office:value="0.0458966">
                <text:p>0.0458966</text:p>
              </table:table-cell>
              <table:table-cell office:value-type="float" office:value="117.086">
                <text:p>117.086</text:p>
              </table:table-cell>
              <table:table-cell office:value-type="float" office:value="3.86844">
                <text:p>3.86844</text:p>
              </table:table-cell>
            </table:table-row>
            <table:table-row>
              <table:table-cell office:value-type="float" office:value="81.3">
                <text:p>81.3</text:p>
              </table:table-cell>
              <table:table-cell office:value-type="float" office:value="0.0457514">
                <text:p>0.0457514</text:p>
              </table:table-cell>
              <table:table-cell office:value-type="float" office:value="117.092">
                <text:p>117.092</text:p>
              </table:table-cell>
              <table:table-cell office:value-type="float" office:value="3.86214">
                <text:p>3.86214</text:p>
              </table:table-cell>
            </table:table-row>
            <table:table-row>
              <table:table-cell office:value-type="float" office:value="81.4">
                <text:p>81.4</text:p>
              </table:table-cell>
              <table:table-cell office:value-type="float" office:value="0.0456068">
                <text:p>0.0456068</text:p>
              </table:table-cell>
              <table:table-cell office:value-type="float" office:value="117.099">
                <text:p>117.099</text:p>
              </table:table-cell>
              <table:table-cell office:value-type="float" office:value="3.85585">
                <text:p>3.85585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0.0454629">
                <text:p>0.0454629</text:p>
              </table:table-cell>
              <table:table-cell office:value-type="float" office:value="117.105">
                <text:p>117.105</text:p>
              </table:table-cell>
              <table:table-cell office:value-type="float" office:value="3.84956">
                <text:p>3.84956</text:p>
              </table:table-cell>
            </table:table-row>
            <table:table-row>
              <table:table-cell office:value-type="float" office:value="81.6">
                <text:p>81.6</text:p>
              </table:table-cell>
              <table:table-cell office:value-type="float" office:value="0.0453194">
                <text:p>0.0453194</text:p>
              </table:table-cell>
              <table:table-cell office:value-type="float" office:value="117.111">
                <text:p>117.111</text:p>
              </table:table-cell>
              <table:table-cell office:value-type="float" office:value="3.84328">
                <text:p>3.84328</text:p>
              </table:table-cell>
            </table:table-row>
            <table:table-row>
              <table:table-cell office:value-type="float" office:value="81.7">
                <text:p>81.7</text:p>
              </table:table-cell>
              <table:table-cell office:value-type="float" office:value="0.0451766">
                <text:p>0.0451766</text:p>
              </table:table-cell>
              <table:table-cell office:value-type="float" office:value="117.118">
                <text:p>117.118</text:p>
              </table:table-cell>
              <table:table-cell office:value-type="float" office:value="3.83701">
                <text:p>3.83701</text:p>
              </table:table-cell>
            </table:table-row>
            <table:table-row>
              <table:table-cell office:value-type="float" office:value="81.8">
                <text:p>81.8</text:p>
              </table:table-cell>
              <table:table-cell office:value-type="float" office:value="0.0450343">
                <text:p>0.0450343</text:p>
              </table:table-cell>
              <table:table-cell office:value-type="float" office:value="117.124">
                <text:p>117.124</text:p>
              </table:table-cell>
              <table:table-cell office:value-type="float" office:value="3.83074">
                <text:p>3.83074</text:p>
              </table:table-cell>
            </table:table-row>
            <table:table-row>
              <table:table-cell office:value-type="float" office:value="81.9">
                <text:p>81.9</text:p>
              </table:table-cell>
              <table:table-cell office:value-type="float" office:value="0.0448925">
                <text:p>0.0448925</text:p>
              </table:table-cell>
              <table:table-cell office:value-type="float" office:value="117.131">
                <text:p>117.131</text:p>
              </table:table-cell>
              <table:table-cell office:value-type="float" office:value="3.82449">
                <text:p>3.8244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447514">
                <text:p>0.0447514</text:p>
              </table:table-cell>
              <table:table-cell office:value-type="float" office:value="117.137">
                <text:p>117.137</text:p>
              </table:table-cell>
              <table:table-cell office:value-type="float" office:value="3.81823">
                <text:p>3.81823</text:p>
              </table:table-cell>
            </table:table-row>
            <table:table-row>
              <table:table-cell office:value-type="float" office:value="82.1">
                <text:p>82.1</text:p>
              </table:table-cell>
              <table:table-cell office:value-type="float" office:value="0.0446108">
                <text:p>0.0446108</text:p>
              </table:table-cell>
              <table:table-cell office:value-type="float" office:value="117.143">
                <text:p>117.143</text:p>
              </table:table-cell>
              <table:table-cell office:value-type="float" office:value="3.81199">
                <text:p>3.81199</text:p>
              </table:table-cell>
            </table:table-row>
            <table:table-row>
              <table:table-cell office:value-type="float" office:value="82.2">
                <text:p>82.2</text:p>
              </table:table-cell>
              <table:table-cell office:value-type="float" office:value="0.0444707">
                <text:p>0.0444707</text:p>
              </table:table-cell>
              <table:table-cell office:value-type="float" office:value="117.15">
                <text:p>117.15</text:p>
              </table:table-cell>
              <table:table-cell office:value-type="float" office:value="3.80575">
                <text:p>3.80575</text:p>
              </table:table-cell>
            </table:table-row>
            <table:table-row>
              <table:table-cell office:value-type="float" office:value="82.3">
                <text:p>82.3</text:p>
              </table:table-cell>
              <table:table-cell office:value-type="float" office:value="0.0443312">
                <text:p>0.0443312</text:p>
              </table:table-cell>
              <table:table-cell office:value-type="float" office:value="117.156">
                <text:p>117.156</text:p>
              </table:table-cell>
              <table:table-cell office:value-type="float" office:value="3.79952">
                <text:p>3.79952</text:p>
              </table:table-cell>
            </table:table-row>
            <table:table-row>
              <table:table-cell office:value-type="float" office:value="82.4">
                <text:p>82.4</text:p>
              </table:table-cell>
              <table:table-cell office:value-type="float" office:value="0.0441923">
                <text:p>0.0441923</text:p>
              </table:table-cell>
              <table:table-cell office:value-type="float" office:value="117.163">
                <text:p>117.163</text:p>
              </table:table-cell>
              <table:table-cell office:value-type="float" office:value="3.7933">
                <text:p>3.7933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0.0440539">
                <text:p>0.0440539</text:p>
              </table:table-cell>
              <table:table-cell office:value-type="float" office:value="117.169">
                <text:p>117.169</text:p>
              </table:table-cell>
              <table:table-cell office:value-type="float" office:value="3.78708">
                <text:p>3.78708</text:p>
              </table:table-cell>
            </table:table-row>
            <table:table-row>
              <table:table-cell office:value-type="float" office:value="82.6">
                <text:p>82.6</text:p>
              </table:table-cell>
              <table:table-cell office:value-type="float" office:value="0.043916">
                <text:p>0.043916</text:p>
              </table:table-cell>
              <table:table-cell office:value-type="float" office:value="117.175">
                <text:p>117.175</text:p>
              </table:table-cell>
              <table:table-cell office:value-type="float" office:value="3.78087">
                <text:p>3.78087</text:p>
              </table:table-cell>
            </table:table-row>
            <table:table-row>
              <table:table-cell office:value-type="float" office:value="82.7">
                <text:p>82.7</text:p>
              </table:table-cell>
              <table:table-cell office:value-type="float" office:value="0.0437787">
                <text:p>0.0437787</text:p>
              </table:table-cell>
              <table:table-cell office:value-type="float" office:value="117.182">
                <text:p>117.182</text:p>
              </table:table-cell>
              <table:table-cell office:value-type="float" office:value="3.77466">
                <text:p>3.77466</text:p>
              </table:table-cell>
            </table:table-row>
            <table:table-row>
              <table:table-cell office:value-type="float" office:value="82.8">
                <text:p>82.8</text:p>
              </table:table-cell>
              <table:table-cell office:value-type="float" office:value="0.0436419">
                <text:p>0.0436419</text:p>
              </table:table-cell>
              <table:table-cell office:value-type="float" office:value="117.188">
                <text:p>117.188</text:p>
              </table:table-cell>
              <table:table-cell office:value-type="float" office:value="3.76847">
                <text:p>3.76847</text:p>
              </table:table-cell>
            </table:table-row>
            <table:table-row>
              <table:table-cell office:value-type="float" office:value="82.9">
                <text:p>82.9</text:p>
              </table:table-cell>
              <table:table-cell office:value-type="float" office:value="0.0435057">
                <text:p>0.0435057</text:p>
              </table:table-cell>
              <table:table-cell office:value-type="float" office:value="117.194">
                <text:p>117.194</text:p>
              </table:table-cell>
              <table:table-cell office:value-type="float" office:value="3.76228">
                <text:p>3.7622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4337">
                <text:p>0.04337</text:p>
              </table:table-cell>
              <table:table-cell office:value-type="float" office:value="117.201">
                <text:p>117.201</text:p>
              </table:table-cell>
              <table:table-cell office:value-type="float" office:value="3.7561">
                <text:p>3.7561</text:p>
              </table:table-cell>
            </table:table-row>
            <table:table-row>
              <table:table-cell office:value-type="float" office:value="83.1">
                <text:p>83.1</text:p>
              </table:table-cell>
              <table:table-cell office:value-type="float" office:value="0.0432348">
                <text:p>0.0432348</text:p>
              </table:table-cell>
              <table:table-cell office:value-type="float" office:value="117.207">
                <text:p>117.207</text:p>
              </table:table-cell>
              <table:table-cell office:value-type="float" office:value="3.74992">
                <text:p>3.74992</text:p>
              </table:table-cell>
            </table:table-row>
            <table:table-row>
              <table:table-cell office:value-type="float" office:value="83.2">
                <text:p>83.2</text:p>
              </table:table-cell>
              <table:table-cell office:value-type="float" office:value="0.0431002">
                <text:p>0.0431002</text:p>
              </table:table-cell>
              <table:table-cell office:value-type="float" office:value="117.213">
                <text:p>117.213</text:p>
              </table:table-cell>
              <table:table-cell office:value-type="float" office:value="3.74375">
                <text:p>3.74375</text:p>
              </table:table-cell>
            </table:table-row>
            <table:table-row>
              <table:table-cell office:value-type="float" office:value="83.3">
                <text:p>83.3</text:p>
              </table:table-cell>
              <table:table-cell office:value-type="float" office:value="0.0429661">
                <text:p>0.0429661</text:p>
              </table:table-cell>
              <table:table-cell office:value-type="float" office:value="117.219">
                <text:p>117.219</text:p>
              </table:table-cell>
              <table:table-cell office:value-type="float" office:value="3.73759">
                <text:p>3.73759</text:p>
              </table:table-cell>
            </table:table-row>
            <table:table-row>
              <table:table-cell office:value-type="float" office:value="83.4">
                <text:p>83.4</text:p>
              </table:table-cell>
              <table:table-cell office:value-type="float" office:value="0.0428325">
                <text:p>0.0428325</text:p>
              </table:table-cell>
              <table:table-cell office:value-type="float" office:value="117.226">
                <text:p>117.226</text:p>
              </table:table-cell>
              <table:table-cell office:value-type="float" office:value="3.73143">
                <text:p>3.73143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0.0426994">
                <text:p>0.0426994</text:p>
              </table:table-cell>
              <table:table-cell office:value-type="float" office:value="117.232">
                <text:p>117.232</text:p>
              </table:table-cell>
              <table:table-cell office:value-type="float" office:value="3.72529">
                <text:p>3.72529</text:p>
              </table:table-cell>
            </table:table-row>
            <table:table-row>
              <table:table-cell office:value-type="float" office:value="83.6">
                <text:p>83.6</text:p>
              </table:table-cell>
              <table:table-cell office:value-type="float" office:value="0.0425669">
                <text:p>0.0425669</text:p>
              </table:table-cell>
              <table:table-cell office:value-type="float" office:value="117.238">
                <text:p>117.238</text:p>
              </table:table-cell>
              <table:table-cell office:value-type="float" office:value="3.71915">
                <text:p>3.71915</text:p>
              </table:table-cell>
            </table:table-row>
            <table:table-row>
              <table:table-cell office:value-type="float" office:value="83.7">
                <text:p>83.7</text:p>
              </table:table-cell>
              <table:table-cell office:value-type="float" office:value="0.0424348">
                <text:p>0.0424348</text:p>
              </table:table-cell>
              <table:table-cell office:value-type="float" office:value="117.245">
                <text:p>117.245</text:p>
              </table:table-cell>
              <table:table-cell office:value-type="float" office:value="3.71301">
                <text:p>3.71301</text:p>
              </table:table-cell>
            </table:table-row>
            <table:table-row>
              <table:table-cell office:value-type="float" office:value="83.8">
                <text:p>83.8</text:p>
              </table:table-cell>
              <table:table-cell office:value-type="float" office:value="0.0423033">
                <text:p>0.0423033</text:p>
              </table:table-cell>
              <table:table-cell office:value-type="float" office:value="117.251">
                <text:p>117.251</text:p>
              </table:table-cell>
              <table:table-cell office:value-type="float" office:value="3.70689">
                <text:p>3.70689</text:p>
              </table:table-cell>
            </table:table-row>
            <table:table-row>
              <table:table-cell office:value-type="float" office:value="83.9">
                <text:p>83.9</text:p>
              </table:table-cell>
              <table:table-cell office:value-type="float" office:value="0.0421723">
                <text:p>0.0421723</text:p>
              </table:table-cell>
              <table:table-cell office:value-type="float" office:value="117.257">
                <text:p>117.257</text:p>
              </table:table-cell>
              <table:table-cell office:value-type="float" office:value="3.70077">
                <text:p>3.7007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420418">
                <text:p>0.0420418</text:p>
              </table:table-cell>
              <table:table-cell office:value-type="float" office:value="117.263">
                <text:p>117.263</text:p>
              </table:table-cell>
              <table:table-cell office:value-type="float" office:value="3.69465">
                <text:p>3.69465</text:p>
              </table:table-cell>
            </table:table-row>
            <table:table-row>
              <table:table-cell office:value-type="float" office:value="84.1">
                <text:p>84.1</text:p>
              </table:table-cell>
              <table:table-cell office:value-type="float" office:value="0.0419119">
                <text:p>0.0419119</text:p>
              </table:table-cell>
              <table:table-cell office:value-type="float" office:value="117.27">
                <text:p>117.27</text:p>
              </table:table-cell>
              <table:table-cell office:value-type="float" office:value="3.68855">
                <text:p>3.68855</text:p>
              </table:table-cell>
            </table:table-row>
            <table:table-row>
              <table:table-cell office:value-type="float" office:value="84.2">
                <text:p>84.2</text:p>
              </table:table-cell>
              <table:table-cell office:value-type="float" office:value="0.0417824">
                <text:p>0.0417824</text:p>
              </table:table-cell>
              <table:table-cell office:value-type="float" office:value="117.276">
                <text:p>117.276</text:p>
              </table:table-cell>
              <table:table-cell office:value-type="float" office:value="3.68245">
                <text:p>3.68245</text:p>
              </table:table-cell>
            </table:table-row>
            <table:table-row>
              <table:table-cell office:value-type="float" office:value="84.3">
                <text:p>84.3</text:p>
              </table:table-cell>
              <table:table-cell office:value-type="float" office:value="0.0416534">
                <text:p>0.0416534</text:p>
              </table:table-cell>
              <table:table-cell office:value-type="float" office:value="117.282">
                <text:p>117.282</text:p>
              </table:table-cell>
              <table:table-cell office:value-type="float" office:value="3.67636">
                <text:p>3.67636</text:p>
              </table:table-cell>
            </table:table-row>
            <table:table-row>
              <table:table-cell office:value-type="float" office:value="84.4">
                <text:p>84.4</text:p>
              </table:table-cell>
              <table:table-cell office:value-type="float" office:value="0.041525">
                <text:p>0.041525</text:p>
              </table:table-cell>
              <table:table-cell office:value-type="float" office:value="117.288">
                <text:p>117.288</text:p>
              </table:table-cell>
              <table:table-cell office:value-type="float" office:value="3.67027">
                <text:p>3.67027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0.041397">
                <text:p>0.041397</text:p>
              </table:table-cell>
              <table:table-cell office:value-type="float" office:value="117.294">
                <text:p>117.294</text:p>
              </table:table-cell>
              <table:table-cell office:value-type="float" office:value="3.6642">
                <text:p>3.6642</text:p>
              </table:table-cell>
            </table:table-row>
            <table:table-row>
              <table:table-cell office:value-type="float" office:value="84.6">
                <text:p>84.6</text:p>
              </table:table-cell>
              <table:table-cell office:value-type="float" office:value="0.0412695">
                <text:p>0.0412695</text:p>
              </table:table-cell>
              <table:table-cell office:value-type="float" office:value="117.301">
                <text:p>117.301</text:p>
              </table:table-cell>
              <table:table-cell office:value-type="float" office:value="3.65813">
                <text:p>3.65813</text:p>
              </table:table-cell>
            </table:table-row>
            <table:table-row>
              <table:table-cell office:value-type="float" office:value="84.7">
                <text:p>84.7</text:p>
              </table:table-cell>
              <table:table-cell office:value-type="float" office:value="0.0411426">
                <text:p>0.0411426</text:p>
              </table:table-cell>
              <table:table-cell office:value-type="float" office:value="117.307">
                <text:p>117.307</text:p>
              </table:table-cell>
              <table:table-cell office:value-type="float" office:value="3.65206">
                <text:p>3.65206</text:p>
              </table:table-cell>
            </table:table-row>
            <table:table-row>
              <table:table-cell office:value-type="float" office:value="84.8">
                <text:p>84.8</text:p>
              </table:table-cell>
              <table:table-cell office:value-type="float" office:value="0.0410161">
                <text:p>0.0410161</text:p>
              </table:table-cell>
              <table:table-cell office:value-type="float" office:value="117.313">
                <text:p>117.313</text:p>
              </table:table-cell>
              <table:table-cell office:value-type="float" office:value="3.64601">
                <text:p>3.64601</text:p>
              </table:table-cell>
            </table:table-row>
            <table:table-row>
              <table:table-cell office:value-type="float" office:value="84.9">
                <text:p>84.9</text:p>
              </table:table-cell>
              <table:table-cell office:value-type="float" office:value="0.0408901">
                <text:p>0.0408901</text:p>
              </table:table-cell>
              <table:table-cell office:value-type="float" office:value="117.319">
                <text:p>117.319</text:p>
              </table:table-cell>
              <table:table-cell office:value-type="float" office:value="3.63996">
                <text:p>3.6399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407646">
                <text:p>0.0407646</text:p>
              </table:table-cell>
              <table:table-cell office:value-type="float" office:value="117.325">
                <text:p>117.325</text:p>
              </table:table-cell>
              <table:table-cell office:value-type="float" office:value="3.63392">
                <text:p>3.63392</text:p>
              </table:table-cell>
            </table:table-row>
            <table:table-row>
              <table:table-cell office:value-type="float" office:value="85.1">
                <text:p>85.1</text:p>
              </table:table-cell>
              <table:table-cell office:value-type="float" office:value="0.0406396">
                <text:p>0.0406396</text:p>
              </table:table-cell>
              <table:table-cell office:value-type="float" office:value="117.331">
                <text:p>117.331</text:p>
              </table:table-cell>
              <table:table-cell office:value-type="float" office:value="3.62788">
                <text:p>3.62788</text:p>
              </table:table-cell>
            </table:table-row>
            <table:table-row>
              <table:table-cell office:value-type="float" office:value="85.2">
                <text:p>85.2</text:p>
              </table:table-cell>
              <table:table-cell office:value-type="float" office:value="0.040515">
                <text:p>0.040515</text:p>
              </table:table-cell>
              <table:table-cell office:value-type="float" office:value="117.338">
                <text:p>117.338</text:p>
              </table:table-cell>
              <table:table-cell office:value-type="float" office:value="3.62185">
                <text:p>3.62185</text:p>
              </table:table-cell>
            </table:table-row>
            <table:table-row>
              <table:table-cell office:value-type="float" office:value="85.3">
                <text:p>85.3</text:p>
              </table:table-cell>
              <table:table-cell office:value-type="float" office:value="0.040391">
                <text:p>0.040391</text:p>
              </table:table-cell>
              <table:table-cell office:value-type="float" office:value="117.344">
                <text:p>117.344</text:p>
              </table:table-cell>
              <table:table-cell office:value-type="float" office:value="3.61583">
                <text:p>3.61583</text:p>
              </table:table-cell>
            </table:table-row>
            <table:table-row>
              <table:table-cell office:value-type="float" office:value="85.4">
                <text:p>85.4</text:p>
              </table:table-cell>
              <table:table-cell office:value-type="float" office:value="0.0402674">
                <text:p>0.0402674</text:p>
              </table:table-cell>
              <table:table-cell office:value-type="float" office:value="117.35">
                <text:p>117.35</text:p>
              </table:table-cell>
              <table:table-cell office:value-type="float" office:value="3.60982">
                <text:p>3.60982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0.0401443">
                <text:p>0.0401443</text:p>
              </table:table-cell>
              <table:table-cell office:value-type="float" office:value="117.356">
                <text:p>117.356</text:p>
              </table:table-cell>
              <table:table-cell office:value-type="float" office:value="3.60381">
                <text:p>3.60381</text:p>
              </table:table-cell>
            </table:table-row>
            <table:table-row>
              <table:table-cell office:value-type="float" office:value="85.6">
                <text:p>85.6</text:p>
              </table:table-cell>
              <table:table-cell office:value-type="float" office:value="0.0400217">
                <text:p>0.0400217</text:p>
              </table:table-cell>
              <table:table-cell office:value-type="float" office:value="117.362">
                <text:p>117.362</text:p>
              </table:table-cell>
              <table:table-cell office:value-type="float" office:value="3.59782">
                <text:p>3.59782</text:p>
              </table:table-cell>
            </table:table-row>
            <table:table-row>
              <table:table-cell office:value-type="float" office:value="85.7">
                <text:p>85.7</text:p>
              </table:table-cell>
              <table:table-cell office:value-type="float" office:value="0.0398995">
                <text:p>0.0398995</text:p>
              </table:table-cell>
              <table:table-cell office:value-type="float" office:value="117.368">
                <text:p>117.368</text:p>
              </table:table-cell>
              <table:table-cell office:value-type="float" office:value="3.59182">
                <text:p>3.59182</text:p>
              </table:table-cell>
            </table:table-row>
            <table:table-row>
              <table:table-cell office:value-type="float" office:value="85.8">
                <text:p>85.8</text:p>
              </table:table-cell>
              <table:table-cell office:value-type="float" office:value="0.0397778">
                <text:p>0.0397778</text:p>
              </table:table-cell>
              <table:table-cell office:value-type="float" office:value="117.374">
                <text:p>117.374</text:p>
              </table:table-cell>
              <table:table-cell office:value-type="float" office:value="3.58584">
                <text:p>3.58584</text:p>
              </table:table-cell>
            </table:table-row>
            <table:table-row>
              <table:table-cell office:value-type="float" office:value="85.9">
                <text:p>85.9</text:p>
              </table:table-cell>
              <table:table-cell office:value-type="float" office:value="0.0396566">
                <text:p>0.0396566</text:p>
              </table:table-cell>
              <table:table-cell office:value-type="float" office:value="117.38">
                <text:p>117.38</text:p>
              </table:table-cell>
              <table:table-cell office:value-type="float" office:value="3.57986">
                <text:p>3.5798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395359">
                <text:p>0.0395359</text:p>
              </table:table-cell>
              <table:table-cell office:value-type="float" office:value="117.387">
                <text:p>117.387</text:p>
              </table:table-cell>
              <table:table-cell office:value-type="float" office:value="3.57389">
                <text:p>3.57389</text:p>
              </table:table-cell>
            </table:table-row>
            <table:table-row>
              <table:table-cell office:value-type="float" office:value="86.1">
                <text:p>86.1</text:p>
              </table:table-cell>
              <table:table-cell office:value-type="float" office:value="0.0394156">
                <text:p>0.0394156</text:p>
              </table:table-cell>
              <table:table-cell office:value-type="float" office:value="117.393">
                <text:p>117.393</text:p>
              </table:table-cell>
              <table:table-cell office:value-type="float" office:value="3.56793">
                <text:p>3.56793</text:p>
              </table:table-cell>
            </table:table-row>
            <table:table-row>
              <table:table-cell office:value-type="float" office:value="86.2">
                <text:p>86.2</text:p>
              </table:table-cell>
              <table:table-cell office:value-type="float" office:value="0.0392958">
                <text:p>0.0392958</text:p>
              </table:table-cell>
              <table:table-cell office:value-type="float" office:value="117.399">
                <text:p>117.399</text:p>
              </table:table-cell>
              <table:table-cell office:value-type="float" office:value="3.56198">
                <text:p>3.56198</text:p>
              </table:table-cell>
            </table:table-row>
            <table:table-row>
              <table:table-cell office:value-type="float" office:value="86.3">
                <text:p>86.3</text:p>
              </table:table-cell>
              <table:table-cell office:value-type="float" office:value="0.0391764">
                <text:p>0.0391764</text:p>
              </table:table-cell>
              <table:table-cell office:value-type="float" office:value="117.405">
                <text:p>117.405</text:p>
              </table:table-cell>
              <table:table-cell office:value-type="float" office:value="3.55603">
                <text:p>3.55603</text:p>
              </table:table-cell>
            </table:table-row>
            <table:table-row>
              <table:table-cell office:value-type="float" office:value="86.4">
                <text:p>86.4</text:p>
              </table:table-cell>
              <table:table-cell office:value-type="float" office:value="0.0390575">
                <text:p>0.0390575</text:p>
              </table:table-cell>
              <table:table-cell office:value-type="float" office:value="117.411">
                <text:p>117.411</text:p>
              </table:table-cell>
              <table:table-cell office:value-type="float" office:value="3.55009">
                <text:p>3.55009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0.0389391">
                <text:p>0.0389391</text:p>
              </table:table-cell>
              <table:table-cell office:value-type="float" office:value="117.417">
                <text:p>117.417</text:p>
              </table:table-cell>
              <table:table-cell office:value-type="float" office:value="3.54415">
                <text:p>3.54415</text:p>
              </table:table-cell>
            </table:table-row>
            <table:table-row>
              <table:table-cell office:value-type="float" office:value="86.6">
                <text:p>86.6</text:p>
              </table:table-cell>
              <table:table-cell office:value-type="float" office:value="0.0388211">
                <text:p>0.0388211</text:p>
              </table:table-cell>
              <table:table-cell office:value-type="float" office:value="117.423">
                <text:p>117.423</text:p>
              </table:table-cell>
              <table:table-cell office:value-type="float" office:value="3.53823">
                <text:p>3.53823</text:p>
              </table:table-cell>
            </table:table-row>
            <table:table-row>
              <table:table-cell office:value-type="float" office:value="86.7">
                <text:p>86.7</text:p>
              </table:table-cell>
              <table:table-cell office:value-type="float" office:value="0.0387035">
                <text:p>0.0387035</text:p>
              </table:table-cell>
              <table:table-cell office:value-type="float" office:value="117.429">
                <text:p>117.429</text:p>
              </table:table-cell>
              <table:table-cell office:value-type="float" office:value="3.53231">
                <text:p>3.53231</text:p>
              </table:table-cell>
            </table:table-row>
            <table:table-row>
              <table:table-cell office:value-type="float" office:value="86.8">
                <text:p>86.8</text:p>
              </table:table-cell>
              <table:table-cell office:value-type="float" office:value="0.0385864">
                <text:p>0.0385864</text:p>
              </table:table-cell>
              <table:table-cell office:value-type="float" office:value="117.435">
                <text:p>117.435</text:p>
              </table:table-cell>
              <table:table-cell office:value-type="float" office:value="3.5264">
                <text:p>3.5264</text:p>
              </table:table-cell>
            </table:table-row>
            <table:table-row>
              <table:table-cell office:value-type="float" office:value="86.9">
                <text:p>86.9</text:p>
              </table:table-cell>
              <table:table-cell office:value-type="float" office:value="0.0384698">
                <text:p>0.0384698</text:p>
              </table:table-cell>
              <table:table-cell office:value-type="float" office:value="117.441">
                <text:p>117.441</text:p>
              </table:table-cell>
              <table:table-cell office:value-type="float" office:value="3.52049">
                <text:p>3.5204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383536">
                <text:p>0.0383536</text:p>
              </table:table-cell>
              <table:table-cell office:value-type="float" office:value="117.447">
                <text:p>117.447</text:p>
              </table:table-cell>
              <table:table-cell office:value-type="float" office:value="3.51459">
                <text:p>3.51459</text:p>
              </table:table-cell>
            </table:table-row>
            <table:table-row>
              <table:table-cell office:value-type="float" office:value="87.1">
                <text:p>87.1</text:p>
              </table:table-cell>
              <table:table-cell office:value-type="float" office:value="0.0382378">
                <text:p>0.0382378</text:p>
              </table:table-cell>
              <table:table-cell office:value-type="float" office:value="117.453">
                <text:p>117.453</text:p>
              </table:table-cell>
              <table:table-cell office:value-type="float" office:value="3.5087">
                <text:p>3.5087</text:p>
              </table:table-cell>
            </table:table-row>
            <table:table-row>
              <table:table-cell office:value-type="float" office:value="87.2">
                <text:p>87.2</text:p>
              </table:table-cell>
              <table:table-cell office:value-type="float" office:value="0.0381225">
                <text:p>0.0381225</text:p>
              </table:table-cell>
              <table:table-cell office:value-type="float" office:value="117.459">
                <text:p>117.459</text:p>
              </table:table-cell>
              <table:table-cell office:value-type="float" office:value="3.50282">
                <text:p>3.50282</text:p>
              </table:table-cell>
            </table:table-row>
            <table:table-row>
              <table:table-cell office:value-type="float" office:value="87.3">
                <text:p>87.3</text:p>
              </table:table-cell>
              <table:table-cell office:value-type="float" office:value="0.0380076">
                <text:p>0.0380076</text:p>
              </table:table-cell>
              <table:table-cell office:value-type="float" office:value="117.465">
                <text:p>117.465</text:p>
              </table:table-cell>
              <table:table-cell office:value-type="float" office:value="3.49695">
                <text:p>3.49695</text:p>
              </table:table-cell>
            </table:table-row>
            <table:table-row>
              <table:table-cell office:value-type="float" office:value="87.4">
                <text:p>87.4</text:p>
              </table:table-cell>
              <table:table-cell office:value-type="float" office:value="0.0378932">
                <text:p>0.0378932</text:p>
              </table:table-cell>
              <table:table-cell office:value-type="float" office:value="117.471">
                <text:p>117.471</text:p>
              </table:table-cell>
              <table:table-cell office:value-type="float" office:value="3.49108">
                <text:p>3.49108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0.0377792">
                <text:p>0.0377792</text:p>
              </table:table-cell>
              <table:table-cell office:value-type="float" office:value="117.477">
                <text:p>117.477</text:p>
              </table:table-cell>
              <table:table-cell office:value-type="float" office:value="3.48522">
                <text:p>3.48522</text:p>
              </table:table-cell>
            </table:table-row>
            <table:table-row>
              <table:table-cell office:value-type="float" office:value="87.6">
                <text:p>87.6</text:p>
              </table:table-cell>
              <table:table-cell office:value-type="float" office:value="0.0376656">
                <text:p>0.0376656</text:p>
              </table:table-cell>
              <table:table-cell office:value-type="float" office:value="117.483">
                <text:p>117.483</text:p>
              </table:table-cell>
              <table:table-cell office:value-type="float" office:value="3.47937">
                <text:p>3.47937</text:p>
              </table:table-cell>
            </table:table-row>
            <table:table-row>
              <table:table-cell office:value-type="float" office:value="87.7">
                <text:p>87.7</text:p>
              </table:table-cell>
              <table:table-cell office:value-type="float" office:value="0.0375524">
                <text:p>0.0375524</text:p>
              </table:table-cell>
              <table:table-cell office:value-type="float" office:value="117.489">
                <text:p>117.489</text:p>
              </table:table-cell>
              <table:table-cell office:value-type="float" office:value="3.47352">
                <text:p>3.47352</text:p>
              </table:table-cell>
            </table:table-row>
            <table:table-row>
              <table:table-cell office:value-type="float" office:value="87.8">
                <text:p>87.8</text:p>
              </table:table-cell>
              <table:table-cell office:value-type="float" office:value="0.0374397">
                <text:p>0.0374397</text:p>
              </table:table-cell>
              <table:table-cell office:value-type="float" office:value="117.495">
                <text:p>117.495</text:p>
              </table:table-cell>
              <table:table-cell office:value-type="float" office:value="3.46768">
                <text:p>3.46768</text:p>
              </table:table-cell>
            </table:table-row>
            <table:table-row>
              <table:table-cell office:value-type="float" office:value="87.9">
                <text:p>87.9</text:p>
              </table:table-cell>
              <table:table-cell office:value-type="float" office:value="0.0373274">
                <text:p>0.0373274</text:p>
              </table:table-cell>
              <table:table-cell office:value-type="float" office:value="117.501">
                <text:p>117.501</text:p>
              </table:table-cell>
              <table:table-cell office:value-type="float" office:value="3.46185">
                <text:p>3.4618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372156">
                <text:p>0.0372156</text:p>
              </table:table-cell>
              <table:table-cell office:value-type="float" office:value="117.507">
                <text:p>117.507</text:p>
              </table:table-cell>
              <table:table-cell office:value-type="float" office:value="3.45603">
                <text:p>3.45603</text:p>
              </table:table-cell>
            </table:table-row>
            <table:table-row>
              <table:table-cell office:value-type="float" office:value="88.1">
                <text:p>88.1</text:p>
              </table:table-cell>
              <table:table-cell office:value-type="float" office:value="0.0371041">
                <text:p>0.0371041</text:p>
              </table:table-cell>
              <table:table-cell office:value-type="float" office:value="117.513">
                <text:p>117.513</text:p>
              </table:table-cell>
              <table:table-cell office:value-type="float" office:value="3.45021">
                <text:p>3.45021</text:p>
              </table:table-cell>
            </table:table-row>
            <table:table-row>
              <table:table-cell office:value-type="float" office:value="88.2">
                <text:p>88.2</text:p>
              </table:table-cell>
              <table:table-cell office:value-type="float" office:value="0.0369931">
                <text:p>0.0369931</text:p>
              </table:table-cell>
              <table:table-cell office:value-type="float" office:value="117.519">
                <text:p>117.519</text:p>
              </table:table-cell>
              <table:table-cell office:value-type="float" office:value="3.4444">
                <text:p>3.4444</text:p>
              </table:table-cell>
            </table:table-row>
            <table:table-row>
              <table:table-cell office:value-type="float" office:value="88.3">
                <text:p>88.3</text:p>
              </table:table-cell>
              <table:table-cell office:value-type="float" office:value="0.0368825">
                <text:p>0.0368825</text:p>
              </table:table-cell>
              <table:table-cell office:value-type="float" office:value="117.525">
                <text:p>117.525</text:p>
              </table:table-cell>
              <table:table-cell office:value-type="float" office:value="3.4386">
                <text:p>3.4386</text:p>
              </table:table-cell>
            </table:table-row>
            <table:table-row>
              <table:table-cell office:value-type="float" office:value="88.4">
                <text:p>88.4</text:p>
              </table:table-cell>
              <table:table-cell office:value-type="float" office:value="0.0367723">
                <text:p>0.0367723</text:p>
              </table:table-cell>
              <table:table-cell office:value-type="float" office:value="117.53">
                <text:p>117.53</text:p>
              </table:table-cell>
              <table:table-cell office:value-type="float" office:value="3.4328">
                <text:p>3.4328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0.0366626">
                <text:p>0.0366626</text:p>
              </table:table-cell>
              <table:table-cell office:value-type="float" office:value="117.536">
                <text:p>117.536</text:p>
              </table:table-cell>
              <table:table-cell office:value-type="float" office:value="3.42702">
                <text:p>3.42702</text:p>
              </table:table-cell>
            </table:table-row>
            <table:table-row>
              <table:table-cell office:value-type="float" office:value="88.6">
                <text:p>88.6</text:p>
              </table:table-cell>
              <table:table-cell office:value-type="float" office:value="0.0365532">
                <text:p>0.0365532</text:p>
              </table:table-cell>
              <table:table-cell office:value-type="float" office:value="117.542">
                <text:p>117.542</text:p>
              </table:table-cell>
              <table:table-cell office:value-type="float" office:value="3.42124">
                <text:p>3.42124</text:p>
              </table:table-cell>
            </table:table-row>
            <table:table-row>
              <table:table-cell office:value-type="float" office:value="88.7">
                <text:p>88.7</text:p>
              </table:table-cell>
              <table:table-cell office:value-type="float" office:value="0.0364443">
                <text:p>0.0364443</text:p>
              </table:table-cell>
              <table:table-cell office:value-type="float" office:value="117.548">
                <text:p>117.548</text:p>
              </table:table-cell>
              <table:table-cell office:value-type="float" office:value="3.41546">
                <text:p>3.41546</text:p>
              </table:table-cell>
            </table:table-row>
            <table:table-row>
              <table:table-cell office:value-type="float" office:value="88.8">
                <text:p>88.8</text:p>
              </table:table-cell>
              <table:table-cell office:value-type="float" office:value="0.0363358">
                <text:p>0.0363358</text:p>
              </table:table-cell>
              <table:table-cell office:value-type="float" office:value="117.554">
                <text:p>117.554</text:p>
              </table:table-cell>
              <table:table-cell office:value-type="float" office:value="3.4097">
                <text:p>3.4097</text:p>
              </table:table-cell>
            </table:table-row>
            <table:table-row>
              <table:table-cell office:value-type="float" office:value="88.9">
                <text:p>88.9</text:p>
              </table:table-cell>
              <table:table-cell office:value-type="float" office:value="0.0362277">
                <text:p>0.0362277</text:p>
              </table:table-cell>
              <table:table-cell office:value-type="float" office:value="117.56">
                <text:p>117.56</text:p>
              </table:table-cell>
              <table:table-cell office:value-type="float" office:value="3.40394">
                <text:p>3.4039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361199">
                <text:p>0.0361199</text:p>
              </table:table-cell>
              <table:table-cell office:value-type="float" office:value="117.566">
                <text:p>117.566</text:p>
              </table:table-cell>
              <table:table-cell office:value-type="float" office:value="3.39819">
                <text:p>3.39819</text:p>
              </table:table-cell>
            </table:table-row>
            <table:table-row>
              <table:table-cell office:value-type="float" office:value="89.1">
                <text:p>89.1</text:p>
              </table:table-cell>
              <table:table-cell office:value-type="float" office:value="0.0360126">
                <text:p>0.0360126</text:p>
              </table:table-cell>
              <table:table-cell office:value-type="float" office:value="117.572">
                <text:p>117.572</text:p>
              </table:table-cell>
              <table:table-cell office:value-type="float" office:value="3.39245">
                <text:p>3.39245</text:p>
              </table:table-cell>
            </table:table-row>
            <table:table-row>
              <table:table-cell office:value-type="float" office:value="89.2">
                <text:p>89.2</text:p>
              </table:table-cell>
              <table:table-cell office:value-type="float" office:value="0.0359057">
                <text:p>0.0359057</text:p>
              </table:table-cell>
              <table:table-cell office:value-type="float" office:value="117.577">
                <text:p>117.577</text:p>
              </table:table-cell>
              <table:table-cell office:value-type="float" office:value="3.38671">
                <text:p>3.38671</text:p>
              </table:table-cell>
            </table:table-row>
            <table:table-row>
              <table:table-cell office:value-type="float" office:value="89.3">
                <text:p>89.3</text:p>
              </table:table-cell>
              <table:table-cell office:value-type="float" office:value="0.0357992">
                <text:p>0.0357992</text:p>
              </table:table-cell>
              <table:table-cell office:value-type="float" office:value="117.583">
                <text:p>117.583</text:p>
              </table:table-cell>
              <table:table-cell office:value-type="float" office:value="3.38098">
                <text:p>3.38098</text:p>
              </table:table-cell>
            </table:table-row>
            <table:table-row>
              <table:table-cell office:value-type="float" office:value="89.4">
                <text:p>89.4</text:p>
              </table:table-cell>
              <table:table-cell office:value-type="float" office:value="0.0356931">
                <text:p>0.0356931</text:p>
              </table:table-cell>
              <table:table-cell office:value-type="float" office:value="117.589">
                <text:p>117.589</text:p>
              </table:table-cell>
              <table:table-cell office:value-type="float" office:value="3.37526">
                <text:p>3.37526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0.0355874">
                <text:p>0.0355874</text:p>
              </table:table-cell>
              <table:table-cell office:value-type="float" office:value="117.595">
                <text:p>117.595</text:p>
              </table:table-cell>
              <table:table-cell office:value-type="float" office:value="3.36955">
                <text:p>3.36955</text:p>
              </table:table-cell>
            </table:table-row>
            <table:table-row>
              <table:table-cell office:value-type="float" office:value="89.6">
                <text:p>89.6</text:p>
              </table:table-cell>
              <table:table-cell office:value-type="float" office:value="0.0354821">
                <text:p>0.0354821</text:p>
              </table:table-cell>
              <table:table-cell office:value-type="float" office:value="117.601">
                <text:p>117.601</text:p>
              </table:table-cell>
              <table:table-cell office:value-type="float" office:value="3.36384">
                <text:p>3.36384</text:p>
              </table:table-cell>
            </table:table-row>
            <table:table-row>
              <table:table-cell office:value-type="float" office:value="89.7">
                <text:p>89.7</text:p>
              </table:table-cell>
              <table:table-cell office:value-type="float" office:value="0.0353772">
                <text:p>0.0353772</text:p>
              </table:table-cell>
              <table:table-cell office:value-type="float" office:value="117.606">
                <text:p>117.606</text:p>
              </table:table-cell>
              <table:table-cell office:value-type="float" office:value="3.35815">
                <text:p>3.35815</text:p>
              </table:table-cell>
            </table:table-row>
            <table:table-row>
              <table:table-cell office:value-type="float" office:value="89.8">
                <text:p>89.8</text:p>
              </table:table-cell>
              <table:table-cell office:value-type="float" office:value="0.0352727">
                <text:p>0.0352727</text:p>
              </table:table-cell>
              <table:table-cell office:value-type="float" office:value="117.612">
                <text:p>117.612</text:p>
              </table:table-cell>
              <table:table-cell office:value-type="float" office:value="3.35245">
                <text:p>3.35245</text:p>
              </table:table-cell>
            </table:table-row>
            <table:table-row>
              <table:table-cell office:value-type="float" office:value="89.9">
                <text:p>89.9</text:p>
              </table:table-cell>
              <table:table-cell office:value-type="float" office:value="0.0351685">
                <text:p>0.0351685</text:p>
              </table:table-cell>
              <table:table-cell office:value-type="float" office:value="117.618">
                <text:p>117.618</text:p>
              </table:table-cell>
              <table:table-cell office:value-type="float" office:value="3.34677">
                <text:p>3.3467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350648">
                <text:p>0.0350648</text:p>
              </table:table-cell>
              <table:table-cell office:value-type="float" office:value="117.624">
                <text:p>117.624</text:p>
              </table:table-cell>
              <table:table-cell office:value-type="float" office:value="3.34109">
                <text:p>3.34109</text:p>
              </table:table-cell>
            </table:table-row>
            <table:table-row>
              <table:table-cell office:value-type="float" office:value="90.1">
                <text:p>90.1</text:p>
              </table:table-cell>
              <table:table-cell office:value-type="float" office:value="0.0349614">
                <text:p>0.0349614</text:p>
              </table:table-cell>
              <table:table-cell office:value-type="float" office:value="117.63">
                <text:p>117.63</text:p>
              </table:table-cell>
              <table:table-cell office:value-type="float" office:value="3.33543">
                <text:p>3.33543</text:p>
              </table:table-cell>
            </table:table-row>
            <table:table-row>
              <table:table-cell office:value-type="float" office:value="90.2">
                <text:p>90.2</text:p>
              </table:table-cell>
              <table:table-cell office:value-type="float" office:value="0.0348584">
                <text:p>0.0348584</text:p>
              </table:table-cell>
              <table:table-cell office:value-type="float" office:value="117.635">
                <text:p>117.635</text:p>
              </table:table-cell>
              <table:table-cell office:value-type="float" office:value="3.32976">
                <text:p>3.32976</text:p>
              </table:table-cell>
            </table:table-row>
            <table:table-row>
              <table:table-cell office:value-type="float" office:value="90.3">
                <text:p>90.3</text:p>
              </table:table-cell>
              <table:table-cell office:value-type="float" office:value="0.0347559">
                <text:p>0.0347559</text:p>
              </table:table-cell>
              <table:table-cell office:value-type="float" office:value="117.641">
                <text:p>117.641</text:p>
              </table:table-cell>
              <table:table-cell office:value-type="float" office:value="3.32411">
                <text:p>3.32411</text:p>
              </table:table-cell>
            </table:table-row>
            <table:table-row>
              <table:table-cell office:value-type="float" office:value="90.4">
                <text:p>90.4</text:p>
              </table:table-cell>
              <table:table-cell office:value-type="float" office:value="0.0346536">
                <text:p>0.0346536</text:p>
              </table:table-cell>
              <table:table-cell office:value-type="float" office:value="117.647">
                <text:p>117.647</text:p>
              </table:table-cell>
              <table:table-cell office:value-type="float" office:value="3.31846">
                <text:p>3.31846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0.0345518">
                <text:p>0.0345518</text:p>
              </table:table-cell>
              <table:table-cell office:value-type="float" office:value="117.653">
                <text:p>117.653</text:p>
              </table:table-cell>
              <table:table-cell office:value-type="float" office:value="3.31282">
                <text:p>3.31282</text:p>
              </table:table-cell>
            </table:table-row>
            <table:table-row>
              <table:table-cell office:value-type="float" office:value="90.6">
                <text:p>90.6</text:p>
              </table:table-cell>
              <table:table-cell office:value-type="float" office:value="0.0344504">
                <text:p>0.0344504</text:p>
              </table:table-cell>
              <table:table-cell office:value-type="float" office:value="117.658">
                <text:p>117.658</text:p>
              </table:table-cell>
              <table:table-cell office:value-type="float" office:value="3.30719">
                <text:p>3.30719</text:p>
              </table:table-cell>
            </table:table-row>
            <table:table-row>
              <table:table-cell office:value-type="float" office:value="90.7">
                <text:p>90.7</text:p>
              </table:table-cell>
              <table:table-cell office:value-type="float" office:value="0.0343493">
                <text:p>0.0343493</text:p>
              </table:table-cell>
              <table:table-cell office:value-type="float" office:value="117.664">
                <text:p>117.664</text:p>
              </table:table-cell>
              <table:table-cell office:value-type="float" office:value="3.30157">
                <text:p>3.30157</text:p>
              </table:table-cell>
            </table:table-row>
            <table:table-row>
              <table:table-cell office:value-type="float" office:value="90.8">
                <text:p>90.8</text:p>
              </table:table-cell>
              <table:table-cell office:value-type="float" office:value="0.0342486">
                <text:p>0.0342486</text:p>
              </table:table-cell>
              <table:table-cell office:value-type="float" office:value="117.67">
                <text:p>117.67</text:p>
              </table:table-cell>
              <table:table-cell office:value-type="float" office:value="3.29595">
                <text:p>3.29595</text:p>
              </table:table-cell>
            </table:table-row>
            <table:table-row>
              <table:table-cell office:value-type="float" office:value="90.9">
                <text:p>90.9</text:p>
              </table:table-cell>
              <table:table-cell office:value-type="float" office:value="0.0341483">
                <text:p>0.0341483</text:p>
              </table:table-cell>
              <table:table-cell office:value-type="float" office:value="117.676">
                <text:p>117.676</text:p>
              </table:table-cell>
              <table:table-cell office:value-type="float" office:value="3.29034">
                <text:p>3.2903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340483">
                <text:p>0.0340483</text:p>
              </table:table-cell>
              <table:table-cell office:value-type="float" office:value="117.681">
                <text:p>117.681</text:p>
              </table:table-cell>
              <table:table-cell office:value-type="float" office:value="3.28474">
                <text:p>3.28474</text:p>
              </table:table-cell>
            </table:table-row>
            <table:table-row>
              <table:table-cell office:value-type="float" office:value="91.1">
                <text:p>91.1</text:p>
              </table:table-cell>
              <table:table-cell office:value-type="float" office:value="0.0339487">
                <text:p>0.0339487</text:p>
              </table:table-cell>
              <table:table-cell office:value-type="float" office:value="117.687">
                <text:p>117.687</text:p>
              </table:table-cell>
              <table:table-cell office:value-type="float" office:value="3.27915">
                <text:p>3.27915</text:p>
              </table:table-cell>
            </table:table-row>
            <table:table-row>
              <table:table-cell office:value-type="float" office:value="91.2">
                <text:p>91.2</text:p>
              </table:table-cell>
              <table:table-cell office:value-type="float" office:value="0.0338495">
                <text:p>0.0338495</text:p>
              </table:table-cell>
              <table:table-cell office:value-type="float" office:value="117.693">
                <text:p>117.693</text:p>
              </table:table-cell>
              <table:table-cell office:value-type="float" office:value="3.27356">
                <text:p>3.27356</text:p>
              </table:table-cell>
            </table:table-row>
            <table:table-row>
              <table:table-cell office:value-type="float" office:value="91.3">
                <text:p>91.3</text:p>
              </table:table-cell>
              <table:table-cell office:value-type="float" office:value="0.0337507">
                <text:p>0.0337507</text:p>
              </table:table-cell>
              <table:table-cell office:value-type="float" office:value="117.698">
                <text:p>117.698</text:p>
              </table:table-cell>
              <table:table-cell office:value-type="float" office:value="3.26798">
                <text:p>3.26798</text:p>
              </table:table-cell>
            </table:table-row>
            <table:table-row>
              <table:table-cell office:value-type="float" office:value="91.4">
                <text:p>91.4</text:p>
              </table:table-cell>
              <table:table-cell office:value-type="float" office:value="0.0336522">
                <text:p>0.0336522</text:p>
              </table:table-cell>
              <table:table-cell office:value-type="float" office:value="117.704">
                <text:p>117.704</text:p>
              </table:table-cell>
              <table:table-cell office:value-type="float" office:value="3.26241">
                <text:p>3.26241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0.0335541">
                <text:p>0.0335541</text:p>
              </table:table-cell>
              <table:table-cell office:value-type="float" office:value="117.71">
                <text:p>117.71</text:p>
              </table:table-cell>
              <table:table-cell office:value-type="float" office:value="3.25684">
                <text:p>3.25684</text:p>
              </table:table-cell>
            </table:table-row>
            <table:table-row>
              <table:table-cell office:value-type="float" office:value="91.6">
                <text:p>91.6</text:p>
              </table:table-cell>
              <table:table-cell office:value-type="float" office:value="0.0334563">
                <text:p>0.0334563</text:p>
              </table:table-cell>
              <table:table-cell office:value-type="float" office:value="117.715">
                <text:p>117.715</text:p>
              </table:table-cell>
              <table:table-cell office:value-type="float" office:value="3.25129">
                <text:p>3.25129</text:p>
              </table:table-cell>
            </table:table-row>
            <table:table-row>
              <table:table-cell office:value-type="float" office:value="91.7">
                <text:p>91.7</text:p>
              </table:table-cell>
              <table:table-cell office:value-type="float" office:value="0.0333589">
                <text:p>0.0333589</text:p>
              </table:table-cell>
              <table:table-cell office:value-type="float" office:value="117.721">
                <text:p>117.721</text:p>
              </table:table-cell>
              <table:table-cell office:value-type="float" office:value="3.24574">
                <text:p>3.24574</text:p>
              </table:table-cell>
            </table:table-row>
            <table:table-row>
              <table:table-cell office:value-type="float" office:value="91.8">
                <text:p>91.8</text:p>
              </table:table-cell>
              <table:table-cell office:value-type="float" office:value="0.0332619">
                <text:p>0.0332619</text:p>
              </table:table-cell>
              <table:table-cell office:value-type="float" office:value="117.727">
                <text:p>117.727</text:p>
              </table:table-cell>
              <table:table-cell office:value-type="float" office:value="3.2402">
                <text:p>3.2402</text:p>
              </table:table-cell>
            </table:table-row>
            <table:table-row>
              <table:table-cell office:value-type="float" office:value="91.9">
                <text:p>91.9</text:p>
              </table:table-cell>
              <table:table-cell office:value-type="float" office:value="0.0331652">
                <text:p>0.0331652</text:p>
              </table:table-cell>
              <table:table-cell office:value-type="float" office:value="117.732">
                <text:p>117.732</text:p>
              </table:table-cell>
              <table:table-cell office:value-type="float" office:value="3.23466">
                <text:p>3.2346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330689">
                <text:p>0.0330689</text:p>
              </table:table-cell>
              <table:table-cell office:value-type="float" office:value="117.738">
                <text:p>117.738</text:p>
              </table:table-cell>
              <table:table-cell office:value-type="float" office:value="3.22913">
                <text:p>3.22913</text:p>
              </table:table-cell>
            </table:table-row>
            <table:table-row>
              <table:table-cell office:value-type="float" office:value="92.1">
                <text:p>92.1</text:p>
              </table:table-cell>
              <table:table-cell office:value-type="float" office:value="0.0329729">
                <text:p>0.0329729</text:p>
              </table:table-cell>
              <table:table-cell office:value-type="float" office:value="117.743">
                <text:p>117.743</text:p>
              </table:table-cell>
              <table:table-cell office:value-type="float" office:value="3.22361">
                <text:p>3.22361</text:p>
              </table:table-cell>
            </table:table-row>
            <table:table-row>
              <table:table-cell office:value-type="float" office:value="92.2">
                <text:p>92.2</text:p>
              </table:table-cell>
              <table:table-cell office:value-type="float" office:value="0.0328773">
                <text:p>0.0328773</text:p>
              </table:table-cell>
              <table:table-cell office:value-type="float" office:value="117.749">
                <text:p>117.749</text:p>
              </table:table-cell>
              <table:table-cell office:value-type="float" office:value="3.2181">
                <text:p>3.2181</text:p>
              </table:table-cell>
            </table:table-row>
            <table:table-row>
              <table:table-cell office:value-type="float" office:value="92.3">
                <text:p>92.3</text:p>
              </table:table-cell>
              <table:table-cell office:value-type="float" office:value="0.032782">
                <text:p>0.032782</text:p>
              </table:table-cell>
              <table:table-cell office:value-type="float" office:value="117.755">
                <text:p>117.755</text:p>
              </table:table-cell>
              <table:table-cell office:value-type="float" office:value="3.2126">
                <text:p>3.2126</text:p>
              </table:table-cell>
            </table:table-row>
            <table:table-row>
              <table:table-cell office:value-type="float" office:value="92.4">
                <text:p>92.4</text:p>
              </table:table-cell>
              <table:table-cell office:value-type="float" office:value="0.0326871">
                <text:p>0.0326871</text:p>
              </table:table-cell>
              <table:table-cell office:value-type="float" office:value="117.76">
                <text:p>117.76</text:p>
              </table:table-cell>
              <table:table-cell office:value-type="float" office:value="3.2071">
                <text:p>3.2071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0.0325925">
                <text:p>0.0325925</text:p>
              </table:table-cell>
              <table:table-cell office:value-type="float" office:value="117.766">
                <text:p>117.766</text:p>
              </table:table-cell>
              <table:table-cell office:value-type="float" office:value="3.20161">
                <text:p>3.20161</text:p>
              </table:table-cell>
            </table:table-row>
            <table:table-row>
              <table:table-cell office:value-type="float" office:value="92.6">
                <text:p>92.6</text:p>
              </table:table-cell>
              <table:table-cell office:value-type="float" office:value="0.0324983">
                <text:p>0.0324983</text:p>
              </table:table-cell>
              <table:table-cell office:value-type="float" office:value="117.771">
                <text:p>117.771</text:p>
              </table:table-cell>
              <table:table-cell office:value-type="float" office:value="3.19613">
                <text:p>3.19613</text:p>
              </table:table-cell>
            </table:table-row>
            <table:table-row>
              <table:table-cell office:value-type="float" office:value="92.7">
                <text:p>92.7</text:p>
              </table:table-cell>
              <table:table-cell office:value-type="float" office:value="0.0324044">
                <text:p>0.0324044</text:p>
              </table:table-cell>
              <table:table-cell office:value-type="float" office:value="117.777">
                <text:p>117.777</text:p>
              </table:table-cell>
              <table:table-cell office:value-type="float" office:value="3.19065">
                <text:p>3.19065</text:p>
              </table:table-cell>
            </table:table-row>
            <table:table-row>
              <table:table-cell office:value-type="float" office:value="92.8">
                <text:p>92.8</text:p>
              </table:table-cell>
              <table:table-cell office:value-type="float" office:value="0.0323109">
                <text:p>0.0323109</text:p>
              </table:table-cell>
              <table:table-cell office:value-type="float" office:value="117.783">
                <text:p>117.783</text:p>
              </table:table-cell>
              <table:table-cell office:value-type="float" office:value="3.18518">
                <text:p>3.18518</text:p>
              </table:table-cell>
            </table:table-row>
            <table:table-row>
              <table:table-cell office:value-type="float" office:value="92.9">
                <text:p>92.9</text:p>
              </table:table-cell>
              <table:table-cell office:value-type="float" office:value="0.0322177">
                <text:p>0.0322177</text:p>
              </table:table-cell>
              <table:table-cell office:value-type="float" office:value="117.788">
                <text:p>117.788</text:p>
              </table:table-cell>
              <table:table-cell office:value-type="float" office:value="3.17972">
                <text:p>3.1797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321248">
                <text:p>0.0321248</text:p>
              </table:table-cell>
              <table:table-cell office:value-type="float" office:value="117.794">
                <text:p>117.794</text:p>
              </table:table-cell>
              <table:table-cell office:value-type="float" office:value="3.17427">
                <text:p>3.17427</text:p>
              </table:table-cell>
            </table:table-row>
            <table:table-row>
              <table:table-cell office:value-type="float" office:value="93.1">
                <text:p>93.1</text:p>
              </table:table-cell>
              <table:table-cell office:value-type="float" office:value="0.0320323">
                <text:p>0.0320323</text:p>
              </table:table-cell>
              <table:table-cell office:value-type="float" office:value="117.799">
                <text:p>117.799</text:p>
              </table:table-cell>
              <table:table-cell office:value-type="float" office:value="3.16883">
                <text:p>3.16883</text:p>
              </table:table-cell>
            </table:table-row>
            <table:table-row>
              <table:table-cell office:value-type="float" office:value="93.2">
                <text:p>93.2</text:p>
              </table:table-cell>
              <table:table-cell office:value-type="float" office:value="0.0319401">
                <text:p>0.0319401</text:p>
              </table:table-cell>
              <table:table-cell office:value-type="float" office:value="117.805">
                <text:p>117.805</text:p>
              </table:table-cell>
              <table:table-cell office:value-type="float" office:value="3.16339">
                <text:p>3.16339</text:p>
              </table:table-cell>
            </table:table-row>
            <table:table-row>
              <table:table-cell office:value-type="float" office:value="93.3">
                <text:p>93.3</text:p>
              </table:table-cell>
              <table:table-cell office:value-type="float" office:value="0.0318483">
                <text:p>0.0318483</text:p>
              </table:table-cell>
              <table:table-cell office:value-type="float" office:value="117.81">
                <text:p>117.81</text:p>
              </table:table-cell>
              <table:table-cell office:value-type="float" office:value="3.15796">
                <text:p>3.15796</text:p>
              </table:table-cell>
            </table:table-row>
            <table:table-row>
              <table:table-cell office:value-type="float" office:value="93.4">
                <text:p>93.4</text:p>
              </table:table-cell>
              <table:table-cell office:value-type="float" office:value="0.0317568">
                <text:p>0.0317568</text:p>
              </table:table-cell>
              <table:table-cell office:value-type="float" office:value="117.816">
                <text:p>117.816</text:p>
              </table:table-cell>
              <table:table-cell office:value-type="float" office:value="3.15254">
                <text:p>3.15254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0.0316656">
                <text:p>0.0316656</text:p>
              </table:table-cell>
              <table:table-cell office:value-type="float" office:value="117.821">
                <text:p>117.821</text:p>
              </table:table-cell>
              <table:table-cell office:value-type="float" office:value="3.14712">
                <text:p>3.14712</text:p>
              </table:table-cell>
            </table:table-row>
            <table:table-row>
              <table:table-cell office:value-type="float" office:value="93.6">
                <text:p>93.6</text:p>
              </table:table-cell>
              <table:table-cell office:value-type="float" office:value="0.0315748">
                <text:p>0.0315748</text:p>
              </table:table-cell>
              <table:table-cell office:value-type="float" office:value="117.827">
                <text:p>117.827</text:p>
              </table:table-cell>
              <table:table-cell office:value-type="float" office:value="3.14171">
                <text:p>3.14171</text:p>
              </table:table-cell>
            </table:table-row>
            <table:table-row>
              <table:table-cell office:value-type="float" office:value="93.7">
                <text:p>93.7</text:p>
              </table:table-cell>
              <table:table-cell office:value-type="float" office:value="0.0314843">
                <text:p>0.0314843</text:p>
              </table:table-cell>
              <table:table-cell office:value-type="float" office:value="117.832">
                <text:p>117.832</text:p>
              </table:table-cell>
              <table:table-cell office:value-type="float" office:value="3.13631">
                <text:p>3.13631</text:p>
              </table:table-cell>
            </table:table-row>
            <table:table-row>
              <table:table-cell office:value-type="float" office:value="93.8">
                <text:p>93.8</text:p>
              </table:table-cell>
              <table:table-cell office:value-type="float" office:value="0.0313941">
                <text:p>0.0313941</text:p>
              </table:table-cell>
              <table:table-cell office:value-type="float" office:value="117.838">
                <text:p>117.838</text:p>
              </table:table-cell>
              <table:table-cell office:value-type="float" office:value="3.13092">
                <text:p>3.13092</text:p>
              </table:table-cell>
            </table:table-row>
            <table:table-row>
              <table:table-cell office:value-type="float" office:value="93.9">
                <text:p>93.9</text:p>
              </table:table-cell>
              <table:table-cell office:value-type="float" office:value="0.0313042">
                <text:p>0.0313042</text:p>
              </table:table-cell>
              <table:table-cell office:value-type="float" office:value="117.843">
                <text:p>117.843</text:p>
              </table:table-cell>
              <table:table-cell office:value-type="float" office:value="3.12553">
                <text:p>3.1255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312147">
                <text:p>0.0312147</text:p>
              </table:table-cell>
              <table:table-cell office:value-type="float" office:value="117.849">
                <text:p>117.849</text:p>
              </table:table-cell>
              <table:table-cell office:value-type="float" office:value="3.12016">
                <text:p>3.12016</text:p>
              </table:table-cell>
            </table:table-row>
            <table:table-row>
              <table:table-cell office:value-type="float" office:value="94.1">
                <text:p>94.1</text:p>
              </table:table-cell>
              <table:table-cell office:value-type="float" office:value="0.0311255">
                <text:p>0.0311255</text:p>
              </table:table-cell>
              <table:table-cell office:value-type="float" office:value="117.854">
                <text:p>117.854</text:p>
              </table:table-cell>
              <table:table-cell office:value-type="float" office:value="3.11479">
                <text:p>3.11479</text:p>
              </table:table-cell>
            </table:table-row>
            <table:table-row>
              <table:table-cell office:value-type="float" office:value="94.2">
                <text:p>94.2</text:p>
              </table:table-cell>
              <table:table-cell office:value-type="float" office:value="0.0310366">
                <text:p>0.0310366</text:p>
              </table:table-cell>
              <table:table-cell office:value-type="float" office:value="117.86">
                <text:p>117.86</text:p>
              </table:table-cell>
              <table:table-cell office:value-type="float" office:value="3.10942">
                <text:p>3.10942</text:p>
              </table:table-cell>
            </table:table-row>
            <table:table-row>
              <table:table-cell office:value-type="float" office:value="94.3">
                <text:p>94.3</text:p>
              </table:table-cell>
              <table:table-cell office:value-type="float" office:value="0.030948">
                <text:p>0.030948</text:p>
              </table:table-cell>
              <table:table-cell office:value-type="float" office:value="117.865">
                <text:p>117.865</text:p>
              </table:table-cell>
              <table:table-cell office:value-type="float" office:value="3.10407">
                <text:p>3.10407</text:p>
              </table:table-cell>
            </table:table-row>
            <table:table-row>
              <table:table-cell office:value-type="float" office:value="94.4">
                <text:p>94.4</text:p>
              </table:table-cell>
              <table:table-cell office:value-type="float" office:value="0.0308598">
                <text:p>0.0308598</text:p>
              </table:table-cell>
              <table:table-cell office:value-type="float" office:value="117.87">
                <text:p>117.87</text:p>
              </table:table-cell>
              <table:table-cell office:value-type="float" office:value="3.09872">
                <text:p>3.09872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0.0307719">
                <text:p>0.0307719</text:p>
              </table:table-cell>
              <table:table-cell office:value-type="float" office:value="117.876">
                <text:p>117.876</text:p>
              </table:table-cell>
              <table:table-cell office:value-type="float" office:value="3.09338">
                <text:p>3.09338</text:p>
              </table:table-cell>
            </table:table-row>
            <table:table-row>
              <table:table-cell office:value-type="float" office:value="94.6">
                <text:p>94.6</text:p>
              </table:table-cell>
              <table:table-cell office:value-type="float" office:value="0.0306843">
                <text:p>0.0306843</text:p>
              </table:table-cell>
              <table:table-cell office:value-type="float" office:value="117.881">
                <text:p>117.881</text:p>
              </table:table-cell>
              <table:table-cell office:value-type="float" office:value="3.08805">
                <text:p>3.08805</text:p>
              </table:table-cell>
            </table:table-row>
            <table:table-row>
              <table:table-cell office:value-type="float" office:value="94.7">
                <text:p>94.7</text:p>
              </table:table-cell>
              <table:table-cell office:value-type="float" office:value="0.030597">
                <text:p>0.030597</text:p>
              </table:table-cell>
              <table:table-cell office:value-type="float" office:value="117.887">
                <text:p>117.887</text:p>
              </table:table-cell>
              <table:table-cell office:value-type="float" office:value="3.08272">
                <text:p>3.08272</text:p>
              </table:table-cell>
            </table:table-row>
            <table:table-row>
              <table:table-cell office:value-type="float" office:value="94.8">
                <text:p>94.8</text:p>
              </table:table-cell>
              <table:table-cell office:value-type="float" office:value="0.03051">
                <text:p>0.03051</text:p>
              </table:table-cell>
              <table:table-cell office:value-type="float" office:value="117.892">
                <text:p>117.892</text:p>
              </table:table-cell>
              <table:table-cell office:value-type="float" office:value="3.0774">
                <text:p>3.0774</text:p>
              </table:table-cell>
            </table:table-row>
            <table:table-row>
              <table:table-cell office:value-type="float" office:value="94.9">
                <text:p>94.9</text:p>
              </table:table-cell>
              <table:table-cell office:value-type="float" office:value="0.0304233">
                <text:p>0.0304233</text:p>
              </table:table-cell>
              <table:table-cell office:value-type="float" office:value="117.897">
                <text:p>117.897</text:p>
              </table:table-cell>
              <table:table-cell office:value-type="float" office:value="3.07209">
                <text:p>3.0720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30337">
                <text:p>0.030337</text:p>
              </table:table-cell>
              <table:table-cell office:value-type="float" office:value="117.903">
                <text:p>117.903</text:p>
              </table:table-cell>
              <table:table-cell office:value-type="float" office:value="3.06679">
                <text:p>3.06679</text:p>
              </table:table-cell>
            </table:table-row>
            <table:table-row>
              <table:table-cell office:value-type="float" office:value="95.1">
                <text:p>95.1</text:p>
              </table:table-cell>
              <table:table-cell office:value-type="float" office:value="0.0302509">
                <text:p>0.0302509</text:p>
              </table:table-cell>
              <table:table-cell office:value-type="float" office:value="117.908">
                <text:p>117.908</text:p>
              </table:table-cell>
              <table:table-cell office:value-type="float" office:value="3.06149">
                <text:p>3.06149</text:p>
              </table:table-cell>
            </table:table-row>
            <table:table-row>
              <table:table-cell office:value-type="float" office:value="95.2">
                <text:p>95.2</text:p>
              </table:table-cell>
              <table:table-cell office:value-type="float" office:value="0.0301652">
                <text:p>0.0301652</text:p>
              </table:table-cell>
              <table:table-cell office:value-type="float" office:value="117.914">
                <text:p>117.914</text:p>
              </table:table-cell>
              <table:table-cell office:value-type="float" office:value="3.05621">
                <text:p>3.05621</text:p>
              </table:table-cell>
            </table:table-row>
            <table:table-row>
              <table:table-cell office:value-type="float" office:value="95.3">
                <text:p>95.3</text:p>
              </table:table-cell>
              <table:table-cell office:value-type="float" office:value="0.0300798">
                <text:p>0.0300798</text:p>
              </table:table-cell>
              <table:table-cell office:value-type="float" office:value="117.919">
                <text:p>117.919</text:p>
              </table:table-cell>
              <table:table-cell office:value-type="float" office:value="3.05092">
                <text:p>3.05092</text:p>
              </table:table-cell>
            </table:table-row>
            <table:table-row>
              <table:table-cell office:value-type="float" office:value="95.4">
                <text:p>95.4</text:p>
              </table:table-cell>
              <table:table-cell office:value-type="float" office:value="0.0299946">
                <text:p>0.0299946</text:p>
              </table:table-cell>
              <table:table-cell office:value-type="float" office:value="117.924">
                <text:p>117.924</text:p>
              </table:table-cell>
              <table:table-cell office:value-type="float" office:value="3.04565">
                <text:p>3.04565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0.0299098">
                <text:p>0.0299098</text:p>
              </table:table-cell>
              <table:table-cell office:value-type="float" office:value="117.93">
                <text:p>117.93</text:p>
              </table:table-cell>
              <table:table-cell office:value-type="float" office:value="3.04039">
                <text:p>3.04039</text:p>
              </table:table-cell>
            </table:table-row>
            <table:table-row>
              <table:table-cell office:value-type="float" office:value="95.6">
                <text:p>95.6</text:p>
              </table:table-cell>
              <table:table-cell office:value-type="float" office:value="0.0298253">
                <text:p>0.0298253</text:p>
              </table:table-cell>
              <table:table-cell office:value-type="float" office:value="117.935">
                <text:p>117.935</text:p>
              </table:table-cell>
              <table:table-cell office:value-type="float" office:value="3.03513">
                <text:p>3.03513</text:p>
              </table:table-cell>
            </table:table-row>
            <table:table-row>
              <table:table-cell office:value-type="float" office:value="95.7">
                <text:p>95.7</text:p>
              </table:table-cell>
              <table:table-cell office:value-type="float" office:value="0.0297411">
                <text:p>0.0297411</text:p>
              </table:table-cell>
              <table:table-cell office:value-type="float" office:value="117.94">
                <text:p>117.94</text:p>
              </table:table-cell>
              <table:table-cell office:value-type="float" office:value="3.02988">
                <text:p>3.02988</text:p>
              </table:table-cell>
            </table:table-row>
            <table:table-row>
              <table:table-cell office:value-type="float" office:value="95.8">
                <text:p>95.8</text:p>
              </table:table-cell>
              <table:table-cell office:value-type="float" office:value="0.0296572">
                <text:p>0.0296572</text:p>
              </table:table-cell>
              <table:table-cell office:value-type="float" office:value="117.946">
                <text:p>117.946</text:p>
              </table:table-cell>
              <table:table-cell office:value-type="float" office:value="3.02463">
                <text:p>3.02463</text:p>
              </table:table-cell>
            </table:table-row>
            <table:table-row>
              <table:table-cell office:value-type="float" office:value="95.9">
                <text:p>95.9</text:p>
              </table:table-cell>
              <table:table-cell office:value-type="float" office:value="0.0295736">
                <text:p>0.0295736</text:p>
              </table:table-cell>
              <table:table-cell office:value-type="float" office:value="117.951">
                <text:p>117.951</text:p>
              </table:table-cell>
              <table:table-cell office:value-type="float" office:value="3.0194">
                <text:p>3.019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294903">
                <text:p>0.0294903</text:p>
              </table:table-cell>
              <table:table-cell office:value-type="float" office:value="117.956">
                <text:p>117.956</text:p>
              </table:table-cell>
              <table:table-cell office:value-type="float" office:value="3.01417">
                <text:p>3.01417</text:p>
              </table:table-cell>
            </table:table-row>
            <table:table-row>
              <table:table-cell office:value-type="float" office:value="96.1">
                <text:p>96.1</text:p>
              </table:table-cell>
              <table:table-cell office:value-type="float" office:value="0.0294073">
                <text:p>0.0294073</text:p>
              </table:table-cell>
              <table:table-cell office:value-type="float" office:value="117.962">
                <text:p>117.962</text:p>
              </table:table-cell>
              <table:table-cell office:value-type="float" office:value="3.00895">
                <text:p>3.00895</text:p>
              </table:table-cell>
            </table:table-row>
            <table:table-row>
              <table:table-cell office:value-type="float" office:value="96.2">
                <text:p>96.2</text:p>
              </table:table-cell>
              <table:table-cell office:value-type="float" office:value="0.0293245">
                <text:p>0.0293245</text:p>
              </table:table-cell>
              <table:table-cell office:value-type="float" office:value="117.967">
                <text:p>117.967</text:p>
              </table:table-cell>
              <table:table-cell office:value-type="float" office:value="3.00373">
                <text:p>3.00373</text:p>
              </table:table-cell>
            </table:table-row>
            <table:table-row>
              <table:table-cell office:value-type="float" office:value="96.3">
                <text:p>96.3</text:p>
              </table:table-cell>
              <table:table-cell office:value-type="float" office:value="0.0292421">
                <text:p>0.0292421</text:p>
              </table:table-cell>
              <table:table-cell office:value-type="float" office:value="117.972">
                <text:p>117.972</text:p>
              </table:table-cell>
              <table:table-cell office:value-type="float" office:value="2.99853">
                <text:p>2.99853</text:p>
              </table:table-cell>
            </table:table-row>
            <table:table-row>
              <table:table-cell office:value-type="float" office:value="96.4">
                <text:p>96.4</text:p>
              </table:table-cell>
              <table:table-cell office:value-type="float" office:value="0.02916">
                <text:p>0.02916</text:p>
              </table:table-cell>
              <table:table-cell office:value-type="float" office:value="117.978">
                <text:p>117.978</text:p>
              </table:table-cell>
              <table:table-cell office:value-type="float" office:value="2.99333">
                <text:p>2.99333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0.0290782">
                <text:p>0.0290782</text:p>
              </table:table-cell>
              <table:table-cell office:value-type="float" office:value="117.983">
                <text:p>117.983</text:p>
              </table:table-cell>
              <table:table-cell office:value-type="float" office:value="2.98814">
                <text:p>2.98814</text:p>
              </table:table-cell>
            </table:table-row>
            <table:table-row>
              <table:table-cell office:value-type="float" office:value="96.6">
                <text:p>96.6</text:p>
              </table:table-cell>
              <table:table-cell office:value-type="float" office:value="0.0289966">
                <text:p>0.0289966</text:p>
              </table:table-cell>
              <table:table-cell office:value-type="float" office:value="117.988">
                <text:p>117.988</text:p>
              </table:table-cell>
              <table:table-cell office:value-type="float" office:value="2.98295">
                <text:p>2.98295</text:p>
              </table:table-cell>
            </table:table-row>
            <table:table-row>
              <table:table-cell office:value-type="float" office:value="96.7">
                <text:p>96.7</text:p>
              </table:table-cell>
              <table:table-cell office:value-type="float" office:value="0.0289154">
                <text:p>0.0289154</text:p>
              </table:table-cell>
              <table:table-cell office:value-type="float" office:value="117.993">
                <text:p>117.993</text:p>
              </table:table-cell>
              <table:table-cell office:value-type="float" office:value="2.97778">
                <text:p>2.97778</text:p>
              </table:table-cell>
            </table:table-row>
            <table:table-row>
              <table:table-cell office:value-type="float" office:value="96.8">
                <text:p>96.8</text:p>
              </table:table-cell>
              <table:table-cell office:value-type="float" office:value="0.0288344">
                <text:p>0.0288344</text:p>
              </table:table-cell>
              <table:table-cell office:value-type="float" office:value="117.999">
                <text:p>117.999</text:p>
              </table:table-cell>
              <table:table-cell office:value-type="float" office:value="2.97261">
                <text:p>2.97261</text:p>
              </table:table-cell>
            </table:table-row>
            <table:table-row>
              <table:table-cell office:value-type="float" office:value="96.9">
                <text:p>96.9</text:p>
              </table:table-cell>
              <table:table-cell office:value-type="float" office:value="0.0287537">
                <text:p>0.0287537</text:p>
              </table:table-cell>
              <table:table-cell office:value-type="float" office:value="118.004">
                <text:p>118.004</text:p>
              </table:table-cell>
              <table:table-cell office:value-type="float" office:value="2.96745">
                <text:p>2.9674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286733">
                <text:p>0.0286733</text:p>
              </table:table-cell>
              <table:table-cell office:value-type="float" office:value="118.009">
                <text:p>118.009</text:p>
              </table:table-cell>
              <table:table-cell office:value-type="float" office:value="2.96229">
                <text:p>2.96229</text:p>
              </table:table-cell>
            </table:table-row>
            <table:table-row>
              <table:table-cell office:value-type="float" office:value="97.1">
                <text:p>97.1</text:p>
              </table:table-cell>
              <table:table-cell office:value-type="float" office:value="0.0285932">
                <text:p>0.0285932</text:p>
              </table:table-cell>
              <table:table-cell office:value-type="float" office:value="118.014">
                <text:p>118.014</text:p>
              </table:table-cell>
              <table:table-cell office:value-type="float" office:value="2.95715">
                <text:p>2.95715</text:p>
              </table:table-cell>
            </table:table-row>
            <table:table-row>
              <table:table-cell office:value-type="float" office:value="97.2">
                <text:p>97.2</text:p>
              </table:table-cell>
              <table:table-cell office:value-type="float" office:value="0.0285134">
                <text:p>0.0285134</text:p>
              </table:table-cell>
              <table:table-cell office:value-type="float" office:value="118.019">
                <text:p>118.019</text:p>
              </table:table-cell>
              <table:table-cell office:value-type="float" office:value="2.95201">
                <text:p>2.95201</text:p>
              </table:table-cell>
            </table:table-row>
            <table:table-row>
              <table:table-cell office:value-type="float" office:value="97.3">
                <text:p>97.3</text:p>
              </table:table-cell>
              <table:table-cell office:value-type="float" office:value="0.0284338">
                <text:p>0.0284338</text:p>
              </table:table-cell>
              <table:table-cell office:value-type="float" office:value="118.025">
                <text:p>118.025</text:p>
              </table:table-cell>
              <table:table-cell office:value-type="float" office:value="2.94688">
                <text:p>2.94688</text:p>
              </table:table-cell>
            </table:table-row>
            <table:table-row>
              <table:table-cell office:value-type="float" office:value="97.4">
                <text:p>97.4</text:p>
              </table:table-cell>
              <table:table-cell office:value-type="float" office:value="0.0283546">
                <text:p>0.0283546</text:p>
              </table:table-cell>
              <table:table-cell office:value-type="float" office:value="118.03">
                <text:p>118.03</text:p>
              </table:table-cell>
              <table:table-cell office:value-type="float" office:value="2.94175">
                <text:p>2.94175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0.0282756">
                <text:p>0.0282756</text:p>
              </table:table-cell>
              <table:table-cell office:value-type="float" office:value="118.035">
                <text:p>118.035</text:p>
              </table:table-cell>
              <table:table-cell office:value-type="float" office:value="2.93663">
                <text:p>2.93663</text:p>
              </table:table-cell>
            </table:table-row>
            <table:table-row>
              <table:table-cell office:value-type="float" office:value="97.6">
                <text:p>97.6</text:p>
              </table:table-cell>
              <table:table-cell office:value-type="float" office:value="0.0281969">
                <text:p>0.0281969</text:p>
              </table:table-cell>
              <table:table-cell office:value-type="float" office:value="118.04">
                <text:p>118.04</text:p>
              </table:table-cell>
              <table:table-cell office:value-type="float" office:value="2.93152">
                <text:p>2.93152</text:p>
              </table:table-cell>
            </table:table-row>
            <table:table-row>
              <table:table-cell office:value-type="float" office:value="97.7">
                <text:p>97.7</text:p>
              </table:table-cell>
              <table:table-cell office:value-type="float" office:value="0.0281185">
                <text:p>0.0281185</text:p>
              </table:table-cell>
              <table:table-cell office:value-type="float" office:value="118.045">
                <text:p>118.045</text:p>
              </table:table-cell>
              <table:table-cell office:value-type="float" office:value="2.92642">
                <text:p>2.92642</text:p>
              </table:table-cell>
            </table:table-row>
            <table:table-row>
              <table:table-cell office:value-type="float" office:value="97.8">
                <text:p>97.8</text:p>
              </table:table-cell>
              <table:table-cell office:value-type="float" office:value="0.0280403">
                <text:p>0.0280403</text:p>
              </table:table-cell>
              <table:table-cell office:value-type="float" office:value="118.051">
                <text:p>118.051</text:p>
              </table:table-cell>
              <table:table-cell office:value-type="float" office:value="2.92133">
                <text:p>2.92133</text:p>
              </table:table-cell>
            </table:table-row>
            <table:table-row>
              <table:table-cell office:value-type="float" office:value="97.9">
                <text:p>97.9</text:p>
              </table:table-cell>
              <table:table-cell office:value-type="float" office:value="0.0279624">
                <text:p>0.0279624</text:p>
              </table:table-cell>
              <table:table-cell office:value-type="float" office:value="118.056">
                <text:p>118.056</text:p>
              </table:table-cell>
              <table:table-cell office:value-type="float" office:value="2.91624">
                <text:p>2.9162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278848">
                <text:p>0.0278848</text:p>
              </table:table-cell>
              <table:table-cell office:value-type="float" office:value="118.061">
                <text:p>118.061</text:p>
              </table:table-cell>
              <table:table-cell office:value-type="float" office:value="2.91116">
                <text:p>2.91116</text:p>
              </table:table-cell>
            </table:table-row>
            <table:table-row>
              <table:table-cell office:value-type="float" office:value="98.1">
                <text:p>98.1</text:p>
              </table:table-cell>
              <table:table-cell office:value-type="float" office:value="0.0278075">
                <text:p>0.0278075</text:p>
              </table:table-cell>
              <table:table-cell office:value-type="float" office:value="118.066">
                <text:p>118.066</text:p>
              </table:table-cell>
              <table:table-cell office:value-type="float" office:value="2.90609">
                <text:p>2.90609</text:p>
              </table:table-cell>
            </table:table-row>
            <table:table-row>
              <table:table-cell office:value-type="float" office:value="98.2">
                <text:p>98.2</text:p>
              </table:table-cell>
              <table:table-cell office:value-type="float" office:value="0.0277305">
                <text:p>0.0277305</text:p>
              </table:table-cell>
              <table:table-cell office:value-type="float" office:value="118.071">
                <text:p>118.071</text:p>
              </table:table-cell>
              <table:table-cell office:value-type="float" office:value="2.90102">
                <text:p>2.90102</text:p>
              </table:table-cell>
            </table:table-row>
            <table:table-row>
              <table:table-cell office:value-type="float" office:value="98.3">
                <text:p>98.3</text:p>
              </table:table-cell>
              <table:table-cell office:value-type="float" office:value="0.0276537">
                <text:p>0.0276537</text:p>
              </table:table-cell>
              <table:table-cell office:value-type="float" office:value="118.076">
                <text:p>118.076</text:p>
              </table:table-cell>
              <table:table-cell office:value-type="float" office:value="2.89597">
                <text:p>2.89597</text:p>
              </table:table-cell>
            </table:table-row>
            <table:table-row>
              <table:table-cell office:value-type="float" office:value="98.4">
                <text:p>98.4</text:p>
              </table:table-cell>
              <table:table-cell office:value-type="float" office:value="0.0275772">
                <text:p>0.0275772</text:p>
              </table:table-cell>
              <table:table-cell office:value-type="float" office:value="118.082">
                <text:p>118.082</text:p>
              </table:table-cell>
              <table:table-cell office:value-type="float" office:value="2.89092">
                <text:p>2.89092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0.0275009">
                <text:p>0.0275009</text:p>
              </table:table-cell>
              <table:table-cell office:value-type="float" office:value="118.087">
                <text:p>118.087</text:p>
              </table:table-cell>
              <table:table-cell office:value-type="float" office:value="2.88587">
                <text:p>2.88587</text:p>
              </table:table-cell>
            </table:table-row>
            <table:table-row>
              <table:table-cell office:value-type="float" office:value="98.6">
                <text:p>98.6</text:p>
              </table:table-cell>
              <table:table-cell office:value-type="float" office:value="0.0274249">
                <text:p>0.0274249</text:p>
              </table:table-cell>
              <table:table-cell office:value-type="float" office:value="118.092">
                <text:p>118.092</text:p>
              </table:table-cell>
              <table:table-cell office:value-type="float" office:value="2.88084">
                <text:p>2.88084</text:p>
              </table:table-cell>
            </table:table-row>
            <table:table-row>
              <table:table-cell office:value-type="float" office:value="98.7">
                <text:p>98.7</text:p>
              </table:table-cell>
              <table:table-cell office:value-type="float" office:value="0.0273492">
                <text:p>0.0273492</text:p>
              </table:table-cell>
              <table:table-cell office:value-type="float" office:value="118.097">
                <text:p>118.097</text:p>
              </table:table-cell>
              <table:table-cell office:value-type="float" office:value="2.87581">
                <text:p>2.87581</text:p>
              </table:table-cell>
            </table:table-row>
            <table:table-row>
              <table:table-cell office:value-type="float" office:value="98.8">
                <text:p>98.8</text:p>
              </table:table-cell>
              <table:table-cell office:value-type="float" office:value="0.0272738">
                <text:p>0.0272738</text:p>
              </table:table-cell>
              <table:table-cell office:value-type="float" office:value="118.102">
                <text:p>118.102</text:p>
              </table:table-cell>
              <table:table-cell office:value-type="float" office:value="2.87079">
                <text:p>2.87079</text:p>
              </table:table-cell>
            </table:table-row>
            <table:table-row>
              <table:table-cell office:value-type="float" office:value="98.9">
                <text:p>98.9</text:p>
              </table:table-cell>
              <table:table-cell office:value-type="float" office:value="0.0271986">
                <text:p>0.0271986</text:p>
              </table:table-cell>
              <table:table-cell office:value-type="float" office:value="118.107">
                <text:p>118.107</text:p>
              </table:table-cell>
              <table:table-cell office:value-type="float" office:value="2.86577">
                <text:p>2.8657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271236">
                <text:p>0.0271236</text:p>
              </table:table-cell>
              <table:table-cell office:value-type="float" office:value="118.112">
                <text:p>118.112</text:p>
              </table:table-cell>
              <table:table-cell office:value-type="float" office:value="2.86077">
                <text:p>2.86077</text:p>
              </table:table-cell>
            </table:table-row>
            <table:table-row>
              <table:table-cell office:value-type="float" office:value="99.1">
                <text:p>99.1</text:p>
              </table:table-cell>
              <table:table-cell office:value-type="float" office:value="0.027049">
                <text:p>0.027049</text:p>
              </table:table-cell>
              <table:table-cell office:value-type="float" office:value="118.117">
                <text:p>118.117</text:p>
              </table:table-cell>
              <table:table-cell office:value-type="float" office:value="2.85577">
                <text:p>2.85577</text:p>
              </table:table-cell>
            </table:table-row>
            <table:table-row>
              <table:table-cell office:value-type="float" office:value="99.2">
                <text:p>99.2</text:p>
              </table:table-cell>
              <table:table-cell office:value-type="float" office:value="0.0269746">
                <text:p>0.0269746</text:p>
              </table:table-cell>
              <table:table-cell office:value-type="float" office:value="118.122">
                <text:p>118.122</text:p>
              </table:table-cell>
              <table:table-cell office:value-type="float" office:value="2.85078">
                <text:p>2.85078</text:p>
              </table:table-cell>
            </table:table-row>
            <table:table-row>
              <table:table-cell office:value-type="float" office:value="99.3">
                <text:p>99.3</text:p>
              </table:table-cell>
              <table:table-cell office:value-type="float" office:value="0.0269004">
                <text:p>0.0269004</text:p>
              </table:table-cell>
              <table:table-cell office:value-type="float" office:value="118.127">
                <text:p>118.127</text:p>
              </table:table-cell>
              <table:table-cell office:value-type="float" office:value="2.8458">
                <text:p>2.8458</text:p>
              </table:table-cell>
            </table:table-row>
            <table:table-row>
              <table:table-cell office:value-type="float" office:value="99.4">
                <text:p>99.4</text:p>
              </table:table-cell>
              <table:table-cell office:value-type="float" office:value="0.0268266">
                <text:p>0.0268266</text:p>
              </table:table-cell>
              <table:table-cell office:value-type="float" office:value="118.132">
                <text:p>118.132</text:p>
              </table:table-cell>
              <table:table-cell office:value-type="float" office:value="2.84082">
                <text:p>2.84082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0.0267529">
                <text:p>0.0267529</text:p>
              </table:table-cell>
              <table:table-cell office:value-type="float" office:value="118.137">
                <text:p>118.137</text:p>
              </table:table-cell>
              <table:table-cell office:value-type="float" office:value="2.83585">
                <text:p>2.83585</text:p>
              </table:table-cell>
            </table:table-row>
            <table:table-row>
              <table:table-cell office:value-type="float" office:value="99.6">
                <text:p>99.6</text:p>
              </table:table-cell>
              <table:table-cell office:value-type="float" office:value="0.0266795">
                <text:p>0.0266795</text:p>
              </table:table-cell>
              <table:table-cell office:value-type="float" office:value="118.142">
                <text:p>118.142</text:p>
              </table:table-cell>
              <table:table-cell office:value-type="float" office:value="2.83089">
                <text:p>2.83089</text:p>
              </table:table-cell>
            </table:table-row>
            <table:table-row>
              <table:table-cell office:value-type="float" office:value="99.7">
                <text:p>99.7</text:p>
              </table:table-cell>
              <table:table-cell office:value-type="float" office:value="0.0266064">
                <text:p>0.0266064</text:p>
              </table:table-cell>
              <table:table-cell office:value-type="float" office:value="118.147">
                <text:p>118.147</text:p>
              </table:table-cell>
              <table:table-cell office:value-type="float" office:value="2.82593">
                <text:p>2.82593</text:p>
              </table:table-cell>
            </table:table-row>
            <table:table-row>
              <table:table-cell office:value-type="float" office:value="99.8">
                <text:p>99.8</text:p>
              </table:table-cell>
              <table:table-cell office:value-type="float" office:value="0.0265336">
                <text:p>0.0265336</text:p>
              </table:table-cell>
              <table:table-cell office:value-type="float" office:value="118.152">
                <text:p>118.152</text:p>
              </table:table-cell>
              <table:table-cell office:value-type="float" office:value="2.82099">
                <text:p>2.82099</text:p>
              </table:table-cell>
            </table:table-row>
            <table:table-row>
              <table:table-cell office:value-type="float" office:value="99.9">
                <text:p>99.9</text:p>
              </table:table-cell>
              <table:table-cell office:value-type="float" office:value="0.026461">
                <text:p>0.026461</text:p>
              </table:table-cell>
              <table:table-cell office:value-type="float" office:value="118.157">
                <text:p>118.157</text:p>
              </table:table-cell>
              <table:table-cell office:value-type="float" office:value="2.81605">
                <text:p>2.8160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63886">
                <text:p>0.0263886</text:p>
              </table:table-cell>
              <table:table-cell office:value-type="float" office:value="118.162">
                <text:p>118.162</text:p>
              </table:table-cell>
              <table:table-cell office:value-type="float" office:value="2.81111">
                <text:p>2.81111</text:p>
              </table:table-cell>
            </table:table-row>
            <table:table-row>
              <table:table-cell office:value-type="float" office:value="100.1">
                <text:p>100.1</text:p>
              </table:table-cell>
              <table:table-cell office:value-type="float" office:value="0.0263165">
                <text:p>0.0263165</text:p>
              </table:table-cell>
              <table:table-cell office:value-type="float" office:value="118.167">
                <text:p>118.167</text:p>
              </table:table-cell>
              <table:table-cell office:value-type="float" office:value="2.80619">
                <text:p>2.80619</text:p>
              </table:table-cell>
            </table:table-row>
            <table:table-row>
              <table:table-cell office:value-type="float" office:value="100.2">
                <text:p>100.2</text:p>
              </table:table-cell>
              <table:table-cell office:value-type="float" office:value="0.0262446">
                <text:p>0.0262446</text:p>
              </table:table-cell>
              <table:table-cell office:value-type="float" office:value="118.172">
                <text:p>118.172</text:p>
              </table:table-cell>
              <table:table-cell office:value-type="float" office:value="2.80127">
                <text:p>2.80127</text:p>
              </table:table-cell>
            </table:table-row>
            <table:table-row>
              <table:table-cell office:value-type="float" office:value="100.3">
                <text:p>100.3</text:p>
              </table:table-cell>
              <table:table-cell office:value-type="float" office:value="0.026173">
                <text:p>0.026173</text:p>
              </table:table-cell>
              <table:table-cell office:value-type="float" office:value="118.177">
                <text:p>118.177</text:p>
              </table:table-cell>
              <table:table-cell office:value-type="float" office:value="2.79636">
                <text:p>2.79636</text:p>
              </table:table-cell>
            </table:table-row>
            <table:table-row>
              <table:table-cell office:value-type="float" office:value="100.4">
                <text:p>100.4</text:p>
              </table:table-cell>
              <table:table-cell office:value-type="float" office:value="0.0261017">
                <text:p>0.0261017</text:p>
              </table:table-cell>
              <table:table-cell office:value-type="float" office:value="118.182">
                <text:p>118.182</text:p>
              </table:table-cell>
              <table:table-cell office:value-type="float" office:value="2.79146">
                <text:p>2.79146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0.0260305">
                <text:p>0.0260305</text:p>
              </table:table-cell>
              <table:table-cell office:value-type="float" office:value="118.187">
                <text:p>118.187</text:p>
              </table:table-cell>
              <table:table-cell office:value-type="float" office:value="2.78656">
                <text:p>2.78656</text:p>
              </table:table-cell>
            </table:table-row>
            <table:table-row>
              <table:table-cell office:value-type="float" office:value="100.6">
                <text:p>100.6</text:p>
              </table:table-cell>
              <table:table-cell office:value-type="float" office:value="0.0259597">
                <text:p>0.0259597</text:p>
              </table:table-cell>
              <table:table-cell office:value-type="float" office:value="118.192">
                <text:p>118.192</text:p>
              </table:table-cell>
              <table:table-cell office:value-type="float" office:value="2.78167">
                <text:p>2.78167</text:p>
              </table:table-cell>
            </table:table-row>
            <table:table-row>
              <table:table-cell office:value-type="float" office:value="100.7">
                <text:p>100.7</text:p>
              </table:table-cell>
              <table:table-cell office:value-type="float" office:value="0.025889">
                <text:p>0.025889</text:p>
              </table:table-cell>
              <table:table-cell office:value-type="float" office:value="118.197">
                <text:p>118.197</text:p>
              </table:table-cell>
              <table:table-cell office:value-type="float" office:value="2.77679">
                <text:p>2.77679</text:p>
              </table:table-cell>
            </table:table-row>
            <table:table-row>
              <table:table-cell office:value-type="float" office:value="100.8">
                <text:p>100.8</text:p>
              </table:table-cell>
              <table:table-cell office:value-type="float" office:value="0.0258187">
                <text:p>0.0258187</text:p>
              </table:table-cell>
              <table:table-cell office:value-type="float" office:value="118.202">
                <text:p>118.202</text:p>
              </table:table-cell>
              <table:table-cell office:value-type="float" office:value="2.77192">
                <text:p>2.77192</text:p>
              </table:table-cell>
            </table:table-row>
            <table:table-row>
              <table:table-cell office:value-type="float" office:value="100.9">
                <text:p>100.9</text:p>
              </table:table-cell>
              <table:table-cell office:value-type="float" office:value="0.0257485">
                <text:p>0.0257485</text:p>
              </table:table-cell>
              <table:table-cell office:value-type="float" office:value="118.207">
                <text:p>118.207</text:p>
              </table:table-cell>
              <table:table-cell office:value-type="float" office:value="2.76705">
                <text:p>2.7670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256786">
                <text:p>0.0256786</text:p>
              </table:table-cell>
              <table:table-cell office:value-type="float" office:value="118.212">
                <text:p>118.212</text:p>
              </table:table-cell>
              <table:table-cell office:value-type="float" office:value="2.76219">
                <text:p>2.76219</text:p>
              </table:table-cell>
            </table:table-row>
            <table:table-row>
              <table:table-cell office:value-type="float" office:value="101.1">
                <text:p>101.1</text:p>
              </table:table-cell>
              <table:table-cell office:value-type="float" office:value="0.025609">
                <text:p>0.025609</text:p>
              </table:table-cell>
              <table:table-cell office:value-type="float" office:value="118.217">
                <text:p>118.217</text:p>
              </table:table-cell>
              <table:table-cell office:value-type="float" office:value="2.75734">
                <text:p>2.75734</text:p>
              </table:table-cell>
            </table:table-row>
            <table:table-row>
              <table:table-cell office:value-type="float" office:value="101.2">
                <text:p>101.2</text:p>
              </table:table-cell>
              <table:table-cell office:value-type="float" office:value="0.0255395">
                <text:p>0.0255395</text:p>
              </table:table-cell>
              <table:table-cell office:value-type="float" office:value="118.222">
                <text:p>118.222</text:p>
              </table:table-cell>
              <table:table-cell office:value-type="float" office:value="2.7525">
                <text:p>2.7525</text:p>
              </table:table-cell>
            </table:table-row>
            <table:table-row>
              <table:table-cell office:value-type="float" office:value="101.3">
                <text:p>101.3</text:p>
              </table:table-cell>
              <table:table-cell office:value-type="float" office:value="0.0254703">
                <text:p>0.0254703</text:p>
              </table:table-cell>
              <table:table-cell office:value-type="float" office:value="118.227">
                <text:p>118.227</text:p>
              </table:table-cell>
              <table:table-cell office:value-type="float" office:value="2.74766">
                <text:p>2.74766</text:p>
              </table:table-cell>
            </table:table-row>
            <table:table-row>
              <table:table-cell office:value-type="float" office:value="101.4">
                <text:p>101.4</text:p>
              </table:table-cell>
              <table:table-cell office:value-type="float" office:value="0.0254014">
                <text:p>0.0254014</text:p>
              </table:table-cell>
              <table:table-cell office:value-type="float" office:value="118.232">
                <text:p>118.232</text:p>
              </table:table-cell>
              <table:table-cell office:value-type="float" office:value="2.74283">
                <text:p>2.74283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0.0253327">
                <text:p>0.0253327</text:p>
              </table:table-cell>
              <table:table-cell office:value-type="float" office:value="118.237">
                <text:p>118.237</text:p>
              </table:table-cell>
              <table:table-cell office:value-type="float" office:value="2.73801">
                <text:p>2.73801</text:p>
              </table:table-cell>
            </table:table-row>
            <table:table-row>
              <table:table-cell office:value-type="float" office:value="101.6">
                <text:p>101.6</text:p>
              </table:table-cell>
              <table:table-cell office:value-type="float" office:value="0.0252642">
                <text:p>0.0252642</text:p>
              </table:table-cell>
              <table:table-cell office:value-type="float" office:value="118.242">
                <text:p>118.242</text:p>
              </table:table-cell>
              <table:table-cell office:value-type="float" office:value="2.73319">
                <text:p>2.73319</text:p>
              </table:table-cell>
            </table:table-row>
            <table:table-row>
              <table:table-cell office:value-type="float" office:value="101.7">
                <text:p>101.7</text:p>
              </table:table-cell>
              <table:table-cell office:value-type="float" office:value="0.025196">
                <text:p>0.025196</text:p>
              </table:table-cell>
              <table:table-cell office:value-type="float" office:value="118.246">
                <text:p>118.246</text:p>
              </table:table-cell>
              <table:table-cell office:value-type="float" office:value="2.72838">
                <text:p>2.72838</text:p>
              </table:table-cell>
            </table:table-row>
            <table:table-row>
              <table:table-cell office:value-type="float" office:value="101.8">
                <text:p>101.8</text:p>
              </table:table-cell>
              <table:table-cell office:value-type="float" office:value="0.025128">
                <text:p>0.025128</text:p>
              </table:table-cell>
              <table:table-cell office:value-type="float" office:value="118.251">
                <text:p>118.251</text:p>
              </table:table-cell>
              <table:table-cell office:value-type="float" office:value="2.72358">
                <text:p>2.72358</text:p>
              </table:table-cell>
            </table:table-row>
            <table:table-row>
              <table:table-cell office:value-type="float" office:value="101.9">
                <text:p>101.9</text:p>
              </table:table-cell>
              <table:table-cell office:value-type="float" office:value="0.0250602">
                <text:p>0.0250602</text:p>
              </table:table-cell>
              <table:table-cell office:value-type="float" office:value="118.256">
                <text:p>118.256</text:p>
              </table:table-cell>
              <table:table-cell office:value-type="float" office:value="2.71879">
                <text:p>2.7187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249927">
                <text:p>0.0249927</text:p>
              </table:table-cell>
              <table:table-cell office:value-type="float" office:value="118.261">
                <text:p>118.261</text:p>
              </table:table-cell>
              <table:table-cell office:value-type="float" office:value="2.714">
                <text:p>2.714</text:p>
              </table:table-cell>
            </table:table-row>
            <table:table-row>
              <table:table-cell office:value-type="float" office:value="102.1">
                <text:p>102.1</text:p>
              </table:table-cell>
              <table:table-cell office:value-type="float" office:value="0.0249253">
                <text:p>0.0249253</text:p>
              </table:table-cell>
              <table:table-cell office:value-type="float" office:value="118.266">
                <text:p>118.266</text:p>
              </table:table-cell>
              <table:table-cell office:value-type="float" office:value="2.70923">
                <text:p>2.70923</text:p>
              </table:table-cell>
            </table:table-row>
            <table:table-row>
              <table:table-cell office:value-type="float" office:value="102.2">
                <text:p>102.2</text:p>
              </table:table-cell>
              <table:table-cell office:value-type="float" office:value="0.0248583">
                <text:p>0.0248583</text:p>
              </table:table-cell>
              <table:table-cell office:value-type="float" office:value="118.271">
                <text:p>118.271</text:p>
              </table:table-cell>
              <table:table-cell office:value-type="float" office:value="2.70445">
                <text:p>2.70445</text:p>
              </table:table-cell>
            </table:table-row>
            <table:table-row>
              <table:table-cell office:value-type="float" office:value="102.3">
                <text:p>102.3</text:p>
              </table:table-cell>
              <table:table-cell office:value-type="float" office:value="0.0247914">
                <text:p>0.0247914</text:p>
              </table:table-cell>
              <table:table-cell office:value-type="float" office:value="118.276">
                <text:p>118.276</text:p>
              </table:table-cell>
              <table:table-cell office:value-type="float" office:value="2.69969">
                <text:p>2.69969</text:p>
              </table:table-cell>
            </table:table-row>
            <table:table-row>
              <table:table-cell office:value-type="float" office:value="102.4">
                <text:p>102.4</text:p>
              </table:table-cell>
              <table:table-cell office:value-type="float" office:value="0.0247248">
                <text:p>0.0247248</text:p>
              </table:table-cell>
              <table:table-cell office:value-type="float" office:value="118.28">
                <text:p>118.28</text:p>
              </table:table-cell>
              <table:table-cell office:value-type="float" office:value="2.69493">
                <text:p>2.69493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0.0246584">
                <text:p>0.0246584</text:p>
              </table:table-cell>
              <table:table-cell office:value-type="float" office:value="118.285">
                <text:p>118.285</text:p>
              </table:table-cell>
              <table:table-cell office:value-type="float" office:value="2.69018">
                <text:p>2.69018</text:p>
              </table:table-cell>
            </table:table-row>
            <table:table-row>
              <table:table-cell office:value-type="float" office:value="102.6">
                <text:p>102.6</text:p>
              </table:table-cell>
              <table:table-cell office:value-type="float" office:value="0.0245922">
                <text:p>0.0245922</text:p>
              </table:table-cell>
              <table:table-cell office:value-type="float" office:value="118.29">
                <text:p>118.29</text:p>
              </table:table-cell>
              <table:table-cell office:value-type="float" office:value="2.68544">
                <text:p>2.68544</text:p>
              </table:table-cell>
            </table:table-row>
            <table:table-row>
              <table:table-cell office:value-type="float" office:value="102.7">
                <text:p>102.7</text:p>
              </table:table-cell>
              <table:table-cell office:value-type="float" office:value="0.0245263">
                <text:p>0.0245263</text:p>
              </table:table-cell>
              <table:table-cell office:value-type="float" office:value="118.295">
                <text:p>118.295</text:p>
              </table:table-cell>
              <table:table-cell office:value-type="float" office:value="2.6807">
                <text:p>2.6807</text:p>
              </table:table-cell>
            </table:table-row>
            <table:table-row>
              <table:table-cell office:value-type="float" office:value="102.8">
                <text:p>102.8</text:p>
              </table:table-cell>
              <table:table-cell office:value-type="float" office:value="0.0244605">
                <text:p>0.0244605</text:p>
              </table:table-cell>
              <table:table-cell office:value-type="float" office:value="118.3">
                <text:p>118.3</text:p>
              </table:table-cell>
              <table:table-cell office:value-type="float" office:value="2.67597">
                <text:p>2.67597</text:p>
              </table:table-cell>
            </table:table-row>
            <table:table-row>
              <table:table-cell office:value-type="float" office:value="102.9">
                <text:p>102.9</text:p>
              </table:table-cell>
              <table:table-cell office:value-type="float" office:value="0.024395">
                <text:p>0.024395</text:p>
              </table:table-cell>
              <table:table-cell office:value-type="float" office:value="118.304">
                <text:p>118.304</text:p>
              </table:table-cell>
              <table:table-cell office:value-type="float" office:value="2.67125">
                <text:p>2.6712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243298">
                <text:p>0.0243298</text:p>
              </table:table-cell>
              <table:table-cell office:value-type="float" office:value="118.309">
                <text:p>118.309</text:p>
              </table:table-cell>
              <table:table-cell office:value-type="float" office:value="2.66654">
                <text:p>2.66654</text:p>
              </table:table-cell>
            </table:table-row>
            <table:table-row>
              <table:table-cell office:value-type="float" office:value="103.1">
                <text:p>103.1</text:p>
              </table:table-cell>
              <table:table-cell office:value-type="float" office:value="0.0242647">
                <text:p>0.0242647</text:p>
              </table:table-cell>
              <table:table-cell office:value-type="float" office:value="118.314">
                <text:p>118.314</text:p>
              </table:table-cell>
              <table:table-cell office:value-type="float" office:value="2.66183">
                <text:p>2.66183</text:p>
              </table:table-cell>
            </table:table-row>
            <table:table-row>
              <table:table-cell office:value-type="float" office:value="103.2">
                <text:p>103.2</text:p>
              </table:table-cell>
              <table:table-cell office:value-type="float" office:value="0.0241999">
                <text:p>0.0241999</text:p>
              </table:table-cell>
              <table:table-cell office:value-type="float" office:value="118.319">
                <text:p>118.319</text:p>
              </table:table-cell>
              <table:table-cell office:value-type="float" office:value="2.65713">
                <text:p>2.65713</text:p>
              </table:table-cell>
            </table:table-row>
            <table:table-row>
              <table:table-cell office:value-type="float" office:value="103.3">
                <text:p>103.3</text:p>
              </table:table-cell>
              <table:table-cell office:value-type="float" office:value="0.0241352">
                <text:p>0.0241352</text:p>
              </table:table-cell>
              <table:table-cell office:value-type="float" office:value="118.323">
                <text:p>118.323</text:p>
              </table:table-cell>
              <table:table-cell office:value-type="float" office:value="2.65244">
                <text:p>2.65244</text:p>
              </table:table-cell>
            </table:table-row>
            <table:table-row>
              <table:table-cell office:value-type="float" office:value="103.4">
                <text:p>103.4</text:p>
              </table:table-cell>
              <table:table-cell office:value-type="float" office:value="0.0240708">
                <text:p>0.0240708</text:p>
              </table:table-cell>
              <table:table-cell office:value-type="float" office:value="118.328">
                <text:p>118.328</text:p>
              </table:table-cell>
              <table:table-cell office:value-type="float" office:value="2.64776">
                <text:p>2.64776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0.0240067">
                <text:p>0.0240067</text:p>
              </table:table-cell>
              <table:table-cell office:value-type="float" office:value="118.333">
                <text:p>118.333</text:p>
              </table:table-cell>
              <table:table-cell office:value-type="float" office:value="2.64308">
                <text:p>2.64308</text:p>
              </table:table-cell>
            </table:table-row>
            <table:table-row>
              <table:table-cell office:value-type="float" office:value="103.6">
                <text:p>103.6</text:p>
              </table:table-cell>
              <table:table-cell office:value-type="float" office:value="0.0239427">
                <text:p>0.0239427</text:p>
              </table:table-cell>
              <table:table-cell office:value-type="float" office:value="118.338">
                <text:p>118.338</text:p>
              </table:table-cell>
              <table:table-cell office:value-type="float" office:value="2.63841">
                <text:p>2.63841</text:p>
              </table:table-cell>
            </table:table-row>
            <table:table-row>
              <table:table-cell office:value-type="float" office:value="103.7">
                <text:p>103.7</text:p>
              </table:table-cell>
              <table:table-cell office:value-type="float" office:value="0.0238789">
                <text:p>0.0238789</text:p>
              </table:table-cell>
              <table:table-cell office:value-type="float" office:value="118.342">
                <text:p>118.342</text:p>
              </table:table-cell>
              <table:table-cell office:value-type="float" office:value="2.63374">
                <text:p>2.63374</text:p>
              </table:table-cell>
            </table:table-row>
            <table:table-row>
              <table:table-cell office:value-type="float" office:value="103.8">
                <text:p>103.8</text:p>
              </table:table-cell>
              <table:table-cell office:value-type="float" office:value="0.0238154">
                <text:p>0.0238154</text:p>
              </table:table-cell>
              <table:table-cell office:value-type="float" office:value="118.347">
                <text:p>118.347</text:p>
              </table:table-cell>
              <table:table-cell office:value-type="float" office:value="2.62909">
                <text:p>2.62909</text:p>
              </table:table-cell>
            </table:table-row>
            <table:table-row>
              <table:table-cell office:value-type="float" office:value="103.9">
                <text:p>103.9</text:p>
              </table:table-cell>
              <table:table-cell office:value-type="float" office:value="0.0237521">
                <text:p>0.0237521</text:p>
              </table:table-cell>
              <table:table-cell office:value-type="float" office:value="118.352">
                <text:p>118.352</text:p>
              </table:table-cell>
              <table:table-cell office:value-type="float" office:value="2.62444">
                <text:p>2.6244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23689">
                <text:p>0.023689</text:p>
              </table:table-cell>
              <table:table-cell office:value-type="float" office:value="118.357">
                <text:p>118.357</text:p>
              </table:table-cell>
              <table:table-cell office:value-type="float" office:value="2.6198">
                <text:p>2.6198</text:p>
              </table:table-cell>
            </table:table-row>
            <table:table-row>
              <table:table-cell office:value-type="float" office:value="104.1">
                <text:p>104.1</text:p>
              </table:table-cell>
              <table:table-cell office:value-type="float" office:value="0.0236261">
                <text:p>0.0236261</text:p>
              </table:table-cell>
              <table:table-cell office:value-type="float" office:value="118.361">
                <text:p>118.361</text:p>
              </table:table-cell>
              <table:table-cell office:value-type="float" office:value="2.61516">
                <text:p>2.61516</text:p>
              </table:table-cell>
            </table:table-row>
            <table:table-row>
              <table:table-cell office:value-type="float" office:value="104.2">
                <text:p>104.2</text:p>
              </table:table-cell>
              <table:table-cell office:value-type="float" office:value="0.0235634">
                <text:p>0.0235634</text:p>
              </table:table-cell>
              <table:table-cell office:value-type="float" office:value="118.366">
                <text:p>118.366</text:p>
              </table:table-cell>
              <table:table-cell office:value-type="float" office:value="2.61053">
                <text:p>2.61053</text:p>
              </table:table-cell>
            </table:table-row>
            <table:table-row>
              <table:table-cell office:value-type="float" office:value="104.3">
                <text:p>104.3</text:p>
              </table:table-cell>
              <table:table-cell office:value-type="float" office:value="0.0235009">
                <text:p>0.0235009</text:p>
              </table:table-cell>
              <table:table-cell office:value-type="float" office:value="118.371">
                <text:p>118.371</text:p>
              </table:table-cell>
              <table:table-cell office:value-type="float" office:value="2.60591">
                <text:p>2.60591</text:p>
              </table:table-cell>
            </table:table-row>
            <table:table-row>
              <table:table-cell office:value-type="float" office:value="104.4">
                <text:p>104.4</text:p>
              </table:table-cell>
              <table:table-cell office:value-type="float" office:value="0.0234387">
                <text:p>0.0234387</text:p>
              </table:table-cell>
              <table:table-cell office:value-type="float" office:value="118.375">
                <text:p>118.375</text:p>
              </table:table-cell>
              <table:table-cell office:value-type="float" office:value="2.6013">
                <text:p>2.6013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0.0233766">
                <text:p>0.0233766</text:p>
              </table:table-cell>
              <table:table-cell office:value-type="float" office:value="118.38">
                <text:p>118.38</text:p>
              </table:table-cell>
              <table:table-cell office:value-type="float" office:value="2.59669">
                <text:p>2.59669</text:p>
              </table:table-cell>
            </table:table-row>
            <table:table-row>
              <table:table-cell office:value-type="float" office:value="104.6">
                <text:p>104.6</text:p>
              </table:table-cell>
              <table:table-cell office:value-type="float" office:value="0.0233147">
                <text:p>0.0233147</text:p>
              </table:table-cell>
              <table:table-cell office:value-type="float" office:value="118.385">
                <text:p>118.385</text:p>
              </table:table-cell>
              <table:table-cell office:value-type="float" office:value="2.59209">
                <text:p>2.59209</text:p>
              </table:table-cell>
            </table:table-row>
            <table:table-row>
              <table:table-cell office:value-type="float" office:value="104.7">
                <text:p>104.7</text:p>
              </table:table-cell>
              <table:table-cell office:value-type="float" office:value="0.0232531">
                <text:p>0.0232531</text:p>
              </table:table-cell>
              <table:table-cell office:value-type="float" office:value="118.389">
                <text:p>118.389</text:p>
              </table:table-cell>
              <table:table-cell office:value-type="float" office:value="2.5875">
                <text:p>2.5875</text:p>
              </table:table-cell>
            </table:table-row>
            <table:table-row>
              <table:table-cell office:value-type="float" office:value="104.8">
                <text:p>104.8</text:p>
              </table:table-cell>
              <table:table-cell office:value-type="float" office:value="0.0231917">
                <text:p>0.0231917</text:p>
              </table:table-cell>
              <table:table-cell office:value-type="float" office:value="118.394">
                <text:p>118.394</text:p>
              </table:table-cell>
              <table:table-cell office:value-type="float" office:value="2.58292">
                <text:p>2.58292</text:p>
              </table:table-cell>
            </table:table-row>
            <table:table-row>
              <table:table-cell office:value-type="float" office:value="104.9">
                <text:p>104.9</text:p>
              </table:table-cell>
              <table:table-cell office:value-type="float" office:value="0.0231304">
                <text:p>0.0231304</text:p>
              </table:table-cell>
              <table:table-cell office:value-type="float" office:value="118.399">
                <text:p>118.399</text:p>
              </table:table-cell>
              <table:table-cell office:value-type="float" office:value="2.57834">
                <text:p>2.5783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230694">
                <text:p>0.0230694</text:p>
              </table:table-cell>
              <table:table-cell office:value-type="float" office:value="118.403">
                <text:p>118.403</text:p>
              </table:table-cell>
              <table:table-cell office:value-type="float" office:value="2.57377">
                <text:p>2.57377</text:p>
              </table:table-cell>
            </table:table-row>
            <table:table-row>
              <table:table-cell office:value-type="float" office:value="105.1">
                <text:p>105.1</text:p>
              </table:table-cell>
              <table:table-cell office:value-type="float" office:value="0.0230086">
                <text:p>0.0230086</text:p>
              </table:table-cell>
              <table:table-cell office:value-type="float" office:value="118.408">
                <text:p>118.408</text:p>
              </table:table-cell>
              <table:table-cell office:value-type="float" office:value="2.5692">
                <text:p>2.5692</text:p>
              </table:table-cell>
            </table:table-row>
            <table:table-row>
              <table:table-cell office:value-type="float" office:value="105.2">
                <text:p>105.2</text:p>
              </table:table-cell>
              <table:table-cell office:value-type="float" office:value="0.022948">
                <text:p>0.022948</text:p>
              </table:table-cell>
              <table:table-cell office:value-type="float" office:value="118.412">
                <text:p>118.412</text:p>
              </table:table-cell>
              <table:table-cell office:value-type="float" office:value="2.56465">
                <text:p>2.56465</text:p>
              </table:table-cell>
            </table:table-row>
            <table:table-row>
              <table:table-cell office:value-type="float" office:value="105.3">
                <text:p>105.3</text:p>
              </table:table-cell>
              <table:table-cell office:value-type="float" office:value="0.0228876">
                <text:p>0.0228876</text:p>
              </table:table-cell>
              <table:table-cell office:value-type="float" office:value="118.417">
                <text:p>118.417</text:p>
              </table:table-cell>
              <table:table-cell office:value-type="float" office:value="2.5601">
                <text:p>2.5601</text:p>
              </table:table-cell>
            </table:table-row>
            <table:table-row>
              <table:table-cell office:value-type="float" office:value="105.4">
                <text:p>105.4</text:p>
              </table:table-cell>
              <table:table-cell office:value-type="float" office:value="0.0228273">
                <text:p>0.0228273</text:p>
              </table:table-cell>
              <table:table-cell office:value-type="float" office:value="118.422">
                <text:p>118.422</text:p>
              </table:table-cell>
              <table:table-cell office:value-type="float" office:value="2.55556">
                <text:p>2.55556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0.0227673">
                <text:p>0.0227673</text:p>
              </table:table-cell>
              <table:table-cell office:value-type="float" office:value="118.426">
                <text:p>118.426</text:p>
              </table:table-cell>
              <table:table-cell office:value-type="float" office:value="2.55102">
                <text:p>2.55102</text:p>
              </table:table-cell>
            </table:table-row>
            <table:table-row>
              <table:table-cell office:value-type="float" office:value="105.6">
                <text:p>105.6</text:p>
              </table:table-cell>
              <table:table-cell office:value-type="float" office:value="0.0227075">
                <text:p>0.0227075</text:p>
              </table:table-cell>
              <table:table-cell office:value-type="float" office:value="118.431">
                <text:p>118.431</text:p>
              </table:table-cell>
              <table:table-cell office:value-type="float" office:value="2.54649">
                <text:p>2.54649</text:p>
              </table:table-cell>
            </table:table-row>
            <table:table-row>
              <table:table-cell office:value-type="float" office:value="105.7">
                <text:p>105.7</text:p>
              </table:table-cell>
              <table:table-cell office:value-type="float" office:value="0.0226479">
                <text:p>0.0226479</text:p>
              </table:table-cell>
              <table:table-cell office:value-type="float" office:value="118.435">
                <text:p>118.435</text:p>
              </table:table-cell>
              <table:table-cell office:value-type="float" office:value="2.54197">
                <text:p>2.54197</text:p>
              </table:table-cell>
            </table:table-row>
            <table:table-row>
              <table:table-cell office:value-type="float" office:value="105.8">
                <text:p>105.8</text:p>
              </table:table-cell>
              <table:table-cell office:value-type="float" office:value="0.0225885">
                <text:p>0.0225885</text:p>
              </table:table-cell>
              <table:table-cell office:value-type="float" office:value="118.44">
                <text:p>118.44</text:p>
              </table:table-cell>
              <table:table-cell office:value-type="float" office:value="2.53746">
                <text:p>2.53746</text:p>
              </table:table-cell>
            </table:table-row>
            <table:table-row>
              <table:table-cell office:value-type="float" office:value="105.9">
                <text:p>105.9</text:p>
              </table:table-cell>
              <table:table-cell office:value-type="float" office:value="0.0225292">
                <text:p>0.0225292</text:p>
              </table:table-cell>
              <table:table-cell office:value-type="float" office:value="118.445">
                <text:p>118.445</text:p>
              </table:table-cell>
              <table:table-cell office:value-type="float" office:value="2.53295">
                <text:p>2.5329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224702">
                <text:p>0.0224702</text:p>
              </table:table-cell>
              <table:table-cell office:value-type="float" office:value="118.449">
                <text:p>118.449</text:p>
              </table:table-cell>
              <table:table-cell office:value-type="float" office:value="2.52845">
                <text:p>2.52845</text:p>
              </table:table-cell>
            </table:table-row>
            <table:table-row>
              <table:table-cell office:value-type="float" office:value="106.1">
                <text:p>106.1</text:p>
              </table:table-cell>
              <table:table-cell office:value-type="float" office:value="0.0224114">
                <text:p>0.0224114</text:p>
              </table:table-cell>
              <table:table-cell office:value-type="float" office:value="118.454">
                <text:p>118.454</text:p>
              </table:table-cell>
              <table:table-cell office:value-type="float" office:value="2.52396">
                <text:p>2.52396</text:p>
              </table:table-cell>
            </table:table-row>
            <table:table-row>
              <table:table-cell office:value-type="float" office:value="106.2">
                <text:p>106.2</text:p>
              </table:table-cell>
              <table:table-cell office:value-type="float" office:value="0.0223528">
                <text:p>0.0223528</text:p>
              </table:table-cell>
              <table:table-cell office:value-type="float" office:value="118.458">
                <text:p>118.458</text:p>
              </table:table-cell>
              <table:table-cell office:value-type="float" office:value="2.51947">
                <text:p>2.51947</text:p>
              </table:table-cell>
            </table:table-row>
            <table:table-row>
              <table:table-cell office:value-type="float" office:value="106.3">
                <text:p>106.3</text:p>
              </table:table-cell>
              <table:table-cell office:value-type="float" office:value="0.0222943">
                <text:p>0.0222943</text:p>
              </table:table-cell>
              <table:table-cell office:value-type="float" office:value="118.463">
                <text:p>118.463</text:p>
              </table:table-cell>
              <table:table-cell office:value-type="float" office:value="2.51499">
                <text:p>2.51499</text:p>
              </table:table-cell>
            </table:table-row>
            <table:table-row>
              <table:table-cell office:value-type="float" office:value="106.4">
                <text:p>106.4</text:p>
              </table:table-cell>
              <table:table-cell office:value-type="float" office:value="0.0222361">
                <text:p>0.0222361</text:p>
              </table:table-cell>
              <table:table-cell office:value-type="float" office:value="118.467">
                <text:p>118.467</text:p>
              </table:table-cell>
              <table:table-cell office:value-type="float" office:value="2.51052">
                <text:p>2.51052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0.022178">
                <text:p>0.022178</text:p>
              </table:table-cell>
              <table:table-cell office:value-type="float" office:value="118.472">
                <text:p>118.472</text:p>
              </table:table-cell>
              <table:table-cell office:value-type="float" office:value="2.50606">
                <text:p>2.50606</text:p>
              </table:table-cell>
            </table:table-row>
            <table:table-row>
              <table:table-cell office:value-type="float" office:value="106.6">
                <text:p>106.6</text:p>
              </table:table-cell>
              <table:table-cell office:value-type="float" office:value="0.0221201">
                <text:p>0.0221201</text:p>
              </table:table-cell>
              <table:table-cell office:value-type="float" office:value="118.476">
                <text:p>118.476</text:p>
              </table:table-cell>
              <table:table-cell office:value-type="float" office:value="2.5016">
                <text:p>2.5016</text:p>
              </table:table-cell>
            </table:table-row>
            <table:table-row>
              <table:table-cell office:value-type="float" office:value="106.7">
                <text:p>106.7</text:p>
              </table:table-cell>
              <table:table-cell office:value-type="float" office:value="0.0220625">
                <text:p>0.0220625</text:p>
              </table:table-cell>
              <table:table-cell office:value-type="float" office:value="118.481">
                <text:p>118.481</text:p>
              </table:table-cell>
              <table:table-cell office:value-type="float" office:value="2.49715">
                <text:p>2.49715</text:p>
              </table:table-cell>
            </table:table-row>
            <table:table-row>
              <table:table-cell office:value-type="float" office:value="106.8">
                <text:p>106.8</text:p>
              </table:table-cell>
              <table:table-cell office:value-type="float" office:value="0.022005">
                <text:p>0.022005</text:p>
              </table:table-cell>
              <table:table-cell office:value-type="float" office:value="118.485">
                <text:p>118.485</text:p>
              </table:table-cell>
              <table:table-cell office:value-type="float" office:value="2.4927">
                <text:p>2.4927</text:p>
              </table:table-cell>
            </table:table-row>
            <table:table-row>
              <table:table-cell office:value-type="float" office:value="106.9">
                <text:p>106.9</text:p>
              </table:table-cell>
              <table:table-cell office:value-type="float" office:value="0.0219477">
                <text:p>0.0219477</text:p>
              </table:table-cell>
              <table:table-cell office:value-type="float" office:value="118.49">
                <text:p>118.49</text:p>
              </table:table-cell>
              <table:table-cell office:value-type="float" office:value="2.48827">
                <text:p>2.4882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218906">
                <text:p>0.0218906</text:p>
              </table:table-cell>
              <table:table-cell office:value-type="float" office:value="118.494">
                <text:p>118.494</text:p>
              </table:table-cell>
              <table:table-cell office:value-type="float" office:value="2.48384">
                <text:p>2.48384</text:p>
              </table:table-cell>
            </table:table-row>
            <table:table-row>
              <table:table-cell office:value-type="float" office:value="107.1">
                <text:p>107.1</text:p>
              </table:table-cell>
              <table:table-cell office:value-type="float" office:value="0.0218337">
                <text:p>0.0218337</text:p>
              </table:table-cell>
              <table:table-cell office:value-type="float" office:value="118.499">
                <text:p>118.499</text:p>
              </table:table-cell>
              <table:table-cell office:value-type="float" office:value="2.47941">
                <text:p>2.47941</text:p>
              </table:table-cell>
            </table:table-row>
            <table:table-row>
              <table:table-cell office:value-type="float" office:value="107.2">
                <text:p>107.2</text:p>
              </table:table-cell>
              <table:table-cell office:value-type="float" office:value="0.0217769">
                <text:p>0.0217769</text:p>
              </table:table-cell>
              <table:table-cell office:value-type="float" office:value="118.503">
                <text:p>118.503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float" office:value="107.3">
                <text:p>107.3</text:p>
              </table:table-cell>
              <table:table-cell office:value-type="float" office:value="0.0217204">
                <text:p>0.0217204</text:p>
              </table:table-cell>
              <table:table-cell office:value-type="float" office:value="118.508">
                <text:p>118.508</text:p>
              </table:table-cell>
              <table:table-cell office:value-type="float" office:value="2.47059">
                <text:p>2.47059</text:p>
              </table:table-cell>
            </table:table-row>
            <table:table-row>
              <table:table-cell office:value-type="float" office:value="107.4">
                <text:p>107.4</text:p>
              </table:table-cell>
              <table:table-cell office:value-type="float" office:value="0.021664">
                <text:p>0.021664</text:p>
              </table:table-cell>
              <table:table-cell office:value-type="float" office:value="118.512">
                <text:p>118.512</text:p>
              </table:table-cell>
              <table:table-cell office:value-type="float" office:value="2.46619">
                <text:p>2.46619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0.0216079">
                <text:p>0.0216079</text:p>
              </table:table-cell>
              <table:table-cell office:value-type="float" office:value="118.517">
                <text:p>118.517</text:p>
              </table:table-cell>
              <table:table-cell office:value-type="float" office:value="2.46179">
                <text:p>2.46179</text:p>
              </table:table-cell>
            </table:table-row>
            <table:table-row>
              <table:table-cell office:value-type="float" office:value="107.6">
                <text:p>107.6</text:p>
              </table:table-cell>
              <table:table-cell office:value-type="float" office:value="0.0215519">
                <text:p>0.0215519</text:p>
              </table:table-cell>
              <table:table-cell office:value-type="float" office:value="118.521">
                <text:p>118.521</text:p>
              </table:table-cell>
              <table:table-cell office:value-type="float" office:value="2.45741">
                <text:p>2.45741</text:p>
              </table:table-cell>
            </table:table-row>
            <table:table-row>
              <table:table-cell office:value-type="float" office:value="107.7">
                <text:p>107.7</text:p>
              </table:table-cell>
              <table:table-cell office:value-type="float" office:value="0.0214961">
                <text:p>0.0214961</text:p>
              </table:table-cell>
              <table:table-cell office:value-type="float" office:value="118.525">
                <text:p>118.525</text:p>
              </table:table-cell>
              <table:table-cell office:value-type="float" office:value="2.45302">
                <text:p>2.45302</text:p>
              </table:table-cell>
            </table:table-row>
            <table:table-row>
              <table:table-cell office:value-type="float" office:value="107.8">
                <text:p>107.8</text:p>
              </table:table-cell>
              <table:table-cell office:value-type="float" office:value="0.0214404">
                <text:p>0.0214404</text:p>
              </table:table-cell>
              <table:table-cell office:value-type="float" office:value="118.53">
                <text:p>118.53</text:p>
              </table:table-cell>
              <table:table-cell office:value-type="float" office:value="2.44865">
                <text:p>2.44865</text:p>
              </table:table-cell>
            </table:table-row>
            <table:table-row>
              <table:table-cell office:value-type="float" office:value="107.9">
                <text:p>107.9</text:p>
              </table:table-cell>
              <table:table-cell office:value-type="float" office:value="0.021385">
                <text:p>0.021385</text:p>
              </table:table-cell>
              <table:table-cell office:value-type="float" office:value="118.534">
                <text:p>118.534</text:p>
              </table:table-cell>
              <table:table-cell office:value-type="float" office:value="2.44428">
                <text:p>2.4442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213297">
                <text:p>0.0213297</text:p>
              </table:table-cell>
              <table:table-cell office:value-type="float" office:value="118.539">
                <text:p>118.539</text:p>
              </table:table-cell>
              <table:table-cell office:value-type="float" office:value="2.43992">
                <text:p>2.43992</text:p>
              </table:table-cell>
            </table:table-row>
            <table:table-row>
              <table:table-cell office:value-type="float" office:value="108.1">
                <text:p>108.1</text:p>
              </table:table-cell>
              <table:table-cell office:value-type="float" office:value="0.0212747">
                <text:p>0.0212747</text:p>
              </table:table-cell>
              <table:table-cell office:value-type="float" office:value="118.543">
                <text:p>118.543</text:p>
              </table:table-cell>
              <table:table-cell office:value-type="float" office:value="2.43557">
                <text:p>2.43557</text:p>
              </table:table-cell>
            </table:table-row>
            <table:table-row>
              <table:table-cell office:value-type="float" office:value="108.2">
                <text:p>108.2</text:p>
              </table:table-cell>
              <table:table-cell office:value-type="float" office:value="0.0212198">
                <text:p>0.0212198</text:p>
              </table:table-cell>
              <table:table-cell office:value-type="float" office:value="118.548">
                <text:p>118.548</text:p>
              </table:table-cell>
              <table:table-cell office:value-type="float" office:value="2.43122">
                <text:p>2.43122</text:p>
              </table:table-cell>
            </table:table-row>
            <table:table-row>
              <table:table-cell office:value-type="float" office:value="108.3">
                <text:p>108.3</text:p>
              </table:table-cell>
              <table:table-cell office:value-type="float" office:value="0.021165">
                <text:p>0.021165</text:p>
              </table:table-cell>
              <table:table-cell office:value-type="float" office:value="118.552">
                <text:p>118.552</text:p>
              </table:table-cell>
              <table:table-cell office:value-type="float" office:value="2.42688">
                <text:p>2.42688</text:p>
              </table:table-cell>
            </table:table-row>
            <table:table-row>
              <table:table-cell office:value-type="float" office:value="108.4">
                <text:p>108.4</text:p>
              </table:table-cell>
              <table:table-cell office:value-type="float" office:value="0.0211105">
                <text:p>0.0211105</text:p>
              </table:table-cell>
              <table:table-cell office:value-type="float" office:value="118.556">
                <text:p>118.556</text:p>
              </table:table-cell>
              <table:table-cell office:value-type="float" office:value="2.42255">
                <text:p>2.42255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0.0210561">
                <text:p>0.0210561</text:p>
              </table:table-cell>
              <table:table-cell office:value-type="float" office:value="118.561">
                <text:p>118.561</text:p>
              </table:table-cell>
              <table:table-cell office:value-type="float" office:value="2.41823">
                <text:p>2.41823</text:p>
              </table:table-cell>
            </table:table-row>
            <table:table-row>
              <table:table-cell office:value-type="float" office:value="108.6">
                <text:p>108.6</text:p>
              </table:table-cell>
              <table:table-cell office:value-type="float" office:value="0.0210019">
                <text:p>0.0210019</text:p>
              </table:table-cell>
              <table:table-cell office:value-type="float" office:value="118.565">
                <text:p>118.565</text:p>
              </table:table-cell>
              <table:table-cell office:value-type="float" office:value="2.41391">
                <text:p>2.41391</text:p>
              </table:table-cell>
            </table:table-row>
            <table:table-row>
              <table:table-cell office:value-type="float" office:value="108.7">
                <text:p>108.7</text:p>
              </table:table-cell>
              <table:table-cell office:value-type="float" office:value="0.0209479">
                <text:p>0.0209479</text:p>
              </table:table-cell>
              <table:table-cell office:value-type="float" office:value="118.569">
                <text:p>118.569</text:p>
              </table:table-cell>
              <table:table-cell office:value-type="float" office:value="2.4096">
                <text:p>2.4096</text:p>
              </table:table-cell>
            </table:table-row>
            <table:table-row>
              <table:table-cell office:value-type="float" office:value="108.8">
                <text:p>108.8</text:p>
              </table:table-cell>
              <table:table-cell office:value-type="float" office:value="0.0208941">
                <text:p>0.0208941</text:p>
              </table:table-cell>
              <table:table-cell office:value-type="float" office:value="118.574">
                <text:p>118.574</text:p>
              </table:table-cell>
              <table:table-cell office:value-type="float" office:value="2.40529">
                <text:p>2.40529</text:p>
              </table:table-cell>
            </table:table-row>
            <table:table-row>
              <table:table-cell office:value-type="float" office:value="108.9">
                <text:p>108.9</text:p>
              </table:table-cell>
              <table:table-cell office:value-type="float" office:value="0.0208404">
                <text:p>0.0208404</text:p>
              </table:table-cell>
              <table:table-cell office:value-type="float" office:value="118.578">
                <text:p>118.578</text:p>
              </table:table-cell>
              <table:table-cell office:value-type="float" office:value="2.40099">
                <text:p>2.4009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207869">
                <text:p>0.0207869</text:p>
              </table:table-cell>
              <table:table-cell office:value-type="float" office:value="118.583">
                <text:p>118.583</text:p>
              </table:table-cell>
              <table:table-cell office:value-type="float" office:value="2.3967">
                <text:p>2.3967</text:p>
              </table:table-cell>
            </table:table-row>
            <table:table-row>
              <table:table-cell office:value-type="float" office:value="109.1">
                <text:p>109.1</text:p>
              </table:table-cell>
              <table:table-cell office:value-type="float" office:value="0.0207336">
                <text:p>0.0207336</text:p>
              </table:table-cell>
              <table:table-cell office:value-type="float" office:value="118.587">
                <text:p>118.587</text:p>
              </table:table-cell>
              <table:table-cell office:value-type="float" office:value="2.39242">
                <text:p>2.39242</text:p>
              </table:table-cell>
            </table:table-row>
            <table:table-row>
              <table:table-cell office:value-type="float" office:value="109.2">
                <text:p>109.2</text:p>
              </table:table-cell>
              <table:table-cell office:value-type="float" office:value="0.0206805">
                <text:p>0.0206805</text:p>
              </table:table-cell>
              <table:table-cell office:value-type="float" office:value="118.591">
                <text:p>118.591</text:p>
              </table:table-cell>
              <table:table-cell office:value-type="float" office:value="2.38814">
                <text:p>2.38814</text:p>
              </table:table-cell>
            </table:table-row>
            <table:table-row>
              <table:table-cell office:value-type="float" office:value="109.3">
                <text:p>109.3</text:p>
              </table:table-cell>
              <table:table-cell office:value-type="float" office:value="0.0206275">
                <text:p>0.0206275</text:p>
              </table:table-cell>
              <table:table-cell office:value-type="float" office:value="118.596">
                <text:p>118.596</text:p>
              </table:table-cell>
              <table:table-cell office:value-type="float" office:value="2.38387">
                <text:p>2.38387</text:p>
              </table:table-cell>
            </table:table-row>
            <table:table-row>
              <table:table-cell office:value-type="float" office:value="109.4">
                <text:p>109.4</text:p>
              </table:table-cell>
              <table:table-cell office:value-type="float" office:value="0.0205747">
                <text:p>0.0205747</text:p>
              </table:table-cell>
              <table:table-cell office:value-type="float" office:value="118.6">
                <text:p>118.6</text:p>
              </table:table-cell>
              <table:table-cell office:value-type="float" office:value="2.3796">
                <text:p>2.3796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0.0205221">
                <text:p>0.0205221</text:p>
              </table:table-cell>
              <table:table-cell office:value-type="float" office:value="118.604">
                <text:p>118.604</text:p>
              </table:table-cell>
              <table:table-cell office:value-type="float" office:value="2.37535">
                <text:p>2.37535</text:p>
              </table:table-cell>
            </table:table-row>
            <table:table-row>
              <table:table-cell office:value-type="float" office:value="109.6">
                <text:p>109.6</text:p>
              </table:table-cell>
              <table:table-cell office:value-type="float" office:value="0.0204696">
                <text:p>0.0204696</text:p>
              </table:table-cell>
              <table:table-cell office:value-type="float" office:value="118.608">
                <text:p>118.608</text:p>
              </table:table-cell>
              <table:table-cell office:value-type="float" office:value="2.3711">
                <text:p>2.3711</text:p>
              </table:table-cell>
            </table:table-row>
            <table:table-row>
              <table:table-cell office:value-type="float" office:value="109.7">
                <text:p>109.7</text:p>
              </table:table-cell>
              <table:table-cell office:value-type="float" office:value="0.0204173">
                <text:p>0.0204173</text:p>
              </table:table-cell>
              <table:table-cell office:value-type="float" office:value="118.613">
                <text:p>118.613</text:p>
              </table:table-cell>
              <table:table-cell office:value-type="float" office:value="2.36685">
                <text:p>2.36685</text:p>
              </table:table-cell>
            </table:table-row>
            <table:table-row>
              <table:table-cell office:value-type="float" office:value="109.8">
                <text:p>109.8</text:p>
              </table:table-cell>
              <table:table-cell office:value-type="float" office:value="0.0203652">
                <text:p>0.0203652</text:p>
              </table:table-cell>
              <table:table-cell office:value-type="float" office:value="118.617">
                <text:p>118.617</text:p>
              </table:table-cell>
              <table:table-cell office:value-type="float" office:value="2.36262">
                <text:p>2.36262</text:p>
              </table:table-cell>
            </table:table-row>
            <table:table-row>
              <table:table-cell office:value-type="float" office:value="109.9">
                <text:p>109.9</text:p>
              </table:table-cell>
              <table:table-cell office:value-type="float" office:value="0.0203132">
                <text:p>0.0203132</text:p>
              </table:table-cell>
              <table:table-cell office:value-type="float" office:value="118.621">
                <text:p>118.621</text:p>
              </table:table-cell>
              <table:table-cell office:value-type="float" office:value="2.35839">
                <text:p>2.358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202615">
                <text:p>0.0202615</text:p>
              </table:table-cell>
              <table:table-cell office:value-type="float" office:value="118.626">
                <text:p>118.626</text:p>
              </table:table-cell>
              <table:table-cell office:value-type="float" office:value="2.35416">
                <text:p>2.35416</text:p>
              </table:table-cell>
            </table:table-row>
            <table:table-row>
              <table:table-cell office:value-type="float" office:value="110.1">
                <text:p>110.1</text:p>
              </table:table-cell>
              <table:table-cell office:value-type="float" office:value="0.0202098">
                <text:p>0.0202098</text:p>
              </table:table-cell>
              <table:table-cell office:value-type="float" office:value="118.63">
                <text:p>118.63</text:p>
              </table:table-cell>
              <table:table-cell office:value-type="float" office:value="2.34995">
                <text:p>2.34995</text:p>
              </table:table-cell>
            </table:table-row>
            <table:table-row>
              <table:table-cell office:value-type="float" office:value="110.2">
                <text:p>110.2</text:p>
              </table:table-cell>
              <table:table-cell office:value-type="float" office:value="0.0201584">
                <text:p>0.0201584</text:p>
              </table:table-cell>
              <table:table-cell office:value-type="float" office:value="118.634">
                <text:p>118.634</text:p>
              </table:table-cell>
              <table:table-cell office:value-type="float" office:value="2.34574">
                <text:p>2.34574</text:p>
              </table:table-cell>
            </table:table-row>
            <table:table-row>
              <table:table-cell office:value-type="float" office:value="110.3">
                <text:p>110.3</text:p>
              </table:table-cell>
              <table:table-cell office:value-type="float" office:value="0.0201071">
                <text:p>0.0201071</text:p>
              </table:table-cell>
              <table:table-cell office:value-type="float" office:value="118.638">
                <text:p>118.638</text:p>
              </table:table-cell>
              <table:table-cell office:value-type="float" office:value="2.34154">
                <text:p>2.34154</text:p>
              </table:table-cell>
            </table:table-row>
            <table:table-row>
              <table:table-cell office:value-type="float" office:value="110.4">
                <text:p>110.4</text:p>
              </table:table-cell>
              <table:table-cell office:value-type="float" office:value="0.020056">
                <text:p>0.020056</text:p>
              </table:table-cell>
              <table:table-cell office:value-type="float" office:value="118.643">
                <text:p>118.643</text:p>
              </table:table-cell>
              <table:table-cell office:value-type="float" office:value="2.33734">
                <text:p>2.33734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0.020005">
                <text:p>0.020005</text:p>
              </table:table-cell>
              <table:table-cell office:value-type="float" office:value="118.647">
                <text:p>118.647</text:p>
              </table:table-cell>
              <table:table-cell office:value-type="float" office:value="2.33315">
                <text:p>2.33315</text:p>
              </table:table-cell>
            </table:table-row>
            <table:table-row>
              <table:table-cell office:value-type="float" office:value="110.6">
                <text:p>110.6</text:p>
              </table:table-cell>
              <table:table-cell office:value-type="float" office:value="0.0199542">
                <text:p>0.0199542</text:p>
              </table:table-cell>
              <table:table-cell office:value-type="float" office:value="118.651">
                <text:p>118.651</text:p>
              </table:table-cell>
              <table:table-cell office:value-type="float" office:value="2.32897">
                <text:p>2.32897</text:p>
              </table:table-cell>
            </table:table-row>
            <table:table-row>
              <table:table-cell office:value-type="float" office:value="110.7">
                <text:p>110.7</text:p>
              </table:table-cell>
              <table:table-cell office:value-type="float" office:value="0.0199036">
                <text:p>0.0199036</text:p>
              </table:table-cell>
              <table:table-cell office:value-type="float" office:value="118.655">
                <text:p>118.655</text:p>
              </table:table-cell>
              <table:table-cell office:value-type="float" office:value="2.32479">
                <text:p>2.32479</text:p>
              </table:table-cell>
            </table:table-row>
            <table:table-row>
              <table:table-cell office:value-type="float" office:value="110.8">
                <text:p>110.8</text:p>
              </table:table-cell>
              <table:table-cell office:value-type="float" office:value="0.0198531">
                <text:p>0.0198531</text:p>
              </table:table-cell>
              <table:table-cell office:value-type="float" office:value="118.66">
                <text:p>118.66</text:p>
              </table:table-cell>
              <table:table-cell office:value-type="float" office:value="2.32063">
                <text:p>2.32063</text:p>
              </table:table-cell>
            </table:table-row>
            <table:table-row>
              <table:table-cell office:value-type="float" office:value="110.9">
                <text:p>110.9</text:p>
              </table:table-cell>
              <table:table-cell office:value-type="float" office:value="0.0198028">
                <text:p>0.0198028</text:p>
              </table:table-cell>
              <table:table-cell office:value-type="float" office:value="118.664">
                <text:p>118.664</text:p>
              </table:table-cell>
              <table:table-cell office:value-type="float" office:value="2.31646">
                <text:p>2.3164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197527">
                <text:p>0.0197527</text:p>
              </table:table-cell>
              <table:table-cell office:value-type="float" office:value="118.668">
                <text:p>118.668</text:p>
              </table:table-cell>
              <table:table-cell office:value-type="float" office:value="2.31231">
                <text:p>2.31231</text:p>
              </table:table-cell>
            </table:table-row>
            <table:table-row>
              <table:table-cell office:value-type="float" office:value="111.1">
                <text:p>111.1</text:p>
              </table:table-cell>
              <table:table-cell office:value-type="float" office:value="0.0197027">
                <text:p>0.0197027</text:p>
              </table:table-cell>
              <table:table-cell office:value-type="float" office:value="118.672">
                <text:p>118.672</text:p>
              </table:table-cell>
              <table:table-cell office:value-type="float" office:value="2.30816">
                <text:p>2.30816</text:p>
              </table:table-cell>
            </table:table-row>
            <table:table-row>
              <table:table-cell office:value-type="float" office:value="111.2">
                <text:p>111.2</text:p>
              </table:table-cell>
              <table:table-cell office:value-type="float" office:value="0.0196528">
                <text:p>0.0196528</text:p>
              </table:table-cell>
              <table:table-cell office:value-type="float" office:value="118.676">
                <text:p>118.676</text:p>
              </table:table-cell>
              <table:table-cell office:value-type="float" office:value="2.30402">
                <text:p>2.30402</text:p>
              </table:table-cell>
            </table:table-row>
            <table:table-row>
              <table:table-cell office:value-type="float" office:value="111.3">
                <text:p>111.3</text:p>
              </table:table-cell>
              <table:table-cell office:value-type="float" office:value="0.0196032">
                <text:p>0.0196032</text:p>
              </table:table-cell>
              <table:table-cell office:value-type="float" office:value="118.681">
                <text:p>118.681</text:p>
              </table:table-cell>
              <table:table-cell office:value-type="float" office:value="2.29988">
                <text:p>2.29988</text:p>
              </table:table-cell>
            </table:table-row>
            <table:table-row>
              <table:table-cell office:value-type="float" office:value="111.4">
                <text:p>111.4</text:p>
              </table:table-cell>
              <table:table-cell office:value-type="float" office:value="0.0195536">
                <text:p>0.0195536</text:p>
              </table:table-cell>
              <table:table-cell office:value-type="float" office:value="118.685">
                <text:p>118.685</text:p>
              </table:table-cell>
              <table:table-cell office:value-type="float" office:value="2.29575">
                <text:p>2.29575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0.0195043">
                <text:p>0.0195043</text:p>
              </table:table-cell>
              <table:table-cell office:value-type="float" office:value="118.689">
                <text:p>118.689</text:p>
              </table:table-cell>
              <table:table-cell office:value-type="float" office:value="2.29163">
                <text:p>2.29163</text:p>
              </table:table-cell>
            </table:table-row>
            <table:table-row>
              <table:table-cell office:value-type="float" office:value="111.6">
                <text:p>111.6</text:p>
              </table:table-cell>
              <table:table-cell office:value-type="float" office:value="0.0194551">
                <text:p>0.0194551</text:p>
              </table:table-cell>
              <table:table-cell office:value-type="float" office:value="118.693">
                <text:p>118.693</text:p>
              </table:table-cell>
              <table:table-cell office:value-type="float" office:value="2.28752">
                <text:p>2.28752</text:p>
              </table:table-cell>
            </table:table-row>
            <table:table-row>
              <table:table-cell office:value-type="float" office:value="111.7">
                <text:p>111.7</text:p>
              </table:table-cell>
              <table:table-cell office:value-type="float" office:value="0.0194061">
                <text:p>0.0194061</text:p>
              </table:table-cell>
              <table:table-cell office:value-type="float" office:value="118.697">
                <text:p>118.697</text:p>
              </table:table-cell>
              <table:table-cell office:value-type="float" office:value="2.28341">
                <text:p>2.28341</text:p>
              </table:table-cell>
            </table:table-row>
            <table:table-row>
              <table:table-cell office:value-type="float" office:value="111.8">
                <text:p>111.8</text:p>
              </table:table-cell>
              <table:table-cell office:value-type="float" office:value="0.0193572">
                <text:p>0.0193572</text:p>
              </table:table-cell>
              <table:table-cell office:value-type="float" office:value="118.701">
                <text:p>118.701</text:p>
              </table:table-cell>
              <table:table-cell office:value-type="float" office:value="2.27931">
                <text:p>2.27931</text:p>
              </table:table-cell>
            </table:table-row>
            <table:table-row>
              <table:table-cell office:value-type="float" office:value="111.9">
                <text:p>111.9</text:p>
              </table:table-cell>
              <table:table-cell office:value-type="float" office:value="0.0193084">
                <text:p>0.0193084</text:p>
              </table:table-cell>
              <table:table-cell office:value-type="float" office:value="118.705">
                <text:p>118.705</text:p>
              </table:table-cell>
              <table:table-cell office:value-type="float" office:value="2.27521">
                <text:p>2.2752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192599">
                <text:p>0.0192599</text:p>
              </table:table-cell>
              <table:table-cell office:value-type="float" office:value="118.71">
                <text:p>118.71</text:p>
              </table:table-cell>
              <table:table-cell office:value-type="float" office:value="2.27112">
                <text:p>2.27112</text:p>
              </table:table-cell>
            </table:table-row>
            <table:table-row>
              <table:table-cell office:value-type="float" office:value="112.1">
                <text:p>112.1</text:p>
              </table:table-cell>
              <table:table-cell office:value-type="float" office:value="0.0192114">
                <text:p>0.0192114</text:p>
              </table:table-cell>
              <table:table-cell office:value-type="float" office:value="118.714">
                <text:p>118.714</text:p>
              </table:table-cell>
              <table:table-cell office:value-type="float" office:value="2.26704">
                <text:p>2.26704</text:p>
              </table:table-cell>
            </table:table-row>
            <table:table-row>
              <table:table-cell office:value-type="float" office:value="112.2">
                <text:p>112.2</text:p>
              </table:table-cell>
              <table:table-cell office:value-type="float" office:value="0.0191632">
                <text:p>0.0191632</text:p>
              </table:table-cell>
              <table:table-cell office:value-type="float" office:value="118.718">
                <text:p>118.718</text:p>
              </table:table-cell>
              <table:table-cell office:value-type="float" office:value="2.26297">
                <text:p>2.26297</text:p>
              </table:table-cell>
            </table:table-row>
            <table:table-row>
              <table:table-cell office:value-type="float" office:value="112.3">
                <text:p>112.3</text:p>
              </table:table-cell>
              <table:table-cell office:value-type="float" office:value="0.0191151">
                <text:p>0.0191151</text:p>
              </table:table-cell>
              <table:table-cell office:value-type="float" office:value="118.722">
                <text:p>118.722</text:p>
              </table:table-cell>
              <table:table-cell office:value-type="float" office:value="2.2589">
                <text:p>2.2589</text:p>
              </table:table-cell>
            </table:table-row>
            <table:table-row>
              <table:table-cell office:value-type="float" office:value="112.4">
                <text:p>112.4</text:p>
              </table:table-cell>
              <table:table-cell office:value-type="float" office:value="0.0190671">
                <text:p>0.0190671</text:p>
              </table:table-cell>
              <table:table-cell office:value-type="float" office:value="118.726">
                <text:p>118.726</text:p>
              </table:table-cell>
              <table:table-cell office:value-type="float" office:value="2.25484">
                <text:p>2.25484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0.0190193">
                <text:p>0.0190193</text:p>
              </table:table-cell>
              <table:table-cell office:value-type="float" office:value="118.73">
                <text:p>118.73</text:p>
              </table:table-cell>
              <table:table-cell office:value-type="float" office:value="2.25078">
                <text:p>2.25078</text:p>
              </table:table-cell>
            </table:table-row>
            <table:table-row>
              <table:table-cell office:value-type="float" office:value="112.6">
                <text:p>112.6</text:p>
              </table:table-cell>
              <table:table-cell office:value-type="float" office:value="0.0189716">
                <text:p>0.0189716</text:p>
              </table:table-cell>
              <table:table-cell office:value-type="float" office:value="118.734">
                <text:p>118.734</text:p>
              </table:table-cell>
              <table:table-cell office:value-type="float" office:value="2.24673">
                <text:p>2.24673</text:p>
              </table:table-cell>
            </table:table-row>
            <table:table-row>
              <table:table-cell office:value-type="float" office:value="112.7">
                <text:p>112.7</text:p>
              </table:table-cell>
              <table:table-cell office:value-type="float" office:value="0.0189241">
                <text:p>0.0189241</text:p>
              </table:table-cell>
              <table:table-cell office:value-type="float" office:value="118.738">
                <text:p>118.738</text:p>
              </table:table-cell>
              <table:table-cell office:value-type="float" office:value="2.24269">
                <text:p>2.24269</text:p>
              </table:table-cell>
            </table:table-row>
            <table:table-row>
              <table:table-cell office:value-type="float" office:value="112.8">
                <text:p>112.8</text:p>
              </table:table-cell>
              <table:table-cell office:value-type="float" office:value="0.0188768">
                <text:p>0.0188768</text:p>
              </table:table-cell>
              <table:table-cell office:value-type="float" office:value="118.742">
                <text:p>118.742</text:p>
              </table:table-cell>
              <table:table-cell office:value-type="float" office:value="2.23865">
                <text:p>2.23865</text:p>
              </table:table-cell>
            </table:table-row>
            <table:table-row>
              <table:table-cell office:value-type="float" office:value="112.9">
                <text:p>112.9</text:p>
              </table:table-cell>
              <table:table-cell office:value-type="float" office:value="0.0188295">
                <text:p>0.0188295</text:p>
              </table:table-cell>
              <table:table-cell office:value-type="float" office:value="118.747">
                <text:p>118.747</text:p>
              </table:table-cell>
              <table:table-cell office:value-type="float" office:value="2.23463">
                <text:p>2.23463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187825">
                <text:p>0.0187825</text:p>
              </table:table-cell>
              <table:table-cell office:value-type="float" office:value="118.751">
                <text:p>118.751</text:p>
              </table:table-cell>
              <table:table-cell office:value-type="float" office:value="2.2306">
                <text:p>2.2306</text:p>
              </table:table-cell>
            </table:table-row>
            <table:table-row>
              <table:table-cell office:value-type="float" office:value="113.1">
                <text:p>113.1</text:p>
              </table:table-cell>
              <table:table-cell office:value-type="float" office:value="0.0187356">
                <text:p>0.0187356</text:p>
              </table:table-cell>
              <table:table-cell office:value-type="float" office:value="118.755">
                <text:p>118.755</text:p>
              </table:table-cell>
              <table:table-cell office:value-type="float" office:value="2.22659">
                <text:p>2.22659</text:p>
              </table:table-cell>
            </table:table-row>
            <table:table-row>
              <table:table-cell office:value-type="float" office:value="113.2">
                <text:p>113.2</text:p>
              </table:table-cell>
              <table:table-cell office:value-type="float" office:value="0.0186888">
                <text:p>0.0186888</text:p>
              </table:table-cell>
              <table:table-cell office:value-type="float" office:value="118.759">
                <text:p>118.759</text:p>
              </table:table-cell>
              <table:table-cell office:value-type="float" office:value="2.22258">
                <text:p>2.22258</text:p>
              </table:table-cell>
            </table:table-row>
            <table:table-row>
              <table:table-cell office:value-type="float" office:value="113.3">
                <text:p>113.3</text:p>
              </table:table-cell>
              <table:table-cell office:value-type="float" office:value="0.0186422">
                <text:p>0.0186422</text:p>
              </table:table-cell>
              <table:table-cell office:value-type="float" office:value="118.763">
                <text:p>118.763</text:p>
              </table:table-cell>
              <table:table-cell office:value-type="float" office:value="2.21858">
                <text:p>2.21858</text:p>
              </table:table-cell>
            </table:table-row>
            <table:table-row>
              <table:table-cell office:value-type="float" office:value="113.4">
                <text:p>113.4</text:p>
              </table:table-cell>
              <table:table-cell office:value-type="float" office:value="0.0185957">
                <text:p>0.0185957</text:p>
              </table:table-cell>
              <table:table-cell office:value-type="float" office:value="118.767">
                <text:p>118.767</text:p>
              </table:table-cell>
              <table:table-cell office:value-type="float" office:value="2.21458">
                <text:p>2.21458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0.0185494">
                <text:p>0.0185494</text:p>
              </table:table-cell>
              <table:table-cell office:value-type="float" office:value="118.771">
                <text:p>118.771</text:p>
              </table:table-cell>
              <table:table-cell office:value-type="float" office:value="2.21059">
                <text:p>2.21059</text:p>
              </table:table-cell>
            </table:table-row>
            <table:table-row>
              <table:table-cell office:value-type="float" office:value="113.6">
                <text:p>113.6</text:p>
              </table:table-cell>
              <table:table-cell office:value-type="float" office:value="0.0185032">
                <text:p>0.0185032</text:p>
              </table:table-cell>
              <table:table-cell office:value-type="float" office:value="118.775">
                <text:p>118.775</text:p>
              </table:table-cell>
              <table:table-cell office:value-type="float" office:value="2.20661">
                <text:p>2.20661</text:p>
              </table:table-cell>
            </table:table-row>
            <table:table-row>
              <table:table-cell office:value-type="float" office:value="113.7">
                <text:p>113.7</text:p>
              </table:table-cell>
              <table:table-cell office:value-type="float" office:value="0.0184572">
                <text:p>0.0184572</text:p>
              </table:table-cell>
              <table:table-cell office:value-type="float" office:value="118.779">
                <text:p>118.779</text:p>
              </table:table-cell>
              <table:table-cell office:value-type="float" office:value="2.20263">
                <text:p>2.20263</text:p>
              </table:table-cell>
            </table:table-row>
            <table:table-row>
              <table:table-cell office:value-type="float" office:value="113.8">
                <text:p>113.8</text:p>
              </table:table-cell>
              <table:table-cell office:value-type="float" office:value="0.0184113">
                <text:p>0.0184113</text:p>
              </table:table-cell>
              <table:table-cell office:value-type="float" office:value="118.783">
                <text:p>118.783</text:p>
              </table:table-cell>
              <table:table-cell office:value-type="float" office:value="2.19866">
                <text:p>2.19866</text:p>
              </table:table-cell>
            </table:table-row>
            <table:table-row>
              <table:table-cell office:value-type="float" office:value="113.9">
                <text:p>113.9</text:p>
              </table:table-cell>
              <table:table-cell office:value-type="float" office:value="0.0183655">
                <text:p>0.0183655</text:p>
              </table:table-cell>
              <table:table-cell office:value-type="float" office:value="118.787">
                <text:p>118.787</text:p>
              </table:table-cell>
              <table:table-cell office:value-type="float" office:value="2.1947">
                <text:p>2.194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183199">
                <text:p>0.0183199</text:p>
              </table:table-cell>
              <table:table-cell office:value-type="float" office:value="118.791">
                <text:p>118.791</text:p>
              </table:table-cell>
              <table:table-cell office:value-type="float" office:value="2.19074">
                <text:p>2.19074</text:p>
              </table:table-cell>
            </table:table-row>
            <table:table-row>
              <table:table-cell office:value-type="float" office:value="114.1">
                <text:p>114.1</text:p>
              </table:table-cell>
              <table:table-cell office:value-type="float" office:value="0.0182745">
                <text:p>0.0182745</text:p>
              </table:table-cell>
              <table:table-cell office:value-type="float" office:value="118.795">
                <text:p>118.795</text:p>
              </table:table-cell>
              <table:table-cell office:value-type="float" office:value="2.18679">
                <text:p>2.18679</text:p>
              </table:table-cell>
            </table:table-row>
            <table:table-row>
              <table:table-cell office:value-type="float" office:value="114.2">
                <text:p>114.2</text:p>
              </table:table-cell>
              <table:table-cell office:value-type="float" office:value="0.0182291">
                <text:p>0.0182291</text:p>
              </table:table-cell>
              <table:table-cell office:value-type="float" office:value="118.799">
                <text:p>118.799</text:p>
              </table:table-cell>
              <table:table-cell office:value-type="float" office:value="2.18285">
                <text:p>2.18285</text:p>
              </table:table-cell>
            </table:table-row>
            <table:table-row>
              <table:table-cell office:value-type="float" office:value="114.3">
                <text:p>114.3</text:p>
              </table:table-cell>
              <table:table-cell office:value-type="float" office:value="0.018184">
                <text:p>0.018184</text:p>
              </table:table-cell>
              <table:table-cell office:value-type="float" office:value="118.803">
                <text:p>118.803</text:p>
              </table:table-cell>
              <table:table-cell office:value-type="float" office:value="2.17891">
                <text:p>2.17891</text:p>
              </table:table-cell>
            </table:table-row>
            <table:table-row>
              <table:table-cell office:value-type="float" office:value="114.4">
                <text:p>114.4</text:p>
              </table:table-cell>
              <table:table-cell office:value-type="float" office:value="0.0181389">
                <text:p>0.0181389</text:p>
              </table:table-cell>
              <table:table-cell office:value-type="float" office:value="118.807">
                <text:p>118.807</text:p>
              </table:table-cell>
              <table:table-cell office:value-type="float" office:value="2.17498">
                <text:p>2.17498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0.018094">
                <text:p>0.018094</text:p>
              </table:table-cell>
              <table:table-cell office:value-type="float" office:value="118.811">
                <text:p>118.811</text:p>
              </table:table-cell>
              <table:table-cell office:value-type="float" office:value="2.17106">
                <text:p>2.17106</text:p>
              </table:table-cell>
            </table:table-row>
            <table:table-row>
              <table:table-cell office:value-type="float" office:value="114.6">
                <text:p>114.6</text:p>
              </table:table-cell>
              <table:table-cell office:value-type="float" office:value="0.0180493">
                <text:p>0.0180493</text:p>
              </table:table-cell>
              <table:table-cell office:value-type="float" office:value="118.815">
                <text:p>118.815</text:p>
              </table:table-cell>
              <table:table-cell office:value-type="float" office:value="2.16714">
                <text:p>2.16714</text:p>
              </table:table-cell>
            </table:table-row>
            <table:table-row>
              <table:table-cell office:value-type="float" office:value="114.7">
                <text:p>114.7</text:p>
              </table:table-cell>
              <table:table-cell office:value-type="float" office:value="0.0180046">
                <text:p>0.0180046</text:p>
              </table:table-cell>
              <table:table-cell office:value-type="float" office:value="118.819">
                <text:p>118.819</text:p>
              </table:table-cell>
              <table:table-cell office:value-type="float" office:value="2.16323">
                <text:p>2.16323</text:p>
              </table:table-cell>
            </table:table-row>
            <table:table-row>
              <table:table-cell office:value-type="float" office:value="114.8">
                <text:p>114.8</text:p>
              </table:table-cell>
              <table:table-cell office:value-type="float" office:value="0.0179602">
                <text:p>0.0179602</text:p>
              </table:table-cell>
              <table:table-cell office:value-type="float" office:value="118.823">
                <text:p>118.823</text:p>
              </table:table-cell>
              <table:table-cell office:value-type="float" office:value="2.15932">
                <text:p>2.15932</text:p>
              </table:table-cell>
            </table:table-row>
            <table:table-row>
              <table:table-cell office:value-type="float" office:value="114.9">
                <text:p>114.9</text:p>
              </table:table-cell>
              <table:table-cell office:value-type="float" office:value="0.0179158">
                <text:p>0.0179158</text:p>
              </table:table-cell>
              <table:table-cell office:value-type="float" office:value="118.827">
                <text:p>118.827</text:p>
              </table:table-cell>
              <table:table-cell office:value-type="float" office:value="2.15542">
                <text:p>2.1554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178716">
                <text:p>0.0178716</text:p>
              </table:table-cell>
              <table:table-cell office:value-type="float" office:value="118.831">
                <text:p>118.831</text:p>
              </table:table-cell>
              <table:table-cell office:value-type="float" office:value="2.15153">
                <text:p>2.15153</text:p>
              </table:table-cell>
            </table:table-row>
            <table:table-row>
              <table:table-cell office:value-type="float" office:value="115.1">
                <text:p>115.1</text:p>
              </table:table-cell>
              <table:table-cell office:value-type="float" office:value="0.0178275">
                <text:p>0.0178275</text:p>
              </table:table-cell>
              <table:table-cell office:value-type="float" office:value="118.835">
                <text:p>118.835</text:p>
              </table:table-cell>
              <table:table-cell office:value-type="float" office:value="2.14765">
                <text:p>2.14765</text:p>
              </table:table-cell>
            </table:table-row>
            <table:table-row>
              <table:table-cell office:value-type="float" office:value="115.2">
                <text:p>115.2</text:p>
              </table:table-cell>
              <table:table-cell office:value-type="float" office:value="0.0177836">
                <text:p>0.0177836</text:p>
              </table:table-cell>
              <table:table-cell office:value-type="float" office:value="118.838">
                <text:p>118.838</text:p>
              </table:table-cell>
              <table:table-cell office:value-type="float" office:value="2.14377">
                <text:p>2.14377</text:p>
              </table:table-cell>
            </table:table-row>
            <table:table-row>
              <table:table-cell office:value-type="float" office:value="115.3">
                <text:p>115.3</text:p>
              </table:table-cell>
              <table:table-cell office:value-type="float" office:value="0.0177398">
                <text:p>0.0177398</text:p>
              </table:table-cell>
              <table:table-cell office:value-type="float" office:value="118.842">
                <text:p>118.842</text:p>
              </table:table-cell>
              <table:table-cell office:value-type="float" office:value="2.1399">
                <text:p>2.1399</text:p>
              </table:table-cell>
            </table:table-row>
            <table:table-row>
              <table:table-cell office:value-type="float" office:value="115.4">
                <text:p>115.4</text:p>
              </table:table-cell>
              <table:table-cell office:value-type="float" office:value="0.0176962">
                <text:p>0.0176962</text:p>
              </table:table-cell>
              <table:table-cell office:value-type="float" office:value="118.846">
                <text:p>118.846</text:p>
              </table:table-cell>
              <table:table-cell office:value-type="float" office:value="2.13603">
                <text:p>2.13603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0.0176526">
                <text:p>0.0176526</text:p>
              </table:table-cell>
              <table:table-cell office:value-type="float" office:value="118.85">
                <text:p>118.85</text:p>
              </table:table-cell>
              <table:table-cell office:value-type="float" office:value="2.13217">
                <text:p>2.13217</text:p>
              </table:table-cell>
            </table:table-row>
            <table:table-row>
              <table:table-cell office:value-type="float" office:value="115.6">
                <text:p>115.6</text:p>
              </table:table-cell>
              <table:table-cell office:value-type="float" office:value="0.0176092">
                <text:p>0.0176092</text:p>
              </table:table-cell>
              <table:table-cell office:value-type="float" office:value="118.854">
                <text:p>118.854</text:p>
              </table:table-cell>
              <table:table-cell office:value-type="float" office:value="2.12832">
                <text:p>2.12832</text:p>
              </table:table-cell>
            </table:table-row>
            <table:table-row>
              <table:table-cell office:value-type="float" office:value="115.7">
                <text:p>115.7</text:p>
              </table:table-cell>
              <table:table-cell office:value-type="float" office:value="0.017566">
                <text:p>0.017566</text:p>
              </table:table-cell>
              <table:table-cell office:value-type="float" office:value="118.858">
                <text:p>118.858</text:p>
              </table:table-cell>
              <table:table-cell office:value-type="float" office:value="2.12447">
                <text:p>2.12447</text:p>
              </table:table-cell>
            </table:table-row>
            <table:table-row>
              <table:table-cell office:value-type="float" office:value="115.8">
                <text:p>115.8</text:p>
              </table:table-cell>
              <table:table-cell office:value-type="float" office:value="0.0175229">
                <text:p>0.0175229</text:p>
              </table:table-cell>
              <table:table-cell office:value-type="float" office:value="118.862">
                <text:p>118.862</text:p>
              </table:table-cell>
              <table:table-cell office:value-type="float" office:value="2.12063">
                <text:p>2.12063</text:p>
              </table:table-cell>
            </table:table-row>
            <table:table-row>
              <table:table-cell office:value-type="float" office:value="115.9">
                <text:p>115.9</text:p>
              </table:table-cell>
              <table:table-cell office:value-type="float" office:value="0.0174799">
                <text:p>0.0174799</text:p>
              </table:table-cell>
              <table:table-cell office:value-type="float" office:value="118.866">
                <text:p>118.866</text:p>
              </table:table-cell>
              <table:table-cell office:value-type="float" office:value="2.11679">
                <text:p>2.1167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17437">
                <text:p>0.017437</text:p>
              </table:table-cell>
              <table:table-cell office:value-type="float" office:value="118.87">
                <text:p>118.87</text:p>
              </table:table-cell>
              <table:table-cell office:value-type="float" office:value="2.11297">
                <text:p>2.11297</text:p>
              </table:table-cell>
            </table:table-row>
            <table:table-row>
              <table:table-cell office:value-type="float" office:value="116.1">
                <text:p>116.1</text:p>
              </table:table-cell>
              <table:table-cell office:value-type="float" office:value="0.0173943">
                <text:p>0.0173943</text:p>
              </table:table-cell>
              <table:table-cell office:value-type="float" office:value="118.873">
                <text:p>118.873</text:p>
              </table:table-cell>
              <table:table-cell office:value-type="float" office:value="2.10915">
                <text:p>2.10915</text:p>
              </table:table-cell>
            </table:table-row>
            <table:table-row>
              <table:table-cell office:value-type="float" office:value="116.2">
                <text:p>116.2</text:p>
              </table:table-cell>
              <table:table-cell office:value-type="float" office:value="0.0173517">
                <text:p>0.0173517</text:p>
              </table:table-cell>
              <table:table-cell office:value-type="float" office:value="118.877">
                <text:p>118.877</text:p>
              </table:table-cell>
              <table:table-cell office:value-type="float" office:value="2.10533">
                <text:p>2.10533</text:p>
              </table:table-cell>
            </table:table-row>
            <table:table-row>
              <table:table-cell office:value-type="float" office:value="116.3">
                <text:p>116.3</text:p>
              </table:table-cell>
              <table:table-cell office:value-type="float" office:value="0.0173092">
                <text:p>0.0173092</text:p>
              </table:table-cell>
              <table:table-cell office:value-type="float" office:value="118.881">
                <text:p>118.881</text:p>
              </table:table-cell>
              <table:table-cell office:value-type="float" office:value="2.10152">
                <text:p>2.10152</text:p>
              </table:table-cell>
            </table:table-row>
            <table:table-row>
              <table:table-cell office:value-type="float" office:value="116.4">
                <text:p>116.4</text:p>
              </table:table-cell>
              <table:table-cell office:value-type="float" office:value="0.0172669">
                <text:p>0.0172669</text:p>
              </table:table-cell>
              <table:table-cell office:value-type="float" office:value="118.885">
                <text:p>118.885</text:p>
              </table:table-cell>
              <table:table-cell office:value-type="float" office:value="2.09772">
                <text:p>2.09772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0.0172247">
                <text:p>0.0172247</text:p>
              </table:table-cell>
              <table:table-cell office:value-type="float" office:value="118.889">
                <text:p>118.889</text:p>
              </table:table-cell>
              <table:table-cell office:value-type="float" office:value="2.09392">
                <text:p>2.09392</text:p>
              </table:table-cell>
            </table:table-row>
            <table:table-row>
              <table:table-cell office:value-type="float" office:value="116.6">
                <text:p>116.6</text:p>
              </table:table-cell>
              <table:table-cell office:value-type="float" office:value="0.0171826">
                <text:p>0.0171826</text:p>
              </table:table-cell>
              <table:table-cell office:value-type="float" office:value="118.893">
                <text:p>118.893</text:p>
              </table:table-cell>
              <table:table-cell office:value-type="float" office:value="2.09013">
                <text:p>2.09013</text:p>
              </table:table-cell>
            </table:table-row>
            <table:table-row>
              <table:table-cell office:value-type="float" office:value="116.7">
                <text:p>116.7</text:p>
              </table:table-cell>
              <table:table-cell office:value-type="float" office:value="0.0171407">
                <text:p>0.0171407</text:p>
              </table:table-cell>
              <table:table-cell office:value-type="float" office:value="118.897">
                <text:p>118.897</text:p>
              </table:table-cell>
              <table:table-cell office:value-type="float" office:value="2.08635">
                <text:p>2.08635</text:p>
              </table:table-cell>
            </table:table-row>
            <table:table-row>
              <table:table-cell office:value-type="float" office:value="116.8">
                <text:p>116.8</text:p>
              </table:table-cell>
              <table:table-cell office:value-type="float" office:value="0.0170989">
                <text:p>0.0170989</text:p>
              </table:table-cell>
              <table:table-cell office:value-type="float" office:value="118.9">
                <text:p>118.9</text:p>
              </table:table-cell>
              <table:table-cell office:value-type="float" office:value="2.08257">
                <text:p>2.08257</text:p>
              </table:table-cell>
            </table:table-row>
            <table:table-row>
              <table:table-cell office:value-type="float" office:value="116.9">
                <text:p>116.9</text:p>
              </table:table-cell>
              <table:table-cell office:value-type="float" office:value="0.0170572">
                <text:p>0.0170572</text:p>
              </table:table-cell>
              <table:table-cell office:value-type="float" office:value="118.904">
                <text:p>118.904</text:p>
              </table:table-cell>
              <table:table-cell office:value-type="float" office:value="2.0788">
                <text:p>2.078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170156">
                <text:p>0.0170156</text:p>
              </table:table-cell>
              <table:table-cell office:value-type="float" office:value="118.908">
                <text:p>118.908</text:p>
              </table:table-cell>
              <table:table-cell office:value-type="float" office:value="2.07504">
                <text:p>2.07504</text:p>
              </table:table-cell>
            </table:table-row>
            <table:table-row>
              <table:table-cell office:value-type="float" office:value="117.1">
                <text:p>117.1</text:p>
              </table:table-cell>
              <table:table-cell office:value-type="float" office:value="0.0169742">
                <text:p>0.0169742</text:p>
              </table:table-cell>
              <table:table-cell office:value-type="float" office:value="118.912">
                <text:p>118.912</text:p>
              </table:table-cell>
              <table:table-cell office:value-type="float" office:value="2.07128">
                <text:p>2.07128</text:p>
              </table:table-cell>
            </table:table-row>
            <table:table-row>
              <table:table-cell office:value-type="float" office:value="117.2">
                <text:p>117.2</text:p>
              </table:table-cell>
              <table:table-cell office:value-type="float" office:value="0.0169329">
                <text:p>0.0169329</text:p>
              </table:table-cell>
              <table:table-cell office:value-type="float" office:value="118.916">
                <text:p>118.916</text:p>
              </table:table-cell>
              <table:table-cell office:value-type="float" office:value="2.06753">
                <text:p>2.06753</text:p>
              </table:table-cell>
            </table:table-row>
            <table:table-row>
              <table:table-cell office:value-type="float" office:value="117.3">
                <text:p>117.3</text:p>
              </table:table-cell>
              <table:table-cell office:value-type="float" office:value="0.0168917">
                <text:p>0.0168917</text:p>
              </table:table-cell>
              <table:table-cell office:value-type="float" office:value="118.919">
                <text:p>118.919</text:p>
              </table:table-cell>
              <table:table-cell office:value-type="float" office:value="2.06378">
                <text:p>2.06378</text:p>
              </table:table-cell>
            </table:table-row>
            <table:table-row>
              <table:table-cell office:value-type="float" office:value="117.4">
                <text:p>117.4</text:p>
              </table:table-cell>
              <table:table-cell office:value-type="float" office:value="0.0168507">
                <text:p>0.0168507</text:p>
              </table:table-cell>
              <table:table-cell office:value-type="float" office:value="118.923">
                <text:p>118.923</text:p>
              </table:table-cell>
              <table:table-cell office:value-type="float" office:value="2.06004">
                <text:p>2.06004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0.0168097">
                <text:p>0.0168097</text:p>
              </table:table-cell>
              <table:table-cell office:value-type="float" office:value="118.927">
                <text:p>118.927</text:p>
              </table:table-cell>
              <table:table-cell office:value-type="float" office:value="2.05631">
                <text:p>2.05631</text:p>
              </table:table-cell>
            </table:table-row>
            <table:table-row>
              <table:table-cell office:value-type="float" office:value="117.6">
                <text:p>117.6</text:p>
              </table:table-cell>
              <table:table-cell office:value-type="float" office:value="0.0167689">
                <text:p>0.0167689</text:p>
              </table:table-cell>
              <table:table-cell office:value-type="float" office:value="118.931">
                <text:p>118.931</text:p>
              </table:table-cell>
              <table:table-cell office:value-type="float" office:value="2.05258">
                <text:p>2.05258</text:p>
              </table:table-cell>
            </table:table-row>
            <table:table-row>
              <table:table-cell office:value-type="float" office:value="117.7">
                <text:p>117.7</text:p>
              </table:table-cell>
              <table:table-cell office:value-type="float" office:value="0.0167282">
                <text:p>0.0167282</text:p>
              </table:table-cell>
              <table:table-cell office:value-type="float" office:value="118.934">
                <text:p>118.934</text:p>
              </table:table-cell>
              <table:table-cell office:value-type="float" office:value="2.04886">
                <text:p>2.04886</text:p>
              </table:table-cell>
            </table:table-row>
            <table:table-row>
              <table:table-cell office:value-type="float" office:value="117.8">
                <text:p>117.8</text:p>
              </table:table-cell>
              <table:table-cell office:value-type="float" office:value="0.0166877">
                <text:p>0.0166877</text:p>
              </table:table-cell>
              <table:table-cell office:value-type="float" office:value="118.938">
                <text:p>118.938</text:p>
              </table:table-cell>
              <table:table-cell office:value-type="float" office:value="2.04514">
                <text:p>2.04514</text:p>
              </table:table-cell>
            </table:table-row>
            <table:table-row>
              <table:table-cell office:value-type="float" office:value="117.9">
                <text:p>117.9</text:p>
              </table:table-cell>
              <table:table-cell office:value-type="float" office:value="0.0166473">
                <text:p>0.0166473</text:p>
              </table:table-cell>
              <table:table-cell office:value-type="float" office:value="118.942">
                <text:p>118.942</text:p>
              </table:table-cell>
              <table:table-cell office:value-type="float" office:value="2.04144">
                <text:p>2.0414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166069">
                <text:p>0.0166069</text:p>
              </table:table-cell>
              <table:table-cell office:value-type="float" office:value="118.946">
                <text:p>118.946</text:p>
              </table:table-cell>
              <table:table-cell office:value-type="float" office:value="2.03773">
                <text:p>2.03773</text:p>
              </table:table-cell>
            </table:table-row>
            <table:table-row>
              <table:table-cell office:value-type="float" office:value="118.1">
                <text:p>118.1</text:p>
              </table:table-cell>
              <table:table-cell office:value-type="float" office:value="0.0165668">
                <text:p>0.0165668</text:p>
              </table:table-cell>
              <table:table-cell office:value-type="float" office:value="118.949">
                <text:p>118.949</text:p>
              </table:table-cell>
              <table:table-cell office:value-type="float" office:value="2.03404">
                <text:p>2.03404</text:p>
              </table:table-cell>
            </table:table-row>
            <table:table-row>
              <table:table-cell office:value-type="float" office:value="118.2">
                <text:p>118.2</text:p>
              </table:table-cell>
              <table:table-cell office:value-type="float" office:value="0.0165267">
                <text:p>0.0165267</text:p>
              </table:table-cell>
              <table:table-cell office:value-type="float" office:value="118.953">
                <text:p>118.953</text:p>
              </table:table-cell>
              <table:table-cell office:value-type="float" office:value="2.03035">
                <text:p>2.03035</text:p>
              </table:table-cell>
            </table:table-row>
            <table:table-row>
              <table:table-cell office:value-type="float" office:value="118.3">
                <text:p>118.3</text:p>
              </table:table-cell>
              <table:table-cell office:value-type="float" office:value="0.0164868">
                <text:p>0.0164868</text:p>
              </table:table-cell>
              <table:table-cell office:value-type="float" office:value="118.957">
                <text:p>118.957</text:p>
              </table:table-cell>
              <table:table-cell office:value-type="float" office:value="2.02667">
                <text:p>2.02667</text:p>
              </table:table-cell>
            </table:table-row>
            <table:table-row>
              <table:table-cell office:value-type="float" office:value="118.4">
                <text:p>118.4</text:p>
              </table:table-cell>
              <table:table-cell office:value-type="float" office:value="0.0164469">
                <text:p>0.0164469</text:p>
              </table:table-cell>
              <table:table-cell office:value-type="float" office:value="118.961">
                <text:p>118.961</text:p>
              </table:table-cell>
              <table:table-cell office:value-type="float" office:value="2.02299">
                <text:p>2.02299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0.0164072">
                <text:p>0.0164072</text:p>
              </table:table-cell>
              <table:table-cell office:value-type="float" office:value="118.964">
                <text:p>118.964</text:p>
              </table:table-cell>
              <table:table-cell office:value-type="float" office:value="2.01932">
                <text:p>2.01932</text:p>
              </table:table-cell>
            </table:table-row>
            <table:table-row>
              <table:table-cell office:value-type="float" office:value="118.6">
                <text:p>118.6</text:p>
              </table:table-cell>
              <table:table-cell office:value-type="float" office:value="0.0163677">
                <text:p>0.0163677</text:p>
              </table:table-cell>
              <table:table-cell office:value-type="float" office:value="118.968">
                <text:p>118.968</text:p>
              </table:table-cell>
              <table:table-cell office:value-type="float" office:value="2.01565">
                <text:p>2.01565</text:p>
              </table:table-cell>
            </table:table-row>
            <table:table-row>
              <table:table-cell office:value-type="float" office:value="118.7">
                <text:p>118.7</text:p>
              </table:table-cell>
              <table:table-cell office:value-type="float" office:value="0.0163282">
                <text:p>0.0163282</text:p>
              </table:table-cell>
              <table:table-cell office:value-type="float" office:value="118.972">
                <text:p>118.972</text:p>
              </table:table-cell>
              <table:table-cell office:value-type="float" office:value="2.01199">
                <text:p>2.01199</text:p>
              </table:table-cell>
            </table:table-row>
            <table:table-row>
              <table:table-cell office:value-type="float" office:value="118.8">
                <text:p>118.8</text:p>
              </table:table-cell>
              <table:table-cell office:value-type="float" office:value="0.0162888">
                <text:p>0.0162888</text:p>
              </table:table-cell>
              <table:table-cell office:value-type="float" office:value="118.975">
                <text:p>118.975</text:p>
              </table:table-cell>
              <table:table-cell office:value-type="float" office:value="2.00834">
                <text:p>2.00834</text:p>
              </table:table-cell>
            </table:table-row>
            <table:table-row>
              <table:table-cell office:value-type="float" office:value="118.9">
                <text:p>118.9</text:p>
              </table:table-cell>
              <table:table-cell office:value-type="float" office:value="0.0162496">
                <text:p>0.0162496</text:p>
              </table:table-cell>
              <table:table-cell office:value-type="float" office:value="118.979">
                <text:p>118.979</text:p>
              </table:table-cell>
              <table:table-cell office:value-type="float" office:value="2.00469">
                <text:p>2.0046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162105">
                <text:p>0.0162105</text:p>
              </table:table-cell>
              <table:table-cell office:value-type="float" office:value="118.983">
                <text:p>118.983</text:p>
              </table:table-cell>
              <table:table-cell office:value-type="float" office:value="2.00105">
                <text:p>2.00105</text:p>
              </table:table-cell>
            </table:table-row>
            <table:table-row>
              <table:table-cell office:value-type="float" office:value="119.1">
                <text:p>119.1</text:p>
              </table:table-cell>
              <table:table-cell office:value-type="float" office:value="0.0161715">
                <text:p>0.0161715</text:p>
              </table:table-cell>
              <table:table-cell office:value-type="float" office:value="118.986">
                <text:p>118.986</text:p>
              </table:table-cell>
              <table:table-cell office:value-type="float" office:value="1.99742">
                <text:p>1.99742</text:p>
              </table:table-cell>
            </table:table-row>
            <table:table-row>
              <table:table-cell office:value-type="float" office:value="119.2">
                <text:p>119.2</text:p>
              </table:table-cell>
              <table:table-cell office:value-type="float" office:value="0.0161327">
                <text:p>0.0161327</text:p>
              </table:table-cell>
              <table:table-cell office:value-type="float" office:value="118.99">
                <text:p>118.99</text:p>
              </table:table-cell>
              <table:table-cell office:value-type="float" office:value="1.99379">
                <text:p>1.99379</text:p>
              </table:table-cell>
            </table:table-row>
            <table:table-row>
              <table:table-cell office:value-type="float" office:value="119.3">
                <text:p>119.3</text:p>
              </table:table-cell>
              <table:table-cell office:value-type="float" office:value="0.0160939">
                <text:p>0.0160939</text:p>
              </table:table-cell>
              <table:table-cell office:value-type="float" office:value="118.994">
                <text:p>118.994</text:p>
              </table:table-cell>
              <table:table-cell office:value-type="float" office:value="1.99017">
                <text:p>1.99017</text:p>
              </table:table-cell>
            </table:table-row>
            <table:table-row>
              <table:table-cell office:value-type="float" office:value="119.4">
                <text:p>119.4</text:p>
              </table:table-cell>
              <table:table-cell office:value-type="float" office:value="0.0160553">
                <text:p>0.0160553</text:p>
              </table:table-cell>
              <table:table-cell office:value-type="float" office:value="118.997">
                <text:p>118.997</text:p>
              </table:table-cell>
              <table:table-cell office:value-type="float" office:value="1.98655">
                <text:p>1.98655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0.0160168">
                <text:p>0.0160168</text:p>
              </table:table-cell>
              <table:table-cell office:value-type="float" office:value="119.001">
                <text:p>119.001</text:p>
              </table:table-cell>
              <table:table-cell office:value-type="float" office:value="1.98294">
                <text:p>1.98294</text:p>
              </table:table-cell>
            </table:table-row>
            <table:table-row>
              <table:table-cell office:value-type="float" office:value="119.6">
                <text:p>119.6</text:p>
              </table:table-cell>
              <table:table-cell office:value-type="float" office:value="0.0159783">
                <text:p>0.0159783</text:p>
              </table:table-cell>
              <table:table-cell office:value-type="float" office:value="119.005">
                <text:p>119.005</text:p>
              </table:table-cell>
              <table:table-cell office:value-type="float" office:value="1.97934">
                <text:p>1.97934</text:p>
              </table:table-cell>
            </table:table-row>
            <table:table-row>
              <table:table-cell office:value-type="float" office:value="119.7">
                <text:p>119.7</text:p>
              </table:table-cell>
              <table:table-cell office:value-type="float" office:value="0.0159401">
                <text:p>0.0159401</text:p>
              </table:table-cell>
              <table:table-cell office:value-type="float" office:value="119.008">
                <text:p>119.008</text:p>
              </table:table-cell>
              <table:table-cell office:value-type="float" office:value="1.97574">
                <text:p>1.97574</text:p>
              </table:table-cell>
            </table:table-row>
            <table:table-row>
              <table:table-cell office:value-type="float" office:value="119.8">
                <text:p>119.8</text:p>
              </table:table-cell>
              <table:table-cell office:value-type="float" office:value="0.0159019">
                <text:p>0.0159019</text:p>
              </table:table-cell>
              <table:table-cell office:value-type="float" office:value="119.012">
                <text:p>119.012</text:p>
              </table:table-cell>
              <table:table-cell office:value-type="float" office:value="1.97215">
                <text:p>1.97215</text:p>
              </table:table-cell>
            </table:table-row>
            <table:table-row>
              <table:table-cell office:value-type="float" office:value="119.9">
                <text:p>119.9</text:p>
              </table:table-cell>
              <table:table-cell office:value-type="float" office:value="0.0158638">
                <text:p>0.0158638</text:p>
              </table:table-cell>
              <table:table-cell office:value-type="float" office:value="119.016">
                <text:p>119.016</text:p>
              </table:table-cell>
              <table:table-cell office:value-type="float" office:value="1.96856">
                <text:p>1.9685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158259">
                <text:p>0.0158259</text:p>
              </table:table-cell>
              <table:table-cell office:value-type="float" office:value="119.019">
                <text:p>119.019</text:p>
              </table:table-cell>
              <table:table-cell office:value-type="float" office:value="1.96499">
                <text:p>1.96499</text:p>
              </table:table-cell>
            </table:table-row>
            <table:table-row>
              <table:table-cell office:value-type="float" office:value="120.1">
                <text:p>120.1</text:p>
              </table:table-cell>
              <table:table-cell office:value-type="float" office:value="0.0157881">
                <text:p>0.0157881</text:p>
              </table:table-cell>
              <table:table-cell office:value-type="float" office:value="119.023">
                <text:p>119.023</text:p>
              </table:table-cell>
              <table:table-cell office:value-type="float" office:value="1.96141">
                <text:p>1.96141</text:p>
              </table:table-cell>
            </table:table-row>
            <table:table-row>
              <table:table-cell office:value-type="float" office:value="120.2">
                <text:p>120.2</text:p>
              </table:table-cell>
              <table:table-cell office:value-type="float" office:value="0.0157503">
                <text:p>0.0157503</text:p>
              </table:table-cell>
              <table:table-cell office:value-type="float" office:value="119.026">
                <text:p>119.026</text:p>
              </table:table-cell>
              <table:table-cell office:value-type="float" office:value="1.95784">
                <text:p>1.95784</text:p>
              </table:table-cell>
            </table:table-row>
            <table:table-row>
              <table:table-cell office:value-type="float" office:value="120.3">
                <text:p>120.3</text:p>
              </table:table-cell>
              <table:table-cell office:value-type="float" office:value="0.0157127">
                <text:p>0.0157127</text:p>
              </table:table-cell>
              <table:table-cell office:value-type="float" office:value="119.03">
                <text:p>119.03</text:p>
              </table:table-cell>
              <table:table-cell office:value-type="float" office:value="1.95428">
                <text:p>1.95428</text:p>
              </table:table-cell>
            </table:table-row>
            <table:table-row>
              <table:table-cell office:value-type="float" office:value="120.4">
                <text:p>120.4</text:p>
              </table:table-cell>
              <table:table-cell office:value-type="float" office:value="0.0156752">
                <text:p>0.0156752</text:p>
              </table:table-cell>
              <table:table-cell office:value-type="float" office:value="119.034">
                <text:p>119.034</text:p>
              </table:table-cell>
              <table:table-cell office:value-type="float" office:value="1.95073">
                <text:p>1.95073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0.0156379">
                <text:p>0.0156379</text:p>
              </table:table-cell>
              <table:table-cell office:value-type="float" office:value="119.037">
                <text:p>119.037</text:p>
              </table:table-cell>
              <table:table-cell office:value-type="float" office:value="1.94718">
                <text:p>1.94718</text:p>
              </table:table-cell>
            </table:table-row>
            <table:table-row>
              <table:table-cell office:value-type="float" office:value="120.6">
                <text:p>120.6</text:p>
              </table:table-cell>
              <table:table-cell office:value-type="float" office:value="0.0156006">
                <text:p>0.0156006</text:p>
              </table:table-cell>
              <table:table-cell office:value-type="float" office:value="119.041">
                <text:p>119.041</text:p>
              </table:table-cell>
              <table:table-cell office:value-type="float" office:value="1.94364">
                <text:p>1.94364</text:p>
              </table:table-cell>
            </table:table-row>
            <table:table-row>
              <table:table-cell office:value-type="float" office:value="120.7">
                <text:p>120.7</text:p>
              </table:table-cell>
              <table:table-cell office:value-type="float" office:value="0.0155634">
                <text:p>0.0155634</text:p>
              </table:table-cell>
              <table:table-cell office:value-type="float" office:value="119.044">
                <text:p>119.044</text:p>
              </table:table-cell>
              <table:table-cell office:value-type="float" office:value="1.9401">
                <text:p>1.9401</text:p>
              </table:table-cell>
            </table:table-row>
            <table:table-row>
              <table:table-cell office:value-type="float" office:value="120.8">
                <text:p>120.8</text:p>
              </table:table-cell>
              <table:table-cell office:value-type="float" office:value="0.0155264">
                <text:p>0.0155264</text:p>
              </table:table-cell>
              <table:table-cell office:value-type="float" office:value="119.048">
                <text:p>119.048</text:p>
              </table:table-cell>
              <table:table-cell office:value-type="float" office:value="1.93657">
                <text:p>1.93657</text:p>
              </table:table-cell>
            </table:table-row>
            <table:table-row>
              <table:table-cell office:value-type="float" office:value="120.9">
                <text:p>120.9</text:p>
              </table:table-cell>
              <table:table-cell office:value-type="float" office:value="0.0154894">
                <text:p>0.0154894</text:p>
              </table:table-cell>
              <table:table-cell office:value-type="float" office:value="119.051">
                <text:p>119.051</text:p>
              </table:table-cell>
              <table:table-cell office:value-type="float" office:value="1.93304">
                <text:p>1.9330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154526">
                <text:p>0.0154526</text:p>
              </table:table-cell>
              <table:table-cell office:value-type="float" office:value="119.055">
                <text:p>119.055</text:p>
              </table:table-cell>
              <table:table-cell office:value-type="float" office:value="1.92952">
                <text:p>1.92952</text:p>
              </table:table-cell>
            </table:table-row>
            <table:table-row>
              <table:table-cell office:value-type="float" office:value="121.1">
                <text:p>121.1</text:p>
              </table:table-cell>
              <table:table-cell office:value-type="float" office:value="0.0154159">
                <text:p>0.0154159</text:p>
              </table:table-cell>
              <table:table-cell office:value-type="float" office:value="119.059">
                <text:p>119.059</text:p>
              </table:table-cell>
              <table:table-cell office:value-type="float" office:value="1.92601">
                <text:p>1.92601</text:p>
              </table:table-cell>
            </table:table-row>
            <table:table-row>
              <table:table-cell office:value-type="float" office:value="121.2">
                <text:p>121.2</text:p>
              </table:table-cell>
              <table:table-cell office:value-type="float" office:value="0.0153793">
                <text:p>0.0153793</text:p>
              </table:table-cell>
              <table:table-cell office:value-type="float" office:value="119.062">
                <text:p>119.062</text:p>
              </table:table-cell>
              <table:table-cell office:value-type="float" office:value="1.9225">
                <text:p>1.9225</text:p>
              </table:table-cell>
            </table:table-row>
            <table:table-row>
              <table:table-cell office:value-type="float" office:value="121.3">
                <text:p>121.3</text:p>
              </table:table-cell>
              <table:table-cell office:value-type="float" office:value="0.0153428">
                <text:p>0.0153428</text:p>
              </table:table-cell>
              <table:table-cell office:value-type="float" office:value="119.066">
                <text:p>119.066</text:p>
              </table:table-cell>
              <table:table-cell office:value-type="float" office:value="1.919">
                <text:p>1.919</text:p>
              </table:table-cell>
            </table:table-row>
            <table:table-row>
              <table:table-cell office:value-type="float" office:value="121.4">
                <text:p>121.4</text:p>
              </table:table-cell>
              <table:table-cell office:value-type="float" office:value="0.0153064">
                <text:p>0.0153064</text:p>
              </table:table-cell>
              <table:table-cell office:value-type="float" office:value="119.069">
                <text:p>119.069</text:p>
              </table:table-cell>
              <table:table-cell office:value-type="float" office:value="1.91551">
                <text:p>1.91551</text:p>
              </table:table-cell>
            </table:table-row>
            <table:table-row>
              <table:table-cell office:value-type="float" office:value="121.5">
                <text:p>121.5</text:p>
              </table:table-cell>
              <table:table-cell office:value-type="float" office:value="0.0152701">
                <text:p>0.0152701</text:p>
              </table:table-cell>
              <table:table-cell office:value-type="float" office:value="119.073">
                <text:p>119.073</text:p>
              </table:table-cell>
              <table:table-cell office:value-type="float" office:value="1.91202">
                <text:p>1.91202</text:p>
              </table:table-cell>
            </table:table-row>
            <table:table-row>
              <table:table-cell office:value-type="float" office:value="121.6">
                <text:p>121.6</text:p>
              </table:table-cell>
              <table:table-cell office:value-type="float" office:value="0.0152339">
                <text:p>0.0152339</text:p>
              </table:table-cell>
              <table:table-cell office:value-type="float" office:value="119.076">
                <text:p>119.076</text:p>
              </table:table-cell>
              <table:table-cell office:value-type="float" office:value="1.90853">
                <text:p>1.90853</text:p>
              </table:table-cell>
            </table:table-row>
            <table:table-row>
              <table:table-cell office:value-type="float" office:value="121.7">
                <text:p>121.7</text:p>
              </table:table-cell>
              <table:table-cell office:value-type="float" office:value="0.0151979">
                <text:p>0.0151979</text:p>
              </table:table-cell>
              <table:table-cell office:value-type="float" office:value="119.08">
                <text:p>119.08</text:p>
              </table:table-cell>
              <table:table-cell office:value-type="float" office:value="1.90506">
                <text:p>1.90506</text:p>
              </table:table-cell>
            </table:table-row>
            <table:table-row>
              <table:table-cell office:value-type="float" office:value="121.8">
                <text:p>121.8</text:p>
              </table:table-cell>
              <table:table-cell office:value-type="float" office:value="0.0151619">
                <text:p>0.0151619</text:p>
              </table:table-cell>
              <table:table-cell office:value-type="float" office:value="119.083">
                <text:p>119.083</text:p>
              </table:table-cell>
              <table:table-cell office:value-type="float" office:value="1.90158">
                <text:p>1.90158</text:p>
              </table:table-cell>
            </table:table-row>
            <table:table-row>
              <table:table-cell office:value-type="float" office:value="121.9">
                <text:p>121.9</text:p>
              </table:table-cell>
              <table:table-cell office:value-type="float" office:value="0.015126">
                <text:p>0.015126</text:p>
              </table:table-cell>
              <table:table-cell office:value-type="float" office:value="119.087">
                <text:p>119.087</text:p>
              </table:table-cell>
              <table:table-cell office:value-type="float" office:value="1.89812">
                <text:p>1.8981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150903">
                <text:p>0.0150903</text:p>
              </table:table-cell>
              <table:table-cell office:value-type="float" office:value="119.09">
                <text:p>119.09</text:p>
              </table:table-cell>
              <table:table-cell office:value-type="float" office:value="1.89466">
                <text:p>1.89466</text:p>
              </table:table-cell>
            </table:table-row>
            <table:table-row>
              <table:table-cell office:value-type="float" office:value="122.1">
                <text:p>122.1</text:p>
              </table:table-cell>
              <table:table-cell office:value-type="float" office:value="0.0150546">
                <text:p>0.0150546</text:p>
              </table:table-cell>
              <table:table-cell office:value-type="float" office:value="119.094">
                <text:p>119.094</text:p>
              </table:table-cell>
              <table:table-cell office:value-type="float" office:value="1.8912">
                <text:p>1.8912</text:p>
              </table:table-cell>
            </table:table-row>
            <table:table-row>
              <table:table-cell office:value-type="float" office:value="122.2">
                <text:p>122.2</text:p>
              </table:table-cell>
              <table:table-cell office:value-type="float" office:value="0.0150191">
                <text:p>0.0150191</text:p>
              </table:table-cell>
              <table:table-cell office:value-type="float" office:value="119.097">
                <text:p>119.097</text:p>
              </table:table-cell>
              <table:table-cell office:value-type="float" office:value="1.88776">
                <text:p>1.88776</text:p>
              </table:table-cell>
            </table:table-row>
            <table:table-row>
              <table:table-cell office:value-type="float" office:value="122.3">
                <text:p>122.3</text:p>
              </table:table-cell>
              <table:table-cell office:value-type="float" office:value="0.0149837">
                <text:p>0.0149837</text:p>
              </table:table-cell>
              <table:table-cell office:value-type="float" office:value="119.101">
                <text:p>119.101</text:p>
              </table:table-cell>
              <table:table-cell office:value-type="float" office:value="1.88431">
                <text:p>1.88431</text:p>
              </table:table-cell>
            </table:table-row>
            <table:table-row>
              <table:table-cell office:value-type="float" office:value="122.4">
                <text:p>122.4</text:p>
              </table:table-cell>
              <table:table-cell office:value-type="float" office:value="0.0149483">
                <text:p>0.0149483</text:p>
              </table:table-cell>
              <table:table-cell office:value-type="float" office:value="119.104">
                <text:p>119.104</text:p>
              </table:table-cell>
              <table:table-cell office:value-type="float" office:value="1.88088">
                <text:p>1.88088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0.0149131">
                <text:p>0.0149131</text:p>
              </table:table-cell>
              <table:table-cell office:value-type="float" office:value="119.108">
                <text:p>119.108</text:p>
              </table:table-cell>
              <table:table-cell office:value-type="float" office:value="1.87745">
                <text:p>1.87745</text:p>
              </table:table-cell>
            </table:table-row>
            <table:table-row>
              <table:table-cell office:value-type="float" office:value="122.6">
                <text:p>122.6</text:p>
              </table:table-cell>
              <table:table-cell office:value-type="float" office:value="0.014878">
                <text:p>0.014878</text:p>
              </table:table-cell>
              <table:table-cell office:value-type="float" office:value="119.111">
                <text:p>119.111</text:p>
              </table:table-cell>
              <table:table-cell office:value-type="float" office:value="1.87402">
                <text:p>1.87402</text:p>
              </table:table-cell>
            </table:table-row>
            <table:table-row>
              <table:table-cell office:value-type="float" office:value="122.7">
                <text:p>122.7</text:p>
              </table:table-cell>
              <table:table-cell office:value-type="float" office:value="0.014843">
                <text:p>0.014843</text:p>
              </table:table-cell>
              <table:table-cell office:value-type="float" office:value="119.115">
                <text:p>119.115</text:p>
              </table:table-cell>
              <table:table-cell office:value-type="float" office:value="1.8706">
                <text:p>1.8706</text:p>
              </table:table-cell>
            </table:table-row>
            <table:table-row>
              <table:table-cell office:value-type="float" office:value="122.8">
                <text:p>122.8</text:p>
              </table:table-cell>
              <table:table-cell office:value-type="float" office:value="0.0148081">
                <text:p>0.0148081</text:p>
              </table:table-cell>
              <table:table-cell office:value-type="float" office:value="119.118">
                <text:p>119.118</text:p>
              </table:table-cell>
              <table:table-cell office:value-type="float" office:value="1.86719">
                <text:p>1.86719</text:p>
              </table:table-cell>
            </table:table-row>
            <table:table-row>
              <table:table-cell office:value-type="float" office:value="122.9">
                <text:p>122.9</text:p>
              </table:table-cell>
              <table:table-cell office:value-type="float" office:value="0.0147732">
                <text:p>0.0147732</text:p>
              </table:table-cell>
              <table:table-cell office:value-type="float" office:value="119.121">
                <text:p>119.121</text:p>
              </table:table-cell>
              <table:table-cell office:value-type="float" office:value="1.86378">
                <text:p>1.8637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147385">
                <text:p>0.0147385</text:p>
              </table:table-cell>
              <table:table-cell office:value-type="float" office:value="119.125">
                <text:p>119.125</text:p>
              </table:table-cell>
              <table:table-cell office:value-type="float" office:value="1.86038">
                <text:p>1.86038</text:p>
              </table:table-cell>
            </table:table-row>
            <table:table-row>
              <table:table-cell office:value-type="float" office:value="123.1">
                <text:p>123.1</text:p>
              </table:table-cell>
              <table:table-cell office:value-type="float" office:value="0.0147039">
                <text:p>0.0147039</text:p>
              </table:table-cell>
              <table:table-cell office:value-type="float" office:value="119.128">
                <text:p>119.128</text:p>
              </table:table-cell>
              <table:table-cell office:value-type="float" office:value="1.85699">
                <text:p>1.85699</text:p>
              </table:table-cell>
            </table:table-row>
            <table:table-row>
              <table:table-cell office:value-type="float" office:value="123.2">
                <text:p>123.2</text:p>
              </table:table-cell>
              <table:table-cell office:value-type="float" office:value="0.0146694">
                <text:p>0.0146694</text:p>
              </table:table-cell>
              <table:table-cell office:value-type="float" office:value="119.132">
                <text:p>119.132</text:p>
              </table:table-cell>
              <table:table-cell office:value-type="float" office:value="1.8536">
                <text:p>1.8536</text:p>
              </table:table-cell>
            </table:table-row>
            <table:table-row>
              <table:table-cell office:value-type="float" office:value="123.3">
                <text:p>123.3</text:p>
              </table:table-cell>
              <table:table-cell office:value-type="float" office:value="0.014635">
                <text:p>0.014635</text:p>
              </table:table-cell>
              <table:table-cell office:value-type="float" office:value="119.135">
                <text:p>119.135</text:p>
              </table:table-cell>
              <table:table-cell office:value-type="float" office:value="1.85021">
                <text:p>1.85021</text:p>
              </table:table-cell>
            </table:table-row>
            <table:table-row>
              <table:table-cell office:value-type="float" office:value="123.4">
                <text:p>123.4</text:p>
              </table:table-cell>
              <table:table-cell office:value-type="float" office:value="0.0146007">
                <text:p>0.0146007</text:p>
              </table:table-cell>
              <table:table-cell office:value-type="float" office:value="119.139">
                <text:p>119.139</text:p>
              </table:table-cell>
              <table:table-cell office:value-type="float" office:value="1.84684">
                <text:p>1.84684</text:p>
              </table:table-cell>
            </table:table-row>
            <table:table-row>
              <table:table-cell office:value-type="float" office:value="123.5">
                <text:p>123.5</text:p>
              </table:table-cell>
              <table:table-cell office:value-type="float" office:value="0.0145665">
                <text:p>0.0145665</text:p>
              </table:table-cell>
              <table:table-cell office:value-type="float" office:value="119.142">
                <text:p>119.142</text:p>
              </table:table-cell>
              <table:table-cell office:value-type="float" office:value="1.84346">
                <text:p>1.84346</text:p>
              </table:table-cell>
            </table:table-row>
            <table:table-row>
              <table:table-cell office:value-type="float" office:value="123.6">
                <text:p>123.6</text:p>
              </table:table-cell>
              <table:table-cell office:value-type="float" office:value="0.0145324">
                <text:p>0.0145324</text:p>
              </table:table-cell>
              <table:table-cell office:value-type="float" office:value="119.145">
                <text:p>119.145</text:p>
              </table:table-cell>
              <table:table-cell office:value-type="float" office:value="1.8401">
                <text:p>1.8401</text:p>
              </table:table-cell>
            </table:table-row>
            <table:table-row>
              <table:table-cell office:value-type="float" office:value="123.7">
                <text:p>123.7</text:p>
              </table:table-cell>
              <table:table-cell office:value-type="float" office:value="0.0144984">
                <text:p>0.0144984</text:p>
              </table:table-cell>
              <table:table-cell office:value-type="float" office:value="119.149">
                <text:p>119.149</text:p>
              </table:table-cell>
              <table:table-cell office:value-type="float" office:value="1.83674">
                <text:p>1.83674</text:p>
              </table:table-cell>
            </table:table-row>
            <table:table-row>
              <table:table-cell office:value-type="float" office:value="123.8">
                <text:p>123.8</text:p>
              </table:table-cell>
              <table:table-cell office:value-type="float" office:value="0.0144645">
                <text:p>0.0144645</text:p>
              </table:table-cell>
              <table:table-cell office:value-type="float" office:value="119.152">
                <text:p>119.152</text:p>
              </table:table-cell>
              <table:table-cell office:value-type="float" office:value="1.83338">
                <text:p>1.83338</text:p>
              </table:table-cell>
            </table:table-row>
            <table:table-row>
              <table:table-cell office:value-type="float" office:value="123.9">
                <text:p>123.9</text:p>
              </table:table-cell>
              <table:table-cell office:value-type="float" office:value="0.0144307">
                <text:p>0.0144307</text:p>
              </table:table-cell>
              <table:table-cell office:value-type="float" office:value="119.156">
                <text:p>119.156</text:p>
              </table:table-cell>
              <table:table-cell office:value-type="float" office:value="1.83003">
                <text:p>1.8300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143969">
                <text:p>0.0143969</text:p>
              </table:table-cell>
              <table:table-cell office:value-type="float" office:value="119.159">
                <text:p>119.159</text:p>
              </table:table-cell>
              <table:table-cell office:value-type="float" office:value="1.82669">
                <text:p>1.82669</text:p>
              </table:table-cell>
            </table:table-row>
            <table:table-row>
              <table:table-cell office:value-type="float" office:value="124.1">
                <text:p>124.1</text:p>
              </table:table-cell>
              <table:table-cell office:value-type="float" office:value="0.0143633">
                <text:p>0.0143633</text:p>
              </table:table-cell>
              <table:table-cell office:value-type="float" office:value="119.162">
                <text:p>119.162</text:p>
              </table:table-cell>
              <table:table-cell office:value-type="float" office:value="1.82335">
                <text:p>1.82335</text:p>
              </table:table-cell>
            </table:table-row>
            <table:table-row>
              <table:table-cell office:value-type="float" office:value="124.2">
                <text:p>124.2</text:p>
              </table:table-cell>
              <table:table-cell office:value-type="float" office:value="0.0143298">
                <text:p>0.0143298</text:p>
              </table:table-cell>
              <table:table-cell office:value-type="float" office:value="119.166">
                <text:p>119.166</text:p>
              </table:table-cell>
              <table:table-cell office:value-type="float" office:value="1.82002">
                <text:p>1.82002</text:p>
              </table:table-cell>
            </table:table-row>
            <table:table-row>
              <table:table-cell office:value-type="float" office:value="124.3">
                <text:p>124.3</text:p>
              </table:table-cell>
              <table:table-cell office:value-type="float" office:value="0.0142964">
                <text:p>0.0142964</text:p>
              </table:table-cell>
              <table:table-cell office:value-type="float" office:value="119.169">
                <text:p>119.169</text:p>
              </table:table-cell>
              <table:table-cell office:value-type="float" office:value="1.81669">
                <text:p>1.81669</text:p>
              </table:table-cell>
            </table:table-row>
            <table:table-row>
              <table:table-cell office:value-type="float" office:value="124.4">
                <text:p>124.4</text:p>
              </table:table-cell>
              <table:table-cell office:value-type="float" office:value="0.0142631">
                <text:p>0.0142631</text:p>
              </table:table-cell>
              <table:table-cell office:value-type="float" office:value="119.172">
                <text:p>119.172</text:p>
              </table:table-cell>
              <table:table-cell office:value-type="float" office:value="1.81337">
                <text:p>1.81337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0.0142299">
                <text:p>0.0142299</text:p>
              </table:table-cell>
              <table:table-cell office:value-type="float" office:value="119.176">
                <text:p>119.176</text:p>
              </table:table-cell>
              <table:table-cell office:value-type="float" office:value="1.81006">
                <text:p>1.81006</text:p>
              </table:table-cell>
            </table:table-row>
            <table:table-row>
              <table:table-cell office:value-type="float" office:value="124.6">
                <text:p>124.6</text:p>
              </table:table-cell>
              <table:table-cell office:value-type="float" office:value="0.0141967">
                <text:p>0.0141967</text:p>
              </table:table-cell>
              <table:table-cell office:value-type="float" office:value="119.179">
                <text:p>119.179</text:p>
              </table:table-cell>
              <table:table-cell office:value-type="float" office:value="1.80675">
                <text:p>1.80675</text:p>
              </table:table-cell>
            </table:table-row>
            <table:table-row>
              <table:table-cell office:value-type="float" office:value="124.7">
                <text:p>124.7</text:p>
              </table:table-cell>
              <table:table-cell office:value-type="float" office:value="0.0141637">
                <text:p>0.0141637</text:p>
              </table:table-cell>
              <table:table-cell office:value-type="float" office:value="119.182">
                <text:p>119.182</text:p>
              </table:table-cell>
              <table:table-cell office:value-type="float" office:value="1.80345">
                <text:p>1.80345</text:p>
              </table:table-cell>
            </table:table-row>
            <table:table-row>
              <table:table-cell office:value-type="float" office:value="124.8">
                <text:p>124.8</text:p>
              </table:table-cell>
              <table:table-cell office:value-type="float" office:value="0.0141308">
                <text:p>0.0141308</text:p>
              </table:table-cell>
              <table:table-cell office:value-type="float" office:value="119.186">
                <text:p>119.186</text:p>
              </table:table-cell>
              <table:table-cell office:value-type="float" office:value="1.80015">
                <text:p>1.80015</text:p>
              </table:table-cell>
            </table:table-row>
            <table:table-row>
              <table:table-cell office:value-type="float" office:value="124.9">
                <text:p>124.9</text:p>
              </table:table-cell>
              <table:table-cell office:value-type="float" office:value="0.0140979">
                <text:p>0.0140979</text:p>
              </table:table-cell>
              <table:table-cell office:value-type="float" office:value="119.189">
                <text:p>119.189</text:p>
              </table:table-cell>
              <table:table-cell office:value-type="float" office:value="1.79686">
                <text:p>1.7968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140652">
                <text:p>0.0140652</text:p>
              </table:table-cell>
              <table:table-cell office:value-type="float" office:value="119.192">
                <text:p>119.192</text:p>
              </table:table-cell>
              <table:table-cell office:value-type="float" office:value="1.79357">
                <text:p>1.79357</text:p>
              </table:table-cell>
            </table:table-row>
            <table:table-row>
              <table:table-cell office:value-type="float" office:value="125.1">
                <text:p>125.1</text:p>
              </table:table-cell>
              <table:table-cell office:value-type="float" office:value="0.0140325">
                <text:p>0.0140325</text:p>
              </table:table-cell>
              <table:table-cell office:value-type="float" office:value="119.196">
                <text:p>119.196</text:p>
              </table:table-cell>
              <table:table-cell office:value-type="float" office:value="1.79029">
                <text:p>1.79029</text:p>
              </table:table-cell>
            </table:table-row>
            <table:table-row>
              <table:table-cell office:value-type="float" office:value="125.2">
                <text:p>125.2</text:p>
              </table:table-cell>
              <table:table-cell office:value-type="float" office:value="0.014">
                <text:p>0.014</text:p>
              </table:table-cell>
              <table:table-cell office:value-type="float" office:value="119.199">
                <text:p>119.199</text:p>
              </table:table-cell>
              <table:table-cell office:value-type="float" office:value="1.78702">
                <text:p>1.78702</text:p>
              </table:table-cell>
            </table:table-row>
            <table:table-row>
              <table:table-cell office:value-type="float" office:value="125.3">
                <text:p>125.3</text:p>
              </table:table-cell>
              <table:table-cell office:value-type="float" office:value="0.0139675">
                <text:p>0.0139675</text:p>
              </table:table-cell>
              <table:table-cell office:value-type="float" office:value="119.202">
                <text:p>119.202</text:p>
              </table:table-cell>
              <table:table-cell office:value-type="float" office:value="1.78375">
                <text:p>1.78375</text:p>
              </table:table-cell>
            </table:table-row>
            <table:table-row>
              <table:table-cell office:value-type="float" office:value="125.4">
                <text:p>125.4</text:p>
              </table:table-cell>
              <table:table-cell office:value-type="float" office:value="0.0139351">
                <text:p>0.0139351</text:p>
              </table:table-cell>
              <table:table-cell office:value-type="float" office:value="119.206">
                <text:p>119.206</text:p>
              </table:table-cell>
              <table:table-cell office:value-type="float" office:value="1.78048">
                <text:p>1.78048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0.0139029">
                <text:p>0.0139029</text:p>
              </table:table-cell>
              <table:table-cell office:value-type="float" office:value="119.209">
                <text:p>119.209</text:p>
              </table:table-cell>
              <table:table-cell office:value-type="float" office:value="1.77722">
                <text:p>1.77722</text:p>
              </table:table-cell>
            </table:table-row>
            <table:table-row>
              <table:table-cell office:value-type="float" office:value="125.6">
                <text:p>125.6</text:p>
              </table:table-cell>
              <table:table-cell office:value-type="float" office:value="0.0138707">
                <text:p>0.0138707</text:p>
              </table:table-cell>
              <table:table-cell office:value-type="float" office:value="119.212">
                <text:p>119.212</text:p>
              </table:table-cell>
              <table:table-cell office:value-type="float" office:value="1.77397">
                <text:p>1.77397</text:p>
              </table:table-cell>
            </table:table-row>
            <table:table-row>
              <table:table-cell office:value-type="float" office:value="125.7">
                <text:p>125.7</text:p>
              </table:table-cell>
              <table:table-cell office:value-type="float" office:value="0.0138386">
                <text:p>0.0138386</text:p>
              </table:table-cell>
              <table:table-cell office:value-type="float" office:value="119.215">
                <text:p>119.215</text:p>
              </table:table-cell>
              <table:table-cell office:value-type="float" office:value="1.77073">
                <text:p>1.77073</text:p>
              </table:table-cell>
            </table:table-row>
            <table:table-row>
              <table:table-cell office:value-type="float" office:value="125.8">
                <text:p>125.8</text:p>
              </table:table-cell>
              <table:table-cell office:value-type="float" office:value="0.0138066">
                <text:p>0.0138066</text:p>
              </table:table-cell>
              <table:table-cell office:value-type="float" office:value="119.219">
                <text:p>119.219</text:p>
              </table:table-cell>
              <table:table-cell office:value-type="float" office:value="1.76748">
                <text:p>1.76748</text:p>
              </table:table-cell>
            </table:table-row>
            <table:table-row>
              <table:table-cell office:value-type="float" office:value="125.9">
                <text:p>125.9</text:p>
              </table:table-cell>
              <table:table-cell office:value-type="float" office:value="0.0137747">
                <text:p>0.0137747</text:p>
              </table:table-cell>
              <table:table-cell office:value-type="float" office:value="119.222">
                <text:p>119.222</text:p>
              </table:table-cell>
              <table:table-cell office:value-type="float" office:value="1.76425">
                <text:p>1.7642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137429">
                <text:p>0.0137429</text:p>
              </table:table-cell>
              <table:table-cell office:value-type="float" office:value="119.225">
                <text:p>119.225</text:p>
              </table:table-cell>
              <table:table-cell office:value-type="float" office:value="1.76102">
                <text:p>1.76102</text:p>
              </table:table-cell>
            </table:table-row>
            <table:table-row>
              <table:table-cell office:value-type="float" office:value="126.1">
                <text:p>126.1</text:p>
              </table:table-cell>
              <table:table-cell office:value-type="float" office:value="0.0137112">
                <text:p>0.0137112</text:p>
              </table:table-cell>
              <table:table-cell office:value-type="float" office:value="119.228">
                <text:p>119.228</text:p>
              </table:table-cell>
              <table:table-cell office:value-type="float" office:value="1.75779">
                <text:p>1.75779</text:p>
              </table:table-cell>
            </table:table-row>
            <table:table-row>
              <table:table-cell office:value-type="float" office:value="126.2">
                <text:p>126.2</text:p>
              </table:table-cell>
              <table:table-cell office:value-type="float" office:value="0.0136795">
                <text:p>0.0136795</text:p>
              </table:table-cell>
              <table:table-cell office:value-type="float" office:value="119.232">
                <text:p>119.232</text:p>
              </table:table-cell>
              <table:table-cell office:value-type="float" office:value="1.75458">
                <text:p>1.75458</text:p>
              </table:table-cell>
            </table:table-row>
            <table:table-row>
              <table:table-cell office:value-type="float" office:value="126.3">
                <text:p>126.3</text:p>
              </table:table-cell>
              <table:table-cell office:value-type="float" office:value="0.013648">
                <text:p>0.013648</text:p>
              </table:table-cell>
              <table:table-cell office:value-type="float" office:value="119.235">
                <text:p>119.235</text:p>
              </table:table-cell>
              <table:table-cell office:value-type="float" office:value="1.75136">
                <text:p>1.75136</text:p>
              </table:table-cell>
            </table:table-row>
            <table:table-row>
              <table:table-cell office:value-type="float" office:value="126.4">
                <text:p>126.4</text:p>
              </table:table-cell>
              <table:table-cell office:value-type="float" office:value="0.0136165">
                <text:p>0.0136165</text:p>
              </table:table-cell>
              <table:table-cell office:value-type="float" office:value="119.238">
                <text:p>119.238</text:p>
              </table:table-cell>
              <table:table-cell office:value-type="float" office:value="1.74815">
                <text:p>1.74815</text:p>
              </table:table-cell>
            </table:table-row>
            <table:table-row>
              <table:table-cell office:value-type="float" office:value="126.5">
                <text:p>126.5</text:p>
              </table:table-cell>
              <table:table-cell office:value-type="float" office:value="0.0135852">
                <text:p>0.0135852</text:p>
              </table:table-cell>
              <table:table-cell office:value-type="float" office:value="119.241">
                <text:p>119.241</text:p>
              </table:table-cell>
              <table:table-cell office:value-type="float" office:value="1.74495">
                <text:p>1.74495</text:p>
              </table:table-cell>
            </table:table-row>
            <table:table-row>
              <table:table-cell office:value-type="float" office:value="126.6">
                <text:p>126.6</text:p>
              </table:table-cell>
              <table:table-cell office:value-type="float" office:value="0.0135539">
                <text:p>0.0135539</text:p>
              </table:table-cell>
              <table:table-cell office:value-type="float" office:value="119.245">
                <text:p>119.245</text:p>
              </table:table-cell>
              <table:table-cell office:value-type="float" office:value="1.74176">
                <text:p>1.74176</text:p>
              </table:table-cell>
            </table:table-row>
            <table:table-row>
              <table:table-cell office:value-type="float" office:value="126.7">
                <text:p>126.7</text:p>
              </table:table-cell>
              <table:table-cell office:value-type="float" office:value="0.0135227">
                <text:p>0.0135227</text:p>
              </table:table-cell>
              <table:table-cell office:value-type="float" office:value="119.248">
                <text:p>119.248</text:p>
              </table:table-cell>
              <table:table-cell office:value-type="float" office:value="1.73856">
                <text:p>1.73856</text:p>
              </table:table-cell>
            </table:table-row>
            <table:table-row>
              <table:table-cell office:value-type="float" office:value="126.8">
                <text:p>126.8</text:p>
              </table:table-cell>
              <table:table-cell office:value-type="float" office:value="0.0134916">
                <text:p>0.0134916</text:p>
              </table:table-cell>
              <table:table-cell office:value-type="float" office:value="119.251">
                <text:p>119.251</text:p>
              </table:table-cell>
              <table:table-cell office:value-type="float" office:value="1.73538">
                <text:p>1.73538</text:p>
              </table:table-cell>
            </table:table-row>
            <table:table-row>
              <table:table-cell office:value-type="float" office:value="126.9">
                <text:p>126.9</text:p>
              </table:table-cell>
              <table:table-cell office:value-type="float" office:value="0.0134606">
                <text:p>0.0134606</text:p>
              </table:table-cell>
              <table:table-cell office:value-type="float" office:value="119.254">
                <text:p>119.254</text:p>
              </table:table-cell>
              <table:table-cell office:value-type="float" office:value="1.7322">
                <text:p>1.732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134297">
                <text:p>0.0134297</text:p>
              </table:table-cell>
              <table:table-cell office:value-type="float" office:value="119.258">
                <text:p>119.258</text:p>
              </table:table-cell>
              <table:table-cell office:value-type="float" office:value="1.72902">
                <text:p>1.72902</text:p>
              </table:table-cell>
            </table:table-row>
            <table:table-row>
              <table:table-cell office:value-type="float" office:value="127.1">
                <text:p>127.1</text:p>
              </table:table-cell>
              <table:table-cell office:value-type="float" office:value="0.0133989">
                <text:p>0.0133989</text:p>
              </table:table-cell>
              <table:table-cell office:value-type="float" office:value="119.261">
                <text:p>119.261</text:p>
              </table:table-cell>
              <table:table-cell office:value-type="float" office:value="1.72586">
                <text:p>1.72586</text:p>
              </table:table-cell>
            </table:table-row>
            <table:table-row>
              <table:table-cell office:value-type="float" office:value="127.2">
                <text:p>127.2</text:p>
              </table:table-cell>
              <table:table-cell office:value-type="float" office:value="0.0133682">
                <text:p>0.0133682</text:p>
              </table:table-cell>
              <table:table-cell office:value-type="float" office:value="119.264">
                <text:p>119.264</text:p>
              </table:table-cell>
              <table:table-cell office:value-type="float" office:value="1.72269">
                <text:p>1.72269</text:p>
              </table:table-cell>
            </table:table-row>
            <table:table-row>
              <table:table-cell office:value-type="float" office:value="127.3">
                <text:p>127.3</text:p>
              </table:table-cell>
              <table:table-cell office:value-type="float" office:value="0.0133375">
                <text:p>0.0133375</text:p>
              </table:table-cell>
              <table:table-cell office:value-type="float" office:value="119.267">
                <text:p>119.267</text:p>
              </table:table-cell>
              <table:table-cell office:value-type="float" office:value="1.71953">
                <text:p>1.71953</text:p>
              </table:table-cell>
            </table:table-row>
            <table:table-row>
              <table:table-cell office:value-type="float" office:value="127.4">
                <text:p>127.4</text:p>
              </table:table-cell>
              <table:table-cell office:value-type="float" office:value="0.013307">
                <text:p>0.013307</text:p>
              </table:table-cell>
              <table:table-cell office:value-type="float" office:value="119.27">
                <text:p>119.27</text:p>
              </table:table-cell>
              <table:table-cell office:value-type="float" office:value="1.71638">
                <text:p>1.71638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0.0132765">
                <text:p>0.0132765</text:p>
              </table:table-cell>
              <table:table-cell office:value-type="float" office:value="119.273">
                <text:p>119.273</text:p>
              </table:table-cell>
              <table:table-cell office:value-type="float" office:value="1.71323">
                <text:p>1.71323</text:p>
              </table:table-cell>
            </table:table-row>
            <table:table-row>
              <table:table-cell office:value-type="float" office:value="127.6">
                <text:p>127.6</text:p>
              </table:table-cell>
              <table:table-cell office:value-type="float" office:value="0.0132461">
                <text:p>0.0132461</text:p>
              </table:table-cell>
              <table:table-cell office:value-type="float" office:value="119.277">
                <text:p>119.277</text:p>
              </table:table-cell>
              <table:table-cell office:value-type="float" office:value="1.71009">
                <text:p>1.71009</text:p>
              </table:table-cell>
            </table:table-row>
            <table:table-row>
              <table:table-cell office:value-type="float" office:value="127.7">
                <text:p>127.7</text:p>
              </table:table-cell>
              <table:table-cell office:value-type="float" office:value="0.0132158">
                <text:p>0.0132158</text:p>
              </table:table-cell>
              <table:table-cell office:value-type="float" office:value="119.28">
                <text:p>119.28</text:p>
              </table:table-cell>
              <table:table-cell office:value-type="float" office:value="1.70696">
                <text:p>1.70696</text:p>
              </table:table-cell>
            </table:table-row>
            <table:table-row>
              <table:table-cell office:value-type="float" office:value="127.8">
                <text:p>127.8</text:p>
              </table:table-cell>
              <table:table-cell office:value-type="float" office:value="0.0131856">
                <text:p>0.0131856</text:p>
              </table:table-cell>
              <table:table-cell office:value-type="float" office:value="119.283">
                <text:p>119.283</text:p>
              </table:table-cell>
              <table:table-cell office:value-type="float" office:value="1.70383">
                <text:p>1.70383</text:p>
              </table:table-cell>
            </table:table-row>
            <table:table-row>
              <table:table-cell office:value-type="float" office:value="127.9">
                <text:p>127.9</text:p>
              </table:table-cell>
              <table:table-cell office:value-type="float" office:value="0.0131554">
                <text:p>0.0131554</text:p>
              </table:table-cell>
              <table:table-cell office:value-type="float" office:value="119.286">
                <text:p>119.286</text:p>
              </table:table-cell>
              <table:table-cell office:value-type="float" office:value="1.7007">
                <text:p>1.700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131254">
                <text:p>0.0131254</text:p>
              </table:table-cell>
              <table:table-cell office:value-type="float" office:value="119.289">
                <text:p>119.289</text:p>
              </table:table-cell>
              <table:table-cell office:value-type="float" office:value="1.69758">
                <text:p>1.69758</text:p>
              </table:table-cell>
            </table:table-row>
            <table:table-row>
              <table:table-cell office:value-type="float" office:value="128.1">
                <text:p>128.1</text:p>
              </table:table-cell>
              <table:table-cell office:value-type="float" office:value="0.0130954">
                <text:p>0.0130954</text:p>
              </table:table-cell>
              <table:table-cell office:value-type="float" office:value="119.292">
                <text:p>119.292</text:p>
              </table:table-cell>
              <table:table-cell office:value-type="float" office:value="1.69447">
                <text:p>1.69447</text:p>
              </table:table-cell>
            </table:table-row>
            <table:table-row>
              <table:table-cell office:value-type="float" office:value="128.2">
                <text:p>128.2</text:p>
              </table:table-cell>
              <table:table-cell office:value-type="float" office:value="0.0130656">
                <text:p>0.0130656</text:p>
              </table:table-cell>
              <table:table-cell office:value-type="float" office:value="119.296">
                <text:p>119.296</text:p>
              </table:table-cell>
              <table:table-cell office:value-type="float" office:value="1.69136">
                <text:p>1.69136</text:p>
              </table:table-cell>
            </table:table-row>
            <table:table-row>
              <table:table-cell office:value-type="float" office:value="128.3">
                <text:p>128.3</text:p>
              </table:table-cell>
              <table:table-cell office:value-type="float" office:value="0.0130358">
                <text:p>0.0130358</text:p>
              </table:table-cell>
              <table:table-cell office:value-type="float" office:value="119.299">
                <text:p>119.299</text:p>
              </table:table-cell>
              <table:table-cell office:value-type="float" office:value="1.68825">
                <text:p>1.68825</text:p>
              </table:table-cell>
            </table:table-row>
            <table:table-row>
              <table:table-cell office:value-type="float" office:value="128.4">
                <text:p>128.4</text:p>
              </table:table-cell>
              <table:table-cell office:value-type="float" office:value="0.0130061">
                <text:p>0.0130061</text:p>
              </table:table-cell>
              <table:table-cell office:value-type="float" office:value="119.302">
                <text:p>119.302</text:p>
              </table:table-cell>
              <table:table-cell office:value-type="float" office:value="1.68516">
                <text:p>1.68516</text:p>
              </table:table-cell>
            </table:table-row>
            <table:table-row>
              <table:table-cell office:value-type="float" office:value="128.5">
                <text:p>128.5</text:p>
              </table:table-cell>
              <table:table-cell office:value-type="float" office:value="0.0129764">
                <text:p>0.0129764</text:p>
              </table:table-cell>
              <table:table-cell office:value-type="float" office:value="119.305">
                <text:p>119.305</text:p>
              </table:table-cell>
              <table:table-cell office:value-type="float" office:value="1.68206">
                <text:p>1.68206</text:p>
              </table:table-cell>
            </table:table-row>
            <table:table-row>
              <table:table-cell office:value-type="float" office:value="128.6">
                <text:p>128.6</text:p>
              </table:table-cell>
              <table:table-cell office:value-type="float" office:value="0.0129469">
                <text:p>0.0129469</text:p>
              </table:table-cell>
              <table:table-cell office:value-type="float" office:value="119.308">
                <text:p>119.308</text:p>
              </table:table-cell>
              <table:table-cell office:value-type="float" office:value="1.67898">
                <text:p>1.67898</text:p>
              </table:table-cell>
            </table:table-row>
            <table:table-row>
              <table:table-cell office:value-type="float" office:value="128.7">
                <text:p>128.7</text:p>
              </table:table-cell>
              <table:table-cell office:value-type="float" office:value="0.0129174">
                <text:p>0.0129174</text:p>
              </table:table-cell>
              <table:table-cell office:value-type="float" office:value="119.311">
                <text:p>119.311</text:p>
              </table:table-cell>
              <table:table-cell office:value-type="float" office:value="1.67589">
                <text:p>1.67589</text:p>
              </table:table-cell>
            </table:table-row>
            <table:table-row>
              <table:table-cell office:value-type="float" office:value="128.8">
                <text:p>128.8</text:p>
              </table:table-cell>
              <table:table-cell office:value-type="float" office:value="0.0128881">
                <text:p>0.0128881</text:p>
              </table:table-cell>
              <table:table-cell office:value-type="float" office:value="119.314">
                <text:p>119.314</text:p>
              </table:table-cell>
              <table:table-cell office:value-type="float" office:value="1.67282">
                <text:p>1.67282</text:p>
              </table:table-cell>
            </table:table-row>
            <table:table-row>
              <table:table-cell office:value-type="float" office:value="128.9">
                <text:p>128.9</text:p>
              </table:table-cell>
              <table:table-cell office:value-type="float" office:value="0.0128588">
                <text:p>0.0128588</text:p>
              </table:table-cell>
              <table:table-cell office:value-type="float" office:value="119.317">
                <text:p>119.317</text:p>
              </table:table-cell>
              <table:table-cell office:value-type="float" office:value="1.66975">
                <text:p>1.6697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128296">
                <text:p>0.0128296</text:p>
              </table:table-cell>
              <table:table-cell office:value-type="float" office:value="119.32">
                <text:p>119.32</text:p>
              </table:table-cell>
              <table:table-cell office:value-type="float" office:value="1.66668">
                <text:p>1.66668</text:p>
              </table:table-cell>
            </table:table-row>
            <table:table-row>
              <table:table-cell office:value-type="float" office:value="129.1">
                <text:p>129.1</text:p>
              </table:table-cell>
              <table:table-cell office:value-type="float" office:value="0.0128004">
                <text:p>0.0128004</text:p>
              </table:table-cell>
              <table:table-cell office:value-type="float" office:value="119.324">
                <text:p>119.324</text:p>
              </table:table-cell>
              <table:table-cell office:value-type="float" office:value="1.66362">
                <text:p>1.66362</text:p>
              </table:table-cell>
            </table:table-row>
            <table:table-row>
              <table:table-cell office:value-type="float" office:value="129.2">
                <text:p>129.2</text:p>
              </table:table-cell>
              <table:table-cell office:value-type="float" office:value="0.0127714">
                <text:p>0.0127714</text:p>
              </table:table-cell>
              <table:table-cell office:value-type="float" office:value="119.327">
                <text:p>119.327</text:p>
              </table:table-cell>
              <table:table-cell office:value-type="float" office:value="1.66056">
                <text:p>1.66056</text:p>
              </table:table-cell>
            </table:table-row>
            <table:table-row>
              <table:table-cell office:value-type="float" office:value="129.3">
                <text:p>129.3</text:p>
              </table:table-cell>
              <table:table-cell office:value-type="float" office:value="0.0127424">
                <text:p>0.0127424</text:p>
              </table:table-cell>
              <table:table-cell office:value-type="float" office:value="119.33">
                <text:p>119.33</text:p>
              </table:table-cell>
              <table:table-cell office:value-type="float" office:value="1.65751">
                <text:p>1.65751</text:p>
              </table:table-cell>
            </table:table-row>
            <table:table-row>
              <table:table-cell office:value-type="float" office:value="129.4">
                <text:p>129.4</text:p>
              </table:table-cell>
              <table:table-cell office:value-type="float" office:value="0.0127136">
                <text:p>0.0127136</text:p>
              </table:table-cell>
              <table:table-cell office:value-type="float" office:value="119.333">
                <text:p>119.333</text:p>
              </table:table-cell>
              <table:table-cell office:value-type="float" office:value="1.65447">
                <text:p>1.65447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0.0126848">
                <text:p>0.0126848</text:p>
              </table:table-cell>
              <table:table-cell office:value-type="float" office:value="119.336">
                <text:p>119.336</text:p>
              </table:table-cell>
              <table:table-cell office:value-type="float" office:value="1.65143">
                <text:p>1.65143</text:p>
              </table:table-cell>
            </table:table-row>
            <table:table-row>
              <table:table-cell office:value-type="float" office:value="129.6">
                <text:p>129.6</text:p>
              </table:table-cell>
              <table:table-cell office:value-type="float" office:value="0.012656">
                <text:p>0.012656</text:p>
              </table:table-cell>
              <table:table-cell office:value-type="float" office:value="119.339">
                <text:p>119.339</text:p>
              </table:table-cell>
              <table:table-cell office:value-type="float" office:value="1.6484">
                <text:p>1.6484</text:p>
              </table:table-cell>
            </table:table-row>
            <table:table-row>
              <table:table-cell office:value-type="float" office:value="129.7">
                <text:p>129.7</text:p>
              </table:table-cell>
              <table:table-cell office:value-type="float" office:value="0.0126274">
                <text:p>0.0126274</text:p>
              </table:table-cell>
              <table:table-cell office:value-type="float" office:value="119.342">
                <text:p>119.342</text:p>
              </table:table-cell>
              <table:table-cell office:value-type="float" office:value="1.64537">
                <text:p>1.64537</text:p>
              </table:table-cell>
            </table:table-row>
            <table:table-row>
              <table:table-cell office:value-type="float" office:value="129.8">
                <text:p>129.8</text:p>
              </table:table-cell>
              <table:table-cell office:value-type="float" office:value="0.0125988">
                <text:p>0.0125988</text:p>
              </table:table-cell>
              <table:table-cell office:value-type="float" office:value="119.345">
                <text:p>119.345</text:p>
              </table:table-cell>
              <table:table-cell office:value-type="float" office:value="1.64235">
                <text:p>1.64235</text:p>
              </table:table-cell>
            </table:table-row>
            <table:table-row>
              <table:table-cell office:value-type="float" office:value="129.9">
                <text:p>129.9</text:p>
              </table:table-cell>
              <table:table-cell office:value-type="float" office:value="0.0125704">
                <text:p>0.0125704</text:p>
              </table:table-cell>
              <table:table-cell office:value-type="float" office:value="119.348">
                <text:p>119.348</text:p>
              </table:table-cell>
              <table:table-cell office:value-type="float" office:value="1.63933">
                <text:p>1.6393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12542">
                <text:p>0.012542</text:p>
              </table:table-cell>
              <table:table-cell office:value-type="float" office:value="119.351">
                <text:p>119.351</text:p>
              </table:table-cell>
              <table:table-cell office:value-type="float" office:value="1.63631">
                <text:p>1.63631</text:p>
              </table:table-cell>
            </table:table-row>
            <table:table-row>
              <table:table-cell office:value-type="float" office:value="130.1">
                <text:p>130.1</text:p>
              </table:table-cell>
              <table:table-cell office:value-type="float" office:value="0.0125136">
                <text:p>0.0125136</text:p>
              </table:table-cell>
              <table:table-cell office:value-type="float" office:value="119.354">
                <text:p>119.354</text:p>
              </table:table-cell>
              <table:table-cell office:value-type="float" office:value="1.63331">
                <text:p>1.63331</text:p>
              </table:table-cell>
            </table:table-row>
            <table:table-row>
              <table:table-cell office:value-type="float" office:value="130.2">
                <text:p>130.2</text:p>
              </table:table-cell>
              <table:table-cell office:value-type="float" office:value="0.0124854">
                <text:p>0.0124854</text:p>
              </table:table-cell>
              <table:table-cell office:value-type="float" office:value="119.357">
                <text:p>119.357</text:p>
              </table:table-cell>
              <table:table-cell office:value-type="float" office:value="1.6303">
                <text:p>1.6303</text:p>
              </table:table-cell>
            </table:table-row>
            <table:table-row>
              <table:table-cell office:value-type="float" office:value="130.3">
                <text:p>130.3</text:p>
              </table:table-cell>
              <table:table-cell office:value-type="float" office:value="0.0124572">
                <text:p>0.0124572</text:p>
              </table:table-cell>
              <table:table-cell office:value-type="float" office:value="119.36">
                <text:p>119.36</text:p>
              </table:table-cell>
              <table:table-cell office:value-type="float" office:value="1.62731">
                <text:p>1.62731</text:p>
              </table:table-cell>
            </table:table-row>
            <table:table-row>
              <table:table-cell office:value-type="float" office:value="130.4">
                <text:p>130.4</text:p>
              </table:table-cell>
              <table:table-cell office:value-type="float" office:value="0.0124292">
                <text:p>0.0124292</text:p>
              </table:table-cell>
              <table:table-cell office:value-type="float" office:value="119.363">
                <text:p>119.363</text:p>
              </table:table-cell>
              <table:table-cell office:value-type="float" office:value="1.62432">
                <text:p>1.62432</text:p>
              </table:table-cell>
            </table:table-row>
            <table:table-row>
              <table:table-cell office:value-type="float" office:value="130.5">
                <text:p>130.5</text:p>
              </table:table-cell>
              <table:table-cell office:value-type="float" office:value="0.0124012">
                <text:p>0.0124012</text:p>
              </table:table-cell>
              <table:table-cell office:value-type="float" office:value="119.366">
                <text:p>119.366</text:p>
              </table:table-cell>
              <table:table-cell office:value-type="float" office:value="1.62133">
                <text:p>1.62133</text:p>
              </table:table-cell>
            </table:table-row>
            <table:table-row>
              <table:table-cell office:value-type="float" office:value="130.6">
                <text:p>130.6</text:p>
              </table:table-cell>
              <table:table-cell office:value-type="float" office:value="0.0123732">
                <text:p>0.0123732</text:p>
              </table:table-cell>
              <table:table-cell office:value-type="float" office:value="119.369">
                <text:p>119.369</text:p>
              </table:table-cell>
              <table:table-cell office:value-type="float" office:value="1.61835">
                <text:p>1.61835</text:p>
              </table:table-cell>
            </table:table-row>
            <table:table-row>
              <table:table-cell office:value-type="float" office:value="130.7">
                <text:p>130.7</text:p>
              </table:table-cell>
              <table:table-cell office:value-type="float" office:value="0.0123454">
                <text:p>0.0123454</text:p>
              </table:table-cell>
              <table:table-cell office:value-type="float" office:value="119.372">
                <text:p>119.372</text:p>
              </table:table-cell>
              <table:table-cell office:value-type="float" office:value="1.61537">
                <text:p>1.61537</text:p>
              </table:table-cell>
            </table:table-row>
            <table:table-row>
              <table:table-cell office:value-type="float" office:value="130.8">
                <text:p>130.8</text:p>
              </table:table-cell>
              <table:table-cell office:value-type="float" office:value="0.0123176">
                <text:p>0.0123176</text:p>
              </table:table-cell>
              <table:table-cell office:value-type="float" office:value="119.375">
                <text:p>119.375</text:p>
              </table:table-cell>
              <table:table-cell office:value-type="float" office:value="1.6124">
                <text:p>1.6124</text:p>
              </table:table-cell>
            </table:table-row>
            <table:table-row>
              <table:table-cell office:value-type="float" office:value="130.9">
                <text:p>130.9</text:p>
              </table:table-cell>
              <table:table-cell office:value-type="float" office:value="0.0122899">
                <text:p>0.0122899</text:p>
              </table:table-cell>
              <table:table-cell office:value-type="float" office:value="119.378">
                <text:p>119.378</text:p>
              </table:table-cell>
              <table:table-cell office:value-type="float" office:value="1.60944">
                <text:p>1.6094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122623">
                <text:p>0.0122623</text:p>
              </table:table-cell>
              <table:table-cell office:value-type="float" office:value="119.381">
                <text:p>119.381</text:p>
              </table:table-cell>
              <table:table-cell office:value-type="float" office:value="1.60648">
                <text:p>1.60648</text:p>
              </table:table-cell>
            </table:table-row>
            <table:table-row>
              <table:table-cell office:value-type="float" office:value="131.1">
                <text:p>131.1</text:p>
              </table:table-cell>
              <table:table-cell office:value-type="float" office:value="0.0122348">
                <text:p>0.0122348</text:p>
              </table:table-cell>
              <table:table-cell office:value-type="float" office:value="119.384">
                <text:p>119.384</text:p>
              </table:table-cell>
              <table:table-cell office:value-type="float" office:value="1.60352">
                <text:p>1.60352</text:p>
              </table:table-cell>
            </table:table-row>
            <table:table-row>
              <table:table-cell office:value-type="float" office:value="131.2">
                <text:p>131.2</text:p>
              </table:table-cell>
              <table:table-cell office:value-type="float" office:value="0.0122073">
                <text:p>0.0122073</text:p>
              </table:table-cell>
              <table:table-cell office:value-type="float" office:value="119.387">
                <text:p>119.387</text:p>
              </table:table-cell>
              <table:table-cell office:value-type="float" office:value="1.60057">
                <text:p>1.60057</text:p>
              </table:table-cell>
            </table:table-row>
            <table:table-row>
              <table:table-cell office:value-type="float" office:value="131.3">
                <text:p>131.3</text:p>
              </table:table-cell>
              <table:table-cell office:value-type="float" office:value="0.0121799">
                <text:p>0.0121799</text:p>
              </table:table-cell>
              <table:table-cell office:value-type="float" office:value="119.39">
                <text:p>119.39</text:p>
              </table:table-cell>
              <table:table-cell office:value-type="float" office:value="1.59763">
                <text:p>1.59763</text:p>
              </table:table-cell>
            </table:table-row>
            <table:table-row>
              <table:table-cell office:value-type="float" office:value="131.4">
                <text:p>131.4</text:p>
              </table:table-cell>
              <table:table-cell office:value-type="float" office:value="0.0121526">
                <text:p>0.0121526</text:p>
              </table:table-cell>
              <table:table-cell office:value-type="float" office:value="119.393">
                <text:p>119.393</text:p>
              </table:table-cell>
              <table:table-cell office:value-type="float" office:value="1.59469">
                <text:p>1.59469</text:p>
              </table:table-cell>
            </table:table-row>
            <table:table-row>
              <table:table-cell office:value-type="float" office:value="131.5">
                <text:p>131.5</text:p>
              </table:table-cell>
              <table:table-cell office:value-type="float" office:value="0.0121254">
                <text:p>0.0121254</text:p>
              </table:table-cell>
              <table:table-cell office:value-type="float" office:value="119.396">
                <text:p>119.396</text:p>
              </table:table-cell>
              <table:table-cell office:value-type="float" office:value="1.59175">
                <text:p>1.59175</text:p>
              </table:table-cell>
            </table:table-row>
            <table:table-row>
              <table:table-cell office:value-type="float" office:value="131.6">
                <text:p>131.6</text:p>
              </table:table-cell>
              <table:table-cell office:value-type="float" office:value="0.0120982">
                <text:p>0.0120982</text:p>
              </table:table-cell>
              <table:table-cell office:value-type="float" office:value="119.399">
                <text:p>119.399</text:p>
              </table:table-cell>
              <table:table-cell office:value-type="float" office:value="1.58882">
                <text:p>1.58882</text:p>
              </table:table-cell>
            </table:table-row>
            <table:table-row>
              <table:table-cell office:value-type="float" office:value="131.7">
                <text:p>131.7</text:p>
              </table:table-cell>
              <table:table-cell office:value-type="float" office:value="0.0120711">
                <text:p>0.0120711</text:p>
              </table:table-cell>
              <table:table-cell office:value-type="float" office:value="119.402">
                <text:p>119.402</text:p>
              </table:table-cell>
              <table:table-cell office:value-type="float" office:value="1.5859">
                <text:p>1.5859</text:p>
              </table:table-cell>
            </table:table-row>
            <table:table-row>
              <table:table-cell office:value-type="float" office:value="131.8">
                <text:p>131.8</text:p>
              </table:table-cell>
              <table:table-cell office:value-type="float" office:value="0.0120441">
                <text:p>0.0120441</text:p>
              </table:table-cell>
              <table:table-cell office:value-type="float" office:value="119.405">
                <text:p>119.405</text:p>
              </table:table-cell>
              <table:table-cell office:value-type="float" office:value="1.58298">
                <text:p>1.58298</text:p>
              </table:table-cell>
            </table:table-row>
            <table:table-row>
              <table:table-cell office:value-type="float" office:value="131.9">
                <text:p>131.9</text:p>
              </table:table-cell>
              <table:table-cell office:value-type="float" office:value="0.0120172">
                <text:p>0.0120172</text:p>
              </table:table-cell>
              <table:table-cell office:value-type="float" office:value="119.408">
                <text:p>119.408</text:p>
              </table:table-cell>
              <table:table-cell office:value-type="float" office:value="1.58007">
                <text:p>1.5800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119903">
                <text:p>0.0119903</text:p>
              </table:table-cell>
              <table:table-cell office:value-type="float" office:value="119.411">
                <text:p>119.411</text:p>
              </table:table-cell>
              <table:table-cell office:value-type="float" office:value="1.57716">
                <text:p>1.57716</text:p>
              </table:table-cell>
            </table:table-row>
            <table:table-row>
              <table:table-cell office:value-type="float" office:value="132.1">
                <text:p>132.1</text:p>
              </table:table-cell>
              <table:table-cell office:value-type="float" office:value="0.0119635">
                <text:p>0.0119635</text:p>
              </table:table-cell>
              <table:table-cell office:value-type="float" office:value="119.414">
                <text:p>119.414</text:p>
              </table:table-cell>
              <table:table-cell office:value-type="float" office:value="1.57425">
                <text:p>1.57425</text:p>
              </table:table-cell>
            </table:table-row>
            <table:table-row>
              <table:table-cell office:value-type="float" office:value="132.2">
                <text:p>132.2</text:p>
              </table:table-cell>
              <table:table-cell office:value-type="float" office:value="0.0119368">
                <text:p>0.0119368</text:p>
              </table:table-cell>
              <table:table-cell office:value-type="float" office:value="119.417">
                <text:p>119.417</text:p>
              </table:table-cell>
              <table:table-cell office:value-type="float" office:value="1.57135">
                <text:p>1.57135</text:p>
              </table:table-cell>
            </table:table-row>
            <table:table-row>
              <table:table-cell office:value-type="float" office:value="132.3">
                <text:p>132.3</text:p>
              </table:table-cell>
              <table:table-cell office:value-type="float" office:value="0.0119102">
                <text:p>0.0119102</text:p>
              </table:table-cell>
              <table:table-cell office:value-type="float" office:value="119.42">
                <text:p>119.42</text:p>
              </table:table-cell>
              <table:table-cell office:value-type="float" office:value="1.56846">
                <text:p>1.56846</text:p>
              </table:table-cell>
            </table:table-row>
            <table:table-row>
              <table:table-cell office:value-type="float" office:value="132.4">
                <text:p>132.4</text:p>
              </table:table-cell>
              <table:table-cell office:value-type="float" office:value="0.0118836">
                <text:p>0.0118836</text:p>
              </table:table-cell>
              <table:table-cell office:value-type="float" office:value="119.423">
                <text:p>119.423</text:p>
              </table:table-cell>
              <table:table-cell office:value-type="float" office:value="1.56557">
                <text:p>1.56557</text:p>
              </table:table-cell>
            </table:table-row>
            <table:table-row>
              <table:table-cell office:value-type="float" office:value="132.5">
                <text:p>132.5</text:p>
              </table:table-cell>
              <table:table-cell office:value-type="float" office:value="0.0118571">
                <text:p>0.0118571</text:p>
              </table:table-cell>
              <table:table-cell office:value-type="float" office:value="119.425">
                <text:p>119.425</text:p>
              </table:table-cell>
              <table:table-cell office:value-type="float" office:value="1.56269">
                <text:p>1.56269</text:p>
              </table:table-cell>
            </table:table-row>
            <table:table-row>
              <table:table-cell office:value-type="float" office:value="132.6">
                <text:p>132.6</text:p>
              </table:table-cell>
              <table:table-cell office:value-type="float" office:value="0.0118307">
                <text:p>0.0118307</text:p>
              </table:table-cell>
              <table:table-cell office:value-type="float" office:value="119.428">
                <text:p>119.428</text:p>
              </table:table-cell>
              <table:table-cell office:value-type="float" office:value="1.55981">
                <text:p>1.55981</text:p>
              </table:table-cell>
            </table:table-row>
            <table:table-row>
              <table:table-cell office:value-type="float" office:value="132.7">
                <text:p>132.7</text:p>
              </table:table-cell>
              <table:table-cell office:value-type="float" office:value="0.0118043">
                <text:p>0.0118043</text:p>
              </table:table-cell>
              <table:table-cell office:value-type="float" office:value="119.431">
                <text:p>119.431</text:p>
              </table:table-cell>
              <table:table-cell office:value-type="float" office:value="1.55694">
                <text:p>1.55694</text:p>
              </table:table-cell>
            </table:table-row>
            <table:table-row>
              <table:table-cell office:value-type="float" office:value="132.8">
                <text:p>132.8</text:p>
              </table:table-cell>
              <table:table-cell office:value-type="float" office:value="0.0117781">
                <text:p>0.0117781</text:p>
              </table:table-cell>
              <table:table-cell office:value-type="float" office:value="119.434">
                <text:p>119.434</text:p>
              </table:table-cell>
              <table:table-cell office:value-type="float" office:value="1.55407">
                <text:p>1.55407</text:p>
              </table:table-cell>
            </table:table-row>
            <table:table-row>
              <table:table-cell office:value-type="float" office:value="132.9">
                <text:p>132.9</text:p>
              </table:table-cell>
              <table:table-cell office:value-type="float" office:value="0.0117519">
                <text:p>0.0117519</text:p>
              </table:table-cell>
              <table:table-cell office:value-type="float" office:value="119.437">
                <text:p>119.437</text:p>
              </table:table-cell>
              <table:table-cell office:value-type="float" office:value="1.55121">
                <text:p>1.5512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117257">
                <text:p>0.0117257</text:p>
              </table:table-cell>
              <table:table-cell office:value-type="float" office:value="119.44">
                <text:p>119.44</text:p>
              </table:table-cell>
              <table:table-cell office:value-type="float" office:value="1.54835">
                <text:p>1.54835</text:p>
              </table:table-cell>
            </table:table-row>
            <table:table-row>
              <table:table-cell office:value-type="float" office:value="133.1">
                <text:p>133.1</text:p>
              </table:table-cell>
              <table:table-cell office:value-type="float" office:value="0.0116997">
                <text:p>0.0116997</text:p>
              </table:table-cell>
              <table:table-cell office:value-type="float" office:value="119.443">
                <text:p>119.443</text:p>
              </table:table-cell>
              <table:table-cell office:value-type="float" office:value="1.5455">
                <text:p>1.5455</text:p>
              </table:table-cell>
            </table:table-row>
            <table:table-row>
              <table:table-cell office:value-type="float" office:value="133.2">
                <text:p>133.2</text:p>
              </table:table-cell>
              <table:table-cell office:value-type="float" office:value="0.0116737">
                <text:p>0.0116737</text:p>
              </table:table-cell>
              <table:table-cell office:value-type="float" office:value="119.446">
                <text:p>119.446</text:p>
              </table:table-cell>
              <table:table-cell office:value-type="float" office:value="1.54265">
                <text:p>1.54265</text:p>
              </table:table-cell>
            </table:table-row>
            <table:table-row>
              <table:table-cell office:value-type="float" office:value="133.3">
                <text:p>133.3</text:p>
              </table:table-cell>
              <table:table-cell office:value-type="float" office:value="0.0116478">
                <text:p>0.0116478</text:p>
              </table:table-cell>
              <table:table-cell office:value-type="float" office:value="119.449">
                <text:p>119.449</text:p>
              </table:table-cell>
              <table:table-cell office:value-type="float" office:value="1.53981">
                <text:p>1.53981</text:p>
              </table:table-cell>
            </table:table-row>
            <table:table-row>
              <table:table-cell office:value-type="float" office:value="133.4">
                <text:p>133.4</text:p>
              </table:table-cell>
              <table:table-cell office:value-type="float" office:value="0.0116219">
                <text:p>0.0116219</text:p>
              </table:table-cell>
              <table:table-cell office:value-type="float" office:value="119.451">
                <text:p>119.451</text:p>
              </table:table-cell>
              <table:table-cell office:value-type="float" office:value="1.53697">
                <text:p>1.53697</text:p>
              </table:table-cell>
            </table:table-row>
            <table:table-row>
              <table:table-cell office:value-type="float" office:value="133.5">
                <text:p>133.5</text:p>
              </table:table-cell>
              <table:table-cell office:value-type="float" office:value="0.0115961">
                <text:p>0.0115961</text:p>
              </table:table-cell>
              <table:table-cell office:value-type="float" office:value="119.454">
                <text:p>119.454</text:p>
              </table:table-cell>
              <table:table-cell office:value-type="float" office:value="1.53414">
                <text:p>1.53414</text:p>
              </table:table-cell>
            </table:table-row>
            <table:table-row>
              <table:table-cell office:value-type="float" office:value="133.6">
                <text:p>133.6</text:p>
              </table:table-cell>
              <table:table-cell office:value-type="float" office:value="0.0115704">
                <text:p>0.0115704</text:p>
              </table:table-cell>
              <table:table-cell office:value-type="float" office:value="119.457">
                <text:p>119.457</text:p>
              </table:table-cell>
              <table:table-cell office:value-type="float" office:value="1.53131">
                <text:p>1.53131</text:p>
              </table:table-cell>
            </table:table-row>
            <table:table-row>
              <table:table-cell office:value-type="float" office:value="133.7">
                <text:p>133.7</text:p>
              </table:table-cell>
              <table:table-cell office:value-type="float" office:value="0.0115448">
                <text:p>0.0115448</text:p>
              </table:table-cell>
              <table:table-cell office:value-type="float" office:value="119.46">
                <text:p>119.46</text:p>
              </table:table-cell>
              <table:table-cell office:value-type="float" office:value="1.52849">
                <text:p>1.52849</text:p>
              </table:table-cell>
            </table:table-row>
            <table:table-row>
              <table:table-cell office:value-type="float" office:value="133.8">
                <text:p>133.8</text:p>
              </table:table-cell>
              <table:table-cell office:value-type="float" office:value="0.0115192">
                <text:p>0.0115192</text:p>
              </table:table-cell>
              <table:table-cell office:value-type="float" office:value="119.463">
                <text:p>119.463</text:p>
              </table:table-cell>
              <table:table-cell office:value-type="float" office:value="1.52567">
                <text:p>1.52567</text:p>
              </table:table-cell>
            </table:table-row>
            <table:table-row>
              <table:table-cell office:value-type="float" office:value="133.9">
                <text:p>133.9</text:p>
              </table:table-cell>
              <table:table-cell office:value-type="float" office:value="0.0114937">
                <text:p>0.0114937</text:p>
              </table:table-cell>
              <table:table-cell office:value-type="float" office:value="119.466">
                <text:p>119.466</text:p>
              </table:table-cell>
              <table:table-cell office:value-type="float" office:value="1.52285">
                <text:p>1.5228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114683">
                <text:p>0.0114683</text:p>
              </table:table-cell>
              <table:table-cell office:value-type="float" office:value="119.468">
                <text:p>119.468</text:p>
              </table:table-cell>
              <table:table-cell office:value-type="float" office:value="1.52005">
                <text:p>1.52005</text:p>
              </table:table-cell>
            </table:table-row>
            <table:table-row>
              <table:table-cell office:value-type="float" office:value="134.1">
                <text:p>134.1</text:p>
              </table:table-cell>
              <table:table-cell office:value-type="float" office:value="0.011443">
                <text:p>0.011443</text:p>
              </table:table-cell>
              <table:table-cell office:value-type="float" office:value="119.471">
                <text:p>119.471</text:p>
              </table:table-cell>
              <table:table-cell office:value-type="float" office:value="1.51724">
                <text:p>1.51724</text:p>
              </table:table-cell>
            </table:table-row>
            <table:table-row>
              <table:table-cell office:value-type="float" office:value="134.2">
                <text:p>134.2</text:p>
              </table:table-cell>
              <table:table-cell office:value-type="float" office:value="0.0114177">
                <text:p>0.0114177</text:p>
              </table:table-cell>
              <table:table-cell office:value-type="float" office:value="119.474">
                <text:p>119.474</text:p>
              </table:table-cell>
              <table:table-cell office:value-type="float" office:value="1.51445">
                <text:p>1.51445</text:p>
              </table:table-cell>
            </table:table-row>
            <table:table-row>
              <table:table-cell office:value-type="float" office:value="134.3">
                <text:p>134.3</text:p>
              </table:table-cell>
              <table:table-cell office:value-type="float" office:value="0.0113924">
                <text:p>0.0113924</text:p>
              </table:table-cell>
              <table:table-cell office:value-type="float" office:value="119.477">
                <text:p>119.477</text:p>
              </table:table-cell>
              <table:table-cell office:value-type="float" office:value="1.51165">
                <text:p>1.51165</text:p>
              </table:table-cell>
            </table:table-row>
            <table:table-row>
              <table:table-cell office:value-type="float" office:value="134.4">
                <text:p>134.4</text:p>
              </table:table-cell>
              <table:table-cell office:value-type="float" office:value="0.0113673">
                <text:p>0.0113673</text:p>
              </table:table-cell>
              <table:table-cell office:value-type="float" office:value="119.48">
                <text:p>119.48</text:p>
              </table:table-cell>
              <table:table-cell office:value-type="float" office:value="1.50887">
                <text:p>1.50887</text:p>
              </table:table-cell>
            </table:table-row>
            <table:table-row>
              <table:table-cell office:value-type="float" office:value="134.5">
                <text:p>134.5</text:p>
              </table:table-cell>
              <table:table-cell office:value-type="float" office:value="0.0113422">
                <text:p>0.0113422</text:p>
              </table:table-cell>
              <table:table-cell office:value-type="float" office:value="119.483">
                <text:p>119.483</text:p>
              </table:table-cell>
              <table:table-cell office:value-type="float" office:value="1.50608">
                <text:p>1.50608</text:p>
              </table:table-cell>
            </table:table-row>
            <table:table-row>
              <table:table-cell office:value-type="float" office:value="134.6">
                <text:p>134.6</text:p>
              </table:table-cell>
              <table:table-cell office:value-type="float" office:value="0.0113172">
                <text:p>0.0113172</text:p>
              </table:table-cell>
              <table:table-cell office:value-type="float" office:value="119.485">
                <text:p>119.485</text:p>
              </table:table-cell>
              <table:table-cell office:value-type="float" office:value="1.5033">
                <text:p>1.5033</text:p>
              </table:table-cell>
            </table:table-row>
            <table:table-row>
              <table:table-cell office:value-type="float" office:value="134.7">
                <text:p>134.7</text:p>
              </table:table-cell>
              <table:table-cell office:value-type="float" office:value="0.0112923">
                <text:p>0.0112923</text:p>
              </table:table-cell>
              <table:table-cell office:value-type="float" office:value="119.488">
                <text:p>119.488</text:p>
              </table:table-cell>
              <table:table-cell office:value-type="float" office:value="1.50053">
                <text:p>1.50053</text:p>
              </table:table-cell>
            </table:table-row>
            <table:table-row>
              <table:table-cell office:value-type="float" office:value="134.8">
                <text:p>134.8</text:p>
              </table:table-cell>
              <table:table-cell office:value-type="float" office:value="0.0112674">
                <text:p>0.0112674</text:p>
              </table:table-cell>
              <table:table-cell office:value-type="float" office:value="119.491">
                <text:p>119.491</text:p>
              </table:table-cell>
              <table:table-cell office:value-type="float" office:value="1.49776">
                <text:p>1.49776</text:p>
              </table:table-cell>
            </table:table-row>
            <table:table-row>
              <table:table-cell office:value-type="float" office:value="134.9">
                <text:p>134.9</text:p>
              </table:table-cell>
              <table:table-cell office:value-type="float" office:value="0.0112426">
                <text:p>0.0112426</text:p>
              </table:table-cell>
              <table:table-cell office:value-type="float" office:value="119.494">
                <text:p>119.494</text:p>
              </table:table-cell>
              <table:table-cell office:value-type="float" office:value="1.495">
                <text:p>1.49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112178">
                <text:p>0.0112178</text:p>
              </table:table-cell>
              <table:table-cell office:value-type="float" office:value="119.497">
                <text:p>119.497</text:p>
              </table:table-cell>
              <table:table-cell office:value-type="float" office:value="1.49224">
                <text:p>1.49224</text:p>
              </table:table-cell>
            </table:table-row>
            <table:table-row>
              <table:table-cell office:value-type="float" office:value="135.1">
                <text:p>135.1</text:p>
              </table:table-cell>
              <table:table-cell office:value-type="float" office:value="0.0111931">
                <text:p>0.0111931</text:p>
              </table:table-cell>
              <table:table-cell office:value-type="float" office:value="119.499">
                <text:p>119.499</text:p>
              </table:table-cell>
              <table:table-cell office:value-type="float" office:value="1.48949">
                <text:p>1.48949</text:p>
              </table:table-cell>
            </table:table-row>
            <table:table-row>
              <table:table-cell office:value-type="float" office:value="135.2">
                <text:p>135.2</text:p>
              </table:table-cell>
              <table:table-cell office:value-type="float" office:value="0.0111685">
                <text:p>0.0111685</text:p>
              </table:table-cell>
              <table:table-cell office:value-type="float" office:value="119.502">
                <text:p>119.502</text:p>
              </table:table-cell>
              <table:table-cell office:value-type="float" office:value="1.48674">
                <text:p>1.48674</text:p>
              </table:table-cell>
            </table:table-row>
            <table:table-row>
              <table:table-cell office:value-type="float" office:value="135.3">
                <text:p>135.3</text:p>
              </table:table-cell>
              <table:table-cell office:value-type="float" office:value="0.011144">
                <text:p>0.011144</text:p>
              </table:table-cell>
              <table:table-cell office:value-type="float" office:value="119.505">
                <text:p>119.505</text:p>
              </table:table-cell>
              <table:table-cell office:value-type="float" office:value="1.48399">
                <text:p>1.48399</text:p>
              </table:table-cell>
            </table:table-row>
            <table:table-row>
              <table:table-cell office:value-type="float" office:value="135.4">
                <text:p>135.4</text:p>
              </table:table-cell>
              <table:table-cell office:value-type="float" office:value="0.0111195">
                <text:p>0.0111195</text:p>
              </table:table-cell>
              <table:table-cell office:value-type="float" office:value="119.508">
                <text:p>119.508</text:p>
              </table:table-cell>
              <table:table-cell office:value-type="float" office:value="1.48126">
                <text:p>1.48126</text:p>
              </table:table-cell>
            </table:table-row>
            <table:table-row>
              <table:table-cell office:value-type="float" office:value="135.5">
                <text:p>135.5</text:p>
              </table:table-cell>
              <table:table-cell office:value-type="float" office:value="0.0110951">
                <text:p>0.0110951</text:p>
              </table:table-cell>
              <table:table-cell office:value-type="float" office:value="119.51">
                <text:p>119.51</text:p>
              </table:table-cell>
              <table:table-cell office:value-type="float" office:value="1.47852">
                <text:p>1.47852</text:p>
              </table:table-cell>
            </table:table-row>
            <table:table-row>
              <table:table-cell office:value-type="float" office:value="135.6">
                <text:p>135.6</text:p>
              </table:table-cell>
              <table:table-cell office:value-type="float" office:value="0.0110707">
                <text:p>0.0110707</text:p>
              </table:table-cell>
              <table:table-cell office:value-type="float" office:value="119.513">
                <text:p>119.513</text:p>
              </table:table-cell>
              <table:table-cell office:value-type="float" office:value="1.47579">
                <text:p>1.47579</text:p>
              </table:table-cell>
            </table:table-row>
            <table:table-row>
              <table:table-cell office:value-type="float" office:value="135.7">
                <text:p>135.7</text:p>
              </table:table-cell>
              <table:table-cell office:value-type="float" office:value="0.0110465">
                <text:p>0.0110465</text:p>
              </table:table-cell>
              <table:table-cell office:value-type="float" office:value="119.516">
                <text:p>119.516</text:p>
              </table:table-cell>
              <table:table-cell office:value-type="float" office:value="1.47307">
                <text:p>1.47307</text:p>
              </table:table-cell>
            </table:table-row>
            <table:table-row>
              <table:table-cell office:value-type="float" office:value="135.8">
                <text:p>135.8</text:p>
              </table:table-cell>
              <table:table-cell office:value-type="float" office:value="0.0110223">
                <text:p>0.0110223</text:p>
              </table:table-cell>
              <table:table-cell office:value-type="float" office:value="119.519">
                <text:p>119.519</text:p>
              </table:table-cell>
              <table:table-cell office:value-type="float" office:value="1.47035">
                <text:p>1.47035</text:p>
              </table:table-cell>
            </table:table-row>
            <table:table-row>
              <table:table-cell office:value-type="float" office:value="135.9">
                <text:p>135.9</text:p>
              </table:table-cell>
              <table:table-cell office:value-type="float" office:value="0.0109981">
                <text:p>0.0109981</text:p>
              </table:table-cell>
              <table:table-cell office:value-type="float" office:value="119.521">
                <text:p>119.521</text:p>
              </table:table-cell>
              <table:table-cell office:value-type="float" office:value="1.46763">
                <text:p>1.4676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10974">
                <text:p>0.010974</text:p>
              </table:table-cell>
              <table:table-cell office:value-type="float" office:value="119.524">
                <text:p>119.524</text:p>
              </table:table-cell>
              <table:table-cell office:value-type="float" office:value="1.46492">
                <text:p>1.46492</text:p>
              </table:table-cell>
            </table:table-row>
            <table:table-row>
              <table:table-cell office:value-type="float" office:value="136.1">
                <text:p>136.1</text:p>
              </table:table-cell>
              <table:table-cell office:value-type="float" office:value="0.01095">
                <text:p>0.01095</text:p>
              </table:table-cell>
              <table:table-cell office:value-type="float" office:value="119.527">
                <text:p>119.527</text:p>
              </table:table-cell>
              <table:table-cell office:value-type="float" office:value="1.46222">
                <text:p>1.46222</text:p>
              </table:table-cell>
            </table:table-row>
            <table:table-row>
              <table:table-cell office:value-type="float" office:value="136.2">
                <text:p>136.2</text:p>
              </table:table-cell>
              <table:table-cell office:value-type="float" office:value="0.010926">
                <text:p>0.010926</text:p>
              </table:table-cell>
              <table:table-cell office:value-type="float" office:value="119.53">
                <text:p>119.53</text:p>
              </table:table-cell>
              <table:table-cell office:value-type="float" office:value="1.45952">
                <text:p>1.45952</text:p>
              </table:table-cell>
            </table:table-row>
            <table:table-row>
              <table:table-cell office:value-type="float" office:value="136.3">
                <text:p>136.3</text:p>
              </table:table-cell>
              <table:table-cell office:value-type="float" office:value="0.0109021">
                <text:p>0.0109021</text:p>
              </table:table-cell>
              <table:table-cell office:value-type="float" office:value="119.532">
                <text:p>119.532</text:p>
              </table:table-cell>
              <table:table-cell office:value-type="float" office:value="1.45682">
                <text:p>1.45682</text:p>
              </table:table-cell>
            </table:table-row>
            <table:table-row>
              <table:table-cell office:value-type="float" office:value="136.4">
                <text:p>136.4</text:p>
              </table:table-cell>
              <table:table-cell office:value-type="float" office:value="0.0108783">
                <text:p>0.0108783</text:p>
              </table:table-cell>
              <table:table-cell office:value-type="float" office:value="119.535">
                <text:p>119.535</text:p>
              </table:table-cell>
              <table:table-cell office:value-type="float" office:value="1.45413">
                <text:p>1.45413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0.0108546">
                <text:p>0.0108546</text:p>
              </table:table-cell>
              <table:table-cell office:value-type="float" office:value="119.538">
                <text:p>119.538</text:p>
              </table:table-cell>
              <table:table-cell office:value-type="float" office:value="1.45145">
                <text:p>1.45145</text:p>
              </table:table-cell>
            </table:table-row>
            <table:table-row>
              <table:table-cell office:value-type="float" office:value="136.6">
                <text:p>136.6</text:p>
              </table:table-cell>
              <table:table-cell office:value-type="float" office:value="0.0108309">
                <text:p>0.0108309</text:p>
              </table:table-cell>
              <table:table-cell office:value-type="float" office:value="119.54">
                <text:p>119.54</text:p>
              </table:table-cell>
              <table:table-cell office:value-type="float" office:value="1.44876">
                <text:p>1.44876</text:p>
              </table:table-cell>
            </table:table-row>
            <table:table-row>
              <table:table-cell office:value-type="float" office:value="136.7">
                <text:p>136.7</text:p>
              </table:table-cell>
              <table:table-cell office:value-type="float" office:value="0.0108072">
                <text:p>0.0108072</text:p>
              </table:table-cell>
              <table:table-cell office:value-type="float" office:value="119.543">
                <text:p>119.543</text:p>
              </table:table-cell>
              <table:table-cell office:value-type="float" office:value="1.44609">
                <text:p>1.44609</text:p>
              </table:table-cell>
            </table:table-row>
            <table:table-row>
              <table:table-cell office:value-type="float" office:value="136.8">
                <text:p>136.8</text:p>
              </table:table-cell>
              <table:table-cell office:value-type="float" office:value="0.0107836">
                <text:p>0.0107836</text:p>
              </table:table-cell>
              <table:table-cell office:value-type="float" office:value="119.546">
                <text:p>119.546</text:p>
              </table:table-cell>
              <table:table-cell office:value-type="float" office:value="1.44342">
                <text:p>1.44342</text:p>
              </table:table-cell>
            </table:table-row>
            <table:table-row>
              <table:table-cell office:value-type="float" office:value="136.9">
                <text:p>136.9</text:p>
              </table:table-cell>
              <table:table-cell office:value-type="float" office:value="0.0107601">
                <text:p>0.0107601</text:p>
              </table:table-cell>
              <table:table-cell office:value-type="float" office:value="119.548">
                <text:p>119.548</text:p>
              </table:table-cell>
              <table:table-cell office:value-type="float" office:value="1.44075">
                <text:p>1.4407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107367">
                <text:p>0.0107367</text:p>
              </table:table-cell>
              <table:table-cell office:value-type="float" office:value="119.551">
                <text:p>119.551</text:p>
              </table:table-cell>
              <table:table-cell office:value-type="float" office:value="1.43809">
                <text:p>1.43809</text:p>
              </table:table-cell>
            </table:table-row>
            <table:table-row>
              <table:table-cell office:value-type="float" office:value="137.1">
                <text:p>137.1</text:p>
              </table:table-cell>
              <table:table-cell office:value-type="float" office:value="0.0107133">
                <text:p>0.0107133</text:p>
              </table:table-cell>
              <table:table-cell office:value-type="float" office:value="119.554">
                <text:p>119.554</text:p>
              </table:table-cell>
              <table:table-cell office:value-type="float" office:value="1.43543">
                <text:p>1.43543</text:p>
              </table:table-cell>
            </table:table-row>
            <table:table-row>
              <table:table-cell office:value-type="float" office:value="137.2">
                <text:p>137.2</text:p>
              </table:table-cell>
              <table:table-cell office:value-type="float" office:value="0.01069">
                <text:p>0.01069</text:p>
              </table:table-cell>
              <table:table-cell office:value-type="float" office:value="119.557">
                <text:p>119.557</text:p>
              </table:table-cell>
              <table:table-cell office:value-type="float" office:value="1.43278">
                <text:p>1.43278</text:p>
              </table:table-cell>
            </table:table-row>
            <table:table-row>
              <table:table-cell office:value-type="float" office:value="137.3">
                <text:p>137.3</text:p>
              </table:table-cell>
              <table:table-cell office:value-type="float" office:value="0.0106667">
                <text:p>0.0106667</text:p>
              </table:table-cell>
              <table:table-cell office:value-type="float" office:value="119.559">
                <text:p>119.559</text:p>
              </table:table-cell>
              <table:table-cell office:value-type="float" office:value="1.43013">
                <text:p>1.43013</text:p>
              </table:table-cell>
            </table:table-row>
            <table:table-row>
              <table:table-cell office:value-type="float" office:value="137.4">
                <text:p>137.4</text:p>
              </table:table-cell>
              <table:table-cell office:value-type="float" office:value="0.0106435">
                <text:p>0.0106435</text:p>
              </table:table-cell>
              <table:table-cell office:value-type="float" office:value="119.562">
                <text:p>119.562</text:p>
              </table:table-cell>
              <table:table-cell office:value-type="float" office:value="1.42749">
                <text:p>1.42749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0.0106204">
                <text:p>0.0106204</text:p>
              </table:table-cell>
              <table:table-cell office:value-type="float" office:value="119.565">
                <text:p>119.565</text:p>
              </table:table-cell>
              <table:table-cell office:value-type="float" office:value="1.42485">
                <text:p>1.42485</text:p>
              </table:table-cell>
            </table:table-row>
            <table:table-row>
              <table:table-cell office:value-type="float" office:value="137.6">
                <text:p>137.6</text:p>
              </table:table-cell>
              <table:table-cell office:value-type="float" office:value="0.0105973">
                <text:p>0.0105973</text:p>
              </table:table-cell>
              <table:table-cell office:value-type="float" office:value="119.567">
                <text:p>119.567</text:p>
              </table:table-cell>
              <table:table-cell office:value-type="float" office:value="1.42221">
                <text:p>1.42221</text:p>
              </table:table-cell>
            </table:table-row>
            <table:table-row>
              <table:table-cell office:value-type="float" office:value="137.7">
                <text:p>137.7</text:p>
              </table:table-cell>
              <table:table-cell office:value-type="float" office:value="0.0105743">
                <text:p>0.0105743</text:p>
              </table:table-cell>
              <table:table-cell office:value-type="float" office:value="119.57">
                <text:p>119.57</text:p>
              </table:table-cell>
              <table:table-cell office:value-type="float" office:value="1.41958">
                <text:p>1.41958</text:p>
              </table:table-cell>
            </table:table-row>
            <table:table-row>
              <table:table-cell office:value-type="float" office:value="137.8">
                <text:p>137.8</text:p>
              </table:table-cell>
              <table:table-cell office:value-type="float" office:value="0.0105513">
                <text:p>0.0105513</text:p>
              </table:table-cell>
              <table:table-cell office:value-type="float" office:value="119.572">
                <text:p>119.572</text:p>
              </table:table-cell>
              <table:table-cell office:value-type="float" office:value="1.41696">
                <text:p>1.41696</text:p>
              </table:table-cell>
            </table:table-row>
            <table:table-row>
              <table:table-cell office:value-type="float" office:value="137.9">
                <text:p>137.9</text:p>
              </table:table-cell>
              <table:table-cell office:value-type="float" office:value="0.0105285">
                <text:p>0.0105285</text:p>
              </table:table-cell>
              <table:table-cell office:value-type="float" office:value="119.575">
                <text:p>119.575</text:p>
              </table:table-cell>
              <table:table-cell office:value-type="float" office:value="1.41434">
                <text:p>1.4143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105056">
                <text:p>0.0105056</text:p>
              </table:table-cell>
              <table:table-cell office:value-type="float" office:value="119.578">
                <text:p>119.578</text:p>
              </table:table-cell>
              <table:table-cell office:value-type="float" office:value="1.41173">
                <text:p>1.41173</text:p>
              </table:table-cell>
            </table:table-row>
            <table:table-row>
              <table:table-cell office:value-type="float" office:value="138.1">
                <text:p>138.1</text:p>
              </table:table-cell>
              <table:table-cell office:value-type="float" office:value="0.0104829">
                <text:p>0.0104829</text:p>
              </table:table-cell>
              <table:table-cell office:value-type="float" office:value="119.58">
                <text:p>119.58</text:p>
              </table:table-cell>
              <table:table-cell office:value-type="float" office:value="1.40912">
                <text:p>1.40912</text:p>
              </table:table-cell>
            </table:table-row>
            <table:table-row>
              <table:table-cell office:value-type="float" office:value="138.2">
                <text:p>138.2</text:p>
              </table:table-cell>
              <table:table-cell office:value-type="float" office:value="0.0104601">
                <text:p>0.0104601</text:p>
              </table:table-cell>
              <table:table-cell office:value-type="float" office:value="119.583">
                <text:p>119.583</text:p>
              </table:table-cell>
              <table:table-cell office:value-type="float" office:value="1.40651">
                <text:p>1.40651</text:p>
              </table:table-cell>
            </table:table-row>
            <table:table-row>
              <table:table-cell office:value-type="float" office:value="138.3">
                <text:p>138.3</text:p>
              </table:table-cell>
              <table:table-cell office:value-type="float" office:value="0.0104375">
                <text:p>0.0104375</text:p>
              </table:table-cell>
              <table:table-cell office:value-type="float" office:value="119.586">
                <text:p>119.586</text:p>
              </table:table-cell>
              <table:table-cell office:value-type="float" office:value="1.40391">
                <text:p>1.40391</text:p>
              </table:table-cell>
            </table:table-row>
            <table:table-row>
              <table:table-cell office:value-type="float" office:value="138.4">
                <text:p>138.4</text:p>
              </table:table-cell>
              <table:table-cell office:value-type="float" office:value="0.0104149">
                <text:p>0.0104149</text:p>
              </table:table-cell>
              <table:table-cell office:value-type="float" office:value="119.588">
                <text:p>119.588</text:p>
              </table:table-cell>
              <table:table-cell office:value-type="float" office:value="1.40131">
                <text:p>1.40131</text:p>
              </table:table-cell>
            </table:table-row>
            <table:table-row>
              <table:table-cell office:value-type="float" office:value="138.5">
                <text:p>138.5</text:p>
              </table:table-cell>
              <table:table-cell office:value-type="float" office:value="0.0103924">
                <text:p>0.0103924</text:p>
              </table:table-cell>
              <table:table-cell office:value-type="float" office:value="119.591">
                <text:p>119.591</text:p>
              </table:table-cell>
              <table:table-cell office:value-type="float" office:value="1.39872">
                <text:p>1.39872</text:p>
              </table:table-cell>
            </table:table-row>
            <table:table-row>
              <table:table-cell office:value-type="float" office:value="138.6">
                <text:p>138.6</text:p>
              </table:table-cell>
              <table:table-cell office:value-type="float" office:value="0.0103699">
                <text:p>0.0103699</text:p>
              </table:table-cell>
              <table:table-cell office:value-type="float" office:value="119.593">
                <text:p>119.593</text:p>
              </table:table-cell>
              <table:table-cell office:value-type="float" office:value="1.39613">
                <text:p>1.39613</text:p>
              </table:table-cell>
            </table:table-row>
            <table:table-row>
              <table:table-cell office:value-type="float" office:value="138.7">
                <text:p>138.7</text:p>
              </table:table-cell>
              <table:table-cell office:value-type="float" office:value="0.0103475">
                <text:p>0.0103475</text:p>
              </table:table-cell>
              <table:table-cell office:value-type="float" office:value="119.596">
                <text:p>119.596</text:p>
              </table:table-cell>
              <table:table-cell office:value-type="float" office:value="1.39355">
                <text:p>1.39355</text:p>
              </table:table-cell>
            </table:table-row>
            <table:table-row>
              <table:table-cell office:value-type="float" office:value="138.8">
                <text:p>138.8</text:p>
              </table:table-cell>
              <table:table-cell office:value-type="float" office:value="0.0103251">
                <text:p>0.0103251</text:p>
              </table:table-cell>
              <table:table-cell office:value-type="float" office:value="119.599">
                <text:p>119.599</text:p>
              </table:table-cell>
              <table:table-cell office:value-type="float" office:value="1.39097">
                <text:p>1.39097</text:p>
              </table:table-cell>
            </table:table-row>
            <table:table-row>
              <table:table-cell office:value-type="float" office:value="138.9">
                <text:p>138.9</text:p>
              </table:table-cell>
              <table:table-cell office:value-type="float" office:value="0.0103028">
                <text:p>0.0103028</text:p>
              </table:table-cell>
              <table:table-cell office:value-type="float" office:value="119.601">
                <text:p>119.601</text:p>
              </table:table-cell>
              <table:table-cell office:value-type="float" office:value="1.3884">
                <text:p>1.388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102806">
                <text:p>0.0102806</text:p>
              </table:table-cell>
              <table:table-cell office:value-type="float" office:value="119.604">
                <text:p>119.604</text:p>
              </table:table-cell>
              <table:table-cell office:value-type="float" office:value="1.38583">
                <text:p>1.38583</text:p>
              </table:table-cell>
            </table:table-row>
            <table:table-row>
              <table:table-cell office:value-type="float" office:value="139.1">
                <text:p>139.1</text:p>
              </table:table-cell>
              <table:table-cell office:value-type="float" office:value="0.0102584">
                <text:p>0.0102584</text:p>
              </table:table-cell>
              <table:table-cell office:value-type="float" office:value="119.606">
                <text:p>119.606</text:p>
              </table:table-cell>
              <table:table-cell office:value-type="float" office:value="1.38327">
                <text:p>1.38327</text:p>
              </table:table-cell>
            </table:table-row>
            <table:table-row>
              <table:table-cell office:value-type="float" office:value="139.2">
                <text:p>139.2</text:p>
              </table:table-cell>
              <table:table-cell office:value-type="float" office:value="0.0102363">
                <text:p>0.0102363</text:p>
              </table:table-cell>
              <table:table-cell office:value-type="float" office:value="119.609">
                <text:p>119.609</text:p>
              </table:table-cell>
              <table:table-cell office:value-type="float" office:value="1.38071">
                <text:p>1.38071</text:p>
              </table:table-cell>
            </table:table-row>
            <table:table-row>
              <table:table-cell office:value-type="float" office:value="139.3">
                <text:p>139.3</text:p>
              </table:table-cell>
              <table:table-cell office:value-type="float" office:value="0.0102143">
                <text:p>0.0102143</text:p>
              </table:table-cell>
              <table:table-cell office:value-type="float" office:value="119.612">
                <text:p>119.612</text:p>
              </table:table-cell>
              <table:table-cell office:value-type="float" office:value="1.37815">
                <text:p>1.37815</text:p>
              </table:table-cell>
            </table:table-row>
            <table:table-row>
              <table:table-cell office:value-type="float" office:value="139.4">
                <text:p>139.4</text:p>
              </table:table-cell>
              <table:table-cell office:value-type="float" office:value="0.0101923">
                <text:p>0.0101923</text:p>
              </table:table-cell>
              <table:table-cell office:value-type="float" office:value="119.614">
                <text:p>119.614</text:p>
              </table:table-cell>
              <table:table-cell office:value-type="float" office:value="1.3756">
                <text:p>1.3756</text:p>
              </table:table-cell>
            </table:table-row>
            <table:table-row>
              <table:table-cell office:value-type="float" office:value="139.5">
                <text:p>139.5</text:p>
              </table:table-cell>
              <table:table-cell office:value-type="float" office:value="0.0101703">
                <text:p>0.0101703</text:p>
              </table:table-cell>
              <table:table-cell office:value-type="float" office:value="119.617">
                <text:p>119.617</text:p>
              </table:table-cell>
              <table:table-cell office:value-type="float" office:value="1.37306">
                <text:p>1.37306</text:p>
              </table:table-cell>
            </table:table-row>
            <table:table-row>
              <table:table-cell office:value-type="float" office:value="139.6">
                <text:p>139.6</text:p>
              </table:table-cell>
              <table:table-cell office:value-type="float" office:value="0.0101484">
                <text:p>0.0101484</text:p>
              </table:table-cell>
              <table:table-cell office:value-type="float" office:value="119.619">
                <text:p>119.619</text:p>
              </table:table-cell>
              <table:table-cell office:value-type="float" office:value="1.37051">
                <text:p>1.37051</text:p>
              </table:table-cell>
            </table:table-row>
            <table:table-row>
              <table:table-cell office:value-type="float" office:value="139.7">
                <text:p>139.7</text:p>
              </table:table-cell>
              <table:table-cell office:value-type="float" office:value="0.0101266">
                <text:p>0.0101266</text:p>
              </table:table-cell>
              <table:table-cell office:value-type="float" office:value="119.622">
                <text:p>119.622</text:p>
              </table:table-cell>
              <table:table-cell office:value-type="float" office:value="1.36798">
                <text:p>1.36798</text:p>
              </table:table-cell>
            </table:table-row>
            <table:table-row>
              <table:table-cell office:value-type="float" office:value="139.8">
                <text:p>139.8</text:p>
              </table:table-cell>
              <table:table-cell office:value-type="float" office:value="0.0101048">
                <text:p>0.0101048</text:p>
              </table:table-cell>
              <table:table-cell office:value-type="float" office:value="119.624">
                <text:p>119.624</text:p>
              </table:table-cell>
              <table:table-cell office:value-type="float" office:value="1.36545">
                <text:p>1.36545</text:p>
              </table:table-cell>
            </table:table-row>
            <table:table-row>
              <table:table-cell office:value-type="float" office:value="139.9">
                <text:p>139.9</text:p>
              </table:table-cell>
              <table:table-cell office:value-type="float" office:value="0.0100831">
                <text:p>0.0100831</text:p>
              </table:table-cell>
              <table:table-cell office:value-type="float" office:value="119.627">
                <text:p>119.627</text:p>
              </table:table-cell>
              <table:table-cell office:value-type="float" office:value="1.36292">
                <text:p>1.3629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100615">
                <text:p>0.0100615</text:p>
              </table:table-cell>
              <table:table-cell office:value-type="float" office:value="119.63">
                <text:p>119.63</text:p>
              </table:table-cell>
              <table:table-cell office:value-type="float" office:value="1.36039">
                <text:p>1.36039</text:p>
              </table:table-cell>
            </table:table-row>
            <table:table-row>
              <table:table-cell office:value-type="float" office:value="140.1">
                <text:p>140.1</text:p>
              </table:table-cell>
              <table:table-cell office:value-type="float" office:value="0.0100399">
                <text:p>0.0100399</text:p>
              </table:table-cell>
              <table:table-cell office:value-type="float" office:value="119.632">
                <text:p>119.632</text:p>
              </table:table-cell>
              <table:table-cell office:value-type="float" office:value="1.35788">
                <text:p>1.35788</text:p>
              </table:table-cell>
            </table:table-row>
            <table:table-row>
              <table:table-cell office:value-type="float" office:value="140.2">
                <text:p>140.2</text:p>
              </table:table-cell>
              <table:table-cell office:value-type="float" office:value="0.0100183">
                <text:p>0.0100183</text:p>
              </table:table-cell>
              <table:table-cell office:value-type="float" office:value="119.635">
                <text:p>119.635</text:p>
              </table:table-cell>
              <table:table-cell office:value-type="float" office:value="1.35536">
                <text:p>1.35536</text:p>
              </table:table-cell>
            </table:table-row>
            <table:table-row>
              <table:table-cell office:value-type="float" office:value="140.3">
                <text:p>140.3</text:p>
              </table:table-cell>
              <table:table-cell office:value-type="float" office:value="0.00999684">
                <text:p>0.00999684</text:p>
              </table:table-cell>
              <table:table-cell office:value-type="float" office:value="119.637">
                <text:p>119.637</text:p>
              </table:table-cell>
              <table:table-cell office:value-type="float" office:value="1.35285">
                <text:p>1.35285</text:p>
              </table:table-cell>
            </table:table-row>
            <table:table-row>
              <table:table-cell office:value-type="float" office:value="140.4">
                <text:p>140.4</text:p>
              </table:table-cell>
              <table:table-cell office:value-type="float" office:value="0.00997541">
                <text:p>0.00997541</text:p>
              </table:table-cell>
              <table:table-cell office:value-type="float" office:value="119.64">
                <text:p>119.64</text:p>
              </table:table-cell>
              <table:table-cell office:value-type="float" office:value="1.35035">
                <text:p>1.35035</text:p>
              </table:table-cell>
            </table:table-row>
            <table:table-row>
              <table:table-cell office:value-type="float" office:value="140.5">
                <text:p>140.5</text:p>
              </table:table-cell>
              <table:table-cell office:value-type="float" office:value="0.00995404">
                <text:p>0.00995404</text:p>
              </table:table-cell>
              <table:table-cell office:value-type="float" office:value="119.642">
                <text:p>119.642</text:p>
              </table:table-cell>
              <table:table-cell office:value-type="float" office:value="1.34785">
                <text:p>1.34785</text:p>
              </table:table-cell>
            </table:table-row>
            <table:table-row>
              <table:table-cell office:value-type="float" office:value="140.6">
                <text:p>140.6</text:p>
              </table:table-cell>
              <table:table-cell office:value-type="float" office:value="0.00993272">
                <text:p>0.00993272</text:p>
              </table:table-cell>
              <table:table-cell office:value-type="float" office:value="119.645">
                <text:p>119.645</text:p>
              </table:table-cell>
              <table:table-cell office:value-type="float" office:value="1.34535">
                <text:p>1.34535</text:p>
              </table:table-cell>
            </table:table-row>
            <table:table-row>
              <table:table-cell office:value-type="float" office:value="140.7">
                <text:p>140.7</text:p>
              </table:table-cell>
              <table:table-cell office:value-type="float" office:value="0.00991146">
                <text:p>0.00991146</text:p>
              </table:table-cell>
              <table:table-cell office:value-type="float" office:value="119.647">
                <text:p>119.647</text:p>
              </table:table-cell>
              <table:table-cell office:value-type="float" office:value="1.34286">
                <text:p>1.34286</text:p>
              </table:table-cell>
            </table:table-row>
            <table:table-row>
              <table:table-cell office:value-type="float" office:value="140.8">
                <text:p>140.8</text:p>
              </table:table-cell>
              <table:table-cell office:value-type="float" office:value="0.00989025">
                <text:p>0.00989025</text:p>
              </table:table-cell>
              <table:table-cell office:value-type="float" office:value="119.65">
                <text:p>119.65</text:p>
              </table:table-cell>
              <table:table-cell office:value-type="float" office:value="1.34037">
                <text:p>1.34037</text:p>
              </table:table-cell>
            </table:table-row>
            <table:table-row>
              <table:table-cell office:value-type="float" office:value="140.9">
                <text:p>140.9</text:p>
              </table:table-cell>
              <table:table-cell office:value-type="float" office:value="0.0098691">
                <text:p>0.0098691</text:p>
              </table:table-cell>
              <table:table-cell office:value-type="float" office:value="119.652">
                <text:p>119.652</text:p>
              </table:table-cell>
              <table:table-cell office:value-type="float" office:value="1.33789">
                <text:p>1.3378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9848">
                <text:p>0.009848</text:p>
              </table:table-cell>
              <table:table-cell office:value-type="float" office:value="119.655">
                <text:p>119.655</text:p>
              </table:table-cell>
              <table:table-cell office:value-type="float" office:value="1.33541">
                <text:p>1.33541</text:p>
              </table:table-cell>
            </table:table-row>
            <table:table-row>
              <table:table-cell office:value-type="float" office:value="141.1">
                <text:p>141.1</text:p>
              </table:table-cell>
              <table:table-cell office:value-type="float" office:value="0.00982696">
                <text:p>0.00982696</text:p>
              </table:table-cell>
              <table:table-cell office:value-type="float" office:value="119.657">
                <text:p>119.657</text:p>
              </table:table-cell>
              <table:table-cell office:value-type="float" office:value="1.33294">
                <text:p>1.33294</text:p>
              </table:table-cell>
            </table:table-row>
            <table:table-row>
              <table:table-cell office:value-type="float" office:value="141.2">
                <text:p>141.2</text:p>
              </table:table-cell>
              <table:table-cell office:value-type="float" office:value="0.00980597">
                <text:p>0.00980597</text:p>
              </table:table-cell>
              <table:table-cell office:value-type="float" office:value="119.66">
                <text:p>119.66</text:p>
              </table:table-cell>
              <table:table-cell office:value-type="float" office:value="1.33047">
                <text:p>1.33047</text:p>
              </table:table-cell>
            </table:table-row>
            <table:table-row>
              <table:table-cell office:value-type="float" office:value="141.3">
                <text:p>141.3</text:p>
              </table:table-cell>
              <table:table-cell office:value-type="float" office:value="0.00978504">
                <text:p>0.00978504</text:p>
              </table:table-cell>
              <table:table-cell office:value-type="float" office:value="119.662">
                <text:p>119.662</text:p>
              </table:table-cell>
              <table:table-cell office:value-type="float" office:value="1.328">
                <text:p>1.328</text:p>
              </table:table-cell>
            </table:table-row>
            <table:table-row>
              <table:table-cell office:value-type="float" office:value="141.4">
                <text:p>141.4</text:p>
              </table:table-cell>
              <table:table-cell office:value-type="float" office:value="0.00976416">
                <text:p>0.00976416</text:p>
              </table:table-cell>
              <table:table-cell office:value-type="float" office:value="119.665">
                <text:p>119.665</text:p>
              </table:table-cell>
              <table:table-cell office:value-type="float" office:value="1.32554">
                <text:p>1.32554</text:p>
              </table:table-cell>
            </table:table-row>
            <table:table-row>
              <table:table-cell office:value-type="float" office:value="141.5">
                <text:p>141.5</text:p>
              </table:table-cell>
              <table:table-cell office:value-type="float" office:value="0.00974333">
                <text:p>0.00974333</text:p>
              </table:table-cell>
              <table:table-cell office:value-type="float" office:value="119.667">
                <text:p>119.667</text:p>
              </table:table-cell>
              <table:table-cell office:value-type="float" office:value="1.32309">
                <text:p>1.32309</text:p>
              </table:table-cell>
            </table:table-row>
            <table:table-row>
              <table:table-cell office:value-type="float" office:value="141.6">
                <text:p>141.6</text:p>
              </table:table-cell>
              <table:table-cell office:value-type="float" office:value="0.00972256">
                <text:p>0.00972256</text:p>
              </table:table-cell>
              <table:table-cell office:value-type="float" office:value="119.67">
                <text:p>119.67</text:p>
              </table:table-cell>
              <table:table-cell office:value-type="float" office:value="1.32064">
                <text:p>1.32064</text:p>
              </table:table-cell>
            </table:table-row>
            <table:table-row>
              <table:table-cell office:value-type="float" office:value="141.7">
                <text:p>141.7</text:p>
              </table:table-cell>
              <table:table-cell office:value-type="float" office:value="0.00970185">
                <text:p>0.00970185</text:p>
              </table:table-cell>
              <table:table-cell office:value-type="float" office:value="119.672">
                <text:p>119.672</text:p>
              </table:table-cell>
              <table:table-cell office:value-type="float" office:value="1.31819">
                <text:p>1.31819</text:p>
              </table:table-cell>
            </table:table-row>
            <table:table-row>
              <table:table-cell office:value-type="float" office:value="141.8">
                <text:p>141.8</text:p>
              </table:table-cell>
              <table:table-cell office:value-type="float" office:value="0.00968119">
                <text:p>0.00968119</text:p>
              </table:table-cell>
              <table:table-cell office:value-type="float" office:value="119.675">
                <text:p>119.675</text:p>
              </table:table-cell>
              <table:table-cell office:value-type="float" office:value="1.31575">
                <text:p>1.31575</text:p>
              </table:table-cell>
            </table:table-row>
            <table:table-row>
              <table:table-cell office:value-type="float" office:value="141.9">
                <text:p>141.9</text:p>
              </table:table-cell>
              <table:table-cell office:value-type="float" office:value="0.00966058">
                <text:p>0.00966058</text:p>
              </table:table-cell>
              <table:table-cell office:value-type="float" office:value="119.677">
                <text:p>119.677</text:p>
              </table:table-cell>
              <table:table-cell office:value-type="float" office:value="1.31331">
                <text:p>1.3133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964002">
                <text:p>0.00964002</text:p>
              </table:table-cell>
              <table:table-cell office:value-type="float" office:value="119.679">
                <text:p>119.679</text:p>
              </table:table-cell>
              <table:table-cell office:value-type="float" office:value="1.31087">
                <text:p>1.31087</text:p>
              </table:table-cell>
            </table:table-row>
            <table:table-row>
              <table:table-cell office:value-type="float" office:value="142.1">
                <text:p>142.1</text:p>
              </table:table-cell>
              <table:table-cell office:value-type="float" office:value="0.00961952">
                <text:p>0.00961952</text:p>
              </table:table-cell>
              <table:table-cell office:value-type="float" office:value="119.682">
                <text:p>119.682</text:p>
              </table:table-cell>
              <table:table-cell office:value-type="float" office:value="1.30844">
                <text:p>1.30844</text:p>
              </table:table-cell>
            </table:table-row>
            <table:table-row>
              <table:table-cell office:value-type="float" office:value="142.2">
                <text:p>142.2</text:p>
              </table:table-cell>
              <table:table-cell office:value-type="float" office:value="0.00959907">
                <text:p>0.00959907</text:p>
              </table:table-cell>
              <table:table-cell office:value-type="float" office:value="119.684">
                <text:p>119.684</text:p>
              </table:table-cell>
              <table:table-cell office:value-type="float" office:value="1.30602">
                <text:p>1.30602</text:p>
              </table:table-cell>
            </table:table-row>
            <table:table-row>
              <table:table-cell office:value-type="float" office:value="142.3">
                <text:p>142.3</text:p>
              </table:table-cell>
              <table:table-cell office:value-type="float" office:value="0.00957867">
                <text:p>0.00957867</text:p>
              </table:table-cell>
              <table:table-cell office:value-type="float" office:value="119.687">
                <text:p>119.687</text:p>
              </table:table-cell>
              <table:table-cell office:value-type="float" office:value="1.3036">
                <text:p>1.3036</text:p>
              </table:table-cell>
            </table:table-row>
            <table:table-row>
              <table:table-cell office:value-type="float" office:value="142.4">
                <text:p>142.4</text:p>
              </table:table-cell>
              <table:table-cell office:value-type="float" office:value="0.00955833">
                <text:p>0.00955833</text:p>
              </table:table-cell>
              <table:table-cell office:value-type="float" office:value="119.689">
                <text:p>119.689</text:p>
              </table:table-cell>
              <table:table-cell office:value-type="float" office:value="1.30118">
                <text:p>1.30118</text:p>
              </table:table-cell>
            </table:table-row>
            <table:table-row>
              <table:table-cell office:value-type="float" office:value="142.5">
                <text:p>142.5</text:p>
              </table:table-cell>
              <table:table-cell office:value-type="float" office:value="0.00953804">
                <text:p>0.00953804</text:p>
              </table:table-cell>
              <table:table-cell office:value-type="float" office:value="119.692">
                <text:p>119.692</text:p>
              </table:table-cell>
              <table:table-cell office:value-type="float" office:value="1.29877">
                <text:p>1.29877</text:p>
              </table:table-cell>
            </table:table-row>
            <table:table-row>
              <table:table-cell office:value-type="float" office:value="142.6">
                <text:p>142.6</text:p>
              </table:table-cell>
              <table:table-cell office:value-type="float" office:value="0.0095178">
                <text:p>0.0095178</text:p>
              </table:table-cell>
              <table:table-cell office:value-type="float" office:value="119.694">
                <text:p>119.694</text:p>
              </table:table-cell>
              <table:table-cell office:value-type="float" office:value="1.29636">
                <text:p>1.29636</text:p>
              </table:table-cell>
            </table:table-row>
            <table:table-row>
              <table:table-cell office:value-type="float" office:value="142.7">
                <text:p>142.7</text:p>
              </table:table-cell>
              <table:table-cell office:value-type="float" office:value="0.00949761">
                <text:p>0.00949761</text:p>
              </table:table-cell>
              <table:table-cell office:value-type="float" office:value="119.697">
                <text:p>119.697</text:p>
              </table:table-cell>
              <table:table-cell office:value-type="float" office:value="1.29396">
                <text:p>1.29396</text:p>
              </table:table-cell>
            </table:table-row>
            <table:table-row>
              <table:table-cell office:value-type="float" office:value="142.8">
                <text:p>142.8</text:p>
              </table:table-cell>
              <table:table-cell office:value-type="float" office:value="0.00947748">
                <text:p>0.00947748</text:p>
              </table:table-cell>
              <table:table-cell office:value-type="float" office:value="119.699">
                <text:p>119.699</text:p>
              </table:table-cell>
              <table:table-cell office:value-type="float" office:value="1.29156">
                <text:p>1.29156</text:p>
              </table:table-cell>
            </table:table-row>
            <table:table-row>
              <table:table-cell office:value-type="float" office:value="142.9">
                <text:p>142.9</text:p>
              </table:table-cell>
              <table:table-cell office:value-type="float" office:value="0.00945739">
                <text:p>0.00945739</text:p>
              </table:table-cell>
              <table:table-cell office:value-type="float" office:value="119.701">
                <text:p>119.701</text:p>
              </table:table-cell>
              <table:table-cell office:value-type="float" office:value="1.28916">
                <text:p>1.2891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943736">
                <text:p>0.00943736</text:p>
              </table:table-cell>
              <table:table-cell office:value-type="float" office:value="119.704">
                <text:p>119.704</text:p>
              </table:table-cell>
              <table:table-cell office:value-type="float" office:value="1.28677">
                <text:p>1.28677</text:p>
              </table:table-cell>
            </table:table-row>
            <table:table-row>
              <table:table-cell office:value-type="float" office:value="143.1">
                <text:p>143.1</text:p>
              </table:table-cell>
              <table:table-cell office:value-type="float" office:value="0.00941738">
                <text:p>0.00941738</text:p>
              </table:table-cell>
              <table:table-cell office:value-type="float" office:value="119.706">
                <text:p>119.706</text:p>
              </table:table-cell>
              <table:table-cell office:value-type="float" office:value="1.28439">
                <text:p>1.28439</text:p>
              </table:table-cell>
            </table:table-row>
            <table:table-row>
              <table:table-cell office:value-type="float" office:value="143.2">
                <text:p>143.2</text:p>
              </table:table-cell>
              <table:table-cell office:value-type="float" office:value="0.00939745">
                <text:p>0.00939745</text:p>
              </table:table-cell>
              <table:table-cell office:value-type="float" office:value="119.709">
                <text:p>119.709</text:p>
              </table:table-cell>
              <table:table-cell office:value-type="float" office:value="1.282">
                <text:p>1.282</text:p>
              </table:table-cell>
            </table:table-row>
            <table:table-row>
              <table:table-cell office:value-type="float" office:value="143.3">
                <text:p>143.3</text:p>
              </table:table-cell>
              <table:table-cell office:value-type="float" office:value="0.00937758">
                <text:p>0.00937758</text:p>
              </table:table-cell>
              <table:table-cell office:value-type="float" office:value="119.711">
                <text:p>119.711</text:p>
              </table:table-cell>
              <table:table-cell office:value-type="float" office:value="1.27963">
                <text:p>1.27963</text:p>
              </table:table-cell>
            </table:table-row>
            <table:table-row>
              <table:table-cell office:value-type="float" office:value="143.4">
                <text:p>143.4</text:p>
              </table:table-cell>
              <table:table-cell office:value-type="float" office:value="0.00935775">
                <text:p>0.00935775</text:p>
              </table:table-cell>
              <table:table-cell office:value-type="float" office:value="119.713">
                <text:p>119.713</text:p>
              </table:table-cell>
              <table:table-cell office:value-type="float" office:value="1.27725">
                <text:p>1.27725</text:p>
              </table:table-cell>
            </table:table-row>
            <table:table-row>
              <table:table-cell office:value-type="float" office:value="143.5">
                <text:p>143.5</text:p>
              </table:table-cell>
              <table:table-cell office:value-type="float" office:value="0.00933798">
                <text:p>0.00933798</text:p>
              </table:table-cell>
              <table:table-cell office:value-type="float" office:value="119.716">
                <text:p>119.716</text:p>
              </table:table-cell>
              <table:table-cell office:value-type="float" office:value="1.27488">
                <text:p>1.27488</text:p>
              </table:table-cell>
            </table:table-row>
            <table:table-row>
              <table:table-cell office:value-type="float" office:value="143.6">
                <text:p>143.6</text:p>
              </table:table-cell>
              <table:table-cell office:value-type="float" office:value="0.00931825">
                <text:p>0.00931825</text:p>
              </table:table-cell>
              <table:table-cell office:value-type="float" office:value="119.718">
                <text:p>119.718</text:p>
              </table:table-cell>
              <table:table-cell office:value-type="float" office:value="1.27252">
                <text:p>1.27252</text:p>
              </table:table-cell>
            </table:table-row>
            <table:table-row>
              <table:table-cell office:value-type="float" office:value="143.7">
                <text:p>143.7</text:p>
              </table:table-cell>
              <table:table-cell office:value-type="float" office:value="0.00929858">
                <text:p>0.00929858</text:p>
              </table:table-cell>
              <table:table-cell office:value-type="float" office:value="119.721">
                <text:p>119.721</text:p>
              </table:table-cell>
              <table:table-cell office:value-type="float" office:value="1.27016">
                <text:p>1.27016</text:p>
              </table:table-cell>
            </table:table-row>
            <table:table-row>
              <table:table-cell office:value-type="float" office:value="143.8">
                <text:p>143.8</text:p>
              </table:table-cell>
              <table:table-cell office:value-type="float" office:value="0.00927895">
                <text:p>0.00927895</text:p>
              </table:table-cell>
              <table:table-cell office:value-type="float" office:value="119.723">
                <text:p>119.723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float" office:value="143.9">
                <text:p>143.9</text:p>
              </table:table-cell>
              <table:table-cell office:value-type="float" office:value="0.00925938">
                <text:p>0.00925938</text:p>
              </table:table-cell>
              <table:table-cell office:value-type="float" office:value="119.725">
                <text:p>119.725</text:p>
              </table:table-cell>
              <table:table-cell office:value-type="float" office:value="1.26545">
                <text:p>1.2654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923986">
                <text:p>0.00923986</text:p>
              </table:table-cell>
              <table:table-cell office:value-type="float" office:value="119.728">
                <text:p>119.728</text:p>
              </table:table-cell>
              <table:table-cell office:value-type="float" office:value="1.2631">
                <text:p>1.2631</text:p>
              </table:table-cell>
            </table:table-row>
            <table:table-row>
              <table:table-cell office:value-type="float" office:value="144.1">
                <text:p>144.1</text:p>
              </table:table-cell>
              <table:table-cell office:value-type="float" office:value="0.00922038">
                <text:p>0.00922038</text:p>
              </table:table-cell>
              <table:table-cell office:value-type="float" office:value="119.73">
                <text:p>119.73</text:p>
              </table:table-cell>
              <table:table-cell office:value-type="float" office:value="1.26076">
                <text:p>1.26076</text:p>
              </table:table-cell>
            </table:table-row>
            <table:table-row>
              <table:table-cell office:value-type="float" office:value="144.2">
                <text:p>144.2</text:p>
              </table:table-cell>
              <table:table-cell office:value-type="float" office:value="0.00920096">
                <text:p>0.00920096</text:p>
              </table:table-cell>
              <table:table-cell office:value-type="float" office:value="119.732">
                <text:p>119.732</text:p>
              </table:table-cell>
              <table:table-cell office:value-type="float" office:value="1.25842">
                <text:p>1.25842</text:p>
              </table:table-cell>
            </table:table-row>
            <table:table-row>
              <table:table-cell office:value-type="float" office:value="144.3">
                <text:p>144.3</text:p>
              </table:table-cell>
              <table:table-cell office:value-type="float" office:value="0.00918158">
                <text:p>0.00918158</text:p>
              </table:table-cell>
              <table:table-cell office:value-type="float" office:value="119.735">
                <text:p>119.735</text:p>
              </table:table-cell>
              <table:table-cell office:value-type="float" office:value="1.25608">
                <text:p>1.25608</text:p>
              </table:table-cell>
            </table:table-row>
            <table:table-row>
              <table:table-cell office:value-type="float" office:value="144.4">
                <text:p>144.4</text:p>
              </table:table-cell>
              <table:table-cell office:value-type="float" office:value="0.00916226">
                <text:p>0.00916226</text:p>
              </table:table-cell>
              <table:table-cell office:value-type="float" office:value="119.737">
                <text:p>119.737</text:p>
              </table:table-cell>
              <table:table-cell office:value-type="float" office:value="1.25375">
                <text:p>1.25375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0.00914298">
                <text:p>0.00914298</text:p>
              </table:table-cell>
              <table:table-cell office:value-type="float" office:value="119.739">
                <text:p>119.739</text:p>
              </table:table-cell>
              <table:table-cell office:value-type="float" office:value="1.25143">
                <text:p>1.25143</text:p>
              </table:table-cell>
            </table:table-row>
            <table:table-row>
              <table:table-cell office:value-type="float" office:value="144.6">
                <text:p>144.6</text:p>
              </table:table-cell>
              <table:table-cell office:value-type="float" office:value="0.00912376">
                <text:p>0.00912376</text:p>
              </table:table-cell>
              <table:table-cell office:value-type="float" office:value="119.742">
                <text:p>119.742</text:p>
              </table:table-cell>
              <table:table-cell office:value-type="float" office:value="1.2491">
                <text:p>1.2491</text:p>
              </table:table-cell>
            </table:table-row>
            <table:table-row>
              <table:table-cell office:value-type="float" office:value="144.7">
                <text:p>144.7</text:p>
              </table:table-cell>
              <table:table-cell office:value-type="float" office:value="0.00910458">
                <text:p>0.00910458</text:p>
              </table:table-cell>
              <table:table-cell office:value-type="float" office:value="119.744">
                <text:p>119.744</text:p>
              </table:table-cell>
              <table:table-cell office:value-type="float" office:value="1.24679">
                <text:p>1.24679</text:p>
              </table:table-cell>
            </table:table-row>
            <table:table-row>
              <table:table-cell office:value-type="float" office:value="144.8">
                <text:p>144.8</text:p>
              </table:table-cell>
              <table:table-cell office:value-type="float" office:value="0.00908545">
                <text:p>0.00908545</text:p>
              </table:table-cell>
              <table:table-cell office:value-type="float" office:value="119.746">
                <text:p>119.746</text:p>
              </table:table-cell>
              <table:table-cell office:value-type="float" office:value="1.24447">
                <text:p>1.24447</text:p>
              </table:table-cell>
            </table:table-row>
            <table:table-row>
              <table:table-cell office:value-type="float" office:value="144.9">
                <text:p>144.9</text:p>
              </table:table-cell>
              <table:table-cell office:value-type="float" office:value="0.00906637">
                <text:p>0.00906637</text:p>
              </table:table-cell>
              <table:table-cell office:value-type="float" office:value="119.749">
                <text:p>119.749</text:p>
              </table:table-cell>
              <table:table-cell office:value-type="float" office:value="1.24216">
                <text:p>1.2421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904734">
                <text:p>0.00904734</text:p>
              </table:table-cell>
              <table:table-cell office:value-type="float" office:value="119.751">
                <text:p>119.751</text:p>
              </table:table-cell>
              <table:table-cell office:value-type="float" office:value="1.23986">
                <text:p>1.23986</text:p>
              </table:table-cell>
            </table:table-row>
            <table:table-row>
              <table:table-cell office:value-type="float" office:value="145.1">
                <text:p>145.1</text:p>
              </table:table-cell>
              <table:table-cell office:value-type="float" office:value="0.00902836">
                <text:p>0.00902836</text:p>
              </table:table-cell>
              <table:table-cell office:value-type="float" office:value="119.753">
                <text:p>119.753</text:p>
              </table:table-cell>
              <table:table-cell office:value-type="float" office:value="1.23756">
                <text:p>1.23756</text:p>
              </table:table-cell>
            </table:table-row>
            <table:table-row>
              <table:table-cell office:value-type="float" office:value="145.2">
                <text:p>145.2</text:p>
              </table:table-cell>
              <table:table-cell office:value-type="float" office:value="0.00900942">
                <text:p>0.00900942</text:p>
              </table:table-cell>
              <table:table-cell office:value-type="float" office:value="119.756">
                <text:p>119.756</text:p>
              </table:table-cell>
              <table:table-cell office:value-type="float" office:value="1.23526">
                <text:p>1.23526</text:p>
              </table:table-cell>
            </table:table-row>
            <table:table-row>
              <table:table-cell office:value-type="float" office:value="145.3">
                <text:p>145.3</text:p>
              </table:table-cell>
              <table:table-cell office:value-type="float" office:value="0.00899054">
                <text:p>0.00899054</text:p>
              </table:table-cell>
              <table:table-cell office:value-type="float" office:value="119.758">
                <text:p>119.758</text:p>
              </table:table-cell>
              <table:table-cell office:value-type="float" office:value="1.23296">
                <text:p>1.23296</text:p>
              </table:table-cell>
            </table:table-row>
            <table:table-row>
              <table:table-cell office:value-type="float" office:value="145.4">
                <text:p>145.4</text:p>
              </table:table-cell>
              <table:table-cell office:value-type="float" office:value="0.0089717">
                <text:p>0.0089717</text:p>
              </table:table-cell>
              <table:table-cell office:value-type="float" office:value="119.76">
                <text:p>119.76</text:p>
              </table:table-cell>
              <table:table-cell office:value-type="float" office:value="1.23068">
                <text:p>1.23068</text:p>
              </table:table-cell>
            </table:table-row>
            <table:table-row>
              <table:table-cell office:value-type="float" office:value="145.5">
                <text:p>145.5</text:p>
              </table:table-cell>
              <table:table-cell office:value-type="float" office:value="0.0089529">
                <text:p>0.0089529</text:p>
              </table:table-cell>
              <table:table-cell office:value-type="float" office:value="119.763">
                <text:p>119.763</text:p>
              </table:table-cell>
              <table:table-cell office:value-type="float" office:value="1.22839">
                <text:p>1.22839</text:p>
              </table:table-cell>
            </table:table-row>
            <table:table-row>
              <table:table-cell office:value-type="float" office:value="145.6">
                <text:p>145.6</text:p>
              </table:table-cell>
              <table:table-cell office:value-type="float" office:value="0.00893416">
                <text:p>0.00893416</text:p>
              </table:table-cell>
              <table:table-cell office:value-type="float" office:value="119.765">
                <text:p>119.765</text:p>
              </table:table-cell>
              <table:table-cell office:value-type="float" office:value="1.22611">
                <text:p>1.22611</text:p>
              </table:table-cell>
            </table:table-row>
            <table:table-row>
              <table:table-cell office:value-type="float" office:value="145.7">
                <text:p>145.7</text:p>
              </table:table-cell>
              <table:table-cell office:value-type="float" office:value="0.00891547">
                <text:p>0.00891547</text:p>
              </table:table-cell>
              <table:table-cell office:value-type="float" office:value="119.767">
                <text:p>119.767</text:p>
              </table:table-cell>
              <table:table-cell office:value-type="float" office:value="1.22383">
                <text:p>1.22383</text:p>
              </table:table-cell>
            </table:table-row>
            <table:table-row>
              <table:table-cell office:value-type="float" office:value="145.8">
                <text:p>145.8</text:p>
              </table:table-cell>
              <table:table-cell office:value-type="float" office:value="0.00889682">
                <text:p>0.00889682</text:p>
              </table:table-cell>
              <table:table-cell office:value-type="float" office:value="119.77">
                <text:p>119.77</text:p>
              </table:table-cell>
              <table:table-cell office:value-type="float" office:value="1.22156">
                <text:p>1.22156</text:p>
              </table:table-cell>
            </table:table-row>
            <table:table-row>
              <table:table-cell office:value-type="float" office:value="145.9">
                <text:p>145.9</text:p>
              </table:table-cell>
              <table:table-cell office:value-type="float" office:value="0.00887821">
                <text:p>0.00887821</text:p>
              </table:table-cell>
              <table:table-cell office:value-type="float" office:value="119.772">
                <text:p>119.772</text:p>
              </table:table-cell>
              <table:table-cell office:value-type="float" office:value="1.21929">
                <text:p>1.2192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885966">
                <text:p>0.00885966</text:p>
              </table:table-cell>
              <table:table-cell office:value-type="float" office:value="119.774">
                <text:p>119.774</text:p>
              </table:table-cell>
              <table:table-cell office:value-type="float" office:value="1.21703">
                <text:p>1.217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